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1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1.746cm"/>
    </style:style>
    <style:style style:name="co4" style:family="table-column">
      <style:table-column-properties fo:break-before="auto" style:column-width="1.15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.239086" calcext:value-type="float">
            <text:p>0.239086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3143" calcext:value-type="float">
            <text:p>0.273143</text:p>
          </table:table-cell>
          <table:table-cell office:value-type="float" office:value="0.327314" calcext:value-type="float">
            <text:p>0.327314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float" office:value="0.365943" calcext:value-type="float">
            <text:p>0.36594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29943" calcext:value-type="float">
            <text:p>0.429943</text:p>
          </table:table-cell>
          <table:table-cell office:value-type="float" office:value="0.632" calcext:value-type="float">
            <text:p>0.632</text:p>
          </table:table-cell>
          <table:table-cell office:value-type="float" office:value="0.336343" calcext:value-type="float">
            <text:p>0.3363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8" calcext:value-type="float">
            <text:p>0.168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277714" calcext:value-type="float">
            <text:p>0.277714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float" office:value="0.328914" calcext:value-type="float">
            <text:p>0.328914</text:p>
          </table:table-cell>
          <table:table-cell office:value-type="float" office:value="0.381486" calcext:value-type="float">
            <text:p>0.381486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44571" calcext:value-type="float">
            <text:p>0.444571</text:p>
          </table:table-cell>
          <table:table-cell office:value-type="float" office:value="0.632" calcext:value-type="float">
            <text:p>0.632</text:p>
          </table:table-cell>
          <table:table-cell office:value-type="float" office:value="0.354949" calcext:value-type="float">
            <text:p>0.35494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.08</text:p>
          </table:table-cell>
          <table:table-cell office:value-type="float" office:value="0.254171" calcext:value-type="float">
            <text:p>0.254171</text:p>
          </table:table-cell>
          <table:table-cell office:value-type="float" office:value="0.282514" calcext:value-type="float">
            <text:p>0.282514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float" office:value="0.362286" calcext:value-type="float">
            <text:p>0.362286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72229" calcext:value-type="float">
            <text:p>0.472229</text:p>
          </table:table-cell>
          <table:table-cell office:value-type="float" office:value="0.632" calcext:value-type="float">
            <text:p>0.632</text:p>
          </table:table-cell>
          <table:table-cell office:value-type="float" office:value="0.36272" calcext:value-type="float">
            <text:p>0.3627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2" calcext:value-type="float">
            <text:p>0.152</text:p>
          </table:table-cell>
          <table:table-cell office:value-type="float" office:value="0.264914" calcext:value-type="float">
            <text:p>0.264914</text:p>
          </table:table-cell>
          <table:table-cell office:value-type="float" office:value="0.279771" calcext:value-type="float">
            <text:p>0.279771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2114" calcext:value-type="float">
            <text:p>0.332114</text:p>
          </table:table-cell>
          <table:table-cell office:value-type="float" office:value="0.384" calcext:value-type="float">
            <text:p>0.384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511771" calcext:value-type="float">
            <text:p>0.511771</text:p>
          </table:table-cell>
          <table:table-cell office:value-type="float" office:value="0.632" calcext:value-type="float">
            <text:p>0.632</text:p>
          </table:table-cell>
          <table:table-cell office:value-type="float" office:value="0.370057" calcext:value-type="float">
            <text:p>0.37005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office:value-type="float" office:value="0.265829" calcext:value-type="float">
            <text:p>0.265829</text:p>
          </table:table-cell>
          <table:table-cell office:value-type="float" office:value="0.310857" calcext:value-type="float">
            <text:p>0.310857</text:p>
          </table:table-cell>
          <table:table-cell office:value-type="float" office:value="0.3296" calcext:value-type="float">
            <text:p>0.3296</text:p>
          </table:table-cell>
          <table:table-cell office:value-type="float" office:value="0.383543" calcext:value-type="float">
            <text:p>0.383543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07086" calcext:value-type="float">
            <text:p>0.407086</text:p>
          </table:table-cell>
          <table:table-cell office:value-type="float" office:value="0.557714" calcext:value-type="float">
            <text:p>0.557714</text:p>
          </table:table-cell>
          <table:table-cell office:value-type="float" office:value="0.632" calcext:value-type="float">
            <text:p>0.632</text:p>
          </table:table-cell>
          <table:table-cell office:value-type="float" office:value="0.385463" calcext:value-type="float">
            <text:p>0.38546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92" calcext:value-type="float">
            <text:p>0.192</text:p>
          </table:table-cell>
          <table:table-cell office:value-type="float" office:value="0.267886" calcext:value-type="float">
            <text:p>0.267886</text:p>
          </table:table-cell>
          <table:table-cell office:value-type="float" office:value="0.312457" calcext:value-type="float">
            <text:p>0.312457</text:p>
          </table:table-cell>
          <table:table-cell office:value-type="float" office:value="0.344229" calcext:value-type="float">
            <text:p>0.344229</text:p>
          </table:table-cell>
          <table:table-cell table:number-columns-repeated="5" office:value-type="float" office:value="0.4" calcext:value-type="float">
            <text:p>0.4</text:p>
          </table:table-cell>
          <table:table-cell office:value-type="float" office:value="0.424914" calcext:value-type="float">
            <text:p>0.424914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64" calcext:value-type="float">
            <text:p>0.64</text:p>
          </table:table-cell>
          <table:table-cell office:value-type="float" office:value="0.393029" calcext:value-type="float">
            <text:p>0.39302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2" calcext:value-type="float">
            <text:p>0.12</text:p>
          </table:table-cell>
          <table:table-cell office:value-type="float" office:value="0.264914" calcext:value-type="float">
            <text:p>0.264914</text:p>
          </table:table-cell>
          <table:table-cell office:value-type="float" office:value="0.3232" calcext:value-type="float">
            <text:p>0.3232</text:p>
          </table:table-cell>
          <table:table-cell office:value-type="float" office:value="0.355886" calcext:value-type="float">
            <text:p>0.355886</text:p>
          </table:table-cell>
          <table:table-cell table:number-columns-repeated="5" office:value-type="float" office:value="0.4" calcext:value-type="float">
            <text:p>0.4</text:p>
          </table:table-cell>
          <table:table-cell office:value-type="float" office:value="0.4544" calcext:value-type="float">
            <text:p>0.4544</text:p>
          </table:table-cell>
          <table:table-cell office:value-type="float" office:value="0.598629" calcext:value-type="float">
            <text:p>0.598629</text:p>
          </table:table-cell>
          <table:table-cell office:value-type="float" office:value="0.64" calcext:value-type="float">
            <text:p>0.64</text:p>
          </table:table-cell>
          <table:table-cell office:value-type="float" office:value="0.399703" calcext:value-type="float">
            <text:p>0.39970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6571" calcext:value-type="float">
            <text:p>0.276571</text:p>
          </table:table-cell>
          <table:table-cell office:value-type="float" office:value="0.328" calcext:value-type="float">
            <text:p>0.328</text:p>
          </table:table-cell>
          <table:table-cell office:value-type="float" office:value="0.368229" calcext:value-type="float">
            <text:p>0.368229</text:p>
          </table:table-cell>
          <table:table-cell table:number-columns-repeated="5" office:value-type="float" office:value="0.4" calcext:value-type="float">
            <text:p>0.4</text:p>
          </table:table-cell>
          <table:table-cell office:value-type="float" office:value="0.466743" calcext:value-type="float">
            <text:p>0.466743</text:p>
          </table:table-cell>
          <table:table-cell office:value-type="float" office:value="0.592229" calcext:value-type="float">
            <text:p>0.592229</text:p>
          </table:table-cell>
          <table:table-cell office:value-type="float" office:value="0.64" calcext:value-type="float">
            <text:p>0.64</text:p>
          </table:table-cell>
          <table:table-cell office:value-type="float" office:value="0.403177" calcext:value-type="float">
            <text:p>0.40317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8" calcext:value-type="float">
            <text:p>0.088</text:p>
          </table:table-cell>
          <table:table-cell office:value-type="float" office:value="0.268343" calcext:value-type="float">
            <text:p>0.268343</text:p>
          </table:table-cell>
          <table:table-cell office:value-type="float" office:value="0.328" calcext:value-type="float">
            <text:p>0.328</text:p>
          </table:table-cell>
          <table:table-cell office:value-type="float" office:value="0.394057" calcext:value-type="float">
            <text:p>0.394057</text:p>
          </table:table-cell>
          <table:table-cell table:number-columns-repeated="5" office:value-type="float" office:value="0.4" calcext:value-type="float">
            <text:p>0.4</text:p>
          </table:table-cell>
          <table:table-cell office:value-type="float" office:value="0.471314" calcext:value-type="float">
            <text:p>0.471314</text:p>
          </table:table-cell>
          <table:table-cell office:value-type="float" office:value="0.600686" calcext:value-type="float">
            <text:p>0.600686</text:p>
          </table:table-cell>
          <table:table-cell office:value-type="float" office:value="0.64" calcext:value-type="float">
            <text:p>0.64</text:p>
          </table:table-cell>
          <table:table-cell office:value-type="float" office:value="0.40624" calcext:value-type="float">
            <text:p>0.4062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92" calcext:value-type="float">
            <text:p>0.192</text:p>
          </table:table-cell>
          <table:table-cell office:value-type="float" office:value="0.270629" calcext:value-type="float">
            <text:p>0.270629</text:p>
          </table:table-cell>
          <table:table-cell office:value-type="float" office:value="0.330514" calcext:value-type="float">
            <text:p>0.330514</text:p>
          </table:table-cell>
          <table:table-cell office:value-type="float" office:value="0.3952" calcext:value-type="float">
            <text:p>0.3952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02286" calcext:value-type="float">
            <text:p>0.402286</text:p>
          </table:table-cell>
          <table:table-cell office:value-type="float" office:value="0.488229" calcext:value-type="float">
            <text:p>0.488229</text:p>
          </table:table-cell>
          <table:table-cell office:value-type="float" office:value="0.618514" calcext:value-type="float">
            <text:p>0.618514</text:p>
          </table:table-cell>
          <table:table-cell office:value-type="float" office:value="0.688" calcext:value-type="float">
            <text:p>0.688</text:p>
          </table:table-cell>
          <table:table-cell office:value-type="float" office:value="0.410537" calcext:value-type="float">
            <text:p>0.41053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4" calcext:value-type="float">
            <text:p>0.064</text:p>
          </table:table-cell>
          <table:table-cell office:value-type="float" office:value="0.259657" calcext:value-type="float">
            <text:p>0.259657</text:p>
          </table:table-cell>
          <table:table-cell office:value-type="float" office:value="0.319771" calcext:value-type="float">
            <text:p>0.319771</text:p>
          </table:table-cell>
          <table:table-cell office:value-type="float" office:value="0.377143" calcext:value-type="float">
            <text:p>0.377143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064" calcext:value-type="float">
            <text:p>0.4064</text:p>
          </table:table-cell>
          <table:table-cell office:value-type="float" office:value="0.494857" calcext:value-type="float">
            <text:p>0.494857</text:p>
          </table:table-cell>
          <table:table-cell office:value-type="float" office:value="0.624686" calcext:value-type="float">
            <text:p>0.624686</text:p>
          </table:table-cell>
          <table:table-cell office:value-type="float" office:value="0.728" calcext:value-type="float">
            <text:p>0.728</text:p>
          </table:table-cell>
          <table:table-cell office:value-type="float" office:value="0.408251" calcext:value-type="float">
            <text:p>0.40825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08" calcext:value-type="float">
            <text:p>0.208</text:p>
          </table:table-cell>
          <table:table-cell office:value-type="float" office:value="0.274514" calcext:value-type="float">
            <text:p>0.274514</text:p>
          </table:table-cell>
          <table:table-cell office:value-type="float" office:value="0.328" calcext:value-type="float">
            <text:p>0.328</text:p>
          </table:table-cell>
          <table:table-cell office:value-type="float" office:value="0.370971" calcext:value-type="float">
            <text:p>0.370971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06857" calcext:value-type="float">
            <text:p>0.406857</text:p>
          </table:table-cell>
          <table:table-cell office:value-type="float" office:value="0.4992" calcext:value-type="float">
            <text:p>0.4992</text:p>
          </table:table-cell>
          <table:table-cell office:value-type="float" office:value="0.629486" calcext:value-type="float">
            <text:p>0.629486</text:p>
          </table:table-cell>
          <table:table-cell office:value-type="float" office:value="0.728" calcext:value-type="float">
            <text:p>0.728</text:p>
          </table:table-cell>
          <table:table-cell office:value-type="float" office:value="0.410903" calcext:value-type="float">
            <text:p>0.41090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64" calcext:value-type="float">
            <text:p>0.064</text:p>
          </table:table-cell>
          <table:table-cell office:value-type="float" office:value="0.265143" calcext:value-type="float">
            <text:p>0.265143</text:p>
          </table:table-cell>
          <table:table-cell office:value-type="float" office:value="0.328" calcext:value-type="float">
            <text:p>0.328</text:p>
          </table:table-cell>
          <table:table-cell office:value-type="float" office:value="0.376457" calcext:value-type="float">
            <text:p>0.376457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16686" calcext:value-type="float">
            <text:p>0.416686</text:p>
          </table:table-cell>
          <table:table-cell office:value-type="float" office:value="0.539657" calcext:value-type="float">
            <text:p>0.539657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76" calcext:value-type="float">
            <text:p>0.76</text:p>
          </table:table-cell>
          <table:table-cell office:value-type="float" office:value="0.417074" calcext:value-type="float">
            <text:p>0.41707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6" calcext:value-type="float">
            <text:p>0.256</text:p>
          </table:table-cell>
          <table:table-cell office:value-type="float" office:value="0.287771" calcext:value-type="float">
            <text:p>0.287771</text:p>
          </table:table-cell>
          <table:table-cell office:value-type="float" office:value="0.331657" calcext:value-type="float">
            <text:p>0.331657</text:p>
          </table:table-cell>
          <table:table-cell office:value-type="float" office:value="0.394743" calcext:value-type="float">
            <text:p>0.394743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34057" calcext:value-type="float">
            <text:p>0.434057</text:p>
          </table:table-cell>
          <table:table-cell office:value-type="float" office:value="0.5616" calcext:value-type="float">
            <text:p>0.5616</text:p>
          </table:table-cell>
          <table:table-cell office:value-type="float" office:value="0.652114" calcext:value-type="float">
            <text:p>0.652114</text:p>
          </table:table-cell>
          <table:table-cell office:value-type="float" office:value="0.76" calcext:value-type="float">
            <text:p>0.76</text:p>
          </table:table-cell>
          <table:table-cell office:value-type="float" office:value="0.426194" calcext:value-type="float">
            <text:p>0.42619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48" calcext:value-type="float">
            <text:p>0.248</text:p>
          </table:table-cell>
          <table:table-cell office:value-type="float" office:value="0.287086" calcext:value-type="float">
            <text:p>0.287086</text:p>
          </table:table-cell>
          <table:table-cell office:value-type="float" office:value="0.336229" calcext:value-type="float">
            <text:p>0.336229</text:p>
          </table:table-cell>
          <table:table-cell office:value-type="float" office:value="0.394971" calcext:value-type="float">
            <text:p>0.394971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01371" calcext:value-type="float">
            <text:p>0.401371</text:p>
          </table:table-cell>
          <table:table-cell office:value-type="float" office:value="0.472686" calcext:value-type="float">
            <text:p>0.472686</text:p>
          </table:table-cell>
          <table:table-cell office:value-type="float" office:value="0.588114" calcext:value-type="float">
            <text:p>0.588114</text:p>
          </table:table-cell>
          <table:table-cell office:value-type="float" office:value="0.659886" calcext:value-type="float">
            <text:p>0.659886</text:p>
          </table:table-cell>
          <table:table-cell office:value-type="float" office:value="0.76" calcext:value-type="float">
            <text:p>0.76</text:p>
          </table:table-cell>
          <table:table-cell office:value-type="float" office:value="0.434034" calcext:value-type="float">
            <text:p>0.43403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268343" calcext:value-type="float">
            <text:p>0.268343</text:p>
          </table:table-cell>
          <table:table-cell office:value-type="float" office:value="0.317943" calcext:value-type="float">
            <text:p>0.317943</text:p>
          </table:table-cell>
          <table:table-cell office:value-type="float" office:value="0.371886" calcext:value-type="float">
            <text:p>0.371886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02286" calcext:value-type="float">
            <text:p>0.402286</text:p>
          </table:table-cell>
          <table:table-cell office:value-type="float" office:value="0.488914" calcext:value-type="float">
            <text:p>0.488914</text:p>
          </table:table-cell>
          <table:table-cell office:value-type="float" office:value="0.599086" calcext:value-type="float">
            <text:p>0.599086</text:p>
          </table:table-cell>
          <table:table-cell office:value-type="float" office:value="0.663543" calcext:value-type="float">
            <text:p>0.663543</text:p>
          </table:table-cell>
          <table:table-cell office:value-type="float" office:value="0.76" calcext:value-type="float">
            <text:p>0.76</text:p>
          </table:table-cell>
          <table:table-cell office:value-type="float" office:value="0.4312" calcext:value-type="float">
            <text:p>0.431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72" calcext:value-type="float">
            <text:p>0.272</text:p>
          </table:table-cell>
          <table:table-cell office:value-type="float" office:value="0.2832" calcext:value-type="float">
            <text:p>0.2832</text:p>
          </table:table-cell>
          <table:table-cell office:value-type="float" office:value="0.328" calcext:value-type="float">
            <text:p>0.328</text:p>
          </table:table-cell>
          <table:table-cell office:value-type="float" office:value="0.376686" calcext:value-type="float">
            <text:p>0.376686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13486" calcext:value-type="float">
            <text:p>0.413486</text:p>
          </table:table-cell>
          <table:table-cell office:value-type="float" office:value="0.520229" calcext:value-type="float">
            <text:p>0.520229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680229" calcext:value-type="float">
            <text:p>0.680229</text:p>
          </table:table-cell>
          <table:table-cell office:value-type="float" office:value="0.808" calcext:value-type="float">
            <text:p>0.808</text:p>
          </table:table-cell>
          <table:table-cell office:value-type="float" office:value="0.441303" calcext:value-type="float">
            <text:p>0.44130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92" calcext:value-type="float">
            <text:p>0.192</text:p>
          </table:table-cell>
          <table:table-cell office:value-type="float" office:value="0.272" calcext:value-type="float">
            <text:p>0.272</text:p>
          </table:table-cell>
          <table:table-cell office:value-type="float" office:value="0.326857" calcext:value-type="float">
            <text:p>0.326857</text:p>
          </table:table-cell>
          <table:table-cell office:value-type="float" office:value="0.351314" calcext:value-type="float">
            <text:p>0.351314</text:p>
          </table:table-cell>
          <table:table-cell office:value-type="float" office:value="0.399771" calcext:value-type="float">
            <text:p>0.399771</text:p>
          </table:table-cell>
          <table:table-cell office:value-type="float" office:value="0.4" calcext:value-type="float">
            <text:p>0.4</text:p>
          </table:table-cell>
          <table:table-cell office:value-type="float" office:value="0.402286" calcext:value-type="float">
            <text:p>0.402286</text:p>
          </table:table-cell>
          <table:table-cell office:value-type="float" office:value="0.482286" calcext:value-type="float">
            <text:p>0.482286</text:p>
          </table:table-cell>
          <table:table-cell office:value-type="float" office:value="0.5792" calcext:value-type="float">
            <text:p>0.5792</text:p>
          </table:table-cell>
          <table:table-cell office:value-type="float" office:value="0.626286" calcext:value-type="float">
            <text:p>0.626286</text:p>
          </table:table-cell>
          <table:table-cell office:value-type="float" office:value="0.689829" calcext:value-type="float">
            <text:p>0.689829</text:p>
          </table:table-cell>
          <table:table-cell office:value-type="float" office:value="0.808" calcext:value-type="float">
            <text:p>0.808</text:p>
          </table:table-cell>
          <table:table-cell office:value-type="float" office:value="0.452983" calcext:value-type="float">
            <text:p>0.45298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24" calcext:value-type="float">
            <text:p>0.224</text:p>
          </table:table-cell>
          <table:table-cell office:value-type="float" office:value="0.291657" calcext:value-type="float">
            <text:p>0.291657</text:p>
          </table:table-cell>
          <table:table-cell office:value-type="float" office:value="0.328" calcext:value-type="float">
            <text:p>0.328</text:p>
          </table:table-cell>
          <table:table-cell office:value-type="float" office:value="0.361829" calcext:value-type="float">
            <text:p>0.36182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05486" calcext:value-type="float">
            <text:p>0.405486</text:p>
          </table:table-cell>
          <table:table-cell office:value-type="float" office:value="0.490743" calcext:value-type="float">
            <text:p>0.490743</text:p>
          </table:table-cell>
          <table:table-cell office:value-type="float" office:value="0.579657" calcext:value-type="float">
            <text:p>0.579657</text:p>
          </table:table-cell>
          <table:table-cell office:value-type="float" office:value="0.626743" calcext:value-type="float">
            <text:p>0.626743</text:p>
          </table:table-cell>
          <table:table-cell office:value-type="float" office:value="0.694857" calcext:value-type="float">
            <text:p>0.694857</text:p>
          </table:table-cell>
          <table:table-cell office:value-type="float" office:value="0.808" calcext:value-type="float">
            <text:p>0.808</text:p>
          </table:table-cell>
          <table:table-cell office:value-type="float" office:value="0.457897" calcext:value-type="float">
            <text:p>0.45789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72" calcext:value-type="float">
            <text:p>0.272</text:p>
          </table:table-cell>
          <table:table-cell office:value-type="float" office:value="0.293029" calcext:value-type="float">
            <text:p>0.293029</text:p>
          </table:table-cell>
          <table:table-cell office:value-type="float" office:value="0.330057" calcext:value-type="float">
            <text:p>0.330057</text:p>
          </table:table-cell>
          <table:table-cell office:value-type="float" office:value="0.389486" calcext:value-type="float">
            <text:p>0.389486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26057" calcext:value-type="float">
            <text:p>0.426057</text:p>
          </table:table-cell>
          <table:table-cell office:value-type="float" office:value="0.516114" calcext:value-type="float">
            <text:p>0.516114</text:p>
          </table:table-cell>
          <table:table-cell office:value-type="float" office:value="0.589257" calcext:value-type="float">
            <text:p>0.589257</text:p>
          </table:table-cell>
          <table:table-cell office:value-type="float" office:value="0.633143" calcext:value-type="float">
            <text:p>0.633143</text:p>
          </table:table-cell>
          <table:table-cell office:value-type="float" office:value="0.720229" calcext:value-type="float">
            <text:p>0.720229</text:p>
          </table:table-cell>
          <table:table-cell office:value-type="float" office:value="0.888" calcext:value-type="float">
            <text:p>0.888</text:p>
          </table:table-cell>
          <table:table-cell office:value-type="float" office:value="0.469737" calcext:value-type="float">
            <text:p>0.46973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72" calcext:value-type="float">
            <text:p>0.272</text:p>
          </table:table-cell>
          <table:table-cell office:value-type="float" office:value="0.297143" calcext:value-type="float">
            <text:p>0.297143</text:p>
          </table:table-cell>
          <table:table-cell office:value-type="float" office:value="0.338286" calcext:value-type="float">
            <text:p>0.338286</text:p>
          </table:table-cell>
          <table:table-cell office:value-type="float" office:value="0.397257" calcext:value-type="float">
            <text:p>0.39725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65371" calcext:value-type="float">
            <text:p>0.465371</text:p>
          </table:table-cell>
          <table:table-cell office:value-type="float" office:value="0.550171" calcext:value-type="float">
            <text:p>0.550171</text:p>
          </table:table-cell>
          <table:table-cell office:value-type="float" office:value="0.611886" calcext:value-type="float">
            <text:p>0.611886</text:p>
          </table:table-cell>
          <table:table-cell office:value-type="float" office:value="0.642514" calcext:value-type="float">
            <text:p>0.642514</text:p>
          </table:table-cell>
          <table:table-cell office:value-type="float" office:value="0.7392" calcext:value-type="float">
            <text:p>0.7392</text:p>
          </table:table-cell>
          <table:table-cell office:value-type="float" office:value="0.888" calcext:value-type="float">
            <text:p>0.888</text:p>
          </table:table-cell>
          <table:table-cell office:value-type="float" office:value="0.484183" calcext:value-type="float">
            <text:p>0.48418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72" calcext:value-type="float">
            <text:p>0.272</text:p>
          </table:table-cell>
          <table:table-cell office:value-type="float" office:value="0.294629" calcext:value-type="float">
            <text:p>0.294629</text:p>
          </table:table-cell>
          <table:table-cell office:value-type="float" office:value="0.368" calcext:value-type="float">
            <text:p>0.368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47086" calcext:value-type="float">
            <text:p>0.447086</text:p>
          </table:table-cell>
          <table:table-cell office:value-type="float" office:value="0.517029" calcext:value-type="float">
            <text:p>0.517029</text:p>
          </table:table-cell>
          <table:table-cell office:value-type="float" office:value="0.578743" calcext:value-type="float">
            <text:p>0.578743</text:p>
          </table:table-cell>
          <table:table-cell office:value-type="float" office:value="0.623771" calcext:value-type="float">
            <text:p>0.623771</text:p>
          </table:table-cell>
          <table:table-cell office:value-type="float" office:value="0.652571" calcext:value-type="float">
            <text:p>0.652571</text:p>
          </table:table-cell>
          <table:table-cell office:value-type="float" office:value="0.771886" calcext:value-type="float">
            <text:p>0.771886</text:p>
          </table:table-cell>
          <table:table-cell office:value-type="float" office:value="0.888" calcext:value-type="float">
            <text:p>0.888</text:p>
          </table:table-cell>
          <table:table-cell office:value-type="float" office:value="0.505371" calcext:value-type="float">
            <text:p>0.50537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72" calcext:value-type="float">
            <text:p>0.272</text:p>
          </table:table-cell>
          <table:table-cell office:value-type="float" office:value="0.293257" calcext:value-type="float">
            <text:p>0.293257</text:p>
          </table:table-cell>
          <table:table-cell office:value-type="float" office:value="0.378514" calcext:value-type="float">
            <text:p>0.378514</text:p>
          </table:table-cell>
          <table:table-cell office:value-type="float" office:value="0.4" calcext:value-type="float">
            <text:p>0.4</text:p>
          </table:table-cell>
          <table:table-cell office:value-type="float" office:value="0.405029" calcext:value-type="float">
            <text:p>0.405029</text:p>
          </table:table-cell>
          <table:table-cell office:value-type="float" office:value="0.483429" calcext:value-type="float">
            <text:p>0.483429</text:p>
          </table:table-cell>
          <table:table-cell office:value-type="float" office:value="0.529371" calcext:value-type="float">
            <text:p>0.529371</text:p>
          </table:table-cell>
          <table:table-cell office:value-type="float" office:value="0.581257" calcext:value-type="float">
            <text:p>0.581257</text:p>
          </table:table-cell>
          <table:table-cell office:value-type="float" office:value="0.624914" calcext:value-type="float">
            <text:p>0.624914</text:p>
          </table:table-cell>
          <table:table-cell office:value-type="float" office:value="0.654857" calcext:value-type="float">
            <text:p>0.654857</text:p>
          </table:table-cell>
          <table:table-cell office:value-type="float" office:value="0.7824" calcext:value-type="float">
            <text:p>0.7824</text:p>
          </table:table-cell>
          <table:table-cell office:value-type="float" office:value="0.888" calcext:value-type="float">
            <text:p>0.888</text:p>
          </table:table-cell>
          <table:table-cell office:value-type="float" office:value="0.513303" calcext:value-type="float">
            <text:p>0.51330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72" calcext:value-type="float">
            <text:p>0.272</text:p>
          </table:table-cell>
          <table:table-cell office:value-type="float" office:value="0.309029" calcext:value-type="float">
            <text:p>0.309029</text:p>
          </table:table-cell>
          <table:table-cell office:value-type="float" office:value="0.367086" calcext:value-type="float">
            <text:p>0.367086</text:p>
          </table:table-cell>
          <table:table-cell office:value-type="float" office:value="0.4" calcext:value-type="float">
            <text:p>0.4</text:p>
          </table:table-cell>
          <table:table-cell office:value-type="float" office:value="0.412571" calcext:value-type="float">
            <text:p>0.412571</text:p>
          </table:table-cell>
          <table:table-cell office:value-type="float" office:value="0.490057" calcext:value-type="float">
            <text:p>0.490057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608" calcext:value-type="float">
            <text:p>0.608</text:p>
          </table:table-cell>
          <table:table-cell office:value-type="float" office:value="0.631771" calcext:value-type="float">
            <text:p>0.631771</text:p>
          </table:table-cell>
          <table:table-cell office:value-type="float" office:value="0.659886" calcext:value-type="float">
            <text:p>0.659886</text:p>
          </table:table-cell>
          <table:table-cell office:value-type="float" office:value="0.801143" calcext:value-type="float">
            <text:p>0.801143</text:p>
          </table:table-cell>
          <table:table-cell office:value-type="float" office:value="0.888" calcext:value-type="float">
            <text:p>0.888</text:p>
          </table:table-cell>
          <table:table-cell office:value-type="float" office:value="0.522994" calcext:value-type="float">
            <text:p>0.52299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48" calcext:value-type="float">
            <text:p>0.248</text:p>
          </table:table-cell>
          <table:table-cell office:value-type="float" office:value="0.310171" calcext:value-type="float">
            <text:p>0.310171</text:p>
          </table:table-cell>
          <table:table-cell office:value-type="float" office:value="0.397257" calcext:value-type="float">
            <text:p>0.397257</text:p>
          </table:table-cell>
          <table:table-cell office:value-type="float" office:value="0.404114" calcext:value-type="float">
            <text:p>0.404114</text:p>
          </table:table-cell>
          <table:table-cell office:value-type="float" office:value="0.466971" calcext:value-type="float">
            <text:p>0.466971</text:p>
          </table:table-cell>
          <table:table-cell office:value-type="float" office:value="0.530057" calcext:value-type="float">
            <text:p>0.530057</text:p>
          </table:table-cell>
          <table:table-cell office:value-type="float" office:value="0.584914" calcext:value-type="float">
            <text:p>0.584914</text:p>
          </table:table-cell>
          <table:table-cell office:value-type="float" office:value="0.621943" calcext:value-type="float">
            <text:p>0.621943</text:p>
          </table:table-cell>
          <table:table-cell office:value-type="float" office:value="0.642743" calcext:value-type="float">
            <text:p>0.642743</text:p>
          </table:table-cell>
          <table:table-cell office:value-type="float" office:value="0.682743" calcext:value-type="float">
            <text:p>0.682743</text:p>
          </table:table-cell>
          <table:table-cell office:value-type="float" office:value="0.823314" calcext:value-type="float">
            <text:p>0.823314</text:p>
          </table:table-cell>
          <table:table-cell office:value-type="float" office:value="0.888" calcext:value-type="float">
            <text:p>0.888</text:p>
          </table:table-cell>
          <table:table-cell office:value-type="float" office:value="0.546423" calcext:value-type="float">
            <text:p>0.54642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6571" calcext:value-type="float">
            <text:p>0.316571</text:p>
          </table:table-cell>
          <table:table-cell office:value-type="float" office:value="0.394057" calcext:value-type="float">
            <text:p>0.394057</text:p>
          </table:table-cell>
          <table:table-cell office:value-type="float" office:value="0.403886" calcext:value-type="float">
            <text:p>0.403886</text:p>
          </table:table-cell>
          <table:table-cell office:value-type="float" office:value="0.473829" calcext:value-type="float">
            <text:p>0.473829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6" calcext:value-type="float">
            <text:p>0.6</text:p>
          </table:table-cell>
          <table:table-cell office:value-type="float" office:value="0.629486" calcext:value-type="float">
            <text:p>0.629486</text:p>
          </table:table-cell>
          <table:table-cell office:value-type="float" office:value="0.648" calcext:value-type="float">
            <text:p>0.648</text:p>
          </table:table-cell>
          <table:table-cell office:value-type="float" office:value="0.696686" calcext:value-type="float">
            <text:p>0.696686</text:p>
          </table:table-cell>
          <table:table-cell office:value-type="float" office:value="0.823314" calcext:value-type="float">
            <text:p>0.823314</text:p>
          </table:table-cell>
          <table:table-cell office:value-type="float" office:value="0.888" calcext:value-type="float">
            <text:p>0.888</text:p>
          </table:table-cell>
          <table:table-cell office:value-type="float" office:value="0.553143" calcext:value-type="float">
            <text:p>0.55314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6114" calcext:value-type="float">
            <text:p>0.316114</text:p>
          </table:table-cell>
          <table:table-cell office:value-type="float" office:value="0.397029" calcext:value-type="float">
            <text:p>0.397029</text:p>
          </table:table-cell>
          <table:table-cell office:value-type="float" office:value="0.408914" calcext:value-type="float">
            <text:p>0.408914</text:p>
          </table:table-cell>
          <table:table-cell office:value-type="float" office:value="0.4784" calcext:value-type="float">
            <text:p>0.4784</text:p>
          </table:table-cell>
          <table:table-cell office:value-type="float" office:value="0.547657" calcext:value-type="float">
            <text:p>0.547657</text:p>
          </table:table-cell>
          <table:table-cell office:value-type="float" office:value="0.603657" calcext:value-type="float">
            <text:p>0.603657</text:p>
          </table:table-cell>
          <table:table-cell office:value-type="float" office:value="0.633371" calcext:value-type="float">
            <text:p>0.633371</text:p>
          </table:table-cell>
          <table:table-cell office:value-type="float" office:value="0.653943" calcext:value-type="float">
            <text:p>0.653943</text:p>
          </table:table-cell>
          <table:table-cell office:value-type="float" office:value="0.720229" calcext:value-type="float">
            <text:p>0.720229</text:p>
          </table:table-cell>
          <table:table-cell office:value-type="float" office:value="0.833371" calcext:value-type="float">
            <text:p>0.833371</text:p>
          </table:table-cell>
          <table:table-cell office:value-type="float" office:value="0.888" calcext:value-type="float">
            <text:p>0.888</text:p>
          </table:table-cell>
          <table:table-cell office:value-type="float" office:value="0.559269" calcext:value-type="float">
            <text:p>0.55926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5429" calcext:value-type="float">
            <text:p>0.315429</text:p>
          </table:table-cell>
          <table:table-cell office:value-type="float" office:value="0.399771" calcext:value-type="float">
            <text:p>0.399771</text:p>
          </table:table-cell>
          <table:table-cell office:value-type="float" office:value="0.419429" calcext:value-type="float">
            <text:p>0.419429</text:p>
          </table:table-cell>
          <table:table-cell office:value-type="float" office:value="0.495314" calcext:value-type="float">
            <text:p>0.495314</text:p>
          </table:table-cell>
          <table:table-cell office:value-type="float" office:value="0.560229" calcext:value-type="float">
            <text:p>0.560229</text:p>
          </table:table-cell>
          <table:table-cell office:value-type="float" office:value="0.606629" calcext:value-type="float">
            <text:p>0.606629</text:p>
          </table:table-cell>
          <table:table-cell office:value-type="float" office:value="0.633371" calcext:value-type="float">
            <text:p>0.633371</text:p>
          </table:table-cell>
          <table:table-cell office:value-type="float" office:value="0.662857" calcext:value-type="float">
            <text:p>0.662857</text:p>
          </table:table-cell>
          <table:table-cell office:value-type="float" office:value="0.747657" calcext:value-type="float">
            <text:p>0.747657</text:p>
          </table:table-cell>
          <table:table-cell office:value-type="float" office:value="0.842971" calcext:value-type="float">
            <text:p>0.842971</text:p>
          </table:table-cell>
          <table:table-cell office:value-type="float" office:value="0.888" calcext:value-type="float">
            <text:p>0.888</text:p>
          </table:table-cell>
          <table:table-cell office:value-type="float" office:value="0.568366" calcext:value-type="float">
            <text:p>0.56836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2" calcext:value-type="float">
            <text:p>0.312</text:p>
          </table:table-cell>
          <table:table-cell office:value-type="float" office:value="0.388343" calcext:value-type="float">
            <text:p>0.388343</text:p>
          </table:table-cell>
          <table:table-cell office:value-type="float" office:value="0.426971" calcext:value-type="float">
            <text:p>0.426971</text:p>
          </table:table-cell>
          <table:table-cell office:value-type="float" office:value="0.512" calcext:value-type="float">
            <text:p>0.512</text:p>
          </table:table-cell>
          <table:table-cell office:value-type="float" office:value="0.568457" calcext:value-type="float">
            <text:p>0.568457</text:p>
          </table:table-cell>
          <table:table-cell office:value-type="float" office:value="0.610286" calcext:value-type="float">
            <text:p>0.610286</text:p>
          </table:table-cell>
          <table:table-cell office:value-type="float" office:value="0.634743" calcext:value-type="float">
            <text:p>0.634743</text:p>
          </table:table-cell>
          <table:table-cell office:value-type="float" office:value="0.660571" calcext:value-type="float">
            <text:p>0.660571</text:p>
          </table:table-cell>
          <table:table-cell office:value-type="float" office:value="0.735771" calcext:value-type="float">
            <text:p>0.735771</text:p>
          </table:table-cell>
          <table:table-cell office:value-type="float" office:value="0.842286" calcext:value-type="float">
            <text:p>0.842286</text:p>
          </table:table-cell>
          <table:table-cell office:value-type="float" office:value="0.888" calcext:value-type="float">
            <text:p>0.888</text:p>
          </table:table-cell>
          <table:table-cell office:value-type="float" office:value="0.569143" calcext:value-type="float">
            <text:p>0.56914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72" calcext:value-type="float">
            <text:p>0.272</text:p>
          </table:table-cell>
          <table:table-cell office:value-type="float" office:value="0.3232" calcext:value-type="float">
            <text:p>0.3232</text:p>
          </table:table-cell>
          <table:table-cell office:value-type="float" office:value="0.402743" calcext:value-type="float">
            <text:p>0.402743</text:p>
          </table:table-cell>
          <table:table-cell office:value-type="float" office:value="0.463314" calcext:value-type="float">
            <text:p>0.463314</text:p>
          </table:table-cell>
          <table:table-cell office:value-type="float" office:value="0.519771" calcext:value-type="float">
            <text:p>0.519771</text:p>
          </table:table-cell>
          <table:table-cell office:value-type="float" office:value="0.583543" calcext:value-type="float">
            <text:p>0.583543</text:p>
          </table:table-cell>
          <table:table-cell office:value-type="float" office:value="0.618286" calcext:value-type="float">
            <text:p>0.618286</text:p>
          </table:table-cell>
          <table:table-cell office:value-type="float" office:value="0.640686" calcext:value-type="float">
            <text:p>0.640686</text:p>
          </table:table-cell>
          <table:table-cell office:value-type="float" office:value="0.671543" calcext:value-type="float">
            <text:p>0.671543</text:p>
          </table:table-cell>
          <table:table-cell office:value-type="float" office:value="0.755886" calcext:value-type="float">
            <text:p>0.755886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896" calcext:value-type="float">
            <text:p>0.896</text:p>
          </table:table-cell>
          <table:table-cell office:value-type="float" office:value="0.583017" calcext:value-type="float">
            <text:p>0.58301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4057" calcext:value-type="float">
            <text:p>0.314057</text:p>
          </table:table-cell>
          <table:table-cell office:value-type="float" office:value="0.401143" calcext:value-type="float">
            <text:p>0.401143</text:p>
          </table:table-cell>
          <table:table-cell office:value-type="float" office:value="0.472914" calcext:value-type="float">
            <text:p>0.472914</text:p>
          </table:table-cell>
          <table:table-cell office:value-type="float" office:value="0.514057" calcext:value-type="float">
            <text:p>0.514057</text:p>
          </table:table-cell>
          <table:table-cell office:value-type="float" office:value="0.579429" calcext:value-type="float">
            <text:p>0.579429</text:p>
          </table:table-cell>
          <table:table-cell office:value-type="float" office:value="0.615771" calcext:value-type="float">
            <text:p>0.615771</text:p>
          </table:table-cell>
          <table:table-cell office:value-type="float" office:value="0.641143" calcext:value-type="float">
            <text:p>0.641143</text:p>
          </table:table-cell>
          <table:table-cell office:value-type="float" office:value="0.683657" calcext:value-type="float">
            <text:p>0.683657</text:p>
          </table:table-cell>
          <table:table-cell office:value-type="float" office:value="0.773257" calcext:value-type="float">
            <text:p>0.773257</text:p>
          </table:table-cell>
          <table:table-cell office:value-type="float" office:value="0.856" calcext:value-type="float">
            <text:p>0.856</text:p>
          </table:table-cell>
          <table:table-cell office:value-type="float" office:value="0.896" calcext:value-type="float">
            <text:p>0.896</text:p>
          </table:table-cell>
          <table:table-cell office:value-type="float" office:value="0.585143" calcext:value-type="float">
            <text:p>0.58514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72" calcext:value-type="float">
            <text:p>0.272</text:p>
          </table:table-cell>
          <table:table-cell office:value-type="float" office:value="0.320686" calcext:value-type="float">
            <text:p>0.320686</text:p>
          </table:table-cell>
          <table:table-cell office:value-type="float" office:value="0.402057" calcext:value-type="float">
            <text:p>0.402057</text:p>
          </table:table-cell>
          <table:table-cell office:value-type="float" office:value="0.464686" calcext:value-type="float">
            <text:p>0.464686</text:p>
          </table:table-cell>
          <table:table-cell office:value-type="float" office:value="0.530514" calcext:value-type="float">
            <text:p>0.530514</text:p>
          </table:table-cell>
          <table:table-cell office:value-type="float" office:value="0.586743" calcext:value-type="float">
            <text:p>0.586743</text:p>
          </table:table-cell>
          <table:table-cell office:value-type="float" office:value="0.618971" calcext:value-type="float">
            <text:p>0.618971</text:p>
          </table:table-cell>
          <table:table-cell office:value-type="float" office:value="0.635429" calcext:value-type="float">
            <text:p>0.635429</text:p>
          </table:table-cell>
          <table:table-cell office:value-type="float" office:value="0.669029" calcext:value-type="float">
            <text:p>0.669029</text:p>
          </table:table-cell>
          <table:table-cell office:value-type="float" office:value="0.764114" calcext:value-type="float">
            <text:p>0.764114</text:p>
          </table:table-cell>
          <table:table-cell office:value-type="float" office:value="0.853257" calcext:value-type="float">
            <text:p>0.853257</text:p>
          </table:table-cell>
          <table:table-cell office:value-type="float" office:value="0.896" calcext:value-type="float">
            <text:p>0.896</text:p>
          </table:table-cell>
          <table:table-cell office:value-type="float" office:value="0.584549" calcext:value-type="float">
            <text:p>0.58454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72" calcext:value-type="float">
            <text:p>0.272</text:p>
          </table:table-cell>
          <table:table-cell office:value-type="float" office:value="0.333714" calcext:value-type="float">
            <text:p>0.333714</text:p>
          </table:table-cell>
          <table:table-cell office:value-type="float" office:value="0.4" calcext:value-type="float">
            <text:p>0.4</text:p>
          </table:table-cell>
          <table:table-cell office:value-type="float" office:value="0.445486" calcext:value-type="float">
            <text:p>0.445486</text:p>
          </table:table-cell>
          <table:table-cell office:value-type="float" office:value="0.521371" calcext:value-type="float">
            <text:p>0.521371</text:p>
          </table:table-cell>
          <table:table-cell office:value-type="float" office:value="0.577143" calcext:value-type="float">
            <text:p>0.577143</text:p>
          </table:table-cell>
          <table:table-cell office:value-type="float" office:value="0.6176" calcext:value-type="float">
            <text:p>0.6176</text:p>
          </table:table-cell>
          <table:table-cell office:value-type="float" office:value="0.6368" calcext:value-type="float">
            <text:p>0.6368</text:p>
          </table:table-cell>
          <table:table-cell office:value-type="float" office:value="0.680457" calcext:value-type="float">
            <text:p>0.680457</text:p>
          </table:table-cell>
          <table:table-cell office:value-type="float" office:value="0.785143" calcext:value-type="float">
            <text:p>0.785143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896" calcext:value-type="float">
            <text:p>0.896</text:p>
          </table:table-cell>
          <table:table-cell office:value-type="float" office:value="0.585486" calcext:value-type="float">
            <text:p>0.58548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72" calcext:value-type="float">
            <text:p>0.272</text:p>
          </table:table-cell>
          <table:table-cell office:value-type="float" office:value="0.324343" calcext:value-type="float">
            <text:p>0.324343</text:p>
          </table:table-cell>
          <table:table-cell office:value-type="float" office:value="0.4" calcext:value-type="float">
            <text:p>0.4</text:p>
          </table:table-cell>
          <table:table-cell office:value-type="float" office:value="0.449829" calcext:value-type="float">
            <text:p>0.449829</text:p>
          </table:table-cell>
          <table:table-cell office:value-type="float" office:value="0.512229" calcext:value-type="float">
            <text:p>0.512229</text:p>
          </table:table-cell>
          <table:table-cell office:value-type="float" office:value="0.565714" calcext:value-type="float">
            <text:p>0.565714</text:p>
          </table:table-cell>
          <table:table-cell office:value-type="float" office:value="0.6096" calcext:value-type="float">
            <text:p>0.6096</text:p>
          </table:table-cell>
          <table:table-cell office:value-type="float" office:value="0.632457" calcext:value-type="float">
            <text:p>0.632457</text:p>
          </table:table-cell>
          <table:table-cell office:value-type="float" office:value="0.663771" calcext:value-type="float">
            <text:p>0.663771</text:p>
          </table:table-cell>
          <table:table-cell office:value-type="float" office:value="0.771886" calcext:value-type="float">
            <text:p>0.771886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96" calcext:value-type="float">
            <text:p>0.896</text:p>
          </table:table-cell>
          <table:table-cell office:value-type="float" office:value="0.578743" calcext:value-type="float">
            <text:p>0.57874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72" calcext:value-type="float">
            <text:p>0.272</text:p>
          </table:table-cell>
          <table:table-cell office:value-type="float" office:value="0.298743" calcext:value-type="float">
            <text:p>0.298743</text:p>
          </table:table-cell>
          <table:table-cell office:value-type="float" office:value="0.392686" calcext:value-type="float">
            <text:p>0.392686</text:p>
          </table:table-cell>
          <table:table-cell office:value-type="float" office:value="0.437943" calcext:value-type="float">
            <text:p>0.437943</text:p>
          </table:table-cell>
          <table:table-cell office:value-type="float" office:value="0.499429" calcext:value-type="float">
            <text:p>0.499429</text:p>
          </table:table-cell>
          <table:table-cell office:value-type="float" office:value="0.549486" calcext:value-type="float">
            <text:p>0.549486</text:p>
          </table:table-cell>
          <table:table-cell office:value-type="float" office:value="0.595429" calcext:value-type="float">
            <text:p>0.595429</text:p>
          </table:table-cell>
          <table:table-cell office:value-type="float" office:value="0.622629" calcext:value-type="float">
            <text:p>0.622629</text:p>
          </table:table-cell>
          <table:table-cell office:value-type="float" office:value="0.645029" calcext:value-type="float">
            <text:p>0.645029</text:p>
          </table:table-cell>
          <table:table-cell office:value-type="float" office:value="0.757714" calcext:value-type="float">
            <text:p>0.75771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96" calcext:value-type="float">
            <text:p>0.896</text:p>
          </table:table-cell>
          <table:table-cell office:value-type="float" office:value="0.565509" calcext:value-type="float">
            <text:p>0.56550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72" calcext:value-type="float">
            <text:p>0.272</text:p>
          </table:table-cell>
          <table:table-cell office:value-type="float" office:value="0.301714" calcext:value-type="float">
            <text:p>0.301714</text:p>
          </table:table-cell>
          <table:table-cell office:value-type="float" office:value="0.392229" calcext:value-type="float">
            <text:p>0.392229</text:p>
          </table:table-cell>
          <table:table-cell office:value-type="float" office:value="0.44" calcext:value-type="float">
            <text:p>0.44</text:p>
          </table:table-cell>
          <table:table-cell office:value-type="float" office:value="0.497143" calcext:value-type="float">
            <text:p>0.497143</text:p>
          </table:table-cell>
          <table:table-cell office:value-type="float" office:value="0.547886" calcext:value-type="float">
            <text:p>0.547886</text:p>
          </table:table-cell>
          <table:table-cell office:value-type="float" office:value="0.597029" calcext:value-type="float">
            <text:p>0.597029</text:p>
          </table:table-cell>
          <table:table-cell office:value-type="float" office:value="0.624914" calcext:value-type="float">
            <text:p>0.624914</text:p>
          </table:table-cell>
          <table:table-cell office:value-type="float" office:value="0.646857" calcext:value-type="float">
            <text:p>0.646857</text:p>
          </table:table-cell>
          <table:table-cell office:value-type="float" office:value="0.732343" calcext:value-type="float">
            <text:p>0.732343</text:p>
          </table:table-cell>
          <table:table-cell office:value-type="float" office:value="0.854857" calcext:value-type="float">
            <text:p>0.854857</text:p>
          </table:table-cell>
          <table:table-cell office:value-type="float" office:value="0.896" calcext:value-type="float">
            <text:p>0.896</text:p>
          </table:table-cell>
          <table:table-cell office:value-type="float" office:value="0.563497" calcext:value-type="float">
            <text:p>0.56349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0171" calcext:value-type="float">
            <text:p>0.310171</text:p>
          </table:table-cell>
          <table:table-cell office:value-type="float" office:value="0.397714" calcext:value-type="float">
            <text:p>0.397714</text:p>
          </table:table-cell>
          <table:table-cell office:value-type="float" office:value="0.444114" calcext:value-type="float">
            <text:p>0.444114</text:p>
          </table:table-cell>
          <table:table-cell office:value-type="float" office:value="0.503543" calcext:value-type="float">
            <text:p>0.503543</text:p>
          </table:table-cell>
          <table:table-cell office:value-type="float" office:value="0.576914" calcext:value-type="float">
            <text:p>0.576914</text:p>
          </table:table-cell>
          <table:table-cell office:value-type="float" office:value="0.6128" calcext:value-type="float">
            <text:p>0.6128</text:p>
          </table:table-cell>
          <table:table-cell office:value-type="float" office:value="0.633143" calcext:value-type="float">
            <text:p>0.633143</text:p>
          </table:table-cell>
          <table:table-cell office:value-type="float" office:value="0.661714" calcext:value-type="float">
            <text:p>0.661714</text:p>
          </table:table-cell>
          <table:table-cell office:value-type="float" office:value="0.754514" calcext:value-type="float">
            <text:p>0.754514</text:p>
          </table:table-cell>
          <table:table-cell office:value-type="float" office:value="0.853486" calcext:value-type="float">
            <text:p>0.8534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574811" calcext:value-type="float">
            <text:p>0.57481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72" calcext:value-type="float">
            <text:p>0.272</text:p>
          </table:table-cell>
          <table:table-cell office:value-type="float" office:value="0.338057" calcext:value-type="float">
            <text:p>0.338057</text:p>
          </table:table-cell>
          <table:table-cell office:value-type="float" office:value="0.405943" calcext:value-type="float">
            <text:p>0.405943</text:p>
          </table:table-cell>
          <table:table-cell office:value-type="float" office:value="0.464" calcext:value-type="float">
            <text:p>0.464</text:p>
          </table:table-cell>
          <table:table-cell office:value-type="float" office:value="0.523429" calcext:value-type="float">
            <text:p>0.523429</text:p>
          </table:table-cell>
          <table:table-cell office:value-type="float" office:value="0.584686" calcext:value-type="float">
            <text:p>0.584686</text:p>
          </table:table-cell>
          <table:table-cell office:value-type="float" office:value="0.616686" calcext:value-type="float">
            <text:p>0.616686</text:p>
          </table:table-cell>
          <table:table-cell office:value-type="float" office:value="0.637714" calcext:value-type="float">
            <text:p>0.637714</text:p>
          </table:table-cell>
          <table:table-cell office:value-type="float" office:value="0.6832" calcext:value-type="float">
            <text:p>0.6832</text:p>
          </table:table-cell>
          <table:table-cell office:value-type="float" office:value="0.769829" calcext:value-type="float">
            <text:p>0.769829</text:p>
          </table:table-cell>
          <table:table-cell office:value-type="float" office:value="0.8528" calcext:value-type="float">
            <text:p>0.8528</text:p>
          </table:table-cell>
          <table:table-cell office:value-type="float" office:value="0.896" calcext:value-type="float">
            <text:p>0.896</text:p>
          </table:table-cell>
          <table:table-cell office:value-type="float" office:value="0.587634" calcext:value-type="float">
            <text:p>0.58763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72" calcext:value-type="float">
            <text:p>0.272</text:p>
          </table:table-cell>
          <table:table-cell office:value-type="float" office:value="0.338057" calcext:value-type="float">
            <text:p>0.338057</text:p>
          </table:table-cell>
          <table:table-cell office:value-type="float" office:value="0.408686" calcext:value-type="float">
            <text:p>0.408686</text:p>
          </table:table-cell>
          <table:table-cell office:value-type="float" office:value="0.469029" calcext:value-type="float">
            <text:p>0.469029</text:p>
          </table:table-cell>
          <table:table-cell office:value-type="float" office:value="0.520457" calcext:value-type="float">
            <text:p>0.520457</text:p>
          </table:table-cell>
          <table:table-cell office:value-type="float" office:value="0.578971" calcext:value-type="float">
            <text:p>0.578971</text:p>
          </table:table-cell>
          <table:table-cell office:value-type="float" office:value="0.618057" calcext:value-type="float">
            <text:p>0.618057</text:p>
          </table:table-cell>
          <table:table-cell office:value-type="float" office:value="0.64" calcext:value-type="float">
            <text:p>0.64</text:p>
          </table:table-cell>
          <table:table-cell office:value-type="float" office:value="0.692343" calcext:value-type="float">
            <text:p>0.692343</text:p>
          </table:table-cell>
          <table:table-cell office:value-type="float" office:value="0.786057" calcext:value-type="float">
            <text:p>0.786057</text:p>
          </table:table-cell>
          <table:table-cell office:value-type="float" office:value="0.857371" calcext:value-type="float">
            <text:p>0.8573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590903" calcext:value-type="float">
            <text:p>0.59090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72" calcext:value-type="float">
            <text:p>0.272</text:p>
          </table:table-cell>
          <table:table-cell office:value-type="float" office:value="0.339886" calcext:value-type="float">
            <text:p>0.339886</text:p>
          </table:table-cell>
          <table:table-cell office:value-type="float" office:value="0.408914" calcext:value-type="float">
            <text:p>0.408914</text:p>
          </table:table-cell>
          <table:table-cell office:value-type="float" office:value="0.480457" calcext:value-type="float">
            <text:p>0.480457</text:p>
          </table:table-cell>
          <table:table-cell office:value-type="float" office:value="0.525714" calcext:value-type="float">
            <text:p>0.525714</text:p>
          </table:table-cell>
          <table:table-cell office:value-type="float" office:value="0.583314" calcext:value-type="float">
            <text:p>0.583314</text:p>
          </table:table-cell>
          <table:table-cell office:value-type="float" office:value="0.615771" calcext:value-type="float">
            <text:p>0.615771</text:p>
          </table:table-cell>
          <table:table-cell office:value-type="float" office:value="0.637029" calcext:value-type="float">
            <text:p>0.637029</text:p>
          </table:table-cell>
          <table:table-cell office:value-type="float" office:value="0.6752" calcext:value-type="float">
            <text:p>0.6752</text:p>
          </table:table-cell>
          <table:table-cell office:value-type="float" office:value="0.778514" calcext:value-type="float">
            <text:p>0.778514</text:p>
          </table:table-cell>
          <table:table-cell office:value-type="float" office:value="0.856914" calcext:value-type="float">
            <text:p>0.856914</text:p>
          </table:table-cell>
          <table:table-cell office:value-type="float" office:value="0.896" calcext:value-type="float">
            <text:p>0.896</text:p>
          </table:table-cell>
          <table:table-cell office:value-type="float" office:value="0.590171" calcext:value-type="float">
            <text:p>0.59017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72" calcext:value-type="float">
            <text:p>0.272</text:p>
          </table:table-cell>
          <table:table-cell office:value-type="float" office:value="0.339886" calcext:value-type="float">
            <text:p>0.339886</text:p>
          </table:table-cell>
          <table:table-cell office:value-type="float" office:value="0.403657" calcext:value-type="float">
            <text:p>0.403657</text:p>
          </table:table-cell>
          <table:table-cell office:value-type="float" office:value="0.452571" calcext:value-type="float">
            <text:p>0.452571</text:p>
          </table:table-cell>
          <table:table-cell office:value-type="float" office:value="0.506057" calcext:value-type="float">
            <text:p>0.506057</text:p>
          </table:table-cell>
          <table:table-cell office:value-type="float" office:value="0.554514" calcext:value-type="float">
            <text:p>0.554514</text:p>
          </table:table-cell>
          <table:table-cell office:value-type="float" office:value="0.603886" calcext:value-type="float">
            <text:p>0.603886</text:p>
          </table:table-cell>
          <table:table-cell office:value-type="float" office:value="0.632457" calcext:value-type="float">
            <text:p>0.632457</text:p>
          </table:table-cell>
          <table:table-cell office:value-type="float" office:value="0.666971" calcext:value-type="float">
            <text:p>0.666971</text:p>
          </table:table-cell>
          <table:table-cell office:value-type="float" office:value="0.7744" calcext:value-type="float">
            <text:p>0.7744</text:p>
          </table:table-cell>
          <table:table-cell office:value-type="float" office:value="0.856229" calcext:value-type="float">
            <text:p>0.856229</text:p>
          </table:table-cell>
          <table:table-cell office:value-type="float" office:value="0.896" calcext:value-type="float">
            <text:p>0.896</text:p>
          </table:table-cell>
          <table:table-cell office:value-type="float" office:value="0.579063" calcext:value-type="float">
            <text:p>0.57906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9771" calcext:value-type="float">
            <text:p>0.319771</text:p>
          </table:table-cell>
          <table:table-cell office:value-type="float" office:value="0.391543" calcext:value-type="float">
            <text:p>0.391543</text:p>
          </table:table-cell>
          <table:table-cell office:value-type="float" office:value="0.446171" calcext:value-type="float">
            <text:p>0.446171</text:p>
          </table:table-cell>
          <table:table-cell office:value-type="float" office:value="0.505829" calcext:value-type="float">
            <text:p>0.505829</text:p>
          </table:table-cell>
          <table:table-cell office:value-type="float" office:value="0.5424" calcext:value-type="float">
            <text:p>0.5424</text:p>
          </table:table-cell>
          <table:table-cell office:value-type="float" office:value="0.590857" calcext:value-type="float">
            <text:p>0.590857</text:p>
          </table:table-cell>
          <table:table-cell office:value-type="float" office:value="0.625829" calcext:value-type="float">
            <text:p>0.625829</text:p>
          </table:table-cell>
          <table:table-cell office:value-type="float" office:value="0.665143" calcext:value-type="float">
            <text:p>0.665143</text:p>
          </table:table-cell>
          <table:table-cell office:value-type="float" office:value="0.786514" calcext:value-type="float">
            <text:p>0.786514</text:p>
          </table:table-cell>
          <table:table-cell office:value-type="float" office:value="0.855771" calcext:value-type="float">
            <text:p>0.8557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572983" calcext:value-type="float">
            <text:p>0.57298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72" calcext:value-type="float">
            <text:p>0.272</text:p>
          </table:table-cell>
          <table:table-cell office:value-type="float" office:value="0.309714" calcext:value-type="float">
            <text:p>0.309714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454857" calcext:value-type="float">
            <text:p>0.454857</text:p>
          </table:table-cell>
          <table:table-cell office:value-type="float" office:value="0.509029" calcext:value-type="float">
            <text:p>0.509029</text:p>
          </table:table-cell>
          <table:table-cell office:value-type="float" office:value="0.556343" calcext:value-type="float">
            <text:p>0.556343</text:p>
          </table:table-cell>
          <table:table-cell office:value-type="float" office:value="0.606171" calcext:value-type="float">
            <text:p>0.606171</text:p>
          </table:table-cell>
          <table:table-cell office:value-type="float" office:value="0.630629" calcext:value-type="float">
            <text:p>0.630629</text:p>
          </table:table-cell>
          <table:table-cell office:value-type="float" office:value="0.664229" calcext:value-type="float">
            <text:p>0.664229</text:p>
          </table:table-cell>
          <table:table-cell office:value-type="float" office:value="0.770286" calcext:value-type="float">
            <text:p>0.770286</text:p>
          </table:table-cell>
          <table:table-cell office:value-type="float" office:value="0.850057" calcext:value-type="float">
            <text:p>0.850057</text:p>
          </table:table-cell>
          <table:table-cell office:value-type="float" office:value="0.896" calcext:value-type="float">
            <text:p>0.896</text:p>
          </table:table-cell>
          <table:table-cell office:value-type="float" office:value="0.574171" calcext:value-type="float">
            <text:p>0.57417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9543" calcext:value-type="float">
            <text:p>0.319543</text:p>
          </table:table-cell>
          <table:table-cell office:value-type="float" office:value="0.399314" calcext:value-type="float">
            <text:p>0.399314</text:p>
          </table:table-cell>
          <table:table-cell office:value-type="float" office:value="0.442057" calcext:value-type="float">
            <text:p>0.442057</text:p>
          </table:table-cell>
          <table:table-cell office:value-type="float" office:value="0.496914" calcext:value-type="float">
            <text:p>0.496914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601829" calcext:value-type="float">
            <text:p>0.601829</text:p>
          </table:table-cell>
          <table:table-cell office:value-type="float" office:value="0.627657" calcext:value-type="float">
            <text:p>0.627657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754057" calcext:value-type="float">
            <text:p>0.754057</text:p>
          </table:table-cell>
          <table:table-cell office:value-type="float" office:value="0.853486" calcext:value-type="float">
            <text:p>0.8534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56976" calcext:value-type="float">
            <text:p>0.5697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72" calcext:value-type="float">
            <text:p>0.272</text:p>
          </table:table-cell>
          <table:table-cell office:value-type="float" office:value="0.32" calcext:value-type="float">
            <text:p>0.32</text:p>
          </table:table-cell>
          <table:table-cell office:value-type="float" office:value="0.410286" calcext:value-type="float">
            <text:p>0.410286</text:p>
          </table:table-cell>
          <table:table-cell office:value-type="float" office:value="0.467886" calcext:value-type="float">
            <text:p>0.467886</text:p>
          </table:table-cell>
          <table:table-cell office:value-type="float" office:value="0.508343" calcext:value-type="float">
            <text:p>0.508343</text:p>
          </table:table-cell>
          <table:table-cell office:value-type="float" office:value="0.564343" calcext:value-type="float">
            <text:p>0.564343</text:p>
          </table:table-cell>
          <table:table-cell office:value-type="float" office:value="0.607543" calcext:value-type="float">
            <text:p>0.607543</text:p>
          </table:table-cell>
          <table:table-cell office:value-type="float" office:value="0.633371" calcext:value-type="float">
            <text:p>0.633371</text:p>
          </table:table-cell>
          <table:table-cell office:value-type="float" office:value="0.659657" calcext:value-type="float">
            <text:p>0.659657</text:p>
          </table:table-cell>
          <table:table-cell office:value-type="float" office:value="0.754286" calcext:value-type="float">
            <text:p>0.754286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896" calcext:value-type="float">
            <text:p>0.896</text:p>
          </table:table-cell>
          <table:table-cell office:value-type="float" office:value="0.577691" calcext:value-type="float">
            <text:p>0.57769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0171" calcext:value-type="float">
            <text:p>0.310171</text:p>
          </table:table-cell>
          <table:table-cell office:value-type="float" office:value="0.397486" calcext:value-type="float">
            <text:p>0.397486</text:p>
          </table:table-cell>
          <table:table-cell office:value-type="float" office:value="0.464914" calcext:value-type="float">
            <text:p>0.464914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578514" calcext:value-type="float">
            <text:p>0.578514</text:p>
          </table:table-cell>
          <table:table-cell office:value-type="float" office:value="0.614171" calcext:value-type="float">
            <text:p>0.614171</text:p>
          </table:table-cell>
          <table:table-cell office:value-type="float" office:value="0.637714" calcext:value-type="float">
            <text:p>0.637714</text:p>
          </table:table-cell>
          <table:table-cell office:value-type="float" office:value="0.682971" calcext:value-type="float">
            <text:p>0.682971</text:p>
          </table:table-cell>
          <table:table-cell office:value-type="float" office:value="0.7712" calcext:value-type="float">
            <text:p>0.7712</text:p>
          </table:table-cell>
          <table:table-cell office:value-type="float" office:value="0.853486" calcext:value-type="float">
            <text:p>0.8534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582423" calcext:value-type="float">
            <text:p>0.58242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2686" calcext:value-type="float">
            <text:p>0.312686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449143" calcext:value-type="float">
            <text:p>0.449143</text:p>
          </table:table-cell>
          <table:table-cell office:value-type="float" office:value="0.5104" calcext:value-type="float">
            <text:p>0.5104</text:p>
          </table:table-cell>
          <table:table-cell office:value-type="float" office:value="0.576686" calcext:value-type="float">
            <text:p>0.576686</text:p>
          </table:table-cell>
          <table:table-cell office:value-type="float" office:value="0.613257" calcext:value-type="float">
            <text:p>0.613257</text:p>
          </table:table-cell>
          <table:table-cell office:value-type="float" office:value="0.635886" calcext:value-type="float">
            <text:p>0.635886</text:p>
          </table:table-cell>
          <table:table-cell office:value-type="float" office:value="0.676571" calcext:value-type="float">
            <text:p>0.676571</text:p>
          </table:table-cell>
          <table:table-cell office:value-type="float" office:value="0.770057" calcext:value-type="float">
            <text:p>0.770057</text:p>
          </table:table-cell>
          <table:table-cell office:value-type="float" office:value="0.850743" calcext:value-type="float">
            <text:p>0.850743</text:p>
          </table:table-cell>
          <table:table-cell office:value-type="float" office:value="0.896" calcext:value-type="float">
            <text:p>0.896</text:p>
          </table:table-cell>
          <table:table-cell office:value-type="float" office:value="0.578583" calcext:value-type="float">
            <text:p>0.57858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72" calcext:value-type="float">
            <text:p>0.272</text:p>
          </table:table-cell>
          <table:table-cell office:value-type="float" office:value="0.341486" calcext:value-type="float">
            <text:p>0.341486</text:p>
          </table:table-cell>
          <table:table-cell office:value-type="float" office:value="0.401143" calcext:value-type="float">
            <text:p>0.401143</text:p>
          </table:table-cell>
          <table:table-cell office:value-type="float" office:value="0.456914" calcext:value-type="float">
            <text:p>0.456914</text:p>
          </table:table-cell>
          <table:table-cell office:value-type="float" office:value="0.517943" calcext:value-type="float">
            <text:p>0.517943</text:p>
          </table:table-cell>
          <table:table-cell office:value-type="float" office:value="0.578971" calcext:value-type="float">
            <text:p>0.578971</text:p>
          </table:table-cell>
          <table:table-cell office:value-type="float" office:value="0.613486" calcext:value-type="float">
            <text:p>0.613486</text:p>
          </table:table-cell>
          <table:table-cell office:value-type="float" office:value="0.634514" calcext:value-type="float">
            <text:p>0.634514</text:p>
          </table:table-cell>
          <table:table-cell office:value-type="float" office:value="0.674286" calcext:value-type="float">
            <text:p>0.674286</text:p>
          </table:table-cell>
          <table:table-cell office:value-type="float" office:value="0.769371" calcext:value-type="float">
            <text:p>0.769371</text:p>
          </table:table-cell>
          <table:table-cell office:value-type="float" office:value="0.855086" calcext:value-type="float">
            <text:p>0.8550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58432" calcext:value-type="float">
            <text:p>0.5843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72" calcext:value-type="float">
            <text:p>0.272</text:p>
          </table:table-cell>
          <table:table-cell office:value-type="float" office:value="0.325029" calcext:value-type="float">
            <text:p>0.325029</text:p>
          </table:table-cell>
          <table:table-cell office:value-type="float" office:value="0.399771" calcext:value-type="float">
            <text:p>0.399771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4992" calcext:value-type="float">
            <text:p>0.4992</text:p>
          </table:table-cell>
          <table:table-cell office:value-type="float" office:value="0.552457" calcext:value-type="float">
            <text:p>0.552457</text:p>
          </table:table-cell>
          <table:table-cell office:value-type="float" office:value="0.599086" calcext:value-type="float">
            <text:p>0.599086</text:p>
          </table:table-cell>
          <table:table-cell office:value-type="float" office:value="0.630171" calcext:value-type="float">
            <text:p>0.630171</text:p>
          </table:table-cell>
          <table:table-cell office:value-type="float" office:value="0.661257" calcext:value-type="float">
            <text:p>0.661257</text:p>
          </table:table-cell>
          <table:table-cell office:value-type="float" office:value="0.757486" calcext:value-type="float">
            <text:p>0.757486</text:p>
          </table:table-cell>
          <table:table-cell office:value-type="float" office:value="0.845257" calcext:value-type="float">
            <text:p>0.845257</text:p>
          </table:table-cell>
          <table:table-cell office:value-type="float" office:value="0.896" calcext:value-type="float">
            <text:p>0.896</text:p>
          </table:table-cell>
          <table:table-cell office:value-type="float" office:value="0.571451" calcext:value-type="float">
            <text:p>0.57145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72" calcext:value-type="float">
            <text:p>0.272</text:p>
          </table:table-cell>
          <table:table-cell office:value-type="float" office:value="0.309714" calcext:value-type="float">
            <text:p>0.309714</text:p>
          </table:table-cell>
          <table:table-cell office:value-type="float" office:value="0.399543" calcext:value-type="float">
            <text:p>0.399543</text:p>
          </table:table-cell>
          <table:table-cell office:value-type="float" office:value="0.434971" calcext:value-type="float">
            <text:p>0.434971</text:p>
          </table:table-cell>
          <table:table-cell office:value-type="float" office:value="0.4976" calcext:value-type="float">
            <text:p>0.4976</text:p>
          </table:table-cell>
          <table:table-cell office:value-type="float" office:value="0.543771" calcext:value-type="float">
            <text:p>0.543771</text:p>
          </table:table-cell>
          <table:table-cell office:value-type="float" office:value="0.592229" calcext:value-type="float">
            <text:p>0.592229</text:p>
          </table:table-cell>
          <table:table-cell office:value-type="float" office:value="0.627657" calcext:value-type="float">
            <text:p>0.627657</text:p>
          </table:table-cell>
          <table:table-cell office:value-type="float" office:value="0.6544" calcext:value-type="float">
            <text:p>0.6544</text:p>
          </table:table-cell>
          <table:table-cell office:value-type="float" office:value="0.747886" calcext:value-type="float">
            <text:p>0.747886</text:p>
          </table:table-cell>
          <table:table-cell office:value-type="float" office:value="0.8464" calcext:value-type="float">
            <text:p>0.8464</text:p>
          </table:table-cell>
          <table:table-cell office:value-type="float" office:value="0.896" calcext:value-type="float">
            <text:p>0.896</text:p>
          </table:table-cell>
          <table:table-cell office:value-type="float" office:value="0.565417" calcext:value-type="float">
            <text:p>0.56541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1314" calcext:value-type="float">
            <text:p>0.311314</text:p>
          </table:table-cell>
          <table:table-cell office:value-type="float" office:value="0.393371" calcext:value-type="float">
            <text:p>0.393371</text:p>
          </table:table-cell>
          <table:table-cell office:value-type="float" office:value="0.4208" calcext:value-type="float">
            <text:p>0.4208</text:p>
          </table:table-cell>
          <table:table-cell office:value-type="float" office:value="0.490971" calcext:value-type="float">
            <text:p>0.490971</text:p>
          </table:table-cell>
          <table:table-cell office:value-type="float" office:value="0.524343" calcext:value-type="float">
            <text:p>0.524343</text:p>
          </table:table-cell>
          <table:table-cell office:value-type="float" office:value="0.570514" calcext:value-type="float">
            <text:p>0.570514</text:p>
          </table:table-cell>
          <table:table-cell office:value-type="float" office:value="0.616" calcext:value-type="float">
            <text:p>0.616</text:p>
          </table:table-cell>
          <table:table-cell office:value-type="float" office:value="0.649829" calcext:value-type="float">
            <text:p>0.649829</text:p>
          </table:table-cell>
          <table:table-cell office:value-type="float" office:value="0.754514" calcext:value-type="float">
            <text:p>0.754514</text:p>
          </table:table-cell>
          <table:table-cell office:value-type="float" office:value="0.846629" calcext:value-type="float">
            <text:p>0.846629</text:p>
          </table:table-cell>
          <table:table-cell office:value-type="float" office:value="0.896" calcext:value-type="float">
            <text:p>0.896</text:p>
          </table:table-cell>
          <table:table-cell office:value-type="float" office:value="0.557829" calcext:value-type="float">
            <text:p>0.557829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0857" calcext:value-type="float">
            <text:p>0.310857</text:p>
          </table:table-cell>
          <table:table-cell office:value-type="float" office:value="0.399086" calcext:value-type="float">
            <text:p>0.399086</text:p>
          </table:table-cell>
          <table:table-cell office:value-type="float" office:value="0.438857" calcext:value-type="float">
            <text:p>0.438857</text:p>
          </table:table-cell>
          <table:table-cell office:value-type="float" office:value="0.4976" calcext:value-type="float">
            <text:p>0.4976</text:p>
          </table:table-cell>
          <table:table-cell office:value-type="float" office:value="0.537829" calcext:value-type="float">
            <text:p>0.537829</text:p>
          </table:table-cell>
          <table:table-cell office:value-type="float" office:value="0.5856" calcext:value-type="float">
            <text:p>0.5856</text:p>
          </table:table-cell>
          <table:table-cell office:value-type="float" office:value="0.621714" calcext:value-type="float">
            <text:p>0.621714</text:p>
          </table:table-cell>
          <table:table-cell office:value-type="float" office:value="0.654171" calcext:value-type="float">
            <text:p>0.654171</text:p>
          </table:table-cell>
          <table:table-cell office:value-type="float" office:value="0.765714" calcext:value-type="float">
            <text:p>0.765714</text:p>
          </table:table-cell>
          <table:table-cell office:value-type="float" office:value="0.853943" calcext:value-type="float">
            <text:p>0.853943</text:p>
          </table:table-cell>
          <table:table-cell office:value-type="float" office:value="0.896" calcext:value-type="float">
            <text:p>0.896</text:p>
          </table:table-cell>
          <table:table-cell office:value-type="float" office:value="0.566537" calcext:value-type="float">
            <text:p>0.566537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72" calcext:value-type="float">
            <text:p>0.272</text:p>
          </table:table-cell>
          <table:table-cell office:value-type="float" office:value="0.321371" calcext:value-type="float">
            <text:p>0.321371</text:p>
          </table:table-cell>
          <table:table-cell office:value-type="float" office:value="0.400457" calcext:value-type="float">
            <text:p>0.400457</text:p>
          </table:table-cell>
          <table:table-cell office:value-type="float" office:value="0.454857" calcext:value-type="float">
            <text:p>0.454857</text:p>
          </table:table-cell>
          <table:table-cell office:value-type="float" office:value="0.509714" calcext:value-type="float">
            <text:p>0.509714</text:p>
          </table:table-cell>
          <table:table-cell office:value-type="float" office:value="0.5568" calcext:value-type="float">
            <text:p>0.5568</text:p>
          </table:table-cell>
          <table:table-cell office:value-type="float" office:value="0.605029" calcext:value-type="float">
            <text:p>0.605029</text:p>
          </table:table-cell>
          <table:table-cell office:value-type="float" office:value="0.630629" calcext:value-type="float">
            <text:p>0.630629</text:p>
          </table:table-cell>
          <table:table-cell office:value-type="float" office:value="0.680914" calcext:value-type="float">
            <text:p>0.680914</text:p>
          </table:table-cell>
          <table:table-cell office:value-type="float" office:value="0.776686" calcext:value-type="float">
            <text:p>0.776686</text:p>
          </table:table-cell>
          <table:table-cell office:value-type="float" office:value="0.856457" calcext:value-type="float">
            <text:p>0.856457</text:p>
          </table:table-cell>
          <table:table-cell office:value-type="float" office:value="0.896" calcext:value-type="float">
            <text:p>0.896</text:p>
          </table:table-cell>
          <table:table-cell office:value-type="float" office:value="0.579291" calcext:value-type="float">
            <text:p>0.57929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2686" calcext:value-type="float">
            <text:p>0.312686</text:p>
          </table:table-cell>
          <table:table-cell office:value-type="float" office:value="0.396343" calcext:value-type="float">
            <text:p>0.396343</text:p>
          </table:table-cell>
          <table:table-cell office:value-type="float" office:value="0.437714" calcext:value-type="float">
            <text:p>0.437714</text:p>
          </table:table-cell>
          <table:table-cell office:value-type="float" office:value="0.510171" calcext:value-type="float">
            <text:p>0.510171</text:p>
          </table:table-cell>
          <table:table-cell office:value-type="float" office:value="0.563657" calcext:value-type="float">
            <text:p>0.563657</text:p>
          </table:table-cell>
          <table:table-cell office:value-type="float" office:value="0.610286" calcext:value-type="float">
            <text:p>0.610286</text:p>
          </table:table-cell>
          <table:table-cell office:value-type="float" office:value="0.638857" calcext:value-type="float">
            <text:p>0.638857</text:p>
          </table:table-cell>
          <table:table-cell office:value-type="float" office:value="0.696229" calcext:value-type="float">
            <text:p>0.696229</text:p>
          </table:table-cell>
          <table:table-cell office:value-type="float" office:value="0.7824" calcext:value-type="float">
            <text:p>0.7824</text:p>
          </table:table-cell>
          <table:table-cell office:value-type="float" office:value="0.854857" calcext:value-type="float">
            <text:p>0.854857</text:p>
          </table:table-cell>
          <table:table-cell office:value-type="float" office:value="0.896" calcext:value-type="float">
            <text:p>0.896</text:p>
          </table:table-cell>
          <table:table-cell office:value-type="float" office:value="0.58032" calcext:value-type="float">
            <text:p>0.5803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72" calcext:value-type="float">
            <text:p>0.272</text:p>
          </table:table-cell>
          <table:table-cell office:value-type="float" office:value="0.330743" calcext:value-type="float">
            <text:p>0.330743</text:p>
          </table:table-cell>
          <table:table-cell office:value-type="float" office:value="0.399543" calcext:value-type="float">
            <text:p>0.399543</text:p>
          </table:table-cell>
          <table:table-cell office:value-type="float" office:value="0.450514" calcext:value-type="float">
            <text:p>0.450514</text:p>
          </table:table-cell>
          <table:table-cell office:value-type="float" office:value="0.508343" calcext:value-type="float">
            <text:p>0.508343</text:p>
          </table:table-cell>
          <table:table-cell office:value-type="float" office:value="0.556343" calcext:value-type="float">
            <text:p>0.556343</text:p>
          </table:table-cell>
          <table:table-cell office:value-type="float" office:value="0.608229" calcext:value-type="float">
            <text:p>0.608229</text:p>
          </table:table-cell>
          <table:table-cell office:value-type="float" office:value="0.640457" calcext:value-type="float">
            <text:p>0.640457</text:p>
          </table:table-cell>
          <table:table-cell office:value-type="float" office:value="0.6928" calcext:value-type="float">
            <text:p>0.6928</text:p>
          </table:table-cell>
          <table:table-cell office:value-type="float" office:value="0.789486" calcext:value-type="float">
            <text:p>0.789486</text:p>
          </table:table-cell>
          <table:table-cell office:value-type="float" office:value="0.855086" calcext:value-type="float">
            <text:p>0.8550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583154" calcext:value-type="float">
            <text:p>0.58315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72" calcext:value-type="float">
            <text:p>0.272</text:p>
          </table:table-cell>
          <table:table-cell office:value-type="float" office:value="0.327771" calcext:value-type="float">
            <text:p>0.327771</text:p>
          </table:table-cell>
          <table:table-cell office:value-type="float" office:value="0.407771" calcext:value-type="float">
            <text:p>0.407771</text:p>
          </table:table-cell>
          <table:table-cell office:value-type="float" office:value="0.477943" calcext:value-type="float">
            <text:p>0.477943</text:p>
          </table:table-cell>
          <table:table-cell office:value-type="float" office:value="0.5264" calcext:value-type="float">
            <text:p>0.5264</text:p>
          </table:table-cell>
          <table:table-cell office:value-type="float" office:value="0.576457" calcext:value-type="float">
            <text:p>0.576457</text:p>
          </table:table-cell>
          <table:table-cell office:value-type="float" office:value="0.614629" calcext:value-type="float">
            <text:p>0.614629</text:p>
          </table:table-cell>
          <table:table-cell office:value-type="float" office:value="0.637257" calcext:value-type="float">
            <text:p>0.637257</text:p>
          </table:table-cell>
          <table:table-cell office:value-type="float" office:value="0.685029" calcext:value-type="float">
            <text:p>0.685029</text:p>
          </table:table-cell>
          <table:table-cell office:value-type="float" office:value="0.786743" calcext:value-type="float">
            <text:p>0.786743</text:p>
          </table:table-cell>
          <table:table-cell office:value-type="float" office:value="0.853257" calcext:value-type="float">
            <text:p>0.853257</text:p>
          </table:table-cell>
          <table:table-cell office:value-type="float" office:value="0.896" calcext:value-type="float">
            <text:p>0.896</text:p>
          </table:table-cell>
          <table:table-cell office:value-type="float" office:value="0.589326" calcext:value-type="float">
            <text:p>0.58932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72" calcext:value-type="float">
            <text:p>0.272</text:p>
          </table:table-cell>
          <table:table-cell office:value-type="float" office:value="0.326857" calcext:value-type="float">
            <text:p>0.326857</text:p>
          </table:table-cell>
          <table:table-cell office:value-type="float" office:value="0.400686" calcext:value-type="float">
            <text:p>0.400686</text:p>
          </table:table-cell>
          <table:table-cell office:value-type="float" office:value="0.449371" calcext:value-type="float">
            <text:p>0.449371</text:p>
          </table:table-cell>
          <table:table-cell office:value-type="float" office:value="0.504686" calcext:value-type="float">
            <text:p>0.504686</text:p>
          </table:table-cell>
          <table:table-cell office:value-type="float" office:value="0.561371" calcext:value-type="float">
            <text:p>0.561371</text:p>
          </table:table-cell>
          <table:table-cell office:value-type="float" office:value="0.613943" calcext:value-type="float">
            <text:p>0.613943</text:p>
          </table:table-cell>
          <table:table-cell office:value-type="float" office:value="0.635886" calcext:value-type="float">
            <text:p>0.635886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781714" calcext:value-type="float">
            <text:p>0.781714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96" calcext:value-type="float">
            <text:p>0.896</text:p>
          </table:table-cell>
          <table:table-cell office:value-type="float" office:value="0.579771" calcext:value-type="float">
            <text:p>0.57977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6571" calcext:value-type="float">
            <text:p>0.316571</text:p>
          </table:table-cell>
          <table:table-cell office:value-type="float" office:value="0.3968" calcext:value-type="float">
            <text:p>0.3968</text:p>
          </table:table-cell>
          <table:table-cell office:value-type="float" office:value="0.441143" calcext:value-type="float">
            <text:p>0.441143</text:p>
          </table:table-cell>
          <table:table-cell office:value-type="float" office:value="0.506057" calcext:value-type="float">
            <text:p>0.506057</text:p>
          </table:table-cell>
          <table:table-cell office:value-type="float" office:value="0.56" calcext:value-type="float">
            <text:p>0.56</text:p>
          </table:table-cell>
          <table:table-cell office:value-type="float" office:value="0.612343" calcext:value-type="float">
            <text:p>0.612343</text:p>
          </table:table-cell>
          <table:table-cell office:value-type="float" office:value="0.636343" calcext:value-type="float">
            <text:p>0.636343</text:p>
          </table:table-cell>
          <table:table-cell office:value-type="float" office:value="0.678857" calcext:value-type="float">
            <text:p>0.678857</text:p>
          </table:table-cell>
          <table:table-cell office:value-type="float" office:value="0.792229" calcext:value-type="float">
            <text:p>0.792229</text:p>
          </table:table-cell>
          <table:table-cell office:value-type="float" office:value="0.856914" calcext:value-type="float">
            <text:p>0.856914</text:p>
          </table:table-cell>
          <table:table-cell office:value-type="float" office:value="0.896" calcext:value-type="float">
            <text:p>0.896</text:p>
          </table:table-cell>
          <table:table-cell office:value-type="float" office:value="0.579726" calcext:value-type="float">
            <text:p>0.57972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72" calcext:value-type="float">
            <text:p>0.272</text:p>
          </table:table-cell>
          <table:table-cell office:value-type="float" office:value="0.322743" calcext:value-type="float">
            <text:p>0.322743</text:p>
          </table:table-cell>
          <table:table-cell office:value-type="float" office:value="0.395429" calcext:value-type="float">
            <text:p>0.395429</text:p>
          </table:table-cell>
          <table:table-cell office:value-type="float" office:value="0.445486" calcext:value-type="float">
            <text:p>0.445486</text:p>
          </table:table-cell>
          <table:table-cell office:value-type="float" office:value="0.505143" calcext:value-type="float">
            <text:p>0.505143</text:p>
          </table:table-cell>
          <table:table-cell office:value-type="float" office:value="0.553371" calcext:value-type="float">
            <text:p>0.553371</text:p>
          </table:table-cell>
          <table:table-cell office:value-type="float" office:value="0.614171" calcext:value-type="float">
            <text:p>0.614171</text:p>
          </table:table-cell>
          <table:table-cell office:value-type="float" office:value="0.638857" calcext:value-type="float">
            <text:p>0.638857</text:p>
          </table:table-cell>
          <table:table-cell office:value-type="float" office:value="0.698286" calcext:value-type="float">
            <text:p>0.698286</text:p>
          </table:table-cell>
          <table:table-cell office:value-type="float" office:value="0.7984" calcext:value-type="float">
            <text:p>0.7984</text:p>
          </table:table-cell>
          <table:table-cell office:value-type="float" office:value="0.860571" calcext:value-type="float">
            <text:p>0.8605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583246" calcext:value-type="float">
            <text:p>0.58324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72" calcext:value-type="float">
            <text:p>0.272</text:p>
          </table:table-cell>
          <table:table-cell office:value-type="float" office:value="0.325714" calcext:value-type="float">
            <text:p>0.325714</text:p>
          </table:table-cell>
          <table:table-cell office:value-type="float" office:value="0.404571" calcext:value-type="float">
            <text:p>0.404571</text:p>
          </table:table-cell>
          <table:table-cell office:value-type="float" office:value="0.469943" calcext:value-type="float">
            <text:p>0.469943</text:p>
          </table:table-cell>
          <table:table-cell office:value-type="float" office:value="0.513143" calcext:value-type="float">
            <text:p>0.513143</text:p>
          </table:table-cell>
          <table:table-cell office:value-type="float" office:value="0.5584" calcext:value-type="float">
            <text:p>0.5584</text:p>
          </table:table-cell>
          <table:table-cell office:value-type="float" office:value="0.612343" calcext:value-type="float">
            <text:p>0.612343</text:p>
          </table:table-cell>
          <table:table-cell office:value-type="float" office:value="0.641143" calcext:value-type="float">
            <text:p>0.641143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806857" calcext:value-type="float">
            <text:p>0.806857</text:p>
          </table:table-cell>
          <table:table-cell office:value-type="float" office:value="0.867886" calcext:value-type="float">
            <text:p>0.8678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591429" calcext:value-type="float">
            <text:p>0.59142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9771" calcext:value-type="float">
            <text:p>0.319771</text:p>
          </table:table-cell>
          <table:table-cell office:value-type="float" office:value="0.4096" calcext:value-type="float">
            <text:p>0.4096</text:p>
          </table:table-cell>
          <table:table-cell office:value-type="float" office:value="0.4784" calcext:value-type="float">
            <text:p>0.4784</text:p>
          </table:table-cell>
          <table:table-cell office:value-type="float" office:value="0.532114" calcext:value-type="float">
            <text:p>0.532114</text:p>
          </table:table-cell>
          <table:table-cell office:value-type="float" office:value="0.594514" calcext:value-type="float">
            <text:p>0.594514</text:p>
          </table:table-cell>
          <table:table-cell office:value-type="float" office:value="0.630629" calcext:value-type="float">
            <text:p>0.630629</text:p>
          </table:table-cell>
          <table:table-cell office:value-type="float" office:value="0.650057" calcext:value-type="float">
            <text:p>0.650057</text:p>
          </table:table-cell>
          <table:table-cell office:value-type="float" office:value="0.729371" calcext:value-type="float">
            <text:p>0.729371</text:p>
          </table:table-cell>
          <table:table-cell office:value-type="float" office:value="0.8096" calcext:value-type="float">
            <text:p>0.8096</text:p>
          </table:table-cell>
          <table:table-cell office:value-type="float" office:value="0.866743" calcext:value-type="float">
            <text:p>0.866743</text:p>
          </table:table-cell>
          <table:table-cell office:value-type="float" office:value="0.896" calcext:value-type="float">
            <text:p>0.896</text:p>
          </table:table-cell>
          <table:table-cell office:value-type="float" office:value="0.60208" calcext:value-type="float">
            <text:p>0.60208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272" calcext:value-type="float">
            <text:p>0.272</text:p>
          </table:table-cell>
          <table:table-cell office:value-type="float" office:value="0.3328" calcext:value-type="float">
            <text:p>0.3328</text:p>
          </table:table-cell>
          <table:table-cell office:value-type="float" office:value="0.415086" calcext:value-type="float">
            <text:p>0.415086</text:p>
          </table:table-cell>
          <table:table-cell office:value-type="float" office:value="0.489829" calcext:value-type="float">
            <text:p>0.489829</text:p>
          </table:table-cell>
          <table:table-cell office:value-type="float" office:value="0.535771" calcext:value-type="float">
            <text:p>0.535771</text:p>
          </table:table-cell>
          <table:table-cell office:value-type="float" office:value="0.5984" calcext:value-type="float">
            <text:p>0.5984</text:p>
          </table:table-cell>
          <table:table-cell office:value-type="float" office:value="0.634057" calcext:value-type="float">
            <text:p>0.634057</text:p>
          </table:table-cell>
          <table:table-cell office:value-type="float" office:value="0.671086" calcext:value-type="float">
            <text:p>0.671086</text:p>
          </table:table-cell>
          <table:table-cell office:value-type="float" office:value="0.753829" calcext:value-type="float">
            <text:p>0.753829</text:p>
          </table:table-cell>
          <table:table-cell office:value-type="float" office:value="0.810743" calcext:value-type="float">
            <text:p>0.810743</text:p>
          </table:table-cell>
          <table:table-cell office:value-type="float" office:value="0.869486" calcext:value-type="float">
            <text:p>0.8694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611109" calcext:value-type="float">
            <text:p>0.611109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72" calcext:value-type="float">
            <text:p>0.272</text:p>
          </table:table-cell>
          <table:table-cell office:value-type="float" office:value="0.335086" calcext:value-type="float">
            <text:p>0.335086</text:p>
          </table:table-cell>
          <table:table-cell office:value-type="float" office:value="0.412114" calcext:value-type="float">
            <text:p>0.412114</text:p>
          </table:table-cell>
          <table:table-cell office:value-type="float" office:value="0.485257" calcext:value-type="float">
            <text:p>0.485257</text:p>
          </table:table-cell>
          <table:table-cell office:value-type="float" office:value="0.541943" calcext:value-type="float">
            <text:p>0.541943</text:p>
          </table:table-cell>
          <table:table-cell office:value-type="float" office:value="0.608" calcext:value-type="float">
            <text:p>0.608</text:p>
          </table:table-cell>
          <table:table-cell office:value-type="float" office:value="0.640229" calcext:value-type="float">
            <text:p>0.640229</text:p>
          </table:table-cell>
          <table:table-cell office:value-type="float" office:value="0.697829" calcext:value-type="float">
            <text:p>0.697829</text:p>
          </table:table-cell>
          <table:table-cell office:value-type="float" office:value="0.783086" calcext:value-type="float">
            <text:p>0.783086</text:p>
          </table:table-cell>
          <table:table-cell office:value-type="float" office:value="0.8256" calcext:value-type="float">
            <text:p>0.8256</text:p>
          </table:table-cell>
          <table:table-cell office:value-type="float" office:value="0.875886" calcext:value-type="float">
            <text:p>0.8758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620503" calcext:value-type="float">
            <text:p>0.62050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72" calcext:value-type="float">
            <text:p>0.272</text:p>
          </table:table-cell>
          <table:table-cell office:value-type="float" office:value="0.346514" calcext:value-type="float">
            <text:p>0.346514</text:p>
          </table:table-cell>
          <table:table-cell office:value-type="float" office:value="0.444114" calcext:value-type="float">
            <text:p>0.444114</text:p>
          </table:table-cell>
          <table:table-cell office:value-type="float" office:value="0.5088" calcext:value-type="float">
            <text:p>0.5088</text:p>
          </table:table-cell>
          <table:table-cell office:value-type="float" office:value="0.576" calcext:value-type="float">
            <text:p>0.576</text:p>
          </table:table-cell>
          <table:table-cell office:value-type="float" office:value="0.624914" calcext:value-type="float">
            <text:p>0.624914</text:p>
          </table:table-cell>
          <table:table-cell office:value-type="float" office:value="0.6496" calcext:value-type="float">
            <text:p>0.6496</text:p>
          </table:table-cell>
          <table:table-cell office:value-type="float" office:value="0.728457" calcext:value-type="float">
            <text:p>0.728457</text:p>
          </table:table-cell>
          <table:table-cell office:value-type="float" office:value="0.795429" calcext:value-type="float">
            <text:p>0.795429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877257" calcext:value-type="float">
            <text:p>0.877257</text:p>
          </table:table-cell>
          <table:table-cell office:value-type="float" office:value="0.896" calcext:value-type="float">
            <text:p>0.896</text:p>
          </table:table-cell>
          <table:table-cell office:value-type="float" office:value="0.638469" calcext:value-type="float">
            <text:p>0.63846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72" calcext:value-type="float">
            <text:p>0.272</text:p>
          </table:table-cell>
          <table:table-cell office:value-type="float" office:value="0.349257" calcext:value-type="float">
            <text:p>0.349257</text:p>
          </table:table-cell>
          <table:table-cell office:value-type="float" office:value="0.448914" calcext:value-type="float">
            <text:p>0.448914</text:p>
          </table:table-cell>
          <table:table-cell office:value-type="float" office:value="0.506514" calcext:value-type="float">
            <text:p>0.506514</text:p>
          </table:table-cell>
          <table:table-cell office:value-type="float" office:value="0.565714" calcext:value-type="float">
            <text:p>0.565714</text:p>
          </table:table-cell>
          <table:table-cell office:value-type="float" office:value="0.622171" calcext:value-type="float">
            <text:p>0.622171</text:p>
          </table:table-cell>
          <table:table-cell office:value-type="float" office:value="0.6528" calcext:value-type="float">
            <text:p>0.6528</text:p>
          </table:table-cell>
          <table:table-cell office:value-type="float" office:value="0.7296" calcext:value-type="float">
            <text:p>0.7296</text:p>
          </table:table-cell>
          <table:table-cell office:value-type="float" office:value="0.795886" calcext:value-type="float">
            <text:p>0.795886</text:p>
          </table:table-cell>
          <table:table-cell office:value-type="float" office:value="0.839771" calcext:value-type="float">
            <text:p>0.839771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896" calcext:value-type="float">
            <text:p>0.896</text:p>
          </table:table-cell>
          <table:table-cell office:value-type="float" office:value="0.638903" calcext:value-type="float">
            <text:p>0.63890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72" calcext:value-type="float">
            <text:p>0.272</text:p>
          </table:table-cell>
          <table:table-cell office:value-type="float" office:value="0.3552" calcext:value-type="float">
            <text:p>0.3552</text:p>
          </table:table-cell>
          <table:table-cell office:value-type="float" office:value="0.458057" calcext:value-type="float">
            <text:p>0.458057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589486" calcext:value-type="float">
            <text:p>0.589486</text:p>
          </table:table-cell>
          <table:table-cell office:value-type="float" office:value="0.633371" calcext:value-type="float">
            <text:p>0.633371</text:p>
          </table:table-cell>
          <table:table-cell office:value-type="float" office:value="0.6752" calcext:value-type="float">
            <text:p>0.6752</text:p>
          </table:table-cell>
          <table:table-cell office:value-type="float" office:value="0.759543" calcext:value-type="float">
            <text:p>0.759543</text:p>
          </table:table-cell>
          <table:table-cell office:value-type="float" office:value="0.813029" calcext:value-type="float">
            <text:p>0.813029</text:p>
          </table:table-cell>
          <table:table-cell office:value-type="float" office:value="0.845943" calcext:value-type="float">
            <text:p>0.845943</text:p>
          </table:table-cell>
          <table:table-cell office:value-type="float" office:value="0.88" calcext:value-type="float">
            <text:p>0.88</text:p>
          </table:table-cell>
          <table:table-cell office:value-type="float" office:value="0.896" calcext:value-type="float">
            <text:p>0.896</text:p>
          </table:table-cell>
          <table:table-cell office:value-type="float" office:value="0.653143" calcext:value-type="float">
            <text:p>0.653143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72" calcext:value-type="float">
            <text:p>0.272</text:p>
          </table:table-cell>
          <table:table-cell office:value-type="float" office:value="0.339886" calcext:value-type="float">
            <text:p>0.339886</text:p>
          </table:table-cell>
          <table:table-cell office:value-type="float" office:value="0.472686" calcext:value-type="float">
            <text:p>0.472686</text:p>
          </table:table-cell>
          <table:table-cell office:value-type="float" office:value="0.539657" calcext:value-type="float">
            <text:p>0.539657</text:p>
          </table:table-cell>
          <table:table-cell office:value-type="float" office:value="0.614171" calcext:value-type="float">
            <text:p>0.614171</text:p>
          </table:table-cell>
          <table:table-cell office:value-type="float" office:value="0.647086" calcext:value-type="float">
            <text:p>0.647086</text:p>
          </table:table-cell>
          <table:table-cell office:value-type="float" office:value="0.704229" calcext:value-type="float">
            <text:p>0.704229</text:p>
          </table:table-cell>
          <table:table-cell office:value-type="float" office:value="0.776914" calcext:value-type="float">
            <text:p>0.776914</text:p>
          </table:table-cell>
          <table:table-cell office:value-type="float" office:value="0.814171" calcext:value-type="float">
            <text:p>0.814171</text:p>
          </table:table-cell>
          <table:table-cell office:value-type="float" office:value="0.842514" calcext:value-type="float">
            <text:p>0.842514</text:p>
          </table:table-cell>
          <table:table-cell office:value-type="float" office:value="0.878171" calcext:value-type="float">
            <text:p>0.8781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662949" calcext:value-type="float">
            <text:p>0.662949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2" calcext:value-type="float">
            <text:p>0.272</text:p>
          </table:table-cell>
          <table:table-cell office:value-type="float" office:value="0.351086" calcext:value-type="float">
            <text:p>0.351086</text:p>
          </table:table-cell>
          <table:table-cell office:value-type="float" office:value="0.484343" calcext:value-type="float">
            <text:p>0.484343</text:p>
          </table:table-cell>
          <table:table-cell office:value-type="float" office:value="0.550629" calcext:value-type="float">
            <text:p>0.550629</text:p>
          </table:table-cell>
          <table:table-cell office:value-type="float" office:value="0.613257" calcext:value-type="float">
            <text:p>0.613257</text:p>
          </table:table-cell>
          <table:table-cell office:value-type="float" office:value="0.638171" calcext:value-type="float">
            <text:p>0.638171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758857" calcext:value-type="float">
            <text:p>0.758857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841143" calcext:value-type="float">
            <text:p>0.841143</text:p>
          </table:table-cell>
          <table:table-cell office:value-type="float" office:value="0.877257" calcext:value-type="float">
            <text:p>0.877257</text:p>
          </table:table-cell>
          <table:table-cell office:value-type="float" office:value="0.896" calcext:value-type="float">
            <text:p>0.896</text:p>
          </table:table-cell>
          <table:table-cell office:value-type="float" office:value="0.660526" calcext:value-type="float">
            <text:p>0.66052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72" calcext:value-type="float">
            <text:p>0.272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485257" calcext:value-type="float">
            <text:p>0.485257</text:p>
          </table:table-cell>
          <table:table-cell office:value-type="float" office:value="0.546057" calcext:value-type="float">
            <text:p>0.546057</text:p>
          </table:table-cell>
          <table:table-cell office:value-type="float" office:value="0.616914" calcext:value-type="float">
            <text:p>0.616914</text:p>
          </table:table-cell>
          <table:table-cell office:value-type="float" office:value="0.656229" calcext:value-type="float">
            <text:p>0.656229</text:p>
          </table:table-cell>
          <table:table-cell office:value-type="float" office:value="0.723429" calcext:value-type="float">
            <text:p>0.723429</text:p>
          </table:table-cell>
          <table:table-cell office:value-type="float" office:value="0.775086" calcext:value-type="float">
            <text:p>0.775086</text:p>
          </table:table-cell>
          <table:table-cell office:value-type="float" office:value="0.8096" calcext:value-type="float">
            <text:p>0.8096</text:p>
          </table:table-cell>
          <table:table-cell office:value-type="float" office:value="0.843657" calcext:value-type="float">
            <text:p>0.843657</text:p>
          </table:table-cell>
          <table:table-cell office:value-type="float" office:value="0.874743" calcext:value-type="float">
            <text:p>0.874743</text:p>
          </table:table-cell>
          <table:table-cell office:value-type="float" office:value="0.896" calcext:value-type="float">
            <text:p>0.896</text:p>
          </table:table-cell>
          <table:table-cell office:value-type="float" office:value="0.670377" calcext:value-type="float">
            <text:p>0.670377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72" calcext:value-type="float">
            <text:p>0.272</text:p>
          </table:table-cell>
          <table:table-cell office:value-type="float" office:value="0.402743" calcext:value-type="float">
            <text:p>0.402743</text:p>
          </table:table-cell>
          <table:table-cell office:value-type="float" office:value="0.501029" calcext:value-type="float">
            <text:p>0.501029</text:p>
          </table:table-cell>
          <table:table-cell office:value-type="float" office:value="0.572571" calcext:value-type="float">
            <text:p>0.572571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676571" calcext:value-type="float">
            <text:p>0.676571</text:p>
          </table:table-cell>
          <table:table-cell office:value-type="float" office:value="0.741486" calcext:value-type="float">
            <text:p>0.741486</text:p>
          </table:table-cell>
          <table:table-cell office:value-type="float" office:value="0.787886" calcext:value-type="float">
            <text:p>0.787886</text:p>
          </table:table-cell>
          <table:table-cell office:value-type="float" office:value="0.818743" calcext:value-type="float">
            <text:p>0.818743</text:p>
          </table:table-cell>
          <table:table-cell office:value-type="float" office:value="0.848686" calcext:value-type="float">
            <text:p>0.848686</text:p>
          </table:table-cell>
          <table:table-cell office:value-type="float" office:value="0.876343" calcext:value-type="float">
            <text:p>0.876343</text:p>
          </table:table-cell>
          <table:table-cell office:value-type="float" office:value="0.896" calcext:value-type="float">
            <text:p>0.896</text:p>
          </table:table-cell>
          <table:table-cell office:value-type="float" office:value="0.685463" calcext:value-type="float">
            <text:p>0.68546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72" calcext:value-type="float">
            <text:p>0.272</text:p>
          </table:table-cell>
          <table:table-cell office:value-type="float" office:value="0.3664" calcext:value-type="float">
            <text:p>0.3664</text:p>
          </table:table-cell>
          <table:table-cell office:value-type="float" office:value="0.476571" calcext:value-type="float">
            <text:p>0.476571</text:p>
          </table:table-cell>
          <table:table-cell office:value-type="float" office:value="0.540114" calcext:value-type="float">
            <text:p>0.540114</text:p>
          </table:table-cell>
          <table:table-cell office:value-type="float" office:value="0.618971" calcext:value-type="float">
            <text:p>0.618971</text:p>
          </table:table-cell>
          <table:table-cell office:value-type="float" office:value="0.664229" calcext:value-type="float">
            <text:p>0.664229</text:p>
          </table:table-cell>
          <table:table-cell office:value-type="float" office:value="0.733943" calcext:value-type="float">
            <text:p>0.733943</text:p>
          </table:table-cell>
          <table:table-cell office:value-type="float" office:value="0.784914" calcext:value-type="float">
            <text:p>0.784914</text:p>
          </table:table-cell>
          <table:table-cell office:value-type="float" office:value="0.818743" calcext:value-type="float">
            <text:p>0.818743</text:p>
          </table:table-cell>
          <table:table-cell office:value-type="float" office:value="0.849143" calcext:value-type="float">
            <text:p>0.849143</text:p>
          </table:table-cell>
          <table:table-cell office:value-type="float" office:value="0.879543" calcext:value-type="float">
            <text:p>0.879543</text:p>
          </table:table-cell>
          <table:table-cell office:value-type="float" office:value="0.896" calcext:value-type="float">
            <text:p>0.896</text:p>
          </table:table-cell>
          <table:table-cell office:value-type="float" office:value="0.673257" calcext:value-type="float">
            <text:p>0.673257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72" calcext:value-type="float">
            <text:p>0.272</text:p>
          </table:table-cell>
          <table:table-cell office:value-type="float" office:value="0.36" calcext:value-type="float">
            <text:p>0.36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548343" calcext:value-type="float">
            <text:p>0.548343</text:p>
          </table:table-cell>
          <table:table-cell office:value-type="float" office:value="0.622171" calcext:value-type="float">
            <text:p>0.622171</text:p>
          </table:table-cell>
          <table:table-cell office:value-type="float" office:value="0.652343" calcext:value-type="float">
            <text:p>0.652343</text:p>
          </table:table-cell>
          <table:table-cell office:value-type="float" office:value="0.721829" calcext:value-type="float">
            <text:p>0.721829</text:p>
          </table:table-cell>
          <table:table-cell office:value-type="float" office:value="0.783314" calcext:value-type="float">
            <text:p>0.783314</text:p>
          </table:table-cell>
          <table:table-cell office:value-type="float" office:value="0.818286" calcext:value-type="float">
            <text:p>0.818286</text:p>
          </table:table-cell>
          <table:table-cell office:value-type="float" office:value="0.846629" calcext:value-type="float">
            <text:p>0.846629</text:p>
          </table:table-cell>
          <table:table-cell office:value-type="float" office:value="0.877714" calcext:value-type="float">
            <text:p>0.877714</text:p>
          </table:table-cell>
          <table:table-cell office:value-type="float" office:value="0.896" calcext:value-type="float">
            <text:p>0.896</text:p>
          </table:table-cell>
          <table:table-cell office:value-type="float" office:value="0.672023" calcext:value-type="float">
            <text:p>0.67202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72" calcext:value-type="float">
            <text:p>0.272</text:p>
          </table:table-cell>
          <table:table-cell office:value-type="float" office:value="0.378514" calcext:value-type="float">
            <text:p>0.378514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549257" calcext:value-type="float">
            <text:p>0.549257</text:p>
          </table:table-cell>
          <table:table-cell office:value-type="float" office:value="0.622857" calcext:value-type="float">
            <text:p>0.622857</text:p>
          </table:table-cell>
          <table:table-cell office:value-type="float" office:value="0.651657" calcext:value-type="float">
            <text:p>0.651657</text:p>
          </table:table-cell>
          <table:table-cell office:value-type="float" office:value="0.721829" calcext:value-type="float">
            <text:p>0.721829</text:p>
          </table:table-cell>
          <table:table-cell office:value-type="float" office:value="0.7808" calcext:value-type="float">
            <text:p>0.7808</text:p>
          </table:table-cell>
          <table:table-cell office:value-type="float" office:value="0.819429" calcext:value-type="float">
            <text:p>0.819429</text:p>
          </table:table-cell>
          <table:table-cell office:value-type="float" office:value="0.849371" calcext:value-type="float">
            <text:p>0.849371</text:p>
          </table:table-cell>
          <table:table-cell office:value-type="float" office:value="0.878171" calcext:value-type="float">
            <text:p>0.8781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674149" calcext:value-type="float">
            <text:p>0.67414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72" calcext:value-type="float">
            <text:p>0.272</text:p>
          </table:table-cell>
          <table:table-cell office:value-type="float" office:value="0.375086" calcext:value-type="float">
            <text:p>0.375086</text:p>
          </table:table-cell>
          <table:table-cell office:value-type="float" office:value="0.495314" calcext:value-type="float">
            <text:p>0.495314</text:p>
          </table:table-cell>
          <table:table-cell office:value-type="float" office:value="0.559086" calcext:value-type="float">
            <text:p>0.559086</text:p>
          </table:table-cell>
          <table:table-cell office:value-type="float" office:value="0.623314" calcext:value-type="float">
            <text:p>0.623314</text:p>
          </table:table-cell>
          <table:table-cell office:value-type="float" office:value="0.653029" calcext:value-type="float">
            <text:p>0.653029</text:p>
          </table:table-cell>
          <table:table-cell office:value-type="float" office:value="0.721143" calcext:value-type="float">
            <text:p>0.721143</text:p>
          </table:table-cell>
          <table:table-cell office:value-type="float" office:value="0.777143" calcext:value-type="float">
            <text:p>0.777143</text:p>
          </table:table-cell>
          <table:table-cell office:value-type="float" office:value="0.815086" calcext:value-type="float">
            <text:p>0.815086</text:p>
          </table:table-cell>
          <table:table-cell office:value-type="float" office:value="0.851886" calcext:value-type="float">
            <text:p>0.851886</text:p>
          </table:table-cell>
          <table:table-cell office:value-type="float" office:value="0.880686" calcext:value-type="float">
            <text:p>0.8806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675177" calcext:value-type="float">
            <text:p>0.67517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72" calcext:value-type="float">
            <text:p>0.272</text:p>
          </table:table-cell>
          <table:table-cell office:value-type="float" office:value="0.388114" calcext:value-type="float">
            <text:p>0.388114</text:p>
          </table:table-cell>
          <table:table-cell office:value-type="float" office:value="0.500343" calcext:value-type="float">
            <text:p>0.500343</text:p>
          </table:table-cell>
          <table:table-cell office:value-type="float" office:value="0.5904" calcext:value-type="float">
            <text:p>0.5904</text:p>
          </table:table-cell>
          <table:table-cell office:value-type="float" office:value="0.632229" calcext:value-type="float">
            <text:p>0.632229</text:p>
          </table:table-cell>
          <table:table-cell office:value-type="float" office:value="0.680686" calcext:value-type="float">
            <text:p>0.680686</text:p>
          </table:table-cell>
          <table:table-cell office:value-type="float" office:value="0.741943" calcext:value-type="float">
            <text:p>0.741943</text:p>
          </table:table-cell>
          <table:table-cell office:value-type="float" office:value="0.786286" calcext:value-type="float">
            <text:p>0.786286</text:p>
          </table:table-cell>
          <table:table-cell office:value-type="float" office:value="0.822629" calcext:value-type="float">
            <text:p>0.822629</text:p>
          </table:table-cell>
          <table:table-cell office:value-type="float" office:value="0.851886" calcext:value-type="float">
            <text:p>0.851886</text:p>
          </table:table-cell>
          <table:table-cell office:value-type="float" office:value="0.879771" calcext:value-type="float">
            <text:p>0.8797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687429" calcext:value-type="float">
            <text:p>0.687429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72" calcext:value-type="float">
            <text:p>0.272</text:p>
          </table:table-cell>
          <table:table-cell office:value-type="float" office:value="0.405257" calcext:value-type="float">
            <text:p>0.405257</text:p>
          </table:table-cell>
          <table:table-cell office:value-type="float" office:value="0.517257" calcext:value-type="float">
            <text:p>0.517257</text:p>
          </table:table-cell>
          <table:table-cell office:value-type="float" office:value="0.604114" calcext:value-type="float">
            <text:p>0.604114</text:p>
          </table:table-cell>
          <table:table-cell office:value-type="float" office:value="0.645029" calcext:value-type="float">
            <text:p>0.645029</text:p>
          </table:table-cell>
          <table:table-cell office:value-type="float" office:value="0.707657" calcext:value-type="float">
            <text:p>0.707657</text:p>
          </table:table-cell>
          <table:table-cell office:value-type="float" office:value="0.765714" calcext:value-type="float">
            <text:p>0.765714</text:p>
          </table:table-cell>
          <table:table-cell office:value-type="float" office:value="0.797486" calcext:value-type="float">
            <text:p>0.797486</text:p>
          </table:table-cell>
          <table:table-cell office:value-type="float" office:value="0.829714" calcext:value-type="float">
            <text:p>0.829714</text:p>
          </table:table-cell>
          <table:table-cell office:value-type="float" office:value="0.853714" calcext:value-type="float">
            <text:p>0.853714</text:p>
          </table:table-cell>
          <table:table-cell office:value-type="float" office:value="0.879086" calcext:value-type="float">
            <text:p>0.8790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700503" calcext:value-type="float">
            <text:p>0.70050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72" calcext:value-type="float">
            <text:p>0.272</text:p>
          </table:table-cell>
          <table:table-cell office:value-type="float" office:value="0.395886" calcext:value-type="float">
            <text:p>0.395886</text:p>
          </table:table-cell>
          <table:table-cell office:value-type="float" office:value="0.514743" calcext:value-type="float">
            <text:p>0.514743</text:p>
          </table:table-cell>
          <table:table-cell office:value-type="float" office:value="0.616686" calcext:value-type="float">
            <text:p>0.616686</text:p>
          </table:table-cell>
          <table:table-cell office:value-type="float" office:value="0.663086" calcext:value-type="float">
            <text:p>0.663086</text:p>
          </table:table-cell>
          <table:table-cell office:value-type="float" office:value="0.727086" calcext:value-type="float">
            <text:p>0.727086</text:p>
          </table:table-cell>
          <table:table-cell office:value-type="float" office:value="0.778286" calcext:value-type="float">
            <text:p>0.778286</text:p>
          </table:table-cell>
          <table:table-cell office:value-type="float" office:value="0.807771" calcext:value-type="float">
            <text:p>0.807771</text:p>
          </table:table-cell>
          <table:table-cell office:value-type="float" office:value="0.836343" calcext:value-type="float">
            <text:p>0.836343</text:p>
          </table:table-cell>
          <table:table-cell office:value-type="float" office:value="0.855771" calcext:value-type="float">
            <text:p>0.855771</text:p>
          </table:table-cell>
          <table:table-cell office:value-type="float" office:value="0.877486" calcext:value-type="float">
            <text:p>0.8774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707314" calcext:value-type="float">
            <text:p>0.70731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72" calcext:value-type="float">
            <text:p>0.272</text:p>
          </table:table-cell>
          <table:table-cell office:value-type="float" office:value="0.380114" calcext:value-type="float">
            <text:p>0.380114</text:p>
          </table:table-cell>
          <table:table-cell office:value-type="float" office:value="0.5024" calcext:value-type="float">
            <text:p>0.5024</text:p>
          </table:table-cell>
          <table:table-cell office:value-type="float" office:value="0.579429" calcext:value-type="float">
            <text:p>0.579429</text:p>
          </table:table-cell>
          <table:table-cell office:value-type="float" office:value="0.648914" calcext:value-type="float">
            <text:p>0.648914</text:p>
          </table:table-cell>
          <table:table-cell office:value-type="float" office:value="0.711543" calcext:value-type="float">
            <text:p>0.711543</text:p>
          </table:table-cell>
          <table:table-cell office:value-type="float" office:value="0.7648" calcext:value-type="float">
            <text:p>0.7648</text:p>
          </table:table-cell>
          <table:table-cell office:value-type="float" office:value="0.7984" calcext:value-type="float">
            <text:p>0.7984</text:p>
          </table:table-cell>
          <table:table-cell office:value-type="float" office:value="0.824686" calcext:value-type="float">
            <text:p>0.824686</text:p>
          </table:table-cell>
          <table:table-cell office:value-type="float" office:value="0.849829" calcext:value-type="float">
            <text:p>0.849829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896" calcext:value-type="float">
            <text:p>0.896</text:p>
          </table:table-cell>
          <table:table-cell office:value-type="float" office:value="0.693851" calcext:value-type="float">
            <text:p>0.69385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72" calcext:value-type="float">
            <text:p>0.272</text:p>
          </table:table-cell>
          <table:table-cell office:value-type="float" office:value="0.408" calcext:value-type="float">
            <text:p>0.408</text:p>
          </table:table-cell>
          <table:table-cell office:value-type="float" office:value="0.517943" calcext:value-type="float">
            <text:p>0.517943</text:p>
          </table:table-cell>
          <table:table-cell office:value-type="float" office:value="0.610743" calcext:value-type="float">
            <text:p>0.610743</text:p>
          </table:table-cell>
          <table:table-cell office:value-type="float" office:value="0.645029" calcext:value-type="float">
            <text:p>0.645029</text:p>
          </table:table-cell>
          <table:table-cell office:value-type="float" office:value="0.698286" calcext:value-type="float">
            <text:p>0.698286</text:p>
          </table:table-cell>
          <table:table-cell office:value-type="float" office:value="0.7552" calcext:value-type="float">
            <text:p>0.7552</text:p>
          </table:table-cell>
          <table:table-cell office:value-type="float" office:value="0.804343" calcext:value-type="float">
            <text:p>0.804343</text:p>
          </table:table-cell>
          <table:table-cell office:value-type="float" office:value="0.829257" calcext:value-type="float">
            <text:p>0.829257</text:p>
          </table:table-cell>
          <table:table-cell office:value-type="float" office:value="0.8496" calcext:value-type="float">
            <text:p>0.8496</text:p>
          </table:table-cell>
          <table:table-cell office:value-type="float" office:value="0.879771" calcext:value-type="float">
            <text:p>0.8797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699817" calcext:value-type="float">
            <text:p>0.69981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72" calcext:value-type="float">
            <text:p>0.272</text:p>
          </table:table-cell>
          <table:table-cell office:value-type="float" office:value="0.446171" calcext:value-type="float">
            <text:p>0.446171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633143" calcext:value-type="float">
            <text:p>0.633143</text:p>
          </table:table-cell>
          <table:table-cell office:value-type="float" office:value="0.667429" calcext:value-type="float">
            <text:p>0.667429</text:p>
          </table:table-cell>
          <table:table-cell office:value-type="float" office:value="0.730057" calcext:value-type="float">
            <text:p>0.730057</text:p>
          </table:table-cell>
          <table:table-cell office:value-type="float" office:value="0.790171" calcext:value-type="float">
            <text:p>0.790171</text:p>
          </table:table-cell>
          <table:table-cell office:value-type="float" office:value="0.815771" calcext:value-type="float">
            <text:p>0.815771</text:p>
          </table:table-cell>
          <table:table-cell office:value-type="float" office:value="0.833829" calcext:value-type="float">
            <text:p>0.833829</text:p>
          </table:table-cell>
          <table:table-cell office:value-type="float" office:value="0.854171" calcext:value-type="float">
            <text:p>0.854171</text:p>
          </table:table-cell>
          <table:table-cell office:value-type="float" office:value="0.882286" calcext:value-type="float">
            <text:p>0.8822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722583" calcext:value-type="float">
            <text:p>0.72258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72" calcext:value-type="float">
            <text:p>0.272</text:p>
          </table:table-cell>
          <table:table-cell office:value-type="float" office:value="0.442971" calcext:value-type="float">
            <text:p>0.442971</text:p>
          </table:table-cell>
          <table:table-cell office:value-type="float" office:value="0.600914" calcext:value-type="float">
            <text:p>0.600914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699886" calcext:value-type="float">
            <text:p>0.699886</text:p>
          </table:table-cell>
          <table:table-cell office:value-type="float" office:value="0.759543" calcext:value-type="float">
            <text:p>0.759543</text:p>
          </table:table-cell>
          <table:table-cell office:value-type="float" office:value="0.8" calcext:value-type="float">
            <text:p>0.8</text:p>
          </table:table-cell>
          <table:table-cell office:value-type="float" office:value="0.824" calcext:value-type="float">
            <text:p>0.824</text:p>
          </table:table-cell>
          <table:table-cell office:value-type="float" office:value="0.842514" calcext:value-type="float">
            <text:p>0.842514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883429" calcext:value-type="float">
            <text:p>0.883429</text:p>
          </table:table-cell>
          <table:table-cell office:value-type="float" office:value="0.896" calcext:value-type="float">
            <text:p>0.896</text:p>
          </table:table-cell>
          <table:table-cell office:value-type="float" office:value="0.73552" calcext:value-type="float">
            <text:p>0.73552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272" calcext:value-type="float">
            <text:p>0.272</text:p>
          </table:table-cell>
          <table:table-cell office:value-type="float" office:value="0.457829" calcext:value-type="float">
            <text:p>0.457829</text:p>
          </table:table-cell>
          <table:table-cell office:value-type="float" office:value="0.558171" calcext:value-type="float">
            <text:p>0.558171</text:p>
          </table:table-cell>
          <table:table-cell office:value-type="float" office:value="0.648457" calcext:value-type="float">
            <text:p>0.648457</text:p>
          </table:table-cell>
          <table:table-cell office:value-type="float" office:value="0.718629" calcext:value-type="float">
            <text:p>0.718629</text:p>
          </table:table-cell>
          <table:table-cell office:value-type="float" office:value="0.775543" calcext:value-type="float">
            <text:p>0.775543</text:p>
          </table:table-cell>
          <table:table-cell office:value-type="float" office:value="0.805029" calcext:value-type="float">
            <text:p>0.805029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841829" calcext:value-type="float">
            <text:p>0.841829</text:p>
          </table:table-cell>
          <table:table-cell office:value-type="float" office:value="0.856" calcext:value-type="float">
            <text:p>0.856</text:p>
          </table:table-cell>
          <table:table-cell office:value-type="float" office:value="0.881143" calcext:value-type="float">
            <text:p>0.881143</text:p>
          </table:table-cell>
          <table:table-cell office:value-type="float" office:value="0.896" calcext:value-type="float">
            <text:p>0.896</text:p>
          </table:table-cell>
          <table:table-cell office:value-type="float" office:value="0.737143" calcext:value-type="float">
            <text:p>0.73714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272" calcext:value-type="float">
            <text:p>0.272</text:p>
          </table:table-cell>
          <table:table-cell office:value-type="float" office:value="0.477486" calcext:value-type="float">
            <text:p>0.477486</text:p>
          </table:table-cell>
          <table:table-cell office:value-type="float" office:value="0.558171" calcext:value-type="float">
            <text:p>0.558171</text:p>
          </table:table-cell>
          <table:table-cell office:value-type="float" office:value="0.646629" calcext:value-type="float">
            <text:p>0.646629</text:p>
          </table:table-cell>
          <table:table-cell office:value-type="float" office:value="0.720686" calcext:value-type="float">
            <text:p>0.720686</text:p>
          </table:table-cell>
          <table:table-cell office:value-type="float" office:value="0.773257" calcext:value-type="float">
            <text:p>0.773257</text:p>
          </table:table-cell>
          <table:table-cell office:value-type="float" office:value="0.802514" calcext:value-type="float">
            <text:p>0.802514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842971" calcext:value-type="float">
            <text:p>0.842971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881143" calcext:value-type="float">
            <text:p>0.881143</text:p>
          </table:table-cell>
          <table:table-cell office:value-type="float" office:value="0.896" calcext:value-type="float">
            <text:p>0.896</text:p>
          </table:table-cell>
          <table:table-cell office:value-type="float" office:value="0.738857" calcext:value-type="float">
            <text:p>0.738857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272" calcext:value-type="float">
            <text:p>0.272</text:p>
          </table:table-cell>
          <table:table-cell office:value-type="float" office:value="0.409371" calcext:value-type="float">
            <text:p>0.409371</text:p>
          </table:table-cell>
          <table:table-cell office:value-type="float" office:value="0.532114" calcext:value-type="float">
            <text:p>0.532114</text:p>
          </table:table-cell>
          <table:table-cell office:value-type="float" office:value="0.630629" calcext:value-type="float">
            <text:p>0.630629</text:p>
          </table:table-cell>
          <table:table-cell office:value-type="float" office:value="0.692114" calcext:value-type="float">
            <text:p>0.692114</text:p>
          </table:table-cell>
          <table:table-cell office:value-type="float" office:value="0.750857" calcext:value-type="float">
            <text:p>0.750857</text:p>
          </table:table-cell>
          <table:table-cell office:value-type="float" office:value="0.789943" calcext:value-type="float">
            <text:p>0.789943</text:p>
          </table:table-cell>
          <table:table-cell office:value-type="float" office:value="0.815314" calcext:value-type="float">
            <text:p>0.815314</text:p>
          </table:table-cell>
          <table:table-cell office:value-type="float" office:value="0.8368" calcext:value-type="float">
            <text:p>0.8368</text:p>
          </table:table-cell>
          <table:table-cell office:value-type="float" office:value="0.853257" calcext:value-type="float">
            <text:p>0.853257</text:p>
          </table:table-cell>
          <table:table-cell office:value-type="float" office:value="0.878171" calcext:value-type="float">
            <text:p>0.8781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718857" calcext:value-type="float">
            <text:p>0.718857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72" calcext:value-type="float">
            <text:p>0.272</text:p>
          </table:table-cell>
          <table:table-cell office:value-type="float" office:value="0.4" calcext:value-type="float">
            <text:p>0.4</text:p>
          </table:table-cell>
          <table:table-cell office:value-type="float" office:value="0.528" calcext:value-type="float">
            <text:p>0.528</text:p>
          </table:table-cell>
          <table:table-cell office:value-type="float" office:value="0.617143" calcext:value-type="float">
            <text:p>0.617143</text:p>
          </table:table-cell>
          <table:table-cell office:value-type="float" office:value="0.6672" calcext:value-type="float">
            <text:p>0.6672</text:p>
          </table:table-cell>
          <table:table-cell office:value-type="float" office:value="0.726171" calcext:value-type="float">
            <text:p>0.726171</text:p>
          </table:table-cell>
          <table:table-cell office:value-type="float" office:value="0.773943" calcext:value-type="float">
            <text:p>0.773943</text:p>
          </table:table-cell>
          <table:table-cell office:value-type="float" office:value="0.8096" calcext:value-type="float">
            <text:p>0.8096</text:p>
          </table:table-cell>
          <table:table-cell office:value-type="float" office:value="0.832" calcext:value-type="float">
            <text:p>0.832</text:p>
          </table:table-cell>
          <table:table-cell office:value-type="float" office:value="0.851657" calcext:value-type="float">
            <text:p>0.851657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896" calcext:value-type="float">
            <text:p>0.896</text:p>
          </table:table-cell>
          <table:table-cell office:value-type="float" office:value="0.708411" calcext:value-type="float">
            <text:p>0.70841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72" calcext:value-type="float">
            <text:p>0.272</text:p>
          </table:table-cell>
          <table:table-cell office:value-type="float" office:value="0.370057" calcext:value-type="float">
            <text:p>0.370057</text:p>
          </table:table-cell>
          <table:table-cell office:value-type="float" office:value="0.504457" calcext:value-type="float">
            <text:p>0.504457</text:p>
          </table:table-cell>
          <table:table-cell office:value-type="float" office:value="0.591543" calcext:value-type="float">
            <text:p>0.591543</text:p>
          </table:table-cell>
          <table:table-cell office:value-type="float" office:value="0.634743" calcext:value-type="float">
            <text:p>0.634743</text:p>
          </table:table-cell>
          <table:table-cell office:value-type="float" office:value="0.686171" calcext:value-type="float">
            <text:p>0.686171</text:p>
          </table:table-cell>
          <table:table-cell office:value-type="float" office:value="0.753371" calcext:value-type="float">
            <text:p>0.753371</text:p>
          </table:table-cell>
          <table:table-cell office:value-type="float" office:value="0.800229" calcext:value-type="float">
            <text:p>0.800229</text:p>
          </table:table-cell>
          <table:table-cell office:value-type="float" office:value="0.8272" calcext:value-type="float">
            <text:p>0.8272</text:p>
          </table:table-cell>
          <table:table-cell office:value-type="float" office:value="0.848686" calcext:value-type="float">
            <text:p>0.848686</text:p>
          </table:table-cell>
          <table:table-cell office:value-type="float" office:value="0.878629" calcext:value-type="float">
            <text:p>0.878629</text:p>
          </table:table-cell>
          <table:table-cell office:value-type="float" office:value="0.896" calcext:value-type="float">
            <text:p>0.896</text:p>
          </table:table-cell>
          <table:table-cell office:value-type="float" office:value="0.689509" calcext:value-type="float">
            <text:p>0.689509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72" calcext:value-type="float">
            <text:p>0.272</text:p>
          </table:table-cell>
          <table:table-cell office:value-type="float" office:value="0.365714" calcext:value-type="float">
            <text:p>0.365714</text:p>
          </table:table-cell>
          <table:table-cell office:value-type="float" office:value="0.495543" calcext:value-type="float">
            <text:p>0.495543</text:p>
          </table:table-cell>
          <table:table-cell office:value-type="float" office:value="0.590629" calcext:value-type="float">
            <text:p>0.590629</text:p>
          </table:table-cell>
          <table:table-cell office:value-type="float" office:value="0.634286" calcext:value-type="float">
            <text:p>0.634286</text:p>
          </table:table-cell>
          <table:table-cell office:value-type="float" office:value="0.676571" calcext:value-type="float">
            <text:p>0.676571</text:p>
          </table:table-cell>
          <table:table-cell office:value-type="float" office:value="0.736229" calcext:value-type="float">
            <text:p>0.736229</text:p>
          </table:table-cell>
          <table:table-cell office:value-type="float" office:value="0.8016" calcext:value-type="float">
            <text:p>0.8016</text:p>
          </table:table-cell>
          <table:table-cell office:value-type="float" office:value="0.829714" calcext:value-type="float">
            <text:p>0.829714</text:p>
          </table:table-cell>
          <table:table-cell office:value-type="float" office:value="0.848457" calcext:value-type="float">
            <text:p>0.848457</text:p>
          </table:table-cell>
          <table:table-cell office:value-type="float" office:value="0.877486" calcext:value-type="float">
            <text:p>0.8774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685623" calcext:value-type="float">
            <text:p>0.685623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272" calcext:value-type="float">
            <text:p>0.272</text:p>
          </table:table-cell>
          <table:table-cell office:value-type="float" office:value="0.382629" calcext:value-type="float">
            <text:p>0.382629</text:p>
          </table:table-cell>
          <table:table-cell office:value-type="float" office:value="0.509943" calcext:value-type="float">
            <text:p>0.509943</text:p>
          </table:table-cell>
          <table:table-cell office:value-type="float" office:value="0.594971" calcext:value-type="float">
            <text:p>0.594971</text:p>
          </table:table-cell>
          <table:table-cell office:value-type="float" office:value="0.633143" calcext:value-type="float">
            <text:p>0.633143</text:p>
          </table:table-cell>
          <table:table-cell office:value-type="float" office:value="0.6608" calcext:value-type="float">
            <text:p>0.6608</text:p>
          </table:table-cell>
          <table:table-cell office:value-type="float" office:value="0.706514" calcext:value-type="float">
            <text:p>0.706514</text:p>
          </table:table-cell>
          <table:table-cell office:value-type="float" office:value="0.779886" calcext:value-type="float">
            <text:p>0.779886</text:p>
          </table:table-cell>
          <table:table-cell office:value-type="float" office:value="0.822857" calcext:value-type="float">
            <text:p>0.822857</text:p>
          </table:table-cell>
          <table:table-cell office:value-type="float" office:value="0.844571" calcext:value-type="float">
            <text:p>0.844571</text:p>
          </table:table-cell>
          <table:table-cell office:value-type="float" office:value="0.874971" calcext:value-type="float">
            <text:p>0.8749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681029" calcext:value-type="float">
            <text:p>0.68102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72" calcext:value-type="float">
            <text:p>0.272</text:p>
          </table:table-cell>
          <table:table-cell office:value-type="float" office:value="0.385371" calcext:value-type="float">
            <text:p>0.385371</text:p>
          </table:table-cell>
          <table:table-cell office:value-type="float" office:value="0.506971" calcext:value-type="float">
            <text:p>0.506971</text:p>
          </table:table-cell>
          <table:table-cell office:value-type="float" office:value="0.587657" calcext:value-type="float">
            <text:p>0.587657</text:p>
          </table:table-cell>
          <table:table-cell office:value-type="float" office:value="0.631543" calcext:value-type="float">
            <text:p>0.631543</text:p>
          </table:table-cell>
          <table:table-cell office:value-type="float" office:value="0.655314" calcext:value-type="float">
            <text:p>0.655314</text:p>
          </table:table-cell>
          <table:table-cell office:value-type="float" office:value="0.714514" calcext:value-type="float">
            <text:p>0.714514</text:p>
          </table:table-cell>
          <table:table-cell office:value-type="float" office:value="0.781486" calcext:value-type="float">
            <text:p>0.781486</text:p>
          </table:table-cell>
          <table:table-cell office:value-type="float" office:value="0.819657" calcext:value-type="float">
            <text:p>0.819657</text:p>
          </table:table-cell>
          <table:table-cell office:value-type="float" office:value="0.844571" calcext:value-type="float">
            <text:p>0.844571</text:p>
          </table:table-cell>
          <table:table-cell office:value-type="float" office:value="0.874286" calcext:value-type="float">
            <text:p>0.8742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680137" calcext:value-type="float">
            <text:p>0.680137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72" calcext:value-type="float">
            <text:p>0.272</text:p>
          </table:table-cell>
          <table:table-cell office:value-type="float" office:value="0.395657" calcext:value-type="float">
            <text:p>0.395657</text:p>
          </table:table-cell>
          <table:table-cell office:value-type="float" office:value="0.503314" calcext:value-type="float">
            <text:p>0.503314</text:p>
          </table:table-cell>
          <table:table-cell office:value-type="float" office:value="0.573714" calcext:value-type="float">
            <text:p>0.573714</text:p>
          </table:table-cell>
          <table:table-cell office:value-type="float" office:value="0.6272" calcext:value-type="float">
            <text:p>0.6272</text:p>
          </table:table-cell>
          <table:table-cell office:value-type="float" office:value="0.653029" calcext:value-type="float">
            <text:p>0.653029</text:p>
          </table:table-cell>
          <table:table-cell office:value-type="float" office:value="0.711543" calcext:value-type="float">
            <text:p>0.711543</text:p>
          </table:table-cell>
          <table:table-cell office:value-type="float" office:value="0.774857" calcext:value-type="float">
            <text:p>0.774857</text:p>
          </table:table-cell>
          <table:table-cell office:value-type="float" office:value="0.8144" calcext:value-type="float">
            <text:p>0.8144</text:p>
          </table:table-cell>
          <table:table-cell office:value-type="float" office:value="0.841143" calcext:value-type="float">
            <text:p>0.841143</text:p>
          </table:table-cell>
          <table:table-cell office:value-type="float" office:value="0.872686" calcext:value-type="float">
            <text:p>0.8726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676754" calcext:value-type="float">
            <text:p>0.67675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72" calcext:value-type="float">
            <text:p>0.272</text:p>
          </table:table-cell>
          <table:table-cell office:value-type="float" office:value="0.4096" calcext:value-type="float">
            <text:p>0.4096</text:p>
          </table:table-cell>
          <table:table-cell office:value-type="float" office:value="0.515886" calcext:value-type="float">
            <text:p>0.515886</text:p>
          </table:table-cell>
          <table:table-cell office:value-type="float" office:value="0.591086" calcext:value-type="float">
            <text:p>0.591086</text:p>
          </table:table-cell>
          <table:table-cell office:value-type="float" office:value="0.628114" calcext:value-type="float">
            <text:p>0.628114</text:p>
          </table:table-cell>
          <table:table-cell office:value-type="float" office:value="0.655086" calcext:value-type="float">
            <text:p>0.655086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781486" calcext:value-type="float">
            <text:p>0.781486</text:p>
          </table:table-cell>
          <table:table-cell office:value-type="float" office:value="0.815314" calcext:value-type="float">
            <text:p>0.815314</text:p>
          </table:table-cell>
          <table:table-cell office:value-type="float" office:value="0.8368" calcext:value-type="float">
            <text:p>0.8368</text:p>
          </table:table-cell>
          <table:table-cell office:value-type="float" office:value="0.870171" calcext:value-type="float">
            <text:p>0.8701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681783" calcext:value-type="float">
            <text:p>0.681783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72" calcext:value-type="float">
            <text:p>0.272</text:p>
          </table:table-cell>
          <table:table-cell office:value-type="float" office:value="0.425371" calcext:value-type="float">
            <text:p>0.425371</text:p>
          </table:table-cell>
          <table:table-cell office:value-type="float" office:value="0.544" calcext:value-type="float">
            <text:p>0.544</text:p>
          </table:table-cell>
          <table:table-cell office:value-type="float" office:value="0.618514" calcext:value-type="float">
            <text:p>0.618514</text:p>
          </table:table-cell>
          <table:table-cell office:value-type="float" office:value="0.640229" calcext:value-type="float">
            <text:p>0.640229</text:p>
          </table:table-cell>
          <table:table-cell office:value-type="float" office:value="0.6816" calcext:value-type="float">
            <text:p>0.6816</text:p>
          </table:table-cell>
          <table:table-cell office:value-type="float" office:value="0.7392" calcext:value-type="float">
            <text:p>0.7392</text:p>
          </table:table-cell>
          <table:table-cell office:value-type="float" office:value="0.792" calcext:value-type="float">
            <text:p>0.792</text:p>
          </table:table-cell>
          <table:table-cell office:value-type="float" office:value="0.822857" calcext:value-type="float">
            <text:p>0.822857</text:p>
          </table:table-cell>
          <table:table-cell office:value-type="float" office:value="0.842971" calcext:value-type="float">
            <text:p>0.842971</text:p>
          </table:table-cell>
          <table:table-cell office:value-type="float" office:value="0.870171" calcext:value-type="float">
            <text:p>0.8701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697691" calcext:value-type="float">
            <text:p>0.69769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12" calcext:value-type="float">
            <text:p>0.312</text:p>
          </table:table-cell>
          <table:table-cell office:value-type="float" office:value="0.409143" calcext:value-type="float">
            <text:p>0.409143</text:p>
          </table:table-cell>
          <table:table-cell office:value-type="float" office:value="0.535543" calcext:value-type="float">
            <text:p>0.535543</text:p>
          </table:table-cell>
          <table:table-cell office:value-type="float" office:value="0.613486" calcext:value-type="float">
            <text:p>0.613486</text:p>
          </table:table-cell>
          <table:table-cell office:value-type="float" office:value="0.637714" calcext:value-type="float">
            <text:p>0.637714</text:p>
          </table:table-cell>
          <table:table-cell office:value-type="float" office:value="0.674971" calcext:value-type="float">
            <text:p>0.674971</text:p>
          </table:table-cell>
          <table:table-cell office:value-type="float" office:value="0.728229" calcext:value-type="float">
            <text:p>0.728229</text:p>
          </table:table-cell>
          <table:table-cell office:value-type="float" office:value="0.785829" calcext:value-type="float">
            <text:p>0.785829</text:p>
          </table:table-cell>
          <table:table-cell office:value-type="float" office:value="0.824229" calcext:value-type="float">
            <text:p>0.824229</text:p>
          </table:table-cell>
          <table:table-cell office:value-type="float" office:value="0.846857" calcext:value-type="float">
            <text:p>0.846857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896" calcext:value-type="float">
            <text:p>0.896</text:p>
          </table:table-cell>
          <table:table-cell office:value-type="float" office:value="0.69344" calcext:value-type="float">
            <text:p>0.6934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72" calcext:value-type="float">
            <text:p>0.272</text:p>
          </table:table-cell>
          <table:table-cell office:value-type="float" office:value="0.426971" calcext:value-type="float">
            <text:p>0.426971</text:p>
          </table:table-cell>
          <table:table-cell office:value-type="float" office:value="0.525943" calcext:value-type="float">
            <text:p>0.525943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336" calcext:value-type="float">
            <text:p>0.6336</text:p>
          </table:table-cell>
          <table:table-cell office:value-type="float" office:value="0.677943" calcext:value-type="float">
            <text:p>0.677943</text:p>
          </table:table-cell>
          <table:table-cell office:value-type="float" office:value="0.739429" calcext:value-type="float">
            <text:p>0.739429</text:p>
          </table:table-cell>
          <table:table-cell office:value-type="float" office:value="0.7936" calcext:value-type="float">
            <text:p>0.7936</text:p>
          </table:table-cell>
          <table:table-cell office:value-type="float" office:value="0.822857" calcext:value-type="float">
            <text:p>0.822857</text:p>
          </table:table-cell>
          <table:table-cell office:value-type="float" office:value="0.845486" calcext:value-type="float">
            <text:p>0.845486</text:p>
          </table:table-cell>
          <table:table-cell office:value-type="float" office:value="0.879086" calcext:value-type="float">
            <text:p>0.8790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694651" calcext:value-type="float">
            <text:p>0.69465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72" calcext:value-type="float">
            <text:p>0.272</text:p>
          </table:table-cell>
          <table:table-cell office:value-type="float" office:value="0.390857" calcext:value-type="float">
            <text:p>0.390857</text:p>
          </table:table-cell>
          <table:table-cell office:value-type="float" office:value="0.530057" calcext:value-type="float">
            <text:p>0.530057</text:p>
          </table:table-cell>
          <table:table-cell office:value-type="float" office:value="0.613486" calcext:value-type="float">
            <text:p>0.613486</text:p>
          </table:table-cell>
          <table:table-cell office:value-type="float" office:value="0.647543" calcext:value-type="float">
            <text:p>0.647543</text:p>
          </table:table-cell>
          <table:table-cell office:value-type="float" office:value="0.709257" calcext:value-type="float">
            <text:p>0.709257</text:p>
          </table:table-cell>
          <table:table-cell office:value-type="float" office:value="0.76" calcext:value-type="float">
            <text:p>0.76</text:p>
          </table:table-cell>
          <table:table-cell office:value-type="float" office:value="0.802286" calcext:value-type="float">
            <text:p>0.802286</text:p>
          </table:table-cell>
          <table:table-cell office:value-type="float" office:value="0.831086" calcext:value-type="float">
            <text:p>0.831086</text:p>
          </table:table-cell>
          <table:table-cell office:value-type="float" office:value="0.852114" calcext:value-type="float">
            <text:p>0.852114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896" calcext:value-type="float">
            <text:p>0.896</text:p>
          </table:table-cell>
          <table:table-cell office:value-type="float" office:value="0.701829" calcext:value-type="float">
            <text:p>0.701829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72" calcext:value-type="float">
            <text:p>0.272</text:p>
          </table:table-cell>
          <table:table-cell office:value-type="float" office:value="0.435657" calcext:value-type="float">
            <text:p>0.435657</text:p>
          </table:table-cell>
          <table:table-cell office:value-type="float" office:value="0.5664" calcext:value-type="float">
            <text:p>0.5664</text:p>
          </table:table-cell>
          <table:table-cell office:value-type="float" office:value="0.614171" calcext:value-type="float">
            <text:p>0.614171</text:p>
          </table:table-cell>
          <table:table-cell office:value-type="float" office:value="0.643657" calcext:value-type="float">
            <text:p>0.643657</text:p>
          </table:table-cell>
          <table:table-cell office:value-type="float" office:value="0.690057" calcext:value-type="float">
            <text:p>0.690057</text:p>
          </table:table-cell>
          <table:table-cell office:value-type="float" office:value="0.742171" calcext:value-type="float">
            <text:p>0.742171</text:p>
          </table:table-cell>
          <table:table-cell office:value-type="float" office:value="0.792686" calcext:value-type="float">
            <text:p>0.792686</text:p>
          </table:table-cell>
          <table:table-cell office:value-type="float" office:value="0.828114" calcext:value-type="float">
            <text:p>0.828114</text:p>
          </table:table-cell>
          <table:table-cell office:value-type="float" office:value="0.848229" calcext:value-type="float">
            <text:p>0.848229</text:p>
          </table:table-cell>
          <table:table-cell office:value-type="float" office:value="0.878629" calcext:value-type="float">
            <text:p>0.878629</text:p>
          </table:table-cell>
          <table:table-cell office:value-type="float" office:value="0.896" calcext:value-type="float">
            <text:p>0.896</text:p>
          </table:table-cell>
          <table:table-cell office:value-type="float" office:value="0.703977" calcext:value-type="float">
            <text:p>0.703977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72" calcext:value-type="float">
            <text:p>0.272</text:p>
          </table:table-cell>
          <table:table-cell office:value-type="float" office:value="0.429486" calcext:value-type="float">
            <text:p>0.429486</text:p>
          </table:table-cell>
          <table:table-cell office:value-type="float" office:value="0.540571" calcext:value-type="float">
            <text:p>0.540571</text:p>
          </table:table-cell>
          <table:table-cell office:value-type="float" office:value="0.613943" calcext:value-type="float">
            <text:p>0.613943</text:p>
          </table:table-cell>
          <table:table-cell office:value-type="float" office:value="0.648686" calcext:value-type="float">
            <text:p>0.648686</text:p>
          </table:table-cell>
          <table:table-cell office:value-type="float" office:value="0.700343" calcext:value-type="float">
            <text:p>0.700343</text:p>
          </table:table-cell>
          <table:table-cell office:value-type="float" office:value="0.752686" calcext:value-type="float">
            <text:p>0.752686</text:p>
          </table:table-cell>
          <table:table-cell office:value-type="float" office:value="0.796114" calcext:value-type="float">
            <text:p>0.796114</text:p>
          </table:table-cell>
          <table:table-cell office:value-type="float" office:value="0.8256" calcext:value-type="float">
            <text:p>0.8256</text:p>
          </table:table-cell>
          <table:table-cell office:value-type="float" office:value="0.845486" calcext:value-type="float">
            <text:p>0.845486</text:p>
          </table:table-cell>
          <table:table-cell office:value-type="float" office:value="0.874286" calcext:value-type="float">
            <text:p>0.8742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70272" calcext:value-type="float">
            <text:p>0.7027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72" calcext:value-type="float">
            <text:p>0.272</text:p>
          </table:table-cell>
          <table:table-cell office:value-type="float" office:value="0.408229" calcext:value-type="float">
            <text:p>0.408229</text:p>
          </table:table-cell>
          <table:table-cell office:value-type="float" office:value="0.530743" calcext:value-type="float">
            <text:p>0.530743</text:p>
          </table:table-cell>
          <table:table-cell office:value-type="float" office:value="0.616686" calcext:value-type="float">
            <text:p>0.616686</text:p>
          </table:table-cell>
          <table:table-cell office:value-type="float" office:value="0.651886" calcext:value-type="float">
            <text:p>0.651886</text:p>
          </table:table-cell>
          <table:table-cell office:value-type="float" office:value="0.703086" calcext:value-type="float">
            <text:p>0.703086</text:p>
          </table:table-cell>
          <table:table-cell office:value-type="float" office:value="0.7552" calcext:value-type="float">
            <text:p>0.7552</text:p>
          </table:table-cell>
          <table:table-cell office:value-type="float" office:value="0.797257" calcext:value-type="float">
            <text:p>0.797257</text:p>
          </table:table-cell>
          <table:table-cell office:value-type="float" office:value="0.823771" calcext:value-type="float">
            <text:p>0.823771</text:p>
          </table:table-cell>
          <table:table-cell office:value-type="float" office:value="0.842286" calcext:value-type="float">
            <text:p>0.842286</text:p>
          </table:table-cell>
          <table:table-cell office:value-type="float" office:value="0.870629" calcext:value-type="float">
            <text:p>0.870629</text:p>
          </table:table-cell>
          <table:table-cell office:value-type="float" office:value="0.896" calcext:value-type="float">
            <text:p>0.896</text:p>
          </table:table-cell>
          <table:table-cell office:value-type="float" office:value="0.699977" calcext:value-type="float">
            <text:p>0.69997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72" calcext:value-type="float">
            <text:p>0.272</text:p>
          </table:table-cell>
          <table:table-cell office:value-type="float" office:value="0.422629" calcext:value-type="float">
            <text:p>0.422629</text:p>
          </table:table-cell>
          <table:table-cell office:value-type="float" office:value="0.530971" calcext:value-type="float">
            <text:p>0.530971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656686" calcext:value-type="float">
            <text:p>0.656686</text:p>
          </table:table-cell>
          <table:table-cell office:value-type="float" office:value="0.708114" calcext:value-type="float">
            <text:p>0.708114</text:p>
          </table:table-cell>
          <table:table-cell office:value-type="float" office:value="0.7552" calcext:value-type="float">
            <text:p>0.7552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21029" calcext:value-type="float">
            <text:p>0.821029</text:p>
          </table:table-cell>
          <table:table-cell office:value-type="float" office:value="0.842971" calcext:value-type="float">
            <text:p>0.842971</text:p>
          </table:table-cell>
          <table:table-cell office:value-type="float" office:value="0.877257" calcext:value-type="float">
            <text:p>0.877257</text:p>
          </table:table-cell>
          <table:table-cell office:value-type="float" office:value="0.896" calcext:value-type="float">
            <text:p>0.896</text:p>
          </table:table-cell>
          <table:table-cell office:value-type="float" office:value="0.702286" calcext:value-type="float">
            <text:p>0.70228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72" calcext:value-type="float">
            <text:p>0.272</text:p>
          </table:table-cell>
          <table:table-cell office:value-type="float" office:value="0.397029" calcext:value-type="float">
            <text:p>0.397029</text:p>
          </table:table-cell>
          <table:table-cell office:value-type="float" office:value="0.510857" calcext:value-type="float">
            <text:p>0.510857</text:p>
          </table:table-cell>
          <table:table-cell office:value-type="float" office:value="0.598857" calcext:value-type="float">
            <text:p>0.598857</text:p>
          </table:table-cell>
          <table:table-cell office:value-type="float" office:value="0.655771" calcext:value-type="float">
            <text:p>0.655771</text:p>
          </table:table-cell>
          <table:table-cell office:value-type="float" office:value="0.714743" calcext:value-type="float">
            <text:p>0.714743</text:p>
          </table:table-cell>
          <table:table-cell office:value-type="float" office:value="0.751086" calcext:value-type="float">
            <text:p>0.751086</text:p>
          </table:table-cell>
          <table:table-cell office:value-type="float" office:value="0.784457" calcext:value-type="float">
            <text:p>0.784457</text:p>
          </table:table-cell>
          <table:table-cell office:value-type="float" office:value="0.816229" calcext:value-type="float">
            <text:p>0.816229</text:p>
          </table:table-cell>
          <table:table-cell office:value-type="float" office:value="0.840686" calcext:value-type="float">
            <text:p>0.840686</text:p>
          </table:table-cell>
          <table:table-cell office:value-type="float" office:value="0.876114" calcext:value-type="float">
            <text:p>0.876114</text:p>
          </table:table-cell>
          <table:table-cell office:value-type="float" office:value="0.896" calcext:value-type="float">
            <text:p>0.896</text:p>
          </table:table-cell>
          <table:table-cell office:value-type="float" office:value="0.694583" calcext:value-type="float">
            <text:p>0.69458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72" calcext:value-type="float">
            <text:p>0.272</text:p>
          </table:table-cell>
          <table:table-cell office:value-type="float" office:value="0.403886" calcext:value-type="float">
            <text:p>0.403886</text:p>
          </table:table-cell>
          <table:table-cell office:value-type="float" office:value="0.524571" calcext:value-type="float">
            <text:p>0.524571</text:p>
          </table:table-cell>
          <table:table-cell office:value-type="float" office:value="0.611429" calcext:value-type="float">
            <text:p>0.611429</text:p>
          </table:table-cell>
          <table:table-cell office:value-type="float" office:value="0.645029" calcext:value-type="float">
            <text:p>0.645029</text:p>
          </table:table-cell>
          <table:table-cell office:value-type="float" office:value="0.698057" calcext:value-type="float">
            <text:p>0.698057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786286" calcext:value-type="float">
            <text:p>0.786286</text:p>
          </table:table-cell>
          <table:table-cell office:value-type="float" office:value="0.821257" calcext:value-type="float">
            <text:p>0.821257</text:p>
          </table:table-cell>
          <table:table-cell office:value-type="float" office:value="0.844571" calcext:value-type="float">
            <text:p>0.844571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896" calcext:value-type="float">
            <text:p>0.896</text:p>
          </table:table-cell>
          <table:table-cell office:value-type="float" office:value="0.695909" calcext:value-type="float">
            <text:p>0.695909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272" calcext:value-type="float">
            <text:p>0.272</text:p>
          </table:table-cell>
          <table:table-cell office:value-type="float" office:value="0.411429" calcext:value-type="float">
            <text:p>0.411429</text:p>
          </table:table-cell>
          <table:table-cell office:value-type="float" office:value="0.509257" calcext:value-type="float">
            <text:p>0.509257</text:p>
          </table:table-cell>
          <table:table-cell office:value-type="float" office:value="0.5856" calcext:value-type="float">
            <text:p>0.5856</text:p>
          </table:table-cell>
          <table:table-cell office:value-type="float" office:value="0.627657" calcext:value-type="float">
            <text:p>0.627657</text:p>
          </table:table-cell>
          <table:table-cell office:value-type="float" office:value="0.665371" calcext:value-type="float">
            <text:p>0.665371</text:p>
          </table:table-cell>
          <table:table-cell office:value-type="float" office:value="0.740114" calcext:value-type="float">
            <text:p>0.740114</text:p>
          </table:table-cell>
          <table:table-cell office:value-type="float" office:value="0.790857" calcext:value-type="float">
            <text:p>0.790857</text:p>
          </table:table-cell>
          <table:table-cell office:value-type="float" office:value="0.824686" calcext:value-type="float">
            <text:p>0.824686</text:p>
          </table:table-cell>
          <table:table-cell office:value-type="float" office:value="0.841371" calcext:value-type="float">
            <text:p>0.841371</text:p>
          </table:table-cell>
          <table:table-cell office:value-type="float" office:value="0.872914" calcext:value-type="float">
            <text:p>0.872914</text:p>
          </table:table-cell>
          <table:table-cell office:value-type="float" office:value="0.896" calcext:value-type="float">
            <text:p>0.896</text:p>
          </table:table-cell>
          <table:table-cell office:value-type="float" office:value="0.686926" calcext:value-type="float">
            <text:p>0.68692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272" calcext:value-type="float">
            <text:p>0.272</text:p>
          </table:table-cell>
          <table:table-cell office:value-type="float" office:value="0.4256" calcext:value-type="float">
            <text:p>0.4256</text:p>
          </table:table-cell>
          <table:table-cell office:value-type="float" office:value="0.506971" calcext:value-type="float">
            <text:p>0.506971</text:p>
          </table:table-cell>
          <table:table-cell office:value-type="float" office:value="0.576457" calcext:value-type="float">
            <text:p>0.576457</text:p>
          </table:table-cell>
          <table:table-cell office:value-type="float" office:value="0.635886" calcext:value-type="float">
            <text:p>0.635886</text:p>
          </table:table-cell>
          <table:table-cell office:value-type="float" office:value="0.685029" calcext:value-type="float">
            <text:p>0.685029</text:p>
          </table:table-cell>
          <table:table-cell office:value-type="float" office:value="0.750171" calcext:value-type="float">
            <text:p>0.750171</text:p>
          </table:table-cell>
          <table:table-cell office:value-type="float" office:value="0.798629" calcext:value-type="float">
            <text:p>0.798629</text:p>
          </table:table-cell>
          <table:table-cell office:value-type="float" office:value="0.830629" calcext:value-type="float">
            <text:p>0.830629</text:p>
          </table:table-cell>
          <table:table-cell office:value-type="float" office:value="0.846857" calcext:value-type="float">
            <text:p>0.846857</text:p>
          </table:table-cell>
          <table:table-cell office:value-type="float" office:value="0.876114" calcext:value-type="float">
            <text:p>0.876114</text:p>
          </table:table-cell>
          <table:table-cell office:value-type="float" office:value="0.896" calcext:value-type="float">
            <text:p>0.896</text:p>
          </table:table-cell>
          <table:table-cell office:value-type="float" office:value="0.693234" calcext:value-type="float">
            <text:p>0.69323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272" calcext:value-type="float">
            <text:p>0.272</text:p>
          </table:table-cell>
          <table:table-cell office:value-type="float" office:value="0.422857" calcext:value-type="float">
            <text:p>0.422857</text:p>
          </table:table-cell>
          <table:table-cell office:value-type="float" office:value="0.5024" calcext:value-type="float">
            <text:p>0.5024</text:p>
          </table:table-cell>
          <table:table-cell office:value-type="float" office:value="0.563657" calcext:value-type="float">
            <text:p>0.563657</text:p>
          </table:table-cell>
          <table:table-cell office:value-type="float" office:value="0.629714" calcext:value-type="float">
            <text:p>0.629714</text:p>
          </table:table-cell>
          <table:table-cell office:value-type="float" office:value="0.673371" calcext:value-type="float">
            <text:p>0.673371</text:p>
          </table:table-cell>
          <table:table-cell office:value-type="float" office:value="0.734629" calcext:value-type="float">
            <text:p>0.734629</text:p>
          </table:table-cell>
          <table:table-cell office:value-type="float" office:value="0.785371" calcext:value-type="float">
            <text:p>0.785371</text:p>
          </table:table-cell>
          <table:table-cell office:value-type="float" office:value="0.826286" calcext:value-type="float">
            <text:p>0.826286</text:p>
          </table:table-cell>
          <table:table-cell office:value-type="float" office:value="0.847771" calcext:value-type="float">
            <text:p>0.847771</text:p>
          </table:table-cell>
          <table:table-cell office:value-type="float" office:value="0.875886" calcext:value-type="float">
            <text:p>0.8758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686194" calcext:value-type="float">
            <text:p>0.68619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72" calcext:value-type="float">
            <text:p>0.272</text:p>
          </table:table-cell>
          <table:table-cell office:value-type="float" office:value="0.410514" calcext:value-type="float">
            <text:p>0.410514</text:p>
          </table:table-cell>
          <table:table-cell office:value-type="float" office:value="0.505143" calcext:value-type="float">
            <text:p>0.505143</text:p>
          </table:table-cell>
          <table:table-cell office:value-type="float" office:value="0.568686" calcext:value-type="float">
            <text:p>0.568686</text:p>
          </table:table-cell>
          <table:table-cell office:value-type="float" office:value="0.628343" calcext:value-type="float">
            <text:p>0.628343</text:p>
          </table:table-cell>
          <table:table-cell office:value-type="float" office:value="0.669029" calcext:value-type="float">
            <text:p>0.669029</text:p>
          </table:table-cell>
          <table:table-cell office:value-type="float" office:value="0.730057" calcext:value-type="float">
            <text:p>0.730057</text:p>
          </table:table-cell>
          <table:table-cell office:value-type="float" office:value="0.771886" calcext:value-type="float">
            <text:p>0.771886</text:p>
          </table:table-cell>
          <table:table-cell office:value-type="float" office:value="0.813943" calcext:value-type="float">
            <text:p>0.813943</text:p>
          </table:table-cell>
          <table:table-cell office:value-type="float" office:value="0.8448" calcext:value-type="float">
            <text:p>0.8448</text:p>
          </table:table-cell>
          <table:table-cell office:value-type="float" office:value="0.879543" calcext:value-type="float">
            <text:p>0.879543</text:p>
          </table:table-cell>
          <table:table-cell office:value-type="float" office:value="0.896" calcext:value-type="float">
            <text:p>0.896</text:p>
          </table:table-cell>
          <table:table-cell office:value-type="float" office:value="0.682194" calcext:value-type="float">
            <text:p>0.68219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72" calcext:value-type="float">
            <text:p>0.272</text:p>
          </table:table-cell>
          <table:table-cell office:value-type="float" office:value="0.400686" calcext:value-type="float">
            <text:p>0.400686</text:p>
          </table:table-cell>
          <table:table-cell office:value-type="float" office:value="0.504457" calcext:value-type="float">
            <text:p>0.504457</text:p>
          </table:table-cell>
          <table:table-cell office:value-type="float" office:value="0.570743" calcext:value-type="float">
            <text:p>0.570743</text:p>
          </table:table-cell>
          <table:table-cell office:value-type="float" office:value="0.625143" calcext:value-type="float">
            <text:p>0.625143</text:p>
          </table:table-cell>
          <table:table-cell office:value-type="float" office:value="0.648914" calcext:value-type="float">
            <text:p>0.648914</text:p>
          </table:table-cell>
          <table:table-cell office:value-type="float" office:value="0.716343" calcext:value-type="float">
            <text:p>0.716343</text:p>
          </table:table-cell>
          <table:table-cell office:value-type="float" office:value="0.769143" calcext:value-type="float">
            <text:p>0.769143</text:p>
          </table:table-cell>
          <table:table-cell office:value-type="float" office:value="0.808914" calcext:value-type="float">
            <text:p>0.808914</text:p>
          </table:table-cell>
          <table:table-cell office:value-type="float" office:value="0.842743" calcext:value-type="float">
            <text:p>0.842743</text:p>
          </table:table-cell>
          <table:table-cell office:value-type="float" office:value="0.874743" calcext:value-type="float">
            <text:p>0.874743</text:p>
          </table:table-cell>
          <table:table-cell office:value-type="float" office:value="0.896" calcext:value-type="float">
            <text:p>0.896</text:p>
          </table:table-cell>
          <table:table-cell office:value-type="float" office:value="0.676183" calcext:value-type="float">
            <text:p>0.676183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272" calcext:value-type="float">
            <text:p>0.272</text:p>
          </table:table-cell>
          <table:table-cell office:value-type="float" office:value="0.365714" calcext:value-type="float">
            <text:p>0.365714</text:p>
          </table:table-cell>
          <table:table-cell office:value-type="float" office:value="0.498057" calcext:value-type="float">
            <text:p>0.498057</text:p>
          </table:table-cell>
          <table:table-cell office:value-type="float" office:value="0.573714" calcext:value-type="float">
            <text:p>0.573714</text:p>
          </table:table-cell>
          <table:table-cell office:value-type="float" office:value="0.618286" calcext:value-type="float">
            <text:p>0.618286</text:p>
          </table:table-cell>
          <table:table-cell office:value-type="float" office:value="0.640914" calcext:value-type="float">
            <text:p>0.640914</text:p>
          </table:table-cell>
          <table:table-cell office:value-type="float" office:value="0.691886" calcext:value-type="float">
            <text:p>0.691886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789714" calcext:value-type="float">
            <text:p>0.789714</text:p>
          </table:table-cell>
          <table:table-cell office:value-type="float" office:value="0.835429" calcext:value-type="float">
            <text:p>0.835429</text:p>
          </table:table-cell>
          <table:table-cell office:value-type="float" office:value="0.873143" calcext:value-type="float">
            <text:p>0.873143</text:p>
          </table:table-cell>
          <table:table-cell office:value-type="float" office:value="0.896" calcext:value-type="float">
            <text:p>0.896</text:p>
          </table:table-cell>
          <table:table-cell office:value-type="float" office:value="0.663406" calcext:value-type="float">
            <text:p>0.66340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72" calcext:value-type="float">
            <text:p>0.272</text:p>
          </table:table-cell>
          <table:table-cell office:value-type="float" office:value="0.423771" calcext:value-type="float">
            <text:p>0.423771</text:p>
          </table:table-cell>
          <table:table-cell office:value-type="float" office:value="0.515886" calcext:value-type="float">
            <text:p>0.515886</text:p>
          </table:table-cell>
          <table:table-cell office:value-type="float" office:value="0.593829" calcext:value-type="float">
            <text:p>0.593829</text:p>
          </table:table-cell>
          <table:table-cell office:value-type="float" office:value="0.6272" calcext:value-type="float">
            <text:p>0.6272</text:p>
          </table:table-cell>
          <table:table-cell office:value-type="float" office:value="0.652571" calcext:value-type="float">
            <text:p>0.652571</text:p>
          </table:table-cell>
          <table:table-cell office:value-type="float" office:value="0.702857" calcext:value-type="float">
            <text:p>0.702857</text:p>
          </table:table-cell>
          <table:table-cell office:value-type="float" office:value="0.747429" calcext:value-type="float">
            <text:p>0.747429</text:p>
          </table:table-cell>
          <table:table-cell office:value-type="float" office:value="0.795886" calcext:value-type="float">
            <text:p>0.795886</text:p>
          </table:table-cell>
          <table:table-cell office:value-type="float" office:value="0.839771" calcext:value-type="float">
            <text:p>0.839771</text:p>
          </table:table-cell>
          <table:table-cell office:value-type="float" office:value="0.872914" calcext:value-type="float">
            <text:p>0.872914</text:p>
          </table:table-cell>
          <table:table-cell office:value-type="float" office:value="0.896" calcext:value-type="float">
            <text:p>0.896</text:p>
          </table:table-cell>
          <table:table-cell office:value-type="float" office:value="0.677211" calcext:value-type="float">
            <text:p>0.67721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272" calcext:value-type="float">
            <text:p>0.272</text:p>
          </table:table-cell>
          <table:table-cell office:value-type="float" office:value="0.4016" calcext:value-type="float">
            <text:p>0.4016</text:p>
          </table:table-cell>
          <table:table-cell office:value-type="float" office:value="0.509714" calcext:value-type="float">
            <text:p>0.509714</text:p>
          </table:table-cell>
          <table:table-cell office:value-type="float" office:value="0.588571" calcext:value-type="float">
            <text:p>0.588571</text:p>
          </table:table-cell>
          <table:table-cell office:value-type="float" office:value="0.632" calcext:value-type="float">
            <text:p>0.632</text:p>
          </table:table-cell>
          <table:table-cell office:value-type="float" office:value="0.662857" calcext:value-type="float">
            <text:p>0.662857</text:p>
          </table:table-cell>
          <table:table-cell office:value-type="float" office:value="0.712229" calcext:value-type="float">
            <text:p>0.712229</text:p>
          </table:table-cell>
          <table:table-cell office:value-type="float" office:value="0.756571" calcext:value-type="float">
            <text:p>0.756571</text:p>
          </table:table-cell>
          <table:table-cell office:value-type="float" office:value="0.800229" calcext:value-type="float">
            <text:p>0.800229</text:p>
          </table:table-cell>
          <table:table-cell office:value-type="float" office:value="0.839771" calcext:value-type="float">
            <text:p>0.839771</text:p>
          </table:table-cell>
          <table:table-cell office:value-type="float" office:value="0.872229" calcext:value-type="float">
            <text:p>0.872229</text:p>
          </table:table-cell>
          <table:table-cell office:value-type="float" office:value="0.896" calcext:value-type="float">
            <text:p>0.896</text:p>
          </table:table-cell>
          <table:table-cell office:value-type="float" office:value="0.677577" calcext:value-type="float">
            <text:p>0.677577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72" calcext:value-type="float">
            <text:p>0.272</text:p>
          </table:table-cell>
          <table:table-cell office:value-type="float" office:value="0.3888" calcext:value-type="float">
            <text:p>0.3888</text:p>
          </table:table-cell>
          <table:table-cell office:value-type="float" office:value="0.509943" calcext:value-type="float">
            <text:p>0.509943</text:p>
          </table:table-cell>
          <table:table-cell office:value-type="float" office:value="0.589029" calcext:value-type="float">
            <text:p>0.589029</text:p>
          </table:table-cell>
          <table:table-cell office:value-type="float" office:value="0.632457" calcext:value-type="float">
            <text:p>0.632457</text:p>
          </table:table-cell>
          <table:table-cell office:value-type="float" office:value="0.671771" calcext:value-type="float">
            <text:p>0.671771</text:p>
          </table:table-cell>
          <table:table-cell office:value-type="float" office:value="0.723657" calcext:value-type="float">
            <text:p>0.723657</text:p>
          </table:table-cell>
          <table:table-cell office:value-type="float" office:value="0.773029" calcext:value-type="float">
            <text:p>0.773029</text:p>
          </table:table-cell>
          <table:table-cell office:value-type="float" office:value="0.810057" calcext:value-type="float">
            <text:p>0.810057</text:p>
          </table:table-cell>
          <table:table-cell office:value-type="float" office:value="0.845257" calcext:value-type="float">
            <text:p>0.845257</text:p>
          </table:table-cell>
          <table:table-cell office:value-type="float" office:value="0.874514" calcext:value-type="float">
            <text:p>0.874514</text:p>
          </table:table-cell>
          <table:table-cell office:value-type="float" office:value="0.896" calcext:value-type="float">
            <text:p>0.896</text:p>
          </table:table-cell>
          <table:table-cell office:value-type="float" office:value="0.681851" calcext:value-type="float">
            <text:p>0.68185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72" calcext:value-type="float">
            <text:p>0.272</text:p>
          </table:table-cell>
          <table:table-cell office:value-type="float" office:value="0.429257" calcext:value-type="float">
            <text:p>0.429257</text:p>
          </table:table-cell>
          <table:table-cell office:value-type="float" office:value="0.552914" calcext:value-type="float">
            <text:p>0.552914</text:p>
          </table:table-cell>
          <table:table-cell office:value-type="float" office:value="0.619657" calcext:value-type="float">
            <text:p>0.619657</text:p>
          </table:table-cell>
          <table:table-cell office:value-type="float" office:value="0.648229" calcext:value-type="float">
            <text:p>0.648229</text:p>
          </table:table-cell>
          <table:table-cell office:value-type="float" office:value="0.690514" calcext:value-type="float">
            <text:p>0.690514</text:p>
          </table:table-cell>
          <table:table-cell office:value-type="float" office:value="0.740571" calcext:value-type="float">
            <text:p>0.740571</text:p>
          </table:table-cell>
          <table:table-cell office:value-type="float" office:value="0.777143" calcext:value-type="float">
            <text:p>0.777143</text:p>
          </table:table-cell>
          <table:table-cell office:value-type="float" office:value="0.813257" calcext:value-type="float">
            <text:p>0.813257</text:p>
          </table:table-cell>
          <table:table-cell office:value-type="float" office:value="0.848457" calcext:value-type="float">
            <text:p>0.848457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896" calcext:value-type="float">
            <text:p>0.896</text:p>
          </table:table-cell>
          <table:table-cell office:value-type="float" office:value="0.69968" calcext:value-type="float">
            <text:p>0.69968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272" calcext:value-type="float">
            <text:p>0.272</text:p>
          </table:table-cell>
          <table:table-cell office:value-type="float" office:value="0.416457" calcext:value-type="float">
            <text:p>0.416457</text:p>
          </table:table-cell>
          <table:table-cell office:value-type="float" office:value="0.531429" calcext:value-type="float">
            <text:p>0.531429</text:p>
          </table:table-cell>
          <table:table-cell office:value-type="float" office:value="0.608457" calcext:value-type="float">
            <text:p>0.608457</text:p>
          </table:table-cell>
          <table:table-cell office:value-type="float" office:value="0.643886" calcext:value-type="float">
            <text:p>0.643886</text:p>
          </table:table-cell>
          <table:table-cell office:value-type="float" office:value="0.699657" calcext:value-type="float">
            <text:p>0.699657</text:p>
          </table:table-cell>
          <table:table-cell office:value-type="float" office:value="0.744229" calcext:value-type="float">
            <text:p>0.744229</text:p>
          </table:table-cell>
          <table:table-cell office:value-type="float" office:value="0.781257" calcext:value-type="float">
            <text:p>0.781257</text:p>
          </table:table-cell>
          <table:table-cell office:value-type="float" office:value="0.812114" calcext:value-type="float">
            <text:p>0.812114</text:p>
          </table:table-cell>
          <table:table-cell office:value-type="float" office:value="0.843886" calcext:value-type="float">
            <text:p>0.843886</text:p>
          </table:table-cell>
          <table:table-cell office:value-type="float" office:value="0.877486" calcext:value-type="float">
            <text:p>0.8774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695886" calcext:value-type="float">
            <text:p>0.69588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272" calcext:value-type="float">
            <text:p>0.272</text:p>
          </table:table-cell>
          <table:table-cell office:value-type="float" office:value="0.357257" calcext:value-type="float">
            <text:p>0.357257</text:p>
          </table:table-cell>
          <table:table-cell office:value-type="float" office:value="0.506971" calcext:value-type="float">
            <text:p>0.506971</text:p>
          </table:table-cell>
          <table:table-cell office:value-type="float" office:value="0.597257" calcext:value-type="float">
            <text:p>0.597257</text:p>
          </table:table-cell>
          <table:table-cell office:value-type="float" office:value="0.6368" calcext:value-type="float">
            <text:p>0.6368</text:p>
          </table:table-cell>
          <table:table-cell office:value-type="float" office:value="0.685943" calcext:value-type="float">
            <text:p>0.685943</text:p>
          </table:table-cell>
          <table:table-cell office:value-type="float" office:value="0.741486" calcext:value-type="float">
            <text:p>0.741486</text:p>
          </table:table-cell>
          <table:table-cell office:value-type="float" office:value="0.780114" calcext:value-type="float">
            <text:p>0.780114</text:p>
          </table:table-cell>
          <table:table-cell office:value-type="float" office:value="0.8144" calcext:value-type="float">
            <text:p>0.8144</text:p>
          </table:table-cell>
          <table:table-cell office:value-type="float" office:value="0.846171" calcext:value-type="float">
            <text:p>0.846171</text:p>
          </table:table-cell>
          <table:table-cell office:value-type="float" office:value="0.877257" calcext:value-type="float">
            <text:p>0.877257</text:p>
          </table:table-cell>
          <table:table-cell office:value-type="float" office:value="0.896" calcext:value-type="float">
            <text:p>0.896</text:p>
          </table:table-cell>
          <table:table-cell office:value-type="float" office:value="0.684366" calcext:value-type="float">
            <text:p>0.684366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44" calcext:value-type="float">
            <text:p>0.344</text:p>
          </table:table-cell>
          <table:table-cell office:value-type="float" office:value="0.449829" calcext:value-type="float">
            <text:p>0.449829</text:p>
          </table:table-cell>
          <table:table-cell office:value-type="float" office:value="0.542857" calcext:value-type="float">
            <text:p>0.542857</text:p>
          </table:table-cell>
          <table:table-cell office:value-type="float" office:value="0.618743" calcext:value-type="float">
            <text:p>0.618743</text:p>
          </table:table-cell>
          <table:table-cell office:value-type="float" office:value="0.653029" calcext:value-type="float">
            <text:p>0.653029</text:p>
          </table:table-cell>
          <table:table-cell office:value-type="float" office:value="0.706057" calcext:value-type="float">
            <text:p>0.706057</text:p>
          </table:table-cell>
          <table:table-cell office:value-type="float" office:value="0.748343" calcext:value-type="float">
            <text:p>0.748343</text:p>
          </table:table-cell>
          <table:table-cell office:value-type="float" office:value="0.785371" calcext:value-type="float">
            <text:p>0.785371</text:p>
          </table:table-cell>
          <table:table-cell office:value-type="float" office:value="0.814857" calcext:value-type="float">
            <text:p>0.814857</text:p>
          </table:table-cell>
          <table:table-cell office:value-type="float" office:value="0.845714" calcext:value-type="float">
            <text:p>0.845714</text:p>
          </table:table-cell>
          <table:table-cell office:value-type="float" office:value="0.875886" calcext:value-type="float">
            <text:p>0.8758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704069" calcext:value-type="float">
            <text:p>0.704069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2" calcext:value-type="float">
            <text:p>0.32</text:p>
          </table:table-cell>
          <table:table-cell office:value-type="float" office:value="0.418971" calcext:value-type="float">
            <text:p>0.418971</text:p>
          </table:table-cell>
          <table:table-cell office:value-type="float" office:value="0.511314" calcext:value-type="float">
            <text:p>0.511314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37257" calcext:value-type="float">
            <text:p>0.637257</text:p>
          </table:table-cell>
          <table:table-cell office:value-type="float" office:value="0.674286" calcext:value-type="float">
            <text:p>0.674286</text:p>
          </table:table-cell>
          <table:table-cell office:value-type="float" office:value="0.731657" calcext:value-type="float">
            <text:p>0.731657</text:p>
          </table:table-cell>
          <table:table-cell office:value-type="float" office:value="0.776457" calcext:value-type="float">
            <text:p>0.776457</text:p>
          </table:table-cell>
          <table:table-cell office:value-type="float" office:value="0.812343" calcext:value-type="float">
            <text:p>0.812343</text:p>
          </table:table-cell>
          <table:table-cell office:value-type="float" office:value="0.842286" calcext:value-type="float">
            <text:p>0.842286</text:p>
          </table:table-cell>
          <table:table-cell office:value-type="float" office:value="0.876343" calcext:value-type="float">
            <text:p>0.876343</text:p>
          </table:table-cell>
          <table:table-cell office:value-type="float" office:value="0.896" calcext:value-type="float">
            <text:p>0.896</text:p>
          </table:table-cell>
          <table:table-cell office:value-type="float" office:value="0.688251" calcext:value-type="float">
            <text:p>0.68825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272" calcext:value-type="float">
            <text:p>0.272</text:p>
          </table:table-cell>
          <table:table-cell office:value-type="float" office:value="0.4288" calcext:value-type="float">
            <text:p>0.4288</text:p>
          </table:table-cell>
          <table:table-cell office:value-type="float" office:value="0.541714" calcext:value-type="float">
            <text:p>0.541714</text:p>
          </table:table-cell>
          <table:table-cell office:value-type="float" office:value="0.614857" calcext:value-type="float">
            <text:p>0.614857</text:p>
          </table:table-cell>
          <table:table-cell office:value-type="float" office:value="0.639543" calcext:value-type="float">
            <text:p>0.639543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734857" calcext:value-type="float">
            <text:p>0.734857</text:p>
          </table:table-cell>
          <table:table-cell office:value-type="float" office:value="0.777143" calcext:value-type="float">
            <text:p>0.777143</text:p>
          </table:table-cell>
          <table:table-cell office:value-type="float" office:value="0.805257" calcext:value-type="float">
            <text:p>0.805257</text:p>
          </table:table-cell>
          <table:table-cell office:value-type="float" office:value="0.84" calcext:value-type="float">
            <text:p>0.84</text:p>
          </table:table-cell>
          <table:table-cell office:value-type="float" office:value="0.875886" calcext:value-type="float">
            <text:p>0.8758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693646" calcext:value-type="float">
            <text:p>0.693646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272" calcext:value-type="float">
            <text:p>0.272</text:p>
          </table:table-cell>
          <table:table-cell office:value-type="float" office:value="0.432229" calcext:value-type="float">
            <text:p>0.432229</text:p>
          </table:table-cell>
          <table:table-cell office:value-type="float" office:value="0.543314" calcext:value-type="float">
            <text:p>0.543314</text:p>
          </table:table-cell>
          <table:table-cell office:value-type="float" office:value="0.616" calcext:value-type="float">
            <text:p>0.616</text:p>
          </table:table-cell>
          <table:table-cell office:value-type="float" office:value="0.646171" calcext:value-type="float">
            <text:p>0.646171</text:p>
          </table:table-cell>
          <table:table-cell office:value-type="float" office:value="0.690971" calcext:value-type="float">
            <text:p>0.690971</text:p>
          </table:table-cell>
          <table:table-cell office:value-type="float" office:value="0.752457" calcext:value-type="float">
            <text:p>0.752457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817371" calcext:value-type="float">
            <text:p>0.817371</text:p>
          </table:table-cell>
          <table:table-cell office:value-type="float" office:value="0.847086" calcext:value-type="float">
            <text:p>0.847086</text:p>
          </table:table-cell>
          <table:table-cell office:value-type="float" office:value="0.877486" calcext:value-type="float">
            <text:p>0.8774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701189" calcext:value-type="float">
            <text:p>0.701189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272" calcext:value-type="float">
            <text:p>0.272</text:p>
          </table:table-cell>
          <table:table-cell office:value-type="float" office:value="0.447543" calcext:value-type="float">
            <text:p>0.447543</text:p>
          </table:table-cell>
          <table:table-cell office:value-type="float" office:value="0.579657" calcext:value-type="float">
            <text:p>0.579657</text:p>
          </table:table-cell>
          <table:table-cell office:value-type="float" office:value="0.621714" calcext:value-type="float">
            <text:p>0.621714</text:p>
          </table:table-cell>
          <table:table-cell office:value-type="float" office:value="0.643886" calcext:value-type="float">
            <text:p>0.643886</text:p>
          </table:table-cell>
          <table:table-cell office:value-type="float" office:value="0.6832" calcext:value-type="float">
            <text:p>0.6832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791543" calcext:value-type="float">
            <text:p>0.791543</text:p>
          </table:table-cell>
          <table:table-cell office:value-type="float" office:value="0.821943" calcext:value-type="float">
            <text:p>0.821943</text:p>
          </table:table-cell>
          <table:table-cell office:value-type="float" office:value="0.842286" calcext:value-type="float">
            <text:p>0.842286</text:p>
          </table:table-cell>
          <table:table-cell office:value-type="float" office:value="0.8736" calcext:value-type="float">
            <text:p>0.8736</text:p>
          </table:table-cell>
          <table:table-cell office:value-type="float" office:value="0.896" calcext:value-type="float">
            <text:p>0.896</text:p>
          </table:table-cell>
          <table:table-cell office:value-type="float" office:value="0.705257" calcext:value-type="float">
            <text:p>0.70525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12" calcext:value-type="float">
            <text:p>0.312</text:p>
          </table:table-cell>
          <table:table-cell office:value-type="float" office:value="0.4608" calcext:value-type="float">
            <text:p>0.4608</text:p>
          </table:table-cell>
          <table:table-cell office:value-type="float" office:value="0.552457" calcext:value-type="float">
            <text:p>0.552457</text:p>
          </table:table-cell>
          <table:table-cell office:value-type="float" office:value="0.613943" calcext:value-type="float">
            <text:p>0.613943</text:p>
          </table:table-cell>
          <table:table-cell office:value-type="float" office:value="0.641143" calcext:value-type="float">
            <text:p>0.641143</text:p>
          </table:table-cell>
          <table:table-cell office:value-type="float" office:value="0.6752" calcext:value-type="float">
            <text:p>0.6752</text:p>
          </table:table-cell>
          <table:table-cell office:value-type="float" office:value="0.734629" calcext:value-type="float">
            <text:p>0.734629</text:p>
          </table:table-cell>
          <table:table-cell office:value-type="float" office:value="0.777829" calcext:value-type="float">
            <text:p>0.777829</text:p>
          </table:table-cell>
          <table:table-cell office:value-type="float" office:value="0.8144" calcext:value-type="float">
            <text:p>0.8144</text:p>
          </table:table-cell>
          <table:table-cell office:value-type="float" office:value="0.842057" calcext:value-type="float">
            <text:p>0.842057</text:p>
          </table:table-cell>
          <table:table-cell office:value-type="float" office:value="0.876343" calcext:value-type="float">
            <text:p>0.876343</text:p>
          </table:table-cell>
          <table:table-cell office:value-type="float" office:value="0.896" calcext:value-type="float">
            <text:p>0.896</text:p>
          </table:table-cell>
          <table:table-cell office:value-type="float" office:value="0.69888" calcext:value-type="float">
            <text:p>0.69888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272" calcext:value-type="float">
            <text:p>0.272</text:p>
          </table:table-cell>
          <table:table-cell office:value-type="float" office:value="0.418286" calcext:value-type="float">
            <text:p>0.418286</text:p>
          </table:table-cell>
          <table:table-cell office:value-type="float" office:value="0.528686" calcext:value-type="float">
            <text:p>0.528686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634971" calcext:value-type="float">
            <text:p>0.634971</text:p>
          </table:table-cell>
          <table:table-cell office:value-type="float" office:value="0.680686" calcext:value-type="float">
            <text:p>0.680686</text:p>
          </table:table-cell>
          <table:table-cell office:value-type="float" office:value="0.742171" calcext:value-type="float">
            <text:p>0.742171</text:p>
          </table:table-cell>
          <table:table-cell office:value-type="float" office:value="0.785829" calcext:value-type="float">
            <text:p>0.785829</text:p>
          </table:table-cell>
          <table:table-cell office:value-type="float" office:value="0.818286" calcext:value-type="float">
            <text:p>0.818286</text:p>
          </table:table-cell>
          <table:table-cell office:value-type="float" office:value="0.846857" calcext:value-type="float">
            <text:p>0.846857</text:p>
          </table:table-cell>
          <table:table-cell office:value-type="float" office:value="0.877943" calcext:value-type="float">
            <text:p>0.877943</text:p>
          </table:table-cell>
          <table:table-cell office:value-type="float" office:value="0.896" calcext:value-type="float">
            <text:p>0.896</text:p>
          </table:table-cell>
          <table:table-cell office:value-type="float" office:value="0.694011" calcext:value-type="float">
            <text:p>0.69401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72" calcext:value-type="float">
            <text:p>0.272</text:p>
          </table:table-cell>
          <table:table-cell office:value-type="float" office:value="0.387429" calcext:value-type="float">
            <text:p>0.387429</text:p>
          </table:table-cell>
          <table:table-cell office:value-type="float" office:value="0.509029" calcext:value-type="float">
            <text:p>0.509029</text:p>
          </table:table-cell>
          <table:table-cell office:value-type="float" office:value="0.587657" calcext:value-type="float">
            <text:p>0.587657</text:p>
          </table:table-cell>
          <table:table-cell office:value-type="float" office:value="0.623771" calcext:value-type="float">
            <text:p>0.623771</text:p>
          </table:table-cell>
          <table:table-cell office:value-type="float" office:value="0.6624" calcext:value-type="float">
            <text:p>0.6624</text:p>
          </table:table-cell>
          <table:table-cell office:value-type="float" office:value="0.730514" calcext:value-type="float">
            <text:p>0.730514</text:p>
          </table:table-cell>
          <table:table-cell office:value-type="float" office:value="0.774629" calcext:value-type="float">
            <text:p>0.774629</text:p>
          </table:table-cell>
          <table:table-cell office:value-type="float" office:value="0.811886" calcext:value-type="float">
            <text:p>0.811886</text:p>
          </table:table-cell>
          <table:table-cell office:value-type="float" office:value="0.840457" calcext:value-type="float">
            <text:p>0.840457</text:p>
          </table:table-cell>
          <table:table-cell office:value-type="float" office:value="0.874286" calcext:value-type="float">
            <text:p>0.8742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680206" calcext:value-type="float">
            <text:p>0.680206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28" calcext:value-type="float">
            <text:p>0.28</text:p>
          </table:table-cell>
          <table:table-cell office:value-type="float" office:value="0.429486" calcext:value-type="float">
            <text:p>0.429486</text:p>
          </table:table-cell>
          <table:table-cell office:value-type="float" office:value="0.537829" calcext:value-type="float">
            <text:p>0.537829</text:p>
          </table:table-cell>
          <table:table-cell office:value-type="float" office:value="0.612343" calcext:value-type="float">
            <text:p>0.612343</text:p>
          </table:table-cell>
          <table:table-cell office:value-type="float" office:value="0.645257" calcext:value-type="float">
            <text:p>0.645257</text:p>
          </table:table-cell>
          <table:table-cell office:value-type="float" office:value="0.696914" calcext:value-type="float">
            <text:p>0.696914</text:p>
          </table:table-cell>
          <table:table-cell office:value-type="float" office:value="0.749714" calcext:value-type="float">
            <text:p>0.749714</text:p>
          </table:table-cell>
          <table:table-cell office:value-type="float" office:value="0.788571" calcext:value-type="float">
            <text:p>0.788571</text:p>
          </table:table-cell>
          <table:table-cell office:value-type="float" office:value="0.827657" calcext:value-type="float">
            <text:p>0.827657</text:p>
          </table:table-cell>
          <table:table-cell office:value-type="float" office:value="0.846857" calcext:value-type="float">
            <text:p>0.846857</text:p>
          </table:table-cell>
          <table:table-cell office:value-type="float" office:value="0.875429" calcext:value-type="float">
            <text:p>0.875429</text:p>
          </table:table-cell>
          <table:table-cell office:value-type="float" office:value="0.896" calcext:value-type="float">
            <text:p>0.896</text:p>
          </table:table-cell>
          <table:table-cell office:value-type="float" office:value="0.701006" calcext:value-type="float">
            <text:p>0.70100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28" calcext:value-type="float">
            <text:p>0.28</text:p>
          </table:table-cell>
          <table:table-cell office:value-type="float" office:value="0.442514" calcext:value-type="float">
            <text:p>0.442514</text:p>
          </table:table-cell>
          <table:table-cell office:value-type="float" office:value="0.5536" calcext:value-type="float">
            <text:p>0.5536</text:p>
          </table:table-cell>
          <table:table-cell office:value-type="float" office:value="0.616686" calcext:value-type="float">
            <text:p>0.616686</text:p>
          </table:table-cell>
          <table:table-cell office:value-type="float" office:value="0.646171" calcext:value-type="float">
            <text:p>0.646171</text:p>
          </table:table-cell>
          <table:table-cell office:value-type="float" office:value="0.693029" calcext:value-type="float">
            <text:p>0.693029</text:p>
          </table:table-cell>
          <table:table-cell office:value-type="float" office:value="0.743543" calcext:value-type="float">
            <text:p>0.743543</text:p>
          </table:table-cell>
          <table:table-cell office:value-type="float" office:value="0.7936" calcext:value-type="float">
            <text:p>0.7936</text:p>
          </table:table-cell>
          <table:table-cell office:value-type="float" office:value="0.831543" calcext:value-type="float">
            <text:p>0.831543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878171" calcext:value-type="float">
            <text:p>0.8781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705006" calcext:value-type="float">
            <text:p>0.70500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272" calcext:value-type="float">
            <text:p>0.272</text:p>
          </table:table-cell>
          <table:table-cell office:value-type="float" office:value="0.432457" calcext:value-type="float">
            <text:p>0.432457</text:p>
          </table:table-cell>
          <table:table-cell office:value-type="float" office:value="0.538514" calcext:value-type="float">
            <text:p>0.538514</text:p>
          </table:table-cell>
          <table:table-cell office:value-type="float" office:value="0.608457" calcext:value-type="float">
            <text:p>0.608457</text:p>
          </table:table-cell>
          <table:table-cell office:value-type="float" office:value="0.646171" calcext:value-type="float">
            <text:p>0.646171</text:p>
          </table:table-cell>
          <table:table-cell office:value-type="float" office:value="0.695086" calcext:value-type="float">
            <text:p>0.695086</text:p>
          </table:table-cell>
          <table:table-cell office:value-type="float" office:value="0.738514" calcext:value-type="float">
            <text:p>0.738514</text:p>
          </table:table-cell>
          <table:table-cell office:value-type="float" office:value="0.784914" calcext:value-type="float">
            <text:p>0.784914</text:p>
          </table:table-cell>
          <table:table-cell office:value-type="float" office:value="0.822171" calcext:value-type="float">
            <text:p>0.822171</text:p>
          </table:table-cell>
          <table:table-cell office:value-type="float" office:value="0.847314" calcext:value-type="float">
            <text:p>0.847314</text:p>
          </table:table-cell>
          <table:table-cell office:value-type="float" office:value="0.873829" calcext:value-type="float">
            <text:p>0.873829</text:p>
          </table:table-cell>
          <table:table-cell office:value-type="float" office:value="0.896" calcext:value-type="float">
            <text:p>0.896</text:p>
          </table:table-cell>
          <table:table-cell office:value-type="float" office:value="0.698743" calcext:value-type="float">
            <text:p>0.698743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272" calcext:value-type="float">
            <text:p>0.272</text:p>
          </table:table-cell>
          <table:table-cell office:value-type="float" office:value="0.413943" calcext:value-type="float">
            <text:p>0.413943</text:p>
          </table:table-cell>
          <table:table-cell office:value-type="float" office:value="0.552914" calcext:value-type="float">
            <text:p>0.552914</text:p>
          </table:table-cell>
          <table:table-cell office:value-type="float" office:value="0.624229" calcext:value-type="float">
            <text:p>0.624229</text:p>
          </table:table-cell>
          <table:table-cell office:value-type="float" office:value="0.672686" calcext:value-type="float">
            <text:p>0.672686</text:p>
          </table:table-cell>
          <table:table-cell office:value-type="float" office:value="0.718171" calcext:value-type="float">
            <text:p>0.718171</text:p>
          </table:table-cell>
          <table:table-cell office:value-type="float" office:value="0.765029" calcext:value-type="float">
            <text:p>0.765029</text:p>
          </table:table-cell>
          <table:table-cell office:value-type="float" office:value="0.801143" calcext:value-type="float">
            <text:p>0.801143</text:p>
          </table:table-cell>
          <table:table-cell office:value-type="float" office:value="0.830171" calcext:value-type="float">
            <text:p>0.830171</text:p>
          </table:table-cell>
          <table:table-cell office:value-type="float" office:value="0.850057" calcext:value-type="float">
            <text:p>0.850057</text:p>
          </table:table-cell>
          <table:table-cell office:value-type="float" office:value="0.879771" calcext:value-type="float">
            <text:p>0.8797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710811" calcext:value-type="float">
            <text:p>0.71081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72" calcext:value-type="float">
            <text:p>0.272</text:p>
          </table:table-cell>
          <table:table-cell office:value-type="float" office:value="0.455086" calcext:value-type="float">
            <text:p>0.455086</text:p>
          </table:table-cell>
          <table:table-cell office:value-type="float" office:value="0.552457" calcext:value-type="float">
            <text:p>0.552457</text:p>
          </table:table-cell>
          <table:table-cell office:value-type="float" office:value="0.619429" calcext:value-type="float">
            <text:p>0.619429</text:p>
          </table:table-cell>
          <table:table-cell office:value-type="float" office:value="0.654629" calcext:value-type="float">
            <text:p>0.654629</text:p>
          </table:table-cell>
          <table:table-cell office:value-type="float" office:value="0.706514" calcext:value-type="float">
            <text:p>0.706514</text:p>
          </table:table-cell>
          <table:table-cell office:value-type="float" office:value="0.748114" calcext:value-type="float">
            <text:p>0.748114</text:p>
          </table:table-cell>
          <table:table-cell office:value-type="float" office:value="0.792457" calcext:value-type="float">
            <text:p>0.792457</text:p>
          </table:table-cell>
          <table:table-cell office:value-type="float" office:value="0.8208" calcext:value-type="float">
            <text:p>0.8208</text:p>
          </table:table-cell>
          <table:table-cell office:value-type="float" office:value="0.844571" calcext:value-type="float">
            <text:p>0.844571</text:p>
          </table:table-cell>
          <table:table-cell office:value-type="float" office:value="0.869943" calcext:value-type="float">
            <text:p>0.869943</text:p>
          </table:table-cell>
          <table:table-cell office:value-type="float" office:value="0.896" calcext:value-type="float">
            <text:p>0.896</text:p>
          </table:table-cell>
          <table:table-cell office:value-type="float" office:value="0.7064" calcext:value-type="float">
            <text:p>0.7064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288" calcext:value-type="float">
            <text:p>0.288</text:p>
          </table:table-cell>
          <table:table-cell office:value-type="float" office:value="0.433143" calcext:value-type="float">
            <text:p>0.433143</text:p>
          </table:table-cell>
          <table:table-cell office:value-type="float" office:value="0.552" calcext:value-type="float">
            <text:p>0.552</text:p>
          </table:table-cell>
          <table:table-cell office:value-type="float" office:value="0.621943" calcext:value-type="float">
            <text:p>0.621943</text:p>
          </table:table-cell>
          <table:table-cell office:value-type="float" office:value="0.665371" calcext:value-type="float">
            <text:p>0.665371</text:p>
          </table:table-cell>
          <table:table-cell office:value-type="float" office:value="0.713371" calcext:value-type="float">
            <text:p>0.713371</text:p>
          </table:table-cell>
          <table:table-cell office:value-type="float" office:value="0.759543" calcext:value-type="float">
            <text:p>0.759543</text:p>
          </table:table-cell>
          <table:table-cell office:value-type="float" office:value="0.798857" calcext:value-type="float">
            <text:p>0.798857</text:p>
          </table:table-cell>
          <table:table-cell office:value-type="float" office:value="0.828343" calcext:value-type="float">
            <text:p>0.828343</text:p>
          </table:table-cell>
          <table:table-cell office:value-type="float" office:value="0.847771" calcext:value-type="float">
            <text:p>0.847771</text:p>
          </table:table-cell>
          <table:table-cell office:value-type="float" office:value="0.877257" calcext:value-type="float">
            <text:p>0.877257</text:p>
          </table:table-cell>
          <table:table-cell office:value-type="float" office:value="0.896" calcext:value-type="float">
            <text:p>0.896</text:p>
          </table:table-cell>
          <table:table-cell office:value-type="float" office:value="0.70976" calcext:value-type="float">
            <text:p>0.7097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272" calcext:value-type="float">
            <text:p>0.272</text:p>
          </table:table-cell>
          <table:table-cell office:value-type="float" office:value="0.425371" calcext:value-type="float">
            <text:p>0.425371</text:p>
          </table:table-cell>
          <table:table-cell office:value-type="float" office:value="0.534171" calcext:value-type="float">
            <text:p>0.534171</text:p>
          </table:table-cell>
          <table:table-cell office:value-type="float" office:value="0.610971" calcext:value-type="float">
            <text:p>0.610971</text:p>
          </table:table-cell>
          <table:table-cell office:value-type="float" office:value="0.648457" calcext:value-type="float">
            <text:p>0.648457</text:p>
          </table:table-cell>
          <table:table-cell office:value-type="float" office:value="0.7024" calcext:value-type="float">
            <text:p>0.7024</text:p>
          </table:table-cell>
          <table:table-cell office:value-type="float" office:value="0.762743" calcext:value-type="float">
            <text:p>0.762743</text:p>
          </table:table-cell>
          <table:table-cell office:value-type="float" office:value="0.804343" calcext:value-type="float">
            <text:p>0.804343</text:p>
          </table:table-cell>
          <table:table-cell office:value-type="float" office:value="0.832686" calcext:value-type="float">
            <text:p>0.832686</text:p>
          </table:table-cell>
          <table:table-cell office:value-type="float" office:value="0.848229" calcext:value-type="float">
            <text:p>0.848229</text:p>
          </table:table-cell>
          <table:table-cell office:value-type="float" office:value="0.879543" calcext:value-type="float">
            <text:p>0.879543</text:p>
          </table:table-cell>
          <table:table-cell office:value-type="float" office:value="0.896" calcext:value-type="float">
            <text:p>0.896</text:p>
          </table:table-cell>
          <table:table-cell office:value-type="float" office:value="0.704891" calcext:value-type="float">
            <text:p>0.70489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72" calcext:value-type="float">
            <text:p>0.272</text:p>
          </table:table-cell>
          <table:table-cell office:value-type="float" office:value="0.455314" calcext:value-type="float">
            <text:p>0.455314</text:p>
          </table:table-cell>
          <table:table-cell office:value-type="float" office:value="0.571886" calcext:value-type="float">
            <text:p>0.571886</text:p>
          </table:table-cell>
          <table:table-cell office:value-type="float" office:value="0.628343" calcext:value-type="float">
            <text:p>0.628343</text:p>
          </table:table-cell>
          <table:table-cell office:value-type="float" office:value="0.664229" calcext:value-type="float">
            <text:p>0.664229</text:p>
          </table:table-cell>
          <table:table-cell office:value-type="float" office:value="0.717486" calcext:value-type="float">
            <text:p>0.717486</text:p>
          </table:table-cell>
          <table:table-cell office:value-type="float" office:value="0.769143" calcext:value-type="float">
            <text:p>0.769143</text:p>
          </table:table-cell>
          <table:table-cell office:value-type="float" office:value="0.802971" calcext:value-type="float">
            <text:p>0.802971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849371" calcext:value-type="float">
            <text:p>0.849371</text:p>
          </table:table-cell>
          <table:table-cell office:value-type="float" office:value="0.880457" calcext:value-type="float">
            <text:p>0.880457</text:p>
          </table:table-cell>
          <table:table-cell office:value-type="float" office:value="0.896" calcext:value-type="float">
            <text:p>0.896</text:p>
          </table:table-cell>
          <table:table-cell office:value-type="float" office:value="0.716777" calcext:value-type="float">
            <text:p>0.716777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272" calcext:value-type="float">
            <text:p>0.272</text:p>
          </table:table-cell>
          <table:table-cell office:value-type="float" office:value="0.458743" calcext:value-type="float">
            <text:p>0.458743</text:p>
          </table:table-cell>
          <table:table-cell office:value-type="float" office:value="0.557029" calcext:value-type="float">
            <text:p>0.557029</text:p>
          </table:table-cell>
          <table:table-cell office:value-type="float" office:value="0.624" calcext:value-type="float">
            <text:p>0.624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726629" calcext:value-type="float">
            <text:p>0.726629</text:p>
          </table:table-cell>
          <table:table-cell office:value-type="float" office:value="0.775771" calcext:value-type="float">
            <text:p>0.775771</text:p>
          </table:table-cell>
          <table:table-cell office:value-type="float" office:value="0.812571" calcext:value-type="float">
            <text:p>0.812571</text:p>
          </table:table-cell>
          <table:table-cell office:value-type="float" office:value="0.834057" calcext:value-type="float">
            <text:p>0.834057</text:p>
          </table:table-cell>
          <table:table-cell office:value-type="float" office:value="0.853943" calcext:value-type="float">
            <text:p>0.853943</text:p>
          </table:table-cell>
          <table:table-cell office:value-type="float" office:value="0.883429" calcext:value-type="float">
            <text:p>0.883429</text:p>
          </table:table-cell>
          <table:table-cell office:value-type="float" office:value="0.896" calcext:value-type="float">
            <text:p>0.896</text:p>
          </table:table-cell>
          <table:table-cell office:value-type="float" office:value="0.719497" calcext:value-type="float">
            <text:p>0.71949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72" calcext:value-type="float">
            <text:p>0.272</text:p>
          </table:table-cell>
          <table:table-cell office:value-type="float" office:value="0.463314" calcext:value-type="float">
            <text:p>0.463314</text:p>
          </table:table-cell>
          <table:table-cell office:value-type="float" office:value="0.570743" calcext:value-type="float">
            <text:p>0.570743</text:p>
          </table:table-cell>
          <table:table-cell office:value-type="float" office:value="0.636114" calcext:value-type="float">
            <text:p>0.636114</text:p>
          </table:table-cell>
          <table:table-cell office:value-type="float" office:value="0.695314" calcext:value-type="float">
            <text:p>0.6953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798171" calcext:value-type="float">
            <text:p>0.798171</text:p>
          </table:table-cell>
          <table:table-cell office:value-type="float" office:value="0.823314" calcext:value-type="float">
            <text:p>0.823314</text:p>
          </table:table-cell>
          <table:table-cell office:value-type="float" office:value="0.840686" calcext:value-type="float">
            <text:p>0.840686</text:p>
          </table:table-cell>
          <table:table-cell office:value-type="float" office:value="0.860571" calcext:value-type="float">
            <text:p>0.860571</text:p>
          </table:table-cell>
          <table:table-cell office:value-type="float" office:value="0.886171" calcext:value-type="float">
            <text:p>0.8861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73264" calcext:value-type="float">
            <text:p>0.73264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28" calcext:value-type="float">
            <text:p>0.28</text:p>
          </table:table-cell>
          <table:table-cell office:value-type="float" office:value="0.473143" calcext:value-type="float">
            <text:p>0.473143</text:p>
          </table:table-cell>
          <table:table-cell office:value-type="float" office:value="0.575314" calcext:value-type="float">
            <text:p>0.575314</text:p>
          </table:table-cell>
          <table:table-cell office:value-type="float" office:value="0.636114" calcext:value-type="float">
            <text:p>0.636114</text:p>
          </table:table-cell>
          <table:table-cell office:value-type="float" office:value="0.684571" calcext:value-type="float">
            <text:p>0.684571</text:p>
          </table:table-cell>
          <table:table-cell office:value-type="float" office:value="0.741486" calcext:value-type="float">
            <text:p>0.741486</text:p>
          </table:table-cell>
          <table:table-cell office:value-type="float" office:value="0.789714" calcext:value-type="float">
            <text:p>0.789714</text:p>
          </table:table-cell>
          <table:table-cell office:value-type="float" office:value="0.821714" calcext:value-type="float">
            <text:p>0.821714</text:p>
          </table:table-cell>
          <table:table-cell office:value-type="float" office:value="0.841143" calcext:value-type="float">
            <text:p>0.841143</text:p>
          </table:table-cell>
          <table:table-cell office:value-type="float" office:value="0.859429" calcext:value-type="float">
            <text:p>0.859429</text:p>
          </table:table-cell>
          <table:table-cell office:value-type="float" office:value="0.885486" calcext:value-type="float">
            <text:p>0.8854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730811" calcext:value-type="float">
            <text:p>0.73081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36" calcext:value-type="float">
            <text:p>0.33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92457" calcext:value-type="float">
            <text:p>0.592457</text:p>
          </table:table-cell>
          <table:table-cell office:value-type="float" office:value="0.658057" calcext:value-type="float">
            <text:p>0.658057</text:p>
          </table:table-cell>
          <table:table-cell office:value-type="float" office:value="0.7264" calcext:value-type="float">
            <text:p>0.7264</text:p>
          </table:table-cell>
          <table:table-cell office:value-type="float" office:value="0.776229" calcext:value-type="float">
            <text:p>0.776229</text:p>
          </table:table-cell>
          <table:table-cell office:value-type="float" office:value="0.807543" calcext:value-type="float">
            <text:p>0.807543</text:p>
          </table:table-cell>
          <table:table-cell office:value-type="float" office:value="0.831771" calcext:value-type="float">
            <text:p>0.831771</text:p>
          </table:table-cell>
          <table:table-cell office:value-type="float" office:value="0.846857" calcext:value-type="float">
            <text:p>0.846857</text:p>
          </table:table-cell>
          <table:table-cell office:value-type="float" office:value="0.863543" calcext:value-type="float">
            <text:p>0.863543</text:p>
          </table:table-cell>
          <table:table-cell office:value-type="float" office:value="0.885029" calcext:value-type="float">
            <text:p>0.885029</text:p>
          </table:table-cell>
          <table:table-cell office:value-type="float" office:value="0.896" calcext:value-type="float">
            <text:p>0.896</text:p>
          </table:table-cell>
          <table:table-cell office:value-type="float" office:value="0.747589" calcext:value-type="float">
            <text:p>0.747589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2" calcext:value-type="float">
            <text:p>0.32</text:p>
          </table:table-cell>
          <table:table-cell office:value-type="float" office:value="0.492343" calcext:value-type="float">
            <text:p>0.492343</text:p>
          </table:table-cell>
          <table:table-cell office:value-type="float" office:value="0.608914" calcext:value-type="float">
            <text:p>0.608914</text:p>
          </table:table-cell>
          <table:table-cell office:value-type="float" office:value="0.671314" calcext:value-type="float">
            <text:p>0.671314</text:p>
          </table:table-cell>
          <table:table-cell office:value-type="float" office:value="0.729371" calcext:value-type="float">
            <text:p>0.729371</text:p>
          </table:table-cell>
          <table:table-cell office:value-type="float" office:value="0.776229" calcext:value-type="float">
            <text:p>0.776229</text:p>
          </table:table-cell>
          <table:table-cell office:value-type="float" office:value="0.806857" calcext:value-type="float">
            <text:p>0.806857</text:p>
          </table:table-cell>
          <table:table-cell office:value-type="float" office:value="0.833143" calcext:value-type="float">
            <text:p>0.833143</text:p>
          </table:table-cell>
          <table:table-cell office:value-type="float" office:value="0.847086" calcext:value-type="float">
            <text:p>0.847086</text:p>
          </table:table-cell>
          <table:table-cell office:value-type="float" office:value="0.864686" calcext:value-type="float">
            <text:p>0.864686</text:p>
          </table:table-cell>
          <table:table-cell office:value-type="float" office:value="0.885943" calcext:value-type="float">
            <text:p>0.885943</text:p>
          </table:table-cell>
          <table:table-cell office:value-type="float" office:value="0.896" calcext:value-type="float">
            <text:p>0.896</text:p>
          </table:table-cell>
          <table:table-cell office:value-type="float" office:value="0.751589" calcext:value-type="float">
            <text:p>0.751589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272" calcext:value-type="float">
            <text:p>0.272</text:p>
          </table:table-cell>
          <table:table-cell office:value-type="float" office:value="0.4944" calcext:value-type="float">
            <text:p>0.4944</text:p>
          </table:table-cell>
          <table:table-cell office:value-type="float" office:value="0.6224" calcext:value-type="float">
            <text:p>0.6224</text:p>
          </table:table-cell>
          <table:table-cell office:value-type="float" office:value="0.689371" calcext:value-type="float">
            <text:p>0.689371</text:p>
          </table:table-cell>
          <table:table-cell office:value-type="float" office:value="0.751086" calcext:value-type="float">
            <text:p>0.751086</text:p>
          </table:table-cell>
          <table:table-cell office:value-type="float" office:value="0.787429" calcext:value-type="float">
            <text:p>0.787429</text:p>
          </table:table-cell>
          <table:table-cell office:value-type="float" office:value="0.8112" calcext:value-type="float">
            <text:p>0.8112</text:p>
          </table:table-cell>
          <table:table-cell office:value-type="float" office:value="0.829029" calcext:value-type="float">
            <text:p>0.829029</text:p>
          </table:table-cell>
          <table:table-cell office:value-type="float" office:value="0.842514" calcext:value-type="float">
            <text:p>0.842514</text:p>
          </table:table-cell>
          <table:table-cell office:value-type="float" office:value="0.859657" calcext:value-type="float">
            <text:p>0.859657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896" calcext:value-type="float">
            <text:p>0.896</text:p>
          </table:table-cell>
          <table:table-cell office:value-type="float" office:value="0.75728" calcext:value-type="float">
            <text:p>0.75728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272" calcext:value-type="float">
            <text:p>0.272</text:p>
          </table:table-cell>
          <table:table-cell office:value-type="float" office:value="0.497829" calcext:value-type="float">
            <text:p>0.497829</text:p>
          </table:table-cell>
          <table:table-cell office:value-type="float" office:value="0.6176" calcext:value-type="float">
            <text:p>0.6176</text:p>
          </table:table-cell>
          <table:table-cell office:value-type="float" office:value="0.660343" calcext:value-type="float">
            <text:p>0.660343</text:p>
          </table:table-cell>
          <table:table-cell office:value-type="float" office:value="0.715657" calcext:value-type="float">
            <text:p>0.715657</text:p>
          </table:table-cell>
          <table:table-cell office:value-type="float" office:value="0.765943" calcext:value-type="float">
            <text:p>0.765943</text:p>
          </table:table-cell>
          <table:table-cell office:value-type="float" office:value="0.799771" calcext:value-type="float">
            <text:p>0.799771</text:p>
          </table:table-cell>
          <table:table-cell office:value-type="float" office:value="0.823543" calcext:value-type="float">
            <text:p>0.823543</text:p>
          </table:table-cell>
          <table:table-cell office:value-type="float" office:value="0.838857" calcext:value-type="float">
            <text:p>0.838857</text:p>
          </table:table-cell>
          <table:table-cell office:value-type="float" office:value="0.856457" calcext:value-type="float">
            <text:p>0.856457</text:p>
          </table:table-cell>
          <table:table-cell office:value-type="float" office:value="0.881829" calcext:value-type="float">
            <text:p>0.881829</text:p>
          </table:table-cell>
          <table:table-cell office:value-type="float" office:value="0.896" calcext:value-type="float">
            <text:p>0.896</text:p>
          </table:table-cell>
          <table:table-cell office:value-type="float" office:value="0.745783" calcext:value-type="float">
            <text:p>0.745783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272" calcext:value-type="float">
            <text:p>0.272</text:p>
          </table:table-cell>
          <table:table-cell office:value-type="float" office:value="0.494857" calcext:value-type="float">
            <text:p>0.494857</text:p>
          </table:table-cell>
          <table:table-cell office:value-type="float" office:value="0.6224" calcext:value-type="float">
            <text:p>0.6224</text:p>
          </table:table-cell>
          <table:table-cell office:value-type="float" office:value="0.682057" calcext:value-type="float">
            <text:p>0.682057</text:p>
          </table:table-cell>
          <table:table-cell office:value-type="float" office:value="0.738514" calcext:value-type="float">
            <text:p>0.738514</text:p>
          </table:table-cell>
          <table:table-cell office:value-type="float" office:value="0.7776" calcext:value-type="float">
            <text:p>0.7776</text:p>
          </table:table-cell>
          <table:table-cell office:value-type="float" office:value="0.802743" calcext:value-type="float">
            <text:p>0.802743</text:p>
          </table:table-cell>
          <table:table-cell office:value-type="float" office:value="0.822857" calcext:value-type="float">
            <text:p>0.822857</text:p>
          </table:table-cell>
          <table:table-cell office:value-type="float" office:value="0.84" calcext:value-type="float">
            <text:p>0.84</text:p>
          </table:table-cell>
          <table:table-cell office:value-type="float" office:value="0.858743" calcext:value-type="float">
            <text:p>0.858743</text:p>
          </table:table-cell>
          <table:table-cell office:value-type="float" office:value="0.881371" calcext:value-type="float">
            <text:p>0.8813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752114" calcext:value-type="float">
            <text:p>0.752114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12" calcext:value-type="float">
            <text:p>0.312</text:p>
          </table:table-cell>
          <table:table-cell office:value-type="float" office:value="0.503543" calcext:value-type="float">
            <text:p>0.503543</text:p>
          </table:table-cell>
          <table:table-cell office:value-type="float" office:value="0.624229" calcext:value-type="float">
            <text:p>0.624229</text:p>
          </table:table-cell>
          <table:table-cell office:value-type="float" office:value="0.695086" calcext:value-type="float">
            <text:p>0.695086</text:p>
          </table:table-cell>
          <table:table-cell office:value-type="float" office:value="0.752" calcext:value-type="float">
            <text:p>0.752</text:p>
          </table:table-cell>
          <table:table-cell office:value-type="float" office:value="0.7856" calcext:value-type="float">
            <text:p>0.7856</text:p>
          </table:table-cell>
          <table:table-cell office:value-type="float" office:value="0.809143" calcext:value-type="float">
            <text:p>0.809143</text:p>
          </table:table-cell>
          <table:table-cell office:value-type="float" office:value="0.830629" calcext:value-type="float">
            <text:p>0.830629</text:p>
          </table:table-cell>
          <table:table-cell office:value-type="float" office:value="0.846171" calcext:value-type="float">
            <text:p>0.846171</text:p>
          </table:table-cell>
          <table:table-cell office:value-type="float" office:value="0.861943" calcext:value-type="float">
            <text:p>0.861943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896" calcext:value-type="float">
            <text:p>0.896</text:p>
          </table:table-cell>
          <table:table-cell office:value-type="float" office:value="0.758994" calcext:value-type="float">
            <text:p>0.75899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68" calcext:value-type="float">
            <text:p>0.368</text:p>
          </table:table-cell>
          <table:table-cell office:value-type="float" office:value="0.510857" calcext:value-type="float">
            <text:p>0.510857</text:p>
          </table:table-cell>
          <table:table-cell office:value-type="float" office:value="0.632229" calcext:value-type="float">
            <text:p>0.632229</text:p>
          </table:table-cell>
          <table:table-cell office:value-type="float" office:value="0.7072" calcext:value-type="float">
            <text:p>0.7072</text:p>
          </table:table-cell>
          <table:table-cell office:value-type="float" office:value="0.757029" calcext:value-type="float">
            <text:p>0.757029</text:p>
          </table:table-cell>
          <table:table-cell office:value-type="float" office:value="0.790171" calcext:value-type="float">
            <text:p>0.790171</text:p>
          </table:table-cell>
          <table:table-cell office:value-type="float" office:value="0.811657" calcext:value-type="float">
            <text:p>0.811657</text:p>
          </table:table-cell>
          <table:table-cell office:value-type="float" office:value="0.831543" calcext:value-type="float">
            <text:p>0.831543</text:p>
          </table:table-cell>
          <table:table-cell office:value-type="float" office:value="0.8448" calcext:value-type="float">
            <text:p>0.8448</text:p>
          </table:table-cell>
          <table:table-cell office:value-type="float" office:value="0.858514" calcext:value-type="float">
            <text:p>0.858514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896" calcext:value-type="float">
            <text:p>0.896</text:p>
          </table:table-cell>
          <table:table-cell office:value-type="float" office:value="0.76256" calcext:value-type="float">
            <text:p>0.76256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4" calcext:value-type="float">
            <text:p>0.4</text:p>
          </table:table-cell>
          <table:table-cell office:value-type="float" office:value="0.512457" calcext:value-type="float">
            <text:p>0.512457</text:p>
          </table:table-cell>
          <table:table-cell office:value-type="float" office:value="0.635886" calcext:value-type="float">
            <text:p>0.635886</text:p>
          </table:table-cell>
          <table:table-cell office:value-type="float" office:value="0.709029" calcext:value-type="float">
            <text:p>0.709029</text:p>
          </table:table-cell>
          <table:table-cell office:value-type="float" office:value="0.755657" calcext:value-type="float">
            <text:p>0.755657</text:p>
          </table:table-cell>
          <table:table-cell office:value-type="float" office:value="0.786286" calcext:value-type="float">
            <text:p>0.786286</text:p>
          </table:table-cell>
          <table:table-cell office:value-type="float" office:value="0.8128" calcext:value-type="float">
            <text:p>0.8128</text:p>
          </table:table-cell>
          <table:table-cell office:value-type="float" office:value="0.829486" calcext:value-type="float">
            <text:p>0.829486</text:p>
          </table:table-cell>
          <table:table-cell office:value-type="float" office:value="0.843429" calcext:value-type="float">
            <text:p>0.843429</text:p>
          </table:table-cell>
          <table:table-cell office:value-type="float" office:value="0.858514" calcext:value-type="float">
            <text:p>0.858514</text:p>
          </table:table-cell>
          <table:table-cell office:value-type="float" office:value="0.881829" calcext:value-type="float">
            <text:p>0.881829</text:p>
          </table:table-cell>
          <table:table-cell office:value-type="float" office:value="0.896" calcext:value-type="float">
            <text:p>0.896</text:p>
          </table:table-cell>
          <table:table-cell office:value-type="float" office:value="0.762537" calcext:value-type="float">
            <text:p>0.762537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" calcext:value-type="float">
            <text:p>0.4</text:p>
          </table:table-cell>
          <table:table-cell office:value-type="float" office:value="0.534629" calcext:value-type="float">
            <text:p>0.534629</text:p>
          </table:table-cell>
          <table:table-cell office:value-type="float" office:value="0.645257" calcext:value-type="float">
            <text:p>0.645257</text:p>
          </table:table-cell>
          <table:table-cell office:value-type="float" office:value="0.725943" calcext:value-type="float">
            <text:p>0.725943</text:p>
          </table:table-cell>
          <table:table-cell office:value-type="float" office:value="0.762286" calcext:value-type="float">
            <text:p>0.762286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815771" calcext:value-type="float">
            <text:p>0.815771</text:p>
          </table:table-cell>
          <table:table-cell office:value-type="float" office:value="0.831314" calcext:value-type="float">
            <text:p>0.831314</text:p>
          </table:table-cell>
          <table:table-cell office:value-type="float" office:value="0.844343" calcext:value-type="float">
            <text:p>0.844343</text:p>
          </table:table-cell>
          <table:table-cell office:value-type="float" office:value="0.858514" calcext:value-type="float">
            <text:p>0.858514</text:p>
          </table:table-cell>
          <table:table-cell office:value-type="float" office:value="0.882743" calcext:value-type="float">
            <text:p>0.882743</text:p>
          </table:table-cell>
          <table:table-cell office:value-type="float" office:value="0.896" calcext:value-type="float">
            <text:p>0.896</text:p>
          </table:table-cell>
          <table:table-cell office:value-type="float" office:value="0.76896" calcext:value-type="float">
            <text:p>0.76896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96" calcext:value-type="float">
            <text:p>0.496</text:p>
          </table:table-cell>
          <table:table-cell office:value-type="float" office:value="0.549486" calcext:value-type="float">
            <text:p>0.549486</text:p>
          </table:table-cell>
          <table:table-cell office:value-type="float" office:value="0.656914" calcext:value-type="float">
            <text:p>0.656914</text:p>
          </table:table-cell>
          <table:table-cell office:value-type="float" office:value="0.720229" calcext:value-type="float">
            <text:p>0.720229</text:p>
          </table:table-cell>
          <table:table-cell office:value-type="float" office:value="0.759086" calcext:value-type="float">
            <text:p>0.759086</text:p>
          </table:table-cell>
          <table:table-cell office:value-type="float" office:value="0.786743" calcext:value-type="float">
            <text:p>0.786743</text:p>
          </table:table-cell>
          <table:table-cell office:value-type="float" office:value="0.812114" calcext:value-type="float">
            <text:p>0.812114</text:p>
          </table:table-cell>
          <table:table-cell office:value-type="float" office:value="0.831314" calcext:value-type="float">
            <text:p>0.831314</text:p>
          </table:table-cell>
          <table:table-cell office:value-type="float" office:value="0.845257" calcext:value-type="float">
            <text:p>0.845257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85943" calcext:value-type="float">
            <text:p>0.885943</text:p>
          </table:table-cell>
          <table:table-cell office:value-type="float" office:value="0.896" calcext:value-type="float">
            <text:p>0.896</text:p>
          </table:table-cell>
          <table:table-cell office:value-type="float" office:value="0.770949" calcext:value-type="float">
            <text:p>0.770949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" calcext:value-type="float">
            <text:p>0.4</text:p>
          </table:table-cell>
          <table:table-cell office:value-type="float" office:value="0.530057" calcext:value-type="float">
            <text:p>0.530057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727086" calcext:value-type="float">
            <text:p>0.727086</text:p>
          </table:table-cell>
          <table:table-cell office:value-type="float" office:value="0.768686" calcext:value-type="float">
            <text:p>0.768686</text:p>
          </table:table-cell>
          <table:table-cell office:value-type="float" office:value="0.7984" calcext:value-type="float">
            <text:p>0.7984</text:p>
          </table:table-cell>
          <table:table-cell office:value-type="float" office:value="0.821257" calcext:value-type="float">
            <text:p>0.821257</text:p>
          </table:table-cell>
          <table:table-cell office:value-type="float" office:value="0.834971" calcext:value-type="float">
            <text:p>0.834971</text:p>
          </table:table-cell>
          <table:table-cell office:value-type="float" office:value="0.848457" calcext:value-type="float">
            <text:p>0.848457</text:p>
          </table:table-cell>
          <table:table-cell office:value-type="float" office:value="0.868114" calcext:value-type="float">
            <text:p>0.868114</text:p>
          </table:table-cell>
          <table:table-cell office:value-type="float" office:value="0.886629" calcext:value-type="float">
            <text:p>0.886629</text:p>
          </table:table-cell>
          <table:table-cell office:value-type="float" office:value="0.896" calcext:value-type="float">
            <text:p>0.896</text:p>
          </table:table-cell>
          <table:table-cell office:value-type="float" office:value="0.773486" calcext:value-type="float">
            <text:p>0.77348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272" calcext:value-type="float">
            <text:p>0.272</text:p>
          </table:table-cell>
          <table:table-cell office:value-type="float" office:value="0.509714" calcext:value-type="float">
            <text:p>0.509714</text:p>
          </table:table-cell>
          <table:table-cell office:value-type="float" office:value="0.648457" calcext:value-type="float">
            <text:p>0.648457</text:p>
          </table:table-cell>
          <table:table-cell office:value-type="float" office:value="0.714743" calcext:value-type="float">
            <text:p>0.714743</text:p>
          </table:table-cell>
          <table:table-cell office:value-type="float" office:value="0.761143" calcext:value-type="float">
            <text:p>0.761143</text:p>
          </table:table-cell>
          <table:table-cell office:value-type="float" office:value="0.796571" calcext:value-type="float">
            <text:p>0.796571</text:p>
          </table:table-cell>
          <table:table-cell office:value-type="float" office:value="0.8192" calcext:value-type="float">
            <text:p>0.8192</text:p>
          </table:table-cell>
          <table:table-cell office:value-type="float" office:value="0.832914" calcext:value-type="float">
            <text:p>0.832914</text:p>
          </table:table-cell>
          <table:table-cell office:value-type="float" office:value="0.845714" calcext:value-type="float">
            <text:p>0.845714</text:p>
          </table:table-cell>
          <table:table-cell office:value-type="float" office:value="0.861943" calcext:value-type="float">
            <text:p>0.861943</text:p>
          </table:table-cell>
          <table:table-cell office:value-type="float" office:value="0.885486" calcext:value-type="float">
            <text:p>0.8854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767589" calcext:value-type="float">
            <text:p>0.767589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36" calcext:value-type="float">
            <text:p>0.336</text:p>
          </table:table-cell>
          <table:table-cell office:value-type="float" office:value="0.513829" calcext:value-type="float">
            <text:p>0.513829</text:p>
          </table:table-cell>
          <table:table-cell office:value-type="float" office:value="0.642971" calcext:value-type="float">
            <text:p>0.642971</text:p>
          </table:table-cell>
          <table:table-cell office:value-type="float" office:value="0.703086" calcext:value-type="float">
            <text:p>0.703086</text:p>
          </table:table-cell>
          <table:table-cell office:value-type="float" office:value="0.754514" calcext:value-type="float">
            <text:p>0.754514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17829" calcext:value-type="float">
            <text:p>0.817829</text:p>
          </table:table-cell>
          <table:table-cell office:value-type="float" office:value="0.833143" calcext:value-type="float">
            <text:p>0.833143</text:p>
          </table:table-cell>
          <table:table-cell office:value-type="float" office:value="0.8464" calcext:value-type="float">
            <text:p>0.8464</text:p>
          </table:table-cell>
          <table:table-cell office:value-type="float" office:value="0.861943" calcext:value-type="float">
            <text:p>0.861943</text:p>
          </table:table-cell>
          <table:table-cell office:value-type="float" office:value="0.886857" calcext:value-type="float">
            <text:p>0.886857</text:p>
          </table:table-cell>
          <table:table-cell office:value-type="float" office:value="0.896" calcext:value-type="float">
            <text:p>0.896</text:p>
          </table:table-cell>
          <table:table-cell office:value-type="float" office:value="0.765737" calcext:value-type="float">
            <text:p>0.765737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2" calcext:value-type="float">
            <text:p>0.272</text:p>
          </table:table-cell>
          <table:table-cell office:value-type="float" office:value="0.474057" calcext:value-type="float">
            <text:p>0.474057</text:p>
          </table:table-cell>
          <table:table-cell office:value-type="float" office:value="0.607086" calcext:value-type="float">
            <text:p>0.607086</text:p>
          </table:table-cell>
          <table:table-cell office:value-type="float" office:value="0.691886" calcext:value-type="float">
            <text:p>0.691886</text:p>
          </table:table-cell>
          <table:table-cell office:value-type="float" office:value="0.750629" calcext:value-type="float">
            <text:p>0.750629</text:p>
          </table:table-cell>
          <table:table-cell office:value-type="float" office:value="0.794057" calcext:value-type="float">
            <text:p>0.794057</text:p>
          </table:table-cell>
          <table:table-cell office:value-type="float" office:value="0.817829" calcext:value-type="float">
            <text:p>0.817829</text:p>
          </table:table-cell>
          <table:table-cell office:value-type="float" office:value="0.832229" calcext:value-type="float">
            <text:p>0.832229</text:p>
          </table:table-cell>
          <table:table-cell office:value-type="float" office:value="0.845486" calcext:value-type="float">
            <text:p>0.845486</text:p>
          </table:table-cell>
          <table:table-cell office:value-type="float" office:value="0.862171" calcext:value-type="float">
            <text:p>0.862171</text:p>
          </table:table-cell>
          <table:table-cell office:value-type="float" office:value="0.886171" calcext:value-type="float">
            <text:p>0.8861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75616" calcext:value-type="float">
            <text:p>0.7561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272" calcext:value-type="float">
            <text:p>0.272</text:p>
          </table:table-cell>
          <table:table-cell office:value-type="float" office:value="0.456229" calcext:value-type="float">
            <text:p>0.456229</text:p>
          </table:table-cell>
          <table:table-cell office:value-type="float" office:value="0.584229" calcext:value-type="float">
            <text:p>0.584229</text:p>
          </table:table-cell>
          <table:table-cell office:value-type="float" office:value="0.672229" calcext:value-type="float">
            <text:p>0.672229</text:p>
          </table:table-cell>
          <table:table-cell office:value-type="float" office:value="0.741486" calcext:value-type="float">
            <text:p>0.741486</text:p>
          </table:table-cell>
          <table:table-cell office:value-type="float" office:value="0.794743" calcext:value-type="float">
            <text:p>0.794743</text:p>
          </table:table-cell>
          <table:table-cell office:value-type="float" office:value="0.8176" calcext:value-type="float">
            <text:p>0.8176</text:p>
          </table:table-cell>
          <table:table-cell office:value-type="float" office:value="0.831771" calcext:value-type="float">
            <text:p>0.831771</text:p>
          </table:table-cell>
          <table:table-cell office:value-type="float" office:value="0.845486" calcext:value-type="float">
            <text:p>0.845486</text:p>
          </table:table-cell>
          <table:table-cell office:value-type="float" office:value="0.861257" calcext:value-type="float">
            <text:p>0.861257</text:p>
          </table:table-cell>
          <table:table-cell office:value-type="float" office:value="0.883886" calcext:value-type="float">
            <text:p>0.8838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748891" calcext:value-type="float">
            <text:p>0.74889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6" calcext:value-type="float">
            <text:p>0.36</text:p>
          </table:table-cell>
          <table:table-cell office:value-type="float" office:value="0.509486" calcext:value-type="float">
            <text:p>0.509486</text:p>
          </table:table-cell>
          <table:table-cell office:value-type="float" office:value="0.630857" calcext:value-type="float">
            <text:p>0.630857</text:p>
          </table:table-cell>
          <table:table-cell office:value-type="float" office:value="0.698286" calcext:value-type="float">
            <text:p>0.698286</text:p>
          </table:table-cell>
          <table:table-cell office:value-type="float" office:value="0.767314" calcext:value-type="float">
            <text:p>0.767314</text:p>
          </table:table-cell>
          <table:table-cell office:value-type="float" office:value="0.800686" calcext:value-type="float">
            <text:p>0.800686</text:p>
          </table:table-cell>
          <table:table-cell office:value-type="float" office:value="0.819657" calcext:value-type="float">
            <text:p>0.819657</text:p>
          </table:table-cell>
          <table:table-cell office:value-type="float" office:value="0.831771" calcext:value-type="float">
            <text:p>0.831771</text:p>
          </table:table-cell>
          <table:table-cell office:value-type="float" office:value="0.847771" calcext:value-type="float">
            <text:p>0.847771</text:p>
          </table:table-cell>
          <table:table-cell office:value-type="float" office:value="0.861714" calcext:value-type="float">
            <text:p>0.861714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896" calcext:value-type="float">
            <text:p>0.896</text:p>
          </table:table-cell>
          <table:table-cell office:value-type="float" office:value="0.765074" calcext:value-type="float">
            <text:p>0.765074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288" calcext:value-type="float">
            <text:p>0.288</text:p>
          </table:table-cell>
          <table:table-cell office:value-type="float" office:value="0.487771" calcext:value-type="float">
            <text:p>0.487771</text:p>
          </table:table-cell>
          <table:table-cell office:value-type="float" office:value="0.621714" calcext:value-type="float">
            <text:p>0.621714</text:p>
          </table:table-cell>
          <table:table-cell office:value-type="float" office:value="0.681829" calcext:value-type="float">
            <text:p>0.681829</text:p>
          </table:table-cell>
          <table:table-cell office:value-type="float" office:value="0.753143" calcext:value-type="float">
            <text:p>0.753143</text:p>
          </table:table-cell>
          <table:table-cell office:value-type="float" office:value="0.800914" calcext:value-type="float">
            <text:p>0.800914</text:p>
          </table:table-cell>
          <table:table-cell office:value-type="float" office:value="0.820571" calcext:value-type="float">
            <text:p>0.820571</text:p>
          </table:table-cell>
          <table:table-cell office:value-type="float" office:value="0.836114" calcext:value-type="float">
            <text:p>0.836114</text:p>
          </table:table-cell>
          <table:table-cell office:value-type="float" office:value="0.853029" calcext:value-type="float">
            <text:p>0.853029</text:p>
          </table:table-cell>
          <table:table-cell office:value-type="float" office:value="0.865371" calcext:value-type="float">
            <text:p>0.865371</text:p>
          </table:table-cell>
          <table:table-cell office:value-type="float" office:value="0.885486" calcext:value-type="float">
            <text:p>0.8854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760594" calcext:value-type="float">
            <text:p>0.760594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28" calcext:value-type="float">
            <text:p>0.28</text:p>
          </table:table-cell>
          <table:table-cell office:value-type="float" office:value="0.514743" calcext:value-type="float">
            <text:p>0.514743</text:p>
          </table:table-cell>
          <table:table-cell office:value-type="float" office:value="0.627886" calcext:value-type="float">
            <text:p>0.627886</text:p>
          </table:table-cell>
          <table:table-cell office:value-type="float" office:value="0.6848" calcext:value-type="float">
            <text:p>0.6848</text:p>
          </table:table-cell>
          <table:table-cell office:value-type="float" office:value="0.7584" calcext:value-type="float">
            <text:p>0.7584</text:p>
          </table:table-cell>
          <table:table-cell office:value-type="float" office:value="0.797714" calcext:value-type="float">
            <text:p>0.797714</text:p>
          </table:table-cell>
          <table:table-cell office:value-type="float" office:value="0.820571" calcext:value-type="float">
            <text:p>0.820571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847771" calcext:value-type="float">
            <text:p>0.847771</text:p>
          </table:table-cell>
          <table:table-cell office:value-type="float" office:value="0.862629" calcext:value-type="float">
            <text:p>0.862629</text:p>
          </table:table-cell>
          <table:table-cell office:value-type="float" office:value="0.883657" calcext:value-type="float">
            <text:p>0.883657</text:p>
          </table:table-cell>
          <table:table-cell office:value-type="float" office:value="0.896" calcext:value-type="float">
            <text:p>0.896</text:p>
          </table:table-cell>
          <table:table-cell office:value-type="float" office:value="0.763337" calcext:value-type="float">
            <text:p>0.76333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72" calcext:value-type="float">
            <text:p>0.272</text:p>
          </table:table-cell>
          <table:table-cell office:value-type="float" office:value="0.462857" calcext:value-type="float">
            <text:p>0.462857</text:p>
          </table:table-cell>
          <table:table-cell office:value-type="float" office:value="0.621029" calcext:value-type="float">
            <text:p>0.621029</text:p>
          </table:table-cell>
          <table:table-cell office:value-type="float" office:value="0.685943" calcext:value-type="float">
            <text:p>0.685943</text:p>
          </table:table-cell>
          <table:table-cell office:value-type="float" office:value="0.757029" calcext:value-type="float">
            <text:p>0.757029</text:p>
          </table:table-cell>
          <table:table-cell office:value-type="float" office:value="0.798629" calcext:value-type="float">
            <text:p>0.798629</text:p>
          </table:table-cell>
          <table:table-cell office:value-type="float" office:value="0.8224" calcext:value-type="float">
            <text:p>0.8224</text:p>
          </table:table-cell>
          <table:table-cell office:value-type="float" office:value="0.835886" calcext:value-type="float">
            <text:p>0.835886</text:p>
          </table:table-cell>
          <table:table-cell office:value-type="float" office:value="0.850057" calcext:value-type="float">
            <text:p>0.850057</text:p>
          </table:table-cell>
          <table:table-cell office:value-type="float" office:value="0.862171" calcext:value-type="float">
            <text:p>0.862171</text:p>
          </table:table-cell>
          <table:table-cell office:value-type="float" office:value="0.882286" calcext:value-type="float">
            <text:p>0.8822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757829" calcext:value-type="float">
            <text:p>0.757829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272" calcext:value-type="float">
            <text:p>0.272</text:p>
          </table:table-cell>
          <table:table-cell office:value-type="float" office:value="0.432457" calcext:value-type="float">
            <text:p>0.432457</text:p>
          </table:table-cell>
          <table:table-cell office:value-type="float" office:value="0.583771" calcext:value-type="float">
            <text:p>0.583771</text:p>
          </table:table-cell>
          <table:table-cell office:value-type="float" office:value="0.6464" calcext:value-type="float">
            <text:p>0.6464</text:p>
          </table:table-cell>
          <table:table-cell office:value-type="float" office:value="0.731657" calcext:value-type="float">
            <text:p>0.731657</text:p>
          </table:table-cell>
          <table:table-cell office:value-type="float" office:value="0.786057" calcext:value-type="float">
            <text:p>0.786057</text:p>
          </table:table-cell>
          <table:table-cell office:value-type="float" office:value="0.818286" calcext:value-type="float">
            <text:p>0.818286</text:p>
          </table:table-cell>
          <table:table-cell office:value-type="float" office:value="0.834057" calcext:value-type="float">
            <text:p>0.834057</text:p>
          </table:table-cell>
          <table:table-cell office:value-type="float" office:value="0.848229" calcext:value-type="float">
            <text:p>0.848229</text:p>
          </table:table-cell>
          <table:table-cell office:value-type="float" office:value="0.866057" calcext:value-type="float">
            <text:p>0.866057</text:p>
          </table:table-cell>
          <table:table-cell office:value-type="float" office:value="0.884114" calcext:value-type="float">
            <text:p>0.884114</text:p>
          </table:table-cell>
          <table:table-cell office:value-type="float" office:value="0.896" calcext:value-type="float">
            <text:p>0.896</text:p>
          </table:table-cell>
          <table:table-cell office:value-type="float" office:value="0.743109" calcext:value-type="float">
            <text:p>0.743109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272" calcext:value-type="float">
            <text:p>0.272</text:p>
          </table:table-cell>
          <table:table-cell office:value-type="float" office:value="0.458057" calcext:value-type="float">
            <text:p>0.458057</text:p>
          </table:table-cell>
          <table:table-cell office:value-type="float" office:value="0.614629" calcext:value-type="float">
            <text:p>0.614629</text:p>
          </table:table-cell>
          <table:table-cell office:value-type="float" office:value="0.684343" calcext:value-type="float">
            <text:p>0.684343</text:p>
          </table:table-cell>
          <table:table-cell office:value-type="float" office:value="0.770743" calcext:value-type="float">
            <text:p>0.770743</text:p>
          </table:table-cell>
          <table:table-cell office:value-type="float" office:value="0.808914" calcext:value-type="float">
            <text:p>0.808914</text:p>
          </table:table-cell>
          <table:table-cell office:value-type="float" office:value="0.829486" calcext:value-type="float">
            <text:p>0.829486</text:p>
          </table:table-cell>
          <table:table-cell office:value-type="float" office:value="0.842971" calcext:value-type="float">
            <text:p>0.842971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74057" calcext:value-type="float">
            <text:p>0.874057</text:p>
          </table:table-cell>
          <table:table-cell office:value-type="float" office:value="0.889371" calcext:value-type="float">
            <text:p>0.8893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763017" calcext:value-type="float">
            <text:p>0.763017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272" calcext:value-type="float">
            <text:p>0.272</text:p>
          </table:table-cell>
          <table:table-cell office:value-type="float" office:value="0.479543" calcext:value-type="float">
            <text:p>0.479543</text:p>
          </table:table-cell>
          <table:table-cell office:value-type="float" office:value="0.624" calcext:value-type="float">
            <text:p>0.624</text:p>
          </table:table-cell>
          <table:table-cell office:value-type="float" office:value="0.706743" calcext:value-type="float">
            <text:p>0.706743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817143" calcext:value-type="float">
            <text:p>0.817143</text:p>
          </table:table-cell>
          <table:table-cell office:value-type="float" office:value="0.834286" calcext:value-type="float">
            <text:p>0.834286</text:p>
          </table:table-cell>
          <table:table-cell office:value-type="float" office:value="0.845257" calcext:value-type="float">
            <text:p>0.845257</text:p>
          </table:table-cell>
          <table:table-cell office:value-type="float" office:value="0.858743" calcext:value-type="float">
            <text:p>0.858743</text:p>
          </table:table-cell>
          <table:table-cell office:value-type="float" office:value="0.871314" calcext:value-type="float">
            <text:p>0.871314</text:p>
          </table:table-cell>
          <table:table-cell office:value-type="float" office:value="0.888457" calcext:value-type="float">
            <text:p>0.888457</text:p>
          </table:table-cell>
          <table:table-cell office:value-type="float" office:value="0.896" calcext:value-type="float">
            <text:p>0.896</text:p>
          </table:table-cell>
          <table:table-cell office:value-type="float" office:value="0.771269" calcext:value-type="float">
            <text:p>0.771269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272" calcext:value-type="float">
            <text:p>0.272</text:p>
          </table:table-cell>
          <table:table-cell office:value-type="float" office:value="0.450514" calcext:value-type="float">
            <text:p>0.450514</text:p>
          </table:table-cell>
          <table:table-cell office:value-type="float" office:value="0.624229" calcext:value-type="float">
            <text:p>0.624229</text:p>
          </table:table-cell>
          <table:table-cell office:value-type="float" office:value="0.702857" calcext:value-type="float">
            <text:p>0.702857</text:p>
          </table:table-cell>
          <table:table-cell office:value-type="float" office:value="0.7776" calcext:value-type="float">
            <text:p>0.7776</text:p>
          </table:table-cell>
          <table:table-cell office:value-type="float" office:value="0.809143" calcext:value-type="float">
            <text:p>0.809143</text:p>
          </table:table-cell>
          <table:table-cell office:value-type="float" office:value="0.828114" calcext:value-type="float">
            <text:p>0.828114</text:p>
          </table:table-cell>
          <table:table-cell office:value-type="float" office:value="0.842514" calcext:value-type="float">
            <text:p>0.842514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66743" calcext:value-type="float">
            <text:p>0.866743</text:p>
          </table:table-cell>
          <table:table-cell office:value-type="float" office:value="0.886629" calcext:value-type="float">
            <text:p>0.886629</text:p>
          </table:table-cell>
          <table:table-cell office:value-type="float" office:value="0.896" calcext:value-type="float">
            <text:p>0.896</text:p>
          </table:table-cell>
          <table:table-cell office:value-type="float" office:value="0.764274" calcext:value-type="float">
            <text:p>0.764274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272" calcext:value-type="float">
            <text:p>0.272</text:p>
          </table:table-cell>
          <table:table-cell office:value-type="float" office:value="0.474971" calcext:value-type="float">
            <text:p>0.474971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701486" calcext:value-type="float">
            <text:p>0.701486</text:p>
          </table:table-cell>
          <table:table-cell office:value-type="float" office:value="0.761143" calcext:value-type="float">
            <text:p>0.761143</text:p>
          </table:table-cell>
          <table:table-cell office:value-type="float" office:value="0.800457" calcext:value-type="float">
            <text:p>0.800457</text:p>
          </table:table-cell>
          <table:table-cell office:value-type="float" office:value="0.824229" calcext:value-type="float">
            <text:p>0.824229</text:p>
          </table:table-cell>
          <table:table-cell office:value-type="float" office:value="0.840686" calcext:value-type="float">
            <text:p>0.840686</text:p>
          </table:table-cell>
          <table:table-cell office:value-type="float" office:value="0.853943" calcext:value-type="float">
            <text:p>0.853943</text:p>
          </table:table-cell>
          <table:table-cell office:value-type="float" office:value="0.8672" calcext:value-type="float">
            <text:p>0.8672</text:p>
          </table:table-cell>
          <table:table-cell office:value-type="float" office:value="0.887086" calcext:value-type="float">
            <text:p>0.8870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76368" calcext:value-type="float">
            <text:p>0.7636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272" calcext:value-type="float">
            <text:p>0.272</text:p>
          </table:table-cell>
          <table:table-cell office:value-type="float" office:value="0.482286" calcext:value-type="float">
            <text:p>0.482286</text:p>
          </table:table-cell>
          <table:table-cell office:value-type="float" office:value="0.631543" calcext:value-type="float">
            <text:p>0.631543</text:p>
          </table:table-cell>
          <table:table-cell office:value-type="float" office:value="0.705371" calcext:value-type="float">
            <text:p>0.705371</text:p>
          </table:table-cell>
          <table:table-cell office:value-type="float" office:value="0.7584" calcext:value-type="float">
            <text:p>0.7584</text:p>
          </table:table-cell>
          <table:table-cell office:value-type="float" office:value="0.793143" calcext:value-type="float">
            <text:p>0.793143</text:p>
          </table:table-cell>
          <table:table-cell office:value-type="float" office:value="0.821486" calcext:value-type="float">
            <text:p>0.821486</text:p>
          </table:table-cell>
          <table:table-cell office:value-type="float" office:value="0.8384" calcext:value-type="float">
            <text:p>0.8384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861943" calcext:value-type="float">
            <text:p>0.861943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896" calcext:value-type="float">
            <text:p>0.896</text:p>
          </table:table-cell>
          <table:table-cell office:value-type="float" office:value="0.763017" calcext:value-type="float">
            <text:p>0.76301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272" calcext:value-type="float">
            <text:p>0.272</text:p>
          </table:table-cell>
          <table:table-cell office:value-type="float" office:value="0.4816" calcext:value-type="float">
            <text:p>0.4816</text:p>
          </table:table-cell>
          <table:table-cell office:value-type="float" office:value="0.635429" calcext:value-type="float">
            <text:p>0.635429</text:p>
          </table:table-cell>
          <table:table-cell office:value-type="float" office:value="0.718171" calcext:value-type="float">
            <text:p>0.718171</text:p>
          </table:table-cell>
          <table:table-cell office:value-type="float" office:value="0.771429" calcext:value-type="float">
            <text:p>0.771429</text:p>
          </table:table-cell>
          <table:table-cell office:value-type="float" office:value="0.800914" calcext:value-type="float">
            <text:p>0.800914</text:p>
          </table:table-cell>
          <table:table-cell office:value-type="float" office:value="0.823543" calcext:value-type="float">
            <text:p>0.823543</text:p>
          </table:table-cell>
          <table:table-cell office:value-type="float" office:value="0.841371" calcext:value-type="float">
            <text:p>0.841371</text:p>
          </table:table-cell>
          <table:table-cell office:value-type="float" office:value="0.8528" calcext:value-type="float">
            <text:p>0.8528</text:p>
          </table:table-cell>
          <table:table-cell office:value-type="float" office:value="0.8656" calcext:value-type="float">
            <text:p>0.8656</text:p>
          </table:table-cell>
          <table:table-cell office:value-type="float" office:value="0.886857" calcext:value-type="float">
            <text:p>0.886857</text:p>
          </table:table-cell>
          <table:table-cell office:value-type="float" office:value="0.896" calcext:value-type="float">
            <text:p>0.896</text:p>
          </table:table-cell>
          <table:table-cell office:value-type="float" office:value="0.767771" calcext:value-type="float">
            <text:p>0.76777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272" calcext:value-type="float">
            <text:p>0.272</text:p>
          </table:table-cell>
          <table:table-cell office:value-type="float" office:value="0.484343" calcext:value-type="float">
            <text:p>0.484343</text:p>
          </table:table-cell>
          <table:table-cell office:value-type="float" office:value="0.632457" calcext:value-type="float">
            <text:p>0.632457</text:p>
          </table:table-cell>
          <table:table-cell office:value-type="float" office:value="0.717714" calcext:value-type="float">
            <text:p>0.717714</text:p>
          </table:table-cell>
          <table:table-cell office:value-type="float" office:value="0.778286" calcext:value-type="float">
            <text:p>0.778286</text:p>
          </table:table-cell>
          <table:table-cell office:value-type="float" office:value="0.807543" calcext:value-type="float">
            <text:p>0.807543</text:p>
          </table:table-cell>
          <table:table-cell office:value-type="float" office:value="0.827657" calcext:value-type="float">
            <text:p>0.827657</text:p>
          </table:table-cell>
          <table:table-cell office:value-type="float" office:value="0.8448" calcext:value-type="float">
            <text:p>0.8448</text:p>
          </table:table-cell>
          <table:table-cell office:value-type="float" office:value="0.854171" calcext:value-type="float">
            <text:p>0.854171</text:p>
          </table:table-cell>
          <table:table-cell office:value-type="float" office:value="0.868114" calcext:value-type="float">
            <text:p>0.868114</text:p>
          </table:table-cell>
          <table:table-cell office:value-type="float" office:value="0.887543" calcext:value-type="float">
            <text:p>0.887543</text:p>
          </table:table-cell>
          <table:table-cell office:value-type="float" office:value="0.896" calcext:value-type="float">
            <text:p>0.896</text:p>
          </table:table-cell>
          <table:table-cell office:value-type="float" office:value="0.770263" calcext:value-type="float">
            <text:p>0.770263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272" calcext:value-type="float">
            <text:p>0.272</text:p>
          </table:table-cell>
          <table:table-cell office:value-type="float" office:value="0.507886" calcext:value-type="float">
            <text:p>0.507886</text:p>
          </table:table-cell>
          <table:table-cell office:value-type="float" office:value="0.6496" calcext:value-type="float">
            <text:p>0.6496</text:p>
          </table:table-cell>
          <table:table-cell office:value-type="float" office:value="0.724343" calcext:value-type="float">
            <text:p>0.724343</text:p>
          </table:table-cell>
          <table:table-cell office:value-type="float" office:value="0.771886" calcext:value-type="float">
            <text:p>0.771886</text:p>
          </table:table-cell>
          <table:table-cell office:value-type="float" office:value="0.8016" calcext:value-type="float">
            <text:p>0.8016</text:p>
          </table:table-cell>
          <table:table-cell office:value-type="float" office:value="0.823314" calcext:value-type="float">
            <text:p>0.823314</text:p>
          </table:table-cell>
          <table:table-cell office:value-type="float" office:value="0.84" calcext:value-type="float">
            <text:p>0.84</text:p>
          </table:table-cell>
          <table:table-cell office:value-type="float" office:value="0.853486" calcext:value-type="float">
            <text:p>0.853486</text:p>
          </table:table-cell>
          <table:table-cell office:value-type="float" office:value="0.868343" calcext:value-type="float">
            <text:p>0.868343</text:p>
          </table:table-cell>
          <table:table-cell office:value-type="float" office:value="0.890057" calcext:value-type="float">
            <text:p>0.890057</text:p>
          </table:table-cell>
          <table:table-cell office:value-type="float" office:value="0.896" calcext:value-type="float">
            <text:p>0.896</text:p>
          </table:table-cell>
          <table:table-cell office:value-type="float" office:value="0.773051" calcext:value-type="float">
            <text:p>0.77305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28" calcext:value-type="float">
            <text:p>0.28</text:p>
          </table:table-cell>
          <table:table-cell office:value-type="float" office:value="0.501714" calcext:value-type="float">
            <text:p>0.501714</text:p>
          </table:table-cell>
          <table:table-cell office:value-type="float" office:value="0.629943" calcext:value-type="float">
            <text:p>0.629943</text:p>
          </table:table-cell>
          <table:table-cell office:value-type="float" office:value="0.702857" calcext:value-type="float">
            <text:p>0.702857</text:p>
          </table:table-cell>
          <table:table-cell office:value-type="float" office:value="0.765714" calcext:value-type="float">
            <text:p>0.765714</text:p>
          </table:table-cell>
          <table:table-cell office:value-type="float" office:value="0.804343" calcext:value-type="float">
            <text:p>0.804343</text:p>
          </table:table-cell>
          <table:table-cell office:value-type="float" office:value="0.827429" calcext:value-type="float">
            <text:p>0.827429</text:p>
          </table:table-cell>
          <table:table-cell office:value-type="float" office:value="0.845257" calcext:value-type="float">
            <text:p>0.845257</text:p>
          </table:table-cell>
          <table:table-cell office:value-type="float" office:value="0.859429" calcext:value-type="float">
            <text:p>0.859429</text:p>
          </table:table-cell>
          <table:table-cell office:value-type="float" office:value="0.872229" calcext:value-type="float">
            <text:p>0.872229</text:p>
          </table:table-cell>
          <table:table-cell office:value-type="float" office:value="0.890286" calcext:value-type="float">
            <text:p>0.8902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76992" calcext:value-type="float">
            <text:p>0.76992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328" calcext:value-type="float">
            <text:p>0.328</text:p>
          </table:table-cell>
          <table:table-cell office:value-type="float" office:value="0.514286" calcext:value-type="float">
            <text:p>0.514286</text:p>
          </table:table-cell>
          <table:table-cell office:value-type="float" office:value="0.629943" calcext:value-type="float">
            <text:p>0.629943</text:p>
          </table:table-cell>
          <table:table-cell office:value-type="float" office:value="0.704" calcext:value-type="float">
            <text:p>0.704</text:p>
          </table:table-cell>
          <table:table-cell office:value-type="float" office:value="0.768686" calcext:value-type="float">
            <text:p>0.768686</text:p>
          </table:table-cell>
          <table:table-cell office:value-type="float" office:value="0.8064" calcext:value-type="float">
            <text:p>0.8064</text:p>
          </table:table-cell>
          <table:table-cell office:value-type="float" office:value="0.829486" calcext:value-type="float">
            <text:p>0.829486</text:p>
          </table:table-cell>
          <table:table-cell office:value-type="float" office:value="0.845943" calcext:value-type="float">
            <text:p>0.845943</text:p>
          </table:table-cell>
          <table:table-cell office:value-type="float" office:value="0.860571" calcext:value-type="float">
            <text:p>0.860571</text:p>
          </table:table-cell>
          <table:table-cell office:value-type="float" office:value="0.874057" calcext:value-type="float">
            <text:p>0.874057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896" calcext:value-type="float">
            <text:p>0.896</text:p>
          </table:table-cell>
          <table:table-cell office:value-type="float" office:value="0.772617" calcext:value-type="float">
            <text:p>0.772617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32" calcext:value-type="float">
            <text:p>0.32</text:p>
          </table:table-cell>
          <table:table-cell office:value-type="float" office:value="0.489371" calcext:value-type="float">
            <text:p>0.489371</text:p>
          </table:table-cell>
          <table:table-cell office:value-type="float" office:value="0.627886" calcext:value-type="float">
            <text:p>0.627886</text:p>
          </table:table-cell>
          <table:table-cell office:value-type="float" office:value="0.699429" calcext:value-type="float">
            <text:p>0.699429</text:p>
          </table:table-cell>
          <table:table-cell office:value-type="float" office:value="0.761143" calcext:value-type="float">
            <text:p>0.761143</text:p>
          </table:table-cell>
          <table:table-cell office:value-type="float" office:value="0.801143" calcext:value-type="float">
            <text:p>0.801143</text:p>
          </table:table-cell>
          <table:table-cell office:value-type="float" office:value="0.830171" calcext:value-type="float">
            <text:p>0.830171</text:p>
          </table:table-cell>
          <table:table-cell office:value-type="float" office:value="0.848229" calcext:value-type="float">
            <text:p>0.848229</text:p>
          </table:table-cell>
          <table:table-cell office:value-type="float" office:value="0.860571" calcext:value-type="float">
            <text:p>0.860571</text:p>
          </table:table-cell>
          <table:table-cell office:value-type="float" office:value="0.876114" calcext:value-type="float">
            <text:p>0.876114</text:p>
          </table:table-cell>
          <table:table-cell office:value-type="float" office:value="0.893029" calcext:value-type="float">
            <text:p>0.893029</text:p>
          </table:table-cell>
          <table:table-cell office:value-type="float" office:value="0.896" calcext:value-type="float">
            <text:p>0.896</text:p>
          </table:table-cell>
          <table:table-cell office:value-type="float" office:value="0.768709" calcext:value-type="float">
            <text:p>0.768709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296" calcext:value-type="float">
            <text:p>0.296</text:p>
          </table:table-cell>
          <table:table-cell office:value-type="float" office:value="0.510857" calcext:value-type="float">
            <text:p>0.510857</text:p>
          </table:table-cell>
          <table:table-cell office:value-type="float" office:value="0.632686" calcext:value-type="float">
            <text:p>0.632686</text:p>
          </table:table-cell>
          <table:table-cell office:value-type="float" office:value="0.693486" calcext:value-type="float">
            <text:p>0.693486</text:p>
          </table:table-cell>
          <table:table-cell office:value-type="float" office:value="0.755886" calcext:value-type="float">
            <text:p>0.755886</text:p>
          </table:table-cell>
          <table:table-cell office:value-type="float" office:value="0.797029" calcext:value-type="float">
            <text:p>0.797029</text:p>
          </table:table-cell>
          <table:table-cell office:value-type="float" office:value="0.825371" calcext:value-type="float">
            <text:p>0.825371</text:p>
          </table:table-cell>
          <table:table-cell office:value-type="float" office:value="0.844343" calcext:value-type="float">
            <text:p>0.844343</text:p>
          </table:table-cell>
          <table:table-cell office:value-type="float" office:value="0.857371" calcext:value-type="float">
            <text:p>0.857371</text:p>
          </table:table-cell>
          <table:table-cell office:value-type="float" office:value="0.870857" calcext:value-type="float">
            <text:p>0.870857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896" calcext:value-type="float">
            <text:p>0.896</text:p>
          </table:table-cell>
          <table:table-cell office:value-type="float" office:value="0.768069" calcext:value-type="float">
            <text:p>0.768069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344" calcext:value-type="float">
            <text:p>0.344</text:p>
          </table:table-cell>
          <table:table-cell office:value-type="float" office:value="0.557486" calcext:value-type="float">
            <text:p>0.557486</text:p>
          </table:table-cell>
          <table:table-cell office:value-type="float" office:value="0.661486" calcext:value-type="float">
            <text:p>0.661486</text:p>
          </table:table-cell>
          <table:table-cell office:value-type="float" office:value="0.737143" calcext:value-type="float">
            <text:p>0.737143</text:p>
          </table:table-cell>
          <table:table-cell office:value-type="float" office:value="0.7808" calcext:value-type="float">
            <text:p>0.7808</text:p>
          </table:table-cell>
          <table:table-cell office:value-type="float" office:value="0.813486" calcext:value-type="float">
            <text:p>0.813486</text:p>
          </table:table-cell>
          <table:table-cell office:value-type="float" office:value="0.833371" calcext:value-type="float">
            <text:p>0.833371</text:p>
          </table:table-cell>
          <table:table-cell office:value-type="float" office:value="0.847314" calcext:value-type="float">
            <text:p>0.847314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871314" calcext:value-type="float">
            <text:p>0.871314</text:p>
          </table:table-cell>
          <table:table-cell office:value-type="float" office:value="0.890743" calcext:value-type="float">
            <text:p>0.890743</text:p>
          </table:table-cell>
          <table:table-cell office:value-type="float" office:value="0.896" calcext:value-type="float">
            <text:p>0.896</text:p>
          </table:table-cell>
          <table:table-cell office:value-type="float" office:value="0.785234" calcext:value-type="float">
            <text:p>0.78523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344" calcext:value-type="float">
            <text:p>0.344</text:p>
          </table:table-cell>
          <table:table-cell office:value-type="float" office:value="0.563657" calcext:value-type="float">
            <text:p>0.563657</text:p>
          </table:table-cell>
          <table:table-cell office:value-type="float" office:value="0.661943" calcext:value-type="float">
            <text:p>0.661943</text:p>
          </table:table-cell>
          <table:table-cell office:value-type="float" office:value="0.723429" calcext:value-type="float">
            <text:p>0.723429</text:p>
          </table:table-cell>
          <table:table-cell office:value-type="float" office:value="0.777143" calcext:value-type="float">
            <text:p>0.777143</text:p>
          </table:table-cell>
          <table:table-cell office:value-type="float" office:value="0.814857" calcext:value-type="float">
            <text:p>0.814857</text:p>
          </table:table-cell>
          <table:table-cell office:value-type="float" office:value="0.834286" calcext:value-type="float">
            <text:p>0.834286</text:p>
          </table:table-cell>
          <table:table-cell office:value-type="float" office:value="0.845943" calcext:value-type="float">
            <text:p>0.845943</text:p>
          </table:table-cell>
          <table:table-cell office:value-type="float" office:value="0.857829" calcext:value-type="float">
            <text:p>0.857829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90514" calcext:value-type="float">
            <text:p>0.890514</text:p>
          </table:table-cell>
          <table:table-cell office:value-type="float" office:value="0.896" calcext:value-type="float">
            <text:p>0.896</text:p>
          </table:table-cell>
          <table:table-cell office:value-type="float" office:value="0.784" calcext:value-type="float">
            <text:p>0.784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296" calcext:value-type="float">
            <text:p>0.296</text:p>
          </table:table-cell>
          <table:table-cell office:value-type="float" office:value="0.528686" calcext:value-type="float">
            <text:p>0.528686</text:p>
          </table:table-cell>
          <table:table-cell office:value-type="float" office:value="0.655543" calcext:value-type="float">
            <text:p>0.655543</text:p>
          </table:table-cell>
          <table:table-cell office:value-type="float" office:value="0.719314" calcext:value-type="float">
            <text:p>0.719314</text:p>
          </table:table-cell>
          <table:table-cell office:value-type="float" office:value="0.789257" calcext:value-type="float">
            <text:p>0.789257</text:p>
          </table:table-cell>
          <table:table-cell office:value-type="float" office:value="0.818057" calcext:value-type="float">
            <text:p>0.818057</text:p>
          </table:table-cell>
          <table:table-cell office:value-type="float" office:value="0.835657" calcext:value-type="float">
            <text:p>0.835657</text:p>
          </table:table-cell>
          <table:table-cell office:value-type="float" office:value="0.845943" calcext:value-type="float">
            <text:p>0.845943</text:p>
          </table:table-cell>
          <table:table-cell office:value-type="float" office:value="0.857829" calcext:value-type="float">
            <text:p>0.857829</text:p>
          </table:table-cell>
          <table:table-cell office:value-type="float" office:value="0.870171" calcext:value-type="float">
            <text:p>0.870171</text:p>
          </table:table-cell>
          <table:table-cell office:value-type="float" office:value="0.890057" calcext:value-type="float">
            <text:p>0.890057</text:p>
          </table:table-cell>
          <table:table-cell office:value-type="float" office:value="0.896" calcext:value-type="float">
            <text:p>0.896</text:p>
          </table:table-cell>
          <table:table-cell office:value-type="float" office:value="0.781051" calcext:value-type="float">
            <text:p>0.78105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272" calcext:value-type="float">
            <text:p>0.272</text:p>
          </table:table-cell>
          <table:table-cell office:value-type="float" office:value="0.549486" calcext:value-type="float">
            <text:p>0.549486</text:p>
          </table:table-cell>
          <table:table-cell office:value-type="float" office:value="0.660114" calcext:value-type="float">
            <text:p>0.660114</text:p>
          </table:table-cell>
          <table:table-cell office:value-type="float" office:value="0.733943" calcext:value-type="float">
            <text:p>0.733943</text:p>
          </table:table-cell>
          <table:table-cell office:value-type="float" office:value="0.7952" calcext:value-type="float">
            <text:p>0.7952</text:p>
          </table:table-cell>
          <table:table-cell office:value-type="float" office:value="0.823086" calcext:value-type="float">
            <text:p>0.823086</text:p>
          </table:table-cell>
          <table:table-cell office:value-type="float" office:value="0.839771" calcext:value-type="float">
            <text:p>0.839771</text:p>
          </table:table-cell>
          <table:table-cell office:value-type="float" office:value="0.8496" calcext:value-type="float">
            <text:p>0.8496</text:p>
          </table:table-cell>
          <table:table-cell office:value-type="float" office:value="0.859657" calcext:value-type="float">
            <text:p>0.859657</text:p>
          </table:table-cell>
          <table:table-cell office:value-type="float" office:value="0.871543" calcext:value-type="float">
            <text:p>0.871543</text:p>
          </table:table-cell>
          <table:table-cell office:value-type="float" office:value="0.889829" calcext:value-type="float">
            <text:p>0.889829</text:p>
          </table:table-cell>
          <table:table-cell office:value-type="float" office:value="0.896" calcext:value-type="float">
            <text:p>0.896</text:p>
          </table:table-cell>
          <table:table-cell office:value-type="float" office:value="0.787223" calcext:value-type="float">
            <text:p>0.787223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272" calcext:value-type="float">
            <text:p>0.272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665371" calcext:value-type="float">
            <text:p>0.665371</text:p>
          </table:table-cell>
          <table:table-cell office:value-type="float" office:value="0.743314" calcext:value-type="float">
            <text:p>0.743314</text:p>
          </table:table-cell>
          <table:table-cell office:value-type="float" office:value="0.802971" calcext:value-type="float">
            <text:p>0.802971</text:p>
          </table:table-cell>
          <table:table-cell office:value-type="float" office:value="0.828114" calcext:value-type="float">
            <text:p>0.828114</text:p>
          </table:table-cell>
          <table:table-cell office:value-type="float" office:value="0.842514" calcext:value-type="float">
            <text:p>0.842514</text:p>
          </table:table-cell>
          <table:table-cell office:value-type="float" office:value="0.850743" calcext:value-type="float">
            <text:p>0.850743</text:p>
          </table:table-cell>
          <table:table-cell office:value-type="float" office:value="0.862171" calcext:value-type="float">
            <text:p>0.862171</text:p>
          </table:table-cell>
          <table:table-cell office:value-type="float" office:value="0.877029" calcext:value-type="float">
            <text:p>0.877029</text:p>
          </table:table-cell>
          <table:table-cell office:value-type="float" office:value="0.893486" calcext:value-type="float">
            <text:p>0.8934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789851" calcext:value-type="float">
            <text:p>0.78985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392" calcext:value-type="float">
            <text:p>0.392</text:p>
          </table:table-cell>
          <table:table-cell office:value-type="float" office:value="0.5024" calcext:value-type="float">
            <text:p>0.5024</text:p>
          </table:table-cell>
          <table:table-cell office:value-type="float" office:value="0.6528" calcext:value-type="float">
            <text:p>0.6528</text:p>
          </table:table-cell>
          <table:table-cell office:value-type="float" office:value="0.753829" calcext:value-type="float">
            <text:p>0.753829</text:p>
          </table:table-cell>
          <table:table-cell office:value-type="float" office:value="0.809829" calcext:value-type="float">
            <text:p>0.809829</text:p>
          </table:table-cell>
          <table:table-cell office:value-type="float" office:value="0.832914" calcext:value-type="float">
            <text:p>0.832914</text:p>
          </table:table-cell>
          <table:table-cell office:value-type="float" office:value="0.844114" calcext:value-type="float">
            <text:p>0.844114</text:p>
          </table:table-cell>
          <table:table-cell office:value-type="float" office:value="0.854171" calcext:value-type="float">
            <text:p>0.854171</text:p>
          </table:table-cell>
          <table:table-cell office:value-type="float" office:value="0.864686" calcext:value-type="float">
            <text:p>0.864686</text:p>
          </table:table-cell>
          <table:table-cell office:value-type="float" office:value="0.876571" calcext:value-type="float">
            <text:p>0.876571</text:p>
          </table:table-cell>
          <table:table-cell office:value-type="float" office:value="0.891657" calcext:value-type="float">
            <text:p>0.891657</text:p>
          </table:table-cell>
          <table:table-cell office:value-type="float" office:value="0.896" calcext:value-type="float">
            <text:p>0.896</text:p>
          </table:table-cell>
          <table:table-cell office:value-type="float" office:value="0.788297" calcext:value-type="float">
            <text:p>0.78829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272" calcext:value-type="float">
            <text:p>0.272</text:p>
          </table:table-cell>
          <table:table-cell office:value-type="float" office:value="0.486171" calcext:value-type="float">
            <text:p>0.486171</text:p>
          </table:table-cell>
          <table:table-cell office:value-type="float" office:value="0.649143" calcext:value-type="float">
            <text:p>0.649143</text:p>
          </table:table-cell>
          <table:table-cell office:value-type="float" office:value="0.757257" calcext:value-type="float">
            <text:p>0.757257</text:p>
          </table:table-cell>
          <table:table-cell office:value-type="float" office:value="0.809143" calcext:value-type="float">
            <text:p>0.809143</text:p>
          </table:table-cell>
          <table:table-cell office:value-type="float" office:value="0.832914" calcext:value-type="float">
            <text:p>0.832914</text:p>
          </table:table-cell>
          <table:table-cell office:value-type="float" office:value="0.844571" calcext:value-type="float">
            <text:p>0.844571</text:p>
          </table:table-cell>
          <table:table-cell office:value-type="float" office:value="0.853029" calcext:value-type="float">
            <text:p>0.853029</text:p>
          </table:table-cell>
          <table:table-cell office:value-type="float" office:value="0.863543" calcext:value-type="float">
            <text:p>0.863543</text:p>
          </table:table-cell>
          <table:table-cell office:value-type="float" office:value="0.876571" calcext:value-type="float">
            <text:p>0.876571</text:p>
          </table:table-cell>
          <table:table-cell office:value-type="float" office:value="0.891657" calcext:value-type="float">
            <text:p>0.891657</text:p>
          </table:table-cell>
          <table:table-cell office:value-type="float" office:value="0.896" calcext:value-type="float">
            <text:p>0.896</text:p>
          </table:table-cell>
          <table:table-cell office:value-type="float" office:value="0.7864" calcext:value-type="float">
            <text:p>0.7864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272" calcext:value-type="float">
            <text:p>0.272</text:p>
          </table:table-cell>
          <table:table-cell office:value-type="float" office:value="0.4768" calcext:value-type="float">
            <text:p>0.4768</text:p>
          </table:table-cell>
          <table:table-cell office:value-type="float" office:value="0.639314" calcext:value-type="float">
            <text:p>0.639314</text:p>
          </table:table-cell>
          <table:table-cell office:value-type="float" office:value="0.756114" calcext:value-type="float">
            <text:p>0.756114</text:p>
          </table:table-cell>
          <table:table-cell office:value-type="float" office:value="0.799086" calcext:value-type="float">
            <text:p>0.799086</text:p>
          </table:table-cell>
          <table:table-cell office:value-type="float" office:value="0.823314" calcext:value-type="float">
            <text:p>0.823314</text:p>
          </table:table-cell>
          <table:table-cell office:value-type="float" office:value="0.836114" calcext:value-type="float">
            <text:p>0.836114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9429" calcext:value-type="float">
            <text:p>0.859429</text:p>
          </table:table-cell>
          <table:table-cell office:value-type="float" office:value="0.869714" calcext:value-type="float">
            <text:p>0.869714</text:p>
          </table:table-cell>
          <table:table-cell office:value-type="float" office:value="0.888686" calcext:value-type="float">
            <text:p>0.8886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779657" calcext:value-type="float">
            <text:p>0.779657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272" calcext:value-type="float">
            <text:p>0.272</text:p>
          </table:table-cell>
          <table:table-cell office:value-type="float" office:value="0.4848" calcext:value-type="float">
            <text:p>0.4848</text:p>
          </table:table-cell>
          <table:table-cell office:value-type="float" office:value="0.634743" calcext:value-type="float">
            <text:p>0.634743</text:p>
          </table:table-cell>
          <table:table-cell office:value-type="float" office:value="0.726629" calcext:value-type="float">
            <text:p>0.726629</text:p>
          </table:table-cell>
          <table:table-cell office:value-type="float" office:value="0.796571" calcext:value-type="float">
            <text:p>0.796571</text:p>
          </table:table-cell>
          <table:table-cell office:value-type="float" office:value="0.8256" calcext:value-type="float">
            <text:p>0.8256</text:p>
          </table:table-cell>
          <table:table-cell office:value-type="float" office:value="0.837486" calcext:value-type="float">
            <text:p>0.837486</text:p>
          </table:table-cell>
          <table:table-cell office:value-type="float" office:value="0.848" calcext:value-type="float">
            <text:p>0.848</text:p>
          </table:table-cell>
          <table:table-cell office:value-type="float" office:value="0.860114" calcext:value-type="float">
            <text:p>0.860114</text:p>
          </table:table-cell>
          <table:table-cell office:value-type="float" office:value="0.870629" calcext:value-type="float">
            <text:p>0.870629</text:p>
          </table:table-cell>
          <table:table-cell office:value-type="float" office:value="0.889829" calcext:value-type="float">
            <text:p>0.889829</text:p>
          </table:table-cell>
          <table:table-cell office:value-type="float" office:value="0.896" calcext:value-type="float">
            <text:p>0.896</text:p>
          </table:table-cell>
          <table:table-cell office:value-type="float" office:value="0.77744" calcext:value-type="float">
            <text:p>0.77744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4" calcext:value-type="float">
            <text:p>0.4</text:p>
          </table:table-cell>
          <table:table-cell office:value-type="float" office:value="0.553143" calcext:value-type="float">
            <text:p>0.553143</text:p>
          </table:table-cell>
          <table:table-cell office:value-type="float" office:value="0.661943" calcext:value-type="float">
            <text:p>0.661943</text:p>
          </table:table-cell>
          <table:table-cell office:value-type="float" office:value="0.766171" calcext:value-type="float">
            <text:p>0.766171</text:p>
          </table:table-cell>
          <table:table-cell office:value-type="float" office:value="0.816457" calcext:value-type="float">
            <text:p>0.816457</text:p>
          </table:table-cell>
          <table:table-cell office:value-type="float" office:value="0.832" calcext:value-type="float">
            <text:p>0.832</text:p>
          </table:table-cell>
          <table:table-cell office:value-type="float" office:value="0.845943" calcext:value-type="float">
            <text:p>0.845943</text:p>
          </table:table-cell>
          <table:table-cell office:value-type="float" office:value="0.854171" calcext:value-type="float">
            <text:p>0.854171</text:p>
          </table:table-cell>
          <table:table-cell office:value-type="float" office:value="0.863543" calcext:value-type="float">
            <text:p>0.863543</text:p>
          </table:table-cell>
          <table:table-cell office:value-type="float" office:value="0.872686" calcext:value-type="float">
            <text:p>0.872686</text:p>
          </table:table-cell>
          <table:table-cell office:value-type="float" office:value="0.890286" calcext:value-type="float">
            <text:p>0.8902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795634" calcext:value-type="float">
            <text:p>0.795634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272" calcext:value-type="float">
            <text:p>0.272</text:p>
          </table:table-cell>
          <table:table-cell office:value-type="float" office:value="0.582171" calcext:value-type="float">
            <text:p>0.582171</text:p>
          </table:table-cell>
          <table:table-cell office:value-type="float" office:value="0.700571" calcext:value-type="float">
            <text:p>0.700571</text:p>
          </table:table-cell>
          <table:table-cell office:value-type="float" office:value="0.793143" calcext:value-type="float">
            <text:p>0.793143</text:p>
          </table:table-cell>
          <table:table-cell office:value-type="float" office:value="0.822857" calcext:value-type="float">
            <text:p>0.822857</text:p>
          </table:table-cell>
          <table:table-cell office:value-type="float" office:value="0.837029" calcext:value-type="float">
            <text:p>0.837029</text:p>
          </table:table-cell>
          <table:table-cell office:value-type="float" office:value="0.850057" calcext:value-type="float">
            <text:p>0.850057</text:p>
          </table:table-cell>
          <table:table-cell office:value-type="float" office:value="0.858286" calcext:value-type="float">
            <text:p>0.858286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78629" calcext:value-type="float">
            <text:p>0.878629</text:p>
          </table:table-cell>
          <table:table-cell office:value-type="float" office:value="0.891657" calcext:value-type="float">
            <text:p>0.891657</text:p>
          </table:table-cell>
          <table:table-cell office:value-type="float" office:value="0.896" calcext:value-type="float">
            <text:p>0.896</text:p>
          </table:table-cell>
          <table:table-cell office:value-type="float" office:value="0.80832" calcext:value-type="float">
            <text:p>0.80832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04" calcext:value-type="float">
            <text:p>0.504</text:p>
          </table:table-cell>
          <table:table-cell office:value-type="float" office:value="0.616914" calcext:value-type="float">
            <text:p>0.616914</text:p>
          </table:table-cell>
          <table:table-cell office:value-type="float" office:value="0.719771" calcext:value-type="float">
            <text:p>0.719771</text:p>
          </table:table-cell>
          <table:table-cell office:value-type="float" office:value="0.7952" calcext:value-type="float">
            <text:p>0.7952</text:p>
          </table:table-cell>
          <table:table-cell office:value-type="float" office:value="0.821486" calcext:value-type="float">
            <text:p>0.821486</text:p>
          </table:table-cell>
          <table:table-cell office:value-type="float" office:value="0.8368" calcext:value-type="float">
            <text:p>0.8368</text:p>
          </table:table-cell>
          <table:table-cell office:value-type="float" office:value="0.848229" calcext:value-type="float">
            <text:p>0.848229</text:p>
          </table:table-cell>
          <table:table-cell office:value-type="float" office:value="0.856457" calcext:value-type="float">
            <text:p>0.856457</text:p>
          </table:table-cell>
          <table:table-cell office:value-type="float" office:value="0.8672" calcext:value-type="float">
            <text:p>0.8672</text:p>
          </table:table-cell>
          <table:table-cell office:value-type="float" office:value="0.876343" calcext:value-type="float">
            <text:p>0.876343</text:p>
          </table:table-cell>
          <table:table-cell office:value-type="float" office:value="0.890971" calcext:value-type="float">
            <text:p>0.8909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812937" calcext:value-type="float">
            <text:p>0.812937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416" calcext:value-type="float">
            <text:p>0.416</text:p>
          </table:table-cell>
          <table:table-cell office:value-type="float" office:value="0.609143" calcext:value-type="float">
            <text:p>0.609143</text:p>
          </table:table-cell>
          <table:table-cell office:value-type="float" office:value="0.738514" calcext:value-type="float">
            <text:p>0.738514</text:p>
          </table:table-cell>
          <table:table-cell office:value-type="float" office:value="0.802286" calcext:value-type="float">
            <text:p>0.802286</text:p>
          </table:table-cell>
          <table:table-cell office:value-type="float" office:value="0.825829" calcext:value-type="float">
            <text:p>0.825829</text:p>
          </table:table-cell>
          <table:table-cell office:value-type="float" office:value="0.838171" calcext:value-type="float">
            <text:p>0.838171</text:p>
          </table:table-cell>
          <table:table-cell office:value-type="float" office:value="0.844571" calcext:value-type="float">
            <text:p>0.844571</text:p>
          </table:table-cell>
          <table:table-cell office:value-type="float" office:value="0.853943" calcext:value-type="float">
            <text:p>0.853943</text:p>
          </table:table-cell>
          <table:table-cell office:value-type="float" office:value="0.865829" calcext:value-type="float">
            <text:p>0.865829</text:p>
          </table:table-cell>
          <table:table-cell office:value-type="float" office:value="0.877257" calcext:value-type="float">
            <text:p>0.877257</text:p>
          </table:table-cell>
          <table:table-cell office:value-type="float" office:value="0.892343" calcext:value-type="float">
            <text:p>0.892343</text:p>
          </table:table-cell>
          <table:table-cell office:value-type="float" office:value="0.896" calcext:value-type="float">
            <text:p>0.896</text:p>
          </table:table-cell>
          <table:table-cell office:value-type="float" office:value="0.814789" calcext:value-type="float">
            <text:p>0.814789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376" calcext:value-type="float">
            <text:p>0.376</text:p>
          </table:table-cell>
          <table:table-cell office:value-type="float" office:value="0.606629" calcext:value-type="float">
            <text:p>0.606629</text:p>
          </table:table-cell>
          <table:table-cell office:value-type="float" office:value="0.7376" calcext:value-type="float">
            <text:p>0.7376</text:p>
          </table:table-cell>
          <table:table-cell office:value-type="float" office:value="0.790629" calcext:value-type="float">
            <text:p>0.790629</text:p>
          </table:table-cell>
          <table:table-cell office:value-type="float" office:value="0.816229" calcext:value-type="float">
            <text:p>0.816229</text:p>
          </table:table-cell>
          <table:table-cell office:value-type="float" office:value="0.835657" calcext:value-type="float">
            <text:p>0.835657</text:p>
          </table:table-cell>
          <table:table-cell office:value-type="float" office:value="0.843429" calcext:value-type="float">
            <text:p>0.843429</text:p>
          </table:table-cell>
          <table:table-cell office:value-type="float" office:value="0.855543" calcext:value-type="float">
            <text:p>0.855543</text:p>
          </table:table-cell>
          <table:table-cell office:value-type="float" office:value="0.866743" calcext:value-type="float">
            <text:p>0.866743</text:p>
          </table:table-cell>
          <table:table-cell office:value-type="float" office:value="0.878629" calcext:value-type="float">
            <text:p>0.878629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896" calcext:value-type="float">
            <text:p>0.896</text:p>
          </table:table-cell>
          <table:table-cell office:value-type="float" office:value="0.812389" calcext:value-type="float">
            <text:p>0.812389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512" calcext:value-type="float">
            <text:p>0.512</text:p>
          </table:table-cell>
          <table:table-cell office:value-type="float" office:value="0.631771" calcext:value-type="float">
            <text:p>0.631771</text:p>
          </table:table-cell>
          <table:table-cell office:value-type="float" office:value="0.741257" calcext:value-type="float">
            <text:p>0.741257</text:p>
          </table:table-cell>
          <table:table-cell office:value-type="float" office:value="0.796571" calcext:value-type="float">
            <text:p>0.796571</text:p>
          </table:table-cell>
          <table:table-cell office:value-type="float" office:value="0.823086" calcext:value-type="float">
            <text:p>0.823086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842971" calcext:value-type="float">
            <text:p>0.842971</text:p>
          </table:table-cell>
          <table:table-cell office:value-type="float" office:value="0.853257" calcext:value-type="float">
            <text:p>0.853257</text:p>
          </table:table-cell>
          <table:table-cell office:value-type="float" office:value="0.864686" calcext:value-type="float">
            <text:p>0.864686</text:p>
          </table:table-cell>
          <table:table-cell office:value-type="float" office:value="0.877257" calcext:value-type="float">
            <text:p>0.877257</text:p>
          </table:table-cell>
          <table:table-cell office:value-type="float" office:value="0.892571" calcext:value-type="float">
            <text:p>0.8925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815863" calcext:value-type="float">
            <text:p>0.815863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392" calcext:value-type="float">
            <text:p>0.392</text:p>
          </table:table-cell>
          <table:table-cell office:value-type="float" office:value="0.600686" calcext:value-type="float">
            <text:p>0.600686</text:p>
          </table:table-cell>
          <table:table-cell office:value-type="float" office:value="0.738743" calcext:value-type="float">
            <text:p>0.738743</text:p>
          </table:table-cell>
          <table:table-cell office:value-type="float" office:value="0.794286" calcext:value-type="float">
            <text:p>0.794286</text:p>
          </table:table-cell>
          <table:table-cell office:value-type="float" office:value="0.819429" calcext:value-type="float">
            <text:p>0.819429</text:p>
          </table:table-cell>
          <table:table-cell office:value-type="float" office:value="0.831771" calcext:value-type="float">
            <text:p>0.831771</text:p>
          </table:table-cell>
          <table:table-cell office:value-type="float" office:value="0.841143" calcext:value-type="float">
            <text:p>0.841143</text:p>
          </table:table-cell>
          <table:table-cell office:value-type="float" office:value="0.850514" calcext:value-type="float">
            <text:p>0.850514</text:p>
          </table:table-cell>
          <table:table-cell office:value-type="float" office:value="0.861257" calcext:value-type="float">
            <text:p>0.861257</text:p>
          </table:table-cell>
          <table:table-cell office:value-type="float" office:value="0.874514" calcext:value-type="float">
            <text:p>0.874514</text:p>
          </table:table-cell>
          <table:table-cell office:value-type="float" office:value="0.892343" calcext:value-type="float">
            <text:p>0.892343</text:p>
          </table:table-cell>
          <table:table-cell office:value-type="float" office:value="0.896" calcext:value-type="float">
            <text:p>0.896</text:p>
          </table:table-cell>
          <table:table-cell office:value-type="float" office:value="0.810469" calcext:value-type="float">
            <text:p>0.81046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392" calcext:value-type="float">
            <text:p>0.392</text:p>
          </table:table-cell>
          <table:table-cell office:value-type="float" office:value="0.635429" calcext:value-type="float">
            <text:p>0.635429</text:p>
          </table:table-cell>
          <table:table-cell office:value-type="float" office:value="0.773029" calcext:value-type="float">
            <text:p>0.773029</text:p>
          </table:table-cell>
          <table:table-cell office:value-type="float" office:value="0.815314" calcext:value-type="float">
            <text:p>0.815314</text:p>
          </table:table-cell>
          <table:table-cell office:value-type="float" office:value="0.829486" calcext:value-type="float">
            <text:p>0.829486</text:p>
          </table:table-cell>
          <table:table-cell office:value-type="float" office:value="0.839314" calcext:value-type="float">
            <text:p>0.839314</text:p>
          </table:table-cell>
          <table:table-cell office:value-type="float" office:value="0.847543" calcext:value-type="float">
            <text:p>0.847543</text:p>
          </table:table-cell>
          <table:table-cell office:value-type="float" office:value="0.857829" calcext:value-type="float">
            <text:p>0.857829</text:p>
          </table:table-cell>
          <table:table-cell office:value-type="float" office:value="0.867429" calcext:value-type="float">
            <text:p>0.867429</text:p>
          </table:table-cell>
          <table:table-cell office:value-type="float" office:value="0.878171" calcext:value-type="float">
            <text:p>0.878171</text:p>
          </table:table-cell>
          <table:table-cell office:value-type="float" office:value="0.893486" calcext:value-type="float">
            <text:p>0.8934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823703" calcext:value-type="float">
            <text:p>0.823703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328" calcext:value-type="float">
            <text:p>0.328</text:p>
          </table:table-cell>
          <table:table-cell office:value-type="float" office:value="0.664" calcext:value-type="float">
            <text:p>0.664</text:p>
          </table:table-cell>
          <table:table-cell office:value-type="float" office:value="0.789943" calcext:value-type="float">
            <text:p>0.789943</text:p>
          </table:table-cell>
          <table:table-cell office:value-type="float" office:value="0.818971" calcext:value-type="float">
            <text:p>0.818971</text:p>
          </table:table-cell>
          <table:table-cell office:value-type="float" office:value="0.830171" calcext:value-type="float">
            <text:p>0.830171</text:p>
          </table:table-cell>
          <table:table-cell office:value-type="float" office:value="0.839771" calcext:value-type="float">
            <text:p>0.839771</text:p>
          </table:table-cell>
          <table:table-cell office:value-type="float" office:value="0.846857" calcext:value-type="float">
            <text:p>0.846857</text:p>
          </table:table-cell>
          <table:table-cell office:value-type="float" office:value="0.855086" calcext:value-type="float">
            <text:p>0.855086</text:p>
          </table:table-cell>
          <table:table-cell office:value-type="float" office:value="0.866514" calcext:value-type="float">
            <text:p>0.866514</text:p>
          </table:table-cell>
          <table:table-cell office:value-type="float" office:value="0.880229" calcext:value-type="float">
            <text:p>0.880229</text:p>
          </table:table-cell>
          <table:table-cell office:value-type="float" office:value="0.893257" calcext:value-type="float">
            <text:p>0.893257</text:p>
          </table:table-cell>
          <table:table-cell office:value-type="float" office:value="0.896" calcext:value-type="float">
            <text:p>0.896</text:p>
          </table:table-cell>
          <table:table-cell office:value-type="float" office:value="0.82848" calcext:value-type="float">
            <text:p>0.82848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32" calcext:value-type="float">
            <text:p>0.32</text:p>
          </table:table-cell>
          <table:table-cell office:value-type="float" office:value="0.658971" calcext:value-type="float">
            <text:p>0.658971</text:p>
          </table:table-cell>
          <table:table-cell office:value-type="float" office:value="0.779886" calcext:value-type="float">
            <text:p>0.779886</text:p>
          </table:table-cell>
          <table:table-cell office:value-type="float" office:value="0.818971" calcext:value-type="float">
            <text:p>0.818971</text:p>
          </table:table-cell>
          <table:table-cell office:value-type="float" office:value="0.833143" calcext:value-type="float">
            <text:p>0.833143</text:p>
          </table:table-cell>
          <table:table-cell office:value-type="float" office:value="0.841371" calcext:value-type="float">
            <text:p>0.841371</text:p>
          </table:table-cell>
          <table:table-cell office:value-type="float" office:value="0.849143" calcext:value-type="float">
            <text:p>0.849143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672" calcext:value-type="float">
            <text:p>0.8672</text:p>
          </table:table-cell>
          <table:table-cell office:value-type="float" office:value="0.88" calcext:value-type="float">
            <text:p>0.88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896" calcext:value-type="float">
            <text:p>0.896</text:p>
          </table:table-cell>
          <table:table-cell office:value-type="float" office:value="0.827909" calcext:value-type="float">
            <text:p>0.827909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336" calcext:value-type="float">
            <text:p>0.336</text:p>
          </table:table-cell>
          <table:table-cell office:value-type="float" office:value="0.663314" calcext:value-type="float">
            <text:p>0.663314</text:p>
          </table:table-cell>
          <table:table-cell office:value-type="float" office:value="0.7728" calcext:value-type="float">
            <text:p>0.7728</text:p>
          </table:table-cell>
          <table:table-cell office:value-type="float" office:value="0.815314" calcext:value-type="float">
            <text:p>0.815314</text:p>
          </table:table-cell>
          <table:table-cell office:value-type="float" office:value="0.831771" calcext:value-type="float">
            <text:p>0.831771</text:p>
          </table:table-cell>
          <table:table-cell office:value-type="float" office:value="0.842286" calcext:value-type="float">
            <text:p>0.842286</text:p>
          </table:table-cell>
          <table:table-cell office:value-type="float" office:value="0.848914" calcext:value-type="float">
            <text:p>0.848914</text:p>
          </table:table-cell>
          <table:table-cell office:value-type="float" office:value="0.856686" calcext:value-type="float">
            <text:p>0.856686</text:p>
          </table:table-cell>
          <table:table-cell office:value-type="float" office:value="0.865829" calcext:value-type="float">
            <text:p>0.865829</text:p>
          </table:table-cell>
          <table:table-cell office:value-type="float" office:value="0.877257" calcext:value-type="float">
            <text:p>0.877257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896" calcext:value-type="float">
            <text:p>0.896</text:p>
          </table:table-cell>
          <table:table-cell office:value-type="float" office:value="0.826857" calcext:value-type="float">
            <text:p>0.826857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536" calcext:value-type="float">
            <text:p>0.536</text:p>
          </table:table-cell>
          <table:table-cell office:value-type="float" office:value="0.672229" calcext:value-type="float">
            <text:p>0.672229</text:p>
          </table:table-cell>
          <table:table-cell office:value-type="float" office:value="0.769829" calcext:value-type="float">
            <text:p>0.769829</text:p>
          </table:table-cell>
          <table:table-cell office:value-type="float" office:value="0.807543" calcext:value-type="float">
            <text:p>0.807543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838171" calcext:value-type="float">
            <text:p>0.838171</text:p>
          </table:table-cell>
          <table:table-cell office:value-type="float" office:value="0.847543" calcext:value-type="float">
            <text:p>0.847543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61943" calcext:value-type="float">
            <text:p>0.861943</text:p>
          </table:table-cell>
          <table:table-cell office:value-type="float" office:value="0.873371" calcext:value-type="float">
            <text:p>0.873371</text:p>
          </table:table-cell>
          <table:table-cell office:value-type="float" office:value="0.890057" calcext:value-type="float">
            <text:p>0.890057</text:p>
          </table:table-cell>
          <table:table-cell office:value-type="float" office:value="0.896" calcext:value-type="float">
            <text:p>0.896</text:p>
          </table:table-cell>
          <table:table-cell office:value-type="float" office:value="0.824366" calcext:value-type="float">
            <text:p>0.824366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448" calcext:value-type="float">
            <text:p>0.448</text:p>
          </table:table-cell>
          <table:table-cell office:value-type="float" office:value="0.6608" calcext:value-type="float">
            <text:p>0.6608</text:p>
          </table:table-cell>
          <table:table-cell office:value-type="float" office:value="0.767314" calcext:value-type="float">
            <text:p>0.767314</text:p>
          </table:table-cell>
          <table:table-cell office:value-type="float" office:value="0.803657" calcext:value-type="float">
            <text:p>0.803657</text:p>
          </table:table-cell>
          <table:table-cell office:value-type="float" office:value="0.822629" calcext:value-type="float">
            <text:p>0.822629</text:p>
          </table:table-cell>
          <table:table-cell office:value-type="float" office:value="0.834514" calcext:value-type="float">
            <text:p>0.834514</text:p>
          </table:table-cell>
          <table:table-cell office:value-type="float" office:value="0.843886" calcext:value-type="float">
            <text:p>0.843886</text:p>
          </table:table-cell>
          <table:table-cell office:value-type="float" office:value="0.851429" calcext:value-type="float">
            <text:p>0.851429</text:p>
          </table:table-cell>
          <table:table-cell office:value-type="float" office:value="0.860571" calcext:value-type="float">
            <text:p>0.860571</text:p>
          </table:table-cell>
          <table:table-cell office:value-type="float" office:value="0.872" calcext:value-type="float">
            <text:p>0.872</text:p>
          </table:table-cell>
          <table:table-cell office:value-type="float" office:value="0.891429" calcext:value-type="float">
            <text:p>0.891429</text:p>
          </table:table-cell>
          <table:table-cell office:value-type="float" office:value="0.896" calcext:value-type="float">
            <text:p>0.896</text:p>
          </table:table-cell>
          <table:table-cell office:value-type="float" office:value="0.820823" calcext:value-type="float">
            <text:p>0.820823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416" calcext:value-type="float">
            <text:p>0.416</text:p>
          </table:table-cell>
          <table:table-cell office:value-type="float" office:value="0.628343" calcext:value-type="float">
            <text:p>0.628343</text:p>
          </table:table-cell>
          <table:table-cell office:value-type="float" office:value="0.76" calcext:value-type="float">
            <text:p>0.76</text:p>
          </table:table-cell>
          <table:table-cell office:value-type="float" office:value="0.799314" calcext:value-type="float">
            <text:p>0.799314</text:p>
          </table:table-cell>
          <table:table-cell office:value-type="float" office:value="0.820571" calcext:value-type="float">
            <text:p>0.820571</text:p>
          </table:table-cell>
          <table:table-cell office:value-type="float" office:value="0.832686" calcext:value-type="float">
            <text:p>0.832686</text:p>
          </table:table-cell>
          <table:table-cell office:value-type="float" office:value="0.842743" calcext:value-type="float">
            <text:p>0.842743</text:p>
          </table:table-cell>
          <table:table-cell office:value-type="float" office:value="0.850057" calcext:value-type="float">
            <text:p>0.850057</text:p>
          </table:table-cell>
          <table:table-cell office:value-type="float" office:value="0.860114" calcext:value-type="float">
            <text:p>0.860114</text:p>
          </table:table-cell>
          <table:table-cell office:value-type="float" office:value="0.870857" calcext:value-type="float">
            <text:p>0.870857</text:p>
          </table:table-cell>
          <table:table-cell office:value-type="float" office:value="0.890286" calcext:value-type="float">
            <text:p>0.8902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815497" calcext:value-type="float">
            <text:p>0.815497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4" calcext:value-type="float">
            <text:p>0.4</text:p>
          </table:table-cell>
          <table:table-cell office:value-type="float" office:value="0.6416" calcext:value-type="float">
            <text:p>0.6416</text:p>
          </table:table-cell>
          <table:table-cell office:value-type="float" office:value="0.754286" calcext:value-type="float">
            <text:p>0.754286</text:p>
          </table:table-cell>
          <table:table-cell office:value-type="float" office:value="0.799314" calcext:value-type="float">
            <text:p>0.799314</text:p>
          </table:table-cell>
          <table:table-cell office:value-type="float" office:value="0.822171" calcext:value-type="float">
            <text:p>0.822171</text:p>
          </table:table-cell>
          <table:table-cell office:value-type="float" office:value="0.835886" calcext:value-type="float">
            <text:p>0.835886</text:p>
          </table:table-cell>
          <table:table-cell office:value-type="float" office:value="0.844114" calcext:value-type="float">
            <text:p>0.844114</text:p>
          </table:table-cell>
          <table:table-cell office:value-type="float" office:value="0.851429" calcext:value-type="float">
            <text:p>0.851429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74743" calcext:value-type="float">
            <text:p>0.874743</text:p>
          </table:table-cell>
          <table:table-cell office:value-type="float" office:value="0.892343" calcext:value-type="float">
            <text:p>0.892343</text:p>
          </table:table-cell>
          <table:table-cell office:value-type="float" office:value="0.896" calcext:value-type="float">
            <text:p>0.896</text:p>
          </table:table-cell>
          <table:table-cell office:value-type="float" office:value="0.817829" calcext:value-type="float">
            <text:p>0.817829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272" calcext:value-type="float">
            <text:p>0.272</text:p>
          </table:table-cell>
          <table:table-cell office:value-type="float" office:value="0.614171" calcext:value-type="float">
            <text:p>0.614171</text:p>
          </table:table-cell>
          <table:table-cell office:value-type="float" office:value="0.740114" calcext:value-type="float">
            <text:p>0.740114</text:p>
          </table:table-cell>
          <table:table-cell office:value-type="float" office:value="0.794514" calcext:value-type="float">
            <text:p>0.794514</text:p>
          </table:table-cell>
          <table:table-cell office:value-type="float" office:value="0.8192" calcext:value-type="float">
            <text:p>0.8192</text:p>
          </table:table-cell>
          <table:table-cell office:value-type="float" office:value="0.833143" calcext:value-type="float">
            <text:p>0.833143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849829" calcext:value-type="float">
            <text:p>0.849829</text:p>
          </table:table-cell>
          <table:table-cell office:value-type="float" office:value="0.860571" calcext:value-type="float">
            <text:p>0.860571</text:p>
          </table:table-cell>
          <table:table-cell office:value-type="float" office:value="0.872" calcext:value-type="float">
            <text:p>0.872</text:p>
          </table:table-cell>
          <table:table-cell office:value-type="float" office:value="0.890743" calcext:value-type="float">
            <text:p>0.890743</text:p>
          </table:table-cell>
          <table:table-cell office:value-type="float" office:value="0.896" calcext:value-type="float">
            <text:p>0.896</text:p>
          </table:table-cell>
          <table:table-cell office:value-type="float" office:value="0.811749" calcext:value-type="float">
            <text:p>0.811749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44" calcext:value-type="float">
            <text:p>0.44</text:p>
          </table:table-cell>
          <table:table-cell office:value-type="float" office:value="0.614171" calcext:value-type="float">
            <text:p>0.614171</text:p>
          </table:table-cell>
          <table:table-cell office:value-type="float" office:value="0.741943" calcext:value-type="float">
            <text:p>0.741943</text:p>
          </table:table-cell>
          <table:table-cell office:value-type="float" office:value="0.798171" calcext:value-type="float">
            <text:p>0.798171</text:p>
          </table:table-cell>
          <table:table-cell office:value-type="float" office:value="0.822857" calcext:value-type="float">
            <text:p>0.822857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844343" calcext:value-type="float">
            <text:p>0.844343</text:p>
          </table:table-cell>
          <table:table-cell office:value-type="float" office:value="0.852114" calcext:value-type="float">
            <text:p>0.852114</text:p>
          </table:table-cell>
          <table:table-cell office:value-type="float" office:value="0.861486" calcext:value-type="float">
            <text:p>0.861486</text:p>
          </table:table-cell>
          <table:table-cell office:value-type="float" office:value="0.874057" calcext:value-type="float">
            <text:p>0.874057</text:p>
          </table:table-cell>
          <table:table-cell office:value-type="float" office:value="0.890286" calcext:value-type="float">
            <text:p>0.8902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813463" calcext:value-type="float">
            <text:p>0.813463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416" calcext:value-type="float">
            <text:p>0.416</text:p>
          </table:table-cell>
          <table:table-cell office:value-type="float" office:value="0.577829" calcext:value-type="float">
            <text:p>0.577829</text:p>
          </table:table-cell>
          <table:table-cell office:value-type="float" office:value="0.723886" calcext:value-type="float">
            <text:p>0.723886</text:p>
          </table:table-cell>
          <table:table-cell office:value-type="float" office:value="0.787429" calcext:value-type="float">
            <text:p>0.787429</text:p>
          </table:table-cell>
          <table:table-cell office:value-type="float" office:value="0.817143" calcext:value-type="float">
            <text:p>0.817143</text:p>
          </table:table-cell>
          <table:table-cell office:value-type="float" office:value="0.834971" calcext:value-type="float">
            <text:p>0.834971</text:p>
          </table:table-cell>
          <table:table-cell office:value-type="float" office:value="0.8448" calcext:value-type="float">
            <text:p>0.8448</text:p>
          </table:table-cell>
          <table:table-cell office:value-type="float" office:value="0.852114" calcext:value-type="float">
            <text:p>0.852114</text:p>
          </table:table-cell>
          <table:table-cell office:value-type="float" office:value="0.861714" calcext:value-type="float">
            <text:p>0.861714</text:p>
          </table:table-cell>
          <table:table-cell office:value-type="float" office:value="0.874971" calcext:value-type="float">
            <text:p>0.874971</text:p>
          </table:table-cell>
          <table:table-cell office:value-type="float" office:value="0.890971" calcext:value-type="float">
            <text:p>0.8909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806583" calcext:value-type="float">
            <text:p>0.806583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376" calcext:value-type="float">
            <text:p>0.376</text:p>
          </table:table-cell>
          <table:table-cell office:value-type="float" office:value="0.616229" calcext:value-type="float">
            <text:p>0.616229</text:p>
          </table:table-cell>
          <table:table-cell office:value-type="float" office:value="0.759314" calcext:value-type="float">
            <text:p>0.759314</text:p>
          </table:table-cell>
          <table:table-cell office:value-type="float" office:value="0.805943" calcext:value-type="float">
            <text:p>0.805943</text:p>
          </table:table-cell>
          <table:table-cell office:value-type="float" office:value="0.823543" calcext:value-type="float">
            <text:p>0.823543</text:p>
          </table:table-cell>
          <table:table-cell office:value-type="float" office:value="0.836343" calcext:value-type="float">
            <text:p>0.836343</text:p>
          </table:table-cell>
          <table:table-cell office:value-type="float" office:value="0.845486" calcext:value-type="float">
            <text:p>0.845486</text:p>
          </table:table-cell>
          <table:table-cell office:value-type="float" office:value="0.8528" calcext:value-type="float">
            <text:p>0.8528</text:p>
          </table:table-cell>
          <table:table-cell office:value-type="float" office:value="0.862629" calcext:value-type="float">
            <text:p>0.862629</text:p>
          </table:table-cell>
          <table:table-cell office:value-type="float" office:value="0.876114" calcext:value-type="float">
            <text:p>0.876114</text:p>
          </table:table-cell>
          <table:table-cell office:value-type="float" office:value="0.892571" calcext:value-type="float">
            <text:p>0.8925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817097" calcext:value-type="float">
            <text:p>0.817097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4" calcext:value-type="float">
            <text:p>0.4</text:p>
          </table:table-cell>
          <table:table-cell office:value-type="float" office:value="0.586286" calcext:value-type="float">
            <text:p>0.586286</text:p>
          </table:table-cell>
          <table:table-cell office:value-type="float" office:value="0.715429" calcext:value-type="float">
            <text:p>0.715429</text:p>
          </table:table-cell>
          <table:table-cell office:value-type="float" office:value="0.783543" calcext:value-type="float">
            <text:p>0.783543</text:p>
          </table:table-cell>
          <table:table-cell office:value-type="float" office:value="0.8128" calcext:value-type="float">
            <text:p>0.8128</text:p>
          </table:table-cell>
          <table:table-cell office:value-type="float" office:value="0.828343" calcext:value-type="float">
            <text:p>0.828343</text:p>
          </table:table-cell>
          <table:table-cell office:value-type="float" office:value="0.843429" calcext:value-type="float">
            <text:p>0.843429</text:p>
          </table:table-cell>
          <table:table-cell office:value-type="float" office:value="0.851886" calcext:value-type="float">
            <text:p>0.851886</text:p>
          </table:table-cell>
          <table:table-cell office:value-type="float" office:value="0.862857" calcext:value-type="float">
            <text:p>0.862857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8912" calcext:value-type="float">
            <text:p>0.8912</text:p>
          </table:table-cell>
          <table:table-cell office:value-type="float" office:value="0.896" calcext:value-type="float">
            <text:p>0.896</text:p>
          </table:table-cell>
          <table:table-cell office:value-type="float" office:value="0.805097" calcext:value-type="float">
            <text:p>0.805097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304" calcext:value-type="float">
            <text:p>0.304</text:p>
          </table:table-cell>
          <table:table-cell office:value-type="float" office:value="0.572343" calcext:value-type="float">
            <text:p>0.572343</text:p>
          </table:table-cell>
          <table:table-cell office:value-type="float" office:value="0.722286" calcext:value-type="float">
            <text:p>0.722286</text:p>
          </table:table-cell>
          <table:table-cell office:value-type="float" office:value="0.789029" calcext:value-type="float">
            <text:p>0.789029</text:p>
          </table:table-cell>
          <table:table-cell office:value-type="float" office:value="0.814171" calcext:value-type="float">
            <text:p>0.814171</text:p>
          </table:table-cell>
          <table:table-cell office:value-type="float" office:value="0.829257" calcext:value-type="float">
            <text:p>0.829257</text:p>
          </table:table-cell>
          <table:table-cell office:value-type="float" office:value="0.841371" calcext:value-type="float">
            <text:p>0.841371</text:p>
          </table:table-cell>
          <table:table-cell office:value-type="float" office:value="0.850514" calcext:value-type="float">
            <text:p>0.850514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8736" calcext:value-type="float">
            <text:p>0.8736</text:p>
          </table:table-cell>
          <table:table-cell office:value-type="float" office:value="0.888914" calcext:value-type="float">
            <text:p>0.888914</text:p>
          </table:table-cell>
          <table:table-cell office:value-type="float" office:value="0.896" calcext:value-type="float">
            <text:p>0.896</text:p>
          </table:table-cell>
          <table:table-cell office:value-type="float" office:value="0.804229" calcext:value-type="float">
            <text:p>0.804229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4" calcext:value-type="float">
            <text:p>0.4</text:p>
          </table:table-cell>
          <table:table-cell office:value-type="float" office:value="0.6032" calcext:value-type="float">
            <text:p>0.6032</text:p>
          </table:table-cell>
          <table:table-cell office:value-type="float" office:value="0.755429" calcext:value-type="float">
            <text:p>0.755429</text:p>
          </table:table-cell>
          <table:table-cell office:value-type="float" office:value="0.799771" calcext:value-type="float">
            <text:p>0.799771</text:p>
          </table:table-cell>
          <table:table-cell office:value-type="float" office:value="0.818057" calcext:value-type="float">
            <text:p>0.818057</text:p>
          </table:table-cell>
          <table:table-cell office:value-type="float" office:value="0.834286" calcext:value-type="float">
            <text:p>0.834286</text:p>
          </table:table-cell>
          <table:table-cell office:value-type="float" office:value="0.845029" calcext:value-type="float">
            <text:p>0.845029</text:p>
          </table:table-cell>
          <table:table-cell office:value-type="float" office:value="0.853257" calcext:value-type="float">
            <text:p>0.853257</text:p>
          </table:table-cell>
          <table:table-cell office:value-type="float" office:value="0.8656" calcext:value-type="float">
            <text:p>0.8656</text:p>
          </table:table-cell>
          <table:table-cell office:value-type="float" office:value="0.877486" calcext:value-type="float">
            <text:p>0.877486</text:p>
          </table:table-cell>
          <table:table-cell office:value-type="float" office:value="0.891657" calcext:value-type="float">
            <text:p>0.891657</text:p>
          </table:table-cell>
          <table:table-cell office:value-type="float" office:value="0.896" calcext:value-type="float">
            <text:p>0.896</text:p>
          </table:table-cell>
          <table:table-cell office:value-type="float" office:value="0.814377" calcext:value-type="float">
            <text:p>0.814377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272" calcext:value-type="float">
            <text:p>0.272</text:p>
          </table:table-cell>
          <table:table-cell office:value-type="float" office:value="0.6" calcext:value-type="float">
            <text:p>0.6</text:p>
          </table:table-cell>
          <table:table-cell office:value-type="float" office:value="0.748343" calcext:value-type="float">
            <text:p>0.748343</text:p>
          </table:table-cell>
          <table:table-cell office:value-type="float" office:value="0.7952" calcext:value-type="float">
            <text:p>0.7952</text:p>
          </table:table-cell>
          <table:table-cell office:value-type="float" office:value="0.821943" calcext:value-type="float">
            <text:p>0.821943</text:p>
          </table:table-cell>
          <table:table-cell office:value-type="float" office:value="0.835429" calcext:value-type="float">
            <text:p>0.835429</text:p>
          </table:table-cell>
          <table:table-cell office:value-type="float" office:value="0.843429" calcext:value-type="float">
            <text:p>0.843429</text:p>
          </table:table-cell>
          <table:table-cell office:value-type="float" office:value="0.849371" calcext:value-type="float">
            <text:p>0.849371</text:p>
          </table:table-cell>
          <table:table-cell office:value-type="float" office:value="0.861714" calcext:value-type="float">
            <text:p>0.861714</text:p>
          </table:table-cell>
          <table:table-cell office:value-type="float" office:value="0.877029" calcext:value-type="float">
            <text:p>0.877029</text:p>
          </table:table-cell>
          <table:table-cell office:value-type="float" office:value="0.890514" calcext:value-type="float">
            <text:p>0.890514</text:p>
          </table:table-cell>
          <table:table-cell office:value-type="float" office:value="0.896" calcext:value-type="float">
            <text:p>0.896</text:p>
          </table:table-cell>
          <table:table-cell office:value-type="float" office:value="0.812297" calcext:value-type="float">
            <text:p>0.812297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272" calcext:value-type="float">
            <text:p>0.272</text:p>
          </table:table-cell>
          <table:table-cell office:value-type="float" office:value="0.592" calcext:value-type="float">
            <text:p>0.592</text:p>
          </table:table-cell>
          <table:table-cell office:value-type="float" office:value="0.735086" calcext:value-type="float">
            <text:p>0.735086</text:p>
          </table:table-cell>
          <table:table-cell office:value-type="float" office:value="0.792457" calcext:value-type="float">
            <text:p>0.792457</text:p>
          </table:table-cell>
          <table:table-cell office:value-type="float" office:value="0.820571" calcext:value-type="float">
            <text:p>0.820571</text:p>
          </table:table-cell>
          <table:table-cell office:value-type="float" office:value="0.834514" calcext:value-type="float">
            <text:p>0.834514</text:p>
          </table:table-cell>
          <table:table-cell office:value-type="float" office:value="0.841143" calcext:value-type="float">
            <text:p>0.841143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6686" calcext:value-type="float">
            <text:p>0.856686</text:p>
          </table:table-cell>
          <table:table-cell office:value-type="float" office:value="0.870857" calcext:value-type="float">
            <text:p>0.870857</text:p>
          </table:table-cell>
          <table:table-cell office:value-type="float" office:value="0.889829" calcext:value-type="float">
            <text:p>0.889829</text:p>
          </table:table-cell>
          <table:table-cell office:value-type="float" office:value="0.896" calcext:value-type="float">
            <text:p>0.896</text:p>
          </table:table-cell>
          <table:table-cell office:value-type="float" office:value="0.808114" calcext:value-type="float">
            <text:p>0.808114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272" calcext:value-type="float">
            <text:p>0.272</text:p>
          </table:table-cell>
          <table:table-cell office:value-type="float" office:value="0.577143" calcext:value-type="float">
            <text:p>0.577143</text:p>
          </table:table-cell>
          <table:table-cell office:value-type="float" office:value="0.721371" calcext:value-type="float">
            <text:p>0.721371</text:p>
          </table:table-cell>
          <table:table-cell office:value-type="float" office:value="0.781029" calcext:value-type="float">
            <text:p>0.781029</text:p>
          </table:table-cell>
          <table:table-cell office:value-type="float" office:value="0.815771" calcext:value-type="float">
            <text:p>0.815771</text:p>
          </table:table-cell>
          <table:table-cell office:value-type="float" office:value="0.832229" calcext:value-type="float">
            <text:p>0.832229</text:p>
          </table:table-cell>
          <table:table-cell office:value-type="float" office:value="0.841371" calcext:value-type="float">
            <text:p>0.841371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4857" calcext:value-type="float">
            <text:p>0.854857</text:p>
          </table:table-cell>
          <table:table-cell office:value-type="float" office:value="0.868114" calcext:value-type="float">
            <text:p>0.868114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896" calcext:value-type="float">
            <text:p>0.896</text:p>
          </table:table-cell>
          <table:table-cell office:value-type="float" office:value="0.802949" calcext:value-type="float">
            <text:p>0.80294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4" calcext:value-type="float">
            <text:p>0.4</text:p>
          </table:table-cell>
          <table:table-cell office:value-type="float" office:value="0.606171" calcext:value-type="float">
            <text:p>0.606171</text:p>
          </table:table-cell>
          <table:table-cell office:value-type="float" office:value="0.735086" calcext:value-type="float">
            <text:p>0.735086</text:p>
          </table:table-cell>
          <table:table-cell office:value-type="float" office:value="0.7904" calcext:value-type="float">
            <text:p>0.7904</text:p>
          </table:table-cell>
          <table:table-cell office:value-type="float" office:value="0.816457" calcext:value-type="float">
            <text:p>0.816457</text:p>
          </table:table-cell>
          <table:table-cell office:value-type="float" office:value="0.833143" calcext:value-type="float">
            <text:p>0.833143</text:p>
          </table:table-cell>
          <table:table-cell office:value-type="float" office:value="0.842743" calcext:value-type="float">
            <text:p>0.842743</text:p>
          </table:table-cell>
          <table:table-cell office:value-type="float" office:value="0.850286" calcext:value-type="float">
            <text:p>0.850286</text:p>
          </table:table-cell>
          <table:table-cell office:value-type="float" office:value="0.858743" calcext:value-type="float">
            <text:p>0.858743</text:p>
          </table:table-cell>
          <table:table-cell office:value-type="float" office:value="0.872914" calcext:value-type="float">
            <text:p>0.872914</text:p>
          </table:table-cell>
          <table:table-cell office:value-type="float" office:value="0.890971" calcext:value-type="float">
            <text:p>0.8909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809691" calcext:value-type="float">
            <text:p>0.80969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4" calcext:value-type="float">
            <text:p>0.4</text:p>
          </table:table-cell>
          <table:table-cell office:value-type="float" office:value="0.617371" calcext:value-type="float">
            <text:p>0.617371</text:p>
          </table:table-cell>
          <table:table-cell office:value-type="float" office:value="0.746286" calcext:value-type="float">
            <text:p>0.746286</text:p>
          </table:table-cell>
          <table:table-cell office:value-type="float" office:value="0.791771" calcext:value-type="float">
            <text:p>0.791771</text:p>
          </table:table-cell>
          <table:table-cell office:value-type="float" office:value="0.815543" calcext:value-type="float">
            <text:p>0.815543</text:p>
          </table:table-cell>
          <table:table-cell office:value-type="float" office:value="0.831543" calcext:value-type="float">
            <text:p>0.831543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849371" calcext:value-type="float">
            <text:p>0.849371</text:p>
          </table:table-cell>
          <table:table-cell office:value-type="float" office:value="0.858057" calcext:value-type="float">
            <text:p>0.858057</text:p>
          </table:table-cell>
          <table:table-cell office:value-type="float" office:value="0.872457" calcext:value-type="float">
            <text:p>0.872457</text:p>
          </table:table-cell>
          <table:table-cell office:value-type="float" office:value="0.892114" calcext:value-type="float">
            <text:p>0.892114</text:p>
          </table:table-cell>
          <table:table-cell office:value-type="float" office:value="0.896" calcext:value-type="float">
            <text:p>0.896</text:p>
          </table:table-cell>
          <table:table-cell office:value-type="float" office:value="0.811771" calcext:value-type="float">
            <text:p>0.81177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4" calcext:value-type="float">
            <text:p>0.4</text:p>
          </table:table-cell>
          <table:table-cell office:value-type="float" office:value="0.617371" calcext:value-type="float">
            <text:p>0.617371</text:p>
          </table:table-cell>
          <table:table-cell office:value-type="float" office:value="0.749943" calcext:value-type="float">
            <text:p>0.749943</text:p>
          </table:table-cell>
          <table:table-cell office:value-type="float" office:value="0.797257" calcext:value-type="float">
            <text:p>0.797257</text:p>
          </table:table-cell>
          <table:table-cell office:value-type="float" office:value="0.820114" calcext:value-type="float">
            <text:p>0.820114</text:p>
          </table:table-cell>
          <table:table-cell office:value-type="float" office:value="0.835657" calcext:value-type="float">
            <text:p>0.835657</text:p>
          </table:table-cell>
          <table:table-cell office:value-type="float" office:value="0.845029" calcext:value-type="float">
            <text:p>0.845029</text:p>
          </table:table-cell>
          <table:table-cell office:value-type="float" office:value="0.853257" calcext:value-type="float">
            <text:p>0.853257</text:p>
          </table:table-cell>
          <table:table-cell office:value-type="float" office:value="0.864" calcext:value-type="float">
            <text:p>0.864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896" calcext:value-type="float">
            <text:p>0.896</text:p>
          </table:table-cell>
          <table:table-cell office:value-type="float" office:value="0.815863" calcext:value-type="float">
            <text:p>0.815863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48" calcext:value-type="float">
            <text:p>0.48</text:p>
          </table:table-cell>
          <table:table-cell office:value-type="float" office:value="0.655771" calcext:value-type="float">
            <text:p>0.655771</text:p>
          </table:table-cell>
          <table:table-cell office:value-type="float" office:value="0.767771" calcext:value-type="float">
            <text:p>0.767771</text:p>
          </table:table-cell>
          <table:table-cell office:value-type="float" office:value="0.805486" calcext:value-type="float">
            <text:p>0.805486</text:p>
          </table:table-cell>
          <table:table-cell office:value-type="float" office:value="0.824914" calcext:value-type="float">
            <text:p>0.824914</text:p>
          </table:table-cell>
          <table:table-cell office:value-type="float" office:value="0.837714" calcext:value-type="float">
            <text:p>0.837714</text:p>
          </table:table-cell>
          <table:table-cell office:value-type="float" office:value="0.847314" calcext:value-type="float">
            <text:p>0.847314</text:p>
          </table:table-cell>
          <table:table-cell office:value-type="float" office:value="0.855314" calcext:value-type="float">
            <text:p>0.855314</text:p>
          </table:table-cell>
          <table:table-cell office:value-type="float" office:value="0.864457" calcext:value-type="float">
            <text:p>0.864457</text:p>
          </table:table-cell>
          <table:table-cell office:value-type="float" office:value="0.877257" calcext:value-type="float">
            <text:p>0.877257</text:p>
          </table:table-cell>
          <table:table-cell office:value-type="float" office:value="0.893029" calcext:value-type="float">
            <text:p>0.893029</text:p>
          </table:table-cell>
          <table:table-cell office:value-type="float" office:value="0.896" calcext:value-type="float">
            <text:p>0.896</text:p>
          </table:table-cell>
          <table:table-cell office:value-type="float" office:value="0.822903" calcext:value-type="float">
            <text:p>0.822903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456" calcext:value-type="float">
            <text:p>0.456</text:p>
          </table:table-cell>
          <table:table-cell office:value-type="float" office:value="0.661029" calcext:value-type="float">
            <text:p>0.661029</text:p>
          </table:table-cell>
          <table:table-cell office:value-type="float" office:value="0.773714" calcext:value-type="float">
            <text:p>0.773714</text:p>
          </table:table-cell>
          <table:table-cell office:value-type="float" office:value="0.810971" calcext:value-type="float">
            <text:p>0.810971</text:p>
          </table:table-cell>
          <table:table-cell office:value-type="float" office:value="0.829486" calcext:value-type="float">
            <text:p>0.829486</text:p>
          </table:table-cell>
          <table:table-cell office:value-type="float" office:value="0.843886" calcext:value-type="float">
            <text:p>0.843886</text:p>
          </table:table-cell>
          <table:table-cell office:value-type="float" office:value="0.848229" calcext:value-type="float">
            <text:p>0.848229</text:p>
          </table:table-cell>
          <table:table-cell office:value-type="float" office:value="0.857371" calcext:value-type="float">
            <text:p>0.857371</text:p>
          </table:table-cell>
          <table:table-cell office:value-type="float" office:value="0.867657" calcext:value-type="float">
            <text:p>0.867657</text:p>
          </table:table-cell>
          <table:table-cell office:value-type="float" office:value="0.88" calcext:value-type="float">
            <text:p>0.88</text:p>
          </table:table-cell>
          <table:table-cell office:value-type="float" office:value="0.893029" calcext:value-type="float">
            <text:p>0.893029</text:p>
          </table:table-cell>
          <table:table-cell office:value-type="float" office:value="0.896" calcext:value-type="float">
            <text:p>0.896</text:p>
          </table:table-cell>
          <table:table-cell office:value-type="float" office:value="0.826537" calcext:value-type="float">
            <text:p>0.82653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512" calcext:value-type="float">
            <text:p>0.512</text:p>
          </table:table-cell>
          <table:table-cell office:value-type="float" office:value="0.6864" calcext:value-type="float">
            <text:p>0.6864</text:p>
          </table:table-cell>
          <table:table-cell office:value-type="float" office:value="0.784686" calcext:value-type="float">
            <text:p>0.784686</text:p>
          </table:table-cell>
          <table:table-cell office:value-type="float" office:value="0.817143" calcext:value-type="float">
            <text:p>0.817143</text:p>
          </table:table-cell>
          <table:table-cell office:value-type="float" office:value="0.834057" calcext:value-type="float">
            <text:p>0.834057</text:p>
          </table:table-cell>
          <table:table-cell office:value-type="float" office:value="0.844343" calcext:value-type="float">
            <text:p>0.844343</text:p>
          </table:table-cell>
          <table:table-cell office:value-type="float" office:value="0.851886" calcext:value-type="float">
            <text:p>0.851886</text:p>
          </table:table-cell>
          <table:table-cell office:value-type="float" office:value="0.860114" calcext:value-type="float">
            <text:p>0.860114</text:p>
          </table:table-cell>
          <table:table-cell office:value-type="float" office:value="0.872686" calcext:value-type="float">
            <text:p>0.872686</text:p>
          </table:table-cell>
          <table:table-cell office:value-type="float" office:value="0.883657" calcext:value-type="float">
            <text:p>0.883657</text:p>
          </table:table-cell>
          <table:table-cell office:value-type="float" office:value="0.894171" calcext:value-type="float">
            <text:p>0.8941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832914" calcext:value-type="float">
            <text:p>0.832914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496" calcext:value-type="float">
            <text:p>0.496</text:p>
          </table:table-cell>
          <table:table-cell office:value-type="float" office:value="0.658971" calcext:value-type="float">
            <text:p>0.658971</text:p>
          </table:table-cell>
          <table:table-cell office:value-type="float" office:value="0.794743" calcext:value-type="float">
            <text:p>0.794743</text:p>
          </table:table-cell>
          <table:table-cell office:value-type="float" office:value="0.826971" calcext:value-type="float">
            <text:p>0.826971</text:p>
          </table:table-cell>
          <table:table-cell office:value-type="float" office:value="0.838857" calcext:value-type="float">
            <text:p>0.838857</text:p>
          </table:table-cell>
          <table:table-cell office:value-type="float" office:value="0.848914" calcext:value-type="float">
            <text:p>0.84891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5371" calcext:value-type="float">
            <text:p>0.865371</text:p>
          </table:table-cell>
          <table:table-cell office:value-type="float" office:value="0.875657" calcext:value-type="float">
            <text:p>0.875657</text:p>
          </table:table-cell>
          <table:table-cell office:value-type="float" office:value="0.884571" calcext:value-type="float">
            <text:p>0.884571</text:p>
          </table:table-cell>
          <table:table-cell office:value-type="float" office:value="0.895086" calcext:value-type="float">
            <text:p>0.8950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834514" calcext:value-type="float">
            <text:p>0.834514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496" calcext:value-type="float">
            <text:p>0.496</text:p>
          </table:table-cell>
          <table:table-cell office:value-type="float" office:value="0.681829" calcext:value-type="float">
            <text:p>0.681829</text:p>
          </table:table-cell>
          <table:table-cell office:value-type="float" office:value="0.789029" calcext:value-type="float">
            <text:p>0.789029</text:p>
          </table:table-cell>
          <table:table-cell office:value-type="float" office:value="0.825829" calcext:value-type="float">
            <text:p>0.825829</text:p>
          </table:table-cell>
          <table:table-cell office:value-type="float" office:value="0.839543" calcext:value-type="float">
            <text:p>0.839543</text:p>
          </table:table-cell>
          <table:table-cell office:value-type="float" office:value="0.851429" calcext:value-type="float">
            <text:p>0.851429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867429" calcext:value-type="float">
            <text:p>0.867429</text:p>
          </table:table-cell>
          <table:table-cell office:value-type="float" office:value="0.877257" calcext:value-type="float">
            <text:p>0.877257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895314" calcext:value-type="float">
            <text:p>0.895314</text:p>
          </table:table-cell>
          <table:table-cell office:value-type="float" office:value="0.896" calcext:value-type="float">
            <text:p>0.896</text:p>
          </table:table-cell>
          <table:table-cell office:value-type="float" office:value="0.83696" calcext:value-type="float">
            <text:p>0.83696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496" calcext:value-type="float">
            <text:p>0.496</text:p>
          </table:table-cell>
          <table:table-cell office:value-type="float" office:value="0.662857" calcext:value-type="float">
            <text:p>0.662857</text:p>
          </table:table-cell>
          <table:table-cell office:value-type="float" office:value="0.789486" calcext:value-type="float">
            <text:p>0.789486</text:p>
          </table:table-cell>
          <table:table-cell office:value-type="float" office:value="0.823086" calcext:value-type="float">
            <text:p>0.823086</text:p>
          </table:table-cell>
          <table:table-cell office:value-type="float" office:value="0.841829" calcext:value-type="float">
            <text:p>0.841829</text:p>
          </table:table-cell>
          <table:table-cell office:value-type="float" office:value="0.852114" calcext:value-type="float">
            <text:p>0.852114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67886" calcext:value-type="float">
            <text:p>0.867886</text:p>
          </table:table-cell>
          <table:table-cell office:value-type="float" office:value="0.878629" calcext:value-type="float">
            <text:p>0.878629</text:p>
          </table:table-cell>
          <table:table-cell office:value-type="float" office:value="0.888229" calcext:value-type="float">
            <text:p>0.888229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35771" calcext:value-type="float">
            <text:p>0.835771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32" calcext:value-type="float">
            <text:p>0.32</text:p>
          </table:table-cell>
          <table:table-cell office:value-type="float" office:value="0.635429" calcext:value-type="float">
            <text:p>0.635429</text:p>
          </table:table-cell>
          <table:table-cell office:value-type="float" office:value="0.790171" calcext:value-type="float">
            <text:p>0.790171</text:p>
          </table:table-cell>
          <table:table-cell office:value-type="float" office:value="0.826971" calcext:value-type="float">
            <text:p>0.826971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852343" calcext:value-type="float">
            <text:p>0.852343</text:p>
          </table:table-cell>
          <table:table-cell office:value-type="float" office:value="0.858743" calcext:value-type="float">
            <text:p>0.858743</text:p>
          </table:table-cell>
          <table:table-cell office:value-type="float" office:value="0.869486" calcext:value-type="float">
            <text:p>0.869486</text:p>
          </table:table-cell>
          <table:table-cell office:value-type="float" office:value="0.881143" calcext:value-type="float">
            <text:p>0.881143</text:p>
          </table:table-cell>
          <table:table-cell office:value-type="float" office:value="0.890057" calcext:value-type="float">
            <text:p>0.890057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34354" calcext:value-type="float">
            <text:p>0.83435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44" calcext:value-type="float">
            <text:p>0.44</text:p>
          </table:table-cell>
          <table:table-cell office:value-type="float" office:value="0.661714" calcext:value-type="float">
            <text:p>0.661714</text:p>
          </table:table-cell>
          <table:table-cell office:value-type="float" office:value="0.796114" calcext:value-type="float">
            <text:p>0.796114</text:p>
          </table:table-cell>
          <table:table-cell office:value-type="float" office:value="0.831314" calcext:value-type="float">
            <text:p>0.831314</text:p>
          </table:table-cell>
          <table:table-cell office:value-type="float" office:value="0.844571" calcext:value-type="float">
            <text:p>0.844571</text:p>
          </table:table-cell>
          <table:table-cell office:value-type="float" office:value="0.852571" calcext:value-type="float">
            <text:p>0.852571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67657" calcext:value-type="float">
            <text:p>0.867657</text:p>
          </table:table-cell>
          <table:table-cell office:value-type="float" office:value="0.877486" calcext:value-type="float">
            <text:p>0.877486</text:p>
          </table:table-cell>
          <table:table-cell office:value-type="float" office:value="0.885943" calcext:value-type="float">
            <text:p>0.885943</text:p>
          </table:table-cell>
          <table:table-cell office:value-type="float" office:value="0.895543" calcext:value-type="float">
            <text:p>0.895543</text:p>
          </table:table-cell>
          <table:table-cell office:value-type="float" office:value="0.896" calcext:value-type="float">
            <text:p>0.896</text:p>
          </table:table-cell>
          <table:table-cell office:value-type="float" office:value="0.837051" calcext:value-type="float">
            <text:p>0.83705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48" calcext:value-type="float">
            <text:p>0.48</text:p>
          </table:table-cell>
          <table:table-cell office:value-type="float" office:value="0.639314" calcext:value-type="float">
            <text:p>0.639314</text:p>
          </table:table-cell>
          <table:table-cell office:value-type="float" office:value="0.781029" calcext:value-type="float">
            <text:p>0.781029</text:p>
          </table:table-cell>
          <table:table-cell office:value-type="float" office:value="0.824229" calcext:value-type="float">
            <text:p>0.824229</text:p>
          </table:table-cell>
          <table:table-cell office:value-type="float" office:value="0.837257" calcext:value-type="float">
            <text:p>0.837257</text:p>
          </table:table-cell>
          <table:table-cell office:value-type="float" office:value="0.847086" calcext:value-type="float">
            <text:p>0.84708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2171" calcext:value-type="float">
            <text:p>0.862171</text:p>
          </table:table-cell>
          <table:table-cell office:value-type="float" office:value="0.873143" calcext:value-type="float">
            <text:p>0.873143</text:p>
          </table:table-cell>
          <table:table-cell office:value-type="float" office:value="0.885257" calcext:value-type="float">
            <text:p>0.885257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30149" calcext:value-type="float">
            <text:p>0.830149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32" calcext:value-type="float">
            <text:p>0.32</text:p>
          </table:table-cell>
          <table:table-cell office:value-type="float" office:value="0.588114" calcext:value-type="float">
            <text:p>0.588114</text:p>
          </table:table-cell>
          <table:table-cell office:value-type="float" office:value="0.773257" calcext:value-type="float">
            <text:p>0.773257</text:p>
          </table:table-cell>
          <table:table-cell office:value-type="float" office:value="0.822857" calcext:value-type="float">
            <text:p>0.822857</text:p>
          </table:table-cell>
          <table:table-cell office:value-type="float" office:value="0.837257" calcext:value-type="float">
            <text:p>0.837257</text:p>
          </table:table-cell>
          <table:table-cell office:value-type="float" office:value="0.845714" calcext:value-type="float">
            <text:p>0.845714</text:p>
          </table:table-cell>
          <table:table-cell office:value-type="float" office:value="0.854171" calcext:value-type="float">
            <text:p>0.854171</text:p>
          </table:table-cell>
          <table:table-cell office:value-type="float" office:value="0.860571" calcext:value-type="float">
            <text:p>0.860571</text:p>
          </table:table-cell>
          <table:table-cell office:value-type="float" office:value="0.870171" calcext:value-type="float">
            <text:p>0.870171</text:p>
          </table:table-cell>
          <table:table-cell office:value-type="float" office:value="0.883886" calcext:value-type="float">
            <text:p>0.883886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896" calcext:value-type="float">
            <text:p>0.896</text:p>
          </table:table-cell>
          <table:table-cell office:value-type="float" office:value="0.82304" calcext:value-type="float">
            <text:p>0.82304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32" calcext:value-type="float">
            <text:p>0.32</text:p>
          </table:table-cell>
          <table:table-cell office:value-type="float" office:value="0.685486" calcext:value-type="float">
            <text:p>0.685486</text:p>
          </table:table-cell>
          <table:table-cell office:value-type="float" office:value="0.812114" calcext:value-type="float">
            <text:p>0.812114</text:p>
          </table:table-cell>
          <table:table-cell office:value-type="float" office:value="0.832" calcext:value-type="float">
            <text:p>0.832</text:p>
          </table:table-cell>
          <table:table-cell office:value-type="float" office:value="0.841143" calcext:value-type="float">
            <text:p>0.841143</text:p>
          </table:table-cell>
          <table:table-cell office:value-type="float" office:value="0.848457" calcext:value-type="float">
            <text:p>0.848457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2171" calcext:value-type="float">
            <text:p>0.862171</text:p>
          </table:table-cell>
          <table:table-cell office:value-type="float" office:value="0.872914" calcext:value-type="float">
            <text:p>0.872914</text:p>
          </table:table-cell>
          <table:table-cell office:value-type="float" office:value="0.885029" calcext:value-type="float">
            <text:p>0.885029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896" calcext:value-type="float">
            <text:p>0.896</text:p>
          </table:table-cell>
          <table:table-cell office:value-type="float" office:value="0.838971" calcext:value-type="float">
            <text:p>0.838971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296" calcext:value-type="float">
            <text:p>0.296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8096" calcext:value-type="float">
            <text:p>0.8096</text:p>
          </table:table-cell>
          <table:table-cell office:value-type="float" office:value="0.831314" calcext:value-type="float">
            <text:p>0.831314</text:p>
          </table:table-cell>
          <table:table-cell office:value-type="float" office:value="0.841829" calcext:value-type="float">
            <text:p>0.841829</text:p>
          </table:table-cell>
          <table:table-cell office:value-type="float" office:value="0.849371" calcext:value-type="float">
            <text:p>0.849371</text:p>
          </table:table-cell>
          <table:table-cell office:value-type="float" office:value="0.857371" calcext:value-type="float">
            <text:p>0.857371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4057" calcext:value-type="float">
            <text:p>0.874057</text:p>
          </table:table-cell>
          <table:table-cell office:value-type="float" office:value="0.886171" calcext:value-type="float">
            <text:p>0.886171</text:p>
          </table:table-cell>
          <table:table-cell office:value-type="float" office:value="0.895314" calcext:value-type="float">
            <text:p>0.895314</text:p>
          </table:table-cell>
          <table:table-cell office:value-type="float" office:value="0.896" calcext:value-type="float">
            <text:p>0.896</text:p>
          </table:table-cell>
          <table:table-cell office:value-type="float" office:value="0.837783" calcext:value-type="float">
            <text:p>0.837783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328" calcext:value-type="float">
            <text:p>0.328</text:p>
          </table:table-cell>
          <table:table-cell office:value-type="float" office:value="0.671543" calcext:value-type="float">
            <text:p>0.671543</text:p>
          </table:table-cell>
          <table:table-cell office:value-type="float" office:value="0.803886" calcext:value-type="float">
            <text:p>0.803886</text:p>
          </table:table-cell>
          <table:table-cell office:value-type="float" office:value="0.829029" calcext:value-type="float">
            <text:p>0.829029</text:p>
          </table:table-cell>
          <table:table-cell office:value-type="float" office:value="0.841143" calcext:value-type="float">
            <text:p>0.841143</text:p>
          </table:table-cell>
          <table:table-cell office:value-type="float" office:value="0.848686" calcext:value-type="float">
            <text:p>0.848686</text:p>
          </table:table-cell>
          <table:table-cell office:value-type="float" office:value="0.857371" calcext:value-type="float">
            <text:p>0.857371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0629" calcext:value-type="float">
            <text:p>0.870629</text:p>
          </table:table-cell>
          <table:table-cell office:value-type="float" office:value="0.884571" calcext:value-type="float">
            <text:p>0.884571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896" calcext:value-type="float">
            <text:p>0.896</text:p>
          </table:table-cell>
          <table:table-cell office:value-type="float" office:value="0.836526" calcext:value-type="float">
            <text:p>0.836526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328" calcext:value-type="float">
            <text:p>0.328</text:p>
          </table:table-cell>
          <table:table-cell office:value-type="float" office:value="0.628343" calcext:value-type="float">
            <text:p>0.628343</text:p>
          </table:table-cell>
          <table:table-cell office:value-type="float" office:value="0.799086" calcext:value-type="float">
            <text:p>0.799086</text:p>
          </table:table-cell>
          <table:table-cell office:value-type="float" office:value="0.8272" calcext:value-type="float">
            <text:p>0.8272</text:p>
          </table:table-cell>
          <table:table-cell office:value-type="float" office:value="0.841143" calcext:value-type="float">
            <text:p>0.841143</text:p>
          </table:table-cell>
          <table:table-cell office:value-type="float" office:value="0.850057" calcext:value-type="float">
            <text:p>0.850057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3371" calcext:value-type="float">
            <text:p>0.873371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895086" calcext:value-type="float">
            <text:p>0.8950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832114" calcext:value-type="float">
            <text:p>0.832114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464" calcext:value-type="float">
            <text:p>0.464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799314" calcext:value-type="float">
            <text:p>0.799314</text:p>
          </table:table-cell>
          <table:table-cell office:value-type="float" office:value="0.831543" calcext:value-type="float">
            <text:p>0.831543</text:p>
          </table:table-cell>
          <table:table-cell office:value-type="float" office:value="0.843886" calcext:value-type="float">
            <text:p>0.843886</text:p>
          </table:table-cell>
          <table:table-cell office:value-type="float" office:value="0.852114" calcext:value-type="float">
            <text:p>0.852114</text:p>
          </table:table-cell>
          <table:table-cell office:value-type="float" office:value="0.858971" calcext:value-type="float">
            <text:p>0.858971</text:p>
          </table:table-cell>
          <table:table-cell office:value-type="float" office:value="0.865829" calcext:value-type="float">
            <text:p>0.865829</text:p>
          </table:table-cell>
          <table:table-cell office:value-type="float" office:value="0.875657" calcext:value-type="float">
            <text:p>0.875657</text:p>
          </table:table-cell>
          <table:table-cell office:value-type="float" office:value="0.886171" calcext:value-type="float">
            <text:p>0.886171</text:p>
          </table:table-cell>
          <table:table-cell office:value-type="float" office:value="0.895543" calcext:value-type="float">
            <text:p>0.895543</text:p>
          </table:table-cell>
          <table:table-cell office:value-type="float" office:value="0.896" calcext:value-type="float">
            <text:p>0.896</text:p>
          </table:table-cell>
          <table:table-cell office:value-type="float" office:value="0.83376" calcext:value-type="float">
            <text:p>0.83376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456" calcext:value-type="float">
            <text:p>0.456</text:p>
          </table:table-cell>
          <table:table-cell office:value-type="float" office:value="0.616686" calcext:value-type="float">
            <text:p>0.616686</text:p>
          </table:table-cell>
          <table:table-cell office:value-type="float" office:value="0.805943" calcext:value-type="float">
            <text:p>0.805943</text:p>
          </table:table-cell>
          <table:table-cell office:value-type="float" office:value="0.835886" calcext:value-type="float">
            <text:p>0.835886</text:p>
          </table:table-cell>
          <table:table-cell office:value-type="float" office:value="0.847771" calcext:value-type="float">
            <text:p>0.847771</text:p>
          </table:table-cell>
          <table:table-cell office:value-type="float" office:value="0.855086" calcext:value-type="float">
            <text:p>0.855086</text:p>
          </table:table-cell>
          <table:table-cell office:value-type="float" office:value="0.859886" calcext:value-type="float">
            <text:p>0.859886</text:p>
          </table:table-cell>
          <table:table-cell office:value-type="float" office:value="0.867657" calcext:value-type="float">
            <text:p>0.867657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896" calcext:value-type="float">
            <text:p>0.896</text:p>
          </table:table-cell>
          <table:table-cell office:value-type="float" office:value="0.834651" calcext:value-type="float">
            <text:p>0.834651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36" calcext:value-type="float">
            <text:p>0.36</text:p>
          </table:table-cell>
          <table:table-cell office:value-type="float" office:value="0.626971" calcext:value-type="float">
            <text:p>0.626971</text:p>
          </table:table-cell>
          <table:table-cell office:value-type="float" office:value="0.799543" calcext:value-type="float">
            <text:p>0.799543</text:p>
          </table:table-cell>
          <table:table-cell office:value-type="float" office:value="0.833371" calcext:value-type="float">
            <text:p>0.833371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58286" calcext:value-type="float">
            <text:p>0.85828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3371" calcext:value-type="float">
            <text:p>0.873371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893714" calcext:value-type="float">
            <text:p>0.893714</text:p>
          </table:table-cell>
          <table:table-cell office:value-type="float" office:value="0.896" calcext:value-type="float">
            <text:p>0.896</text:p>
          </table:table-cell>
          <table:table-cell office:value-type="float" office:value="0.833486" calcext:value-type="float">
            <text:p>0.833486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4" calcext:value-type="float">
            <text:p>0.4</text:p>
          </table:table-cell>
          <table:table-cell office:value-type="float" office:value="0.666743" calcext:value-type="float">
            <text:p>0.666743</text:p>
          </table:table-cell>
          <table:table-cell office:value-type="float" office:value="0.8" calcext:value-type="float">
            <text:p>0.8</text:p>
          </table:table-cell>
          <table:table-cell office:value-type="float" office:value="0.829943" calcext:value-type="float">
            <text:p>0.829943</text:p>
          </table:table-cell>
          <table:table-cell office:value-type="float" office:value="0.845486" calcext:value-type="float">
            <text:p>0.845486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59657" calcext:value-type="float">
            <text:p>0.859657</text:p>
          </table:table-cell>
          <table:table-cell office:value-type="float" office:value="0.866057" calcext:value-type="float">
            <text:p>0.866057</text:p>
          </table:table-cell>
          <table:table-cell office:value-type="float" office:value="0.874057" calcext:value-type="float">
            <text:p>0.874057</text:p>
          </table:table-cell>
          <table:table-cell office:value-type="float" office:value="0.884114" calcext:value-type="float">
            <text:p>0.884114</text:p>
          </table:table-cell>
          <table:table-cell office:value-type="float" office:value="0.894629" calcext:value-type="float">
            <text:p>0.894629</text:p>
          </table:table-cell>
          <table:table-cell office:value-type="float" office:value="0.896" calcext:value-type="float">
            <text:p>0.896</text:p>
          </table:table-cell>
          <table:table-cell office:value-type="float" office:value="0.837509" calcext:value-type="float">
            <text:p>0.837509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368" calcext:value-type="float">
            <text:p>0.368</text:p>
          </table:table-cell>
          <table:table-cell office:value-type="float" office:value="0.685486" calcext:value-type="float">
            <text:p>0.685486</text:p>
          </table:table-cell>
          <table:table-cell office:value-type="float" office:value="0.811429" calcext:value-type="float">
            <text:p>0.811429</text:p>
          </table:table-cell>
          <table:table-cell office:value-type="float" office:value="0.830629" calcext:value-type="float">
            <text:p>0.830629</text:p>
          </table:table-cell>
          <table:table-cell office:value-type="float" office:value="0.843886" calcext:value-type="float">
            <text:p>0.843886</text:p>
          </table:table-cell>
          <table:table-cell office:value-type="float" office:value="0.852114" calcext:value-type="float">
            <text:p>0.852114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3829" calcext:value-type="float">
            <text:p>0.873829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895086" calcext:value-type="float">
            <text:p>0.8950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839931" calcext:value-type="float">
            <text:p>0.83993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272" calcext:value-type="float">
            <text:p>0.272</text:p>
          </table:table-cell>
          <table:table-cell office:value-type="float" office:value="0.679543" calcext:value-type="float">
            <text:p>0.679543</text:p>
          </table:table-cell>
          <table:table-cell office:value-type="float" office:value="0.813257" calcext:value-type="float">
            <text:p>0.813257</text:p>
          </table:table-cell>
          <table:table-cell office:value-type="float" office:value="0.831543" calcext:value-type="float">
            <text:p>0.831543</text:p>
          </table:table-cell>
          <table:table-cell office:value-type="float" office:value="0.841371" calcext:value-type="float">
            <text:p>0.841371</text:p>
          </table:table-cell>
          <table:table-cell office:value-type="float" office:value="0.848914" calcext:value-type="float">
            <text:p>0.84891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2686" calcext:value-type="float">
            <text:p>0.872686</text:p>
          </table:table-cell>
          <table:table-cell office:value-type="float" office:value="0.884571" calcext:value-type="float">
            <text:p>0.884571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896" calcext:value-type="float">
            <text:p>0.896</text:p>
          </table:table-cell>
          <table:table-cell office:value-type="float" office:value="0.838629" calcext:value-type="float">
            <text:p>0.838629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368" calcext:value-type="float">
            <text:p>0.368</text:p>
          </table:table-cell>
          <table:table-cell office:value-type="float" office:value="0.680229" calcext:value-type="float">
            <text:p>0.680229</text:p>
          </table:table-cell>
          <table:table-cell office:value-type="float" office:value="0.798857" calcext:value-type="float">
            <text:p>0.798857</text:p>
          </table:table-cell>
          <table:table-cell office:value-type="float" office:value="0.8272" calcext:value-type="float">
            <text:p>0.8272</text:p>
          </table:table-cell>
          <table:table-cell office:value-type="float" office:value="0.837714" calcext:value-type="float">
            <text:p>0.837714</text:p>
          </table:table-cell>
          <table:table-cell office:value-type="float" office:value="0.846857" calcext:value-type="float">
            <text:p>0.846857</text:p>
          </table:table-cell>
          <table:table-cell office:value-type="float" office:value="0.856229" calcext:value-type="float">
            <text:p>0.856229</text:p>
          </table:table-cell>
          <table:table-cell office:value-type="float" office:value="0.864914" calcext:value-type="float">
            <text:p>0.864914</text:p>
          </table:table-cell>
          <table:table-cell office:value-type="float" office:value="0.874514" calcext:value-type="float">
            <text:p>0.874514</text:p>
          </table:table-cell>
          <table:table-cell office:value-type="float" office:value="0.886171" calcext:value-type="float">
            <text:p>0.886171</text:p>
          </table:table-cell>
          <table:table-cell office:value-type="float" office:value="0.895086" calcext:value-type="float">
            <text:p>0.8950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836777" calcext:value-type="float">
            <text:p>0.836777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368" calcext:value-type="float">
            <text:p>0.368</text:p>
          </table:table-cell>
          <table:table-cell office:value-type="float" office:value="0.709486" calcext:value-type="float">
            <text:p>0.709486</text:p>
          </table:table-cell>
          <table:table-cell office:value-type="float" office:value="0.812571" calcext:value-type="float">
            <text:p>0.812571</text:p>
          </table:table-cell>
          <table:table-cell office:value-type="float" office:value="0.831771" calcext:value-type="float">
            <text:p>0.831771</text:p>
          </table:table-cell>
          <table:table-cell office:value-type="float" office:value="0.839771" calcext:value-type="float">
            <text:p>0.839771</text:p>
          </table:table-cell>
          <table:table-cell office:value-type="float" office:value="0.8496" calcext:value-type="float">
            <text:p>0.849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5429" calcext:value-type="float">
            <text:p>0.875429</text:p>
          </table:table-cell>
          <table:table-cell office:value-type="float" office:value="0.886857" calcext:value-type="float">
            <text:p>0.886857</text:p>
          </table:table-cell>
          <table:table-cell office:value-type="float" office:value="0.895314" calcext:value-type="float">
            <text:p>0.895314</text:p>
          </table:table-cell>
          <table:table-cell office:value-type="float" office:value="0.896" calcext:value-type="float">
            <text:p>0.896</text:p>
          </table:table-cell>
          <table:table-cell office:value-type="float" office:value="0.84208" calcext:value-type="float">
            <text:p>0.8420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424" calcext:value-type="float">
            <text:p>0.424</text:p>
          </table:table-cell>
          <table:table-cell office:value-type="float" office:value="0.6848" calcext:value-type="float">
            <text:p>0.6848</text:p>
          </table:table-cell>
          <table:table-cell office:value-type="float" office:value="0.807543" calcext:value-type="float">
            <text:p>0.807543</text:p>
          </table:table-cell>
          <table:table-cell office:value-type="float" office:value="0.833143" calcext:value-type="float">
            <text:p>0.833143</text:p>
          </table:table-cell>
          <table:table-cell office:value-type="float" office:value="0.842743" calcext:value-type="float">
            <text:p>0.842743</text:p>
          </table:table-cell>
          <table:table-cell office:value-type="float" office:value="0.849371" calcext:value-type="float">
            <text:p>0.849371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74971" calcext:value-type="float">
            <text:p>0.874971</text:p>
          </table:table-cell>
          <table:table-cell office:value-type="float" office:value="0.885486" calcext:value-type="float">
            <text:p>0.885486</text:p>
          </table:table-cell>
          <table:table-cell office:value-type="float" office:value="0.894171" calcext:value-type="float">
            <text:p>0.8941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839063" calcext:value-type="float">
            <text:p>0.83906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464" calcext:value-type="float">
            <text:p>0.464</text:p>
          </table:table-cell>
          <table:table-cell office:value-type="float" office:value="0.703543" calcext:value-type="float">
            <text:p>0.703543</text:p>
          </table:table-cell>
          <table:table-cell office:value-type="float" office:value="0.811657" calcext:value-type="float">
            <text:p>0.811657</text:p>
          </table:table-cell>
          <table:table-cell office:value-type="float" office:value="0.834514" calcext:value-type="float">
            <text:p>0.834514</text:p>
          </table:table-cell>
          <table:table-cell office:value-type="float" office:value="0.842971" calcext:value-type="float">
            <text:p>0.842971</text:p>
          </table:table-cell>
          <table:table-cell office:value-type="float" office:value="0.848457" calcext:value-type="float">
            <text:p>0.848457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2857" calcext:value-type="float">
            <text:p>0.862857</text:p>
          </table:table-cell>
          <table:table-cell office:value-type="float" office:value="0.8736" calcext:value-type="float">
            <text:p>0.8736</text:p>
          </table:table-cell>
          <table:table-cell office:value-type="float" office:value="0.885257" calcext:value-type="float">
            <text:p>0.885257</text:p>
          </table:table-cell>
          <table:table-cell office:value-type="float" office:value="0.893486" calcext:value-type="float">
            <text:p>0.8934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841234" calcext:value-type="float">
            <text:p>0.84123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512" calcext:value-type="float">
            <text:p>0.512</text:p>
          </table:table-cell>
          <table:table-cell office:value-type="float" office:value="0.744229" calcext:value-type="float">
            <text:p>0.744229</text:p>
          </table:table-cell>
          <table:table-cell office:value-type="float" office:value="0.818286" calcext:value-type="float">
            <text:p>0.818286</text:p>
          </table:table-cell>
          <table:table-cell office:value-type="float" office:value="0.836571" calcext:value-type="float">
            <text:p>0.836571</text:p>
          </table:table-cell>
          <table:table-cell office:value-type="float" office:value="0.845943" calcext:value-type="float">
            <text:p>0.845943</text:p>
          </table:table-cell>
          <table:table-cell office:value-type="float" office:value="0.850971" calcext:value-type="float">
            <text:p>0.850971</text:p>
          </table:table-cell>
          <table:table-cell office:value-type="float" office:value="0.858971" calcext:value-type="float">
            <text:p>0.858971</text:p>
          </table:table-cell>
          <table:table-cell office:value-type="float" office:value="0.867429" calcext:value-type="float">
            <text:p>0.867429</text:p>
          </table:table-cell>
          <table:table-cell office:value-type="float" office:value="0.877943" calcext:value-type="float">
            <text:p>0.877943</text:p>
          </table:table-cell>
          <table:table-cell office:value-type="float" office:value="0.887086" calcext:value-type="float">
            <text:p>0.887086</text:p>
          </table:table-cell>
          <table:table-cell office:value-type="float" office:value="0.893714" calcext:value-type="float">
            <text:p>0.893714</text:p>
          </table:table-cell>
          <table:table-cell office:value-type="float" office:value="0.896" calcext:value-type="float">
            <text:p>0.896</text:p>
          </table:table-cell>
          <table:table-cell office:value-type="float" office:value="0.848114" calcext:value-type="float">
            <text:p>0.84811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416" calcext:value-type="float">
            <text:p>0.416</text:p>
          </table:table-cell>
          <table:table-cell office:value-type="float" office:value="0.706514" calcext:value-type="float">
            <text:p>0.706514</text:p>
          </table:table-cell>
          <table:table-cell office:value-type="float" office:value="0.818057" calcext:value-type="float">
            <text:p>0.818057</text:p>
          </table:table-cell>
          <table:table-cell office:value-type="float" office:value="0.835429" calcext:value-type="float">
            <text:p>0.835429</text:p>
          </table:table-cell>
          <table:table-cell office:value-type="float" office:value="0.844114" calcext:value-type="float">
            <text:p>0.844114</text:p>
          </table:table-cell>
          <table:table-cell office:value-type="float" office:value="0.850514" calcext:value-type="float">
            <text:p>0.850514</text:p>
          </table:table-cell>
          <table:table-cell office:value-type="float" office:value="0.856686" calcext:value-type="float">
            <text:p>0.856686</text:p>
          </table:table-cell>
          <table:table-cell office:value-type="float" office:value="0.864914" calcext:value-type="float">
            <text:p>0.864914</text:p>
          </table:table-cell>
          <table:table-cell office:value-type="float" office:value="0.874286" calcext:value-type="float">
            <text:p>0.874286</text:p>
          </table:table-cell>
          <table:table-cell office:value-type="float" office:value="0.884114" calcext:value-type="float">
            <text:p>0.884114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896" calcext:value-type="float">
            <text:p>0.896</text:p>
          </table:table-cell>
          <table:table-cell office:value-type="float" office:value="0.842903" calcext:value-type="float">
            <text:p>0.842903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6" calcext:value-type="float">
            <text:p>0.6</text:p>
          </table:table-cell>
          <table:table-cell office:value-type="float" office:value="0.710857" calcext:value-type="float">
            <text:p>0.710857</text:p>
          </table:table-cell>
          <table:table-cell office:value-type="float" office:value="0.811886" calcext:value-type="float">
            <text:p>0.811886</text:p>
          </table:table-cell>
          <table:table-cell office:value-type="float" office:value="0.829486" calcext:value-type="float">
            <text:p>0.829486</text:p>
          </table:table-cell>
          <table:table-cell office:value-type="float" office:value="0.841371" calcext:value-type="float">
            <text:p>0.841371</text:p>
          </table:table-cell>
          <table:table-cell office:value-type="float" office:value="0.850971" calcext:value-type="float">
            <text:p>0.850971</text:p>
          </table:table-cell>
          <table:table-cell office:value-type="float" office:value="0.856686" calcext:value-type="float">
            <text:p>0.856686</text:p>
          </table:table-cell>
          <table:table-cell office:value-type="float" office:value="0.864686" calcext:value-type="float">
            <text:p>0.864686</text:p>
          </table:table-cell>
          <table:table-cell office:value-type="float" office:value="0.874743" calcext:value-type="float">
            <text:p>0.874743</text:p>
          </table:table-cell>
          <table:table-cell office:value-type="float" office:value="0.883429" calcext:value-type="float">
            <text:p>0.883429</text:p>
          </table:table-cell>
          <table:table-cell office:value-type="float" office:value="0.892343" calcext:value-type="float">
            <text:p>0.892343</text:p>
          </table:table-cell>
          <table:table-cell office:value-type="float" office:value="0.896" calcext:value-type="float">
            <text:p>0.896</text:p>
          </table:table-cell>
          <table:table-cell office:value-type="float" office:value="0.841646" calcext:value-type="float">
            <text:p>0.84164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328" calcext:value-type="float">
            <text:p>0.328</text:p>
          </table:table-cell>
          <table:table-cell office:value-type="float" office:value="0.713829" calcext:value-type="float">
            <text:p>0.713829</text:p>
          </table:table-cell>
          <table:table-cell office:value-type="float" office:value="0.811886" calcext:value-type="float">
            <text:p>0.811886</text:p>
          </table:table-cell>
          <table:table-cell office:value-type="float" office:value="0.832457" calcext:value-type="float">
            <text:p>0.832457</text:p>
          </table:table-cell>
          <table:table-cell office:value-type="float" office:value="0.840229" calcext:value-type="float">
            <text:p>0.840229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4629" calcext:value-type="float">
            <text:p>0.854629</text:p>
          </table:table-cell>
          <table:table-cell office:value-type="float" office:value="0.860571" calcext:value-type="float">
            <text:p>0.860571</text:p>
          </table:table-cell>
          <table:table-cell office:value-type="float" office:value="0.870629" calcext:value-type="float">
            <text:p>0.870629</text:p>
          </table:table-cell>
          <table:table-cell office:value-type="float" office:value="0.882286" calcext:value-type="float">
            <text:p>0.882286</text:p>
          </table:table-cell>
          <table:table-cell office:value-type="float" office:value="0.892571" calcext:value-type="float">
            <text:p>0.8925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840709" calcext:value-type="float">
            <text:p>0.84070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724114" calcext:value-type="float">
            <text:p>0.724114</text:p>
          </table:table-cell>
          <table:table-cell office:value-type="float" office:value="0.813029" calcext:value-type="float">
            <text:p>0.813029</text:p>
          </table:table-cell>
          <table:table-cell office:value-type="float" office:value="0.831314" calcext:value-type="float">
            <text:p>0.831314</text:p>
          </table:table-cell>
          <table:table-cell office:value-type="float" office:value="0.838857" calcext:value-type="float">
            <text:p>0.838857</text:p>
          </table:table-cell>
          <table:table-cell office:value-type="float" office:value="0.845486" calcext:value-type="float">
            <text:p>0.845486</text:p>
          </table:table-cell>
          <table:table-cell office:value-type="float" office:value="0.854857" calcext:value-type="float">
            <text:p>0.854857</text:p>
          </table:table-cell>
          <table:table-cell office:value-type="float" office:value="0.862171" calcext:value-type="float">
            <text:p>0.862171</text:p>
          </table:table-cell>
          <table:table-cell office:value-type="float" office:value="0.873829" calcext:value-type="float">
            <text:p>0.873829</text:p>
          </table:table-cell>
          <table:table-cell office:value-type="float" office:value="0.882514" calcext:value-type="float">
            <text:p>0.882514</text:p>
          </table:table-cell>
          <table:table-cell office:value-type="float" office:value="0.892343" calcext:value-type="float">
            <text:p>0.892343</text:p>
          </table:table-cell>
          <table:table-cell office:value-type="float" office:value="0.896" calcext:value-type="float">
            <text:p>0.896</text:p>
          </table:table-cell>
          <table:table-cell office:value-type="float" office:value="0.841851" calcext:value-type="float">
            <text:p>0.84185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648" calcext:value-type="float">
            <text:p>0.648</text:p>
          </table:table-cell>
          <table:table-cell office:value-type="float" office:value="0.750857" calcext:value-type="float">
            <text:p>0.750857</text:p>
          </table:table-cell>
          <table:table-cell office:value-type="float" office:value="0.820114" calcext:value-type="float">
            <text:p>0.820114</text:p>
          </table:table-cell>
          <table:table-cell office:value-type="float" office:value="0.837029" calcext:value-type="float">
            <text:p>0.837029</text:p>
          </table:table-cell>
          <table:table-cell office:value-type="float" office:value="0.845486" calcext:value-type="float">
            <text:p>0.845486</text:p>
          </table:table-cell>
          <table:table-cell office:value-type="float" office:value="0.8528" calcext:value-type="float">
            <text:p>0.8528</text:p>
          </table:table-cell>
          <table:table-cell office:value-type="float" office:value="0.858057" calcext:value-type="float">
            <text:p>0.858057</text:p>
          </table:table-cell>
          <table:table-cell office:value-type="float" office:value="0.865371" calcext:value-type="float">
            <text:p>0.865371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896" calcext:value-type="float">
            <text:p>0.896</text:p>
          </table:table-cell>
          <table:table-cell office:value-type="float" office:value="0.848663" calcext:value-type="float">
            <text:p>0.848663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688" calcext:value-type="float">
            <text:p>0.688</text:p>
          </table:table-cell>
          <table:table-cell office:value-type="float" office:value="0.746743" calcext:value-type="float">
            <text:p>0.746743</text:p>
          </table:table-cell>
          <table:table-cell office:value-type="float" office:value="0.815771" calcext:value-type="float">
            <text:p>0.815771</text:p>
          </table:table-cell>
          <table:table-cell office:value-type="float" office:value="0.834971" calcext:value-type="float">
            <text:p>0.834971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5314" calcext:value-type="float">
            <text:p>0.855314</text:p>
          </table:table-cell>
          <table:table-cell office:value-type="float" office:value="0.861714" calcext:value-type="float">
            <text:p>0.861714</text:p>
          </table:table-cell>
          <table:table-cell office:value-type="float" office:value="0.871314" calcext:value-type="float">
            <text:p>0.871314</text:p>
          </table:table-cell>
          <table:table-cell office:value-type="float" office:value="0.885029" calcext:value-type="float">
            <text:p>0.885029</text:p>
          </table:table-cell>
          <table:table-cell office:value-type="float" office:value="0.894857" calcext:value-type="float">
            <text:p>0.894857</text:p>
          </table:table-cell>
          <table:table-cell office:value-type="float" office:value="0.896" calcext:value-type="float">
            <text:p>0.896</text:p>
          </table:table-cell>
          <table:table-cell office:value-type="float" office:value="0.845691" calcext:value-type="float">
            <text:p>0.84569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568" calcext:value-type="float">
            <text:p>0.568</text:p>
          </table:table-cell>
          <table:table-cell office:value-type="float" office:value="0.735771" calcext:value-type="float">
            <text:p>0.735771</text:p>
          </table:table-cell>
          <table:table-cell office:value-type="float" office:value="0.822171" calcext:value-type="float">
            <text:p>0.822171</text:p>
          </table:table-cell>
          <table:table-cell office:value-type="float" office:value="0.836571" calcext:value-type="float">
            <text:p>0.836571</text:p>
          </table:table-cell>
          <table:table-cell office:value-type="float" office:value="0.842743" calcext:value-type="float">
            <text:p>0.842743</text:p>
          </table:table-cell>
          <table:table-cell office:value-type="float" office:value="0.848914" calcext:value-type="float">
            <text:p>0.84891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1257" calcext:value-type="float">
            <text:p>0.861257</text:p>
          </table:table-cell>
          <table:table-cell office:value-type="float" office:value="0.869486" calcext:value-type="float">
            <text:p>0.869486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894171" calcext:value-type="float">
            <text:p>0.8941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845029" calcext:value-type="float">
            <text:p>0.84502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632" calcext:value-type="float">
            <text:p>0.632</text:p>
          </table:table-cell>
          <table:table-cell office:value-type="float" office:value="0.756343" calcext:value-type="float">
            <text:p>0.756343</text:p>
          </table:table-cell>
          <table:table-cell office:value-type="float" office:value="0.824" calcext:value-type="float">
            <text:p>0.824</text:p>
          </table:table-cell>
          <table:table-cell office:value-type="float" office:value="0.835657" calcext:value-type="float">
            <text:p>0.835657</text:p>
          </table:table-cell>
          <table:table-cell office:value-type="float" office:value="0.842057" calcext:value-type="float">
            <text:p>0.842057</text:p>
          </table:table-cell>
          <table:table-cell office:value-type="float" office:value="0.850514" calcext:value-type="float">
            <text:p>0.850514</text:p>
          </table:table-cell>
          <table:table-cell office:value-type="float" office:value="0.856229" calcext:value-type="float">
            <text:p>0.856229</text:p>
          </table:table-cell>
          <table:table-cell office:value-type="float" office:value="0.864457" calcext:value-type="float">
            <text:p>0.864457</text:p>
          </table:table-cell>
          <table:table-cell office:value-type="float" office:value="0.874286" calcext:value-type="float">
            <text:p>0.874286</text:p>
          </table:table-cell>
          <table:table-cell office:value-type="float" office:value="0.884114" calcext:value-type="float">
            <text:p>0.884114</text:p>
          </table:table-cell>
          <table:table-cell office:value-type="float" office:value="0.894629" calcext:value-type="float">
            <text:p>0.894629</text:p>
          </table:table-cell>
          <table:table-cell office:value-type="float" office:value="0.896" calcext:value-type="float">
            <text:p>0.896</text:p>
          </table:table-cell>
          <table:table-cell office:value-type="float" office:value="0.848229" calcext:value-type="float">
            <text:p>0.84822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552" calcext:value-type="float">
            <text:p>0.552</text:p>
          </table:table-cell>
          <table:table-cell office:value-type="float" office:value="0.751314" calcext:value-type="float">
            <text:p>0.751314</text:p>
          </table:table-cell>
          <table:table-cell office:value-type="float" office:value="0.825829" calcext:value-type="float">
            <text:p>0.825829</text:p>
          </table:table-cell>
          <table:table-cell office:value-type="float" office:value="0.838857" calcext:value-type="float">
            <text:p>0.838857</text:p>
          </table:table-cell>
          <table:table-cell office:value-type="float" office:value="0.845486" calcext:value-type="float">
            <text:p>0.845486</text:p>
          </table:table-cell>
          <table:table-cell office:value-type="float" office:value="0.853257" calcext:value-type="float">
            <text:p>0.853257</text:p>
          </table:table-cell>
          <table:table-cell office:value-type="float" office:value="0.858514" calcext:value-type="float">
            <text:p>0.858514</text:p>
          </table:table-cell>
          <table:table-cell office:value-type="float" office:value="0.8656" calcext:value-type="float">
            <text:p>0.8656</text:p>
          </table:table-cell>
          <table:table-cell office:value-type="float" office:value="0.874514" calcext:value-type="float">
            <text:p>0.874514</text:p>
          </table:table-cell>
          <table:table-cell office:value-type="float" office:value="0.883886" calcext:value-type="float">
            <text:p>0.883886</text:p>
          </table:table-cell>
          <table:table-cell office:value-type="float" office:value="0.893943" calcext:value-type="float">
            <text:p>0.893943</text:p>
          </table:table-cell>
          <table:table-cell office:value-type="float" office:value="0.896" calcext:value-type="float">
            <text:p>0.896</text:p>
          </table:table-cell>
          <table:table-cell office:value-type="float" office:value="0.84912" calcext:value-type="float">
            <text:p>0.84912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552" calcext:value-type="float">
            <text:p>0.552</text:p>
          </table:table-cell>
          <table:table-cell office:value-type="float" office:value="0.743543" calcext:value-type="float">
            <text:p>0.743543</text:p>
          </table:table-cell>
          <table:table-cell office:value-type="float" office:value="0.824" calcext:value-type="float">
            <text:p>0.824</text:p>
          </table:table-cell>
          <table:table-cell office:value-type="float" office:value="0.839086" calcext:value-type="float">
            <text:p>0.839086</text:p>
          </table:table-cell>
          <table:table-cell office:value-type="float" office:value="0.847314" calcext:value-type="float">
            <text:p>0.847314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57371" calcext:value-type="float">
            <text:p>0.857371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82286" calcext:value-type="float">
            <text:p>0.882286</text:p>
          </table:table-cell>
          <table:table-cell office:value-type="float" office:value="0.892114" calcext:value-type="float">
            <text:p>0.892114</text:p>
          </table:table-cell>
          <table:table-cell office:value-type="float" office:value="0.896" calcext:value-type="float">
            <text:p>0.896</text:p>
          </table:table-cell>
          <table:table-cell office:value-type="float" office:value="0.847451" calcext:value-type="float">
            <text:p>0.84745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552" calcext:value-type="float">
            <text:p>0.552</text:p>
          </table:table-cell>
          <table:table-cell office:value-type="float" office:value="0.745143" calcext:value-type="float">
            <text:p>0.745143</text:p>
          </table:table-cell>
          <table:table-cell office:value-type="float" office:value="0.819886" calcext:value-type="float">
            <text:p>0.819886</text:p>
          </table:table-cell>
          <table:table-cell office:value-type="float" office:value="0.837486" calcext:value-type="float">
            <text:p>0.837486</text:p>
          </table:table-cell>
          <table:table-cell office:value-type="float" office:value="0.843657" calcext:value-type="float">
            <text:p>0.843657</text:p>
          </table:table-cell>
          <table:table-cell office:value-type="float" office:value="0.848914" calcext:value-type="float">
            <text:p>0.84891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1257" calcext:value-type="float">
            <text:p>0.861257</text:p>
          </table:table-cell>
          <table:table-cell office:value-type="float" office:value="0.8672" calcext:value-type="float">
            <text:p>0.8672</text:p>
          </table:table-cell>
          <table:table-cell office:value-type="float" office:value="0.879314" calcext:value-type="float">
            <text:p>0.879314</text:p>
          </table:table-cell>
          <table:table-cell office:value-type="float" office:value="0.891886" calcext:value-type="float">
            <text:p>0.8918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845074" calcext:value-type="float">
            <text:p>0.84507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552" calcext:value-type="float">
            <text:p>0.552</text:p>
          </table:table-cell>
          <table:table-cell office:value-type="float" office:value="0.736457" calcext:value-type="float">
            <text:p>0.736457</text:p>
          </table:table-cell>
          <table:table-cell office:value-type="float" office:value="0.824686" calcext:value-type="float">
            <text:p>0.824686</text:p>
          </table:table-cell>
          <table:table-cell office:value-type="float" office:value="0.838857" calcext:value-type="float">
            <text:p>0.838857</text:p>
          </table:table-cell>
          <table:table-cell office:value-type="float" office:value="0.844343" calcext:value-type="float">
            <text:p>0.844343</text:p>
          </table:table-cell>
          <table:table-cell office:value-type="float" office:value="0.852114" calcext:value-type="float">
            <text:p>0.85211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3771" calcext:value-type="float">
            <text:p>0.863771</text:p>
          </table:table-cell>
          <table:table-cell office:value-type="float" office:value="0.870857" calcext:value-type="float">
            <text:p>0.870857</text:p>
          </table:table-cell>
          <table:table-cell office:value-type="float" office:value="0.882514" calcext:value-type="float">
            <text:p>0.882514</text:p>
          </table:table-cell>
          <table:table-cell office:value-type="float" office:value="0.891657" calcext:value-type="float">
            <text:p>0.891657</text:p>
          </table:table-cell>
          <table:table-cell office:value-type="float" office:value="0.896" calcext:value-type="float">
            <text:p>0.896</text:p>
          </table:table-cell>
          <table:table-cell office:value-type="float" office:value="0.846126" calcext:value-type="float">
            <text:p>0.84612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536" calcext:value-type="float">
            <text:p>0.536</text:p>
          </table:table-cell>
          <table:table-cell office:value-type="float" office:value="0.738743" calcext:value-type="float">
            <text:p>0.738743</text:p>
          </table:table-cell>
          <table:table-cell office:value-type="float" office:value="0.822629" calcext:value-type="float">
            <text:p>0.822629</text:p>
          </table:table-cell>
          <table:table-cell office:value-type="float" office:value="0.8384" calcext:value-type="float">
            <text:p>0.8384</text:p>
          </table:table-cell>
          <table:table-cell office:value-type="float" office:value="0.8448" calcext:value-type="float">
            <text:p>0.8448</text:p>
          </table:table-cell>
          <table:table-cell office:value-type="float" office:value="0.851657" calcext:value-type="float">
            <text:p>0.851657</text:p>
          </table:table-cell>
          <table:table-cell office:value-type="float" office:value="0.856229" calcext:value-type="float">
            <text:p>0.856229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9486" calcext:value-type="float">
            <text:p>0.869486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893029" calcext:value-type="float">
            <text:p>0.893029</text:p>
          </table:table-cell>
          <table:table-cell office:value-type="float" office:value="0.896" calcext:value-type="float">
            <text:p>0.896</text:p>
          </table:table-cell>
          <table:table-cell office:value-type="float" office:value="0.846057" calcext:value-type="float">
            <text:p>0.846057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536" calcext:value-type="float">
            <text:p>0.536</text:p>
          </table:table-cell>
          <table:table-cell office:value-type="float" office:value="0.752229" calcext:value-type="float">
            <text:p>0.752229</text:p>
          </table:table-cell>
          <table:table-cell office:value-type="float" office:value="0.824229" calcext:value-type="float">
            <text:p>0.824229</text:p>
          </table:table-cell>
          <table:table-cell office:value-type="float" office:value="0.838629" calcext:value-type="float">
            <text:p>0.838629</text:p>
          </table:table-cell>
          <table:table-cell office:value-type="float" office:value="0.845029" calcext:value-type="float">
            <text:p>0.845029</text:p>
          </table:table-cell>
          <table:table-cell office:value-type="float" office:value="0.851429" calcext:value-type="float">
            <text:p>0.851429</text:p>
          </table:table-cell>
          <table:table-cell office:value-type="float" office:value="0.856914" calcext:value-type="float">
            <text:p>0.856914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82514" calcext:value-type="float">
            <text:p>0.882514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896" calcext:value-type="float">
            <text:p>0.896</text:p>
          </table:table-cell>
          <table:table-cell office:value-type="float" office:value="0.847977" calcext:value-type="float">
            <text:p>0.84797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6" calcext:value-type="float">
            <text:p>0.6</text:p>
          </table:table-cell>
          <table:table-cell office:value-type="float" office:value="0.736914" calcext:value-type="float">
            <text:p>0.736914</text:p>
          </table:table-cell>
          <table:table-cell office:value-type="float" office:value="0.815086" calcext:value-type="float">
            <text:p>0.815086</text:p>
          </table:table-cell>
          <table:table-cell office:value-type="float" office:value="0.837714" calcext:value-type="float">
            <text:p>0.837714</text:p>
          </table:table-cell>
          <table:table-cell office:value-type="float" office:value="0.845714" calcext:value-type="float">
            <text:p>0.845714</text:p>
          </table:table-cell>
          <table:table-cell office:value-type="float" office:value="0.853029" calcext:value-type="float">
            <text:p>0.853029</text:p>
          </table:table-cell>
          <table:table-cell office:value-type="float" office:value="0.858286" calcext:value-type="float">
            <text:p>0.858286</text:p>
          </table:table-cell>
          <table:table-cell office:value-type="float" office:value="0.864229" calcext:value-type="float">
            <text:p>0.864229</text:p>
          </table:table-cell>
          <table:table-cell office:value-type="float" office:value="0.872" calcext:value-type="float">
            <text:p>0.872</text:p>
          </table:table-cell>
          <table:table-cell office:value-type="float" office:value="0.881829" calcext:value-type="float">
            <text:p>0.881829</text:p>
          </table:table-cell>
          <table:table-cell office:value-type="float" office:value="0.893714" calcext:value-type="float">
            <text:p>0.893714</text:p>
          </table:table-cell>
          <table:table-cell office:value-type="float" office:value="0.896" calcext:value-type="float">
            <text:p>0.896</text:p>
          </table:table-cell>
          <table:table-cell office:value-type="float" office:value="0.845851" calcext:value-type="float">
            <text:p>0.84585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544" calcext:value-type="float">
            <text:p>0.544</text:p>
          </table:table-cell>
          <table:table-cell office:value-type="float" office:value="0.7424" calcext:value-type="float">
            <text:p>0.7424</text:p>
          </table:table-cell>
          <table:table-cell office:value-type="float" office:value="0.808229" calcext:value-type="float">
            <text:p>0.808229</text:p>
          </table:table-cell>
          <table:table-cell office:value-type="float" office:value="0.831314" calcext:value-type="float">
            <text:p>0.831314</text:p>
          </table:table-cell>
          <table:table-cell office:value-type="float" office:value="0.842514" calcext:value-type="float">
            <text:p>0.842514</text:p>
          </table:table-cell>
          <table:table-cell office:value-type="float" office:value="0.850514" calcext:value-type="float">
            <text:p>0.850514</text:p>
          </table:table-cell>
          <table:table-cell office:value-type="float" office:value="0.856686" calcext:value-type="float">
            <text:p>0.85668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0171" calcext:value-type="float">
            <text:p>0.870171</text:p>
          </table:table-cell>
          <table:table-cell office:value-type="float" office:value="0.882514" calcext:value-type="float">
            <text:p>0.882514</text:p>
          </table:table-cell>
          <table:table-cell office:value-type="float" office:value="0.893486" calcext:value-type="float">
            <text:p>0.8934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844183" calcext:value-type="float">
            <text:p>0.84418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712" calcext:value-type="float">
            <text:p>0.712</text:p>
          </table:table-cell>
          <table:table-cell office:value-type="float" office:value="0.782857" calcext:value-type="float">
            <text:p>0.782857</text:p>
          </table:table-cell>
          <table:table-cell office:value-type="float" office:value="0.830857" calcext:value-type="float">
            <text:p>0.830857</text:p>
          </table:table-cell>
          <table:table-cell office:value-type="float" office:value="0.841143" calcext:value-type="float">
            <text:p>0.841143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5771" calcext:value-type="float">
            <text:p>0.855771</text:p>
          </table:table-cell>
          <table:table-cell office:value-type="float" office:value="0.861943" calcext:value-type="float">
            <text:p>0.861943</text:p>
          </table:table-cell>
          <table:table-cell office:value-type="float" office:value="0.866057" calcext:value-type="float">
            <text:p>0.866057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885486" calcext:value-type="float">
            <text:p>0.885486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896" calcext:value-type="float">
            <text:p>0.896</text:p>
          </table:table-cell>
          <table:table-cell office:value-type="float" office:value="0.854171" calcext:value-type="float">
            <text:p>0.85417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656" calcext:value-type="float">
            <text:p>0.656</text:p>
          </table:table-cell>
          <table:table-cell office:value-type="float" office:value="0.765257" calcext:value-type="float">
            <text:p>0.765257</text:p>
          </table:table-cell>
          <table:table-cell office:value-type="float" office:value="0.823086" calcext:value-type="float">
            <text:p>0.823086</text:p>
          </table:table-cell>
          <table:table-cell office:value-type="float" office:value="0.838629" calcext:value-type="float">
            <text:p>0.838629</text:p>
          </table:table-cell>
          <table:table-cell office:value-type="float" office:value="0.847314" calcext:value-type="float">
            <text:p>0.847314</text:p>
          </table:table-cell>
          <table:table-cell office:value-type="float" office:value="0.853943" calcext:value-type="float">
            <text:p>0.853943</text:p>
          </table:table-cell>
          <table:table-cell office:value-type="float" office:value="0.856914" calcext:value-type="float">
            <text:p>0.856914</text:p>
          </table:table-cell>
          <table:table-cell office:value-type="float" office:value="0.864229" calcext:value-type="float">
            <text:p>0.864229</text:p>
          </table:table-cell>
          <table:table-cell office:value-type="float" office:value="0.873829" calcext:value-type="float">
            <text:p>0.873829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893714" calcext:value-type="float">
            <text:p>0.893714</text:p>
          </table:table-cell>
          <table:table-cell office:value-type="float" office:value="0.896" calcext:value-type="float">
            <text:p>0.896</text:p>
          </table:table-cell>
          <table:table-cell office:value-type="float" office:value="0.850011" calcext:value-type="float">
            <text:p>0.85001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328" calcext:value-type="float">
            <text:p>0.328</text:p>
          </table:table-cell>
          <table:table-cell office:value-type="float" office:value="0.750171" calcext:value-type="float">
            <text:p>0.750171</text:p>
          </table:table-cell>
          <table:table-cell office:value-type="float" office:value="0.8224" calcext:value-type="float">
            <text:p>0.8224</text:p>
          </table:table-cell>
          <table:table-cell office:value-type="float" office:value="0.837486" calcext:value-type="float">
            <text:p>0.837486</text:p>
          </table:table-cell>
          <table:table-cell office:value-type="float" office:value="0.846171" calcext:value-type="float">
            <text:p>0.846171</text:p>
          </table:table-cell>
          <table:table-cell office:value-type="float" office:value="0.853714" calcext:value-type="float">
            <text:p>0.853714</text:p>
          </table:table-cell>
          <table:table-cell office:value-type="float" office:value="0.858286" calcext:value-type="float">
            <text:p>0.858286</text:p>
          </table:table-cell>
          <table:table-cell office:value-type="float" office:value="0.864229" calcext:value-type="float">
            <text:p>0.864229</text:p>
          </table:table-cell>
          <table:table-cell office:value-type="float" office:value="0.874057" calcext:value-type="float">
            <text:p>0.874057</text:p>
          </table:table-cell>
          <table:table-cell office:value-type="float" office:value="0.883657" calcext:value-type="float">
            <text:p>0.883657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48617" calcext:value-type="float">
            <text:p>0.848617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512" calcext:value-type="float">
            <text:p>0.512</text:p>
          </table:table-cell>
          <table:table-cell office:value-type="float" office:value="0.757943" calcext:value-type="float">
            <text:p>0.757943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838857" calcext:value-type="float">
            <text:p>0.838857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3714" calcext:value-type="float">
            <text:p>0.853714</text:p>
          </table:table-cell>
          <table:table-cell office:value-type="float" office:value="0.858514" calcext:value-type="float">
            <text:p>0.858514</text:p>
          </table:table-cell>
          <table:table-cell office:value-type="float" office:value="0.865829" calcext:value-type="float">
            <text:p>0.865829</text:p>
          </table:table-cell>
          <table:table-cell office:value-type="float" office:value="0.874514" calcext:value-type="float">
            <text:p>0.874514</text:p>
          </table:table-cell>
          <table:table-cell office:value-type="float" office:value="0.885714" calcext:value-type="float">
            <text:p>0.885714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50766" calcext:value-type="float">
            <text:p>0.85076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512" calcext:value-type="float">
            <text:p>0.512</text:p>
          </table:table-cell>
          <table:table-cell office:value-type="float" office:value="0.760686" calcext:value-type="float">
            <text:p>0.760686</text:p>
          </table:table-cell>
          <table:table-cell office:value-type="float" office:value="0.827657" calcext:value-type="float">
            <text:p>0.827657</text:p>
          </table:table-cell>
          <table:table-cell office:value-type="float" office:value="0.839086" calcext:value-type="float">
            <text:p>0.839086</text:p>
          </table:table-cell>
          <table:table-cell office:value-type="float" office:value="0.847771" calcext:value-type="float">
            <text:p>0.847771</text:p>
          </table:table-cell>
          <table:table-cell office:value-type="float" office:value="0.851886" calcext:value-type="float">
            <text:p>0.851886</text:p>
          </table:table-cell>
          <table:table-cell office:value-type="float" office:value="0.859886" calcext:value-type="float">
            <text:p>0.859886</text:p>
          </table:table-cell>
          <table:table-cell office:value-type="float" office:value="0.866743" calcext:value-type="float">
            <text:p>0.866743</text:p>
          </table:table-cell>
          <table:table-cell office:value-type="float" office:value="0.875657" calcext:value-type="float">
            <text:p>0.875657</text:p>
          </table:table-cell>
          <table:table-cell office:value-type="float" office:value="0.885029" calcext:value-type="float">
            <text:p>0.885029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5104" calcext:value-type="float">
            <text:p>0.8510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656" calcext:value-type="float">
            <text:p>0.656</text:p>
          </table:table-cell>
          <table:table-cell office:value-type="float" office:value="0.774171" calcext:value-type="float">
            <text:p>0.774171</text:p>
          </table:table-cell>
          <table:table-cell office:value-type="float" office:value="0.833371" calcext:value-type="float">
            <text:p>0.833371</text:p>
          </table:table-cell>
          <table:table-cell office:value-type="float" office:value="0.842514" calcext:value-type="float">
            <text:p>0.842514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4629" calcext:value-type="float">
            <text:p>0.854629</text:p>
          </table:table-cell>
          <table:table-cell office:value-type="float" office:value="0.861257" calcext:value-type="float">
            <text:p>0.861257</text:p>
          </table:table-cell>
          <table:table-cell office:value-type="float" office:value="0.8672" calcext:value-type="float">
            <text:p>0.8672</text:p>
          </table:table-cell>
          <table:table-cell office:value-type="float" office:value="0.873371" calcext:value-type="float">
            <text:p>0.873371</text:p>
          </table:table-cell>
          <table:table-cell office:value-type="float" office:value="0.884114" calcext:value-type="float">
            <text:p>0.884114</text:p>
          </table:table-cell>
          <table:table-cell office:value-type="float" office:value="0.895771" calcext:value-type="float">
            <text:p>0.8957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85344" calcext:value-type="float">
            <text:p>0.85344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504" calcext:value-type="float">
            <text:p>0.504</text:p>
          </table:table-cell>
          <table:table-cell office:value-type="float" office:value="0.751314" calcext:value-type="float">
            <text:p>0.751314</text:p>
          </table:table-cell>
          <table:table-cell office:value-type="float" office:value="0.827886" calcext:value-type="float">
            <text:p>0.827886</text:p>
          </table:table-cell>
          <table:table-cell office:value-type="float" office:value="0.839543" calcext:value-type="float">
            <text:p>0.839543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3486" calcext:value-type="float">
            <text:p>0.853486</text:p>
          </table:table-cell>
          <table:table-cell office:value-type="float" office:value="0.860343" calcext:value-type="float">
            <text:p>0.860343</text:p>
          </table:table-cell>
          <table:table-cell office:value-type="float" office:value="0.865143" calcext:value-type="float">
            <text:p>0.865143</text:p>
          </table:table-cell>
          <table:table-cell office:value-type="float" office:value="0.874514" calcext:value-type="float">
            <text:p>0.874514</text:p>
          </table:table-cell>
          <table:table-cell office:value-type="float" office:value="0.886857" calcext:value-type="float">
            <text:p>0.886857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50309" calcext:value-type="float">
            <text:p>0.850309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704" calcext:value-type="float">
            <text:p>0.704</text:p>
          </table:table-cell>
          <table:table-cell office:value-type="float" office:value="0.7792" calcext:value-type="float">
            <text:p>0.7792</text:p>
          </table:table-cell>
          <table:table-cell office:value-type="float" office:value="0.829943" calcext:value-type="float">
            <text:p>0.829943</text:p>
          </table:table-cell>
          <table:table-cell office:value-type="float" office:value="0.841143" calcext:value-type="float">
            <text:p>0.841143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5543" calcext:value-type="float">
            <text:p>0.855543</text:p>
          </table:table-cell>
          <table:table-cell office:value-type="float" office:value="0.860114" calcext:value-type="float">
            <text:p>0.860114</text:p>
          </table:table-cell>
          <table:table-cell office:value-type="float" office:value="0.866057" calcext:value-type="float">
            <text:p>0.866057</text:p>
          </table:table-cell>
          <table:table-cell office:value-type="float" office:value="0.875886" calcext:value-type="float">
            <text:p>0.875886</text:p>
          </table:table-cell>
          <table:table-cell office:value-type="float" office:value="0.885486" calcext:value-type="float">
            <text:p>0.885486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53737" calcext:value-type="float">
            <text:p>0.85373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648" calcext:value-type="float">
            <text:p>0.648</text:p>
          </table:table-cell>
          <table:table-cell office:value-type="float" office:value="0.784457" calcext:value-type="float">
            <text:p>0.784457</text:p>
          </table:table-cell>
          <table:table-cell office:value-type="float" office:value="0.833829" calcext:value-type="float">
            <text:p>0.833829</text:p>
          </table:table-cell>
          <table:table-cell office:value-type="float" office:value="0.842971" calcext:value-type="float">
            <text:p>0.842971</text:p>
          </table:table-cell>
          <table:table-cell office:value-type="float" office:value="0.848686" calcext:value-type="float">
            <text:p>0.84868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0343" calcext:value-type="float">
            <text:p>0.860343</text:p>
          </table:table-cell>
          <table:table-cell office:value-type="float" office:value="0.865829" calcext:value-type="float">
            <text:p>0.865829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887086" calcext:value-type="float">
            <text:p>0.887086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552" calcext:value-type="float">
            <text:p>0.8552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504" calcext:value-type="float">
            <text:p>0.504</text:p>
          </table:table-cell>
          <table:table-cell office:value-type="float" office:value="0.786971" calcext:value-type="float">
            <text:p>0.786971</text:p>
          </table:table-cell>
          <table:table-cell office:value-type="float" office:value="0.834743" calcext:value-type="float">
            <text:p>0.834743</text:p>
          </table:table-cell>
          <table:table-cell office:value-type="float" office:value="0.843429" calcext:value-type="float">
            <text:p>0.843429</text:p>
          </table:table-cell>
          <table:table-cell office:value-type="float" office:value="0.848914" calcext:value-type="float">
            <text:p>0.84891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9429" calcext:value-type="float">
            <text:p>0.859429</text:p>
          </table:table-cell>
          <table:table-cell office:value-type="float" office:value="0.8656" calcext:value-type="float">
            <text:p>0.8656</text:p>
          </table:table-cell>
          <table:table-cell office:value-type="float" office:value="0.874971" calcext:value-type="float">
            <text:p>0.874971</text:p>
          </table:table-cell>
          <table:table-cell office:value-type="float" office:value="0.885943" calcext:value-type="float">
            <text:p>0.885943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552" calcext:value-type="float">
            <text:p>0.855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272" calcext:value-type="float">
            <text:p>0.272</text:p>
          </table:table-cell>
          <table:table-cell office:value-type="float" office:value="0.733029" calcext:value-type="float">
            <text:p>0.733029</text:p>
          </table:table-cell>
          <table:table-cell office:value-type="float" office:value="0.834286" calcext:value-type="float">
            <text:p>0.834286</text:p>
          </table:table-cell>
          <table:table-cell office:value-type="float" office:value="0.843657" calcext:value-type="float">
            <text:p>0.843657</text:p>
          </table:table-cell>
          <table:table-cell office:value-type="float" office:value="0.848914" calcext:value-type="float">
            <text:p>0.84891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8743" calcext:value-type="float">
            <text:p>0.858743</text:p>
          </table:table-cell>
          <table:table-cell office:value-type="float" office:value="0.864457" calcext:value-type="float">
            <text:p>0.864457</text:p>
          </table:table-cell>
          <table:table-cell office:value-type="float" office:value="0.873829" calcext:value-type="float">
            <text:p>0.873829</text:p>
          </table:table-cell>
          <table:table-cell office:value-type="float" office:value="0.884114" calcext:value-type="float">
            <text:p>0.884114</text:p>
          </table:table-cell>
          <table:table-cell office:value-type="float" office:value="0.894857" calcext:value-type="float">
            <text:p>0.894857</text:p>
          </table:table-cell>
          <table:table-cell office:value-type="float" office:value="0.896" calcext:value-type="float">
            <text:p>0.896</text:p>
          </table:table-cell>
          <table:table-cell office:value-type="float" office:value="0.849189" calcext:value-type="float">
            <text:p>0.849189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472" calcext:value-type="float">
            <text:p>0.472</text:p>
          </table:table-cell>
          <table:table-cell office:value-type="float" office:value="0.761371" calcext:value-type="float">
            <text:p>0.761371</text:p>
          </table:table-cell>
          <table:table-cell office:value-type="float" office:value="0.837486" calcext:value-type="float">
            <text:p>0.837486</text:p>
          </table:table-cell>
          <table:table-cell office:value-type="float" office:value="0.846171" calcext:value-type="float">
            <text:p>0.846171</text:p>
          </table:table-cell>
          <table:table-cell office:value-type="float" office:value="0.850286" calcext:value-type="float">
            <text:p>0.85028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866514" calcext:value-type="float">
            <text:p>0.866514</text:p>
          </table:table-cell>
          <table:table-cell office:value-type="float" office:value="0.875657" calcext:value-type="float">
            <text:p>0.875657</text:p>
          </table:table-cell>
          <table:table-cell office:value-type="float" office:value="0.885714" calcext:value-type="float">
            <text:p>0.885714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536" calcext:value-type="float">
            <text:p>0.8536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496" calcext:value-type="float">
            <text:p>0.496</text:p>
          </table:table-cell>
          <table:table-cell office:value-type="float" office:value="0.727771" calcext:value-type="float">
            <text:p>0.727771</text:p>
          </table:table-cell>
          <table:table-cell office:value-type="float" office:value="0.835657" calcext:value-type="float">
            <text:p>0.835657</text:p>
          </table:table-cell>
          <table:table-cell office:value-type="float" office:value="0.844114" calcext:value-type="float">
            <text:p>0.844114</text:p>
          </table:table-cell>
          <table:table-cell office:value-type="float" office:value="0.850971" calcext:value-type="float">
            <text:p>0.850971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9657" calcext:value-type="float">
            <text:p>0.859657</text:p>
          </table:table-cell>
          <table:table-cell office:value-type="float" office:value="0.866286" calcext:value-type="float">
            <text:p>0.866286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886629" calcext:value-type="float">
            <text:p>0.886629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49829" calcext:value-type="float">
            <text:p>0.849829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12" calcext:value-type="float">
            <text:p>0.512</text:p>
          </table:table-cell>
          <table:table-cell office:value-type="float" office:value="0.720914" calcext:value-type="float">
            <text:p>0.720914</text:p>
          </table:table-cell>
          <table:table-cell office:value-type="float" office:value="0.834743" calcext:value-type="float">
            <text:p>0.834743</text:p>
          </table:table-cell>
          <table:table-cell office:value-type="float" office:value="0.844571" calcext:value-type="float">
            <text:p>0.844571</text:p>
          </table:table-cell>
          <table:table-cell office:value-type="float" office:value="0.851657" calcext:value-type="float">
            <text:p>0.851657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2857" calcext:value-type="float">
            <text:p>0.862857</text:p>
          </table:table-cell>
          <table:table-cell office:value-type="float" office:value="0.866514" calcext:value-type="float">
            <text:p>0.866514</text:p>
          </table:table-cell>
          <table:table-cell office:value-type="float" office:value="0.876343" calcext:value-type="float">
            <text:p>0.876343</text:p>
          </table:table-cell>
          <table:table-cell office:value-type="float" office:value="0.888" calcext:value-type="float">
            <text:p>0.888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4976" calcext:value-type="float">
            <text:p>0.8497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528" calcext:value-type="float">
            <text:p>0.528</text:p>
          </table:table-cell>
          <table:table-cell office:value-type="float" office:value="0.760686" calcext:value-type="float">
            <text:p>0.760686</text:p>
          </table:table-cell>
          <table:table-cell office:value-type="float" office:value="0.8384" calcext:value-type="float">
            <text:p>0.8384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4629" calcext:value-type="float">
            <text:p>0.854629</text:p>
          </table:table-cell>
          <table:table-cell office:value-type="float" office:value="0.858743" calcext:value-type="float">
            <text:p>0.858743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0857" calcext:value-type="float">
            <text:p>0.870857</text:p>
          </table:table-cell>
          <table:table-cell office:value-type="float" office:value="0.881829" calcext:value-type="float">
            <text:p>0.881829</text:p>
          </table:table-cell>
          <table:table-cell office:value-type="float" office:value="0.889143" calcext:value-type="float">
            <text:p>0.889143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56229" calcext:value-type="float">
            <text:p>0.856229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52" calcext:value-type="float">
            <text:p>0.52</text:p>
          </table:table-cell>
          <table:table-cell office:value-type="float" office:value="0.794514" calcext:value-type="float">
            <text:p>0.794514</text:p>
          </table:table-cell>
          <table:table-cell office:value-type="float" office:value="0.843886" calcext:value-type="float">
            <text:p>0.843886</text:p>
          </table:table-cell>
          <table:table-cell office:value-type="float" office:value="0.848457" calcext:value-type="float">
            <text:p>0.848457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7829" calcext:value-type="float">
            <text:p>0.857829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0629" calcext:value-type="float">
            <text:p>0.870629</text:p>
          </table:table-cell>
          <table:table-cell office:value-type="float" office:value="0.880229" calcext:value-type="float">
            <text:p>0.880229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5314" calcext:value-type="float">
            <text:p>0.895314</text:p>
          </table:table-cell>
          <table:table-cell office:value-type="float" office:value="0.896" calcext:value-type="float">
            <text:p>0.896</text:p>
          </table:table-cell>
          <table:table-cell office:value-type="float" office:value="0.859886" calcext:value-type="float">
            <text:p>0.85988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52" calcext:value-type="float">
            <text:p>0.52</text:p>
          </table:table-cell>
          <table:table-cell office:value-type="float" office:value="0.800914" calcext:value-type="float">
            <text:p>0.800914</text:p>
          </table:table-cell>
          <table:table-cell office:value-type="float" office:value="0.845257" calcext:value-type="float">
            <text:p>0.845257</text:p>
          </table:table-cell>
          <table:table-cell office:value-type="float" office:value="0.8496" calcext:value-type="float">
            <text:p>0.849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0343" calcext:value-type="float">
            <text:p>0.860343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9314" calcext:value-type="float">
            <text:p>0.879314</text:p>
          </table:table-cell>
          <table:table-cell office:value-type="float" office:value="0.888914" calcext:value-type="float">
            <text:p>0.888914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61234" calcext:value-type="float">
            <text:p>0.861234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4" calcext:value-type="float">
            <text:p>0.4</text:p>
          </table:table-cell>
          <table:table-cell office:value-type="float" office:value="0.767771" calcext:value-type="float">
            <text:p>0.767771</text:p>
          </table:table-cell>
          <table:table-cell office:value-type="float" office:value="0.842971" calcext:value-type="float">
            <text:p>0.842971</text:p>
          </table:table-cell>
          <table:table-cell office:value-type="float" office:value="0.850286" calcext:value-type="float">
            <text:p>0.85028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1943" calcext:value-type="float">
            <text:p>0.861943</text:p>
          </table:table-cell>
          <table:table-cell office:value-type="float" office:value="0.865829" calcext:value-type="float">
            <text:p>0.865829</text:p>
          </table:table-cell>
          <table:table-cell office:value-type="float" office:value="0.872" calcext:value-type="float">
            <text:p>0.872</text:p>
          </table:table-cell>
          <table:table-cell office:value-type="float" office:value="0.880686" calcext:value-type="float">
            <text:p>0.880686</text:p>
          </table:table-cell>
          <table:table-cell office:value-type="float" office:value="0.888686" calcext:value-type="float">
            <text:p>0.888686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58217" calcext:value-type="float">
            <text:p>0.858217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344" calcext:value-type="float">
            <text:p>0.344</text:p>
          </table:table-cell>
          <table:table-cell office:value-type="float" office:value="0.680229" calcext:value-type="float">
            <text:p>0.680229</text:p>
          </table:table-cell>
          <table:table-cell office:value-type="float" office:value="0.832686" calcext:value-type="float">
            <text:p>0.832686</text:p>
          </table:table-cell>
          <table:table-cell office:value-type="float" office:value="0.847543" calcext:value-type="float">
            <text:p>0.847543</text:p>
          </table:table-cell>
          <table:table-cell office:value-type="float" office:value="0.855086" calcext:value-type="float">
            <text:p>0.855086</text:p>
          </table:table-cell>
          <table:table-cell office:value-type="float" office:value="0.858286" calcext:value-type="float">
            <text:p>0.85828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9943" calcext:value-type="float">
            <text:p>0.869943</text:p>
          </table:table-cell>
          <table:table-cell office:value-type="float" office:value="0.88" calcext:value-type="float">
            <text:p>0.88</text:p>
          </table:table-cell>
          <table:table-cell office:value-type="float" office:value="0.888914" calcext:value-type="float">
            <text:p>0.888914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47269" calcext:value-type="float">
            <text:p>0.84726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456" calcext:value-type="float">
            <text:p>0.456</text:p>
          </table:table-cell>
          <table:table-cell office:value-type="float" office:value="0.718171" calcext:value-type="float">
            <text:p>0.718171</text:p>
          </table:table-cell>
          <table:table-cell office:value-type="float" office:value="0.838171" calcext:value-type="float">
            <text:p>0.838171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5771" calcext:value-type="float">
            <text:p>0.855771</text:p>
          </table:table-cell>
          <table:table-cell office:value-type="float" office:value="0.859657" calcext:value-type="float">
            <text:p>0.859657</text:p>
          </table:table-cell>
          <table:table-cell office:value-type="float" office:value="0.867657" calcext:value-type="float">
            <text:p>0.867657</text:p>
          </table:table-cell>
          <table:table-cell office:value-type="float" office:value="0.874286" calcext:value-type="float">
            <text:p>0.874286</text:p>
          </table:table-cell>
          <table:table-cell office:value-type="float" office:value="0.883886" calcext:value-type="float">
            <text:p>0.883886</text:p>
          </table:table-cell>
          <table:table-cell office:value-type="float" office:value="0.890743" calcext:value-type="float">
            <text:p>0.890743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53234" calcext:value-type="float">
            <text:p>0.85323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456" calcext:value-type="float">
            <text:p>0.456</text:p>
          </table:table-cell>
          <table:table-cell office:value-type="float" office:value="0.7216" calcext:value-type="float">
            <text:p>0.7216</text:p>
          </table:table-cell>
          <table:table-cell office:value-type="float" office:value="0.840914" calcext:value-type="float">
            <text:p>0.840914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4629" calcext:value-type="float">
            <text:p>0.854629</text:p>
          </table:table-cell>
          <table:table-cell office:value-type="float" office:value="0.856914" calcext:value-type="float">
            <text:p>0.856914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3371" calcext:value-type="float">
            <text:p>0.873371</text:p>
          </table:table-cell>
          <table:table-cell office:value-type="float" office:value="0.881829" calcext:value-type="float">
            <text:p>0.881829</text:p>
          </table:table-cell>
          <table:table-cell office:value-type="float" office:value="0.888" calcext:value-type="float">
            <text:p>0.888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52526" calcext:value-type="float">
            <text:p>0.85252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328" calcext:value-type="float">
            <text:p>0.328</text:p>
          </table:table-cell>
          <table:table-cell office:value-type="float" office:value="0.754514" calcext:value-type="float">
            <text:p>0.754514</text:p>
          </table:table-cell>
          <table:table-cell office:value-type="float" office:value="0.839314" calcext:value-type="float">
            <text:p>0.839314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3486" calcext:value-type="float">
            <text:p>0.85348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3543" calcext:value-type="float">
            <text:p>0.863543</text:p>
          </table:table-cell>
          <table:table-cell office:value-type="float" office:value="0.870629" calcext:value-type="float">
            <text:p>0.870629</text:p>
          </table:table-cell>
          <table:table-cell office:value-type="float" office:value="0.881371" calcext:value-type="float">
            <text:p>0.881371</text:p>
          </table:table-cell>
          <table:table-cell office:value-type="float" office:value="0.889829" calcext:value-type="float">
            <text:p>0.889829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55269" calcext:value-type="float">
            <text:p>0.855269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328" calcext:value-type="float">
            <text:p>0.328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842057" calcext:value-type="float">
            <text:p>0.842057</text:p>
          </table:table-cell>
          <table:table-cell office:value-type="float" office:value="0.848229" calcext:value-type="float">
            <text:p>0.848229</text:p>
          </table:table-cell>
          <table:table-cell table:number-columns-repeated="2" office:value-type="float" office:value="0.856" calcext:value-type="float">
            <text:p>0.856</text:p>
          </table:table-cell>
          <table:table-cell office:value-type="float" office:value="0.863543" calcext:value-type="float">
            <text:p>0.863543</text:p>
          </table:table-cell>
          <table:table-cell office:value-type="float" office:value="0.871314" calcext:value-type="float">
            <text:p>0.871314</text:p>
          </table:table-cell>
          <table:table-cell office:value-type="float" office:value="0.881371" calcext:value-type="float">
            <text:p>0.881371</text:p>
          </table:table-cell>
          <table:table-cell office:value-type="float" office:value="0.890514" calcext:value-type="float">
            <text:p>0.890514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59383" calcext:value-type="float">
            <text:p>0.859383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328" calcext:value-type="float">
            <text:p>0.328</text:p>
          </table:table-cell>
          <table:table-cell office:value-type="float" office:value="0.776" calcext:value-type="float">
            <text:p>0.776</text:p>
          </table:table-cell>
          <table:table-cell office:value-type="float" office:value="0.842514" calcext:value-type="float">
            <text:p>0.842514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5314" calcext:value-type="float">
            <text:p>0.855314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3143" calcext:value-type="float">
            <text:p>0.873143</text:p>
          </table:table-cell>
          <table:table-cell office:value-type="float" office:value="0.882514" calcext:value-type="float">
            <text:p>0.882514</text:p>
          </table:table-cell>
          <table:table-cell office:value-type="float" office:value="0.8912" calcext:value-type="float">
            <text:p>0.8912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58583" calcext:value-type="float">
            <text:p>0.85858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52" calcext:value-type="float">
            <text:p>0.52</text:p>
          </table:table-cell>
          <table:table-cell office:value-type="float" office:value="0.801143" calcext:value-type="float">
            <text:p>0.801143</text:p>
          </table:table-cell>
          <table:table-cell office:value-type="float" office:value="0.838629" calcext:value-type="float">
            <text:p>0.838629</text:p>
          </table:table-cell>
          <table:table-cell office:value-type="float" office:value="0.846857" calcext:value-type="float">
            <text:p>0.846857</text:p>
          </table:table-cell>
          <table:table-cell office:value-type="float" office:value="0.852343" calcext:value-type="float">
            <text:p>0.852343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2" calcext:value-type="float">
            <text:p>0.872</text:p>
          </table:table-cell>
          <table:table-cell office:value-type="float" office:value="0.882971" calcext:value-type="float">
            <text:p>0.882971</text:p>
          </table:table-cell>
          <table:table-cell office:value-type="float" office:value="0.891657" calcext:value-type="float">
            <text:p>0.891657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6016" calcext:value-type="float">
            <text:p>0.8601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52" calcext:value-type="float">
            <text:p>0.52</text:p>
          </table:table-cell>
          <table:table-cell office:value-type="float" office:value="0.794971" calcext:value-type="float">
            <text:p>0.794971</text:p>
          </table:table-cell>
          <table:table-cell office:value-type="float" office:value="0.838857" calcext:value-type="float">
            <text:p>0.838857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3714" calcext:value-type="float">
            <text:p>0.853714</text:p>
          </table:table-cell>
          <table:table-cell office:value-type="float" office:value="0.856686" calcext:value-type="float">
            <text:p>0.85668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9943" calcext:value-type="float">
            <text:p>0.869943</text:p>
          </table:table-cell>
          <table:table-cell office:value-type="float" office:value="0.879314" calcext:value-type="float">
            <text:p>0.879314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5771" calcext:value-type="float">
            <text:p>0.8957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858926" calcext:value-type="float">
            <text:p>0.85892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512" calcext:value-type="float">
            <text:p>0.512</text:p>
          </table:table-cell>
          <table:table-cell office:value-type="float" office:value="0.779657" calcext:value-type="float">
            <text:p>0.779657</text:p>
          </table:table-cell>
          <table:table-cell office:value-type="float" office:value="0.837486" calcext:value-type="float">
            <text:p>0.837486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1429" calcext:value-type="float">
            <text:p>0.851429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1943" calcext:value-type="float">
            <text:p>0.861943</text:p>
          </table:table-cell>
          <table:table-cell office:value-type="float" office:value="0.869257" calcext:value-type="float">
            <text:p>0.869257</text:p>
          </table:table-cell>
          <table:table-cell office:value-type="float" office:value="0.880686" calcext:value-type="float">
            <text:p>0.880686</text:p>
          </table:table-cell>
          <table:table-cell office:value-type="float" office:value="0.888229" calcext:value-type="float">
            <text:p>0.888229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56869" calcext:value-type="float">
            <text:p>0.856869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432" calcext:value-type="float">
            <text:p>0.432</text:p>
          </table:table-cell>
          <table:table-cell office:value-type="float" office:value="0.788343" calcext:value-type="float">
            <text:p>0.788343</text:p>
          </table:table-cell>
          <table:table-cell office:value-type="float" office:value="0.8384" calcext:value-type="float">
            <text:p>0.8384</text:p>
          </table:table-cell>
          <table:table-cell office:value-type="float" office:value="0.847543" calcext:value-type="float">
            <text:p>0.847543</text:p>
          </table:table-cell>
          <table:table-cell office:value-type="float" office:value="0.853486" calcext:value-type="float">
            <text:p>0.853486</text:p>
          </table:table-cell>
          <table:table-cell office:value-type="float" office:value="0.856457" calcext:value-type="float">
            <text:p>0.856457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81829" calcext:value-type="float">
            <text:p>0.881829</text:p>
          </table:table-cell>
          <table:table-cell office:value-type="float" office:value="0.888686" calcext:value-type="float">
            <text:p>0.888686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58514" calcext:value-type="float">
            <text:p>0.85851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272" calcext:value-type="float">
            <text:p>0.272</text:p>
          </table:table-cell>
          <table:table-cell office:value-type="float" office:value="0.729143" calcext:value-type="float">
            <text:p>0.729143</text:p>
          </table:table-cell>
          <table:table-cell office:value-type="float" office:value="0.835886" calcext:value-type="float">
            <text:p>0.835886</text:p>
          </table:table-cell>
          <table:table-cell office:value-type="float" office:value="0.845029" calcext:value-type="float">
            <text:p>0.845029</text:p>
          </table:table-cell>
          <table:table-cell office:value-type="float" office:value="0.852114" calcext:value-type="float">
            <text:p>0.85211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3314" calcext:value-type="float">
            <text:p>0.863314</text:p>
          </table:table-cell>
          <table:table-cell office:value-type="float" office:value="0.868571" calcext:value-type="float">
            <text:p>0.868571</text:p>
          </table:table-cell>
          <table:table-cell office:value-type="float" office:value="0.879086" calcext:value-type="float">
            <text:p>0.879086</text:p>
          </table:table-cell>
          <table:table-cell office:value-type="float" office:value="0.888686" calcext:value-type="float">
            <text:p>0.888686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51383" calcext:value-type="float">
            <text:p>0.851383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592" calcext:value-type="float">
            <text:p>0.592</text:p>
          </table:table-cell>
          <table:table-cell office:value-type="float" office:value="0.789257" calcext:value-type="float">
            <text:p>0.789257</text:p>
          </table:table-cell>
          <table:table-cell office:value-type="float" office:value="0.836343" calcext:value-type="float">
            <text:p>0.836343</text:p>
          </table:table-cell>
          <table:table-cell office:value-type="float" office:value="0.846171" calcext:value-type="float">
            <text:p>0.846171</text:p>
          </table:table-cell>
          <table:table-cell office:value-type="float" office:value="0.851657" calcext:value-type="float">
            <text:p>0.851657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3543" calcext:value-type="float">
            <text:p>0.863543</text:p>
          </table:table-cell>
          <table:table-cell office:value-type="float" office:value="0.867657" calcext:value-type="float">
            <text:p>0.867657</text:p>
          </table:table-cell>
          <table:table-cell office:value-type="float" office:value="0.880686" calcext:value-type="float">
            <text:p>0.880686</text:p>
          </table:table-cell>
          <table:table-cell office:value-type="float" office:value="0.888457" calcext:value-type="float">
            <text:p>0.888457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57577" calcext:value-type="float">
            <text:p>0.857577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624" calcext:value-type="float">
            <text:p>0.624</text:p>
          </table:table-cell>
          <table:table-cell office:value-type="float" office:value="0.8032" calcext:value-type="float">
            <text:p>0.8032</text:p>
          </table:table-cell>
          <table:table-cell office:value-type="float" office:value="0.836114" calcext:value-type="float">
            <text:p>0.836114</text:p>
          </table:table-cell>
          <table:table-cell office:value-type="float" office:value="0.8448" calcext:value-type="float">
            <text:p>0.8448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3314" calcext:value-type="float">
            <text:p>0.863314</text:p>
          </table:table-cell>
          <table:table-cell office:value-type="float" office:value="0.869714" calcext:value-type="float">
            <text:p>0.869714</text:p>
          </table:table-cell>
          <table:table-cell office:value-type="float" office:value="0.882057" calcext:value-type="float">
            <text:p>0.882057</text:p>
          </table:table-cell>
          <table:table-cell office:value-type="float" office:value="0.890057" calcext:value-type="float">
            <text:p>0.890057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59246" calcext:value-type="float">
            <text:p>0.85924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512" calcext:value-type="float">
            <text:p>0.512</text:p>
          </table:table-cell>
          <table:table-cell office:value-type="float" office:value="0.762057" calcext:value-type="float">
            <text:p>0.762057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840914" calcext:value-type="float">
            <text:p>0.840914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28" calcext:value-type="float">
            <text:p>0.8528</text:p>
          </table:table-cell>
          <table:table-cell office:value-type="float" office:value="0.857829" calcext:value-type="float">
            <text:p>0.857829</text:p>
          </table:table-cell>
          <table:table-cell office:value-type="float" office:value="0.865143" calcext:value-type="float">
            <text:p>0.865143</text:p>
          </table:table-cell>
          <table:table-cell office:value-type="float" office:value="0.874971" calcext:value-type="float">
            <text:p>0.874971</text:p>
          </table:table-cell>
          <table:table-cell office:value-type="float" office:value="0.887771" calcext:value-type="float">
            <text:p>0.887771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51429" calcext:value-type="float">
            <text:p>0.85142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32" calcext:value-type="float">
            <text:p>0.32</text:p>
          </table:table-cell>
          <table:table-cell office:value-type="float" office:value="0.694171" calcext:value-type="float">
            <text:p>0.694171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838629" calcext:value-type="float">
            <text:p>0.838629</text:p>
          </table:table-cell>
          <table:table-cell office:value-type="float" office:value="0.847314" calcext:value-type="float">
            <text:p>0.847314</text:p>
          </table:table-cell>
          <table:table-cell office:value-type="float" office:value="0.8528" calcext:value-type="float">
            <text:p>0.8528</text:p>
          </table:table-cell>
          <table:table-cell office:value-type="float" office:value="0.858057" calcext:value-type="float">
            <text:p>0.858057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3371" calcext:value-type="float">
            <text:p>0.873371</text:p>
          </table:table-cell>
          <table:table-cell office:value-type="float" office:value="0.887086" calcext:value-type="float">
            <text:p>0.887086</text:p>
          </table:table-cell>
          <table:table-cell office:value-type="float" office:value="0.894857" calcext:value-type="float">
            <text:p>0.894857</text:p>
          </table:table-cell>
          <table:table-cell office:value-type="float" office:value="0.896" calcext:value-type="float">
            <text:p>0.896</text:p>
          </table:table-cell>
          <table:table-cell office:value-type="float" office:value="0.843886" calcext:value-type="float">
            <text:p>0.843886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512" calcext:value-type="float">
            <text:p>0.512</text:p>
          </table:table-cell>
          <table:table-cell office:value-type="float" office:value="0.7408" calcext:value-type="float">
            <text:p>0.7408</text:p>
          </table:table-cell>
          <table:table-cell office:value-type="float" office:value="0.832686" calcext:value-type="float">
            <text:p>0.832686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5314" calcext:value-type="float">
            <text:p>0.855314</text:p>
          </table:table-cell>
          <table:table-cell office:value-type="float" office:value="0.858514" calcext:value-type="float">
            <text:p>0.858514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6114" calcext:value-type="float">
            <text:p>0.876114</text:p>
          </table:table-cell>
          <table:table-cell office:value-type="float" office:value="0.886857" calcext:value-type="float">
            <text:p>0.886857</text:p>
          </table:table-cell>
          <table:table-cell office:value-type="float" office:value="0.893943" calcext:value-type="float">
            <text:p>0.893943</text:p>
          </table:table-cell>
          <table:table-cell office:value-type="float" office:value="0.896" calcext:value-type="float">
            <text:p>0.896</text:p>
          </table:table-cell>
          <table:table-cell office:value-type="float" office:value="0.849783" calcext:value-type="float">
            <text:p>0.84978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4" calcext:value-type="float">
            <text:p>0.4</text:p>
          </table:table-cell>
          <table:table-cell office:value-type="float" office:value="0.744457" calcext:value-type="float">
            <text:p>0.744457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842514" calcext:value-type="float">
            <text:p>0.842514</text:p>
          </table:table-cell>
          <table:table-cell office:value-type="float" office:value="0.848686" calcext:value-type="float">
            <text:p>0.84868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9657" calcext:value-type="float">
            <text:p>0.859657</text:p>
          </table:table-cell>
          <table:table-cell office:value-type="float" office:value="0.865371" calcext:value-type="float">
            <text:p>0.865371</text:p>
          </table:table-cell>
          <table:table-cell office:value-type="float" office:value="0.875886" calcext:value-type="float">
            <text:p>0.875886</text:p>
          </table:table-cell>
          <table:table-cell office:value-type="float" office:value="0.886857" calcext:value-type="float">
            <text:p>0.886857</text:p>
          </table:table-cell>
          <table:table-cell office:value-type="float" office:value="0.894629" calcext:value-type="float">
            <text:p>0.894629</text:p>
          </table:table-cell>
          <table:table-cell office:value-type="float" office:value="0.896" calcext:value-type="float">
            <text:p>0.896</text:p>
          </table:table-cell>
          <table:table-cell office:value-type="float" office:value="0.850766" calcext:value-type="float">
            <text:p>0.850766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328" calcext:value-type="float">
            <text:p>0.328</text:p>
          </table:table-cell>
          <table:table-cell office:value-type="float" office:value="0.765714" calcext:value-type="float">
            <text:p>0.765714</text:p>
          </table:table-cell>
          <table:table-cell office:value-type="float" office:value="0.837714" calcext:value-type="float">
            <text:p>0.837714</text:p>
          </table:table-cell>
          <table:table-cell office:value-type="float" office:value="0.844343" calcext:value-type="float">
            <text:p>0.844343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5543" calcext:value-type="float">
            <text:p>0.855543</text:p>
          </table:table-cell>
          <table:table-cell office:value-type="float" office:value="0.859657" calcext:value-type="float">
            <text:p>0.859657</text:p>
          </table:table-cell>
          <table:table-cell office:value-type="float" office:value="0.8656" calcext:value-type="float">
            <text:p>0.8656</text:p>
          </table:table-cell>
          <table:table-cell office:value-type="float" office:value="0.876343" calcext:value-type="float">
            <text:p>0.876343</text:p>
          </table:table-cell>
          <table:table-cell office:value-type="float" office:value="0.887314" calcext:value-type="float">
            <text:p>0.887314</text:p>
          </table:table-cell>
          <table:table-cell office:value-type="float" office:value="0.893943" calcext:value-type="float">
            <text:p>0.893943</text:p>
          </table:table-cell>
          <table:table-cell office:value-type="float" office:value="0.896" calcext:value-type="float">
            <text:p>0.896</text:p>
          </table:table-cell>
          <table:table-cell office:value-type="float" office:value="0.853417" calcext:value-type="float">
            <text:p>0.853417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328" calcext:value-type="float">
            <text:p>0.328</text:p>
          </table:table-cell>
          <table:table-cell office:value-type="float" office:value="0.773257" calcext:value-type="float">
            <text:p>0.773257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842286" calcext:value-type="float">
            <text:p>0.842286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4629" calcext:value-type="float">
            <text:p>0.854629</text:p>
          </table:table-cell>
          <table:table-cell office:value-type="float" office:value="0.858971" calcext:value-type="float">
            <text:p>0.858971</text:p>
          </table:table-cell>
          <table:table-cell office:value-type="float" office:value="0.864229" calcext:value-type="float">
            <text:p>0.864229</text:p>
          </table:table-cell>
          <table:table-cell office:value-type="float" office:value="0.874286" calcext:value-type="float">
            <text:p>0.874286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893257" calcext:value-type="float">
            <text:p>0.893257</text:p>
          </table:table-cell>
          <table:table-cell office:value-type="float" office:value="0.896" calcext:value-type="float">
            <text:p>0.896</text:p>
          </table:table-cell>
          <table:table-cell office:value-type="float" office:value="0.852891" calcext:value-type="float">
            <text:p>0.85289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512" calcext:value-type="float">
            <text:p>0.512</text:p>
          </table:table-cell>
          <table:table-cell office:value-type="float" office:value="0.754514" calcext:value-type="float">
            <text:p>0.754514</text:p>
          </table:table-cell>
          <table:table-cell office:value-type="float" office:value="0.831314" calcext:value-type="float">
            <text:p>0.831314</text:p>
          </table:table-cell>
          <table:table-cell office:value-type="float" office:value="0.84" calcext:value-type="float">
            <text:p>0.84</text:p>
          </table:table-cell>
          <table:table-cell office:value-type="float" office:value="0.846857" calcext:value-type="float">
            <text:p>0.846857</text:p>
          </table:table-cell>
          <table:table-cell office:value-type="float" office:value="0.851657" calcext:value-type="float">
            <text:p>0.851657</text:p>
          </table:table-cell>
          <table:table-cell office:value-type="float" office:value="0.856914" calcext:value-type="float">
            <text:p>0.856914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1086" calcext:value-type="float">
            <text:p>0.871086</text:p>
          </table:table-cell>
          <table:table-cell office:value-type="float" office:value="0.884114" calcext:value-type="float">
            <text:p>0.884114</text:p>
          </table:table-cell>
          <table:table-cell office:value-type="float" office:value="0.893714" calcext:value-type="float">
            <text:p>0.893714</text:p>
          </table:table-cell>
          <table:table-cell office:value-type="float" office:value="0.896" calcext:value-type="float">
            <text:p>0.896</text:p>
          </table:table-cell>
          <table:table-cell office:value-type="float" office:value="0.849417" calcext:value-type="float">
            <text:p>0.849417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48" calcext:value-type="float">
            <text:p>0.48</text:p>
          </table:table-cell>
          <table:table-cell office:value-type="float" office:value="0.708114" calcext:value-type="float">
            <text:p>0.708114</text:p>
          </table:table-cell>
          <table:table-cell office:value-type="float" office:value="0.832" calcext:value-type="float">
            <text:p>0.832</text:p>
          </table:table-cell>
          <table:table-cell office:value-type="float" office:value="0.84" calcext:value-type="float">
            <text:p>0.84</text:p>
          </table:table-cell>
          <table:table-cell office:value-type="float" office:value="0.847771" calcext:value-type="float">
            <text:p>0.847771</text:p>
          </table:table-cell>
          <table:table-cell office:value-type="float" office:value="0.853486" calcext:value-type="float">
            <text:p>0.853486</text:p>
          </table:table-cell>
          <table:table-cell office:value-type="float" office:value="0.858514" calcext:value-type="float">
            <text:p>0.858514</text:p>
          </table:table-cell>
          <table:table-cell office:value-type="float" office:value="0.865143" calcext:value-type="float">
            <text:p>0.865143</text:p>
          </table:table-cell>
          <table:table-cell office:value-type="float" office:value="0.874286" calcext:value-type="float">
            <text:p>0.874286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893029" calcext:value-type="float">
            <text:p>0.893029</text:p>
          </table:table-cell>
          <table:table-cell office:value-type="float" office:value="0.896" calcext:value-type="float">
            <text:p>0.896</text:p>
          </table:table-cell>
          <table:table-cell office:value-type="float" office:value="0.845714" calcext:value-type="float">
            <text:p>0.845714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528" calcext:value-type="float">
            <text:p>0.528</text:p>
          </table:table-cell>
          <table:table-cell office:value-type="float" office:value="0.776457" calcext:value-type="float">
            <text:p>0.776457</text:p>
          </table:table-cell>
          <table:table-cell office:value-type="float" office:value="0.837029" calcext:value-type="float">
            <text:p>0.837029</text:p>
          </table:table-cell>
          <table:table-cell office:value-type="float" office:value="0.845486" calcext:value-type="float">
            <text:p>0.845486</text:p>
          </table:table-cell>
          <table:table-cell office:value-type="float" office:value="0.850514" calcext:value-type="float">
            <text:p>0.85051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868114" calcext:value-type="float">
            <text:p>0.868114</text:p>
          </table:table-cell>
          <table:table-cell office:value-type="float" office:value="0.876571" calcext:value-type="float">
            <text:p>0.876571</text:p>
          </table:table-cell>
          <table:table-cell office:value-type="float" office:value="0.886171" calcext:value-type="float">
            <text:p>0.886171</text:p>
          </table:table-cell>
          <table:table-cell office:value-type="float" office:value="0.893714" calcext:value-type="float">
            <text:p>0.893714</text:p>
          </table:table-cell>
          <table:table-cell office:value-type="float" office:value="0.896" calcext:value-type="float">
            <text:p>0.896</text:p>
          </table:table-cell>
          <table:table-cell office:value-type="float" office:value="0.854926" calcext:value-type="float">
            <text:p>0.854926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488" calcext:value-type="float">
            <text:p>0.488</text:p>
          </table:table-cell>
          <table:table-cell office:value-type="float" office:value="0.757714" calcext:value-type="float">
            <text:p>0.757714</text:p>
          </table:table-cell>
          <table:table-cell office:value-type="float" office:value="0.835657" calcext:value-type="float">
            <text:p>0.835657</text:p>
          </table:table-cell>
          <table:table-cell office:value-type="float" office:value="0.843657" calcext:value-type="float">
            <text:p>0.843657</text:p>
          </table:table-cell>
          <table:table-cell office:value-type="float" office:value="0.848686" calcext:value-type="float">
            <text:p>0.84868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8057" calcext:value-type="float">
            <text:p>0.858057</text:p>
          </table:table-cell>
          <table:table-cell office:value-type="float" office:value="0.866286" calcext:value-type="float">
            <text:p>0.866286</text:p>
          </table:table-cell>
          <table:table-cell office:value-type="float" office:value="0.873829" calcext:value-type="float">
            <text:p>0.873829</text:p>
          </table:table-cell>
          <table:table-cell office:value-type="float" office:value="0.884343" calcext:value-type="float">
            <text:p>0.884343</text:p>
          </table:table-cell>
          <table:table-cell office:value-type="float" office:value="0.893257" calcext:value-type="float">
            <text:p>0.893257</text:p>
          </table:table-cell>
          <table:table-cell office:value-type="float" office:value="0.896" calcext:value-type="float">
            <text:p>0.896</text:p>
          </table:table-cell>
          <table:table-cell office:value-type="float" office:value="0.851749" calcext:value-type="float">
            <text:p>0.851749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488" calcext:value-type="float">
            <text:p>0.488</text:p>
          </table:table-cell>
          <table:table-cell office:value-type="float" office:value="0.756114" calcext:value-type="float">
            <text:p>0.756114</text:p>
          </table:table-cell>
          <table:table-cell office:value-type="float" office:value="0.836114" calcext:value-type="float">
            <text:p>0.836114</text:p>
          </table:table-cell>
          <table:table-cell office:value-type="float" office:value="0.845257" calcext:value-type="float">
            <text:p>0.845257</text:p>
          </table:table-cell>
          <table:table-cell office:value-type="float" office:value="0.850743" calcext:value-type="float">
            <text:p>0.850743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9429" calcext:value-type="float">
            <text:p>0.859429</text:p>
          </table:table-cell>
          <table:table-cell office:value-type="float" office:value="0.865829" calcext:value-type="float">
            <text:p>0.865829</text:p>
          </table:table-cell>
          <table:table-cell office:value-type="float" office:value="0.873143" calcext:value-type="float">
            <text:p>0.873143</text:p>
          </table:table-cell>
          <table:table-cell office:value-type="float" office:value="0.884114" calcext:value-type="float">
            <text:p>0.884114</text:p>
          </table:table-cell>
          <table:table-cell office:value-type="float" office:value="0.894629" calcext:value-type="float">
            <text:p>0.894629</text:p>
          </table:table-cell>
          <table:table-cell office:value-type="float" office:value="0.896" calcext:value-type="float">
            <text:p>0.896</text:p>
          </table:table-cell>
          <table:table-cell office:value-type="float" office:value="0.852137" calcext:value-type="float">
            <text:p>0.852137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496" calcext:value-type="float">
            <text:p>0.496</text:p>
          </table:table-cell>
          <table:table-cell office:value-type="float" office:value="0.743771" calcext:value-type="float">
            <text:p>0.743771</text:p>
          </table:table-cell>
          <table:table-cell office:value-type="float" office:value="0.840914" calcext:value-type="float">
            <text:p>0.840914</text:p>
          </table:table-cell>
          <table:table-cell office:value-type="float" office:value="0.848686" calcext:value-type="float">
            <text:p>0.84868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8743" calcext:value-type="float">
            <text:p>0.858743</text:p>
          </table:table-cell>
          <table:table-cell office:value-type="float" office:value="0.864229" calcext:value-type="float">
            <text:p>0.864229</text:p>
          </table:table-cell>
          <table:table-cell office:value-type="float" office:value="0.872" calcext:value-type="float">
            <text:p>0.872</text:p>
          </table:table-cell>
          <table:table-cell office:value-type="float" office:value="0.882057" calcext:value-type="float">
            <text:p>0.882057</text:p>
          </table:table-cell>
          <table:table-cell office:value-type="float" office:value="0.889371" calcext:value-type="float">
            <text:p>0.889371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55177" calcext:value-type="float">
            <text:p>0.855177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592" calcext:value-type="float">
            <text:p>0.592</text:p>
          </table:table-cell>
          <table:table-cell office:value-type="float" office:value="0.758629" calcext:value-type="float">
            <text:p>0.758629</text:p>
          </table:table-cell>
          <table:table-cell office:value-type="float" office:value="0.840686" calcext:value-type="float">
            <text:p>0.840686</text:p>
          </table:table-cell>
          <table:table-cell office:value-type="float" office:value="0.848457" calcext:value-type="float">
            <text:p>0.848457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8286" calcext:value-type="float">
            <text:p>0.85828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1314" calcext:value-type="float">
            <text:p>0.871314</text:p>
          </table:table-cell>
          <table:table-cell office:value-type="float" office:value="0.881143" calcext:value-type="float">
            <text:p>0.881143</text:p>
          </table:table-cell>
          <table:table-cell office:value-type="float" office:value="0.888457" calcext:value-type="float">
            <text:p>0.888457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56297" calcext:value-type="float">
            <text:p>0.856297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488" calcext:value-type="float">
            <text:p>0.488</text:p>
          </table:table-cell>
          <table:table-cell office:value-type="float" office:value="0.761371" calcext:value-type="float">
            <text:p>0.761371</text:p>
          </table:table-cell>
          <table:table-cell office:value-type="float" office:value="0.842743" calcext:value-type="float">
            <text:p>0.842743</text:p>
          </table:table-cell>
          <table:table-cell office:value-type="float" office:value="0.848914" calcext:value-type="float">
            <text:p>0.84891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8057" calcext:value-type="float">
            <text:p>0.858057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0171" calcext:value-type="float">
            <text:p>0.870171</text:p>
          </table:table-cell>
          <table:table-cell office:value-type="float" office:value="0.881143" calcext:value-type="float">
            <text:p>0.881143</text:p>
          </table:table-cell>
          <table:table-cell office:value-type="float" office:value="0.888457" calcext:value-type="float">
            <text:p>0.888457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56686" calcext:value-type="float">
            <text:p>0.856686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272" calcext:value-type="float">
            <text:p>0.272</text:p>
          </table:table-cell>
          <table:table-cell office:value-type="float" office:value="0.743086" calcext:value-type="float">
            <text:p>0.743086</text:p>
          </table:table-cell>
          <table:table-cell office:value-type="float" office:value="0.842514" calcext:value-type="float">
            <text:p>0.842514</text:p>
          </table:table-cell>
          <table:table-cell office:value-type="float" office:value="0.849829" calcext:value-type="float">
            <text:p>0.849829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2171" calcext:value-type="float">
            <text:p>0.862171</text:p>
          </table:table-cell>
          <table:table-cell office:value-type="float" office:value="0.865829" calcext:value-type="float">
            <text:p>0.865829</text:p>
          </table:table-cell>
          <table:table-cell office:value-type="float" office:value="0.873143" calcext:value-type="float">
            <text:p>0.873143</text:p>
          </table:table-cell>
          <table:table-cell office:value-type="float" office:value="0.883429" calcext:value-type="float">
            <text:p>0.883429</text:p>
          </table:table-cell>
          <table:table-cell office:value-type="float" office:value="0.890057" calcext:value-type="float">
            <text:p>0.890057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56206" calcext:value-type="float">
            <text:p>0.856206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272" calcext:value-type="float">
            <text:p>0.272</text:p>
          </table:table-cell>
          <table:table-cell office:value-type="float" office:value="0.737371" calcext:value-type="float">
            <text:p>0.737371</text:p>
          </table:table-cell>
          <table:table-cell office:value-type="float" office:value="0.840229" calcext:value-type="float">
            <text:p>0.840229</text:p>
          </table:table-cell>
          <table:table-cell office:value-type="float" office:value="0.848914" calcext:value-type="float">
            <text:p>0.84891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9657" calcext:value-type="float">
            <text:p>0.859657</text:p>
          </table:table-cell>
          <table:table-cell office:value-type="float" office:value="0.865371" calcext:value-type="float">
            <text:p>0.865371</text:p>
          </table:table-cell>
          <table:table-cell office:value-type="float" office:value="0.8736" calcext:value-type="float">
            <text:p>0.8736</text:p>
          </table:table-cell>
          <table:table-cell office:value-type="float" office:value="0.883429" calcext:value-type="float">
            <text:p>0.883429</text:p>
          </table:table-cell>
          <table:table-cell office:value-type="float" office:value="0.888" calcext:value-type="float">
            <text:p>0.888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54857" calcext:value-type="float">
            <text:p>0.854857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624" calcext:value-type="float">
            <text:p>0.624</text:p>
          </table:table-cell>
          <table:table-cell office:value-type="float" office:value="0.757257" calcext:value-type="float">
            <text:p>0.757257</text:p>
          </table:table-cell>
          <table:table-cell office:value-type="float" office:value="0.837943" calcext:value-type="float">
            <text:p>0.837943</text:p>
          </table:table-cell>
          <table:table-cell office:value-type="float" office:value="0.847314" calcext:value-type="float">
            <text:p>0.847314</text:p>
          </table:table-cell>
          <table:table-cell office:value-type="float" office:value="0.855086" calcext:value-type="float">
            <text:p>0.855086</text:p>
          </table:table-cell>
          <table:table-cell office:value-type="float" office:value="0.860571" calcext:value-type="float">
            <text:p>0.860571</text:p>
          </table:table-cell>
          <table:table-cell office:value-type="float" office:value="0.865143" calcext:value-type="float">
            <text:p>0.865143</text:p>
          </table:table-cell>
          <table:table-cell office:value-type="float" office:value="0.874743" calcext:value-type="float">
            <text:p>0.874743</text:p>
          </table:table-cell>
          <table:table-cell office:value-type="float" office:value="0.884571" calcext:value-type="float">
            <text:p>0.884571</text:p>
          </table:table-cell>
          <table:table-cell office:value-type="float" office:value="0.890286" calcext:value-type="float">
            <text:p>0.890286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56891" calcext:value-type="float">
            <text:p>0.85689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616" calcext:value-type="float">
            <text:p>0.616</text:p>
          </table:table-cell>
          <table:table-cell office:value-type="float" office:value="0.729371" calcext:value-type="float">
            <text:p>0.729371</text:p>
          </table:table-cell>
          <table:table-cell office:value-type="float" office:value="0.837714" calcext:value-type="float">
            <text:p>0.837714</text:p>
          </table:table-cell>
          <table:table-cell office:value-type="float" office:value="0.847086" calcext:value-type="float">
            <text:p>0.847086</text:p>
          </table:table-cell>
          <table:table-cell office:value-type="float" office:value="0.853714" calcext:value-type="float">
            <text:p>0.853714</text:p>
          </table:table-cell>
          <table:table-cell office:value-type="float" office:value="0.860114" calcext:value-type="float">
            <text:p>0.860114</text:p>
          </table:table-cell>
          <table:table-cell office:value-type="float" office:value="0.865143" calcext:value-type="float">
            <text:p>0.865143</text:p>
          </table:table-cell>
          <table:table-cell office:value-type="float" office:value="0.8736" calcext:value-type="float">
            <text:p>0.8736</text:p>
          </table:table-cell>
          <table:table-cell office:value-type="float" office:value="0.882286" calcext:value-type="float">
            <text:p>0.882286</text:p>
          </table:table-cell>
          <table:table-cell office:value-type="float" office:value="0.8896" calcext:value-type="float">
            <text:p>0.8896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53463" calcext:value-type="float">
            <text:p>0.853463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4" calcext:value-type="float">
            <text:p>0.64</text:p>
          </table:table-cell>
          <table:table-cell office:value-type="float" office:value="0.733943" calcext:value-type="float">
            <text:p>0.733943</text:p>
          </table:table-cell>
          <table:table-cell office:value-type="float" office:value="0.839086" calcext:value-type="float">
            <text:p>0.839086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4171" calcext:value-type="float">
            <text:p>0.854171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68343" calcext:value-type="float">
            <text:p>0.868343</text:p>
          </table:table-cell>
          <table:table-cell office:value-type="float" office:value="0.878629" calcext:value-type="float">
            <text:p>0.878629</text:p>
          </table:table-cell>
          <table:table-cell office:value-type="float" office:value="0.884114" calcext:value-type="float">
            <text:p>0.884114</text:p>
          </table:table-cell>
          <table:table-cell office:value-type="float" office:value="0.8896" calcext:value-type="float">
            <text:p>0.8896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55429" calcext:value-type="float">
            <text:p>0.855429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656" calcext:value-type="float">
            <text:p>0.656</text:p>
          </table:table-cell>
          <table:table-cell office:value-type="float" office:value="0.751314" calcext:value-type="float">
            <text:p>0.751314</text:p>
          </table:table-cell>
          <table:table-cell office:value-type="float" office:value="0.839543" calcext:value-type="float">
            <text:p>0.839543</text:p>
          </table:table-cell>
          <table:table-cell office:value-type="float" office:value="0.848457" calcext:value-type="float">
            <text:p>0.848457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2629" calcext:value-type="float">
            <text:p>0.862629</text:p>
          </table:table-cell>
          <table:table-cell office:value-type="float" office:value="0.869714" calcext:value-type="float">
            <text:p>0.869714</text:p>
          </table:table-cell>
          <table:table-cell office:value-type="float" office:value="0.877714" calcext:value-type="float">
            <text:p>0.877714</text:p>
          </table:table-cell>
          <table:table-cell office:value-type="float" office:value="0.884114" calcext:value-type="float">
            <text:p>0.884114</text:p>
          </table:table-cell>
          <table:table-cell office:value-type="float" office:value="0.890514" calcext:value-type="float">
            <text:p>0.890514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576" calcext:value-type="float">
            <text:p>0.8576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656" calcext:value-type="float">
            <text:p>0.656</text:p>
          </table:table-cell>
          <table:table-cell office:value-type="float" office:value="0.743086" calcext:value-type="float">
            <text:p>0.743086</text:p>
          </table:table-cell>
          <table:table-cell office:value-type="float" office:value="0.837943" calcext:value-type="float">
            <text:p>0.837943</text:p>
          </table:table-cell>
          <table:table-cell office:value-type="float" office:value="0.847086" calcext:value-type="float">
            <text:p>0.847086</text:p>
          </table:table-cell>
          <table:table-cell office:value-type="float" office:value="0.853029" calcext:value-type="float">
            <text:p>0.853029</text:p>
          </table:table-cell>
          <table:table-cell office:value-type="float" office:value="0.860114" calcext:value-type="float">
            <text:p>0.860114</text:p>
          </table:table-cell>
          <table:table-cell office:value-type="float" office:value="0.865143" calcext:value-type="float">
            <text:p>0.865143</text:p>
          </table:table-cell>
          <table:table-cell office:value-type="float" office:value="0.872229" calcext:value-type="float">
            <text:p>0.872229</text:p>
          </table:table-cell>
          <table:table-cell office:value-type="float" office:value="0.88" calcext:value-type="float">
            <text:p>0.88</text:p>
          </table:table-cell>
          <table:table-cell office:value-type="float" office:value="0.889143" calcext:value-type="float">
            <text:p>0.889143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54377" calcext:value-type="float">
            <text:p>0.854377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512" calcext:value-type="float">
            <text:p>0.512</text:p>
          </table:table-cell>
          <table:table-cell office:value-type="float" office:value="0.738971" calcext:value-type="float">
            <text:p>0.738971</text:p>
          </table:table-cell>
          <table:table-cell office:value-type="float" office:value="0.835657" calcext:value-type="float">
            <text:p>0.835657</text:p>
          </table:table-cell>
          <table:table-cell office:value-type="float" office:value="0.846171" calcext:value-type="float">
            <text:p>0.846171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60114" calcext:value-type="float">
            <text:p>0.860114</text:p>
          </table:table-cell>
          <table:table-cell office:value-type="float" office:value="0.866286" calcext:value-type="float">
            <text:p>0.866286</text:p>
          </table:table-cell>
          <table:table-cell office:value-type="float" office:value="0.873371" calcext:value-type="float">
            <text:p>0.873371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891429" calcext:value-type="float">
            <text:p>0.891429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544" calcext:value-type="float">
            <text:p>0.8544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656" calcext:value-type="float">
            <text:p>0.656</text:p>
          </table:table-cell>
          <table:table-cell office:value-type="float" office:value="0.778057" calcext:value-type="float">
            <text:p>0.778057</text:p>
          </table:table-cell>
          <table:table-cell office:value-type="float" office:value="0.837943" calcext:value-type="float">
            <text:p>0.837943</text:p>
          </table:table-cell>
          <table:table-cell office:value-type="float" office:value="0.847543" calcext:value-type="float">
            <text:p>0.847543</text:p>
          </table:table-cell>
          <table:table-cell office:value-type="float" office:value="0.854857" calcext:value-type="float">
            <text:p>0.854857</text:p>
          </table:table-cell>
          <table:table-cell office:value-type="float" office:value="0.859429" calcext:value-type="float">
            <text:p>0.859429</text:p>
          </table:table-cell>
          <table:table-cell office:value-type="float" office:value="0.864686" calcext:value-type="float">
            <text:p>0.864686</text:p>
          </table:table-cell>
          <table:table-cell office:value-type="float" office:value="0.872" calcext:value-type="float">
            <text:p>0.872</text:p>
          </table:table-cell>
          <table:table-cell office:value-type="float" office:value="0.880914" calcext:value-type="float">
            <text:p>0.880914</text:p>
          </table:table-cell>
          <table:table-cell office:value-type="float" office:value="0.890514" calcext:value-type="float">
            <text:p>0.890514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58194" calcext:value-type="float">
            <text:p>0.858194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688" calcext:value-type="float">
            <text:p>0.688</text:p>
          </table:table-cell>
          <table:table-cell office:value-type="float" office:value="0.822629" calcext:value-type="float">
            <text:p>0.822629</text:p>
          </table:table-cell>
          <table:table-cell office:value-type="float" office:value="0.843429" calcext:value-type="float">
            <text:p>0.843429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2629" calcext:value-type="float">
            <text:p>0.862629</text:p>
          </table:table-cell>
          <table:table-cell office:value-type="float" office:value="0.867886" calcext:value-type="float">
            <text:p>0.867886</text:p>
          </table:table-cell>
          <table:table-cell office:value-type="float" office:value="0.874971" calcext:value-type="float">
            <text:p>0.874971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8912" calcext:value-type="float">
            <text:p>0.8912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65074" calcext:value-type="float">
            <text:p>0.865074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64" calcext:value-type="float">
            <text:p>0.64</text:p>
          </table:table-cell>
          <table:table-cell office:value-type="float" office:value="0.813029" calcext:value-type="float">
            <text:p>0.813029</text:p>
          </table:table-cell>
          <table:table-cell office:value-type="float" office:value="0.843429" calcext:value-type="float">
            <text:p>0.843429</text:p>
          </table:table-cell>
          <table:table-cell office:value-type="float" office:value="0.848914" calcext:value-type="float">
            <text:p>0.84891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1257" calcext:value-type="float">
            <text:p>0.861257</text:p>
          </table:table-cell>
          <table:table-cell office:value-type="float" office:value="0.867886" calcext:value-type="float">
            <text:p>0.867886</text:p>
          </table:table-cell>
          <table:table-cell office:value-type="float" office:value="0.874971" calcext:value-type="float">
            <text:p>0.874971</text:p>
          </table:table-cell>
          <table:table-cell office:value-type="float" office:value="0.883657" calcext:value-type="float">
            <text:p>0.883657</text:p>
          </table:table-cell>
          <table:table-cell office:value-type="float" office:value="0.8912" calcext:value-type="float">
            <text:p>0.8912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63634" calcext:value-type="float">
            <text:p>0.863634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72" calcext:value-type="float">
            <text:p>0.72</text:p>
          </table:table-cell>
          <table:table-cell office:value-type="float" office:value="0.827886" calcext:value-type="float">
            <text:p>0.827886</text:p>
          </table:table-cell>
          <table:table-cell office:value-type="float" office:value="0.846629" calcext:value-type="float">
            <text:p>0.846629</text:p>
          </table:table-cell>
          <table:table-cell office:value-type="float" office:value="0.852114" calcext:value-type="float">
            <text:p>0.852114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1314" calcext:value-type="float">
            <text:p>0.871314</text:p>
          </table:table-cell>
          <table:table-cell office:value-type="float" office:value="0.876343" calcext:value-type="float">
            <text:p>0.876343</text:p>
          </table:table-cell>
          <table:table-cell office:value-type="float" office:value="0.885257" calcext:value-type="float">
            <text:p>0.885257</text:p>
          </table:table-cell>
          <table:table-cell office:value-type="float" office:value="0.891429" calcext:value-type="float">
            <text:p>0.891429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66811" calcext:value-type="float">
            <text:p>0.866811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4" calcext:value-type="float">
            <text:p>0.4</text:p>
          </table:table-cell>
          <table:table-cell office:value-type="float" office:value="0.802971" calcext:value-type="float">
            <text:p>0.802971</text:p>
          </table:table-cell>
          <table:table-cell office:value-type="float" office:value="0.843657" calcext:value-type="float">
            <text:p>0.843657</text:p>
          </table:table-cell>
          <table:table-cell office:value-type="float" office:value="0.852571" calcext:value-type="float">
            <text:p>0.852571</text:p>
          </table:table-cell>
          <table:table-cell office:value-type="float" office:value="0.858286" calcext:value-type="float">
            <text:p>0.85828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9943" calcext:value-type="float">
            <text:p>0.869943</text:p>
          </table:table-cell>
          <table:table-cell office:value-type="float" office:value="0.873829" calcext:value-type="float">
            <text:p>0.873829</text:p>
          </table:table-cell>
          <table:table-cell office:value-type="float" office:value="0.883429" calcext:value-type="float">
            <text:p>0.883429</text:p>
          </table:table-cell>
          <table:table-cell office:value-type="float" office:value="0.888686" calcext:value-type="float">
            <text:p>0.888686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63337" calcext:value-type="float">
            <text:p>0.86333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28" calcext:value-type="float">
            <text:p>0.328</text:p>
          </table:table-cell>
          <table:table-cell office:value-type="float" office:value="0.791086" calcext:value-type="float">
            <text:p>0.791086</text:p>
          </table:table-cell>
          <table:table-cell office:value-type="float" office:value="0.843429" calcext:value-type="float">
            <text:p>0.843429</text:p>
          </table:table-cell>
          <table:table-cell office:value-type="float" office:value="0.850514" calcext:value-type="float">
            <text:p>0.85051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8571" calcext:value-type="float">
            <text:p>0.868571</text:p>
          </table:table-cell>
          <table:table-cell office:value-type="float" office:value="0.874286" calcext:value-type="float">
            <text:p>0.874286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888" calcext:value-type="float">
            <text:p>0.888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61509" calcext:value-type="float">
            <text:p>0.861509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376" calcext:value-type="float">
            <text:p>0.376</text:p>
          </table:table-cell>
          <table:table-cell office:value-type="float" office:value="0.784457" calcext:value-type="float">
            <text:p>0.784457</text:p>
          </table:table-cell>
          <table:table-cell office:value-type="float" office:value="0.843657" calcext:value-type="float">
            <text:p>0.843657</text:p>
          </table:table-cell>
          <table:table-cell office:value-type="float" office:value="0.848914" calcext:value-type="float">
            <text:p>0.84891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9429" calcext:value-type="float">
            <text:p>0.859429</text:p>
          </table:table-cell>
          <table:table-cell office:value-type="float" office:value="0.867886" calcext:value-type="float">
            <text:p>0.867886</text:p>
          </table:table-cell>
          <table:table-cell office:value-type="float" office:value="0.873829" calcext:value-type="float">
            <text:p>0.873829</text:p>
          </table:table-cell>
          <table:table-cell office:value-type="float" office:value="0.881371" calcext:value-type="float">
            <text:p>0.881371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5543" calcext:value-type="float">
            <text:p>0.895543</text:p>
          </table:table-cell>
          <table:table-cell office:value-type="float" office:value="0.896" calcext:value-type="float">
            <text:p>0.896</text:p>
          </table:table-cell>
          <table:table-cell office:value-type="float" office:value="0.859909" calcext:value-type="float">
            <text:p>0.859909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632" calcext:value-type="float">
            <text:p>0.632</text:p>
          </table:table-cell>
          <table:table-cell office:value-type="float" office:value="0.824457" calcext:value-type="float">
            <text:p>0.824457</text:p>
          </table:table-cell>
          <table:table-cell office:value-type="float" office:value="0.844343" calcext:value-type="float">
            <text:p>0.844343</text:p>
          </table:table-cell>
          <table:table-cell office:value-type="float" office:value="0.848914" calcext:value-type="float">
            <text:p>0.84891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67429" calcext:value-type="float">
            <text:p>0.867429</text:p>
          </table:table-cell>
          <table:table-cell office:value-type="float" office:value="0.873371" calcext:value-type="float">
            <text:p>0.873371</text:p>
          </table:table-cell>
          <table:table-cell office:value-type="float" office:value="0.881829" calcext:value-type="float">
            <text:p>0.881829</text:p>
          </table:table-cell>
          <table:table-cell office:value-type="float" office:value="0.888457" calcext:value-type="float">
            <text:p>0.888457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6432" calcext:value-type="float">
            <text:p>0.86432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704" calcext:value-type="float">
            <text:p>0.704</text:p>
          </table:table-cell>
          <table:table-cell office:value-type="float" office:value="0.829943" calcext:value-type="float">
            <text:p>0.829943</text:p>
          </table:table-cell>
          <table:table-cell office:value-type="float" office:value="0.847086" calcext:value-type="float">
            <text:p>0.847086</text:p>
          </table:table-cell>
          <table:table-cell office:value-type="float" office:value="0.849829" calcext:value-type="float">
            <text:p>0.849829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3771" calcext:value-type="float">
            <text:p>0.863771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77714" calcext:value-type="float">
            <text:p>0.877714</text:p>
          </table:table-cell>
          <table:table-cell office:value-type="float" office:value="0.884343" calcext:value-type="float">
            <text:p>0.884343</text:p>
          </table:table-cell>
          <table:table-cell office:value-type="float" office:value="0.890057" calcext:value-type="float">
            <text:p>0.890057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66514" calcext:value-type="float">
            <text:p>0.866514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616" calcext:value-type="float">
            <text:p>0.616</text:p>
          </table:table-cell>
          <table:table-cell office:value-type="float" office:value="0.824" calcext:value-type="float">
            <text:p>0.824</text:p>
          </table:table-cell>
          <table:table-cell office:value-type="float" office:value="0.845257" calcext:value-type="float">
            <text:p>0.845257</text:p>
          </table:table-cell>
          <table:table-cell office:value-type="float" office:value="0.849829" calcext:value-type="float">
            <text:p>0.849829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3086" calcext:value-type="float">
            <text:p>0.863086</text:p>
          </table:table-cell>
          <table:table-cell office:value-type="float" office:value="0.869486" calcext:value-type="float">
            <text:p>0.869486</text:p>
          </table:table-cell>
          <table:table-cell office:value-type="float" office:value="0.874514" calcext:value-type="float">
            <text:p>0.874514</text:p>
          </table:table-cell>
          <table:table-cell office:value-type="float" office:value="0.882743" calcext:value-type="float">
            <text:p>0.882743</text:p>
          </table:table-cell>
          <table:table-cell office:value-type="float" office:value="0.890286" calcext:value-type="float">
            <text:p>0.890286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6512" calcext:value-type="float">
            <text:p>0.8651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784" calcext:value-type="float">
            <text:p>0.784</text:p>
          </table:table-cell>
          <table:table-cell office:value-type="float" office:value="0.834971" calcext:value-type="float">
            <text:p>0.834971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5543" calcext:value-type="float">
            <text:p>0.855543</text:p>
          </table:table-cell>
          <table:table-cell office:value-type="float" office:value="0.858514" calcext:value-type="float">
            <text:p>0.858514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1771" calcext:value-type="float">
            <text:p>0.871771</text:p>
          </table:table-cell>
          <table:table-cell office:value-type="float" office:value="0.876343" calcext:value-type="float">
            <text:p>0.876343</text:p>
          </table:table-cell>
          <table:table-cell office:value-type="float" office:value="0.885029" calcext:value-type="float">
            <text:p>0.885029</text:p>
          </table:table-cell>
          <table:table-cell office:value-type="float" office:value="0.891429" calcext:value-type="float">
            <text:p>0.891429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6816" calcext:value-type="float">
            <text:p>0.86816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6" calcext:value-type="float">
            <text:p>0.6</text:p>
          </table:table-cell>
          <table:table-cell office:value-type="float" office:value="0.8256" calcext:value-type="float">
            <text:p>0.8256</text:p>
          </table:table-cell>
          <table:table-cell office:value-type="float" office:value="0.847543" calcext:value-type="float">
            <text:p>0.847543</text:p>
          </table:table-cell>
          <table:table-cell office:value-type="float" office:value="0.850971" calcext:value-type="float">
            <text:p>0.850971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2857" calcext:value-type="float">
            <text:p>0.862857</text:p>
          </table:table-cell>
          <table:table-cell office:value-type="float" office:value="0.868343" calcext:value-type="float">
            <text:p>0.868343</text:p>
          </table:table-cell>
          <table:table-cell office:value-type="float" office:value="0.875429" calcext:value-type="float">
            <text:p>0.875429</text:p>
          </table:table-cell>
          <table:table-cell office:value-type="float" office:value="0.882514" calcext:value-type="float">
            <text:p>0.882514</text:p>
          </table:table-cell>
          <table:table-cell office:value-type="float" office:value="0.890286" calcext:value-type="float">
            <text:p>0.890286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65554" calcext:value-type="float">
            <text:p>0.865554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512" calcext:value-type="float">
            <text:p>0.512</text:p>
          </table:table-cell>
          <table:table-cell office:value-type="float" office:value="0.805257" calcext:value-type="float">
            <text:p>0.805257</text:p>
          </table:table-cell>
          <table:table-cell office:value-type="float" office:value="0.846171" calcext:value-type="float">
            <text:p>0.846171</text:p>
          </table:table-cell>
          <table:table-cell office:value-type="float" office:value="0.848914" calcext:value-type="float">
            <text:p>0.84891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0343" calcext:value-type="float">
            <text:p>0.860343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77257" calcext:value-type="float">
            <text:p>0.877257</text:p>
          </table:table-cell>
          <table:table-cell office:value-type="float" office:value="0.884571" calcext:value-type="float">
            <text:p>0.884571</text:p>
          </table:table-cell>
          <table:table-cell office:value-type="float" office:value="0.889143" calcext:value-type="float">
            <text:p>0.889143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63246" calcext:value-type="float">
            <text:p>0.863246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496" calcext:value-type="float">
            <text:p>0.496</text:p>
          </table:table-cell>
          <table:table-cell office:value-type="float" office:value="0.812343" calcext:value-type="float">
            <text:p>0.812343</text:p>
          </table:table-cell>
          <table:table-cell office:value-type="float" office:value="0.845486" calcext:value-type="float">
            <text:p>0.845486</text:p>
          </table:table-cell>
          <table:table-cell office:value-type="float" office:value="0.850286" calcext:value-type="float">
            <text:p>0.85028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3543" calcext:value-type="float">
            <text:p>0.863543</text:p>
          </table:table-cell>
          <table:table-cell office:value-type="float" office:value="0.871771" calcext:value-type="float">
            <text:p>0.871771</text:p>
          </table:table-cell>
          <table:table-cell office:value-type="float" office:value="0.878171" calcext:value-type="float">
            <text:p>0.878171</text:p>
          </table:table-cell>
          <table:table-cell office:value-type="float" office:value="0.885257" calcext:value-type="float">
            <text:p>0.885257</text:p>
          </table:table-cell>
          <table:table-cell office:value-type="float" office:value="0.8896" calcext:value-type="float">
            <text:p>0.8896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64846" calcext:value-type="float">
            <text:p>0.864846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8" calcext:value-type="float">
            <text:p>0.8</text:p>
          </table:table-cell>
          <table:table-cell office:value-type="float" office:value="0.838857" calcext:value-type="float">
            <text:p>0.838857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5543" calcext:value-type="float">
            <text:p>0.855543</text:p>
          </table:table-cell>
          <table:table-cell office:value-type="float" office:value="0.861257" calcext:value-type="float">
            <text:p>0.861257</text:p>
          </table:table-cell>
          <table:table-cell office:value-type="float" office:value="0.867657" calcext:value-type="float">
            <text:p>0.867657</text:p>
          </table:table-cell>
          <table:table-cell office:value-type="float" office:value="0.872" calcext:value-type="float">
            <text:p>0.872</text:p>
          </table:table-cell>
          <table:table-cell office:value-type="float" office:value="0.88" calcext:value-type="float">
            <text:p>0.88</text:p>
          </table:table-cell>
          <table:table-cell office:value-type="float" office:value="0.886857" calcext:value-type="float">
            <text:p>0.886857</text:p>
          </table:table-cell>
          <table:table-cell office:value-type="float" office:value="0.890286" calcext:value-type="float">
            <text:p>0.890286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69646" calcext:value-type="float">
            <text:p>0.869646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576" calcext:value-type="float">
            <text:p>0.576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866514" calcext:value-type="float">
            <text:p>0.866514</text:p>
          </table:table-cell>
          <table:table-cell office:value-type="float" office:value="0.874971" calcext:value-type="float">
            <text:p>0.874971</text:p>
          </table:table-cell>
          <table:table-cell office:value-type="float" office:value="0.881371" calcext:value-type="float">
            <text:p>0.881371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1886" calcext:value-type="float">
            <text:p>0.891886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69234" calcext:value-type="float">
            <text:p>0.869234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48" calcext:value-type="float">
            <text:p>0.48</text:p>
          </table:table-cell>
          <table:table-cell office:value-type="float" office:value="0.818971" calcext:value-type="float">
            <text:p>0.818971</text:p>
          </table:table-cell>
          <table:table-cell office:value-type="float" office:value="0.846629" calcext:value-type="float">
            <text:p>0.846629</text:p>
          </table:table-cell>
          <table:table-cell office:value-type="float" office:value="0.852343" calcext:value-type="float">
            <text:p>0.852343</text:p>
          </table:table-cell>
          <table:table-cell office:value-type="float" office:value="0.858743" calcext:value-type="float">
            <text:p>0.858743</text:p>
          </table:table-cell>
          <table:table-cell office:value-type="float" office:value="0.868114" calcext:value-type="float">
            <text:p>0.868114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882286" calcext:value-type="float">
            <text:p>0.882286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4629" calcext:value-type="float">
            <text:p>0.894629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68251" calcext:value-type="float">
            <text:p>0.86825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592" calcext:value-type="float">
            <text:p>0.592</text:p>
          </table:table-cell>
          <table:table-cell office:value-type="float" office:value="0.789029" calcext:value-type="float">
            <text:p>0.789029</text:p>
          </table:table-cell>
          <table:table-cell office:value-type="float" office:value="0.845029" calcext:value-type="float">
            <text:p>0.845029</text:p>
          </table:table-cell>
          <table:table-cell office:value-type="float" office:value="0.853714" calcext:value-type="float">
            <text:p>0.853714</text:p>
          </table:table-cell>
          <table:table-cell office:value-type="float" office:value="0.858971" calcext:value-type="float">
            <text:p>0.858971</text:p>
          </table:table-cell>
          <table:table-cell office:value-type="float" office:value="0.867886" calcext:value-type="float">
            <text:p>0.867886</text:p>
          </table:table-cell>
          <table:table-cell office:value-type="float" office:value="0.874971" calcext:value-type="float">
            <text:p>0.874971</text:p>
          </table:table-cell>
          <table:table-cell office:value-type="float" office:value="0.88" calcext:value-type="float">
            <text:p>0.88</text:p>
          </table:table-cell>
          <table:table-cell office:value-type="float" office:value="0.887314" calcext:value-type="float">
            <text:p>0.887314</text:p>
          </table:table-cell>
          <table:table-cell office:value-type="float" office:value="0.892571" calcext:value-type="float">
            <text:p>0.892571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64549" calcext:value-type="float">
            <text:p>0.864549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528" calcext:value-type="float">
            <text:p>0.528</text:p>
          </table:table-cell>
          <table:table-cell office:value-type="float" office:value="0.787657" calcext:value-type="float">
            <text:p>0.787657</text:p>
          </table:table-cell>
          <table:table-cell office:value-type="float" office:value="0.843429" calcext:value-type="float">
            <text:p>0.843429</text:p>
          </table:table-cell>
          <table:table-cell office:value-type="float" office:value="0.853714" calcext:value-type="float">
            <text:p>0.853714</text:p>
          </table:table-cell>
          <table:table-cell office:value-type="float" office:value="0.860343" calcext:value-type="float">
            <text:p>0.860343</text:p>
          </table:table-cell>
          <table:table-cell office:value-type="float" office:value="0.867886" calcext:value-type="float">
            <text:p>0.867886</text:p>
          </table:table-cell>
          <table:table-cell office:value-type="float" office:value="0.874743" calcext:value-type="float">
            <text:p>0.874743</text:p>
          </table:table-cell>
          <table:table-cell office:value-type="float" office:value="0.880686" calcext:value-type="float">
            <text:p>0.880686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12" calcext:value-type="float">
            <text:p>0.8912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64366" calcext:value-type="float">
            <text:p>0.864366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608" calcext:value-type="float">
            <text:p>0.608</text:p>
          </table:table-cell>
          <table:table-cell office:value-type="float" office:value="0.813029" calcext:value-type="float">
            <text:p>0.813029</text:p>
          </table:table-cell>
          <table:table-cell office:value-type="float" office:value="0.844571" calcext:value-type="float">
            <text:p>0.844571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0571" calcext:value-type="float">
            <text:p>0.860571</text:p>
          </table:table-cell>
          <table:table-cell office:value-type="float" office:value="0.867657" calcext:value-type="float">
            <text:p>0.867657</text:p>
          </table:table-cell>
          <table:table-cell office:value-type="float" office:value="0.874057" calcext:value-type="float">
            <text:p>0.874057</text:p>
          </table:table-cell>
          <table:table-cell office:value-type="float" office:value="0.881143" calcext:value-type="float">
            <text:p>0.881143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3486" calcext:value-type="float">
            <text:p>0.893486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67451" calcext:value-type="float">
            <text:p>0.86745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4" calcext:value-type="float">
            <text:p>0.4</text:p>
          </table:table-cell>
          <table:table-cell office:value-type="float" office:value="0.765029" calcext:value-type="float">
            <text:p>0.765029</text:p>
          </table:table-cell>
          <table:table-cell office:value-type="float" office:value="0.846629" calcext:value-type="float">
            <text:p>0.846629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0857" calcext:value-type="float">
            <text:p>0.870857</text:p>
          </table:table-cell>
          <table:table-cell office:value-type="float" office:value="0.875657" calcext:value-type="float">
            <text:p>0.875657</text:p>
          </table:table-cell>
          <table:table-cell office:value-type="float" office:value="0.881829" calcext:value-type="float">
            <text:p>0.881829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44" calcext:value-type="float">
            <text:p>0.8944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6384" calcext:value-type="float">
            <text:p>0.86384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536" calcext:value-type="float">
            <text:p>0.536</text:p>
          </table:table-cell>
          <table:table-cell office:value-type="float" office:value="0.796571" calcext:value-type="float">
            <text:p>0.796571</text:p>
          </table:table-cell>
          <table:table-cell office:value-type="float" office:value="0.849143" calcext:value-type="float">
            <text:p>0.849143</text:p>
          </table:table-cell>
          <table:table-cell office:value-type="float" office:value="0.858057" calcext:value-type="float">
            <text:p>0.858057</text:p>
          </table:table-cell>
          <table:table-cell office:value-type="float" office:value="0.864686" calcext:value-type="float">
            <text:p>0.864686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8857" calcext:value-type="float">
            <text:p>0.878857</text:p>
          </table:table-cell>
          <table:table-cell office:value-type="float" office:value="0.884343" calcext:value-type="float">
            <text:p>0.884343</text:p>
          </table:table-cell>
          <table:table-cell office:value-type="float" office:value="0.889829" calcext:value-type="float">
            <text:p>0.889829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68549" calcext:value-type="float">
            <text:p>0.868549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376" calcext:value-type="float">
            <text:p>0.376</text:p>
          </table:table-cell>
          <table:table-cell office:value-type="float" office:value="0.777829" calcext:value-type="float">
            <text:p>0.777829</text:p>
          </table:table-cell>
          <table:table-cell office:value-type="float" office:value="0.850514" calcext:value-type="float">
            <text:p>0.850514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1771" calcext:value-type="float">
            <text:p>0.871771</text:p>
          </table:table-cell>
          <table:table-cell office:value-type="float" office:value="0.876571" calcext:value-type="float">
            <text:p>0.876571</text:p>
          </table:table-cell>
          <table:table-cell office:value-type="float" office:value="0.882743" calcext:value-type="float">
            <text:p>0.882743</text:p>
          </table:table-cell>
          <table:table-cell office:value-type="float" office:value="0.890286" calcext:value-type="float">
            <text:p>0.890286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66331" calcext:value-type="float">
            <text:p>0.86633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456" calcext:value-type="float">
            <text:p>0.456</text:p>
          </table:table-cell>
          <table:table-cell office:value-type="float" office:value="0.781943" calcext:value-type="float">
            <text:p>0.781943</text:p>
          </table:table-cell>
          <table:table-cell office:value-type="float" office:value="0.850743" calcext:value-type="float">
            <text:p>0.850743</text:p>
          </table:table-cell>
          <table:table-cell office:value-type="float" office:value="0.858514" calcext:value-type="float">
            <text:p>0.858514</text:p>
          </table:table-cell>
          <table:table-cell office:value-type="float" office:value="0.8656" calcext:value-type="float">
            <text:p>0.8656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7257" calcext:value-type="float">
            <text:p>0.877257</text:p>
          </table:table-cell>
          <table:table-cell office:value-type="float" office:value="0.883429" calcext:value-type="float">
            <text:p>0.883429</text:p>
          </table:table-cell>
          <table:table-cell office:value-type="float" office:value="0.891429" calcext:value-type="float">
            <text:p>0.891429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67291" calcext:value-type="float">
            <text:p>0.86729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616" calcext:value-type="float">
            <text:p>0.616</text:p>
          </table:table-cell>
          <table:table-cell office:value-type="float" office:value="0.812343" calcext:value-type="float">
            <text:p>0.812343</text:p>
          </table:table-cell>
          <table:table-cell office:value-type="float" office:value="0.847543" calcext:value-type="float">
            <text:p>0.847543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69714" calcext:value-type="float">
            <text:p>0.869714</text:p>
          </table:table-cell>
          <table:table-cell office:value-type="float" office:value="0.875657" calcext:value-type="float">
            <text:p>0.875657</text:p>
          </table:table-cell>
          <table:table-cell office:value-type="float" office:value="0.882971" calcext:value-type="float">
            <text:p>0.882971</text:p>
          </table:table-cell>
          <table:table-cell office:value-type="float" office:value="0.891657" calcext:value-type="float">
            <text:p>0.891657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69029" calcext:value-type="float">
            <text:p>0.869029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512" calcext:value-type="float">
            <text:p>0.512</text:p>
          </table:table-cell>
          <table:table-cell office:value-type="float" office:value="0.771429" calcext:value-type="float">
            <text:p>0.771429</text:p>
          </table:table-cell>
          <table:table-cell office:value-type="float" office:value="0.846171" calcext:value-type="float">
            <text:p>0.846171</text:p>
          </table:table-cell>
          <table:table-cell office:value-type="float" office:value="0.855314" calcext:value-type="float">
            <text:p>0.855314</text:p>
          </table:table-cell>
          <table:table-cell office:value-type="float" office:value="0.861257" calcext:value-type="float">
            <text:p>0.861257</text:p>
          </table:table-cell>
          <table:table-cell office:value-type="float" office:value="0.867429" calcext:value-type="float">
            <text:p>0.867429</text:p>
          </table:table-cell>
          <table:table-cell office:value-type="float" office:value="0.874971" calcext:value-type="float">
            <text:p>0.874971</text:p>
          </table:table-cell>
          <table:table-cell office:value-type="float" office:value="0.881143" calcext:value-type="float">
            <text:p>0.881143</text:p>
          </table:table-cell>
          <table:table-cell office:value-type="float" office:value="0.889371" calcext:value-type="float">
            <text:p>0.889371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63909" calcext:value-type="float">
            <text:p>0.863909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312" calcext:value-type="float">
            <text:p>0.312</text:p>
          </table:table-cell>
          <table:table-cell office:value-type="float" office:value="0.774857" calcext:value-type="float">
            <text:p>0.774857</text:p>
          </table:table-cell>
          <table:table-cell office:value-type="float" office:value="0.847314" calcext:value-type="float">
            <text:p>0.84731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2857" calcext:value-type="float">
            <text:p>0.862857</text:p>
          </table:table-cell>
          <table:table-cell office:value-type="float" office:value="0.867657" calcext:value-type="float">
            <text:p>0.867657</text:p>
          </table:table-cell>
          <table:table-cell office:value-type="float" office:value="0.873829" calcext:value-type="float">
            <text:p>0.873829</text:p>
          </table:table-cell>
          <table:table-cell office:value-type="float" office:value="0.882286" calcext:value-type="float">
            <text:p>0.882286</text:p>
          </table:table-cell>
          <table:table-cell office:value-type="float" office:value="0.889371" calcext:value-type="float">
            <text:p>0.889371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64617" calcext:value-type="float">
            <text:p>0.864617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312" calcext:value-type="float">
            <text:p>0.312</text:p>
          </table:table-cell>
          <table:table-cell office:value-type="float" office:value="0.778286" calcext:value-type="float">
            <text:p>0.778286</text:p>
          </table:table-cell>
          <table:table-cell office:value-type="float" office:value="0.849143" calcext:value-type="float">
            <text:p>0.849143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3314" calcext:value-type="float">
            <text:p>0.863314</text:p>
          </table:table-cell>
          <table:table-cell office:value-type="float" office:value="0.867429" calcext:value-type="float">
            <text:p>0.867429</text:p>
          </table:table-cell>
          <table:table-cell office:value-type="float" office:value="0.874057" calcext:value-type="float">
            <text:p>0.874057</text:p>
          </table:table-cell>
          <table:table-cell office:value-type="float" office:value="0.881371" calcext:value-type="float">
            <text:p>0.881371</text:p>
          </table:table-cell>
          <table:table-cell office:value-type="float" office:value="0.890286" calcext:value-type="float">
            <text:p>0.890286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65189" calcext:value-type="float">
            <text:p>0.865189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56" calcext:value-type="float">
            <text:p>0.56</text:p>
          </table:table-cell>
          <table:table-cell office:value-type="float" office:value="0.800229" calcext:value-type="float">
            <text:p>0.800229</text:p>
          </table:table-cell>
          <table:table-cell office:value-type="float" office:value="0.850286" calcext:value-type="float">
            <text:p>0.850286</text:p>
          </table:table-cell>
          <table:table-cell office:value-type="float" office:value="0.856914" calcext:value-type="float">
            <text:p>0.856914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0857" calcext:value-type="float">
            <text:p>0.870857</text:p>
          </table:table-cell>
          <table:table-cell office:value-type="float" office:value="0.877029" calcext:value-type="float">
            <text:p>0.877029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893714" calcext:value-type="float">
            <text:p>0.893714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68823" calcext:value-type="float">
            <text:p>0.868823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56" calcext:value-type="float">
            <text:p>0.56</text:p>
          </table:table-cell>
          <table:table-cell office:value-type="float" office:value="0.8" calcext:value-type="float">
            <text:p>0.8</text:p>
          </table:table-cell>
          <table:table-cell office:value-type="float" office:value="0.851657" calcext:value-type="float">
            <text:p>0.851657</text:p>
          </table:table-cell>
          <table:table-cell office:value-type="float" office:value="0.860343" calcext:value-type="float">
            <text:p>0.860343</text:p>
          </table:table-cell>
          <table:table-cell office:value-type="float" office:value="0.867429" calcext:value-type="float">
            <text:p>0.867429</text:p>
          </table:table-cell>
          <table:table-cell office:value-type="float" office:value="0.872457" calcext:value-type="float">
            <text:p>0.872457</text:p>
          </table:table-cell>
          <table:table-cell office:value-type="float" office:value="0.88" calcext:value-type="float">
            <text:p>0.88</text:p>
          </table:table-cell>
          <table:table-cell office:value-type="float" office:value="0.885257" calcext:value-type="float">
            <text:p>0.885257</text:p>
          </table:table-cell>
          <table:table-cell office:value-type="float" office:value="0.893486" calcext:value-type="float">
            <text:p>0.893486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70263" calcext:value-type="float">
            <text:p>0.870263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6" calcext:value-type="float">
            <text:p>0.6</text:p>
          </table:table-cell>
          <table:table-cell office:value-type="float" office:value="0.807086" calcext:value-type="float">
            <text:p>0.807086</text:p>
          </table:table-cell>
          <table:table-cell office:value-type="float" office:value="0.853714" calcext:value-type="float">
            <text:p>0.853714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70171" calcext:value-type="float">
            <text:p>0.870171</text:p>
          </table:table-cell>
          <table:table-cell office:value-type="float" office:value="0.875657" calcext:value-type="float">
            <text:p>0.875657</text:p>
          </table:table-cell>
          <table:table-cell office:value-type="float" office:value="0.880457" calcext:value-type="float">
            <text:p>0.880457</text:p>
          </table:table-cell>
          <table:table-cell office:value-type="float" office:value="0.888" calcext:value-type="float">
            <text:p>0.888</text:p>
          </table:table-cell>
          <table:table-cell table:number-columns-repeated="4" office:value-type="float" office:value="0.896" calcext:value-type="float">
            <text:p>0.896</text:p>
          </table:table-cell>
          <table:table-cell office:value-type="float" office:value="0.872549" calcext:value-type="float">
            <text:p>0.872549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512" calcext:value-type="float">
            <text:p>0.512</text:p>
          </table:table-cell>
          <table:table-cell office:value-type="float" office:value="0.8272" calcext:value-type="float">
            <text:p>0.8272</text:p>
          </table:table-cell>
          <table:table-cell office:value-type="float" office:value="0.854171" calcext:value-type="float">
            <text:p>0.854171</text:p>
          </table:table-cell>
          <table:table-cell office:value-type="float" office:value="0.862171" calcext:value-type="float">
            <text:p>0.862171</text:p>
          </table:table-cell>
          <table:table-cell office:value-type="float" office:value="0.868114" calcext:value-type="float">
            <text:p>0.868114</text:p>
          </table:table-cell>
          <table:table-cell office:value-type="float" office:value="0.877257" calcext:value-type="float">
            <text:p>0.877257</text:p>
          </table:table-cell>
          <table:table-cell office:value-type="float" office:value="0.880229" calcext:value-type="float">
            <text:p>0.880229</text:p>
          </table:table-cell>
          <table:table-cell office:value-type="float" office:value="0.8896" calcext:value-type="float">
            <text:p>0.8896</text:p>
          </table:table-cell>
          <table:table-cell table:number-columns-repeated="4" office:value-type="float" office:value="0.896" calcext:value-type="float">
            <text:p>0.896</text:p>
          </table:table-cell>
          <table:table-cell office:value-type="float" office:value="0.874674" calcext:value-type="float">
            <text:p>0.874674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488" calcext:value-type="float">
            <text:p>0.488</text:p>
          </table:table-cell>
          <table:table-cell office:value-type="float" office:value="0.824914" calcext:value-type="float">
            <text:p>0.82491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1771" calcext:value-type="float">
            <text:p>0.871771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882971" calcext:value-type="float">
            <text:p>0.882971</text:p>
          </table:table-cell>
          <table:table-cell office:value-type="float" office:value="0.890286" calcext:value-type="float">
            <text:p>0.890286</text:p>
          </table:table-cell>
          <table:table-cell table:number-columns-repeated="4" office:value-type="float" office:value="0.896" calcext:value-type="float">
            <text:p>0.896</text:p>
          </table:table-cell>
          <table:table-cell office:value-type="float" office:value="0.875634" calcext:value-type="float">
            <text:p>0.875634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512" calcext:value-type="float">
            <text:p>0.512</text:p>
          </table:table-cell>
          <table:table-cell office:value-type="float" office:value="0.828343" calcext:value-type="float">
            <text:p>0.828343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9943" calcext:value-type="float">
            <text:p>0.869943</text:p>
          </table:table-cell>
          <table:table-cell office:value-type="float" office:value="0.875429" calcext:value-type="float">
            <text:p>0.875429</text:p>
          </table:table-cell>
          <table:table-cell office:value-type="float" office:value="0.88" calcext:value-type="float">
            <text:p>0.88</text:p>
          </table:table-cell>
          <table:table-cell office:value-type="float" office:value="0.888229" calcext:value-type="float">
            <text:p>0.888229</text:p>
          </table:table-cell>
          <table:table-cell table:number-columns-repeated="4" office:value-type="float" office:value="0.896" calcext:value-type="float">
            <text:p>0.896</text:p>
          </table:table-cell>
          <table:table-cell office:value-type="float" office:value="0.874994" calcext:value-type="float">
            <text:p>0.874994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816" calcext:value-type="float">
            <text:p>0.816</text:p>
          </table:table-cell>
          <table:table-cell office:value-type="float" office:value="0.842286" calcext:value-type="float">
            <text:p>0.842286</text:p>
          </table:table-cell>
          <table:table-cell office:value-type="float" office:value="0.854857" calcext:value-type="float">
            <text:p>0.854857</text:p>
          </table:table-cell>
          <table:table-cell office:value-type="float" office:value="0.862171" calcext:value-type="float">
            <text:p>0.862171</text:p>
          </table:table-cell>
          <table:table-cell office:value-type="float" office:value="0.868343" calcext:value-type="float">
            <text:p>0.868343</text:p>
          </table:table-cell>
          <table:table-cell office:value-type="float" office:value="0.874514" calcext:value-type="float">
            <text:p>0.874514</text:p>
          </table:table-cell>
          <table:table-cell office:value-type="float" office:value="0.880686" calcext:value-type="float">
            <text:p>0.880686</text:p>
          </table:table-cell>
          <table:table-cell office:value-type="float" office:value="0.888914" calcext:value-type="float">
            <text:p>0.888914</text:p>
          </table:table-cell>
          <table:table-cell table:number-columns-repeated="4" office:value-type="float" office:value="0.896" calcext:value-type="float">
            <text:p>0.896</text:p>
          </table:table-cell>
          <table:table-cell office:value-type="float" office:value="0.875977" calcext:value-type="float">
            <text:p>0.875977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752" calcext:value-type="float">
            <text:p>0.752</text:p>
          </table:table-cell>
          <table:table-cell office:value-type="float" office:value="0.838629" calcext:value-type="float">
            <text:p>0.838629</text:p>
          </table:table-cell>
          <table:table-cell office:value-type="float" office:value="0.853943" calcext:value-type="float">
            <text:p>0.853943</text:p>
          </table:table-cell>
          <table:table-cell office:value-type="float" office:value="0.861714" calcext:value-type="float">
            <text:p>0.861714</text:p>
          </table:table-cell>
          <table:table-cell office:value-type="float" office:value="0.8672" calcext:value-type="float">
            <text:p>0.8672</text:p>
          </table:table-cell>
          <table:table-cell office:value-type="float" office:value="0.8736" calcext:value-type="float">
            <text:p>0.8736</text:p>
          </table:table-cell>
          <table:table-cell office:value-type="float" office:value="0.88" calcext:value-type="float">
            <text:p>0.88</text:p>
          </table:table-cell>
          <table:table-cell office:value-type="float" office:value="0.885257" calcext:value-type="float">
            <text:p>0.885257</text:p>
          </table:table-cell>
          <table:table-cell office:value-type="float" office:value="0.8944" calcext:value-type="float">
            <text:p>0.8944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74674" calcext:value-type="float">
            <text:p>0.874674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816" calcext:value-type="float">
            <text:p>0.816</text:p>
          </table:table-cell>
          <table:table-cell office:value-type="float" office:value="0.840229" calcext:value-type="float">
            <text:p>0.840229</text:p>
          </table:table-cell>
          <table:table-cell office:value-type="float" office:value="0.854171" calcext:value-type="float">
            <text:p>0.854171</text:p>
          </table:table-cell>
          <table:table-cell office:value-type="float" office:value="0.863771" calcext:value-type="float">
            <text:p>0.863771</text:p>
          </table:table-cell>
          <table:table-cell office:value-type="float" office:value="0.869714" calcext:value-type="float">
            <text:p>0.869714</text:p>
          </table:table-cell>
          <table:table-cell office:value-type="float" office:value="0.876114" calcext:value-type="float">
            <text:p>0.876114</text:p>
          </table:table-cell>
          <table:table-cell office:value-type="float" office:value="0.88" calcext:value-type="float">
            <text:p>0.88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895314" calcext:value-type="float">
            <text:p>0.895314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75771" calcext:value-type="float">
            <text:p>0.875771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64" calcext:value-type="float">
            <text:p>0.64</text:p>
          </table:table-cell>
          <table:table-cell office:value-type="float" office:value="0.832686" calcext:value-type="float">
            <text:p>0.832686</text:p>
          </table:table-cell>
          <table:table-cell office:value-type="float" office:value="0.853943" calcext:value-type="float">
            <text:p>0.853943</text:p>
          </table:table-cell>
          <table:table-cell office:value-type="float" office:value="0.863314" calcext:value-type="float">
            <text:p>0.863314</text:p>
          </table:table-cell>
          <table:table-cell office:value-type="float" office:value="0.868571" calcext:value-type="float">
            <text:p>0.868571</text:p>
          </table:table-cell>
          <table:table-cell office:value-type="float" office:value="0.874514" calcext:value-type="float">
            <text:p>0.874514</text:p>
          </table:table-cell>
          <table:table-cell office:value-type="float" office:value="0.88" calcext:value-type="float">
            <text:p>0.88</text:p>
          </table:table-cell>
          <table:table-cell office:value-type="float" office:value="0.887086" calcext:value-type="float">
            <text:p>0.887086</text:p>
          </table:table-cell>
          <table:table-cell office:value-type="float" office:value="0.893943" calcext:value-type="float">
            <text:p>0.893943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74606" calcext:value-type="float">
            <text:p>0.874606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648" calcext:value-type="float">
            <text:p>0.648</text:p>
          </table:table-cell>
          <table:table-cell office:value-type="float" office:value="0.835429" calcext:value-type="float">
            <text:p>0.835429</text:p>
          </table:table-cell>
          <table:table-cell office:value-type="float" office:value="0.855314" calcext:value-type="float">
            <text:p>0.855314</text:p>
          </table:table-cell>
          <table:table-cell office:value-type="float" office:value="0.863314" calcext:value-type="float">
            <text:p>0.863314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72686" calcext:value-type="float">
            <text:p>0.872686</text:p>
          </table:table-cell>
          <table:table-cell office:value-type="float" office:value="0.88" calcext:value-type="float">
            <text:p>0.88</text:p>
          </table:table-cell>
          <table:table-cell office:value-type="float" office:value="0.886857" calcext:value-type="float">
            <text:p>0.886857</text:p>
          </table:table-cell>
          <table:table-cell office:value-type="float" office:value="0.893486" calcext:value-type="float">
            <text:p>0.893486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74789" calcext:value-type="float">
            <text:p>0.874789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504" calcext:value-type="float">
            <text:p>0.504</text:p>
          </table:table-cell>
          <table:table-cell office:value-type="float" office:value="0.807314" calcext:value-type="float">
            <text:p>0.807314</text:p>
          </table:table-cell>
          <table:table-cell office:value-type="float" office:value="0.8528" calcext:value-type="float">
            <text:p>0.8528</text:p>
          </table:table-cell>
          <table:table-cell office:value-type="float" office:value="0.860114" calcext:value-type="float">
            <text:p>0.860114</text:p>
          </table:table-cell>
          <table:table-cell office:value-type="float" office:value="0.866743" calcext:value-type="float">
            <text:p>0.866743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9314" calcext:value-type="float">
            <text:p>0.879314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894171" calcext:value-type="float">
            <text:p>0.894171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71017" calcext:value-type="float">
            <text:p>0.871017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512" calcext:value-type="float">
            <text:p>0.512</text:p>
          </table:table-cell>
          <table:table-cell office:value-type="float" office:value="0.819429" calcext:value-type="float">
            <text:p>0.819429</text:p>
          </table:table-cell>
          <table:table-cell office:value-type="float" office:value="0.850514" calcext:value-type="float">
            <text:p>0.850514</text:p>
          </table:table-cell>
          <table:table-cell office:value-type="float" office:value="0.857371" calcext:value-type="float">
            <text:p>0.857371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77486" calcext:value-type="float">
            <text:p>0.877486</text:p>
          </table:table-cell>
          <table:table-cell office:value-type="float" office:value="0.883886" calcext:value-type="float">
            <text:p>0.883886</text:p>
          </table:table-cell>
          <table:table-cell office:value-type="float" office:value="0.892343" calcext:value-type="float">
            <text:p>0.892343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70743" calcext:value-type="float">
            <text:p>0.870743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4" calcext:value-type="float">
            <text:p>0.4</text:p>
          </table:table-cell>
          <table:table-cell office:value-type="float" office:value="0.813714" calcext:value-type="float">
            <text:p>0.813714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858743" calcext:value-type="float">
            <text:p>0.858743</text:p>
          </table:table-cell>
          <table:table-cell office:value-type="float" office:value="0.864914" calcext:value-type="float">
            <text:p>0.864914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9314" calcext:value-type="float">
            <text:p>0.879314</text:p>
          </table:table-cell>
          <table:table-cell office:value-type="float" office:value="0.885486" calcext:value-type="float">
            <text:p>0.885486</text:p>
          </table:table-cell>
          <table:table-cell office:value-type="float" office:value="0.893943" calcext:value-type="float">
            <text:p>0.893943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71131" calcext:value-type="float">
            <text:p>0.87113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68" calcext:value-type="float">
            <text:p>0.68</text:p>
          </table:table-cell>
          <table:table-cell office:value-type="float" office:value="0.824229" calcext:value-type="float">
            <text:p>0.824229</text:p>
          </table:table-cell>
          <table:table-cell office:value-type="float" office:value="0.851429" calcext:value-type="float">
            <text:p>0.851429</text:p>
          </table:table-cell>
          <table:table-cell office:value-type="float" office:value="0.859886" calcext:value-type="float">
            <text:p>0.859886</text:p>
          </table:table-cell>
          <table:table-cell office:value-type="float" office:value="0.867886" calcext:value-type="float">
            <text:p>0.867886</text:p>
          </table:table-cell>
          <table:table-cell office:value-type="float" office:value="0.874514" calcext:value-type="float">
            <text:p>0.874514</text:p>
          </table:table-cell>
          <table:table-cell office:value-type="float" office:value="0.88" calcext:value-type="float">
            <text:p>0.88</text:p>
          </table:table-cell>
          <table:table-cell office:value-type="float" office:value="0.886857" calcext:value-type="float">
            <text:p>0.886857</text:p>
          </table:table-cell>
          <table:table-cell office:value-type="float" office:value="0.895086" calcext:value-type="float">
            <text:p>0.895086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73189" calcext:value-type="float">
            <text:p>0.873189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432" calcext:value-type="float">
            <text:p>0.432</text:p>
          </table:table-cell>
          <table:table-cell office:value-type="float" office:value="0.800457" calcext:value-type="float">
            <text:p>0.800457</text:p>
          </table:table-cell>
          <table:table-cell office:value-type="float" office:value="0.851886" calcext:value-type="float">
            <text:p>0.851886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866286" calcext:value-type="float">
            <text:p>0.866286</text:p>
          </table:table-cell>
          <table:table-cell office:value-type="float" office:value="0.872914" calcext:value-type="float">
            <text:p>0.872914</text:p>
          </table:table-cell>
          <table:table-cell office:value-type="float" office:value="0.88" calcext:value-type="float">
            <text:p>0.88</text:p>
          </table:table-cell>
          <table:table-cell office:value-type="float" office:value="0.885029" calcext:value-type="float">
            <text:p>0.885029</text:p>
          </table:table-cell>
          <table:table-cell office:value-type="float" office:value="0.891657" calcext:value-type="float">
            <text:p>0.891657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69943" calcext:value-type="float">
            <text:p>0.869943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512" calcext:value-type="float">
            <text:p>0.512</text:p>
          </table:table-cell>
          <table:table-cell office:value-type="float" office:value="0.826057" calcext:value-type="float">
            <text:p>0.826057</text:p>
          </table:table-cell>
          <table:table-cell office:value-type="float" office:value="0.854171" calcext:value-type="float">
            <text:p>0.854171</text:p>
          </table:table-cell>
          <table:table-cell office:value-type="float" office:value="0.859657" calcext:value-type="float">
            <text:p>0.859657</text:p>
          </table:table-cell>
          <table:table-cell office:value-type="float" office:value="0.867657" calcext:value-type="float">
            <text:p>0.867657</text:p>
          </table:table-cell>
          <table:table-cell office:value-type="float" office:value="0.875429" calcext:value-type="float">
            <text:p>0.875429</text:p>
          </table:table-cell>
          <table:table-cell office:value-type="float" office:value="0.88" calcext:value-type="float">
            <text:p>0.88</text:p>
          </table:table-cell>
          <table:table-cell office:value-type="float" office:value="0.885257" calcext:value-type="float">
            <text:p>0.885257</text:p>
          </table:table-cell>
          <table:table-cell office:value-type="float" office:value="0.890286" calcext:value-type="float">
            <text:p>0.890286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73051" calcext:value-type="float">
            <text:p>0.87305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512" calcext:value-type="float">
            <text:p>0.512</text:p>
          </table:table-cell>
          <table:table-cell office:value-type="float" office:value="0.819886" calcext:value-type="float">
            <text:p>0.819886</text:p>
          </table:table-cell>
          <table:table-cell office:value-type="float" office:value="0.853943" calcext:value-type="float">
            <text:p>0.853943</text:p>
          </table:table-cell>
          <table:table-cell office:value-type="float" office:value="0.858514" calcext:value-type="float">
            <text:p>0.858514</text:p>
          </table:table-cell>
          <table:table-cell office:value-type="float" office:value="0.865829" calcext:value-type="float">
            <text:p>0.865829</text:p>
          </table:table-cell>
          <table:table-cell office:value-type="float" office:value="0.872686" calcext:value-type="float">
            <text:p>0.872686</text:p>
          </table:table-cell>
          <table:table-cell office:value-type="float" office:value="0.88" calcext:value-type="float">
            <text:p>0.88</text:p>
          </table:table-cell>
          <table:table-cell office:value-type="float" office:value="0.886171" calcext:value-type="float">
            <text:p>0.886171</text:p>
          </table:table-cell>
          <table:table-cell office:value-type="float" office:value="0.891657" calcext:value-type="float">
            <text:p>0.891657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72069" calcext:value-type="float">
            <text:p>0.872069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36" calcext:value-type="float">
            <text:p>0.36</text:p>
          </table:table-cell>
          <table:table-cell office:value-type="float" office:value="0.777143" calcext:value-type="float">
            <text:p>0.777143</text:p>
          </table:table-cell>
          <table:table-cell office:value-type="float" office:value="0.850743" calcext:value-type="float">
            <text:p>0.850743</text:p>
          </table:table-cell>
          <table:table-cell office:value-type="float" office:value="0.857371" calcext:value-type="float">
            <text:p>0.857371</text:p>
          </table:table-cell>
          <table:table-cell office:value-type="float" office:value="0.864229" calcext:value-type="float">
            <text:p>0.864229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885257" calcext:value-type="float">
            <text:p>0.885257</text:p>
          </table:table-cell>
          <table:table-cell office:value-type="float" office:value="0.891429" calcext:value-type="float">
            <text:p>0.891429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66857" calcext:value-type="float">
            <text:p>0.866857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456" calcext:value-type="float">
            <text:p>0.456</text:p>
          </table:table-cell>
          <table:table-cell office:value-type="float" office:value="0.781714" calcext:value-type="float">
            <text:p>0.781714</text:p>
          </table:table-cell>
          <table:table-cell office:value-type="float" office:value="0.848686" calcext:value-type="float">
            <text:p>0.84868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0343" calcext:value-type="float">
            <text:p>0.860343</text:p>
          </table:table-cell>
          <table:table-cell office:value-type="float" office:value="0.866286" calcext:value-type="float">
            <text:p>0.866286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9771" calcext:value-type="float">
            <text:p>0.879771</text:p>
          </table:table-cell>
          <table:table-cell office:value-type="float" office:value="0.887086" calcext:value-type="float">
            <text:p>0.887086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64389" calcext:value-type="float">
            <text:p>0.864389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464" calcext:value-type="float">
            <text:p>0.464</text:p>
          </table:table-cell>
          <table:table-cell office:value-type="float" office:value="0.802514" calcext:value-type="float">
            <text:p>0.802514</text:p>
          </table:table-cell>
          <table:table-cell office:value-type="float" office:value="0.851657" calcext:value-type="float">
            <text:p>0.851657</text:p>
          </table:table-cell>
          <table:table-cell office:value-type="float" office:value="0.856457" calcext:value-type="float">
            <text:p>0.856457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8343" calcext:value-type="float">
            <text:p>0.868343</text:p>
          </table:table-cell>
          <table:table-cell office:value-type="float" office:value="0.873371" calcext:value-type="float">
            <text:p>0.873371</text:p>
          </table:table-cell>
          <table:table-cell office:value-type="float" office:value="0.88" calcext:value-type="float">
            <text:p>0.88</text:p>
          </table:table-cell>
          <table:table-cell office:value-type="float" office:value="0.886171" calcext:value-type="float">
            <text:p>0.886171</text:p>
          </table:table-cell>
          <table:table-cell office:value-type="float" office:value="0.895771" calcext:value-type="float">
            <text:p>0.895771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67429" calcext:value-type="float">
            <text:p>0.867429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512" calcext:value-type="float">
            <text:p>0.512</text:p>
          </table:table-cell>
          <table:table-cell office:value-type="float" office:value="0.811429" calcext:value-type="float">
            <text:p>0.811429</text:p>
          </table:table-cell>
          <table:table-cell office:value-type="float" office:value="0.853714" calcext:value-type="float">
            <text:p>0.853714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76343" calcext:value-type="float">
            <text:p>0.876343</text:p>
          </table:table-cell>
          <table:table-cell office:value-type="float" office:value="0.88" calcext:value-type="float">
            <text:p>0.88</text:p>
          </table:table-cell>
          <table:table-cell office:value-type="float" office:value="0.888914" calcext:value-type="float">
            <text:p>0.888914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696" calcext:value-type="float">
            <text:p>0.8696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328" calcext:value-type="float">
            <text:p>0.328</text:p>
          </table:table-cell>
          <table:table-cell office:value-type="float" office:value="0.795429" calcext:value-type="float">
            <text:p>0.795429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858057" calcext:value-type="float">
            <text:p>0.858057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77029" calcext:value-type="float">
            <text:p>0.877029</text:p>
          </table:table-cell>
          <table:table-cell office:value-type="float" office:value="0.880457" calcext:value-type="float">
            <text:p>0.880457</text:p>
          </table:table-cell>
          <table:table-cell office:value-type="float" office:value="0.890286" calcext:value-type="float">
            <text:p>0.890286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67726" calcext:value-type="float">
            <text:p>0.867726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272" calcext:value-type="float">
            <text:p>0.272</text:p>
          </table:table-cell>
          <table:table-cell office:value-type="float" office:value="0.780343" calcext:value-type="float">
            <text:p>0.780343</text:p>
          </table:table-cell>
          <table:table-cell office:value-type="float" office:value="0.847771" calcext:value-type="float">
            <text:p>0.847771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1943" calcext:value-type="float">
            <text:p>0.861943</text:p>
          </table:table-cell>
          <table:table-cell office:value-type="float" office:value="0.866514" calcext:value-type="float">
            <text:p>0.866514</text:p>
          </table:table-cell>
          <table:table-cell office:value-type="float" office:value="0.874514" calcext:value-type="float">
            <text:p>0.874514</text:p>
          </table:table-cell>
          <table:table-cell office:value-type="float" office:value="0.88" calcext:value-type="float">
            <text:p>0.88</text:p>
          </table:table-cell>
          <table:table-cell office:value-type="float" office:value="0.887086" calcext:value-type="float">
            <text:p>0.887086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64617" calcext:value-type="float">
            <text:p>0.864617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272" calcext:value-type="float">
            <text:p>0.272</text:p>
          </table:table-cell>
          <table:table-cell office:value-type="float" office:value="0.774629" calcext:value-type="float">
            <text:p>0.774629</text:p>
          </table:table-cell>
          <table:table-cell office:value-type="float" office:value="0.848914" calcext:value-type="float">
            <text:p>0.84891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2629" calcext:value-type="float">
            <text:p>0.862629</text:p>
          </table:table-cell>
          <table:table-cell office:value-type="float" office:value="0.867886" calcext:value-type="float">
            <text:p>0.867886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88" calcext:value-type="float">
            <text:p>0.88</text:p>
          </table:table-cell>
          <table:table-cell office:value-type="float" office:value="0.887771" calcext:value-type="float">
            <text:p>0.887771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64503" calcext:value-type="float">
            <text:p>0.864503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272" calcext:value-type="float">
            <text:p>0.272</text:p>
          </table:table-cell>
          <table:table-cell office:value-type="float" office:value="0.793143" calcext:value-type="float">
            <text:p>0.793143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4629" calcext:value-type="float">
            <text:p>0.854629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866514" calcext:value-type="float">
            <text:p>0.866514</text:p>
          </table:table-cell>
          <table:table-cell office:value-type="float" office:value="0.872" calcext:value-type="float">
            <text:p>0.872</text:p>
          </table:table-cell>
          <table:table-cell office:value-type="float" office:value="0.88" calcext:value-type="float">
            <text:p>0.88</text:p>
          </table:table-cell>
          <table:table-cell office:value-type="float" office:value="0.886629" calcext:value-type="float">
            <text:p>0.886629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65371" calcext:value-type="float">
            <text:p>0.865371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728" calcext:value-type="float">
            <text:p>0.728</text:p>
          </table:table-cell>
          <table:table-cell office:value-type="float" office:value="0.828343" calcext:value-type="float">
            <text:p>0.828343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4857" calcext:value-type="float">
            <text:p>0.854857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1086" calcext:value-type="float">
            <text:p>0.871086</text:p>
          </table:table-cell>
          <table:table-cell office:value-type="float" office:value="0.879543" calcext:value-type="float">
            <text:p>0.879543</text:p>
          </table:table-cell>
          <table:table-cell office:value-type="float" office:value="0.886857" calcext:value-type="float">
            <text:p>0.886857</text:p>
          </table:table-cell>
          <table:table-cell office:value-type="float" office:value="0.895543" calcext:value-type="float">
            <text:p>0.895543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68343" calcext:value-type="float">
            <text:p>0.868343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272" calcext:value-type="float">
            <text:p>0.272</text:p>
          </table:table-cell>
          <table:table-cell office:value-type="float" office:value="0.748571" calcext:value-type="float">
            <text:p>0.748571</text:p>
          </table:table-cell>
          <table:table-cell office:value-type="float" office:value="0.845029" calcext:value-type="float">
            <text:p>0.845029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61029" calcext:value-type="float">
            <text:p>0.861029</text:p>
          </table:table-cell>
          <table:table-cell office:value-type="float" office:value="0.864686" calcext:value-type="float">
            <text:p>0.864686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8171" calcext:value-type="float">
            <text:p>0.878171</text:p>
          </table:table-cell>
          <table:table-cell office:value-type="float" office:value="0.885257" calcext:value-type="float">
            <text:p>0.885257</text:p>
          </table:table-cell>
          <table:table-cell office:value-type="float" office:value="0.8944" calcext:value-type="float">
            <text:p>0.8944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59954" calcext:value-type="float">
            <text:p>0.859954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272" calcext:value-type="float">
            <text:p>0.272</text:p>
          </table:table-cell>
          <table:table-cell office:value-type="float" office:value="0.724571" calcext:value-type="float">
            <text:p>0.724571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852571" calcext:value-type="float">
            <text:p>0.852571</text:p>
          </table:table-cell>
          <table:table-cell office:value-type="float" office:value="0.858514" calcext:value-type="float">
            <text:p>0.858514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9486" calcext:value-type="float">
            <text:p>0.869486</text:p>
          </table:table-cell>
          <table:table-cell office:value-type="float" office:value="0.875886" calcext:value-type="float">
            <text:p>0.875886</text:p>
          </table:table-cell>
          <table:table-cell office:value-type="float" office:value="0.885029" calcext:value-type="float">
            <text:p>0.885029</text:p>
          </table:table-cell>
          <table:table-cell office:value-type="float" office:value="0.895086" calcext:value-type="float">
            <text:p>0.895086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56274" calcext:value-type="float">
            <text:p>0.856274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464" calcext:value-type="float">
            <text:p>0.464</text:p>
          </table:table-cell>
          <table:table-cell office:value-type="float" office:value="0.770057" calcext:value-type="float">
            <text:p>0.770057</text:p>
          </table:table-cell>
          <table:table-cell office:value-type="float" office:value="0.841829" calcext:value-type="float">
            <text:p>0.841829</text:p>
          </table:table-cell>
          <table:table-cell office:value-type="float" office:value="0.852343" calcext:value-type="float">
            <text:p>0.852343</text:p>
          </table:table-cell>
          <table:table-cell office:value-type="float" office:value="0.858971" calcext:value-type="float">
            <text:p>0.858971</text:p>
          </table:table-cell>
          <table:table-cell office:value-type="float" office:value="0.865143" calcext:value-type="float">
            <text:p>0.865143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7943" calcext:value-type="float">
            <text:p>0.877943</text:p>
          </table:table-cell>
          <table:table-cell office:value-type="float" office:value="0.884114" calcext:value-type="float">
            <text:p>0.884114</text:p>
          </table:table-cell>
          <table:table-cell office:value-type="float" office:value="0.893257" calcext:value-type="float">
            <text:p>0.893257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61166" calcext:value-type="float">
            <text:p>0.861166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4" calcext:value-type="float">
            <text:p>0.4</text:p>
          </table:table-cell>
          <table:table-cell office:value-type="float" office:value="0.721371" calcext:value-type="float">
            <text:p>0.721371</text:p>
          </table:table-cell>
          <table:table-cell office:value-type="float" office:value="0.836571" calcext:value-type="float">
            <text:p>0.836571</text:p>
          </table:table-cell>
          <table:table-cell office:value-type="float" office:value="0.849829" calcext:value-type="float">
            <text:p>0.849829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1086" calcext:value-type="float">
            <text:p>0.871086</text:p>
          </table:table-cell>
          <table:table-cell office:value-type="float" office:value="0.876343" calcext:value-type="float">
            <text:p>0.876343</text:p>
          </table:table-cell>
          <table:table-cell office:value-type="float" office:value="0.885029" calcext:value-type="float">
            <text:p>0.885029</text:p>
          </table:table-cell>
          <table:table-cell office:value-type="float" office:value="0.893486" calcext:value-type="float">
            <text:p>0.893486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55131" calcext:value-type="float">
            <text:p>0.85513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512" calcext:value-type="float">
            <text:p>0.512</text:p>
          </table:table-cell>
          <table:table-cell office:value-type="float" office:value="0.72" calcext:value-type="float">
            <text:p>0.72</text:p>
          </table:table-cell>
          <table:table-cell office:value-type="float" office:value="0.840457" calcext:value-type="float">
            <text:p>0.840457</text:p>
          </table:table-cell>
          <table:table-cell office:value-type="float" office:value="0.8528" calcext:value-type="float">
            <text:p>0.8528</text:p>
          </table:table-cell>
          <table:table-cell office:value-type="float" office:value="0.861714" calcext:value-type="float">
            <text:p>0.861714</text:p>
          </table:table-cell>
          <table:table-cell office:value-type="float" office:value="0.866057" calcext:value-type="float">
            <text:p>0.866057</text:p>
          </table:table-cell>
          <table:table-cell office:value-type="float" office:value="0.872457" calcext:value-type="float">
            <text:p>0.872457</text:p>
          </table:table-cell>
          <table:table-cell office:value-type="float" office:value="0.88" calcext:value-type="float">
            <text:p>0.88</text:p>
          </table:table-cell>
          <table:table-cell office:value-type="float" office:value="0.887314" calcext:value-type="float">
            <text:p>0.887314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5728" calcext:value-type="float">
            <text:p>0.85728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512" calcext:value-type="float">
            <text:p>0.512</text:p>
          </table:table-cell>
          <table:table-cell office:value-type="float" office:value="0.753371" calcext:value-type="float">
            <text:p>0.753371</text:p>
          </table:table-cell>
          <table:table-cell office:value-type="float" office:value="0.843657" calcext:value-type="float">
            <text:p>0.843657</text:p>
          </table:table-cell>
          <table:table-cell office:value-type="float" office:value="0.854857" calcext:value-type="float">
            <text:p>0.854857</text:p>
          </table:table-cell>
          <table:table-cell office:value-type="float" office:value="0.861714" calcext:value-type="float">
            <text:p>0.861714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1771" calcext:value-type="float">
            <text:p>0.871771</text:p>
          </table:table-cell>
          <table:table-cell office:value-type="float" office:value="0.877943" calcext:value-type="float">
            <text:p>0.877943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895086" calcext:value-type="float">
            <text:p>0.895086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60411" calcext:value-type="float">
            <text:p>0.86041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368" calcext:value-type="float">
            <text:p>0.368</text:p>
          </table:table-cell>
          <table:table-cell office:value-type="float" office:value="0.750857" calcext:value-type="float">
            <text:p>0.750857</text:p>
          </table:table-cell>
          <table:table-cell office:value-type="float" office:value="0.847086" calcext:value-type="float">
            <text:p>0.84708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3771" calcext:value-type="float">
            <text:p>0.863771</text:p>
          </table:table-cell>
          <table:table-cell office:value-type="float" office:value="0.865143" calcext:value-type="float">
            <text:p>0.865143</text:p>
          </table:table-cell>
          <table:table-cell office:value-type="float" office:value="0.872457" calcext:value-type="float">
            <text:p>0.872457</text:p>
          </table:table-cell>
          <table:table-cell office:value-type="float" office:value="0.88" calcext:value-type="float">
            <text:p>0.88</text:p>
          </table:table-cell>
          <table:table-cell office:value-type="float" office:value="0.888229" calcext:value-type="float">
            <text:p>0.888229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61554" calcext:value-type="float">
            <text:p>0.861554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392" calcext:value-type="float">
            <text:p>0.392</text:p>
          </table:table-cell>
          <table:table-cell office:value-type="float" office:value="0.755429" calcext:value-type="float">
            <text:p>0.755429</text:p>
          </table:table-cell>
          <table:table-cell office:value-type="float" office:value="0.845943" calcext:value-type="float">
            <text:p>0.845943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66286" calcext:value-type="float">
            <text:p>0.866286</text:p>
          </table:table-cell>
          <table:table-cell office:value-type="float" office:value="0.874514" calcext:value-type="float">
            <text:p>0.874514</text:p>
          </table:table-cell>
          <table:table-cell office:value-type="float" office:value="0.88" calcext:value-type="float">
            <text:p>0.88</text:p>
          </table:table-cell>
          <table:table-cell office:value-type="float" office:value="0.888686" calcext:value-type="float">
            <text:p>0.888686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62126" calcext:value-type="float">
            <text:p>0.862126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392" calcext:value-type="float">
            <text:p>0.392</text:p>
          </table:table-cell>
          <table:table-cell office:value-type="float" office:value="0.751314" calcext:value-type="float">
            <text:p>0.751314</text:p>
          </table:table-cell>
          <table:table-cell office:value-type="float" office:value="0.845943" calcext:value-type="float">
            <text:p>0.845943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66743" calcext:value-type="float">
            <text:p>0.866743</text:p>
          </table:table-cell>
          <table:table-cell office:value-type="float" office:value="0.872457" calcext:value-type="float">
            <text:p>0.872457</text:p>
          </table:table-cell>
          <table:table-cell office:value-type="float" office:value="0.88" calcext:value-type="float">
            <text:p>0.88</text:p>
          </table:table-cell>
          <table:table-cell office:value-type="float" office:value="0.884114" calcext:value-type="float">
            <text:p>0.884114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61097" calcext:value-type="float">
            <text:p>0.861097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392" calcext:value-type="float">
            <text:p>0.392</text:p>
          </table:table-cell>
          <table:table-cell office:value-type="float" office:value="0.636343" calcext:value-type="float">
            <text:p>0.636343</text:p>
          </table:table-cell>
          <table:table-cell office:value-type="float" office:value="0.841371" calcext:value-type="float">
            <text:p>0.841371</text:p>
          </table:table-cell>
          <table:table-cell office:value-type="float" office:value="0.854857" calcext:value-type="float">
            <text:p>0.854857</text:p>
          </table:table-cell>
          <table:table-cell office:value-type="float" office:value="0.860571" calcext:value-type="float">
            <text:p>0.860571</text:p>
          </table:table-cell>
          <table:table-cell office:value-type="float" office:value="0.866057" calcext:value-type="float">
            <text:p>0.866057</text:p>
          </table:table-cell>
          <table:table-cell office:value-type="float" office:value="0.874971" calcext:value-type="float">
            <text:p>0.874971</text:p>
          </table:table-cell>
          <table:table-cell office:value-type="float" office:value="0.88" calcext:value-type="float">
            <text:p>0.88</text:p>
          </table:table-cell>
          <table:table-cell office:value-type="float" office:value="0.8896" calcext:value-type="float">
            <text:p>0.8896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49577" calcext:value-type="float">
            <text:p>0.849577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272" calcext:value-type="float">
            <text:p>0.272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814857" calcext:value-type="float">
            <text:p>0.814857</text:p>
          </table:table-cell>
          <table:table-cell office:value-type="float" office:value="0.851429" calcext:value-type="float">
            <text:p>0.851429</text:p>
          </table:table-cell>
          <table:table-cell office:value-type="float" office:value="0.857829" calcext:value-type="float">
            <text:p>0.857829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9086" calcext:value-type="float">
            <text:p>0.879086</text:p>
          </table:table-cell>
          <table:table-cell office:value-type="float" office:value="0.885029" calcext:value-type="float">
            <text:p>0.885029</text:p>
          </table:table-cell>
          <table:table-cell office:value-type="float" office:value="0.895314" calcext:value-type="float">
            <text:p>0.895314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41074" calcext:value-type="float">
            <text:p>0.841074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32" calcext:value-type="float">
            <text:p>0.32</text:p>
          </table:table-cell>
          <table:table-cell office:value-type="float" office:value="0.567543" calcext:value-type="float">
            <text:p>0.567543</text:p>
          </table:table-cell>
          <table:table-cell office:value-type="float" office:value="0.797029" calcext:value-type="float">
            <text:p>0.797029</text:p>
          </table:table-cell>
          <table:table-cell office:value-type="float" office:value="0.851429" calcext:value-type="float">
            <text:p>0.851429</text:p>
          </table:table-cell>
          <table:table-cell office:value-type="float" office:value="0.858743" calcext:value-type="float">
            <text:p>0.858743</text:p>
          </table:table-cell>
          <table:table-cell office:value-type="float" office:value="0.866971" calcext:value-type="float">
            <text:p>0.866971</text:p>
          </table:table-cell>
          <table:table-cell office:value-type="float" office:value="0.873143" calcext:value-type="float">
            <text:p>0.873143</text:p>
          </table:table-cell>
          <table:table-cell office:value-type="float" office:value="0.88" calcext:value-type="float">
            <text:p>0.88</text:p>
          </table:table-cell>
          <table:table-cell office:value-type="float" office:value="0.887314" calcext:value-type="float">
            <text:p>0.887314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37417" calcext:value-type="float">
            <text:p>0.837417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4" calcext:value-type="float">
            <text:p>0.4</text:p>
          </table:table-cell>
          <table:table-cell office:value-type="float" office:value="0.697829" calcext:value-type="float">
            <text:p>0.697829</text:p>
          </table:table-cell>
          <table:table-cell office:value-type="float" office:value="0.846629" calcext:value-type="float">
            <text:p>0.846629</text:p>
          </table:table-cell>
          <table:table-cell office:value-type="float" office:value="0.856914" calcext:value-type="float">
            <text:p>0.856914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1314" calcext:value-type="float">
            <text:p>0.871314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882057" calcext:value-type="float">
            <text:p>0.882057</text:p>
          </table:table-cell>
          <table:table-cell office:value-type="float" office:value="0.8928" calcext:value-type="float">
            <text:p>0.8928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58034" calcext:value-type="float">
            <text:p>0.858034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584" calcext:value-type="float">
            <text:p>0.584</text:p>
          </table:table-cell>
          <table:table-cell office:value-type="float" office:value="0.797486" calcext:value-type="float">
            <text:p>0.797486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3543" calcext:value-type="float">
            <text:p>0.863543</text:p>
          </table:table-cell>
          <table:table-cell office:value-type="float" office:value="0.869257" calcext:value-type="float">
            <text:p>0.869257</text:p>
          </table:table-cell>
          <table:table-cell office:value-type="float" office:value="0.873371" calcext:value-type="float">
            <text:p>0.873371</text:p>
          </table:table-cell>
          <table:table-cell office:value-type="float" office:value="0.88" calcext:value-type="float">
            <text:p>0.88</text:p>
          </table:table-cell>
          <table:table-cell office:value-type="float" office:value="0.888229" calcext:value-type="float">
            <text:p>0.888229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67109" calcext:value-type="float">
            <text:p>0.867109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552" calcext:value-type="float">
            <text:p>0.552</text:p>
          </table:table-cell>
          <table:table-cell office:value-type="float" office:value="0.789486" calcext:value-type="float">
            <text:p>0.789486</text:p>
          </table:table-cell>
          <table:table-cell office:value-type="float" office:value="0.851886" calcext:value-type="float">
            <text:p>0.85188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2629" calcext:value-type="float">
            <text:p>0.862629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73143" calcext:value-type="float">
            <text:p>0.873143</text:p>
          </table:table-cell>
          <table:table-cell office:value-type="float" office:value="0.88" calcext:value-type="float">
            <text:p>0.88</text:p>
          </table:table-cell>
          <table:table-cell office:value-type="float" office:value="0.886171" calcext:value-type="float">
            <text:p>0.886171</text:p>
          </table:table-cell>
          <table:table-cell office:value-type="float" office:value="0.895314" calcext:value-type="float">
            <text:p>0.895314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65943" calcext:value-type="float">
            <text:p>0.865943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384" calcext:value-type="float">
            <text:p>0.384</text:p>
          </table:table-cell>
          <table:table-cell office:value-type="float" office:value="0.758857" calcext:value-type="float">
            <text:p>0.758857</text:p>
          </table:table-cell>
          <table:table-cell office:value-type="float" office:value="0.8496" calcext:value-type="float">
            <text:p>0.849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3314" calcext:value-type="float">
            <text:p>0.863314</text:p>
          </table:table-cell>
          <table:table-cell office:value-type="float" office:value="0.869486" calcext:value-type="float">
            <text:p>0.869486</text:p>
          </table:table-cell>
          <table:table-cell office:value-type="float" office:value="0.873143" calcext:value-type="float">
            <text:p>0.873143</text:p>
          </table:table-cell>
          <table:table-cell office:value-type="float" office:value="0.88" calcext:value-type="float">
            <text:p>0.88</text:p>
          </table:table-cell>
          <table:table-cell office:value-type="float" office:value="0.888" calcext:value-type="float">
            <text:p>0.888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6304" calcext:value-type="float">
            <text:p>0.86304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536" calcext:value-type="float">
            <text:p>0.536</text:p>
          </table:table-cell>
          <table:table-cell office:value-type="float" office:value="0.793371" calcext:value-type="float">
            <text:p>0.793371</text:p>
          </table:table-cell>
          <table:table-cell office:value-type="float" office:value="0.852343" calcext:value-type="float">
            <text:p>0.852343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1771" calcext:value-type="float">
            <text:p>0.871771</text:p>
          </table:table-cell>
          <table:table-cell office:value-type="float" office:value="0.872914" calcext:value-type="float">
            <text:p>0.872914</text:p>
          </table:table-cell>
          <table:table-cell office:value-type="float" office:value="0.880457" calcext:value-type="float">
            <text:p>0.880457</text:p>
          </table:table-cell>
          <table:table-cell office:value-type="float" office:value="0.8912" calcext:value-type="float">
            <text:p>0.8912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67726" calcext:value-type="float">
            <text:p>0.867726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328" calcext:value-type="float">
            <text:p>0.328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50743" calcext:value-type="float">
            <text:p>0.850743</text:p>
          </table:table-cell>
          <table:table-cell office:value-type="float" office:value="0.857829" calcext:value-type="float">
            <text:p>0.857829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9714" calcext:value-type="float">
            <text:p>0.869714</text:p>
          </table:table-cell>
          <table:table-cell office:value-type="float" office:value="0.872" calcext:value-type="float">
            <text:p>0.872</text:p>
          </table:table-cell>
          <table:table-cell office:value-type="float" office:value="0.880914" calcext:value-type="float">
            <text:p>0.880914</text:p>
          </table:table-cell>
          <table:table-cell office:value-type="float" office:value="0.891886" calcext:value-type="float">
            <text:p>0.891886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67589" calcext:value-type="float">
            <text:p>0.867589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712" calcext:value-type="float">
            <text:p>0.712</text:p>
          </table:table-cell>
          <table:table-cell office:value-type="float" office:value="0.825371" calcext:value-type="float">
            <text:p>0.825371</text:p>
          </table:table-cell>
          <table:table-cell office:value-type="float" office:value="0.853257" calcext:value-type="float">
            <text:p>0.853257</text:p>
          </table:table-cell>
          <table:table-cell office:value-type="float" office:value="0.858971" calcext:value-type="float">
            <text:p>0.858971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1314" calcext:value-type="float">
            <text:p>0.871314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882286" calcext:value-type="float">
            <text:p>0.882286</text:p>
          </table:table-cell>
          <table:table-cell office:value-type="float" office:value="0.893029" calcext:value-type="float">
            <text:p>0.893029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71543" calcext:value-type="float">
            <text:p>0.871543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712" calcext:value-type="float">
            <text:p>0.712</text:p>
          </table:table-cell>
          <table:table-cell office:value-type="float" office:value="0.832686" calcext:value-type="float">
            <text:p>0.832686</text:p>
          </table:table-cell>
          <table:table-cell office:value-type="float" office:value="0.854629" calcext:value-type="float">
            <text:p>0.854629</text:p>
          </table:table-cell>
          <table:table-cell office:value-type="float" office:value="0.861486" calcext:value-type="float">
            <text:p>0.861486</text:p>
          </table:table-cell>
          <table:table-cell office:value-type="float" office:value="0.866971" calcext:value-type="float">
            <text:p>0.866971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9771" calcext:value-type="float">
            <text:p>0.879771</text:p>
          </table:table-cell>
          <table:table-cell office:value-type="float" office:value="0.885486" calcext:value-type="float">
            <text:p>0.885486</text:p>
          </table:table-cell>
          <table:table-cell office:value-type="float" office:value="0.895086" calcext:value-type="float">
            <text:p>0.895086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74011" calcext:value-type="float">
            <text:p>0.87401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44" calcext:value-type="float">
            <text:p>0.44</text:p>
          </table:table-cell>
          <table:table-cell office:value-type="float" office:value="0.8192" calcext:value-type="float">
            <text:p>0.8192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3771" calcext:value-type="float">
            <text:p>0.863771</text:p>
          </table:table-cell>
          <table:table-cell office:value-type="float" office:value="0.8672" calcext:value-type="float">
            <text:p>0.8672</text:p>
          </table:table-cell>
          <table:table-cell office:value-type="float" office:value="0.872" calcext:value-type="float">
            <text:p>0.872</text:p>
          </table:table-cell>
          <table:table-cell office:value-type="float" office:value="0.88" calcext:value-type="float">
            <text:p>0.88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895543" calcext:value-type="float">
            <text:p>0.895543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73143" calcext:value-type="float">
            <text:p>0.873143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512" calcext:value-type="float">
            <text:p>0.512</text:p>
          </table:table-cell>
          <table:table-cell office:value-type="float" office:value="0.822857" calcext:value-type="float">
            <text:p>0.822857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3314" calcext:value-type="float">
            <text:p>0.863314</text:p>
          </table:table-cell>
          <table:table-cell office:value-type="float" office:value="0.867429" calcext:value-type="float">
            <text:p>0.867429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7943" calcext:value-type="float">
            <text:p>0.877943</text:p>
          </table:table-cell>
          <table:table-cell office:value-type="float" office:value="0.883886" calcext:value-type="float">
            <text:p>0.883886</text:p>
          </table:table-cell>
          <table:table-cell office:value-type="float" office:value="0.894629" calcext:value-type="float">
            <text:p>0.894629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73006" calcext:value-type="float">
            <text:p>0.873006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512" calcext:value-type="float">
            <text:p>0.512</text:p>
          </table:table-cell>
          <table:table-cell office:value-type="float" office:value="0.815543" calcext:value-type="float">
            <text:p>0.815543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65143" calcext:value-type="float">
            <text:p>0.865143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882514" calcext:value-type="float">
            <text:p>0.882514</text:p>
          </table:table-cell>
          <table:table-cell office:value-type="float" office:value="0.8912" calcext:value-type="float">
            <text:p>0.8912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712" calcext:value-type="float">
            <text:p>0.8712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704" calcext:value-type="float">
            <text:p>0.704</text:p>
          </table:table-cell>
          <table:table-cell office:value-type="float" office:value="0.824457" calcext:value-type="float">
            <text:p>0.824457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63314" calcext:value-type="float">
            <text:p>0.863314</text:p>
          </table:table-cell>
          <table:table-cell office:value-type="float" office:value="0.866057" calcext:value-type="float">
            <text:p>0.866057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7029" calcext:value-type="float">
            <text:p>0.877029</text:p>
          </table:table-cell>
          <table:table-cell office:value-type="float" office:value="0.882286" calcext:value-type="float">
            <text:p>0.882286</text:p>
          </table:table-cell>
          <table:table-cell office:value-type="float" office:value="0.892114" calcext:value-type="float">
            <text:p>0.892114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72366" calcext:value-type="float">
            <text:p>0.872366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552" calcext:value-type="float">
            <text:p>0.552</text:p>
          </table:table-cell>
          <table:table-cell office:value-type="float" office:value="0.822629" calcext:value-type="float">
            <text:p>0.822629</text:p>
          </table:table-cell>
          <table:table-cell office:value-type="float" office:value="0.855086" calcext:value-type="float">
            <text:p>0.855086</text:p>
          </table:table-cell>
          <table:table-cell office:value-type="float" office:value="0.863771" calcext:value-type="float">
            <text:p>0.863771</text:p>
          </table:table-cell>
          <table:table-cell office:value-type="float" office:value="0.869257" calcext:value-type="float">
            <text:p>0.869257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8629" calcext:value-type="float">
            <text:p>0.878629</text:p>
          </table:table-cell>
          <table:table-cell office:value-type="float" office:value="0.882514" calcext:value-type="float">
            <text:p>0.882514</text:p>
          </table:table-cell>
          <table:table-cell office:value-type="float" office:value="0.891657" calcext:value-type="float">
            <text:p>0.891657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72754" calcext:value-type="float">
            <text:p>0.872754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56" calcext:value-type="float">
            <text:p>0.56</text:p>
          </table:table-cell>
          <table:table-cell office:value-type="float" office:value="0.815086" calcext:value-type="float">
            <text:p>0.815086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68114" calcext:value-type="float">
            <text:p>0.868114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9314" calcext:value-type="float">
            <text:p>0.879314</text:p>
          </table:table-cell>
          <table:table-cell office:value-type="float" office:value="0.884114" calcext:value-type="float">
            <text:p>0.884114</text:p>
          </table:table-cell>
          <table:table-cell office:value-type="float" office:value="0.8944" calcext:value-type="float">
            <text:p>0.8944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72183" calcext:value-type="float">
            <text:p>0.872183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56" calcext:value-type="float">
            <text:p>0.56</text:p>
          </table:table-cell>
          <table:table-cell office:value-type="float" office:value="0.812571" calcext:value-type="float">
            <text:p>0.812571</text:p>
          </table:table-cell>
          <table:table-cell office:value-type="float" office:value="0.852114" calcext:value-type="float">
            <text:p>0.852114</text:p>
          </table:table-cell>
          <table:table-cell office:value-type="float" office:value="0.861257" calcext:value-type="float">
            <text:p>0.861257</text:p>
          </table:table-cell>
          <table:table-cell office:value-type="float" office:value="0.866286" calcext:value-type="float">
            <text:p>0.866286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5429" calcext:value-type="float">
            <text:p>0.875429</text:p>
          </table:table-cell>
          <table:table-cell office:value-type="float" office:value="0.880457" calcext:value-type="float">
            <text:p>0.880457</text:p>
          </table:table-cell>
          <table:table-cell office:value-type="float" office:value="0.8896" calcext:value-type="float">
            <text:p>0.8896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70171" calcext:value-type="float">
            <text:p>0.87017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56" calcext:value-type="float">
            <text:p>0.56</text:p>
          </table:table-cell>
          <table:table-cell office:value-type="float" office:value="0.813257" calcext:value-type="float">
            <text:p>0.813257</text:p>
          </table:table-cell>
          <table:table-cell office:value-type="float" office:value="0.850286" calcext:value-type="float">
            <text:p>0.850286</text:p>
          </table:table-cell>
          <table:table-cell office:value-type="float" office:value="0.859886" calcext:value-type="float">
            <text:p>0.859886</text:p>
          </table:table-cell>
          <table:table-cell office:value-type="float" office:value="0.8656" calcext:value-type="float">
            <text:p>0.8656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5429" calcext:value-type="float">
            <text:p>0.875429</text:p>
          </table:table-cell>
          <table:table-cell office:value-type="float" office:value="0.882057" calcext:value-type="float">
            <text:p>0.882057</text:p>
          </table:table-cell>
          <table:table-cell office:value-type="float" office:value="0.890971" calcext:value-type="float">
            <text:p>0.890971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70149" calcext:value-type="float">
            <text:p>0.870149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4" calcext:value-type="float">
            <text:p>0.4</text:p>
          </table:table-cell>
          <table:table-cell office:value-type="float" office:value="0.7792" calcext:value-type="float">
            <text:p>0.7792</text:p>
          </table:table-cell>
          <table:table-cell office:value-type="float" office:value="0.850286" calcext:value-type="float">
            <text:p>0.850286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9029" calcext:value-type="float">
            <text:p>0.869029</text:p>
          </table:table-cell>
          <table:table-cell office:value-type="float" office:value="0.874514" calcext:value-type="float">
            <text:p>0.874514</text:p>
          </table:table-cell>
          <table:table-cell office:value-type="float" office:value="0.881143" calcext:value-type="float">
            <text:p>0.881143</text:p>
          </table:table-cell>
          <table:table-cell office:value-type="float" office:value="0.890743" calcext:value-type="float">
            <text:p>0.890743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66011" calcext:value-type="float">
            <text:p>0.86601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4" calcext:value-type="float">
            <text:p>0.4</text:p>
          </table:table-cell>
          <table:table-cell office:value-type="float" office:value="0.805714" calcext:value-type="float">
            <text:p>0.805714</text:p>
          </table:table-cell>
          <table:table-cell office:value-type="float" office:value="0.853714" calcext:value-type="float">
            <text:p>0.853714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64914" calcext:value-type="float">
            <text:p>0.864914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8912" calcext:value-type="float">
            <text:p>0.8912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69874" calcext:value-type="float">
            <text:p>0.869874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4" calcext:value-type="float">
            <text:p>0.4</text:p>
          </table:table-cell>
          <table:table-cell office:value-type="float" office:value="0.786057" calcext:value-type="float">
            <text:p>0.786057</text:p>
          </table:table-cell>
          <table:table-cell office:value-type="float" office:value="0.854629" calcext:value-type="float">
            <text:p>0.854629</text:p>
          </table:table-cell>
          <table:table-cell office:value-type="float" office:value="0.862629" calcext:value-type="float">
            <text:p>0.862629</text:p>
          </table:table-cell>
          <table:table-cell office:value-type="float" office:value="0.866057" calcext:value-type="float">
            <text:p>0.866057</text:p>
          </table:table-cell>
          <table:table-cell office:value-type="float" office:value="0.872457" calcext:value-type="float">
            <text:p>0.872457</text:p>
          </table:table-cell>
          <table:table-cell office:value-type="float" office:value="0.88" calcext:value-type="float">
            <text:p>0.88</text:p>
          </table:table-cell>
          <table:table-cell office:value-type="float" office:value="0.885029" calcext:value-type="float">
            <text:p>0.885029</text:p>
          </table:table-cell>
          <table:table-cell office:value-type="float" office:value="0.893714" calcext:value-type="float">
            <text:p>0.893714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69257" calcext:value-type="float">
            <text:p>0.869257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64" calcext:value-type="float">
            <text:p>0.64</text:p>
          </table:table-cell>
          <table:table-cell office:value-type="float" office:value="0.8272" calcext:value-type="float">
            <text:p>0.8272</text:p>
          </table:table-cell>
          <table:table-cell office:value-type="float" office:value="0.858286" calcext:value-type="float">
            <text:p>0.858286</text:p>
          </table:table-cell>
          <table:table-cell office:value-type="float" office:value="0.865143" calcext:value-type="float">
            <text:p>0.865143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9086" calcext:value-type="float">
            <text:p>0.879086</text:p>
          </table:table-cell>
          <table:table-cell office:value-type="float" office:value="0.88" calcext:value-type="float">
            <text:p>0.88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4629" calcext:value-type="float">
            <text:p>0.894629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75634" calcext:value-type="float">
            <text:p>0.875634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64" calcext:value-type="float">
            <text:p>0.64</text:p>
          </table:table-cell>
          <table:table-cell office:value-type="float" office:value="0.820343" calcext:value-type="float">
            <text:p>0.820343</text:p>
          </table:table-cell>
          <table:table-cell office:value-type="float" office:value="0.855314" calcext:value-type="float">
            <text:p>0.855314</text:p>
          </table:table-cell>
          <table:table-cell office:value-type="float" office:value="0.863314" calcext:value-type="float">
            <text:p>0.863314</text:p>
          </table:table-cell>
          <table:table-cell office:value-type="float" office:value="0.870171" calcext:value-type="float">
            <text:p>0.870171</text:p>
          </table:table-cell>
          <table:table-cell office:value-type="float" office:value="0.874971" calcext:value-type="float">
            <text:p>0.874971</text:p>
          </table:table-cell>
          <table:table-cell office:value-type="float" office:value="0.88" calcext:value-type="float">
            <text:p>0.88</text:p>
          </table:table-cell>
          <table:table-cell office:value-type="float" office:value="0.885029" calcext:value-type="float">
            <text:p>0.885029</text:p>
          </table:table-cell>
          <table:table-cell office:value-type="float" office:value="0.891429" calcext:value-type="float">
            <text:p>0.891429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73257" calcext:value-type="float">
            <text:p>0.873257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464" calcext:value-type="float">
            <text:p>0.464</text:p>
          </table:table-cell>
          <table:table-cell office:value-type="float" office:value="0.795657" calcext:value-type="float">
            <text:p>0.795657</text:p>
          </table:table-cell>
          <table:table-cell office:value-type="float" office:value="0.857371" calcext:value-type="float">
            <text:p>0.857371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0629" calcext:value-type="float">
            <text:p>0.870629</text:p>
          </table:table-cell>
          <table:table-cell office:value-type="float" office:value="0.8736" calcext:value-type="float">
            <text:p>0.8736</text:p>
          </table:table-cell>
          <table:table-cell office:value-type="float" office:value="0.88" calcext:value-type="float">
            <text:p>0.88</text:p>
          </table:table-cell>
          <table:table-cell office:value-type="float" office:value="0.885257" calcext:value-type="float">
            <text:p>0.885257</text:p>
          </table:table-cell>
          <table:table-cell office:value-type="float" office:value="0.891886" calcext:value-type="float">
            <text:p>0.891886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7104" calcext:value-type="float">
            <text:p>0.87104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496" calcext:value-type="float">
            <text:p>0.496</text:p>
          </table:table-cell>
          <table:table-cell office:value-type="float" office:value="0.808686" calcext:value-type="float">
            <text:p>0.808686</text:p>
          </table:table-cell>
          <table:table-cell office:value-type="float" office:value="0.858057" calcext:value-type="float">
            <text:p>0.858057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9943" calcext:value-type="float">
            <text:p>0.869943</text:p>
          </table:table-cell>
          <table:table-cell office:value-type="float" office:value="0.874743" calcext:value-type="float">
            <text:p>0.874743</text:p>
          </table:table-cell>
          <table:table-cell office:value-type="float" office:value="0.88" calcext:value-type="float">
            <text:p>0.88</text:p>
          </table:table-cell>
          <table:table-cell office:value-type="float" office:value="0.885486" calcext:value-type="float">
            <text:p>0.885486</text:p>
          </table:table-cell>
          <table:table-cell office:value-type="float" office:value="0.891429" calcext:value-type="float">
            <text:p>0.891429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72434" calcext:value-type="float">
            <text:p>0.872434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464" calcext:value-type="float">
            <text:p>0.464</text:p>
          </table:table-cell>
          <table:table-cell office:value-type="float" office:value="0.796114" calcext:value-type="float">
            <text:p>0.796114</text:p>
          </table:table-cell>
          <table:table-cell office:value-type="float" office:value="0.858286" calcext:value-type="float">
            <text:p>0.85828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1771" calcext:value-type="float">
            <text:p>0.871771</text:p>
          </table:table-cell>
          <table:table-cell office:value-type="float" office:value="0.875657" calcext:value-type="float">
            <text:p>0.875657</text:p>
          </table:table-cell>
          <table:table-cell office:value-type="float" office:value="0.88" calcext:value-type="float">
            <text:p>0.88</text:p>
          </table:table-cell>
          <table:table-cell office:value-type="float" office:value="0.887314" calcext:value-type="float">
            <text:p>0.887314</text:p>
          </table:table-cell>
          <table:table-cell office:value-type="float" office:value="0.894857" calcext:value-type="float">
            <text:p>0.894857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72" calcext:value-type="float">
            <text:p>0.872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464" calcext:value-type="float">
            <text:p>0.464</text:p>
          </table:table-cell>
          <table:table-cell office:value-type="float" office:value="0.816686" calcext:value-type="float">
            <text:p>0.816686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76571" calcext:value-type="float">
            <text:p>0.876571</text:p>
          </table:table-cell>
          <table:table-cell office:value-type="float" office:value="0.88" calcext:value-type="float">
            <text:p>0.88</text:p>
          </table:table-cell>
          <table:table-cell office:value-type="float" office:value="0.8896" calcext:value-type="float">
            <text:p>0.8896</text:p>
          </table:table-cell>
          <table:table-cell table:number-columns-repeated="4" office:value-type="float" office:value="0.896" calcext:value-type="float">
            <text:p>0.896</text:p>
          </table:table-cell>
          <table:table-cell office:value-type="float" office:value="0.874286" calcext:value-type="float">
            <text:p>0.874286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448" calcext:value-type="float">
            <text:p>0.448</text:p>
          </table:table-cell>
          <table:table-cell office:value-type="float" office:value="0.783771" calcext:value-type="float">
            <text:p>0.783771</text:p>
          </table:table-cell>
          <table:table-cell office:value-type="float" office:value="0.855314" calcext:value-type="float">
            <text:p>0.855314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9029" calcext:value-type="float">
            <text:p>0.869029</text:p>
          </table:table-cell>
          <table:table-cell office:value-type="float" office:value="0.874971" calcext:value-type="float">
            <text:p>0.874971</text:p>
          </table:table-cell>
          <table:table-cell office:value-type="float" office:value="0.88" calcext:value-type="float">
            <text:p>0.88</text:p>
          </table:table-cell>
          <table:table-cell office:value-type="float" office:value="0.888" calcext:value-type="float">
            <text:p>0.888</text:p>
          </table:table-cell>
          <table:table-cell table:number-columns-repeated="4" office:value-type="float" office:value="0.896" calcext:value-type="float">
            <text:p>0.896</text:p>
          </table:table-cell>
          <table:table-cell office:value-type="float" office:value="0.870309" calcext:value-type="float">
            <text:p>0.870309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328" calcext:value-type="float">
            <text:p>0.328</text:p>
          </table:table-cell>
          <table:table-cell office:value-type="float" office:value="0.720914" calcext:value-type="float">
            <text:p>0.720914</text:p>
          </table:table-cell>
          <table:table-cell office:value-type="float" office:value="0.858057" calcext:value-type="float">
            <text:p>0.858057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0171" calcext:value-type="float">
            <text:p>0.870171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88" calcext:value-type="float">
            <text:p>0.88</text:p>
          </table:table-cell>
          <table:table-cell office:value-type="float" office:value="0.888" calcext:value-type="float">
            <text:p>0.888</text:p>
          </table:table-cell>
          <table:table-cell table:number-columns-repeated="4" office:value-type="float" office:value="0.896" calcext:value-type="float">
            <text:p>0.896</text:p>
          </table:table-cell>
          <table:table-cell office:value-type="float" office:value="0.864434" calcext:value-type="float">
            <text:p>0.864434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272" calcext:value-type="float">
            <text:p>0.272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8464" calcext:value-type="float">
            <text:p>0.8464</text:p>
          </table:table-cell>
          <table:table-cell office:value-type="float" office:value="0.859657" calcext:value-type="float">
            <text:p>0.859657</text:p>
          </table:table-cell>
          <table:table-cell office:value-type="float" office:value="0.864457" calcext:value-type="float">
            <text:p>0.864457</text:p>
          </table:table-cell>
          <table:table-cell office:value-type="float" office:value="0.872914" calcext:value-type="float">
            <text:p>0.872914</text:p>
          </table:table-cell>
          <table:table-cell office:value-type="float" office:value="0.88" calcext:value-type="float">
            <text:p>0.88</text:p>
          </table:table-cell>
          <table:table-cell office:value-type="float" office:value="0.8864" calcext:value-type="float">
            <text:p>0.8864</text:p>
          </table:table-cell>
          <table:table-cell table:number-columns-repeated="4" office:value-type="float" office:value="0.896" calcext:value-type="float">
            <text:p>0.896</text:p>
          </table:table-cell>
          <table:table-cell office:value-type="float" office:value="0.850903" calcext:value-type="float">
            <text:p>0.850903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456" calcext:value-type="float">
            <text:p>0.456</text:p>
          </table:table-cell>
          <table:table-cell office:value-type="float" office:value="0.672229" calcext:value-type="float">
            <text:p>0.672229</text:p>
          </table:table-cell>
          <table:table-cell office:value-type="float" office:value="0.853029" calcext:value-type="float">
            <text:p>0.853029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864457" calcext:value-type="float">
            <text:p>0.864457</text:p>
          </table:table-cell>
          <table:table-cell office:value-type="float" office:value="0.873829" calcext:value-type="float">
            <text:p>0.873829</text:p>
          </table:table-cell>
          <table:table-cell office:value-type="float" office:value="0.88" calcext:value-type="float">
            <text:p>0.88</text:p>
          </table:table-cell>
          <table:table-cell office:value-type="float" office:value="0.8864" calcext:value-type="float">
            <text:p>0.8864</text:p>
          </table:table-cell>
          <table:table-cell table:number-columns-repeated="4" office:value-type="float" office:value="0.896" calcext:value-type="float">
            <text:p>0.896</text:p>
          </table:table-cell>
          <table:table-cell office:value-type="float" office:value="0.857874" calcext:value-type="float">
            <text:p>0.857874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272" calcext:value-type="float">
            <text:p>0.272</text:p>
          </table:table-cell>
          <table:table-cell office:value-type="float" office:value="0.64" calcext:value-type="float">
            <text:p>0.64</text:p>
          </table:table-cell>
          <table:table-cell office:value-type="float" office:value="0.849371" calcext:value-type="float">
            <text:p>0.849371</text:p>
          </table:table-cell>
          <table:table-cell office:value-type="float" office:value="0.859657" calcext:value-type="float">
            <text:p>0.859657</text:p>
          </table:table-cell>
          <table:table-cell office:value-type="float" office:value="0.864914" calcext:value-type="float">
            <text:p>0.864914</text:p>
          </table:table-cell>
          <table:table-cell office:value-type="float" office:value="0.872457" calcext:value-type="float">
            <text:p>0.872457</text:p>
          </table:table-cell>
          <table:table-cell office:value-type="float" office:value="0.88" calcext:value-type="float">
            <text:p>0.88</text:p>
          </table:table-cell>
          <table:table-cell office:value-type="float" office:value="0.885257" calcext:value-type="float">
            <text:p>0.885257</text:p>
          </table:table-cell>
          <table:table-cell office:value-type="float" office:value="0.895314" calcext:value-type="float">
            <text:p>0.895314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53897" calcext:value-type="float">
            <text:p>0.853897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304" calcext:value-type="float">
            <text:p>0.304</text:p>
          </table:table-cell>
          <table:table-cell office:value-type="float" office:value="0.630857" calcext:value-type="float">
            <text:p>0.630857</text:p>
          </table:table-cell>
          <table:table-cell office:value-type="float" office:value="0.838857" calcext:value-type="float">
            <text:p>0.838857</text:p>
          </table:table-cell>
          <table:table-cell office:value-type="float" office:value="0.858971" calcext:value-type="float">
            <text:p>0.858971</text:p>
          </table:table-cell>
          <table:table-cell office:value-type="float" office:value="0.864229" calcext:value-type="float">
            <text:p>0.864229</text:p>
          </table:table-cell>
          <table:table-cell office:value-type="float" office:value="0.872457" calcext:value-type="float">
            <text:p>0.872457</text:p>
          </table:table-cell>
          <table:table-cell office:value-type="float" office:value="0.88" calcext:value-type="float">
            <text:p>0.88</text:p>
          </table:table-cell>
          <table:table-cell office:value-type="float" office:value="0.886171" calcext:value-type="float">
            <text:p>0.886171</text:p>
          </table:table-cell>
          <table:table-cell table:number-columns-repeated="4" office:value-type="float" office:value="0.896" calcext:value-type="float">
            <text:p>0.896</text:p>
          </table:table-cell>
          <table:table-cell office:value-type="float" office:value="0.851954" calcext:value-type="float">
            <text:p>0.851954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328" calcext:value-type="float">
            <text:p>0.328</text:p>
          </table:table-cell>
          <table:table-cell office:value-type="float" office:value="0.652343" calcext:value-type="float">
            <text:p>0.652343</text:p>
          </table:table-cell>
          <table:table-cell office:value-type="float" office:value="0.832914" calcext:value-type="float">
            <text:p>0.83291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7886" calcext:value-type="float">
            <text:p>0.867886</text:p>
          </table:table-cell>
          <table:table-cell office:value-type="float" office:value="0.874514" calcext:value-type="float">
            <text:p>0.874514</text:p>
          </table:table-cell>
          <table:table-cell office:value-type="float" office:value="0.881371" calcext:value-type="float">
            <text:p>0.881371</text:p>
          </table:table-cell>
          <table:table-cell office:value-type="float" office:value="0.891657" calcext:value-type="float">
            <text:p>0.891657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51269" calcext:value-type="float">
            <text:p>0.851269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328" calcext:value-type="float">
            <text:p>0.328</text:p>
          </table:table-cell>
          <table:table-cell office:value-type="float" office:value="0.665371" calcext:value-type="float">
            <text:p>0.665371</text:p>
          </table:table-cell>
          <table:table-cell office:value-type="float" office:value="0.844571" calcext:value-type="float">
            <text:p>0.844571</text:p>
          </table:table-cell>
          <table:table-cell office:value-type="float" office:value="0.857829" calcext:value-type="float">
            <text:p>0.857829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0629" calcext:value-type="float">
            <text:p>0.870629</text:p>
          </table:table-cell>
          <table:table-cell office:value-type="float" office:value="0.878171" calcext:value-type="float">
            <text:p>0.878171</text:p>
          </table:table-cell>
          <table:table-cell office:value-type="float" office:value="0.883886" calcext:value-type="float">
            <text:p>0.883886</text:p>
          </table:table-cell>
          <table:table-cell office:value-type="float" office:value="0.894171" calcext:value-type="float">
            <text:p>0.894171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55063" calcext:value-type="float">
            <text:p>0.855063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376" calcext:value-type="float">
            <text:p>0.376</text:p>
          </table:table-cell>
          <table:table-cell office:value-type="float" office:value="0.631771" calcext:value-type="float">
            <text:p>0.631771</text:p>
          </table:table-cell>
          <table:table-cell office:value-type="float" office:value="0.813943" calcext:value-type="float">
            <text:p>0.813943</text:p>
          </table:table-cell>
          <table:table-cell office:value-type="float" office:value="0.855314" calcext:value-type="float">
            <text:p>0.855314</text:p>
          </table:table-cell>
          <table:table-cell office:value-type="float" office:value="0.861714" calcext:value-type="float">
            <text:p>0.861714</text:p>
          </table:table-cell>
          <table:table-cell office:value-type="float" office:value="0.866057" calcext:value-type="float">
            <text:p>0.866057</text:p>
          </table:table-cell>
          <table:table-cell office:value-type="float" office:value="0.874971" calcext:value-type="float">
            <text:p>0.874971</text:p>
          </table:table-cell>
          <table:table-cell office:value-type="float" office:value="0.881143" calcext:value-type="float">
            <text:p>0.881143</text:p>
          </table:table-cell>
          <table:table-cell office:value-type="float" office:value="0.890971" calcext:value-type="float">
            <text:p>0.890971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46789" calcext:value-type="float">
            <text:p>0.846789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376" calcext:value-type="float">
            <text:p>0.376</text:p>
          </table:table-cell>
          <table:table-cell office:value-type="float" office:value="0.661029" calcext:value-type="float">
            <text:p>0.661029</text:p>
          </table:table-cell>
          <table:table-cell office:value-type="float" office:value="0.823314" calcext:value-type="float">
            <text:p>0.823314</text:p>
          </table:table-cell>
          <table:table-cell office:value-type="float" office:value="0.855771" calcext:value-type="float">
            <text:p>0.855771</text:p>
          </table:table-cell>
          <table:table-cell office:value-type="float" office:value="0.862857" calcext:value-type="float">
            <text:p>0.862857</text:p>
          </table:table-cell>
          <table:table-cell office:value-type="float" office:value="0.8672" calcext:value-type="float">
            <text:p>0.8672</text:p>
          </table:table-cell>
          <table:table-cell office:value-type="float" office:value="0.874057" calcext:value-type="float">
            <text:p>0.874057</text:p>
          </table:table-cell>
          <table:table-cell office:value-type="float" office:value="0.88" calcext:value-type="float">
            <text:p>0.88</text:p>
          </table:table-cell>
          <table:table-cell office:value-type="float" office:value="0.890057" calcext:value-type="float">
            <text:p>0.890057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50629" calcext:value-type="float">
            <text:p>0.850629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4" calcext:value-type="float">
            <text:p>0.4</text:p>
          </table:table-cell>
          <table:table-cell office:value-type="float" office:value="0.667886" calcext:value-type="float">
            <text:p>0.667886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9943" calcext:value-type="float">
            <text:p>0.869943</text:p>
          </table:table-cell>
          <table:table-cell office:value-type="float" office:value="0.879086" calcext:value-type="float">
            <text:p>0.879086</text:p>
          </table:table-cell>
          <table:table-cell office:value-type="float" office:value="0.884343" calcext:value-type="float">
            <text:p>0.884343</text:p>
          </table:table-cell>
          <table:table-cell office:value-type="float" office:value="0.894171" calcext:value-type="float">
            <text:p>0.894171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54103" calcext:value-type="float">
            <text:p>0.854103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328" calcext:value-type="float">
            <text:p>0.328</text:p>
          </table:table-cell>
          <table:table-cell office:value-type="float" office:value="0.683886" calcext:value-type="float">
            <text:p>0.683886</text:p>
          </table:table-cell>
          <table:table-cell office:value-type="float" office:value="0.831543" calcext:value-type="float">
            <text:p>0.831543</text:p>
          </table:table-cell>
          <table:table-cell office:value-type="float" office:value="0.853257" calcext:value-type="float">
            <text:p>0.853257</text:p>
          </table:table-cell>
          <table:table-cell office:value-type="float" office:value="0.862857" calcext:value-type="float">
            <text:p>0.862857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78857" calcext:value-type="float">
            <text:p>0.878857</text:p>
          </table:table-cell>
          <table:table-cell office:value-type="float" office:value="0.882514" calcext:value-type="float">
            <text:p>0.882514</text:p>
          </table:table-cell>
          <table:table-cell office:value-type="float" office:value="0.892114" calcext:value-type="float">
            <text:p>0.892114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54743" calcext:value-type="float">
            <text:p>0.854743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552" calcext:value-type="float">
            <text:p>0.552</text:p>
          </table:table-cell>
          <table:table-cell office:value-type="float" office:value="0.737143" calcext:value-type="float">
            <text:p>0.737143</text:p>
          </table:table-cell>
          <table:table-cell office:value-type="float" office:value="0.836114" calcext:value-type="float">
            <text:p>0.836114</text:p>
          </table:table-cell>
          <table:table-cell office:value-type="float" office:value="0.858286" calcext:value-type="float">
            <text:p>0.858286</text:p>
          </table:table-cell>
          <table:table-cell office:value-type="float" office:value="0.865143" calcext:value-type="float">
            <text:p>0.865143</text:p>
          </table:table-cell>
          <table:table-cell office:value-type="float" office:value="0.8736" calcext:value-type="float">
            <text:p>0.8736</text:p>
          </table:table-cell>
          <table:table-cell office:value-type="float" office:value="0.88" calcext:value-type="float">
            <text:p>0.88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895771" calcext:value-type="float">
            <text:p>0.895771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62446" calcext:value-type="float">
            <text:p>0.86244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528" calcext:value-type="float">
            <text:p>0.528</text:p>
          </table:table-cell>
          <table:table-cell office:value-type="float" office:value="0.746971" calcext:value-type="float">
            <text:p>0.746971</text:p>
          </table:table-cell>
          <table:table-cell office:value-type="float" office:value="0.8448" calcext:value-type="float">
            <text:p>0.8448</text:p>
          </table:table-cell>
          <table:table-cell office:value-type="float" office:value="0.859886" calcext:value-type="float">
            <text:p>0.859886</text:p>
          </table:table-cell>
          <table:table-cell office:value-type="float" office:value="0.866743" calcext:value-type="float">
            <text:p>0.866743</text:p>
          </table:table-cell>
          <table:table-cell office:value-type="float" office:value="0.874286" calcext:value-type="float">
            <text:p>0.874286</text:p>
          </table:table-cell>
          <table:table-cell office:value-type="float" office:value="0.88" calcext:value-type="float">
            <text:p>0.88</text:p>
          </table:table-cell>
          <table:table-cell office:value-type="float" office:value="0.888457" calcext:value-type="float">
            <text:p>0.888457</text:p>
          </table:table-cell>
          <table:table-cell table:number-columns-repeated="4" office:value-type="float" office:value="0.896" calcext:value-type="float">
            <text:p>0.896</text:p>
          </table:table-cell>
          <table:table-cell office:value-type="float" office:value="0.864914" calcext:value-type="float">
            <text:p>0.864914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512" calcext:value-type="float">
            <text:p>0.512</text:p>
          </table:table-cell>
          <table:table-cell office:value-type="float" office:value="0.743771" calcext:value-type="float">
            <text:p>0.743771</text:p>
          </table:table-cell>
          <table:table-cell office:value-type="float" office:value="0.849143" calcext:value-type="float">
            <text:p>0.849143</text:p>
          </table:table-cell>
          <table:table-cell office:value-type="float" office:value="0.859429" calcext:value-type="float">
            <text:p>0.859429</text:p>
          </table:table-cell>
          <table:table-cell office:value-type="float" office:value="0.866057" calcext:value-type="float">
            <text:p>0.866057</text:p>
          </table:table-cell>
          <table:table-cell office:value-type="float" office:value="0.874057" calcext:value-type="float">
            <text:p>0.874057</text:p>
          </table:table-cell>
          <table:table-cell office:value-type="float" office:value="0.880914" calcext:value-type="float">
            <text:p>0.880914</text:p>
          </table:table-cell>
          <table:table-cell office:value-type="float" office:value="0.890286" calcext:value-type="float">
            <text:p>0.890286</text:p>
          </table:table-cell>
          <table:table-cell table:number-columns-repeated="4" office:value-type="float" office:value="0.896" calcext:value-type="float">
            <text:p>0.896</text:p>
          </table:table-cell>
          <table:table-cell office:value-type="float" office:value="0.865166" calcext:value-type="float">
            <text:p>0.865166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272" calcext:value-type="float">
            <text:p>0.272</text:p>
          </table:table-cell>
          <table:table-cell office:value-type="float" office:value="0.663086" calcext:value-type="float">
            <text:p>0.663086</text:p>
          </table:table-cell>
          <table:table-cell office:value-type="float" office:value="0.842514" calcext:value-type="float">
            <text:p>0.842514</text:p>
          </table:table-cell>
          <table:table-cell office:value-type="float" office:value="0.859657" calcext:value-type="float">
            <text:p>0.859657</text:p>
          </table:table-cell>
          <table:table-cell office:value-type="float" office:value="0.866286" calcext:value-type="float">
            <text:p>0.866286</text:p>
          </table:table-cell>
          <table:table-cell office:value-type="float" office:value="0.872686" calcext:value-type="float">
            <text:p>0.872686</text:p>
          </table:table-cell>
          <table:table-cell office:value-type="float" office:value="0.88" calcext:value-type="float">
            <text:p>0.88</text:p>
          </table:table-cell>
          <table:table-cell office:value-type="float" office:value="0.888457" calcext:value-type="float">
            <text:p>0.888457</text:p>
          </table:table-cell>
          <table:table-cell table:number-columns-repeated="4" office:value-type="float" office:value="0.896" calcext:value-type="float">
            <text:p>0.896</text:p>
          </table:table-cell>
          <table:table-cell office:value-type="float" office:value="0.856069" calcext:value-type="float">
            <text:p>0.856069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28" calcext:value-type="float">
            <text:p>0.28</text:p>
          </table:table-cell>
          <table:table-cell office:value-type="float" office:value="0.690057" calcext:value-type="float">
            <text:p>0.690057</text:p>
          </table:table-cell>
          <table:table-cell office:value-type="float" office:value="0.840457" calcext:value-type="float">
            <text:p>0.840457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7429" calcext:value-type="float">
            <text:p>0.867429</text:p>
          </table:table-cell>
          <table:table-cell office:value-type="float" office:value="0.876114" calcext:value-type="float">
            <text:p>0.876114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892571" calcext:value-type="float">
            <text:p>0.892571</text:p>
          </table:table-cell>
          <table:table-cell table:number-columns-repeated="4" office:value-type="float" office:value="0.896" calcext:value-type="float">
            <text:p>0.896</text:p>
          </table:table-cell>
          <table:table-cell office:value-type="float" office:value="0.859223" calcext:value-type="float">
            <text:p>0.859223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288" calcext:value-type="float">
            <text:p>0.288</text:p>
          </table:table-cell>
          <table:table-cell office:value-type="float" office:value="0.630857" calcext:value-type="float">
            <text:p>0.630857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66286" calcext:value-type="float">
            <text:p>0.866286</text:p>
          </table:table-cell>
          <table:table-cell office:value-type="float" office:value="0.873371" calcext:value-type="float">
            <text:p>0.873371</text:p>
          </table:table-cell>
          <table:table-cell office:value-type="float" office:value="0.88" calcext:value-type="float">
            <text:p>0.88</text:p>
          </table:table-cell>
          <table:table-cell office:value-type="float" office:value="0.886629" calcext:value-type="float">
            <text:p>0.886629</text:p>
          </table:table-cell>
          <table:table-cell table:number-columns-repeated="4" office:value-type="float" office:value="0.896" calcext:value-type="float">
            <text:p>0.896</text:p>
          </table:table-cell>
          <table:table-cell office:value-type="float" office:value="0.851474" calcext:value-type="float">
            <text:p>0.851474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272" calcext:value-type="float">
            <text:p>0.272</text:p>
          </table:table-cell>
          <table:table-cell office:value-type="float" office:value="0.5568" calcext:value-type="float">
            <text:p>0.5568</text:p>
          </table:table-cell>
          <table:table-cell office:value-type="float" office:value="0.802743" calcext:value-type="float">
            <text:p>0.802743</text:p>
          </table:table-cell>
          <table:table-cell office:value-type="float" office:value="0.848457" calcext:value-type="float">
            <text:p>0.848457</text:p>
          </table:table-cell>
          <table:table-cell office:value-type="float" office:value="0.862171" calcext:value-type="float">
            <text:p>0.862171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8857" calcext:value-type="float">
            <text:p>0.878857</text:p>
          </table:table-cell>
          <table:table-cell office:value-type="float" office:value="0.882743" calcext:value-type="float">
            <text:p>0.882743</text:p>
          </table:table-cell>
          <table:table-cell office:value-type="float" office:value="0.894171" calcext:value-type="float">
            <text:p>0.894171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38994" calcext:value-type="float">
            <text:p>0.838994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312" calcext:value-type="float">
            <text:p>0.312</text:p>
          </table:table-cell>
          <table:table-cell office:value-type="float" office:value="0.558629" calcext:value-type="float">
            <text:p>0.558629</text:p>
          </table:table-cell>
          <table:table-cell office:value-type="float" office:value="0.822857" calcext:value-type="float">
            <text:p>0.822857</text:p>
          </table:table-cell>
          <table:table-cell office:value-type="float" office:value="0.849371" calcext:value-type="float">
            <text:p>0.849371</text:p>
          </table:table-cell>
          <table:table-cell office:value-type="float" office:value="0.862171" calcext:value-type="float">
            <text:p>0.862171</text:p>
          </table:table-cell>
          <table:table-cell office:value-type="float" office:value="0.871086" calcext:value-type="float">
            <text:p>0.871086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882286" calcext:value-type="float">
            <text:p>0.882286</text:p>
          </table:table-cell>
          <table:table-cell office:value-type="float" office:value="0.894171" calcext:value-type="float">
            <text:p>0.894171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41097" calcext:value-type="float">
            <text:p>0.841097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352" calcext:value-type="float">
            <text:p>0.352</text:p>
          </table:table-cell>
          <table:table-cell office:value-type="float" office:value="0.557486" calcext:value-type="float">
            <text:p>0.557486</text:p>
          </table:table-cell>
          <table:table-cell office:value-type="float" office:value="0.820114" calcext:value-type="float">
            <text:p>0.820114</text:p>
          </table:table-cell>
          <table:table-cell office:value-type="float" office:value="0.850514" calcext:value-type="float">
            <text:p>0.850514</text:p>
          </table:table-cell>
          <table:table-cell office:value-type="float" office:value="0.862629" calcext:value-type="float">
            <text:p>0.862629</text:p>
          </table:table-cell>
          <table:table-cell office:value-type="float" office:value="0.870171" calcext:value-type="float">
            <text:p>0.870171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884114" calcext:value-type="float">
            <text:p>0.884114</text:p>
          </table:table-cell>
          <table:table-cell table:number-columns-repeated="4" office:value-type="float" office:value="0.896" calcext:value-type="float">
            <text:p>0.896</text:p>
          </table:table-cell>
          <table:table-cell office:value-type="float" office:value="0.840983" calcext:value-type="float">
            <text:p>0.840983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32" calcext:value-type="float">
            <text:p>0.32</text:p>
          </table:table-cell>
          <table:table-cell office:value-type="float" office:value="0.593143" calcext:value-type="float">
            <text:p>0.593143</text:p>
          </table:table-cell>
          <table:table-cell office:value-type="float" office:value="0.829486" calcext:value-type="float">
            <text:p>0.829486</text:p>
          </table:table-cell>
          <table:table-cell office:value-type="float" office:value="0.8528" calcext:value-type="float">
            <text:p>0.8528</text:p>
          </table:table-cell>
          <table:table-cell office:value-type="float" office:value="0.862857" calcext:value-type="float">
            <text:p>0.862857</text:p>
          </table:table-cell>
          <table:table-cell office:value-type="float" office:value="0.870857" calcext:value-type="float">
            <text:p>0.870857</text:p>
          </table:table-cell>
          <table:table-cell office:value-type="float" office:value="0.877486" calcext:value-type="float">
            <text:p>0.877486</text:p>
          </table:table-cell>
          <table:table-cell office:value-type="float" office:value="0.883429" calcext:value-type="float">
            <text:p>0.883429</text:p>
          </table:table-cell>
          <table:table-cell office:value-type="float" office:value="0.895314" calcext:value-type="float">
            <text:p>0.895314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45737" calcext:value-type="float">
            <text:p>0.845737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432" calcext:value-type="float">
            <text:p>0.432</text:p>
          </table:table-cell>
          <table:table-cell office:value-type="float" office:value="0.6464" calcext:value-type="float">
            <text:p>0.6464</text:p>
          </table:table-cell>
          <table:table-cell office:value-type="float" office:value="0.839314" calcext:value-type="float">
            <text:p>0.839314</text:p>
          </table:table-cell>
          <table:table-cell office:value-type="float" office:value="0.856229" calcext:value-type="float">
            <text:p>0.856229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1086" calcext:value-type="float">
            <text:p>0.871086</text:p>
          </table:table-cell>
          <table:table-cell office:value-type="float" office:value="0.879771" calcext:value-type="float">
            <text:p>0.879771</text:p>
          </table:table-cell>
          <table:table-cell office:value-type="float" office:value="0.886857" calcext:value-type="float">
            <text:p>0.886857</text:p>
          </table:table-cell>
          <table:table-cell table:number-columns-repeated="4" office:value-type="float" office:value="0.896" calcext:value-type="float">
            <text:p>0.896</text:p>
          </table:table-cell>
          <table:table-cell office:value-type="float" office:value="0.853166" calcext:value-type="float">
            <text:p>0.853166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312" calcext:value-type="float">
            <text:p>0.312</text:p>
          </table:table-cell>
          <table:table-cell office:value-type="float" office:value="0.662629" calcext:value-type="float">
            <text:p>0.662629</text:p>
          </table:table-cell>
          <table:table-cell office:value-type="float" office:value="0.837029" calcext:value-type="float">
            <text:p>0.837029</text:p>
          </table:table-cell>
          <table:table-cell office:value-type="float" office:value="0.856686" calcext:value-type="float">
            <text:p>0.85668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0629" calcext:value-type="float">
            <text:p>0.870629</text:p>
          </table:table-cell>
          <table:table-cell office:value-type="float" office:value="0.879543" calcext:value-type="float">
            <text:p>0.879543</text:p>
          </table:table-cell>
          <table:table-cell office:value-type="float" office:value="0.886629" calcext:value-type="float">
            <text:p>0.886629</text:p>
          </table:table-cell>
          <table:table-cell table:number-columns-repeated="4" office:value-type="float" office:value="0.896" calcext:value-type="float">
            <text:p>0.896</text:p>
          </table:table-cell>
          <table:table-cell office:value-type="float" office:value="0.854514" calcext:value-type="float">
            <text:p>0.854514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416" calcext:value-type="float">
            <text:p>0.416</text:p>
          </table:table-cell>
          <table:table-cell office:value-type="float" office:value="0.684114" calcext:value-type="float">
            <text:p>0.684114</text:p>
          </table:table-cell>
          <table:table-cell office:value-type="float" office:value="0.848" calcext:value-type="float">
            <text:p>0.848</text:p>
          </table:table-cell>
          <table:table-cell office:value-type="float" office:value="0.861029" calcext:value-type="float">
            <text:p>0.861029</text:p>
          </table:table-cell>
          <table:table-cell office:value-type="float" office:value="0.868571" calcext:value-type="float">
            <text:p>0.868571</text:p>
          </table:table-cell>
          <table:table-cell office:value-type="float" office:value="0.876343" calcext:value-type="float">
            <text:p>0.876343</text:p>
          </table:table-cell>
          <table:table-cell office:value-type="float" office:value="0.88" calcext:value-type="float">
            <text:p>0.88</text:p>
          </table:table-cell>
          <table:table-cell office:value-type="float" office:value="0.887543" calcext:value-type="float">
            <text:p>0.887543</text:p>
          </table:table-cell>
          <table:table-cell table:number-columns-repeated="4" office:value-type="float" office:value="0.896" calcext:value-type="float">
            <text:p>0.896</text:p>
          </table:table-cell>
          <table:table-cell office:value-type="float" office:value="0.85936" calcext:value-type="float">
            <text:p>0.85936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472" calcext:value-type="float">
            <text:p>0.472</text:p>
          </table:table-cell>
          <table:table-cell office:value-type="float" office:value="0.703543" calcext:value-type="float">
            <text:p>0.703543</text:p>
          </table:table-cell>
          <table:table-cell office:value-type="float" office:value="0.850286" calcext:value-type="float">
            <text:p>0.850286</text:p>
          </table:table-cell>
          <table:table-cell office:value-type="float" office:value="0.860571" calcext:value-type="float">
            <text:p>0.860571</text:p>
          </table:table-cell>
          <table:table-cell office:value-type="float" office:value="0.870171" calcext:value-type="float">
            <text:p>0.870171</text:p>
          </table:table-cell>
          <table:table-cell office:value-type="float" office:value="0.875886" calcext:value-type="float">
            <text:p>0.875886</text:p>
          </table:table-cell>
          <table:table-cell office:value-type="float" office:value="0.88" calcext:value-type="float">
            <text:p>0.88</text:p>
          </table:table-cell>
          <table:table-cell office:value-type="float" office:value="0.888914" calcext:value-type="float">
            <text:p>0.888914</text:p>
          </table:table-cell>
          <table:table-cell table:number-columns-repeated="4" office:value-type="float" office:value="0.896" calcext:value-type="float">
            <text:p>0.896</text:p>
          </table:table-cell>
          <table:table-cell office:value-type="float" office:value="0.861737" calcext:value-type="float">
            <text:p>0.861737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272" calcext:value-type="float">
            <text:p>0.272</text:p>
          </table:table-cell>
          <table:table-cell office:value-type="float" office:value="0.710171" calcext:value-type="float">
            <text:p>0.710171</text:p>
          </table:table-cell>
          <table:table-cell office:value-type="float" office:value="0.850971" calcext:value-type="float">
            <text:p>0.850971</text:p>
          </table:table-cell>
          <table:table-cell office:value-type="float" office:value="0.861029" calcext:value-type="float">
            <text:p>0.861029</text:p>
          </table:table-cell>
          <table:table-cell office:value-type="float" office:value="0.871771" calcext:value-type="float">
            <text:p>0.871771</text:p>
          </table:table-cell>
          <table:table-cell office:value-type="float" office:value="0.877943" calcext:value-type="float">
            <text:p>0.877943</text:p>
          </table:table-cell>
          <table:table-cell office:value-type="float" office:value="0.882743" calcext:value-type="float">
            <text:p>0.882743</text:p>
          </table:table-cell>
          <table:table-cell office:value-type="float" office:value="0.890286" calcext:value-type="float">
            <text:p>0.890286</text:p>
          </table:table-cell>
          <table:table-cell table:number-columns-repeated="4" office:value-type="float" office:value="0.896" calcext:value-type="float">
            <text:p>0.896</text:p>
          </table:table-cell>
          <table:table-cell office:value-type="float" office:value="0.863291" calcext:value-type="float">
            <text:p>0.863291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296" calcext:value-type="float">
            <text:p>0.296</text:p>
          </table:table-cell>
          <table:table-cell office:value-type="float" office:value="0.729143" calcext:value-type="float">
            <text:p>0.729143</text:p>
          </table:table-cell>
          <table:table-cell office:value-type="float" office:value="0.852114" calcext:value-type="float">
            <text:p>0.852114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869943" calcext:value-type="float">
            <text:p>0.869943</text:p>
          </table:table-cell>
          <table:table-cell office:value-type="float" office:value="0.877486" calcext:value-type="float">
            <text:p>0.877486</text:p>
          </table:table-cell>
          <table:table-cell office:value-type="float" office:value="0.881829" calcext:value-type="float">
            <text:p>0.881829</text:p>
          </table:table-cell>
          <table:table-cell office:value-type="float" office:value="0.891657" calcext:value-type="float">
            <text:p>0.891657</text:p>
          </table:table-cell>
          <table:table-cell table:number-columns-repeated="4" office:value-type="float" office:value="0.896" calcext:value-type="float">
            <text:p>0.896</text:p>
          </table:table-cell>
          <table:table-cell office:value-type="float" office:value="0.864937" calcext:value-type="float">
            <text:p>0.864937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408" calcext:value-type="float">
            <text:p>0.408</text:p>
          </table:table-cell>
          <table:table-cell office:value-type="float" office:value="0.731657" calcext:value-type="float">
            <text:p>0.731657</text:p>
          </table:table-cell>
          <table:table-cell office:value-type="float" office:value="0.851886" calcext:value-type="float">
            <text:p>0.851886</text:p>
          </table:table-cell>
          <table:table-cell office:value-type="float" office:value="0.858743" calcext:value-type="float">
            <text:p>0.858743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76343" calcext:value-type="float">
            <text:p>0.876343</text:p>
          </table:table-cell>
          <table:table-cell office:value-type="float" office:value="0.880914" calcext:value-type="float">
            <text:p>0.880914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5543" calcext:value-type="float">
            <text:p>0.895543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64389" calcext:value-type="float">
            <text:p>0.864389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272" calcext:value-type="float">
            <text:p>0.272</text:p>
          </table:table-cell>
          <table:table-cell office:value-type="float" office:value="0.746971" calcext:value-type="float">
            <text:p>0.746971</text:p>
          </table:table-cell>
          <table:table-cell office:value-type="float" office:value="0.853257" calcext:value-type="float">
            <text:p>0.853257</text:p>
          </table:table-cell>
          <table:table-cell office:value-type="float" office:value="0.861943" calcext:value-type="float">
            <text:p>0.861943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77257" calcext:value-type="float">
            <text:p>0.877257</text:p>
          </table:table-cell>
          <table:table-cell office:value-type="float" office:value="0.882286" calcext:value-type="float">
            <text:p>0.882286</text:p>
          </table:table-cell>
          <table:table-cell office:value-type="float" office:value="0.888914" calcext:value-type="float">
            <text:p>0.888914</text:p>
          </table:table-cell>
          <table:table-cell table:number-columns-repeated="4" office:value-type="float" office:value="0.896" calcext:value-type="float">
            <text:p>0.896</text:p>
          </table:table-cell>
          <table:table-cell office:value-type="float" office:value="0.866903" calcext:value-type="float">
            <text:p>0.866903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328" calcext:value-type="float">
            <text:p>0.328</text:p>
          </table:table-cell>
          <table:table-cell office:value-type="float" office:value="0.691657" calcext:value-type="float">
            <text:p>0.691657</text:p>
          </table:table-cell>
          <table:table-cell office:value-type="float" office:value="0.848229" calcext:value-type="float">
            <text:p>0.848229</text:p>
          </table:table-cell>
          <table:table-cell office:value-type="float" office:value="0.860343" calcext:value-type="float">
            <text:p>0.860343</text:p>
          </table:table-cell>
          <table:table-cell office:value-type="float" office:value="0.867429" calcext:value-type="float">
            <text:p>0.867429</text:p>
          </table:table-cell>
          <table:table-cell office:value-type="float" office:value="0.874286" calcext:value-type="float">
            <text:p>0.874286</text:p>
          </table:table-cell>
          <table:table-cell office:value-type="float" office:value="0.88" calcext:value-type="float">
            <text:p>0.88</text:p>
          </table:table-cell>
          <table:table-cell office:value-type="float" office:value="0.887543" calcext:value-type="float">
            <text:p>0.887543</text:p>
          </table:table-cell>
          <table:table-cell office:value-type="float" office:value="0.895771" calcext:value-type="float">
            <text:p>0.895771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59726" calcext:value-type="float">
            <text:p>0.859726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4" calcext:value-type="float">
            <text:p>0.4</text:p>
          </table:table-cell>
          <table:table-cell office:value-type="float" office:value="0.735086" calcext:value-type="float">
            <text:p>0.735086</text:p>
          </table:table-cell>
          <table:table-cell office:value-type="float" office:value="0.850514" calcext:value-type="float">
            <text:p>0.850514</text:p>
          </table:table-cell>
          <table:table-cell office:value-type="float" office:value="0.859886" calcext:value-type="float">
            <text:p>0.859886</text:p>
          </table:table-cell>
          <table:table-cell office:value-type="float" office:value="0.867886" calcext:value-type="float">
            <text:p>0.867886</text:p>
          </table:table-cell>
          <table:table-cell office:value-type="float" office:value="0.874286" calcext:value-type="float">
            <text:p>0.874286</text:p>
          </table:table-cell>
          <table:table-cell office:value-type="float" office:value="0.88" calcext:value-type="float">
            <text:p>0.88</text:p>
          </table:table-cell>
          <table:table-cell office:value-type="float" office:value="0.886171" calcext:value-type="float">
            <text:p>0.886171</text:p>
          </table:table-cell>
          <table:table-cell office:value-type="float" office:value="0.895543" calcext:value-type="float">
            <text:p>0.895543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64137" calcext:value-type="float">
            <text:p>0.864137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272" calcext:value-type="float">
            <text:p>0.272</text:p>
          </table:table-cell>
          <table:table-cell office:value-type="float" office:value="0.719086" calcext:value-type="float">
            <text:p>0.719086</text:p>
          </table:table-cell>
          <table:table-cell office:value-type="float" office:value="0.852114" calcext:value-type="float">
            <text:p>0.852114</text:p>
          </table:table-cell>
          <table:table-cell office:value-type="float" office:value="0.861714" calcext:value-type="float">
            <text:p>0.861714</text:p>
          </table:table-cell>
          <table:table-cell office:value-type="float" office:value="0.868343" calcext:value-type="float">
            <text:p>0.868343</text:p>
          </table:table-cell>
          <table:table-cell office:value-type="float" office:value="0.873371" calcext:value-type="float">
            <text:p>0.873371</text:p>
          </table:table-cell>
          <table:table-cell office:value-type="float" office:value="0.88" calcext:value-type="float">
            <text:p>0.88</text:p>
          </table:table-cell>
          <table:table-cell office:value-type="float" office:value="0.887771" calcext:value-type="float">
            <text:p>0.887771</text:p>
          </table:table-cell>
          <table:table-cell office:value-type="float" office:value="0.895314" calcext:value-type="float">
            <text:p>0.895314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62971" calcext:value-type="float">
            <text:p>0.862971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32" calcext:value-type="float">
            <text:p>0.32</text:p>
          </table:table-cell>
          <table:table-cell office:value-type="float" office:value="0.693029" calcext:value-type="float">
            <text:p>0.693029</text:p>
          </table:table-cell>
          <table:table-cell office:value-type="float" office:value="0.844343" calcext:value-type="float">
            <text:p>0.844343</text:p>
          </table:table-cell>
          <table:table-cell office:value-type="float" office:value="0.857371" calcext:value-type="float">
            <text:p>0.857371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1543" calcext:value-type="float">
            <text:p>0.871543</text:p>
          </table:table-cell>
          <table:table-cell office:value-type="float" office:value="0.878629" calcext:value-type="float">
            <text:p>0.878629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892114" calcext:value-type="float">
            <text:p>0.892114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57623" calcext:value-type="float">
            <text:p>0.857623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456" calcext:value-type="float">
            <text:p>0.456</text:p>
          </table:table-cell>
          <table:table-cell office:value-type="float" office:value="0.697143" calcext:value-type="float">
            <text:p>0.697143</text:p>
          </table:table-cell>
          <table:table-cell office:value-type="float" office:value="0.847086" calcext:value-type="float">
            <text:p>0.847086</text:p>
          </table:table-cell>
          <table:table-cell office:value-type="float" office:value="0.858743" calcext:value-type="float">
            <text:p>0.858743</text:p>
          </table:table-cell>
          <table:table-cell office:value-type="float" office:value="0.866057" calcext:value-type="float">
            <text:p>0.866057</text:p>
          </table:table-cell>
          <table:table-cell office:value-type="float" office:value="0.8736" calcext:value-type="float">
            <text:p>0.8736</text:p>
          </table:table-cell>
          <table:table-cell office:value-type="float" office:value="0.88" calcext:value-type="float">
            <text:p>0.88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893029" calcext:value-type="float">
            <text:p>0.893029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59246" calcext:value-type="float">
            <text:p>0.859246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32" calcext:value-type="float">
            <text:p>0.32</text:p>
          </table:table-cell>
          <table:table-cell office:value-type="float" office:value="0.681143" calcext:value-type="float">
            <text:p>0.681143</text:p>
          </table:table-cell>
          <table:table-cell office:value-type="float" office:value="0.839314" calcext:value-type="float">
            <text:p>0.839314</text:p>
          </table:table-cell>
          <table:table-cell office:value-type="float" office:value="0.855543" calcext:value-type="float">
            <text:p>0.855543</text:p>
          </table:table-cell>
          <table:table-cell office:value-type="float" office:value="0.863543" calcext:value-type="float">
            <text:p>0.863543</text:p>
          </table:table-cell>
          <table:table-cell office:value-type="float" office:value="0.871314" calcext:value-type="float">
            <text:p>0.871314</text:p>
          </table:table-cell>
          <table:table-cell office:value-type="float" office:value="0.878857" calcext:value-type="float">
            <text:p>0.878857</text:p>
          </table:table-cell>
          <table:table-cell office:value-type="float" office:value="0.883657" calcext:value-type="float">
            <text:p>0.883657</text:p>
          </table:table-cell>
          <table:table-cell office:value-type="float" office:value="0.892114" calcext:value-type="float">
            <text:p>0.892114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55749" calcext:value-type="float">
            <text:p>0.855749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4" calcext:value-type="float">
            <text:p>0.4</text:p>
          </table:table-cell>
          <table:table-cell office:value-type="float" office:value="0.756571" calcext:value-type="float">
            <text:p>0.756571</text:p>
          </table:table-cell>
          <table:table-cell office:value-type="float" office:value="0.844571" calcext:value-type="float">
            <text:p>0.844571</text:p>
          </table:table-cell>
          <table:table-cell office:value-type="float" office:value="0.858286" calcext:value-type="float">
            <text:p>0.858286</text:p>
          </table:table-cell>
          <table:table-cell office:value-type="float" office:value="0.865371" calcext:value-type="float">
            <text:p>0.865371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9086" calcext:value-type="float">
            <text:p>0.879086</text:p>
          </table:table-cell>
          <table:table-cell office:value-type="float" office:value="0.886171" calcext:value-type="float">
            <text:p>0.886171</text:p>
          </table:table-cell>
          <table:table-cell office:value-type="float" office:value="0.895314" calcext:value-type="float">
            <text:p>0.895314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64937" calcext:value-type="float">
            <text:p>0.864937</text:p>
          </table:table-cell>
          <table:table-cell>
            <draw:frame draw:z-index="0" draw:style-name="gr1" draw:text-style-name="P1" svg:width="22.348cm" svg:height="12.57cm" svg:x="0.004cm" svg:y="0cm">
              <draw:object draw:notify-on-update-of-ranges="accuracy.A2:accuracy.A451 accuracy.C1:accuracy.C1 accuracy.C2:accuracy.C451 accuracy.D1:accuracy.D1 accuracy.D2:accuracy.D451 accuracy.E1:accuracy.E1 accuracy.E2:accuracy.E451 accuracy.F1:accuracy.F1 accuracy.F2:accuracy.F451 accuracy.G1:accuracy.G1 accuracy.G2:accuracy.G451 accuracy.H1:accuracy.H1 accuracy.H2:accuracy.H451 accuracy.I1:accuracy.I1 accuracy.I2:accuracy.I451 accuracy.J1:accuracy.J1 accuracy.J2:accuracy.J451 accuracy.K1:accuracy.K1 accuracy.K2:accuracy.K451 accuracy.L1:accuracy.L1 accuracy.L2:accuracy.L451 accuracy.M1:accuracy.M1 accuracy.M2:accuracy.M451 accuracy.N1:accuracy.N1 accuracy.N2:accuracy.N45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4" calcext:value-type="float">
            <text:p>0.4</text:p>
          </table:table-cell>
          <table:table-cell office:value-type="float" office:value="0.782857" calcext:value-type="float">
            <text:p>0.782857</text:p>
          </table:table-cell>
          <table:table-cell office:value-type="float" office:value="0.846857" calcext:value-type="float">
            <text:p>0.846857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64229" calcext:value-type="float">
            <text:p>0.864229</text:p>
          </table:table-cell>
          <table:table-cell office:value-type="float" office:value="0.872457" calcext:value-type="float">
            <text:p>0.872457</text:p>
          </table:table-cell>
          <table:table-cell office:value-type="float" office:value="0.88" calcext:value-type="float">
            <text:p>0.88</text:p>
          </table:table-cell>
          <table:table-cell office:value-type="float" office:value="0.885486" calcext:value-type="float">
            <text:p>0.885486</text:p>
          </table:table-cell>
          <table:table-cell office:value-type="float" office:value="0.894857" calcext:value-type="float">
            <text:p>0.894857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67634" calcext:value-type="float">
            <text:p>0.867634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64" calcext:value-type="float">
            <text:p>0.64</text:p>
          </table:table-cell>
          <table:table-cell office:value-type="float" office:value="0.782857" calcext:value-type="float">
            <text:p>0.782857</text:p>
          </table:table-cell>
          <table:table-cell office:value-type="float" office:value="0.848686" calcext:value-type="float">
            <text:p>0.848686</text:p>
          </table:table-cell>
          <table:table-cell office:value-type="float" office:value="0.861029" calcext:value-type="float">
            <text:p>0.861029</text:p>
          </table:table-cell>
          <table:table-cell office:value-type="float" office:value="0.866057" calcext:value-type="float">
            <text:p>0.866057</text:p>
          </table:table-cell>
          <table:table-cell office:value-type="float" office:value="0.874971" calcext:value-type="float">
            <text:p>0.874971</text:p>
          </table:table-cell>
          <table:table-cell office:value-type="float" office:value="0.88" calcext:value-type="float">
            <text:p>0.88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895543" calcext:value-type="float">
            <text:p>0.895543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68686" calcext:value-type="float">
            <text:p>0.868686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68" calcext:value-type="float">
            <text:p>0.68</text:p>
          </table:table-cell>
          <table:table-cell office:value-type="float" office:value="0.791086" calcext:value-type="float">
            <text:p>0.791086</text:p>
          </table:table-cell>
          <table:table-cell office:value-type="float" office:value="0.849829" calcext:value-type="float">
            <text:p>0.849829</text:p>
          </table:table-cell>
          <table:table-cell office:value-type="float" office:value="0.861257" calcext:value-type="float">
            <text:p>0.861257</text:p>
          </table:table-cell>
          <table:table-cell office:value-type="float" office:value="0.865829" calcext:value-type="float">
            <text:p>0.865829</text:p>
          </table:table-cell>
          <table:table-cell office:value-type="float" office:value="0.872457" calcext:value-type="float">
            <text:p>0.872457</text:p>
          </table:table-cell>
          <table:table-cell office:value-type="float" office:value="0.88" calcext:value-type="float">
            <text:p>0.88</text:p>
          </table:table-cell>
          <table:table-cell office:value-type="float" office:value="0.882971" calcext:value-type="float">
            <text:p>0.882971</text:p>
          </table:table-cell>
          <table:table-cell office:value-type="float" office:value="0.893257" calcext:value-type="float">
            <text:p>0.893257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68869" calcext:value-type="float">
            <text:p>0.868869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744" calcext:value-type="float">
            <text:p>0.744</text:p>
          </table:table-cell>
          <table:table-cell office:value-type="float" office:value="0.816229" calcext:value-type="float">
            <text:p>0.816229</text:p>
          </table:table-cell>
          <table:table-cell office:value-type="float" office:value="0.853029" calcext:value-type="float">
            <text:p>0.853029</text:p>
          </table:table-cell>
          <table:table-cell office:value-type="float" office:value="0.863771" calcext:value-type="float">
            <text:p>0.863771</text:p>
          </table:table-cell>
          <table:table-cell office:value-type="float" office:value="0.869029" calcext:value-type="float">
            <text:p>0.869029</text:p>
          </table:table-cell>
          <table:table-cell office:value-type="float" office:value="0.873371" calcext:value-type="float">
            <text:p>0.873371</text:p>
          </table:table-cell>
          <table:table-cell office:value-type="float" office:value="0.88" calcext:value-type="float">
            <text:p>0.88</text:p>
          </table:table-cell>
          <table:table-cell office:value-type="float" office:value="0.885029" calcext:value-type="float">
            <text:p>0.885029</text:p>
          </table:table-cell>
          <table:table-cell office:value-type="float" office:value="0.893029" calcext:value-type="float">
            <text:p>0.893029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72549" calcext:value-type="float">
            <text:p>0.872549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704" calcext:value-type="float">
            <text:p>0.704</text:p>
          </table:table-cell>
          <table:table-cell office:value-type="float" office:value="0.8032" calcext:value-type="float">
            <text:p>0.8032</text:p>
          </table:table-cell>
          <table:table-cell office:value-type="float" office:value="0.848457" calcext:value-type="float">
            <text:p>0.848457</text:p>
          </table:table-cell>
          <table:table-cell office:value-type="float" office:value="0.858743" calcext:value-type="float">
            <text:p>0.858743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9943" calcext:value-type="float">
            <text:p>0.869943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88" calcext:value-type="float">
            <text:p>0.88</text:p>
          </table:table-cell>
          <table:table-cell office:value-type="float" office:value="0.885486" calcext:value-type="float">
            <text:p>0.885486</text:p>
          </table:table-cell>
          <table:table-cell office:value-type="float" office:value="0.8944" calcext:value-type="float">
            <text:p>0.8944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67543" calcext:value-type="float">
            <text:p>0.867543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688" calcext:value-type="float">
            <text:p>0.688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845029" calcext:value-type="float">
            <text:p>0.845029</text:p>
          </table:table-cell>
          <table:table-cell office:value-type="float" office:value="0.855086" calcext:value-type="float">
            <text:p>0.855086</text:p>
          </table:table-cell>
          <table:table-cell office:value-type="float" office:value="0.862857" calcext:value-type="float">
            <text:p>0.862857</text:p>
          </table:table-cell>
          <table:table-cell office:value-type="float" office:value="0.868571" calcext:value-type="float">
            <text:p>0.868571</text:p>
          </table:table-cell>
          <table:table-cell office:value-type="float" office:value="0.874743" calcext:value-type="float">
            <text:p>0.874743</text:p>
          </table:table-cell>
          <table:table-cell office:value-type="float" office:value="0.880914" calcext:value-type="float">
            <text:p>0.880914</text:p>
          </table:table-cell>
          <table:table-cell office:value-type="float" office:value="0.890286" calcext:value-type="float">
            <text:p>0.890286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65829" calcext:value-type="float">
            <text:p>0.865829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512" calcext:value-type="float">
            <text:p>0.512</text:p>
          </table:table-cell>
          <table:table-cell office:value-type="float" office:value="0.794743" calcext:value-type="float">
            <text:p>0.794743</text:p>
          </table:table-cell>
          <table:table-cell office:value-type="float" office:value="0.848229" calcext:value-type="float">
            <text:p>0.848229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2629" calcext:value-type="float">
            <text:p>0.862629</text:p>
          </table:table-cell>
          <table:table-cell office:value-type="float" office:value="0.866971" calcext:value-type="float">
            <text:p>0.866971</text:p>
          </table:table-cell>
          <table:table-cell office:value-type="float" office:value="0.874514" calcext:value-type="float">
            <text:p>0.874514</text:p>
          </table:table-cell>
          <table:table-cell office:value-type="float" office:value="0.882514" calcext:value-type="float">
            <text:p>0.882514</text:p>
          </table:table-cell>
          <table:table-cell office:value-type="float" office:value="0.891886" calcext:value-type="float">
            <text:p>0.891886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66949" calcext:value-type="float">
            <text:p>0.866949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512" calcext:value-type="float">
            <text:p>0.512</text:p>
          </table:table-cell>
          <table:table-cell office:value-type="float" office:value="0.804571" calcext:value-type="float">
            <text:p>0.804571</text:p>
          </table:table-cell>
          <table:table-cell office:value-type="float" office:value="0.8496" calcext:value-type="float">
            <text:p>0.8496</text:p>
          </table:table-cell>
          <table:table-cell office:value-type="float" office:value="0.856686" calcext:value-type="float">
            <text:p>0.85668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9714" calcext:value-type="float">
            <text:p>0.869714</text:p>
          </table:table-cell>
          <table:table-cell office:value-type="float" office:value="0.873829" calcext:value-type="float">
            <text:p>0.873829</text:p>
          </table:table-cell>
          <table:table-cell office:value-type="float" office:value="0.881143" calcext:value-type="float">
            <text:p>0.881143</text:p>
          </table:table-cell>
          <table:table-cell office:value-type="float" office:value="0.890514" calcext:value-type="float">
            <text:p>0.890514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68206" calcext:value-type="float">
            <text:p>0.868206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512" calcext:value-type="float">
            <text:p>0.512</text:p>
          </table:table-cell>
          <table:table-cell office:value-type="float" office:value="0.794286" calcext:value-type="float">
            <text:p>0.794286</text:p>
          </table:table-cell>
          <table:table-cell office:value-type="float" office:value="0.847314" calcext:value-type="float">
            <text:p>0.847314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1314" calcext:value-type="float">
            <text:p>0.871314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882514" calcext:value-type="float">
            <text:p>0.882514</text:p>
          </table:table-cell>
          <table:table-cell office:value-type="float" office:value="0.892114" calcext:value-type="float">
            <text:p>0.892114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67589" calcext:value-type="float">
            <text:p>0.867589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512" calcext:value-type="float">
            <text:p>0.512</text:p>
          </table:table-cell>
          <table:table-cell office:value-type="float" office:value="0.792229" calcext:value-type="float">
            <text:p>0.792229</text:p>
          </table:table-cell>
          <table:table-cell office:value-type="float" office:value="0.845943" calcext:value-type="float">
            <text:p>0.845943</text:p>
          </table:table-cell>
          <table:table-cell office:value-type="float" office:value="0.855543" calcext:value-type="float">
            <text:p>0.855543</text:p>
          </table:table-cell>
          <table:table-cell office:value-type="float" office:value="0.863543" calcext:value-type="float">
            <text:p>0.863543</text:p>
          </table:table-cell>
          <table:table-cell office:value-type="float" office:value="0.868343" calcext:value-type="float">
            <text:p>0.868343</text:p>
          </table:table-cell>
          <table:table-cell office:value-type="float" office:value="0.872229" calcext:value-type="float">
            <text:p>0.872229</text:p>
          </table:table-cell>
          <table:table-cell office:value-type="float" office:value="0.880914" calcext:value-type="float">
            <text:p>0.880914</text:p>
          </table:table-cell>
          <table:table-cell office:value-type="float" office:value="0.889371" calcext:value-type="float">
            <text:p>0.889371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66011" calcext:value-type="float">
            <text:p>0.866011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4" calcext:value-type="float">
            <text:p>0.4</text:p>
          </table:table-cell>
          <table:table-cell office:value-type="float" office:value="0.768914" calcext:value-type="float">
            <text:p>0.768914</text:p>
          </table:table-cell>
          <table:table-cell office:value-type="float" office:value="0.849371" calcext:value-type="float">
            <text:p>0.849371</text:p>
          </table:table-cell>
          <table:table-cell office:value-type="float" office:value="0.856686" calcext:value-type="float">
            <text:p>0.85668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9714" calcext:value-type="float">
            <text:p>0.869714</text:p>
          </table:table-cell>
          <table:table-cell office:value-type="float" office:value="0.874057" calcext:value-type="float">
            <text:p>0.874057</text:p>
          </table:table-cell>
          <table:table-cell office:value-type="float" office:value="0.88" calcext:value-type="float">
            <text:p>0.88</text:p>
          </table:table-cell>
          <table:table-cell office:value-type="float" office:value="0.889371" calcext:value-type="float">
            <text:p>0.889371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64411" calcext:value-type="float">
            <text:p>0.864411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512" calcext:value-type="float">
            <text:p>0.512</text:p>
          </table:table-cell>
          <table:table-cell office:value-type="float" office:value="0.776229" calcext:value-type="float">
            <text:p>0.776229</text:p>
          </table:table-cell>
          <table:table-cell office:value-type="float" office:value="0.849371" calcext:value-type="float">
            <text:p>0.849371</text:p>
          </table:table-cell>
          <table:table-cell office:value-type="float" office:value="0.859429" calcext:value-type="float">
            <text:p>0.859429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1771" calcext:value-type="float">
            <text:p>0.871771</text:p>
          </table:table-cell>
          <table:table-cell office:value-type="float" office:value="0.876343" calcext:value-type="float">
            <text:p>0.876343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8912" calcext:value-type="float">
            <text:p>0.8912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6229" calcext:value-type="float">
            <text:p>0.896229</text:p>
          </table:table-cell>
          <table:table-cell office:value-type="float" office:value="0.904" calcext:value-type="float">
            <text:p>0.904</text:p>
          </table:table-cell>
          <table:table-cell office:value-type="float" office:value="0.866217" calcext:value-type="float">
            <text:p>0.866217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688" calcext:value-type="float">
            <text:p>0.688</text:p>
          </table:table-cell>
          <table:table-cell office:value-type="float" office:value="0.822171" calcext:value-type="float">
            <text:p>0.822171</text:p>
          </table:table-cell>
          <table:table-cell office:value-type="float" office:value="0.856229" calcext:value-type="float">
            <text:p>0.856229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9943" calcext:value-type="float">
            <text:p>0.869943</text:p>
          </table:table-cell>
          <table:table-cell office:value-type="float" office:value="0.872229" calcext:value-type="float">
            <text:p>0.872229</text:p>
          </table:table-cell>
          <table:table-cell office:value-type="float" office:value="0.88" calcext:value-type="float">
            <text:p>0.88</text:p>
          </table:table-cell>
          <table:table-cell office:value-type="float" office:value="0.884343" calcext:value-type="float">
            <text:p>0.884343</text:p>
          </table:table-cell>
          <table:table-cell office:value-type="float" office:value="0.893714" calcext:value-type="float">
            <text:p>0.893714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6229" calcext:value-type="float">
            <text:p>0.896229</text:p>
          </table:table-cell>
          <table:table-cell office:value-type="float" office:value="0.904" calcext:value-type="float">
            <text:p>0.904</text:p>
          </table:table-cell>
          <table:table-cell office:value-type="float" office:value="0.873486" calcext:value-type="float">
            <text:p>0.873486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328" calcext:value-type="float">
            <text:p>0.328</text:p>
          </table:table-cell>
          <table:table-cell office:value-type="float" office:value="0.819886" calcext:value-type="float">
            <text:p>0.819886</text:p>
          </table:table-cell>
          <table:table-cell office:value-type="float" office:value="0.858971" calcext:value-type="float">
            <text:p>0.858971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7429" calcext:value-type="float">
            <text:p>0.867429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7486" calcext:value-type="float">
            <text:p>0.877486</text:p>
          </table:table-cell>
          <table:table-cell office:value-type="float" office:value="0.880686" calcext:value-type="float">
            <text:p>0.880686</text:p>
          </table:table-cell>
          <table:table-cell office:value-type="float" office:value="0.8912" calcext:value-type="float">
            <text:p>0.8912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72366" calcext:value-type="float">
            <text:p>0.872366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568" calcext:value-type="float">
            <text:p>0.568</text:p>
          </table:table-cell>
          <table:table-cell office:value-type="float" office:value="0.8272" calcext:value-type="float">
            <text:p>0.8272</text:p>
          </table:table-cell>
          <table:table-cell office:value-type="float" office:value="0.855543" calcext:value-type="float">
            <text:p>0.855543</text:p>
          </table:table-cell>
          <table:table-cell office:value-type="float" office:value="0.862857" calcext:value-type="float">
            <text:p>0.862857</text:p>
          </table:table-cell>
          <table:table-cell office:value-type="float" office:value="0.864686" calcext:value-type="float">
            <text:p>0.864686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7943" calcext:value-type="float">
            <text:p>0.877943</text:p>
          </table:table-cell>
          <table:table-cell office:value-type="float" office:value="0.88" calcext:value-type="float">
            <text:p>0.88</text:p>
          </table:table-cell>
          <table:table-cell office:value-type="float" office:value="0.890743" calcext:value-type="float">
            <text:p>0.890743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72297" calcext:value-type="float">
            <text:p>0.872297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52" calcext:value-type="float">
            <text:p>0.52</text:p>
          </table:table-cell>
          <table:table-cell office:value-type="float" office:value="0.819886" calcext:value-type="float">
            <text:p>0.81988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6514" calcext:value-type="float">
            <text:p>0.866514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9543" calcext:value-type="float">
            <text:p>0.879543</text:p>
          </table:table-cell>
          <table:table-cell office:value-type="float" office:value="0.882286" calcext:value-type="float">
            <text:p>0.882286</text:p>
          </table:table-cell>
          <table:table-cell office:value-type="float" office:value="0.891429" calcext:value-type="float">
            <text:p>0.891429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72366" calcext:value-type="float">
            <text:p>0.872366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64" calcext:value-type="float">
            <text:p>0.64</text:p>
          </table:table-cell>
          <table:table-cell office:value-type="float" office:value="0.831543" calcext:value-type="float">
            <text:p>0.831543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4286" calcext:value-type="float">
            <text:p>0.874286</text:p>
          </table:table-cell>
          <table:table-cell office:value-type="float" office:value="0.88" calcext:value-type="float">
            <text:p>0.88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44" calcext:value-type="float">
            <text:p>0.8944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75337" calcext:value-type="float">
            <text:p>0.875337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64" calcext:value-type="float">
            <text:p>0.64</text:p>
          </table:table-cell>
          <table:table-cell office:value-type="float" office:value="0.808457" calcext:value-type="float">
            <text:p>0.808457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66286" calcext:value-type="float">
            <text:p>0.866286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8171" calcext:value-type="float">
            <text:p>0.878171</text:p>
          </table:table-cell>
          <table:table-cell office:value-type="float" office:value="0.882514" calcext:value-type="float">
            <text:p>0.882514</text:p>
          </table:table-cell>
          <table:table-cell office:value-type="float" office:value="0.8896" calcext:value-type="float">
            <text:p>0.8896</text:p>
          </table:table-cell>
          <table:table-cell table:number-columns-repeated="4" office:value-type="float" office:value="0.896" calcext:value-type="float">
            <text:p>0.896</text:p>
          </table:table-cell>
          <table:table-cell office:value-type="float" office:value="0.874263" calcext:value-type="float">
            <text:p>0.874263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64" calcext:value-type="float">
            <text:p>0.64</text:p>
          </table:table-cell>
          <table:table-cell office:value-type="float" office:value="0.820343" calcext:value-type="float">
            <text:p>0.820343</text:p>
          </table:table-cell>
          <table:table-cell office:value-type="float" office:value="0.856457" calcext:value-type="float">
            <text:p>0.856457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1771" calcext:value-type="float">
            <text:p>0.871771</text:p>
          </table:table-cell>
          <table:table-cell office:value-type="float" office:value="0.877943" calcext:value-type="float">
            <text:p>0.877943</text:p>
          </table:table-cell>
          <table:table-cell office:value-type="float" office:value="0.882286" calcext:value-type="float">
            <text:p>0.882286</text:p>
          </table:table-cell>
          <table:table-cell office:value-type="float" office:value="0.889143" calcext:value-type="float">
            <text:p>0.889143</text:p>
          </table:table-cell>
          <table:table-cell table:number-columns-repeated="4" office:value-type="float" office:value="0.896" calcext:value-type="float">
            <text:p>0.896</text:p>
          </table:table-cell>
          <table:table-cell office:value-type="float" office:value="0.874994" calcext:value-type="float">
            <text:p>0.874994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328" calcext:value-type="float">
            <text:p>0.328</text:p>
          </table:table-cell>
          <table:table-cell office:value-type="float" office:value="0.802971" calcext:value-type="float">
            <text:p>0.802971</text:p>
          </table:table-cell>
          <table:table-cell office:value-type="float" office:value="0.855771" calcext:value-type="float">
            <text:p>0.855771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3143" calcext:value-type="float">
            <text:p>0.873143</text:p>
          </table:table-cell>
          <table:table-cell office:value-type="float" office:value="0.88" calcext:value-type="float">
            <text:p>0.88</text:p>
          </table:table-cell>
          <table:table-cell office:value-type="float" office:value="0.886629" calcext:value-type="float">
            <text:p>0.886629</text:p>
          </table:table-cell>
          <table:table-cell office:value-type="float" office:value="0.8928" calcext:value-type="float">
            <text:p>0.8928</text:p>
          </table:table-cell>
          <table:table-cell table:number-columns-repeated="4" office:value-type="float" office:value="0.896" calcext:value-type="float">
            <text:p>0.896</text:p>
          </table:table-cell>
          <table:table-cell office:value-type="float" office:value="0.874331" calcext:value-type="float">
            <text:p>0.874331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496" calcext:value-type="float">
            <text:p>0.496</text:p>
          </table:table-cell>
          <table:table-cell office:value-type="float" office:value="0.770286" calcext:value-type="float">
            <text:p>0.770286</text:p>
          </table:table-cell>
          <table:table-cell office:value-type="float" office:value="0.858743" calcext:value-type="float">
            <text:p>0.858743</text:p>
          </table:table-cell>
          <table:table-cell office:value-type="float" office:value="0.867886" calcext:value-type="float">
            <text:p>0.867886</text:p>
          </table:table-cell>
          <table:table-cell office:value-type="float" office:value="0.873143" calcext:value-type="float">
            <text:p>0.873143</text:p>
          </table:table-cell>
          <table:table-cell office:value-type="float" office:value="0.88" calcext:value-type="float">
            <text:p>0.88</text:p>
          </table:table-cell>
          <table:table-cell office:value-type="float" office:value="0.887771" calcext:value-type="float">
            <text:p>0.887771</text:p>
          </table:table-cell>
          <table:table-cell office:value-type="float" office:value="0.895314" calcext:value-type="float">
            <text:p>0.895314</text:p>
          </table:table-cell>
          <table:table-cell table:number-columns-repeated="4" office:value-type="float" office:value="0.896" calcext:value-type="float">
            <text:p>0.896</text:p>
          </table:table-cell>
          <table:table-cell office:value-type="float" office:value="0.872114" calcext:value-type="float">
            <text:p>0.872114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656" calcext:value-type="float">
            <text:p>0.656</text:p>
          </table:table-cell>
          <table:table-cell office:value-type="float" office:value="0.805029" calcext:value-type="float">
            <text:p>0.805029</text:p>
          </table:table-cell>
          <table:table-cell office:value-type="float" office:value="0.858743" calcext:value-type="float">
            <text:p>0.858743</text:p>
          </table:table-cell>
          <table:table-cell office:value-type="float" office:value="0.866743" calcext:value-type="float">
            <text:p>0.866743</text:p>
          </table:table-cell>
          <table:table-cell office:value-type="float" office:value="0.872229" calcext:value-type="float">
            <text:p>0.872229</text:p>
          </table:table-cell>
          <table:table-cell office:value-type="float" office:value="0.88" calcext:value-type="float">
            <text:p>0.88</text:p>
          </table:table-cell>
          <table:table-cell office:value-type="float" office:value="0.887086" calcext:value-type="float">
            <text:p>0.887086</text:p>
          </table:table-cell>
          <table:table-cell office:value-type="float" office:value="0.895086" calcext:value-type="float">
            <text:p>0.895086</text:p>
          </table:table-cell>
          <table:table-cell table:number-columns-repeated="4" office:value-type="float" office:value="0.896" calcext:value-type="float">
            <text:p>0.896</text:p>
          </table:table-cell>
          <table:table-cell office:value-type="float" office:value="0.875291" calcext:value-type="float">
            <text:p>0.875291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272" calcext:value-type="float">
            <text:p>0.272</text:p>
          </table:table-cell>
          <table:table-cell office:value-type="float" office:value="0.778286" calcext:value-type="float">
            <text:p>0.778286</text:p>
          </table:table-cell>
          <table:table-cell office:value-type="float" office:value="0.859886" calcext:value-type="float">
            <text:p>0.859886</text:p>
          </table:table-cell>
          <table:table-cell office:value-type="float" office:value="0.867657" calcext:value-type="float">
            <text:p>0.867657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7486" calcext:value-type="float">
            <text:p>0.877486</text:p>
          </table:table-cell>
          <table:table-cell office:value-type="float" office:value="0.885029" calcext:value-type="float">
            <text:p>0.885029</text:p>
          </table:table-cell>
          <table:table-cell office:value-type="float" office:value="0.893486" calcext:value-type="float">
            <text:p>0.893486</text:p>
          </table:table-cell>
          <table:table-cell table:number-columns-repeated="4" office:value-type="float" office:value="0.896" calcext:value-type="float">
            <text:p>0.896</text:p>
          </table:table-cell>
          <table:table-cell office:value-type="float" office:value="0.872183" calcext:value-type="float">
            <text:p>0.872183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272" calcext:value-type="float">
            <text:p>0.272</text:p>
          </table:table-cell>
          <table:table-cell office:value-type="float" office:value="0.748571" calcext:value-type="float">
            <text:p>0.748571</text:p>
          </table:table-cell>
          <table:table-cell office:value-type="float" office:value="0.858057" calcext:value-type="float">
            <text:p>0.858057</text:p>
          </table:table-cell>
          <table:table-cell office:value-type="float" office:value="0.867657" calcext:value-type="float">
            <text:p>0.867657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8857" calcext:value-type="float">
            <text:p>0.878857</text:p>
          </table:table-cell>
          <table:table-cell office:value-type="float" office:value="0.885257" calcext:value-type="float">
            <text:p>0.885257</text:p>
          </table:table-cell>
          <table:table-cell office:value-type="float" office:value="0.892343" calcext:value-type="float">
            <text:p>0.892343</text:p>
          </table:table-cell>
          <table:table-cell table:number-columns-repeated="4" office:value-type="float" office:value="0.896" calcext:value-type="float">
            <text:p>0.896</text:p>
          </table:table-cell>
          <table:table-cell office:value-type="float" office:value="0.869074" calcext:value-type="float">
            <text:p>0.869074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4" calcext:value-type="float">
            <text:p>0.4</text:p>
          </table:table-cell>
          <table:table-cell office:value-type="float" office:value="0.7408" calcext:value-type="float">
            <text:p>0.7408</text:p>
          </table:table-cell>
          <table:table-cell office:value-type="float" office:value="0.856914" calcext:value-type="float">
            <text:p>0.856914</text:p>
          </table:table-cell>
          <table:table-cell office:value-type="float" office:value="0.8656" calcext:value-type="float">
            <text:p>0.8656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7486" calcext:value-type="float">
            <text:p>0.877486</text:p>
          </table:table-cell>
          <table:table-cell office:value-type="float" office:value="0.885029" calcext:value-type="float">
            <text:p>0.885029</text:p>
          </table:table-cell>
          <table:table-cell office:value-type="float" office:value="0.888686" calcext:value-type="float">
            <text:p>0.888686</text:p>
          </table:table-cell>
          <table:table-cell table:number-columns-repeated="4" office:value-type="float" office:value="0.896" calcext:value-type="float">
            <text:p>0.896</text:p>
          </table:table-cell>
          <table:table-cell office:value-type="float" office:value="0.867451" calcext:value-type="float">
            <text:p>0.867451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632" calcext:value-type="float">
            <text:p>0.632</text:p>
          </table:table-cell>
          <table:table-cell office:value-type="float" office:value="0.768229" calcext:value-type="float">
            <text:p>0.768229</text:p>
          </table:table-cell>
          <table:table-cell office:value-type="float" office:value="0.858057" calcext:value-type="float">
            <text:p>0.858057</text:p>
          </table:table-cell>
          <table:table-cell office:value-type="float" office:value="0.866514" calcext:value-type="float">
            <text:p>0.866514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7943" calcext:value-type="float">
            <text:p>0.877943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5086" calcext:value-type="float">
            <text:p>0.895086</text:p>
          </table:table-cell>
          <table:table-cell table:number-columns-repeated="3" office:value-type="float" office:value="0.896" calcext:value-type="float">
            <text:p>0.896</text:p>
          </table:table-cell>
          <table:table-cell office:value-type="float" office:value="0.870103" calcext:value-type="float">
            <text:p>0.87010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30T13:05:32.940183900</dc:date>
    <meta:editing-duration>PT1M26S</meta:editing-duration>
    <meta:editing-cycles>1</meta:editing-cycles>
    <meta:document-statistic meta:table-count="1" meta:cell-count="6314" meta:object-count="1"/>
    <meta:generator>LibreOffice/7.6.2.1$MacOSX_AARCH64 LibreOffice_project/56f7684011345957bbf33a7ee678afaf4d2ba33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565cm" svg:y="3.229cm" style:legend-expansion="high" chart:style-name="ch2"/>
        <chart:plot-area chart:style-name="ch3" table:cell-range-address="accuracy.A2:accuracy.A451 accuracy.C1:accuracy.N451" chart:data-source-has-labels="both" svg:x="1.427cm" svg:y="0.251cm" svg:width="17.692cm" svg:height="11.118cm">
          <chart:coordinate-region svg:x="2.178cm" svg:y="0.452cm" svg:width="16.837cm" svg:height="9.96cm"/>
          <chart:axis chart:dimension="x" chart:name="primary-x" chart:style-name="ch4" chartooo:axis-type="auto">
            <chartooo:date-scale/>
            <chart:title svg:x="9.466cm" svg:y="11.62cm" chart:style-name="ch5">
              <text:p>generacija</text:p>
            </chart:title>
            <chart:categories table:cell-range-address="accuracy.A2:accuracy.A451"/>
          </chart:axis>
          <chart:axis chart:dimension="y" chart:name="primary-y" chart:style-name="ch4">
            <chart:title svg:x="0.451cm" svg:y="6.377cm" chart:style-name="ch6">
              <text:p>točnost</text:p>
            </chart:title>
            <chart:grid chart:style-name="ch7" chart:class="major"/>
          </chart:axis>
          <chart:series chart:style-name="ch8" chart:values-cell-range-address="accuracy.C2:accuracy.C451" chart:label-cell-address="accuracy.C1:accuracy.C1" chart:class="chart:line">
            <chart:data-point chart:repeated="450"/>
          </chart:series>
          <chart:series chart:style-name="ch9" chart:values-cell-range-address="accuracy.D2:accuracy.D451" chart:label-cell-address="accuracy.D1:accuracy.D1" chart:class="chart:line">
            <chart:data-point chart:repeated="450"/>
          </chart:series>
          <chart:series chart:style-name="ch10" chart:values-cell-range-address="accuracy.E2:accuracy.E451" chart:label-cell-address="accuracy.E1:accuracy.E1" chart:class="chart:line">
            <chart:data-point chart:repeated="450"/>
          </chart:series>
          <chart:series chart:style-name="ch11" chart:values-cell-range-address="accuracy.F2:accuracy.F451" chart:label-cell-address="accuracy.F1:accuracy.F1" chart:class="chart:line">
            <chart:data-point chart:repeated="450"/>
          </chart:series>
          <chart:series chart:style-name="ch12" chart:values-cell-range-address="accuracy.G2:accuracy.G451" chart:label-cell-address="accuracy.G1:accuracy.G1" chart:class="chart:line">
            <chart:data-point chart:repeated="450"/>
          </chart:series>
          <chart:series chart:style-name="ch13" chart:values-cell-range-address="accuracy.H2:accuracy.H451" chart:label-cell-address="accuracy.H1:accuracy.H1" chart:class="chart:line">
            <chart:data-point chart:repeated="450"/>
          </chart:series>
          <chart:series chart:style-name="ch14" chart:values-cell-range-address="accuracy.I2:accuracy.I451" chart:label-cell-address="accuracy.I1:accuracy.I1" chart:class="chart:line">
            <chart:data-point chart:repeated="450"/>
          </chart:series>
          <chart:series chart:style-name="ch15" chart:values-cell-range-address="accuracy.J2:accuracy.J451" chart:label-cell-address="accuracy.J1:accuracy.J1" chart:class="chart:line">
            <chart:data-point chart:repeated="450"/>
          </chart:series>
          <chart:series chart:style-name="ch16" chart:values-cell-range-address="accuracy.K2:accuracy.K451" chart:label-cell-address="accuracy.K1:accuracy.K1" chart:class="chart:line">
            <chart:data-point chart:repeated="450"/>
          </chart:series>
          <chart:series chart:style-name="ch17" chart:values-cell-range-address="accuracy.L2:accuracy.L451" chart:label-cell-address="accuracy.L1:accuracy.L1" chart:class="chart:line">
            <chart:data-point chart:repeated="450"/>
          </chart:series>
          <chart:series chart:style-name="ch18" chart:values-cell-range-address="accuracy.M2:accuracy.M451" chart:label-cell-address="accuracy.M1:accuracy.M1" chart:class="chart:line">
            <chart:data-point chart:repeated="450"/>
          </chart:series>
          <chart:series chart:style-name="ch19" chart:values-cell-range-address="accuracy.N2:accuracy.N451" chart:label-cell-address="accuracy.N1:accuracy.N1" chart:class="chart:line">
            <chart:data-point chart:repeated="45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accuracy.C1:accuracy.C1</svg:desc>
                </draw:g>
              </table:table-cell>
              <table:table-cell office:value-type="string">
                <text:p>10-20%</text:p>
                <draw:g>
                  <svg:desc>accuracy.D1:accuracy.D1</svg:desc>
                </draw:g>
              </table:table-cell>
              <table:table-cell office:value-type="string">
                <text:p>20-30%</text:p>
                <draw:g>
                  <svg:desc>accuracy.E1:accuracy.E1</svg:desc>
                </draw:g>
              </table:table-cell>
              <table:table-cell office:value-type="string">
                <text:p>30-40%</text:p>
                <draw:g>
                  <svg:desc>accuracy.F1:accuracy.F1</svg:desc>
                </draw:g>
              </table:table-cell>
              <table:table-cell office:value-type="string">
                <text:p>40-50%</text:p>
                <draw:g>
                  <svg:desc>accuracy.G1:accuracy.G1</svg:desc>
                </draw:g>
              </table:table-cell>
              <table:table-cell office:value-type="string">
                <text:p>50-60%</text:p>
                <draw:g>
                  <svg:desc>accuracy.H1:accuracy.H1</svg:desc>
                </draw:g>
              </table:table-cell>
              <table:table-cell office:value-type="string">
                <text:p>60-70%</text:p>
                <draw:g>
                  <svg:desc>accuracy.I1:accuracy.I1</svg:desc>
                </draw:g>
              </table:table-cell>
              <table:table-cell office:value-type="string">
                <text:p>70-80%</text:p>
                <draw:g>
                  <svg:desc>accuracy.J1:accuracy.J1</svg:desc>
                </draw:g>
              </table:table-cell>
              <table:table-cell office:value-type="string">
                <text:p>80-90%</text:p>
                <draw:g>
                  <svg:desc>accuracy.K1:accuracy.K1</svg:desc>
                </draw:g>
              </table:table-cell>
              <table:table-cell office:value-type="string">
                <text:p>90-100%</text:p>
                <draw:g>
                  <svg:desc>accuracy.L1:accuracy.L1</svg:desc>
                </draw:g>
              </table:table-cell>
              <table:table-cell office:value-type="string">
                <text:p>Best</text:p>
                <draw:g>
                  <svg:desc>accuracy.M1:accuracy.M1</svg:desc>
                </draw:g>
              </table:table-cell>
              <table:table-cell office:value-type="string">
                <text:p>Average</text:p>
                <draw:g>
                  <svg:desc>accuracy.N1:accuracy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ccuracy.A2:accuracy.A451</svg:desc>
                </draw:g>
              </table:table-cell>
              <table:table-cell office:value-type="float" office:value="0.239086">
                <text:p>0.239086</text:p>
                <draw:g>
                  <svg:desc>accuracy.C2:accuracy.C451</svg:desc>
                </draw:g>
              </table:table-cell>
              <table:table-cell office:value-type="float" office:value="0.272">
                <text:p>0.272</text:p>
                <draw:g>
                  <svg:desc>accuracy.D2:accuracy.D451</svg:desc>
                </draw:g>
              </table:table-cell>
              <table:table-cell office:value-type="float" office:value="0.273143">
                <text:p>0.273143</text:p>
                <draw:g>
                  <svg:desc>accuracy.E2:accuracy.E451</svg:desc>
                </draw:g>
              </table:table-cell>
              <table:table-cell office:value-type="float" office:value="0.327314">
                <text:p>0.327314</text:p>
                <draw:g>
                  <svg:desc>accuracy.F2:accuracy.F451</svg:desc>
                </draw:g>
              </table:table-cell>
              <table:table-cell office:value-type="float" office:value="0.328">
                <text:p>0.328</text:p>
                <draw:g>
                  <svg:desc>accuracy.G2:accuracy.G451</svg:desc>
                </draw:g>
              </table:table-cell>
              <table:table-cell office:value-type="float" office:value="0.328">
                <text:p>0.328</text:p>
                <draw:g>
                  <svg:desc>accuracy.H2:accuracy.H451</svg:desc>
                </draw:g>
              </table:table-cell>
              <table:table-cell office:value-type="float" office:value="0.365943">
                <text:p>0.365943</text:p>
                <draw:g>
                  <svg:desc>accuracy.I2:accuracy.I451</svg:desc>
                </draw:g>
              </table:table-cell>
              <table:table-cell office:value-type="float" office:value="0.4">
                <text:p>0.4</text:p>
                <draw:g>
                  <svg:desc>accuracy.J2:accuracy.J451</svg:desc>
                </draw:g>
              </table:table-cell>
              <table:table-cell office:value-type="float" office:value="0.4">
                <text:p>0.4</text:p>
                <draw:g>
                  <svg:desc>accuracy.K2:accuracy.K451</svg:desc>
                </draw:g>
              </table:table-cell>
              <table:table-cell office:value-type="float" office:value="0.429943">
                <text:p>0.429943</text:p>
                <draw:g>
                  <svg:desc>accuracy.L2:accuracy.L451</svg:desc>
                </draw:g>
              </table:table-cell>
              <table:table-cell office:value-type="float" office:value="0.632">
                <text:p>0.632</text:p>
                <draw:g>
                  <svg:desc>accuracy.M2:accuracy.M451</svg:desc>
                </draw:g>
              </table:table-cell>
              <table:table-cell office:value-type="float" office:value="0.336343">
                <text:p>0.336343</text:p>
                <draw:g>
                  <svg:desc>accuracy.N2:accuracy.N45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608">
                <text:p>0.2608</text:p>
              </table:table-cell>
              <table:table-cell office:value-type="float" office:value="0.277714">
                <text:p>0.277714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28914">
                <text:p>0.328914</text:p>
              </table:table-cell>
              <table:table-cell office:value-type="float" office:value="0.381486">
                <text:p>0.38148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44571">
                <text:p>0.444571</text:p>
              </table:table-cell>
              <table:table-cell office:value-type="float" office:value="0.632">
                <text:p>0.632</text:p>
              </table:table-cell>
              <table:table-cell office:value-type="float" office:value="0.354949">
                <text:p>0.35494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54171">
                <text:p>0.254171</text:p>
              </table:table-cell>
              <table:table-cell office:value-type="float" office:value="0.282514">
                <text:p>0.282514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62286">
                <text:p>0.36228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72229">
                <text:p>0.472229</text:p>
              </table:table-cell>
              <table:table-cell office:value-type="float" office:value="0.632">
                <text:p>0.632</text:p>
              </table:table-cell>
              <table:table-cell office:value-type="float" office:value="0.36272">
                <text:p>0.3627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64914">
                <text:p>0.264914</text:p>
              </table:table-cell>
              <table:table-cell office:value-type="float" office:value="0.279771">
                <text:p>0.279771</text:p>
              </table:table-cell>
              <table:table-cell office:value-type="float" office:value="0.328">
                <text:p>0.328</text:p>
              </table:table-cell>
              <table:table-cell office:value-type="float" office:value="0.332114">
                <text:p>0.332114</text:p>
              </table:table-cell>
              <table:table-cell office:value-type="float" office:value="0.384">
                <text:p>0.38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511771">
                <text:p>0.511771</text:p>
              </table:table-cell>
              <table:table-cell office:value-type="float" office:value="0.632">
                <text:p>0.632</text:p>
              </table:table-cell>
              <table:table-cell office:value-type="float" office:value="0.370057">
                <text:p>0.3700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65829">
                <text:p>0.265829</text:p>
              </table:table-cell>
              <table:table-cell office:value-type="float" office:value="0.310857">
                <text:p>0.310857</text:p>
              </table:table-cell>
              <table:table-cell office:value-type="float" office:value="0.3296">
                <text:p>0.3296</text:p>
              </table:table-cell>
              <table:table-cell office:value-type="float" office:value="0.383543">
                <text:p>0.383543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7086">
                <text:p>0.407086</text:p>
              </table:table-cell>
              <table:table-cell office:value-type="float" office:value="0.557714">
                <text:p>0.557714</text:p>
              </table:table-cell>
              <table:table-cell office:value-type="float" office:value="0.632">
                <text:p>0.632</text:p>
              </table:table-cell>
              <table:table-cell office:value-type="float" office:value="0.385463">
                <text:p>0.38546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67886">
                <text:p>0.267886</text:p>
              </table:table-cell>
              <table:table-cell office:value-type="float" office:value="0.312457">
                <text:p>0.312457</text:p>
              </table:table-cell>
              <table:table-cell office:value-type="float" office:value="0.344229">
                <text:p>0.344229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24914">
                <text:p>0.424914</text:p>
              </table:table-cell>
              <table:table-cell office:value-type="float" office:value="0.5808">
                <text:p>0.5808</text:p>
              </table:table-cell>
              <table:table-cell office:value-type="float" office:value="0.64">
                <text:p>0.64</text:p>
              </table:table-cell>
              <table:table-cell office:value-type="float" office:value="0.393029">
                <text:p>0.39302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64914">
                <text:p>0.264914</text:p>
              </table:table-cell>
              <table:table-cell office:value-type="float" office:value="0.3232">
                <text:p>0.3232</text:p>
              </table:table-cell>
              <table:table-cell office:value-type="float" office:value="0.355886">
                <text:p>0.35588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544">
                <text:p>0.4544</text:p>
              </table:table-cell>
              <table:table-cell office:value-type="float" office:value="0.598629">
                <text:p>0.598629</text:p>
              </table:table-cell>
              <table:table-cell office:value-type="float" office:value="0.64">
                <text:p>0.64</text:p>
              </table:table-cell>
              <table:table-cell office:value-type="float" office:value="0.399703">
                <text:p>0.3997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76571">
                <text:p>0.276571</text:p>
              </table:table-cell>
              <table:table-cell office:value-type="float" office:value="0.328">
                <text:p>0.328</text:p>
              </table:table-cell>
              <table:table-cell office:value-type="float" office:value="0.368229">
                <text:p>0.368229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66743">
                <text:p>0.466743</text:p>
              </table:table-cell>
              <table:table-cell office:value-type="float" office:value="0.592229">
                <text:p>0.592229</text:p>
              </table:table-cell>
              <table:table-cell office:value-type="float" office:value="0.64">
                <text:p>0.64</text:p>
              </table:table-cell>
              <table:table-cell office:value-type="float" office:value="0.403177">
                <text:p>0.4031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68343">
                <text:p>0.268343</text:p>
              </table:table-cell>
              <table:table-cell office:value-type="float" office:value="0.328">
                <text:p>0.328</text:p>
              </table:table-cell>
              <table:table-cell office:value-type="float" office:value="0.394057">
                <text:p>0.39405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71314">
                <text:p>0.471314</text:p>
              </table:table-cell>
              <table:table-cell office:value-type="float" office:value="0.600686">
                <text:p>0.600686</text:p>
              </table:table-cell>
              <table:table-cell office:value-type="float" office:value="0.64">
                <text:p>0.64</text:p>
              </table:table-cell>
              <table:table-cell office:value-type="float" office:value="0.40624">
                <text:p>0.4062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70629">
                <text:p>0.270629</text:p>
              </table:table-cell>
              <table:table-cell office:value-type="float" office:value="0.330514">
                <text:p>0.330514</text:p>
              </table:table-cell>
              <table:table-cell office:value-type="float" office:value="0.3952">
                <text:p>0.395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2286">
                <text:p>0.402286</text:p>
              </table:table-cell>
              <table:table-cell office:value-type="float" office:value="0.488229">
                <text:p>0.488229</text:p>
              </table:table-cell>
              <table:table-cell office:value-type="float" office:value="0.618514">
                <text:p>0.618514</text:p>
              </table:table-cell>
              <table:table-cell office:value-type="float" office:value="0.688">
                <text:p>0.688</text:p>
              </table:table-cell>
              <table:table-cell office:value-type="float" office:value="0.410537">
                <text:p>0.4105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59657">
                <text:p>0.259657</text:p>
              </table:table-cell>
              <table:table-cell office:value-type="float" office:value="0.319771">
                <text:p>0.319771</text:p>
              </table:table-cell>
              <table:table-cell office:value-type="float" office:value="0.377143">
                <text:p>0.377143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64">
                <text:p>0.4064</text:p>
              </table:table-cell>
              <table:table-cell office:value-type="float" office:value="0.494857">
                <text:p>0.494857</text:p>
              </table:table-cell>
              <table:table-cell office:value-type="float" office:value="0.624686">
                <text:p>0.624686</text:p>
              </table:table-cell>
              <table:table-cell office:value-type="float" office:value="0.728">
                <text:p>0.728</text:p>
              </table:table-cell>
              <table:table-cell office:value-type="float" office:value="0.408251">
                <text:p>0.40825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74514">
                <text:p>0.274514</text:p>
              </table:table-cell>
              <table:table-cell office:value-type="float" office:value="0.328">
                <text:p>0.328</text:p>
              </table:table-cell>
              <table:table-cell office:value-type="float" office:value="0.370971">
                <text:p>0.370971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6857">
                <text:p>0.406857</text:p>
              </table:table-cell>
              <table:table-cell office:value-type="float" office:value="0.4992">
                <text:p>0.4992</text:p>
              </table:table-cell>
              <table:table-cell office:value-type="float" office:value="0.629486">
                <text:p>0.629486</text:p>
              </table:table-cell>
              <table:table-cell office:value-type="float" office:value="0.728">
                <text:p>0.728</text:p>
              </table:table-cell>
              <table:table-cell office:value-type="float" office:value="0.410903">
                <text:p>0.4109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65143">
                <text:p>0.265143</text:p>
              </table:table-cell>
              <table:table-cell office:value-type="float" office:value="0.328">
                <text:p>0.328</text:p>
              </table:table-cell>
              <table:table-cell office:value-type="float" office:value="0.376457">
                <text:p>0.37645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16686">
                <text:p>0.416686</text:p>
              </table:table-cell>
              <table:table-cell office:value-type="float" office:value="0.539657">
                <text:p>0.539657</text:p>
              </table:table-cell>
              <table:table-cell office:value-type="float" office:value="0.6448">
                <text:p>0.6448</text:p>
              </table:table-cell>
              <table:table-cell office:value-type="float" office:value="0.76">
                <text:p>0.76</text:p>
              </table:table-cell>
              <table:table-cell office:value-type="float" office:value="0.417074">
                <text:p>0.41707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87771">
                <text:p>0.287771</text:p>
              </table:table-cell>
              <table:table-cell office:value-type="float" office:value="0.331657">
                <text:p>0.331657</text:p>
              </table:table-cell>
              <table:table-cell office:value-type="float" office:value="0.394743">
                <text:p>0.394743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34057">
                <text:p>0.434057</text:p>
              </table:table-cell>
              <table:table-cell office:value-type="float" office:value="0.5616">
                <text:p>0.5616</text:p>
              </table:table-cell>
              <table:table-cell office:value-type="float" office:value="0.652114">
                <text:p>0.652114</text:p>
              </table:table-cell>
              <table:table-cell office:value-type="float" office:value="0.76">
                <text:p>0.76</text:p>
              </table:table-cell>
              <table:table-cell office:value-type="float" office:value="0.426194">
                <text:p>0.42619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87086">
                <text:p>0.287086</text:p>
              </table:table-cell>
              <table:table-cell office:value-type="float" office:value="0.336229">
                <text:p>0.336229</text:p>
              </table:table-cell>
              <table:table-cell office:value-type="float" office:value="0.394971">
                <text:p>0.394971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1371">
                <text:p>0.401371</text:p>
              </table:table-cell>
              <table:table-cell office:value-type="float" office:value="0.472686">
                <text:p>0.472686</text:p>
              </table:table-cell>
              <table:table-cell office:value-type="float" office:value="0.588114">
                <text:p>0.588114</text:p>
              </table:table-cell>
              <table:table-cell office:value-type="float" office:value="0.659886">
                <text:p>0.659886</text:p>
              </table:table-cell>
              <table:table-cell office:value-type="float" office:value="0.76">
                <text:p>0.76</text:p>
              </table:table-cell>
              <table:table-cell office:value-type="float" office:value="0.434034">
                <text:p>0.43403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68343">
                <text:p>0.268343</text:p>
              </table:table-cell>
              <table:table-cell office:value-type="float" office:value="0.317943">
                <text:p>0.317943</text:p>
              </table:table-cell>
              <table:table-cell office:value-type="float" office:value="0.371886">
                <text:p>0.37188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2286">
                <text:p>0.402286</text:p>
              </table:table-cell>
              <table:table-cell office:value-type="float" office:value="0.488914">
                <text:p>0.488914</text:p>
              </table:table-cell>
              <table:table-cell office:value-type="float" office:value="0.599086">
                <text:p>0.599086</text:p>
              </table:table-cell>
              <table:table-cell office:value-type="float" office:value="0.663543">
                <text:p>0.663543</text:p>
              </table:table-cell>
              <table:table-cell office:value-type="float" office:value="0.76">
                <text:p>0.76</text:p>
              </table:table-cell>
              <table:table-cell office:value-type="float" office:value="0.4312">
                <text:p>0.43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832">
                <text:p>0.2832</text:p>
              </table:table-cell>
              <table:table-cell office:value-type="float" office:value="0.328">
                <text:p>0.328</text:p>
              </table:table-cell>
              <table:table-cell office:value-type="float" office:value="0.376686">
                <text:p>0.37668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13486">
                <text:p>0.413486</text:p>
              </table:table-cell>
              <table:table-cell office:value-type="float" office:value="0.520229">
                <text:p>0.520229</text:p>
              </table:table-cell>
              <table:table-cell office:value-type="float" office:value="0.6112">
                <text:p>0.6112</text:p>
              </table:table-cell>
              <table:table-cell office:value-type="float" office:value="0.680229">
                <text:p>0.680229</text:p>
              </table:table-cell>
              <table:table-cell office:value-type="float" office:value="0.808">
                <text:p>0.808</text:p>
              </table:table-cell>
              <table:table-cell office:value-type="float" office:value="0.441303">
                <text:p>0.44130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72">
                <text:p>0.272</text:p>
              </table:table-cell>
              <table:table-cell office:value-type="float" office:value="0.326857">
                <text:p>0.326857</text:p>
              </table:table-cell>
              <table:table-cell office:value-type="float" office:value="0.351314">
                <text:p>0.351314</text:p>
              </table:table-cell>
              <table:table-cell office:value-type="float" office:value="0.399771">
                <text:p>0.399771</text:p>
              </table:table-cell>
              <table:table-cell office:value-type="float" office:value="0.4">
                <text:p>0.4</text:p>
              </table:table-cell>
              <table:table-cell office:value-type="float" office:value="0.402286">
                <text:p>0.402286</text:p>
              </table:table-cell>
              <table:table-cell office:value-type="float" office:value="0.482286">
                <text:p>0.482286</text:p>
              </table:table-cell>
              <table:table-cell office:value-type="float" office:value="0.5792">
                <text:p>0.5792</text:p>
              </table:table-cell>
              <table:table-cell office:value-type="float" office:value="0.626286">
                <text:p>0.626286</text:p>
              </table:table-cell>
              <table:table-cell office:value-type="float" office:value="0.689829">
                <text:p>0.689829</text:p>
              </table:table-cell>
              <table:table-cell office:value-type="float" office:value="0.808">
                <text:p>0.808</text:p>
              </table:table-cell>
              <table:table-cell office:value-type="float" office:value="0.452983">
                <text:p>0.45298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91657">
                <text:p>0.291657</text:p>
              </table:table-cell>
              <table:table-cell office:value-type="float" office:value="0.328">
                <text:p>0.328</text:p>
              </table:table-cell>
              <table:table-cell office:value-type="float" office:value="0.361829">
                <text:p>0.361829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5486">
                <text:p>0.405486</text:p>
              </table:table-cell>
              <table:table-cell office:value-type="float" office:value="0.490743">
                <text:p>0.490743</text:p>
              </table:table-cell>
              <table:table-cell office:value-type="float" office:value="0.579657">
                <text:p>0.579657</text:p>
              </table:table-cell>
              <table:table-cell office:value-type="float" office:value="0.626743">
                <text:p>0.626743</text:p>
              </table:table-cell>
              <table:table-cell office:value-type="float" office:value="0.694857">
                <text:p>0.694857</text:p>
              </table:table-cell>
              <table:table-cell office:value-type="float" office:value="0.808">
                <text:p>0.808</text:p>
              </table:table-cell>
              <table:table-cell office:value-type="float" office:value="0.457897">
                <text:p>0.45789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93029">
                <text:p>0.293029</text:p>
              </table:table-cell>
              <table:table-cell office:value-type="float" office:value="0.330057">
                <text:p>0.330057</text:p>
              </table:table-cell>
              <table:table-cell office:value-type="float" office:value="0.389486">
                <text:p>0.38948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26057">
                <text:p>0.426057</text:p>
              </table:table-cell>
              <table:table-cell office:value-type="float" office:value="0.516114">
                <text:p>0.516114</text:p>
              </table:table-cell>
              <table:table-cell office:value-type="float" office:value="0.589257">
                <text:p>0.589257</text:p>
              </table:table-cell>
              <table:table-cell office:value-type="float" office:value="0.633143">
                <text:p>0.633143</text:p>
              </table:table-cell>
              <table:table-cell office:value-type="float" office:value="0.720229">
                <text:p>0.720229</text:p>
              </table:table-cell>
              <table:table-cell office:value-type="float" office:value="0.888">
                <text:p>0.888</text:p>
              </table:table-cell>
              <table:table-cell office:value-type="float" office:value="0.469737">
                <text:p>0.46973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97143">
                <text:p>0.297143</text:p>
              </table:table-cell>
              <table:table-cell office:value-type="float" office:value="0.338286">
                <text:p>0.338286</text:p>
              </table:table-cell>
              <table:table-cell office:value-type="float" office:value="0.397257">
                <text:p>0.39725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65371">
                <text:p>0.465371</text:p>
              </table:table-cell>
              <table:table-cell office:value-type="float" office:value="0.550171">
                <text:p>0.550171</text:p>
              </table:table-cell>
              <table:table-cell office:value-type="float" office:value="0.611886">
                <text:p>0.611886</text:p>
              </table:table-cell>
              <table:table-cell office:value-type="float" office:value="0.642514">
                <text:p>0.642514</text:p>
              </table:table-cell>
              <table:table-cell office:value-type="float" office:value="0.7392">
                <text:p>0.7392</text:p>
              </table:table-cell>
              <table:table-cell office:value-type="float" office:value="0.888">
                <text:p>0.888</text:p>
              </table:table-cell>
              <table:table-cell office:value-type="float" office:value="0.484183">
                <text:p>0.48418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294629">
                <text:p>0.294629</text:p>
              </table:table-cell>
              <table:table-cell office:value-type="float" office:value="0.368">
                <text:p>0.36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47086">
                <text:p>0.447086</text:p>
              </table:table-cell>
              <table:table-cell office:value-type="float" office:value="0.517029">
                <text:p>0.517029</text:p>
              </table:table-cell>
              <table:table-cell office:value-type="float" office:value="0.578743">
                <text:p>0.578743</text:p>
              </table:table-cell>
              <table:table-cell office:value-type="float" office:value="0.623771">
                <text:p>0.623771</text:p>
              </table:table-cell>
              <table:table-cell office:value-type="float" office:value="0.652571">
                <text:p>0.652571</text:p>
              </table:table-cell>
              <table:table-cell office:value-type="float" office:value="0.771886">
                <text:p>0.771886</text:p>
              </table:table-cell>
              <table:table-cell office:value-type="float" office:value="0.888">
                <text:p>0.888</text:p>
              </table:table-cell>
              <table:table-cell office:value-type="float" office:value="0.505371">
                <text:p>0.50537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293257">
                <text:p>0.293257</text:p>
              </table:table-cell>
              <table:table-cell office:value-type="float" office:value="0.378514">
                <text:p>0.378514</text:p>
              </table:table-cell>
              <table:table-cell office:value-type="float" office:value="0.4">
                <text:p>0.4</text:p>
              </table:table-cell>
              <table:table-cell office:value-type="float" office:value="0.405029">
                <text:p>0.405029</text:p>
              </table:table-cell>
              <table:table-cell office:value-type="float" office:value="0.483429">
                <text:p>0.483429</text:p>
              </table:table-cell>
              <table:table-cell office:value-type="float" office:value="0.529371">
                <text:p>0.529371</text:p>
              </table:table-cell>
              <table:table-cell office:value-type="float" office:value="0.581257">
                <text:p>0.581257</text:p>
              </table:table-cell>
              <table:table-cell office:value-type="float" office:value="0.624914">
                <text:p>0.624914</text:p>
              </table:table-cell>
              <table:table-cell office:value-type="float" office:value="0.654857">
                <text:p>0.654857</text:p>
              </table:table-cell>
              <table:table-cell office:value-type="float" office:value="0.7824">
                <text:p>0.7824</text:p>
              </table:table-cell>
              <table:table-cell office:value-type="float" office:value="0.888">
                <text:p>0.888</text:p>
              </table:table-cell>
              <table:table-cell office:value-type="float" office:value="0.513303">
                <text:p>0.51330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309029">
                <text:p>0.309029</text:p>
              </table:table-cell>
              <table:table-cell office:value-type="float" office:value="0.367086">
                <text:p>0.367086</text:p>
              </table:table-cell>
              <table:table-cell office:value-type="float" office:value="0.4">
                <text:p>0.4</text:p>
              </table:table-cell>
              <table:table-cell office:value-type="float" office:value="0.412571">
                <text:p>0.412571</text:p>
              </table:table-cell>
              <table:table-cell office:value-type="float" office:value="0.490057">
                <text:p>0.490057</text:p>
              </table:table-cell>
              <table:table-cell office:value-type="float" office:value="0.5504">
                <text:p>0.5504</text:p>
              </table:table-cell>
              <table:table-cell office:value-type="float" office:value="0.608">
                <text:p>0.608</text:p>
              </table:table-cell>
              <table:table-cell office:value-type="float" office:value="0.631771">
                <text:p>0.631771</text:p>
              </table:table-cell>
              <table:table-cell office:value-type="float" office:value="0.659886">
                <text:p>0.659886</text:p>
              </table:table-cell>
              <table:table-cell office:value-type="float" office:value="0.801143">
                <text:p>0.801143</text:p>
              </table:table-cell>
              <table:table-cell office:value-type="float" office:value="0.888">
                <text:p>0.888</text:p>
              </table:table-cell>
              <table:table-cell office:value-type="float" office:value="0.522994">
                <text:p>0.52299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310171">
                <text:p>0.310171</text:p>
              </table:table-cell>
              <table:table-cell office:value-type="float" office:value="0.397257">
                <text:p>0.397257</text:p>
              </table:table-cell>
              <table:table-cell office:value-type="float" office:value="0.404114">
                <text:p>0.404114</text:p>
              </table:table-cell>
              <table:table-cell office:value-type="float" office:value="0.466971">
                <text:p>0.466971</text:p>
              </table:table-cell>
              <table:table-cell office:value-type="float" office:value="0.530057">
                <text:p>0.530057</text:p>
              </table:table-cell>
              <table:table-cell office:value-type="float" office:value="0.584914">
                <text:p>0.584914</text:p>
              </table:table-cell>
              <table:table-cell office:value-type="float" office:value="0.621943">
                <text:p>0.621943</text:p>
              </table:table-cell>
              <table:table-cell office:value-type="float" office:value="0.642743">
                <text:p>0.642743</text:p>
              </table:table-cell>
              <table:table-cell office:value-type="float" office:value="0.682743">
                <text:p>0.682743</text:p>
              </table:table-cell>
              <table:table-cell office:value-type="float" office:value="0.823314">
                <text:p>0.823314</text:p>
              </table:table-cell>
              <table:table-cell office:value-type="float" office:value="0.888">
                <text:p>0.888</text:p>
              </table:table-cell>
              <table:table-cell office:value-type="float" office:value="0.546423">
                <text:p>0.54642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16571">
                <text:p>0.316571</text:p>
              </table:table-cell>
              <table:table-cell office:value-type="float" office:value="0.394057">
                <text:p>0.394057</text:p>
              </table:table-cell>
              <table:table-cell office:value-type="float" office:value="0.403886">
                <text:p>0.403886</text:p>
              </table:table-cell>
              <table:table-cell office:value-type="float" office:value="0.473829">
                <text:p>0.473829</text:p>
              </table:table-cell>
              <table:table-cell office:value-type="float" office:value="0.5456">
                <text:p>0.5456</text:p>
              </table:table-cell>
              <table:table-cell office:value-type="float" office:value="0.6">
                <text:p>0.6</text:p>
              </table:table-cell>
              <table:table-cell office:value-type="float" office:value="0.629486">
                <text:p>0.629486</text:p>
              </table:table-cell>
              <table:table-cell office:value-type="float" office:value="0.648">
                <text:p>0.648</text:p>
              </table:table-cell>
              <table:table-cell office:value-type="float" office:value="0.696686">
                <text:p>0.696686</text:p>
              </table:table-cell>
              <table:table-cell office:value-type="float" office:value="0.823314">
                <text:p>0.823314</text:p>
              </table:table-cell>
              <table:table-cell office:value-type="float" office:value="0.888">
                <text:p>0.888</text:p>
              </table:table-cell>
              <table:table-cell office:value-type="float" office:value="0.553143">
                <text:p>0.55314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316114">
                <text:p>0.316114</text:p>
              </table:table-cell>
              <table:table-cell office:value-type="float" office:value="0.397029">
                <text:p>0.397029</text:p>
              </table:table-cell>
              <table:table-cell office:value-type="float" office:value="0.408914">
                <text:p>0.408914</text:p>
              </table:table-cell>
              <table:table-cell office:value-type="float" office:value="0.4784">
                <text:p>0.4784</text:p>
              </table:table-cell>
              <table:table-cell office:value-type="float" office:value="0.547657">
                <text:p>0.547657</text:p>
              </table:table-cell>
              <table:table-cell office:value-type="float" office:value="0.603657">
                <text:p>0.603657</text:p>
              </table:table-cell>
              <table:table-cell office:value-type="float" office:value="0.633371">
                <text:p>0.633371</text:p>
              </table:table-cell>
              <table:table-cell office:value-type="float" office:value="0.653943">
                <text:p>0.653943</text:p>
              </table:table-cell>
              <table:table-cell office:value-type="float" office:value="0.720229">
                <text:p>0.720229</text:p>
              </table:table-cell>
              <table:table-cell office:value-type="float" office:value="0.833371">
                <text:p>0.833371</text:p>
              </table:table-cell>
              <table:table-cell office:value-type="float" office:value="0.888">
                <text:p>0.888</text:p>
              </table:table-cell>
              <table:table-cell office:value-type="float" office:value="0.559269">
                <text:p>0.55926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315429">
                <text:p>0.315429</text:p>
              </table:table-cell>
              <table:table-cell office:value-type="float" office:value="0.399771">
                <text:p>0.399771</text:p>
              </table:table-cell>
              <table:table-cell office:value-type="float" office:value="0.419429">
                <text:p>0.419429</text:p>
              </table:table-cell>
              <table:table-cell office:value-type="float" office:value="0.495314">
                <text:p>0.495314</text:p>
              </table:table-cell>
              <table:table-cell office:value-type="float" office:value="0.560229">
                <text:p>0.560229</text:p>
              </table:table-cell>
              <table:table-cell office:value-type="float" office:value="0.606629">
                <text:p>0.606629</text:p>
              </table:table-cell>
              <table:table-cell office:value-type="float" office:value="0.633371">
                <text:p>0.633371</text:p>
              </table:table-cell>
              <table:table-cell office:value-type="float" office:value="0.662857">
                <text:p>0.662857</text:p>
              </table:table-cell>
              <table:table-cell office:value-type="float" office:value="0.747657">
                <text:p>0.747657</text:p>
              </table:table-cell>
              <table:table-cell office:value-type="float" office:value="0.842971">
                <text:p>0.842971</text:p>
              </table:table-cell>
              <table:table-cell office:value-type="float" office:value="0.888">
                <text:p>0.888</text:p>
              </table:table-cell>
              <table:table-cell office:value-type="float" office:value="0.568366">
                <text:p>0.56836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12">
                <text:p>0.312</text:p>
              </table:table-cell>
              <table:table-cell office:value-type="float" office:value="0.388343">
                <text:p>0.388343</text:p>
              </table:table-cell>
              <table:table-cell office:value-type="float" office:value="0.426971">
                <text:p>0.426971</text:p>
              </table:table-cell>
              <table:table-cell office:value-type="float" office:value="0.512">
                <text:p>0.512</text:p>
              </table:table-cell>
              <table:table-cell office:value-type="float" office:value="0.568457">
                <text:p>0.568457</text:p>
              </table:table-cell>
              <table:table-cell office:value-type="float" office:value="0.610286">
                <text:p>0.610286</text:p>
              </table:table-cell>
              <table:table-cell office:value-type="float" office:value="0.634743">
                <text:p>0.634743</text:p>
              </table:table-cell>
              <table:table-cell office:value-type="float" office:value="0.660571">
                <text:p>0.660571</text:p>
              </table:table-cell>
              <table:table-cell office:value-type="float" office:value="0.735771">
                <text:p>0.735771</text:p>
              </table:table-cell>
              <table:table-cell office:value-type="float" office:value="0.842286">
                <text:p>0.842286</text:p>
              </table:table-cell>
              <table:table-cell office:value-type="float" office:value="0.888">
                <text:p>0.888</text:p>
              </table:table-cell>
              <table:table-cell office:value-type="float" office:value="0.569143">
                <text:p>0.56914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3232">
                <text:p>0.3232</text:p>
              </table:table-cell>
              <table:table-cell office:value-type="float" office:value="0.402743">
                <text:p>0.402743</text:p>
              </table:table-cell>
              <table:table-cell office:value-type="float" office:value="0.463314">
                <text:p>0.463314</text:p>
              </table:table-cell>
              <table:table-cell office:value-type="float" office:value="0.519771">
                <text:p>0.519771</text:p>
              </table:table-cell>
              <table:table-cell office:value-type="float" office:value="0.583543">
                <text:p>0.583543</text:p>
              </table:table-cell>
              <table:table-cell office:value-type="float" office:value="0.618286">
                <text:p>0.618286</text:p>
              </table:table-cell>
              <table:table-cell office:value-type="float" office:value="0.640686">
                <text:p>0.640686</text:p>
              </table:table-cell>
              <table:table-cell office:value-type="float" office:value="0.671543">
                <text:p>0.671543</text:p>
              </table:table-cell>
              <table:table-cell office:value-type="float" office:value="0.755886">
                <text:p>0.755886</text:p>
              </table:table-cell>
              <table:table-cell office:value-type="float" office:value="0.8512">
                <text:p>0.8512</text:p>
              </table:table-cell>
              <table:table-cell office:value-type="float" office:value="0.896">
                <text:p>0.896</text:p>
              </table:table-cell>
              <table:table-cell office:value-type="float" office:value="0.583017">
                <text:p>0.58301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14057">
                <text:p>0.314057</text:p>
              </table:table-cell>
              <table:table-cell office:value-type="float" office:value="0.401143">
                <text:p>0.401143</text:p>
              </table:table-cell>
              <table:table-cell office:value-type="float" office:value="0.472914">
                <text:p>0.472914</text:p>
              </table:table-cell>
              <table:table-cell office:value-type="float" office:value="0.514057">
                <text:p>0.514057</text:p>
              </table:table-cell>
              <table:table-cell office:value-type="float" office:value="0.579429">
                <text:p>0.579429</text:p>
              </table:table-cell>
              <table:table-cell office:value-type="float" office:value="0.615771">
                <text:p>0.615771</text:p>
              </table:table-cell>
              <table:table-cell office:value-type="float" office:value="0.641143">
                <text:p>0.641143</text:p>
              </table:table-cell>
              <table:table-cell office:value-type="float" office:value="0.683657">
                <text:p>0.683657</text:p>
              </table:table-cell>
              <table:table-cell office:value-type="float" office:value="0.773257">
                <text:p>0.773257</text:p>
              </table:table-cell>
              <table:table-cell office:value-type="float" office:value="0.856">
                <text:p>0.856</text:p>
              </table:table-cell>
              <table:table-cell office:value-type="float" office:value="0.896">
                <text:p>0.896</text:p>
              </table:table-cell>
              <table:table-cell office:value-type="float" office:value="0.585143">
                <text:p>0.58514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320686">
                <text:p>0.320686</text:p>
              </table:table-cell>
              <table:table-cell office:value-type="float" office:value="0.402057">
                <text:p>0.402057</text:p>
              </table:table-cell>
              <table:table-cell office:value-type="float" office:value="0.464686">
                <text:p>0.464686</text:p>
              </table:table-cell>
              <table:table-cell office:value-type="float" office:value="0.530514">
                <text:p>0.530514</text:p>
              </table:table-cell>
              <table:table-cell office:value-type="float" office:value="0.586743">
                <text:p>0.586743</text:p>
              </table:table-cell>
              <table:table-cell office:value-type="float" office:value="0.618971">
                <text:p>0.618971</text:p>
              </table:table-cell>
              <table:table-cell office:value-type="float" office:value="0.635429">
                <text:p>0.635429</text:p>
              </table:table-cell>
              <table:table-cell office:value-type="float" office:value="0.669029">
                <text:p>0.669029</text:p>
              </table:table-cell>
              <table:table-cell office:value-type="float" office:value="0.764114">
                <text:p>0.764114</text:p>
              </table:table-cell>
              <table:table-cell office:value-type="float" office:value="0.853257">
                <text:p>0.853257</text:p>
              </table:table-cell>
              <table:table-cell office:value-type="float" office:value="0.896">
                <text:p>0.896</text:p>
              </table:table-cell>
              <table:table-cell office:value-type="float" office:value="0.584549">
                <text:p>0.58454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33714">
                <text:p>0.333714</text:p>
              </table:table-cell>
              <table:table-cell office:value-type="float" office:value="0.4">
                <text:p>0.4</text:p>
              </table:table-cell>
              <table:table-cell office:value-type="float" office:value="0.445486">
                <text:p>0.445486</text:p>
              </table:table-cell>
              <table:table-cell office:value-type="float" office:value="0.521371">
                <text:p>0.521371</text:p>
              </table:table-cell>
              <table:table-cell office:value-type="float" office:value="0.577143">
                <text:p>0.577143</text:p>
              </table:table-cell>
              <table:table-cell office:value-type="float" office:value="0.6176">
                <text:p>0.6176</text:p>
              </table:table-cell>
              <table:table-cell office:value-type="float" office:value="0.6368">
                <text:p>0.6368</text:p>
              </table:table-cell>
              <table:table-cell office:value-type="float" office:value="0.680457">
                <text:p>0.680457</text:p>
              </table:table-cell>
              <table:table-cell office:value-type="float" office:value="0.785143">
                <text:p>0.785143</text:p>
              </table:table-cell>
              <table:table-cell office:value-type="float" office:value="0.857143">
                <text:p>0.857143</text:p>
              </table:table-cell>
              <table:table-cell office:value-type="float" office:value="0.896">
                <text:p>0.896</text:p>
              </table:table-cell>
              <table:table-cell office:value-type="float" office:value="0.585486">
                <text:p>0.58548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324343">
                <text:p>0.324343</text:p>
              </table:table-cell>
              <table:table-cell office:value-type="float" office:value="0.4">
                <text:p>0.4</text:p>
              </table:table-cell>
              <table:table-cell office:value-type="float" office:value="0.449829">
                <text:p>0.449829</text:p>
              </table:table-cell>
              <table:table-cell office:value-type="float" office:value="0.512229">
                <text:p>0.512229</text:p>
              </table:table-cell>
              <table:table-cell office:value-type="float" office:value="0.565714">
                <text:p>0.565714</text:p>
              </table:table-cell>
              <table:table-cell office:value-type="float" office:value="0.6096">
                <text:p>0.6096</text:p>
              </table:table-cell>
              <table:table-cell office:value-type="float" office:value="0.632457">
                <text:p>0.632457</text:p>
              </table:table-cell>
              <table:table-cell office:value-type="float" office:value="0.663771">
                <text:p>0.663771</text:p>
              </table:table-cell>
              <table:table-cell office:value-type="float" office:value="0.771886">
                <text:p>0.771886</text:p>
              </table:table-cell>
              <table:table-cell office:value-type="float" office:value="0.8576">
                <text:p>0.8576</text:p>
              </table:table-cell>
              <table:table-cell office:value-type="float" office:value="0.896">
                <text:p>0.896</text:p>
              </table:table-cell>
              <table:table-cell office:value-type="float" office:value="0.578743">
                <text:p>0.57874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298743">
                <text:p>0.298743</text:p>
              </table:table-cell>
              <table:table-cell office:value-type="float" office:value="0.392686">
                <text:p>0.392686</text:p>
              </table:table-cell>
              <table:table-cell office:value-type="float" office:value="0.437943">
                <text:p>0.437943</text:p>
              </table:table-cell>
              <table:table-cell office:value-type="float" office:value="0.499429">
                <text:p>0.499429</text:p>
              </table:table-cell>
              <table:table-cell office:value-type="float" office:value="0.549486">
                <text:p>0.549486</text:p>
              </table:table-cell>
              <table:table-cell office:value-type="float" office:value="0.595429">
                <text:p>0.595429</text:p>
              </table:table-cell>
              <table:table-cell office:value-type="float" office:value="0.622629">
                <text:p>0.622629</text:p>
              </table:table-cell>
              <table:table-cell office:value-type="float" office:value="0.645029">
                <text:p>0.645029</text:p>
              </table:table-cell>
              <table:table-cell office:value-type="float" office:value="0.757714">
                <text:p>0.757714</text:p>
              </table:table-cell>
              <table:table-cell office:value-type="float" office:value="0.856">
                <text:p>0.856</text:p>
              </table:table-cell>
              <table:table-cell office:value-type="float" office:value="0.896">
                <text:p>0.896</text:p>
              </table:table-cell>
              <table:table-cell office:value-type="float" office:value="0.565509">
                <text:p>0.56550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01714">
                <text:p>0.301714</text:p>
              </table:table-cell>
              <table:table-cell office:value-type="float" office:value="0.392229">
                <text:p>0.392229</text:p>
              </table:table-cell>
              <table:table-cell office:value-type="float" office:value="0.44">
                <text:p>0.44</text:p>
              </table:table-cell>
              <table:table-cell office:value-type="float" office:value="0.497143">
                <text:p>0.497143</text:p>
              </table:table-cell>
              <table:table-cell office:value-type="float" office:value="0.547886">
                <text:p>0.547886</text:p>
              </table:table-cell>
              <table:table-cell office:value-type="float" office:value="0.597029">
                <text:p>0.597029</text:p>
              </table:table-cell>
              <table:table-cell office:value-type="float" office:value="0.624914">
                <text:p>0.624914</text:p>
              </table:table-cell>
              <table:table-cell office:value-type="float" office:value="0.646857">
                <text:p>0.646857</text:p>
              </table:table-cell>
              <table:table-cell office:value-type="float" office:value="0.732343">
                <text:p>0.732343</text:p>
              </table:table-cell>
              <table:table-cell office:value-type="float" office:value="0.854857">
                <text:p>0.854857</text:p>
              </table:table-cell>
              <table:table-cell office:value-type="float" office:value="0.896">
                <text:p>0.896</text:p>
              </table:table-cell>
              <table:table-cell office:value-type="float" office:value="0.563497">
                <text:p>0.56349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310171">
                <text:p>0.310171</text:p>
              </table:table-cell>
              <table:table-cell office:value-type="float" office:value="0.397714">
                <text:p>0.397714</text:p>
              </table:table-cell>
              <table:table-cell office:value-type="float" office:value="0.444114">
                <text:p>0.444114</text:p>
              </table:table-cell>
              <table:table-cell office:value-type="float" office:value="0.503543">
                <text:p>0.503543</text:p>
              </table:table-cell>
              <table:table-cell office:value-type="float" office:value="0.576914">
                <text:p>0.576914</text:p>
              </table:table-cell>
              <table:table-cell office:value-type="float" office:value="0.6128">
                <text:p>0.6128</text:p>
              </table:table-cell>
              <table:table-cell office:value-type="float" office:value="0.633143">
                <text:p>0.633143</text:p>
              </table:table-cell>
              <table:table-cell office:value-type="float" office:value="0.661714">
                <text:p>0.661714</text:p>
              </table:table-cell>
              <table:table-cell office:value-type="float" office:value="0.754514">
                <text:p>0.754514</text:p>
              </table:table-cell>
              <table:table-cell office:value-type="float" office:value="0.853486">
                <text:p>0.853486</text:p>
              </table:table-cell>
              <table:table-cell office:value-type="float" office:value="0.896">
                <text:p>0.896</text:p>
              </table:table-cell>
              <table:table-cell office:value-type="float" office:value="0.574811">
                <text:p>0.57481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338057">
                <text:p>0.338057</text:p>
              </table:table-cell>
              <table:table-cell office:value-type="float" office:value="0.405943">
                <text:p>0.405943</text:p>
              </table:table-cell>
              <table:table-cell office:value-type="float" office:value="0.464">
                <text:p>0.464</text:p>
              </table:table-cell>
              <table:table-cell office:value-type="float" office:value="0.523429">
                <text:p>0.523429</text:p>
              </table:table-cell>
              <table:table-cell office:value-type="float" office:value="0.584686">
                <text:p>0.584686</text:p>
              </table:table-cell>
              <table:table-cell office:value-type="float" office:value="0.616686">
                <text:p>0.616686</text:p>
              </table:table-cell>
              <table:table-cell office:value-type="float" office:value="0.637714">
                <text:p>0.637714</text:p>
              </table:table-cell>
              <table:table-cell office:value-type="float" office:value="0.6832">
                <text:p>0.6832</text:p>
              </table:table-cell>
              <table:table-cell office:value-type="float" office:value="0.769829">
                <text:p>0.769829</text:p>
              </table:table-cell>
              <table:table-cell office:value-type="float" office:value="0.8528">
                <text:p>0.8528</text:p>
              </table:table-cell>
              <table:table-cell office:value-type="float" office:value="0.896">
                <text:p>0.896</text:p>
              </table:table-cell>
              <table:table-cell office:value-type="float" office:value="0.587634">
                <text:p>0.58763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338057">
                <text:p>0.338057</text:p>
              </table:table-cell>
              <table:table-cell office:value-type="float" office:value="0.408686">
                <text:p>0.408686</text:p>
              </table:table-cell>
              <table:table-cell office:value-type="float" office:value="0.469029">
                <text:p>0.469029</text:p>
              </table:table-cell>
              <table:table-cell office:value-type="float" office:value="0.520457">
                <text:p>0.520457</text:p>
              </table:table-cell>
              <table:table-cell office:value-type="float" office:value="0.578971">
                <text:p>0.578971</text:p>
              </table:table-cell>
              <table:table-cell office:value-type="float" office:value="0.618057">
                <text:p>0.618057</text:p>
              </table:table-cell>
              <table:table-cell office:value-type="float" office:value="0.64">
                <text:p>0.64</text:p>
              </table:table-cell>
              <table:table-cell office:value-type="float" office:value="0.692343">
                <text:p>0.692343</text:p>
              </table:table-cell>
              <table:table-cell office:value-type="float" office:value="0.786057">
                <text:p>0.786057</text:p>
              </table:table-cell>
              <table:table-cell office:value-type="float" office:value="0.857371">
                <text:p>0.857371</text:p>
              </table:table-cell>
              <table:table-cell office:value-type="float" office:value="0.896">
                <text:p>0.896</text:p>
              </table:table-cell>
              <table:table-cell office:value-type="float" office:value="0.590903">
                <text:p>0.59090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339886">
                <text:p>0.339886</text:p>
              </table:table-cell>
              <table:table-cell office:value-type="float" office:value="0.408914">
                <text:p>0.408914</text:p>
              </table:table-cell>
              <table:table-cell office:value-type="float" office:value="0.480457">
                <text:p>0.480457</text:p>
              </table:table-cell>
              <table:table-cell office:value-type="float" office:value="0.525714">
                <text:p>0.525714</text:p>
              </table:table-cell>
              <table:table-cell office:value-type="float" office:value="0.583314">
                <text:p>0.583314</text:p>
              </table:table-cell>
              <table:table-cell office:value-type="float" office:value="0.615771">
                <text:p>0.615771</text:p>
              </table:table-cell>
              <table:table-cell office:value-type="float" office:value="0.637029">
                <text:p>0.637029</text:p>
              </table:table-cell>
              <table:table-cell office:value-type="float" office:value="0.6752">
                <text:p>0.6752</text:p>
              </table:table-cell>
              <table:table-cell office:value-type="float" office:value="0.778514">
                <text:p>0.778514</text:p>
              </table:table-cell>
              <table:table-cell office:value-type="float" office:value="0.856914">
                <text:p>0.856914</text:p>
              </table:table-cell>
              <table:table-cell office:value-type="float" office:value="0.896">
                <text:p>0.896</text:p>
              </table:table-cell>
              <table:table-cell office:value-type="float" office:value="0.590171">
                <text:p>0.59017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39886">
                <text:p>0.339886</text:p>
              </table:table-cell>
              <table:table-cell office:value-type="float" office:value="0.403657">
                <text:p>0.403657</text:p>
              </table:table-cell>
              <table:table-cell office:value-type="float" office:value="0.452571">
                <text:p>0.452571</text:p>
              </table:table-cell>
              <table:table-cell office:value-type="float" office:value="0.506057">
                <text:p>0.506057</text:p>
              </table:table-cell>
              <table:table-cell office:value-type="float" office:value="0.554514">
                <text:p>0.554514</text:p>
              </table:table-cell>
              <table:table-cell office:value-type="float" office:value="0.603886">
                <text:p>0.603886</text:p>
              </table:table-cell>
              <table:table-cell office:value-type="float" office:value="0.632457">
                <text:p>0.632457</text:p>
              </table:table-cell>
              <table:table-cell office:value-type="float" office:value="0.666971">
                <text:p>0.666971</text:p>
              </table:table-cell>
              <table:table-cell office:value-type="float" office:value="0.7744">
                <text:p>0.7744</text:p>
              </table:table-cell>
              <table:table-cell office:value-type="float" office:value="0.856229">
                <text:p>0.856229</text:p>
              </table:table-cell>
              <table:table-cell office:value-type="float" office:value="0.896">
                <text:p>0.896</text:p>
              </table:table-cell>
              <table:table-cell office:value-type="float" office:value="0.579063">
                <text:p>0.57906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319771">
                <text:p>0.319771</text:p>
              </table:table-cell>
              <table:table-cell office:value-type="float" office:value="0.391543">
                <text:p>0.391543</text:p>
              </table:table-cell>
              <table:table-cell office:value-type="float" office:value="0.446171">
                <text:p>0.446171</text:p>
              </table:table-cell>
              <table:table-cell office:value-type="float" office:value="0.505829">
                <text:p>0.505829</text:p>
              </table:table-cell>
              <table:table-cell office:value-type="float" office:value="0.5424">
                <text:p>0.5424</text:p>
              </table:table-cell>
              <table:table-cell office:value-type="float" office:value="0.590857">
                <text:p>0.590857</text:p>
              </table:table-cell>
              <table:table-cell office:value-type="float" office:value="0.625829">
                <text:p>0.625829</text:p>
              </table:table-cell>
              <table:table-cell office:value-type="float" office:value="0.665143">
                <text:p>0.665143</text:p>
              </table:table-cell>
              <table:table-cell office:value-type="float" office:value="0.786514">
                <text:p>0.786514</text:p>
              </table:table-cell>
              <table:table-cell office:value-type="float" office:value="0.855771">
                <text:p>0.855771</text:p>
              </table:table-cell>
              <table:table-cell office:value-type="float" office:value="0.896">
                <text:p>0.896</text:p>
              </table:table-cell>
              <table:table-cell office:value-type="float" office:value="0.572983">
                <text:p>0.57298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309714">
                <text:p>0.309714</text:p>
              </table:table-cell>
              <table:table-cell office:value-type="float" office:value="0.3904">
                <text:p>0.3904</text:p>
              </table:table-cell>
              <table:table-cell office:value-type="float" office:value="0.454857">
                <text:p>0.454857</text:p>
              </table:table-cell>
              <table:table-cell office:value-type="float" office:value="0.509029">
                <text:p>0.509029</text:p>
              </table:table-cell>
              <table:table-cell office:value-type="float" office:value="0.556343">
                <text:p>0.556343</text:p>
              </table:table-cell>
              <table:table-cell office:value-type="float" office:value="0.606171">
                <text:p>0.606171</text:p>
              </table:table-cell>
              <table:table-cell office:value-type="float" office:value="0.630629">
                <text:p>0.630629</text:p>
              </table:table-cell>
              <table:table-cell office:value-type="float" office:value="0.664229">
                <text:p>0.664229</text:p>
              </table:table-cell>
              <table:table-cell office:value-type="float" office:value="0.770286">
                <text:p>0.770286</text:p>
              </table:table-cell>
              <table:table-cell office:value-type="float" office:value="0.850057">
                <text:p>0.850057</text:p>
              </table:table-cell>
              <table:table-cell office:value-type="float" office:value="0.896">
                <text:p>0.896</text:p>
              </table:table-cell>
              <table:table-cell office:value-type="float" office:value="0.574171">
                <text:p>0.57417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319543">
                <text:p>0.319543</text:p>
              </table:table-cell>
              <table:table-cell office:value-type="float" office:value="0.399314">
                <text:p>0.399314</text:p>
              </table:table-cell>
              <table:table-cell office:value-type="float" office:value="0.442057">
                <text:p>0.442057</text:p>
              </table:table-cell>
              <table:table-cell office:value-type="float" office:value="0.496914">
                <text:p>0.496914</text:p>
              </table:table-cell>
              <table:table-cell office:value-type="float" office:value="0.5456">
                <text:p>0.5456</text:p>
              </table:table-cell>
              <table:table-cell office:value-type="float" office:value="0.601829">
                <text:p>0.601829</text:p>
              </table:table-cell>
              <table:table-cell office:value-type="float" office:value="0.627657">
                <text:p>0.627657</text:p>
              </table:table-cell>
              <table:table-cell office:value-type="float" office:value="0.657143">
                <text:p>0.657143</text:p>
              </table:table-cell>
              <table:table-cell office:value-type="float" office:value="0.754057">
                <text:p>0.754057</text:p>
              </table:table-cell>
              <table:table-cell office:value-type="float" office:value="0.853486">
                <text:p>0.853486</text:p>
              </table:table-cell>
              <table:table-cell office:value-type="float" office:value="0.896">
                <text:p>0.896</text:p>
              </table:table-cell>
              <table:table-cell office:value-type="float" office:value="0.56976">
                <text:p>0.5697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32">
                <text:p>0.32</text:p>
              </table:table-cell>
              <table:table-cell office:value-type="float" office:value="0.410286">
                <text:p>0.410286</text:p>
              </table:table-cell>
              <table:table-cell office:value-type="float" office:value="0.467886">
                <text:p>0.467886</text:p>
              </table:table-cell>
              <table:table-cell office:value-type="float" office:value="0.508343">
                <text:p>0.508343</text:p>
              </table:table-cell>
              <table:table-cell office:value-type="float" office:value="0.564343">
                <text:p>0.564343</text:p>
              </table:table-cell>
              <table:table-cell office:value-type="float" office:value="0.607543">
                <text:p>0.607543</text:p>
              </table:table-cell>
              <table:table-cell office:value-type="float" office:value="0.633371">
                <text:p>0.633371</text:p>
              </table:table-cell>
              <table:table-cell office:value-type="float" office:value="0.659657">
                <text:p>0.659657</text:p>
              </table:table-cell>
              <table:table-cell office:value-type="float" office:value="0.754286">
                <text:p>0.754286</text:p>
              </table:table-cell>
              <table:table-cell office:value-type="float" office:value="0.8512">
                <text:p>0.8512</text:p>
              </table:table-cell>
              <table:table-cell office:value-type="float" office:value="0.896">
                <text:p>0.896</text:p>
              </table:table-cell>
              <table:table-cell office:value-type="float" office:value="0.577691">
                <text:p>0.57769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310171">
                <text:p>0.310171</text:p>
              </table:table-cell>
              <table:table-cell office:value-type="float" office:value="0.397486">
                <text:p>0.397486</text:p>
              </table:table-cell>
              <table:table-cell office:value-type="float" office:value="0.464914">
                <text:p>0.464914</text:p>
              </table:table-cell>
              <table:table-cell office:value-type="float" office:value="0.5136">
                <text:p>0.5136</text:p>
              </table:table-cell>
              <table:table-cell office:value-type="float" office:value="0.578514">
                <text:p>0.578514</text:p>
              </table:table-cell>
              <table:table-cell office:value-type="float" office:value="0.614171">
                <text:p>0.614171</text:p>
              </table:table-cell>
              <table:table-cell office:value-type="float" office:value="0.637714">
                <text:p>0.637714</text:p>
              </table:table-cell>
              <table:table-cell office:value-type="float" office:value="0.682971">
                <text:p>0.682971</text:p>
              </table:table-cell>
              <table:table-cell office:value-type="float" office:value="0.7712">
                <text:p>0.7712</text:p>
              </table:table-cell>
              <table:table-cell office:value-type="float" office:value="0.853486">
                <text:p>0.853486</text:p>
              </table:table-cell>
              <table:table-cell office:value-type="float" office:value="0.896">
                <text:p>0.896</text:p>
              </table:table-cell>
              <table:table-cell office:value-type="float" office:value="0.582423">
                <text:p>0.58242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312686">
                <text:p>0.312686</text:p>
              </table:table-cell>
              <table:table-cell office:value-type="float" office:value="0.3904">
                <text:p>0.3904</text:p>
              </table:table-cell>
              <table:table-cell office:value-type="float" office:value="0.449143">
                <text:p>0.449143</text:p>
              </table:table-cell>
              <table:table-cell office:value-type="float" office:value="0.5104">
                <text:p>0.5104</text:p>
              </table:table-cell>
              <table:table-cell office:value-type="float" office:value="0.576686">
                <text:p>0.576686</text:p>
              </table:table-cell>
              <table:table-cell office:value-type="float" office:value="0.613257">
                <text:p>0.613257</text:p>
              </table:table-cell>
              <table:table-cell office:value-type="float" office:value="0.635886">
                <text:p>0.635886</text:p>
              </table:table-cell>
              <table:table-cell office:value-type="float" office:value="0.676571">
                <text:p>0.676571</text:p>
              </table:table-cell>
              <table:table-cell office:value-type="float" office:value="0.770057">
                <text:p>0.770057</text:p>
              </table:table-cell>
              <table:table-cell office:value-type="float" office:value="0.850743">
                <text:p>0.850743</text:p>
              </table:table-cell>
              <table:table-cell office:value-type="float" office:value="0.896">
                <text:p>0.896</text:p>
              </table:table-cell>
              <table:table-cell office:value-type="float" office:value="0.578583">
                <text:p>0.57858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341486">
                <text:p>0.341486</text:p>
              </table:table-cell>
              <table:table-cell office:value-type="float" office:value="0.401143">
                <text:p>0.401143</text:p>
              </table:table-cell>
              <table:table-cell office:value-type="float" office:value="0.456914">
                <text:p>0.456914</text:p>
              </table:table-cell>
              <table:table-cell office:value-type="float" office:value="0.517943">
                <text:p>0.517943</text:p>
              </table:table-cell>
              <table:table-cell office:value-type="float" office:value="0.578971">
                <text:p>0.578971</text:p>
              </table:table-cell>
              <table:table-cell office:value-type="float" office:value="0.613486">
                <text:p>0.613486</text:p>
              </table:table-cell>
              <table:table-cell office:value-type="float" office:value="0.634514">
                <text:p>0.634514</text:p>
              </table:table-cell>
              <table:table-cell office:value-type="float" office:value="0.674286">
                <text:p>0.674286</text:p>
              </table:table-cell>
              <table:table-cell office:value-type="float" office:value="0.769371">
                <text:p>0.769371</text:p>
              </table:table-cell>
              <table:table-cell office:value-type="float" office:value="0.855086">
                <text:p>0.855086</text:p>
              </table:table-cell>
              <table:table-cell office:value-type="float" office:value="0.896">
                <text:p>0.896</text:p>
              </table:table-cell>
              <table:table-cell office:value-type="float" office:value="0.58432">
                <text:p>0.5843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325029">
                <text:p>0.325029</text:p>
              </table:table-cell>
              <table:table-cell office:value-type="float" office:value="0.399771">
                <text:p>0.399771</text:p>
              </table:table-cell>
              <table:table-cell office:value-type="float" office:value="0.4448">
                <text:p>0.4448</text:p>
              </table:table-cell>
              <table:table-cell office:value-type="float" office:value="0.4992">
                <text:p>0.4992</text:p>
              </table:table-cell>
              <table:table-cell office:value-type="float" office:value="0.552457">
                <text:p>0.552457</text:p>
              </table:table-cell>
              <table:table-cell office:value-type="float" office:value="0.599086">
                <text:p>0.599086</text:p>
              </table:table-cell>
              <table:table-cell office:value-type="float" office:value="0.630171">
                <text:p>0.630171</text:p>
              </table:table-cell>
              <table:table-cell office:value-type="float" office:value="0.661257">
                <text:p>0.661257</text:p>
              </table:table-cell>
              <table:table-cell office:value-type="float" office:value="0.757486">
                <text:p>0.757486</text:p>
              </table:table-cell>
              <table:table-cell office:value-type="float" office:value="0.845257">
                <text:p>0.845257</text:p>
              </table:table-cell>
              <table:table-cell office:value-type="float" office:value="0.896">
                <text:p>0.896</text:p>
              </table:table-cell>
              <table:table-cell office:value-type="float" office:value="0.571451">
                <text:p>0.57145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309714">
                <text:p>0.309714</text:p>
              </table:table-cell>
              <table:table-cell office:value-type="float" office:value="0.399543">
                <text:p>0.399543</text:p>
              </table:table-cell>
              <table:table-cell office:value-type="float" office:value="0.434971">
                <text:p>0.434971</text:p>
              </table:table-cell>
              <table:table-cell office:value-type="float" office:value="0.4976">
                <text:p>0.4976</text:p>
              </table:table-cell>
              <table:table-cell office:value-type="float" office:value="0.543771">
                <text:p>0.543771</text:p>
              </table:table-cell>
              <table:table-cell office:value-type="float" office:value="0.592229">
                <text:p>0.592229</text:p>
              </table:table-cell>
              <table:table-cell office:value-type="float" office:value="0.627657">
                <text:p>0.627657</text:p>
              </table:table-cell>
              <table:table-cell office:value-type="float" office:value="0.6544">
                <text:p>0.6544</text:p>
              </table:table-cell>
              <table:table-cell office:value-type="float" office:value="0.747886">
                <text:p>0.747886</text:p>
              </table:table-cell>
              <table:table-cell office:value-type="float" office:value="0.8464">
                <text:p>0.8464</text:p>
              </table:table-cell>
              <table:table-cell office:value-type="float" office:value="0.896">
                <text:p>0.896</text:p>
              </table:table-cell>
              <table:table-cell office:value-type="float" office:value="0.565417">
                <text:p>0.56541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11314">
                <text:p>0.311314</text:p>
              </table:table-cell>
              <table:table-cell office:value-type="float" office:value="0.393371">
                <text:p>0.393371</text:p>
              </table:table-cell>
              <table:table-cell office:value-type="float" office:value="0.4208">
                <text:p>0.4208</text:p>
              </table:table-cell>
              <table:table-cell office:value-type="float" office:value="0.490971">
                <text:p>0.490971</text:p>
              </table:table-cell>
              <table:table-cell office:value-type="float" office:value="0.524343">
                <text:p>0.524343</text:p>
              </table:table-cell>
              <table:table-cell office:value-type="float" office:value="0.570514">
                <text:p>0.570514</text:p>
              </table:table-cell>
              <table:table-cell office:value-type="float" office:value="0.616">
                <text:p>0.616</text:p>
              </table:table-cell>
              <table:table-cell office:value-type="float" office:value="0.649829">
                <text:p>0.649829</text:p>
              </table:table-cell>
              <table:table-cell office:value-type="float" office:value="0.754514">
                <text:p>0.754514</text:p>
              </table:table-cell>
              <table:table-cell office:value-type="float" office:value="0.846629">
                <text:p>0.846629</text:p>
              </table:table-cell>
              <table:table-cell office:value-type="float" office:value="0.896">
                <text:p>0.896</text:p>
              </table:table-cell>
              <table:table-cell office:value-type="float" office:value="0.557829">
                <text:p>0.55782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310857">
                <text:p>0.310857</text:p>
              </table:table-cell>
              <table:table-cell office:value-type="float" office:value="0.399086">
                <text:p>0.399086</text:p>
              </table:table-cell>
              <table:table-cell office:value-type="float" office:value="0.438857">
                <text:p>0.438857</text:p>
              </table:table-cell>
              <table:table-cell office:value-type="float" office:value="0.4976">
                <text:p>0.4976</text:p>
              </table:table-cell>
              <table:table-cell office:value-type="float" office:value="0.537829">
                <text:p>0.537829</text:p>
              </table:table-cell>
              <table:table-cell office:value-type="float" office:value="0.5856">
                <text:p>0.5856</text:p>
              </table:table-cell>
              <table:table-cell office:value-type="float" office:value="0.621714">
                <text:p>0.621714</text:p>
              </table:table-cell>
              <table:table-cell office:value-type="float" office:value="0.654171">
                <text:p>0.654171</text:p>
              </table:table-cell>
              <table:table-cell office:value-type="float" office:value="0.765714">
                <text:p>0.765714</text:p>
              </table:table-cell>
              <table:table-cell office:value-type="float" office:value="0.853943">
                <text:p>0.853943</text:p>
              </table:table-cell>
              <table:table-cell office:value-type="float" office:value="0.896">
                <text:p>0.896</text:p>
              </table:table-cell>
              <table:table-cell office:value-type="float" office:value="0.566537">
                <text:p>0.56653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321371">
                <text:p>0.321371</text:p>
              </table:table-cell>
              <table:table-cell office:value-type="float" office:value="0.400457">
                <text:p>0.400457</text:p>
              </table:table-cell>
              <table:table-cell office:value-type="float" office:value="0.454857">
                <text:p>0.454857</text:p>
              </table:table-cell>
              <table:table-cell office:value-type="float" office:value="0.509714">
                <text:p>0.509714</text:p>
              </table:table-cell>
              <table:table-cell office:value-type="float" office:value="0.5568">
                <text:p>0.5568</text:p>
              </table:table-cell>
              <table:table-cell office:value-type="float" office:value="0.605029">
                <text:p>0.605029</text:p>
              </table:table-cell>
              <table:table-cell office:value-type="float" office:value="0.630629">
                <text:p>0.630629</text:p>
              </table:table-cell>
              <table:table-cell office:value-type="float" office:value="0.680914">
                <text:p>0.680914</text:p>
              </table:table-cell>
              <table:table-cell office:value-type="float" office:value="0.776686">
                <text:p>0.776686</text:p>
              </table:table-cell>
              <table:table-cell office:value-type="float" office:value="0.856457">
                <text:p>0.856457</text:p>
              </table:table-cell>
              <table:table-cell office:value-type="float" office:value="0.896">
                <text:p>0.896</text:p>
              </table:table-cell>
              <table:table-cell office:value-type="float" office:value="0.579291">
                <text:p>0.57929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312686">
                <text:p>0.312686</text:p>
              </table:table-cell>
              <table:table-cell office:value-type="float" office:value="0.396343">
                <text:p>0.396343</text:p>
              </table:table-cell>
              <table:table-cell office:value-type="float" office:value="0.437714">
                <text:p>0.437714</text:p>
              </table:table-cell>
              <table:table-cell office:value-type="float" office:value="0.510171">
                <text:p>0.510171</text:p>
              </table:table-cell>
              <table:table-cell office:value-type="float" office:value="0.563657">
                <text:p>0.563657</text:p>
              </table:table-cell>
              <table:table-cell office:value-type="float" office:value="0.610286">
                <text:p>0.610286</text:p>
              </table:table-cell>
              <table:table-cell office:value-type="float" office:value="0.638857">
                <text:p>0.638857</text:p>
              </table:table-cell>
              <table:table-cell office:value-type="float" office:value="0.696229">
                <text:p>0.696229</text:p>
              </table:table-cell>
              <table:table-cell office:value-type="float" office:value="0.7824">
                <text:p>0.7824</text:p>
              </table:table-cell>
              <table:table-cell office:value-type="float" office:value="0.854857">
                <text:p>0.854857</text:p>
              </table:table-cell>
              <table:table-cell office:value-type="float" office:value="0.896">
                <text:p>0.896</text:p>
              </table:table-cell>
              <table:table-cell office:value-type="float" office:value="0.58032">
                <text:p>0.5803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330743">
                <text:p>0.330743</text:p>
              </table:table-cell>
              <table:table-cell office:value-type="float" office:value="0.399543">
                <text:p>0.399543</text:p>
              </table:table-cell>
              <table:table-cell office:value-type="float" office:value="0.450514">
                <text:p>0.450514</text:p>
              </table:table-cell>
              <table:table-cell office:value-type="float" office:value="0.508343">
                <text:p>0.508343</text:p>
              </table:table-cell>
              <table:table-cell office:value-type="float" office:value="0.556343">
                <text:p>0.556343</text:p>
              </table:table-cell>
              <table:table-cell office:value-type="float" office:value="0.608229">
                <text:p>0.608229</text:p>
              </table:table-cell>
              <table:table-cell office:value-type="float" office:value="0.640457">
                <text:p>0.640457</text:p>
              </table:table-cell>
              <table:table-cell office:value-type="float" office:value="0.6928">
                <text:p>0.6928</text:p>
              </table:table-cell>
              <table:table-cell office:value-type="float" office:value="0.789486">
                <text:p>0.789486</text:p>
              </table:table-cell>
              <table:table-cell office:value-type="float" office:value="0.855086">
                <text:p>0.855086</text:p>
              </table:table-cell>
              <table:table-cell office:value-type="float" office:value="0.896">
                <text:p>0.896</text:p>
              </table:table-cell>
              <table:table-cell office:value-type="float" office:value="0.583154">
                <text:p>0.58315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327771">
                <text:p>0.327771</text:p>
              </table:table-cell>
              <table:table-cell office:value-type="float" office:value="0.407771">
                <text:p>0.407771</text:p>
              </table:table-cell>
              <table:table-cell office:value-type="float" office:value="0.477943">
                <text:p>0.477943</text:p>
              </table:table-cell>
              <table:table-cell office:value-type="float" office:value="0.5264">
                <text:p>0.5264</text:p>
              </table:table-cell>
              <table:table-cell office:value-type="float" office:value="0.576457">
                <text:p>0.576457</text:p>
              </table:table-cell>
              <table:table-cell office:value-type="float" office:value="0.614629">
                <text:p>0.614629</text:p>
              </table:table-cell>
              <table:table-cell office:value-type="float" office:value="0.637257">
                <text:p>0.637257</text:p>
              </table:table-cell>
              <table:table-cell office:value-type="float" office:value="0.685029">
                <text:p>0.685029</text:p>
              </table:table-cell>
              <table:table-cell office:value-type="float" office:value="0.786743">
                <text:p>0.786743</text:p>
              </table:table-cell>
              <table:table-cell office:value-type="float" office:value="0.853257">
                <text:p>0.853257</text:p>
              </table:table-cell>
              <table:table-cell office:value-type="float" office:value="0.896">
                <text:p>0.896</text:p>
              </table:table-cell>
              <table:table-cell office:value-type="float" office:value="0.589326">
                <text:p>0.58932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326857">
                <text:p>0.326857</text:p>
              </table:table-cell>
              <table:table-cell office:value-type="float" office:value="0.400686">
                <text:p>0.400686</text:p>
              </table:table-cell>
              <table:table-cell office:value-type="float" office:value="0.449371">
                <text:p>0.449371</text:p>
              </table:table-cell>
              <table:table-cell office:value-type="float" office:value="0.504686">
                <text:p>0.504686</text:p>
              </table:table-cell>
              <table:table-cell office:value-type="float" office:value="0.561371">
                <text:p>0.561371</text:p>
              </table:table-cell>
              <table:table-cell office:value-type="float" office:value="0.613943">
                <text:p>0.613943</text:p>
              </table:table-cell>
              <table:table-cell office:value-type="float" office:value="0.635886">
                <text:p>0.635886</text:p>
              </table:table-cell>
              <table:table-cell office:value-type="float" office:value="0.6688">
                <text:p>0.6688</text:p>
              </table:table-cell>
              <table:table-cell office:value-type="float" office:value="0.781714">
                <text:p>0.781714</text:p>
              </table:table-cell>
              <table:table-cell office:value-type="float" office:value="0.8544">
                <text:p>0.8544</text:p>
              </table:table-cell>
              <table:table-cell office:value-type="float" office:value="0.896">
                <text:p>0.896</text:p>
              </table:table-cell>
              <table:table-cell office:value-type="float" office:value="0.579771">
                <text:p>0.57977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316571">
                <text:p>0.316571</text:p>
              </table:table-cell>
              <table:table-cell office:value-type="float" office:value="0.3968">
                <text:p>0.3968</text:p>
              </table:table-cell>
              <table:table-cell office:value-type="float" office:value="0.441143">
                <text:p>0.441143</text:p>
              </table:table-cell>
              <table:table-cell office:value-type="float" office:value="0.506057">
                <text:p>0.506057</text:p>
              </table:table-cell>
              <table:table-cell office:value-type="float" office:value="0.56">
                <text:p>0.56</text:p>
              </table:table-cell>
              <table:table-cell office:value-type="float" office:value="0.612343">
                <text:p>0.612343</text:p>
              </table:table-cell>
              <table:table-cell office:value-type="float" office:value="0.636343">
                <text:p>0.636343</text:p>
              </table:table-cell>
              <table:table-cell office:value-type="float" office:value="0.678857">
                <text:p>0.678857</text:p>
              </table:table-cell>
              <table:table-cell office:value-type="float" office:value="0.792229">
                <text:p>0.792229</text:p>
              </table:table-cell>
              <table:table-cell office:value-type="float" office:value="0.856914">
                <text:p>0.856914</text:p>
              </table:table-cell>
              <table:table-cell office:value-type="float" office:value="0.896">
                <text:p>0.896</text:p>
              </table:table-cell>
              <table:table-cell office:value-type="float" office:value="0.579726">
                <text:p>0.57972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322743">
                <text:p>0.322743</text:p>
              </table:table-cell>
              <table:table-cell office:value-type="float" office:value="0.395429">
                <text:p>0.395429</text:p>
              </table:table-cell>
              <table:table-cell office:value-type="float" office:value="0.445486">
                <text:p>0.445486</text:p>
              </table:table-cell>
              <table:table-cell office:value-type="float" office:value="0.505143">
                <text:p>0.505143</text:p>
              </table:table-cell>
              <table:table-cell office:value-type="float" office:value="0.553371">
                <text:p>0.553371</text:p>
              </table:table-cell>
              <table:table-cell office:value-type="float" office:value="0.614171">
                <text:p>0.614171</text:p>
              </table:table-cell>
              <table:table-cell office:value-type="float" office:value="0.638857">
                <text:p>0.638857</text:p>
              </table:table-cell>
              <table:table-cell office:value-type="float" office:value="0.698286">
                <text:p>0.698286</text:p>
              </table:table-cell>
              <table:table-cell office:value-type="float" office:value="0.7984">
                <text:p>0.7984</text:p>
              </table:table-cell>
              <table:table-cell office:value-type="float" office:value="0.860571">
                <text:p>0.860571</text:p>
              </table:table-cell>
              <table:table-cell office:value-type="float" office:value="0.896">
                <text:p>0.896</text:p>
              </table:table-cell>
              <table:table-cell office:value-type="float" office:value="0.583246">
                <text:p>0.58324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325714">
                <text:p>0.325714</text:p>
              </table:table-cell>
              <table:table-cell office:value-type="float" office:value="0.404571">
                <text:p>0.404571</text:p>
              </table:table-cell>
              <table:table-cell office:value-type="float" office:value="0.469943">
                <text:p>0.469943</text:p>
              </table:table-cell>
              <table:table-cell office:value-type="float" office:value="0.513143">
                <text:p>0.513143</text:p>
              </table:table-cell>
              <table:table-cell office:value-type="float" office:value="0.5584">
                <text:p>0.5584</text:p>
              </table:table-cell>
              <table:table-cell office:value-type="float" office:value="0.612343">
                <text:p>0.612343</text:p>
              </table:table-cell>
              <table:table-cell office:value-type="float" office:value="0.641143">
                <text:p>0.641143</text:p>
              </table:table-cell>
              <table:table-cell office:value-type="float" office:value="0.714286">
                <text:p>0.714286</text:p>
              </table:table-cell>
              <table:table-cell office:value-type="float" office:value="0.806857">
                <text:p>0.806857</text:p>
              </table:table-cell>
              <table:table-cell office:value-type="float" office:value="0.867886">
                <text:p>0.867886</text:p>
              </table:table-cell>
              <table:table-cell office:value-type="float" office:value="0.896">
                <text:p>0.896</text:p>
              </table:table-cell>
              <table:table-cell office:value-type="float" office:value="0.591429">
                <text:p>0.5914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19771">
                <text:p>0.319771</text:p>
              </table:table-cell>
              <table:table-cell office:value-type="float" office:value="0.4096">
                <text:p>0.4096</text:p>
              </table:table-cell>
              <table:table-cell office:value-type="float" office:value="0.4784">
                <text:p>0.4784</text:p>
              </table:table-cell>
              <table:table-cell office:value-type="float" office:value="0.532114">
                <text:p>0.532114</text:p>
              </table:table-cell>
              <table:table-cell office:value-type="float" office:value="0.594514">
                <text:p>0.594514</text:p>
              </table:table-cell>
              <table:table-cell office:value-type="float" office:value="0.630629">
                <text:p>0.630629</text:p>
              </table:table-cell>
              <table:table-cell office:value-type="float" office:value="0.650057">
                <text:p>0.650057</text:p>
              </table:table-cell>
              <table:table-cell office:value-type="float" office:value="0.729371">
                <text:p>0.729371</text:p>
              </table:table-cell>
              <table:table-cell office:value-type="float" office:value="0.8096">
                <text:p>0.8096</text:p>
              </table:table-cell>
              <table:table-cell office:value-type="float" office:value="0.866743">
                <text:p>0.866743</text:p>
              </table:table-cell>
              <table:table-cell office:value-type="float" office:value="0.896">
                <text:p>0.896</text:p>
              </table:table-cell>
              <table:table-cell office:value-type="float" office:value="0.60208">
                <text:p>0.6020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3328">
                <text:p>0.3328</text:p>
              </table:table-cell>
              <table:table-cell office:value-type="float" office:value="0.415086">
                <text:p>0.415086</text:p>
              </table:table-cell>
              <table:table-cell office:value-type="float" office:value="0.489829">
                <text:p>0.489829</text:p>
              </table:table-cell>
              <table:table-cell office:value-type="float" office:value="0.535771">
                <text:p>0.535771</text:p>
              </table:table-cell>
              <table:table-cell office:value-type="float" office:value="0.5984">
                <text:p>0.5984</text:p>
              </table:table-cell>
              <table:table-cell office:value-type="float" office:value="0.634057">
                <text:p>0.634057</text:p>
              </table:table-cell>
              <table:table-cell office:value-type="float" office:value="0.671086">
                <text:p>0.671086</text:p>
              </table:table-cell>
              <table:table-cell office:value-type="float" office:value="0.753829">
                <text:p>0.753829</text:p>
              </table:table-cell>
              <table:table-cell office:value-type="float" office:value="0.810743">
                <text:p>0.810743</text:p>
              </table:table-cell>
              <table:table-cell office:value-type="float" office:value="0.869486">
                <text:p>0.869486</text:p>
              </table:table-cell>
              <table:table-cell office:value-type="float" office:value="0.896">
                <text:p>0.896</text:p>
              </table:table-cell>
              <table:table-cell office:value-type="float" office:value="0.611109">
                <text:p>0.61110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335086">
                <text:p>0.335086</text:p>
              </table:table-cell>
              <table:table-cell office:value-type="float" office:value="0.412114">
                <text:p>0.412114</text:p>
              </table:table-cell>
              <table:table-cell office:value-type="float" office:value="0.485257">
                <text:p>0.485257</text:p>
              </table:table-cell>
              <table:table-cell office:value-type="float" office:value="0.541943">
                <text:p>0.541943</text:p>
              </table:table-cell>
              <table:table-cell office:value-type="float" office:value="0.608">
                <text:p>0.608</text:p>
              </table:table-cell>
              <table:table-cell office:value-type="float" office:value="0.640229">
                <text:p>0.640229</text:p>
              </table:table-cell>
              <table:table-cell office:value-type="float" office:value="0.697829">
                <text:p>0.697829</text:p>
              </table:table-cell>
              <table:table-cell office:value-type="float" office:value="0.783086">
                <text:p>0.783086</text:p>
              </table:table-cell>
              <table:table-cell office:value-type="float" office:value="0.8256">
                <text:p>0.8256</text:p>
              </table:table-cell>
              <table:table-cell office:value-type="float" office:value="0.875886">
                <text:p>0.875886</text:p>
              </table:table-cell>
              <table:table-cell office:value-type="float" office:value="0.896">
                <text:p>0.896</text:p>
              </table:table-cell>
              <table:table-cell office:value-type="float" office:value="0.620503">
                <text:p>0.62050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346514">
                <text:p>0.346514</text:p>
              </table:table-cell>
              <table:table-cell office:value-type="float" office:value="0.444114">
                <text:p>0.444114</text:p>
              </table:table-cell>
              <table:table-cell office:value-type="float" office:value="0.5088">
                <text:p>0.5088</text:p>
              </table:table-cell>
              <table:table-cell office:value-type="float" office:value="0.576">
                <text:p>0.576</text:p>
              </table:table-cell>
              <table:table-cell office:value-type="float" office:value="0.624914">
                <text:p>0.624914</text:p>
              </table:table-cell>
              <table:table-cell office:value-type="float" office:value="0.6496">
                <text:p>0.6496</text:p>
              </table:table-cell>
              <table:table-cell office:value-type="float" office:value="0.728457">
                <text:p>0.728457</text:p>
              </table:table-cell>
              <table:table-cell office:value-type="float" office:value="0.795429">
                <text:p>0.795429</text:p>
              </table:table-cell>
              <table:table-cell office:value-type="float" office:value="0.8336">
                <text:p>0.8336</text:p>
              </table:table-cell>
              <table:table-cell office:value-type="float" office:value="0.877257">
                <text:p>0.877257</text:p>
              </table:table-cell>
              <table:table-cell office:value-type="float" office:value="0.896">
                <text:p>0.896</text:p>
              </table:table-cell>
              <table:table-cell office:value-type="float" office:value="0.638469">
                <text:p>0.63846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349257">
                <text:p>0.349257</text:p>
              </table:table-cell>
              <table:table-cell office:value-type="float" office:value="0.448914">
                <text:p>0.448914</text:p>
              </table:table-cell>
              <table:table-cell office:value-type="float" office:value="0.506514">
                <text:p>0.506514</text:p>
              </table:table-cell>
              <table:table-cell office:value-type="float" office:value="0.565714">
                <text:p>0.565714</text:p>
              </table:table-cell>
              <table:table-cell office:value-type="float" office:value="0.622171">
                <text:p>0.622171</text:p>
              </table:table-cell>
              <table:table-cell office:value-type="float" office:value="0.6528">
                <text:p>0.6528</text:p>
              </table:table-cell>
              <table:table-cell office:value-type="float" office:value="0.7296">
                <text:p>0.7296</text:p>
              </table:table-cell>
              <table:table-cell office:value-type="float" office:value="0.795886">
                <text:p>0.795886</text:p>
              </table:table-cell>
              <table:table-cell office:value-type="float" office:value="0.839771">
                <text:p>0.839771</text:p>
              </table:table-cell>
              <table:table-cell office:value-type="float" office:value="0.8784">
                <text:p>0.8784</text:p>
              </table:table-cell>
              <table:table-cell office:value-type="float" office:value="0.896">
                <text:p>0.896</text:p>
              </table:table-cell>
              <table:table-cell office:value-type="float" office:value="0.638903">
                <text:p>0.63890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3552">
                <text:p>0.3552</text:p>
              </table:table-cell>
              <table:table-cell office:value-type="float" office:value="0.458057">
                <text:p>0.458057</text:p>
              </table:table-cell>
              <table:table-cell office:value-type="float" office:value="0.5216">
                <text:p>0.5216</text:p>
              </table:table-cell>
              <table:table-cell office:value-type="float" office:value="0.589486">
                <text:p>0.589486</text:p>
              </table:table-cell>
              <table:table-cell office:value-type="float" office:value="0.633371">
                <text:p>0.633371</text:p>
              </table:table-cell>
              <table:table-cell office:value-type="float" office:value="0.6752">
                <text:p>0.6752</text:p>
              </table:table-cell>
              <table:table-cell office:value-type="float" office:value="0.759543">
                <text:p>0.759543</text:p>
              </table:table-cell>
              <table:table-cell office:value-type="float" office:value="0.813029">
                <text:p>0.813029</text:p>
              </table:table-cell>
              <table:table-cell office:value-type="float" office:value="0.845943">
                <text:p>0.845943</text:p>
              </table:table-cell>
              <table:table-cell office:value-type="float" office:value="0.88">
                <text:p>0.88</text:p>
              </table:table-cell>
              <table:table-cell office:value-type="float" office:value="0.896">
                <text:p>0.896</text:p>
              </table:table-cell>
              <table:table-cell office:value-type="float" office:value="0.653143">
                <text:p>0.65314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339886">
                <text:p>0.339886</text:p>
              </table:table-cell>
              <table:table-cell office:value-type="float" office:value="0.472686">
                <text:p>0.472686</text:p>
              </table:table-cell>
              <table:table-cell office:value-type="float" office:value="0.539657">
                <text:p>0.539657</text:p>
              </table:table-cell>
              <table:table-cell office:value-type="float" office:value="0.614171">
                <text:p>0.614171</text:p>
              </table:table-cell>
              <table:table-cell office:value-type="float" office:value="0.647086">
                <text:p>0.647086</text:p>
              </table:table-cell>
              <table:table-cell office:value-type="float" office:value="0.704229">
                <text:p>0.704229</text:p>
              </table:table-cell>
              <table:table-cell office:value-type="float" office:value="0.776914">
                <text:p>0.776914</text:p>
              </table:table-cell>
              <table:table-cell office:value-type="float" office:value="0.814171">
                <text:p>0.814171</text:p>
              </table:table-cell>
              <table:table-cell office:value-type="float" office:value="0.842514">
                <text:p>0.842514</text:p>
              </table:table-cell>
              <table:table-cell office:value-type="float" office:value="0.878171">
                <text:p>0.878171</text:p>
              </table:table-cell>
              <table:table-cell office:value-type="float" office:value="0.896">
                <text:p>0.896</text:p>
              </table:table-cell>
              <table:table-cell office:value-type="float" office:value="0.662949">
                <text:p>0.66294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351086">
                <text:p>0.351086</text:p>
              </table:table-cell>
              <table:table-cell office:value-type="float" office:value="0.484343">
                <text:p>0.484343</text:p>
              </table:table-cell>
              <table:table-cell office:value-type="float" office:value="0.550629">
                <text:p>0.550629</text:p>
              </table:table-cell>
              <table:table-cell office:value-type="float" office:value="0.613257">
                <text:p>0.613257</text:p>
              </table:table-cell>
              <table:table-cell office:value-type="float" office:value="0.638171">
                <text:p>0.638171</text:p>
              </table:table-cell>
              <table:table-cell office:value-type="float" office:value="0.685714">
                <text:p>0.685714</text:p>
              </table:table-cell>
              <table:table-cell office:value-type="float" office:value="0.758857">
                <text:p>0.758857</text:p>
              </table:table-cell>
              <table:table-cell office:value-type="float" office:value="0.8048">
                <text:p>0.8048</text:p>
              </table:table-cell>
              <table:table-cell office:value-type="float" office:value="0.841143">
                <text:p>0.841143</text:p>
              </table:table-cell>
              <table:table-cell office:value-type="float" office:value="0.877257">
                <text:p>0.877257</text:p>
              </table:table-cell>
              <table:table-cell office:value-type="float" office:value="0.896">
                <text:p>0.896</text:p>
              </table:table-cell>
              <table:table-cell office:value-type="float" office:value="0.660526">
                <text:p>0.66052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3728">
                <text:p>0.3728</text:p>
              </table:table-cell>
              <table:table-cell office:value-type="float" office:value="0.485257">
                <text:p>0.485257</text:p>
              </table:table-cell>
              <table:table-cell office:value-type="float" office:value="0.546057">
                <text:p>0.546057</text:p>
              </table:table-cell>
              <table:table-cell office:value-type="float" office:value="0.616914">
                <text:p>0.616914</text:p>
              </table:table-cell>
              <table:table-cell office:value-type="float" office:value="0.656229">
                <text:p>0.656229</text:p>
              </table:table-cell>
              <table:table-cell office:value-type="float" office:value="0.723429">
                <text:p>0.723429</text:p>
              </table:table-cell>
              <table:table-cell office:value-type="float" office:value="0.775086">
                <text:p>0.775086</text:p>
              </table:table-cell>
              <table:table-cell office:value-type="float" office:value="0.8096">
                <text:p>0.8096</text:p>
              </table:table-cell>
              <table:table-cell office:value-type="float" office:value="0.843657">
                <text:p>0.843657</text:p>
              </table:table-cell>
              <table:table-cell office:value-type="float" office:value="0.874743">
                <text:p>0.874743</text:p>
              </table:table-cell>
              <table:table-cell office:value-type="float" office:value="0.896">
                <text:p>0.896</text:p>
              </table:table-cell>
              <table:table-cell office:value-type="float" office:value="0.670377">
                <text:p>0.67037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402743">
                <text:p>0.402743</text:p>
              </table:table-cell>
              <table:table-cell office:value-type="float" office:value="0.501029">
                <text:p>0.501029</text:p>
              </table:table-cell>
              <table:table-cell office:value-type="float" office:value="0.572571">
                <text:p>0.572571</text:p>
              </table:table-cell>
              <table:table-cell office:value-type="float" office:value="0.628571">
                <text:p>0.628571</text:p>
              </table:table-cell>
              <table:table-cell office:value-type="float" office:value="0.676571">
                <text:p>0.676571</text:p>
              </table:table-cell>
              <table:table-cell office:value-type="float" office:value="0.741486">
                <text:p>0.741486</text:p>
              </table:table-cell>
              <table:table-cell office:value-type="float" office:value="0.787886">
                <text:p>0.787886</text:p>
              </table:table-cell>
              <table:table-cell office:value-type="float" office:value="0.818743">
                <text:p>0.818743</text:p>
              </table:table-cell>
              <table:table-cell office:value-type="float" office:value="0.848686">
                <text:p>0.848686</text:p>
              </table:table-cell>
              <table:table-cell office:value-type="float" office:value="0.876343">
                <text:p>0.876343</text:p>
              </table:table-cell>
              <table:table-cell office:value-type="float" office:value="0.896">
                <text:p>0.896</text:p>
              </table:table-cell>
              <table:table-cell office:value-type="float" office:value="0.685463">
                <text:p>0.68546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664">
                <text:p>0.3664</text:p>
              </table:table-cell>
              <table:table-cell office:value-type="float" office:value="0.476571">
                <text:p>0.476571</text:p>
              </table:table-cell>
              <table:table-cell office:value-type="float" office:value="0.540114">
                <text:p>0.540114</text:p>
              </table:table-cell>
              <table:table-cell office:value-type="float" office:value="0.618971">
                <text:p>0.618971</text:p>
              </table:table-cell>
              <table:table-cell office:value-type="float" office:value="0.664229">
                <text:p>0.664229</text:p>
              </table:table-cell>
              <table:table-cell office:value-type="float" office:value="0.733943">
                <text:p>0.733943</text:p>
              </table:table-cell>
              <table:table-cell office:value-type="float" office:value="0.784914">
                <text:p>0.784914</text:p>
              </table:table-cell>
              <table:table-cell office:value-type="float" office:value="0.818743">
                <text:p>0.818743</text:p>
              </table:table-cell>
              <table:table-cell office:value-type="float" office:value="0.849143">
                <text:p>0.849143</text:p>
              </table:table-cell>
              <table:table-cell office:value-type="float" office:value="0.879543">
                <text:p>0.879543</text:p>
              </table:table-cell>
              <table:table-cell office:value-type="float" office:value="0.896">
                <text:p>0.896</text:p>
              </table:table-cell>
              <table:table-cell office:value-type="float" office:value="0.673257">
                <text:p>0.67325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36">
                <text:p>0.36</text:p>
              </table:table-cell>
              <table:table-cell office:value-type="float" office:value="0.4896">
                <text:p>0.4896</text:p>
              </table:table-cell>
              <table:table-cell office:value-type="float" office:value="0.548343">
                <text:p>0.548343</text:p>
              </table:table-cell>
              <table:table-cell office:value-type="float" office:value="0.622171">
                <text:p>0.622171</text:p>
              </table:table-cell>
              <table:table-cell office:value-type="float" office:value="0.652343">
                <text:p>0.652343</text:p>
              </table:table-cell>
              <table:table-cell office:value-type="float" office:value="0.721829">
                <text:p>0.721829</text:p>
              </table:table-cell>
              <table:table-cell office:value-type="float" office:value="0.783314">
                <text:p>0.783314</text:p>
              </table:table-cell>
              <table:table-cell office:value-type="float" office:value="0.818286">
                <text:p>0.818286</text:p>
              </table:table-cell>
              <table:table-cell office:value-type="float" office:value="0.846629">
                <text:p>0.846629</text:p>
              </table:table-cell>
              <table:table-cell office:value-type="float" office:value="0.877714">
                <text:p>0.877714</text:p>
              </table:table-cell>
              <table:table-cell office:value-type="float" office:value="0.896">
                <text:p>0.896</text:p>
              </table:table-cell>
              <table:table-cell office:value-type="float" office:value="0.672023">
                <text:p>0.67202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378514">
                <text:p>0.378514</text:p>
              </table:table-cell>
              <table:table-cell office:value-type="float" office:value="0.4896">
                <text:p>0.4896</text:p>
              </table:table-cell>
              <table:table-cell office:value-type="float" office:value="0.549257">
                <text:p>0.549257</text:p>
              </table:table-cell>
              <table:table-cell office:value-type="float" office:value="0.622857">
                <text:p>0.622857</text:p>
              </table:table-cell>
              <table:table-cell office:value-type="float" office:value="0.651657">
                <text:p>0.651657</text:p>
              </table:table-cell>
              <table:table-cell office:value-type="float" office:value="0.721829">
                <text:p>0.721829</text:p>
              </table:table-cell>
              <table:table-cell office:value-type="float" office:value="0.7808">
                <text:p>0.7808</text:p>
              </table:table-cell>
              <table:table-cell office:value-type="float" office:value="0.819429">
                <text:p>0.819429</text:p>
              </table:table-cell>
              <table:table-cell office:value-type="float" office:value="0.849371">
                <text:p>0.849371</text:p>
              </table:table-cell>
              <table:table-cell office:value-type="float" office:value="0.878171">
                <text:p>0.878171</text:p>
              </table:table-cell>
              <table:table-cell office:value-type="float" office:value="0.896">
                <text:p>0.896</text:p>
              </table:table-cell>
              <table:table-cell office:value-type="float" office:value="0.674149">
                <text:p>0.67414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375086">
                <text:p>0.375086</text:p>
              </table:table-cell>
              <table:table-cell office:value-type="float" office:value="0.495314">
                <text:p>0.495314</text:p>
              </table:table-cell>
              <table:table-cell office:value-type="float" office:value="0.559086">
                <text:p>0.559086</text:p>
              </table:table-cell>
              <table:table-cell office:value-type="float" office:value="0.623314">
                <text:p>0.623314</text:p>
              </table:table-cell>
              <table:table-cell office:value-type="float" office:value="0.653029">
                <text:p>0.653029</text:p>
              </table:table-cell>
              <table:table-cell office:value-type="float" office:value="0.721143">
                <text:p>0.721143</text:p>
              </table:table-cell>
              <table:table-cell office:value-type="float" office:value="0.777143">
                <text:p>0.777143</text:p>
              </table:table-cell>
              <table:table-cell office:value-type="float" office:value="0.815086">
                <text:p>0.815086</text:p>
              </table:table-cell>
              <table:table-cell office:value-type="float" office:value="0.851886">
                <text:p>0.851886</text:p>
              </table:table-cell>
              <table:table-cell office:value-type="float" office:value="0.880686">
                <text:p>0.880686</text:p>
              </table:table-cell>
              <table:table-cell office:value-type="float" office:value="0.896">
                <text:p>0.896</text:p>
              </table:table-cell>
              <table:table-cell office:value-type="float" office:value="0.675177">
                <text:p>0.67517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388114">
                <text:p>0.388114</text:p>
              </table:table-cell>
              <table:table-cell office:value-type="float" office:value="0.500343">
                <text:p>0.500343</text:p>
              </table:table-cell>
              <table:table-cell office:value-type="float" office:value="0.5904">
                <text:p>0.5904</text:p>
              </table:table-cell>
              <table:table-cell office:value-type="float" office:value="0.632229">
                <text:p>0.632229</text:p>
              </table:table-cell>
              <table:table-cell office:value-type="float" office:value="0.680686">
                <text:p>0.680686</text:p>
              </table:table-cell>
              <table:table-cell office:value-type="float" office:value="0.741943">
                <text:p>0.741943</text:p>
              </table:table-cell>
              <table:table-cell office:value-type="float" office:value="0.786286">
                <text:p>0.786286</text:p>
              </table:table-cell>
              <table:table-cell office:value-type="float" office:value="0.822629">
                <text:p>0.822629</text:p>
              </table:table-cell>
              <table:table-cell office:value-type="float" office:value="0.851886">
                <text:p>0.851886</text:p>
              </table:table-cell>
              <table:table-cell office:value-type="float" office:value="0.879771">
                <text:p>0.879771</text:p>
              </table:table-cell>
              <table:table-cell office:value-type="float" office:value="0.896">
                <text:p>0.896</text:p>
              </table:table-cell>
              <table:table-cell office:value-type="float" office:value="0.687429">
                <text:p>0.68742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405257">
                <text:p>0.405257</text:p>
              </table:table-cell>
              <table:table-cell office:value-type="float" office:value="0.517257">
                <text:p>0.517257</text:p>
              </table:table-cell>
              <table:table-cell office:value-type="float" office:value="0.604114">
                <text:p>0.604114</text:p>
              </table:table-cell>
              <table:table-cell office:value-type="float" office:value="0.645029">
                <text:p>0.645029</text:p>
              </table:table-cell>
              <table:table-cell office:value-type="float" office:value="0.707657">
                <text:p>0.707657</text:p>
              </table:table-cell>
              <table:table-cell office:value-type="float" office:value="0.765714">
                <text:p>0.765714</text:p>
              </table:table-cell>
              <table:table-cell office:value-type="float" office:value="0.797486">
                <text:p>0.797486</text:p>
              </table:table-cell>
              <table:table-cell office:value-type="float" office:value="0.829714">
                <text:p>0.829714</text:p>
              </table:table-cell>
              <table:table-cell office:value-type="float" office:value="0.853714">
                <text:p>0.853714</text:p>
              </table:table-cell>
              <table:table-cell office:value-type="float" office:value="0.879086">
                <text:p>0.879086</text:p>
              </table:table-cell>
              <table:table-cell office:value-type="float" office:value="0.896">
                <text:p>0.896</text:p>
              </table:table-cell>
              <table:table-cell office:value-type="float" office:value="0.700503">
                <text:p>0.70050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395886">
                <text:p>0.395886</text:p>
              </table:table-cell>
              <table:table-cell office:value-type="float" office:value="0.514743">
                <text:p>0.514743</text:p>
              </table:table-cell>
              <table:table-cell office:value-type="float" office:value="0.616686">
                <text:p>0.616686</text:p>
              </table:table-cell>
              <table:table-cell office:value-type="float" office:value="0.663086">
                <text:p>0.663086</text:p>
              </table:table-cell>
              <table:table-cell office:value-type="float" office:value="0.727086">
                <text:p>0.727086</text:p>
              </table:table-cell>
              <table:table-cell office:value-type="float" office:value="0.778286">
                <text:p>0.778286</text:p>
              </table:table-cell>
              <table:table-cell office:value-type="float" office:value="0.807771">
                <text:p>0.807771</text:p>
              </table:table-cell>
              <table:table-cell office:value-type="float" office:value="0.836343">
                <text:p>0.836343</text:p>
              </table:table-cell>
              <table:table-cell office:value-type="float" office:value="0.855771">
                <text:p>0.855771</text:p>
              </table:table-cell>
              <table:table-cell office:value-type="float" office:value="0.877486">
                <text:p>0.877486</text:p>
              </table:table-cell>
              <table:table-cell office:value-type="float" office:value="0.896">
                <text:p>0.896</text:p>
              </table:table-cell>
              <table:table-cell office:value-type="float" office:value="0.707314">
                <text:p>0.70731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380114">
                <text:p>0.380114</text:p>
              </table:table-cell>
              <table:table-cell office:value-type="float" office:value="0.5024">
                <text:p>0.5024</text:p>
              </table:table-cell>
              <table:table-cell office:value-type="float" office:value="0.579429">
                <text:p>0.579429</text:p>
              </table:table-cell>
              <table:table-cell office:value-type="float" office:value="0.648914">
                <text:p>0.648914</text:p>
              </table:table-cell>
              <table:table-cell office:value-type="float" office:value="0.711543">
                <text:p>0.711543</text:p>
              </table:table-cell>
              <table:table-cell office:value-type="float" office:value="0.7648">
                <text:p>0.7648</text:p>
              </table:table-cell>
              <table:table-cell office:value-type="float" office:value="0.7984">
                <text:p>0.7984</text:p>
              </table:table-cell>
              <table:table-cell office:value-type="float" office:value="0.824686">
                <text:p>0.824686</text:p>
              </table:table-cell>
              <table:table-cell office:value-type="float" office:value="0.849829">
                <text:p>0.849829</text:p>
              </table:table-cell>
              <table:table-cell office:value-type="float" office:value="0.8784">
                <text:p>0.8784</text:p>
              </table:table-cell>
              <table:table-cell office:value-type="float" office:value="0.896">
                <text:p>0.896</text:p>
              </table:table-cell>
              <table:table-cell office:value-type="float" office:value="0.693851">
                <text:p>0.69385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408">
                <text:p>0.408</text:p>
              </table:table-cell>
              <table:table-cell office:value-type="float" office:value="0.517943">
                <text:p>0.517943</text:p>
              </table:table-cell>
              <table:table-cell office:value-type="float" office:value="0.610743">
                <text:p>0.610743</text:p>
              </table:table-cell>
              <table:table-cell office:value-type="float" office:value="0.645029">
                <text:p>0.645029</text:p>
              </table:table-cell>
              <table:table-cell office:value-type="float" office:value="0.698286">
                <text:p>0.698286</text:p>
              </table:table-cell>
              <table:table-cell office:value-type="float" office:value="0.7552">
                <text:p>0.7552</text:p>
              </table:table-cell>
              <table:table-cell office:value-type="float" office:value="0.804343">
                <text:p>0.804343</text:p>
              </table:table-cell>
              <table:table-cell office:value-type="float" office:value="0.829257">
                <text:p>0.829257</text:p>
              </table:table-cell>
              <table:table-cell office:value-type="float" office:value="0.8496">
                <text:p>0.8496</text:p>
              </table:table-cell>
              <table:table-cell office:value-type="float" office:value="0.879771">
                <text:p>0.879771</text:p>
              </table:table-cell>
              <table:table-cell office:value-type="float" office:value="0.896">
                <text:p>0.896</text:p>
              </table:table-cell>
              <table:table-cell office:value-type="float" office:value="0.699817">
                <text:p>0.69981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446171">
                <text:p>0.446171</text:p>
              </table:table-cell>
              <table:table-cell office:value-type="float" office:value="0.5728">
                <text:p>0.5728</text:p>
              </table:table-cell>
              <table:table-cell office:value-type="float" office:value="0.633143">
                <text:p>0.633143</text:p>
              </table:table-cell>
              <table:table-cell office:value-type="float" office:value="0.667429">
                <text:p>0.667429</text:p>
              </table:table-cell>
              <table:table-cell office:value-type="float" office:value="0.730057">
                <text:p>0.730057</text:p>
              </table:table-cell>
              <table:table-cell office:value-type="float" office:value="0.790171">
                <text:p>0.790171</text:p>
              </table:table-cell>
              <table:table-cell office:value-type="float" office:value="0.815771">
                <text:p>0.815771</text:p>
              </table:table-cell>
              <table:table-cell office:value-type="float" office:value="0.833829">
                <text:p>0.833829</text:p>
              </table:table-cell>
              <table:table-cell office:value-type="float" office:value="0.854171">
                <text:p>0.854171</text:p>
              </table:table-cell>
              <table:table-cell office:value-type="float" office:value="0.882286">
                <text:p>0.882286</text:p>
              </table:table-cell>
              <table:table-cell office:value-type="float" office:value="0.896">
                <text:p>0.896</text:p>
              </table:table-cell>
              <table:table-cell office:value-type="float" office:value="0.722583">
                <text:p>0.72258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442971">
                <text:p>0.442971</text:p>
              </table:table-cell>
              <table:table-cell office:value-type="float" office:value="0.600914">
                <text:p>0.600914</text:p>
              </table:table-cell>
              <table:table-cell office:value-type="float" office:value="0.6448">
                <text:p>0.6448</text:p>
              </table:table-cell>
              <table:table-cell office:value-type="float" office:value="0.699886">
                <text:p>0.699886</text:p>
              </table:table-cell>
              <table:table-cell office:value-type="float" office:value="0.759543">
                <text:p>0.759543</text:p>
              </table:table-cell>
              <table:table-cell office:value-type="float" office:value="0.8">
                <text:p>0.8</text:p>
              </table:table-cell>
              <table:table-cell office:value-type="float" office:value="0.824">
                <text:p>0.824</text:p>
              </table:table-cell>
              <table:table-cell office:value-type="float" office:value="0.842514">
                <text:p>0.842514</text:p>
              </table:table-cell>
              <table:table-cell office:value-type="float" office:value="0.857143">
                <text:p>0.857143</text:p>
              </table:table-cell>
              <table:table-cell office:value-type="float" office:value="0.883429">
                <text:p>0.883429</text:p>
              </table:table-cell>
              <table:table-cell office:value-type="float" office:value="0.896">
                <text:p>0.896</text:p>
              </table:table-cell>
              <table:table-cell office:value-type="float" office:value="0.73552">
                <text:p>0.7355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457829">
                <text:p>0.457829</text:p>
              </table:table-cell>
              <table:table-cell office:value-type="float" office:value="0.558171">
                <text:p>0.558171</text:p>
              </table:table-cell>
              <table:table-cell office:value-type="float" office:value="0.648457">
                <text:p>0.648457</text:p>
              </table:table-cell>
              <table:table-cell office:value-type="float" office:value="0.718629">
                <text:p>0.718629</text:p>
              </table:table-cell>
              <table:table-cell office:value-type="float" office:value="0.775543">
                <text:p>0.775543</text:p>
              </table:table-cell>
              <table:table-cell office:value-type="float" office:value="0.805029">
                <text:p>0.805029</text:p>
              </table:table-cell>
              <table:table-cell office:value-type="float" office:value="0.8288">
                <text:p>0.8288</text:p>
              </table:table-cell>
              <table:table-cell office:value-type="float" office:value="0.841829">
                <text:p>0.841829</text:p>
              </table:table-cell>
              <table:table-cell office:value-type="float" office:value="0.856">
                <text:p>0.856</text:p>
              </table:table-cell>
              <table:table-cell office:value-type="float" office:value="0.881143">
                <text:p>0.881143</text:p>
              </table:table-cell>
              <table:table-cell office:value-type="float" office:value="0.896">
                <text:p>0.896</text:p>
              </table:table-cell>
              <table:table-cell office:value-type="float" office:value="0.737143">
                <text:p>0.73714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477486">
                <text:p>0.477486</text:p>
              </table:table-cell>
              <table:table-cell office:value-type="float" office:value="0.558171">
                <text:p>0.558171</text:p>
              </table:table-cell>
              <table:table-cell office:value-type="float" office:value="0.646629">
                <text:p>0.646629</text:p>
              </table:table-cell>
              <table:table-cell office:value-type="float" office:value="0.720686">
                <text:p>0.720686</text:p>
              </table:table-cell>
              <table:table-cell office:value-type="float" office:value="0.773257">
                <text:p>0.773257</text:p>
              </table:table-cell>
              <table:table-cell office:value-type="float" office:value="0.802514">
                <text:p>0.802514</text:p>
              </table:table-cell>
              <table:table-cell office:value-type="float" office:value="0.828571">
                <text:p>0.828571</text:p>
              </table:table-cell>
              <table:table-cell office:value-type="float" office:value="0.842971">
                <text:p>0.842971</text:p>
              </table:table-cell>
              <table:table-cell office:value-type="float" office:value="0.857143">
                <text:p>0.857143</text:p>
              </table:table-cell>
              <table:table-cell office:value-type="float" office:value="0.881143">
                <text:p>0.881143</text:p>
              </table:table-cell>
              <table:table-cell office:value-type="float" office:value="0.896">
                <text:p>0.896</text:p>
              </table:table-cell>
              <table:table-cell office:value-type="float" office:value="0.738857">
                <text:p>0.73885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409371">
                <text:p>0.409371</text:p>
              </table:table-cell>
              <table:table-cell office:value-type="float" office:value="0.532114">
                <text:p>0.532114</text:p>
              </table:table-cell>
              <table:table-cell office:value-type="float" office:value="0.630629">
                <text:p>0.630629</text:p>
              </table:table-cell>
              <table:table-cell office:value-type="float" office:value="0.692114">
                <text:p>0.692114</text:p>
              </table:table-cell>
              <table:table-cell office:value-type="float" office:value="0.750857">
                <text:p>0.750857</text:p>
              </table:table-cell>
              <table:table-cell office:value-type="float" office:value="0.789943">
                <text:p>0.789943</text:p>
              </table:table-cell>
              <table:table-cell office:value-type="float" office:value="0.815314">
                <text:p>0.815314</text:p>
              </table:table-cell>
              <table:table-cell office:value-type="float" office:value="0.8368">
                <text:p>0.8368</text:p>
              </table:table-cell>
              <table:table-cell office:value-type="float" office:value="0.853257">
                <text:p>0.853257</text:p>
              </table:table-cell>
              <table:table-cell office:value-type="float" office:value="0.878171">
                <text:p>0.878171</text:p>
              </table:table-cell>
              <table:table-cell office:value-type="float" office:value="0.896">
                <text:p>0.896</text:p>
              </table:table-cell>
              <table:table-cell office:value-type="float" office:value="0.718857">
                <text:p>0.71885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4">
                <text:p>0.4</text:p>
              </table:table-cell>
              <table:table-cell office:value-type="float" office:value="0.528">
                <text:p>0.528</text:p>
              </table:table-cell>
              <table:table-cell office:value-type="float" office:value="0.617143">
                <text:p>0.617143</text:p>
              </table:table-cell>
              <table:table-cell office:value-type="float" office:value="0.6672">
                <text:p>0.6672</text:p>
              </table:table-cell>
              <table:table-cell office:value-type="float" office:value="0.726171">
                <text:p>0.726171</text:p>
              </table:table-cell>
              <table:table-cell office:value-type="float" office:value="0.773943">
                <text:p>0.773943</text:p>
              </table:table-cell>
              <table:table-cell office:value-type="float" office:value="0.8096">
                <text:p>0.8096</text:p>
              </table:table-cell>
              <table:table-cell office:value-type="float" office:value="0.832">
                <text:p>0.832</text:p>
              </table:table-cell>
              <table:table-cell office:value-type="float" office:value="0.851657">
                <text:p>0.851657</text:p>
              </table:table-cell>
              <table:table-cell office:value-type="float" office:value="0.8784">
                <text:p>0.8784</text:p>
              </table:table-cell>
              <table:table-cell office:value-type="float" office:value="0.896">
                <text:p>0.896</text:p>
              </table:table-cell>
              <table:table-cell office:value-type="float" office:value="0.708411">
                <text:p>0.70841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370057">
                <text:p>0.370057</text:p>
              </table:table-cell>
              <table:table-cell office:value-type="float" office:value="0.504457">
                <text:p>0.504457</text:p>
              </table:table-cell>
              <table:table-cell office:value-type="float" office:value="0.591543">
                <text:p>0.591543</text:p>
              </table:table-cell>
              <table:table-cell office:value-type="float" office:value="0.634743">
                <text:p>0.634743</text:p>
              </table:table-cell>
              <table:table-cell office:value-type="float" office:value="0.686171">
                <text:p>0.686171</text:p>
              </table:table-cell>
              <table:table-cell office:value-type="float" office:value="0.753371">
                <text:p>0.753371</text:p>
              </table:table-cell>
              <table:table-cell office:value-type="float" office:value="0.800229">
                <text:p>0.800229</text:p>
              </table:table-cell>
              <table:table-cell office:value-type="float" office:value="0.8272">
                <text:p>0.8272</text:p>
              </table:table-cell>
              <table:table-cell office:value-type="float" office:value="0.848686">
                <text:p>0.848686</text:p>
              </table:table-cell>
              <table:table-cell office:value-type="float" office:value="0.878629">
                <text:p>0.878629</text:p>
              </table:table-cell>
              <table:table-cell office:value-type="float" office:value="0.896">
                <text:p>0.896</text:p>
              </table:table-cell>
              <table:table-cell office:value-type="float" office:value="0.689509">
                <text:p>0.68950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365714">
                <text:p>0.365714</text:p>
              </table:table-cell>
              <table:table-cell office:value-type="float" office:value="0.495543">
                <text:p>0.495543</text:p>
              </table:table-cell>
              <table:table-cell office:value-type="float" office:value="0.590629">
                <text:p>0.590629</text:p>
              </table:table-cell>
              <table:table-cell office:value-type="float" office:value="0.634286">
                <text:p>0.634286</text:p>
              </table:table-cell>
              <table:table-cell office:value-type="float" office:value="0.676571">
                <text:p>0.676571</text:p>
              </table:table-cell>
              <table:table-cell office:value-type="float" office:value="0.736229">
                <text:p>0.736229</text:p>
              </table:table-cell>
              <table:table-cell office:value-type="float" office:value="0.8016">
                <text:p>0.8016</text:p>
              </table:table-cell>
              <table:table-cell office:value-type="float" office:value="0.829714">
                <text:p>0.829714</text:p>
              </table:table-cell>
              <table:table-cell office:value-type="float" office:value="0.848457">
                <text:p>0.848457</text:p>
              </table:table-cell>
              <table:table-cell office:value-type="float" office:value="0.877486">
                <text:p>0.877486</text:p>
              </table:table-cell>
              <table:table-cell office:value-type="float" office:value="0.896">
                <text:p>0.896</text:p>
              </table:table-cell>
              <table:table-cell office:value-type="float" office:value="0.685623">
                <text:p>0.68562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382629">
                <text:p>0.382629</text:p>
              </table:table-cell>
              <table:table-cell office:value-type="float" office:value="0.509943">
                <text:p>0.509943</text:p>
              </table:table-cell>
              <table:table-cell office:value-type="float" office:value="0.594971">
                <text:p>0.594971</text:p>
              </table:table-cell>
              <table:table-cell office:value-type="float" office:value="0.633143">
                <text:p>0.633143</text:p>
              </table:table-cell>
              <table:table-cell office:value-type="float" office:value="0.6608">
                <text:p>0.6608</text:p>
              </table:table-cell>
              <table:table-cell office:value-type="float" office:value="0.706514">
                <text:p>0.706514</text:p>
              </table:table-cell>
              <table:table-cell office:value-type="float" office:value="0.779886">
                <text:p>0.779886</text:p>
              </table:table-cell>
              <table:table-cell office:value-type="float" office:value="0.822857">
                <text:p>0.822857</text:p>
              </table:table-cell>
              <table:table-cell office:value-type="float" office:value="0.844571">
                <text:p>0.844571</text:p>
              </table:table-cell>
              <table:table-cell office:value-type="float" office:value="0.874971">
                <text:p>0.874971</text:p>
              </table:table-cell>
              <table:table-cell office:value-type="float" office:value="0.896">
                <text:p>0.896</text:p>
              </table:table-cell>
              <table:table-cell office:value-type="float" office:value="0.681029">
                <text:p>0.68102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385371">
                <text:p>0.385371</text:p>
              </table:table-cell>
              <table:table-cell office:value-type="float" office:value="0.506971">
                <text:p>0.506971</text:p>
              </table:table-cell>
              <table:table-cell office:value-type="float" office:value="0.587657">
                <text:p>0.587657</text:p>
              </table:table-cell>
              <table:table-cell office:value-type="float" office:value="0.631543">
                <text:p>0.631543</text:p>
              </table:table-cell>
              <table:table-cell office:value-type="float" office:value="0.655314">
                <text:p>0.655314</text:p>
              </table:table-cell>
              <table:table-cell office:value-type="float" office:value="0.714514">
                <text:p>0.714514</text:p>
              </table:table-cell>
              <table:table-cell office:value-type="float" office:value="0.781486">
                <text:p>0.781486</text:p>
              </table:table-cell>
              <table:table-cell office:value-type="float" office:value="0.819657">
                <text:p>0.819657</text:p>
              </table:table-cell>
              <table:table-cell office:value-type="float" office:value="0.844571">
                <text:p>0.844571</text:p>
              </table:table-cell>
              <table:table-cell office:value-type="float" office:value="0.874286">
                <text:p>0.874286</text:p>
              </table:table-cell>
              <table:table-cell office:value-type="float" office:value="0.896">
                <text:p>0.896</text:p>
              </table:table-cell>
              <table:table-cell office:value-type="float" office:value="0.680137">
                <text:p>0.68013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395657">
                <text:p>0.395657</text:p>
              </table:table-cell>
              <table:table-cell office:value-type="float" office:value="0.503314">
                <text:p>0.503314</text:p>
              </table:table-cell>
              <table:table-cell office:value-type="float" office:value="0.573714">
                <text:p>0.573714</text:p>
              </table:table-cell>
              <table:table-cell office:value-type="float" office:value="0.6272">
                <text:p>0.6272</text:p>
              </table:table-cell>
              <table:table-cell office:value-type="float" office:value="0.653029">
                <text:p>0.653029</text:p>
              </table:table-cell>
              <table:table-cell office:value-type="float" office:value="0.711543">
                <text:p>0.711543</text:p>
              </table:table-cell>
              <table:table-cell office:value-type="float" office:value="0.774857">
                <text:p>0.774857</text:p>
              </table:table-cell>
              <table:table-cell office:value-type="float" office:value="0.8144">
                <text:p>0.8144</text:p>
              </table:table-cell>
              <table:table-cell office:value-type="float" office:value="0.841143">
                <text:p>0.841143</text:p>
              </table:table-cell>
              <table:table-cell office:value-type="float" office:value="0.872686">
                <text:p>0.872686</text:p>
              </table:table-cell>
              <table:table-cell office:value-type="float" office:value="0.896">
                <text:p>0.896</text:p>
              </table:table-cell>
              <table:table-cell office:value-type="float" office:value="0.676754">
                <text:p>0.67675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4096">
                <text:p>0.4096</text:p>
              </table:table-cell>
              <table:table-cell office:value-type="float" office:value="0.515886">
                <text:p>0.515886</text:p>
              </table:table-cell>
              <table:table-cell office:value-type="float" office:value="0.591086">
                <text:p>0.591086</text:p>
              </table:table-cell>
              <table:table-cell office:value-type="float" office:value="0.628114">
                <text:p>0.628114</text:p>
              </table:table-cell>
              <table:table-cell office:value-type="float" office:value="0.655086">
                <text:p>0.655086</text:p>
              </table:table-cell>
              <table:table-cell office:value-type="float" office:value="0.714286">
                <text:p>0.714286</text:p>
              </table:table-cell>
              <table:table-cell office:value-type="float" office:value="0.781486">
                <text:p>0.781486</text:p>
              </table:table-cell>
              <table:table-cell office:value-type="float" office:value="0.815314">
                <text:p>0.815314</text:p>
              </table:table-cell>
              <table:table-cell office:value-type="float" office:value="0.8368">
                <text:p>0.8368</text:p>
              </table:table-cell>
              <table:table-cell office:value-type="float" office:value="0.870171">
                <text:p>0.870171</text:p>
              </table:table-cell>
              <table:table-cell office:value-type="float" office:value="0.896">
                <text:p>0.896</text:p>
              </table:table-cell>
              <table:table-cell office:value-type="float" office:value="0.681783">
                <text:p>0.681783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425371">
                <text:p>0.425371</text:p>
              </table:table-cell>
              <table:table-cell office:value-type="float" office:value="0.544">
                <text:p>0.544</text:p>
              </table:table-cell>
              <table:table-cell office:value-type="float" office:value="0.618514">
                <text:p>0.618514</text:p>
              </table:table-cell>
              <table:table-cell office:value-type="float" office:value="0.640229">
                <text:p>0.640229</text:p>
              </table:table-cell>
              <table:table-cell office:value-type="float" office:value="0.6816">
                <text:p>0.6816</text:p>
              </table:table-cell>
              <table:table-cell office:value-type="float" office:value="0.7392">
                <text:p>0.7392</text:p>
              </table:table-cell>
              <table:table-cell office:value-type="float" office:value="0.792">
                <text:p>0.792</text:p>
              </table:table-cell>
              <table:table-cell office:value-type="float" office:value="0.822857">
                <text:p>0.822857</text:p>
              </table:table-cell>
              <table:table-cell office:value-type="float" office:value="0.842971">
                <text:p>0.842971</text:p>
              </table:table-cell>
              <table:table-cell office:value-type="float" office:value="0.870171">
                <text:p>0.870171</text:p>
              </table:table-cell>
              <table:table-cell office:value-type="float" office:value="0.896">
                <text:p>0.896</text:p>
              </table:table-cell>
              <table:table-cell office:value-type="float" office:value="0.697691">
                <text:p>0.69769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409143">
                <text:p>0.409143</text:p>
              </table:table-cell>
              <table:table-cell office:value-type="float" office:value="0.535543">
                <text:p>0.535543</text:p>
              </table:table-cell>
              <table:table-cell office:value-type="float" office:value="0.613486">
                <text:p>0.613486</text:p>
              </table:table-cell>
              <table:table-cell office:value-type="float" office:value="0.637714">
                <text:p>0.637714</text:p>
              </table:table-cell>
              <table:table-cell office:value-type="float" office:value="0.674971">
                <text:p>0.674971</text:p>
              </table:table-cell>
              <table:table-cell office:value-type="float" office:value="0.728229">
                <text:p>0.728229</text:p>
              </table:table-cell>
              <table:table-cell office:value-type="float" office:value="0.785829">
                <text:p>0.785829</text:p>
              </table:table-cell>
              <table:table-cell office:value-type="float" office:value="0.824229">
                <text:p>0.824229</text:p>
              </table:table-cell>
              <table:table-cell office:value-type="float" office:value="0.846857">
                <text:p>0.846857</text:p>
              </table:table-cell>
              <table:table-cell office:value-type="float" office:value="0.8784">
                <text:p>0.8784</text:p>
              </table:table-cell>
              <table:table-cell office:value-type="float" office:value="0.896">
                <text:p>0.896</text:p>
              </table:table-cell>
              <table:table-cell office:value-type="float" office:value="0.69344">
                <text:p>0.6934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426971">
                <text:p>0.426971</text:p>
              </table:table-cell>
              <table:table-cell office:value-type="float" office:value="0.525943">
                <text:p>0.525943</text:p>
              </table:table-cell>
              <table:table-cell office:value-type="float" office:value="0.6016">
                <text:p>0.6016</text:p>
              </table:table-cell>
              <table:table-cell office:value-type="float" office:value="0.6336">
                <text:p>0.6336</text:p>
              </table:table-cell>
              <table:table-cell office:value-type="float" office:value="0.677943">
                <text:p>0.677943</text:p>
              </table:table-cell>
              <table:table-cell office:value-type="float" office:value="0.739429">
                <text:p>0.739429</text:p>
              </table:table-cell>
              <table:table-cell office:value-type="float" office:value="0.7936">
                <text:p>0.7936</text:p>
              </table:table-cell>
              <table:table-cell office:value-type="float" office:value="0.822857">
                <text:p>0.822857</text:p>
              </table:table-cell>
              <table:table-cell office:value-type="float" office:value="0.845486">
                <text:p>0.845486</text:p>
              </table:table-cell>
              <table:table-cell office:value-type="float" office:value="0.879086">
                <text:p>0.879086</text:p>
              </table:table-cell>
              <table:table-cell office:value-type="float" office:value="0.896">
                <text:p>0.896</text:p>
              </table:table-cell>
              <table:table-cell office:value-type="float" office:value="0.694651">
                <text:p>0.69465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390857">
                <text:p>0.390857</text:p>
              </table:table-cell>
              <table:table-cell office:value-type="float" office:value="0.530057">
                <text:p>0.530057</text:p>
              </table:table-cell>
              <table:table-cell office:value-type="float" office:value="0.613486">
                <text:p>0.613486</text:p>
              </table:table-cell>
              <table:table-cell office:value-type="float" office:value="0.647543">
                <text:p>0.647543</text:p>
              </table:table-cell>
              <table:table-cell office:value-type="float" office:value="0.709257">
                <text:p>0.709257</text:p>
              </table:table-cell>
              <table:table-cell office:value-type="float" office:value="0.76">
                <text:p>0.76</text:p>
              </table:table-cell>
              <table:table-cell office:value-type="float" office:value="0.802286">
                <text:p>0.802286</text:p>
              </table:table-cell>
              <table:table-cell office:value-type="float" office:value="0.831086">
                <text:p>0.831086</text:p>
              </table:table-cell>
              <table:table-cell office:value-type="float" office:value="0.852114">
                <text:p>0.852114</text:p>
              </table:table-cell>
              <table:table-cell office:value-type="float" office:value="0.8816">
                <text:p>0.8816</text:p>
              </table:table-cell>
              <table:table-cell office:value-type="float" office:value="0.896">
                <text:p>0.896</text:p>
              </table:table-cell>
              <table:table-cell office:value-type="float" office:value="0.701829">
                <text:p>0.70182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435657">
                <text:p>0.435657</text:p>
              </table:table-cell>
              <table:table-cell office:value-type="float" office:value="0.5664">
                <text:p>0.5664</text:p>
              </table:table-cell>
              <table:table-cell office:value-type="float" office:value="0.614171">
                <text:p>0.614171</text:p>
              </table:table-cell>
              <table:table-cell office:value-type="float" office:value="0.643657">
                <text:p>0.643657</text:p>
              </table:table-cell>
              <table:table-cell office:value-type="float" office:value="0.690057">
                <text:p>0.690057</text:p>
              </table:table-cell>
              <table:table-cell office:value-type="float" office:value="0.742171">
                <text:p>0.742171</text:p>
              </table:table-cell>
              <table:table-cell office:value-type="float" office:value="0.792686">
                <text:p>0.792686</text:p>
              </table:table-cell>
              <table:table-cell office:value-type="float" office:value="0.828114">
                <text:p>0.828114</text:p>
              </table:table-cell>
              <table:table-cell office:value-type="float" office:value="0.848229">
                <text:p>0.848229</text:p>
              </table:table-cell>
              <table:table-cell office:value-type="float" office:value="0.878629">
                <text:p>0.878629</text:p>
              </table:table-cell>
              <table:table-cell office:value-type="float" office:value="0.896">
                <text:p>0.896</text:p>
              </table:table-cell>
              <table:table-cell office:value-type="float" office:value="0.703977">
                <text:p>0.70397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429486">
                <text:p>0.429486</text:p>
              </table:table-cell>
              <table:table-cell office:value-type="float" office:value="0.540571">
                <text:p>0.540571</text:p>
              </table:table-cell>
              <table:table-cell office:value-type="float" office:value="0.613943">
                <text:p>0.613943</text:p>
              </table:table-cell>
              <table:table-cell office:value-type="float" office:value="0.648686">
                <text:p>0.648686</text:p>
              </table:table-cell>
              <table:table-cell office:value-type="float" office:value="0.700343">
                <text:p>0.700343</text:p>
              </table:table-cell>
              <table:table-cell office:value-type="float" office:value="0.752686">
                <text:p>0.752686</text:p>
              </table:table-cell>
              <table:table-cell office:value-type="float" office:value="0.796114">
                <text:p>0.796114</text:p>
              </table:table-cell>
              <table:table-cell office:value-type="float" office:value="0.8256">
                <text:p>0.8256</text:p>
              </table:table-cell>
              <table:table-cell office:value-type="float" office:value="0.845486">
                <text:p>0.845486</text:p>
              </table:table-cell>
              <table:table-cell office:value-type="float" office:value="0.874286">
                <text:p>0.874286</text:p>
              </table:table-cell>
              <table:table-cell office:value-type="float" office:value="0.896">
                <text:p>0.896</text:p>
              </table:table-cell>
              <table:table-cell office:value-type="float" office:value="0.70272">
                <text:p>0.7027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408229">
                <text:p>0.408229</text:p>
              </table:table-cell>
              <table:table-cell office:value-type="float" office:value="0.530743">
                <text:p>0.530743</text:p>
              </table:table-cell>
              <table:table-cell office:value-type="float" office:value="0.616686">
                <text:p>0.616686</text:p>
              </table:table-cell>
              <table:table-cell office:value-type="float" office:value="0.651886">
                <text:p>0.651886</text:p>
              </table:table-cell>
              <table:table-cell office:value-type="float" office:value="0.703086">
                <text:p>0.703086</text:p>
              </table:table-cell>
              <table:table-cell office:value-type="float" office:value="0.7552">
                <text:p>0.7552</text:p>
              </table:table-cell>
              <table:table-cell office:value-type="float" office:value="0.797257">
                <text:p>0.797257</text:p>
              </table:table-cell>
              <table:table-cell office:value-type="float" office:value="0.823771">
                <text:p>0.823771</text:p>
              </table:table-cell>
              <table:table-cell office:value-type="float" office:value="0.842286">
                <text:p>0.842286</text:p>
              </table:table-cell>
              <table:table-cell office:value-type="float" office:value="0.870629">
                <text:p>0.870629</text:p>
              </table:table-cell>
              <table:table-cell office:value-type="float" office:value="0.896">
                <text:p>0.896</text:p>
              </table:table-cell>
              <table:table-cell office:value-type="float" office:value="0.699977">
                <text:p>0.69997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422629">
                <text:p>0.422629</text:p>
              </table:table-cell>
              <table:table-cell office:value-type="float" office:value="0.530971">
                <text:p>0.530971</text:p>
              </table:table-cell>
              <table:table-cell office:value-type="float" office:value="0.6112">
                <text:p>0.6112</text:p>
              </table:table-cell>
              <table:table-cell office:value-type="float" office:value="0.656686">
                <text:p>0.656686</text:p>
              </table:table-cell>
              <table:table-cell office:value-type="float" office:value="0.708114">
                <text:p>0.708114</text:p>
              </table:table-cell>
              <table:table-cell office:value-type="float" office:value="0.7552">
                <text:p>0.7552</text:p>
              </table:table-cell>
              <table:table-cell office:value-type="float" office:value="0.7968">
                <text:p>0.7968</text:p>
              </table:table-cell>
              <table:table-cell office:value-type="float" office:value="0.821029">
                <text:p>0.821029</text:p>
              </table:table-cell>
              <table:table-cell office:value-type="float" office:value="0.842971">
                <text:p>0.842971</text:p>
              </table:table-cell>
              <table:table-cell office:value-type="float" office:value="0.877257">
                <text:p>0.877257</text:p>
              </table:table-cell>
              <table:table-cell office:value-type="float" office:value="0.896">
                <text:p>0.896</text:p>
              </table:table-cell>
              <table:table-cell office:value-type="float" office:value="0.702286">
                <text:p>0.70228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397029">
                <text:p>0.397029</text:p>
              </table:table-cell>
              <table:table-cell office:value-type="float" office:value="0.510857">
                <text:p>0.510857</text:p>
              </table:table-cell>
              <table:table-cell office:value-type="float" office:value="0.598857">
                <text:p>0.598857</text:p>
              </table:table-cell>
              <table:table-cell office:value-type="float" office:value="0.655771">
                <text:p>0.655771</text:p>
              </table:table-cell>
              <table:table-cell office:value-type="float" office:value="0.714743">
                <text:p>0.714743</text:p>
              </table:table-cell>
              <table:table-cell office:value-type="float" office:value="0.751086">
                <text:p>0.751086</text:p>
              </table:table-cell>
              <table:table-cell office:value-type="float" office:value="0.784457">
                <text:p>0.784457</text:p>
              </table:table-cell>
              <table:table-cell office:value-type="float" office:value="0.816229">
                <text:p>0.816229</text:p>
              </table:table-cell>
              <table:table-cell office:value-type="float" office:value="0.840686">
                <text:p>0.840686</text:p>
              </table:table-cell>
              <table:table-cell office:value-type="float" office:value="0.876114">
                <text:p>0.876114</text:p>
              </table:table-cell>
              <table:table-cell office:value-type="float" office:value="0.896">
                <text:p>0.896</text:p>
              </table:table-cell>
              <table:table-cell office:value-type="float" office:value="0.694583">
                <text:p>0.69458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03886">
                <text:p>0.403886</text:p>
              </table:table-cell>
              <table:table-cell office:value-type="float" office:value="0.524571">
                <text:p>0.524571</text:p>
              </table:table-cell>
              <table:table-cell office:value-type="float" office:value="0.611429">
                <text:p>0.611429</text:p>
              </table:table-cell>
              <table:table-cell office:value-type="float" office:value="0.645029">
                <text:p>0.645029</text:p>
              </table:table-cell>
              <table:table-cell office:value-type="float" office:value="0.698057">
                <text:p>0.698057</text:p>
              </table:table-cell>
              <table:table-cell office:value-type="float" office:value="0.7472">
                <text:p>0.7472</text:p>
              </table:table-cell>
              <table:table-cell office:value-type="float" office:value="0.786286">
                <text:p>0.786286</text:p>
              </table:table-cell>
              <table:table-cell office:value-type="float" office:value="0.821257">
                <text:p>0.821257</text:p>
              </table:table-cell>
              <table:table-cell office:value-type="float" office:value="0.844571">
                <text:p>0.844571</text:p>
              </table:table-cell>
              <table:table-cell office:value-type="float" office:value="0.8768">
                <text:p>0.8768</text:p>
              </table:table-cell>
              <table:table-cell office:value-type="float" office:value="0.896">
                <text:p>0.896</text:p>
              </table:table-cell>
              <table:table-cell office:value-type="float" office:value="0.695909">
                <text:p>0.69590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411429">
                <text:p>0.411429</text:p>
              </table:table-cell>
              <table:table-cell office:value-type="float" office:value="0.509257">
                <text:p>0.509257</text:p>
              </table:table-cell>
              <table:table-cell office:value-type="float" office:value="0.5856">
                <text:p>0.5856</text:p>
              </table:table-cell>
              <table:table-cell office:value-type="float" office:value="0.627657">
                <text:p>0.627657</text:p>
              </table:table-cell>
              <table:table-cell office:value-type="float" office:value="0.665371">
                <text:p>0.665371</text:p>
              </table:table-cell>
              <table:table-cell office:value-type="float" office:value="0.740114">
                <text:p>0.740114</text:p>
              </table:table-cell>
              <table:table-cell office:value-type="float" office:value="0.790857">
                <text:p>0.790857</text:p>
              </table:table-cell>
              <table:table-cell office:value-type="float" office:value="0.824686">
                <text:p>0.824686</text:p>
              </table:table-cell>
              <table:table-cell office:value-type="float" office:value="0.841371">
                <text:p>0.841371</text:p>
              </table:table-cell>
              <table:table-cell office:value-type="float" office:value="0.872914">
                <text:p>0.872914</text:p>
              </table:table-cell>
              <table:table-cell office:value-type="float" office:value="0.896">
                <text:p>0.896</text:p>
              </table:table-cell>
              <table:table-cell office:value-type="float" office:value="0.686926">
                <text:p>0.686926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4256">
                <text:p>0.4256</text:p>
              </table:table-cell>
              <table:table-cell office:value-type="float" office:value="0.506971">
                <text:p>0.506971</text:p>
              </table:table-cell>
              <table:table-cell office:value-type="float" office:value="0.576457">
                <text:p>0.576457</text:p>
              </table:table-cell>
              <table:table-cell office:value-type="float" office:value="0.635886">
                <text:p>0.635886</text:p>
              </table:table-cell>
              <table:table-cell office:value-type="float" office:value="0.685029">
                <text:p>0.685029</text:p>
              </table:table-cell>
              <table:table-cell office:value-type="float" office:value="0.750171">
                <text:p>0.750171</text:p>
              </table:table-cell>
              <table:table-cell office:value-type="float" office:value="0.798629">
                <text:p>0.798629</text:p>
              </table:table-cell>
              <table:table-cell office:value-type="float" office:value="0.830629">
                <text:p>0.830629</text:p>
              </table:table-cell>
              <table:table-cell office:value-type="float" office:value="0.846857">
                <text:p>0.846857</text:p>
              </table:table-cell>
              <table:table-cell office:value-type="float" office:value="0.876114">
                <text:p>0.876114</text:p>
              </table:table-cell>
              <table:table-cell office:value-type="float" office:value="0.896">
                <text:p>0.896</text:p>
              </table:table-cell>
              <table:table-cell office:value-type="float" office:value="0.693234">
                <text:p>0.69323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422857">
                <text:p>0.422857</text:p>
              </table:table-cell>
              <table:table-cell office:value-type="float" office:value="0.5024">
                <text:p>0.5024</text:p>
              </table:table-cell>
              <table:table-cell office:value-type="float" office:value="0.563657">
                <text:p>0.563657</text:p>
              </table:table-cell>
              <table:table-cell office:value-type="float" office:value="0.629714">
                <text:p>0.629714</text:p>
              </table:table-cell>
              <table:table-cell office:value-type="float" office:value="0.673371">
                <text:p>0.673371</text:p>
              </table:table-cell>
              <table:table-cell office:value-type="float" office:value="0.734629">
                <text:p>0.734629</text:p>
              </table:table-cell>
              <table:table-cell office:value-type="float" office:value="0.785371">
                <text:p>0.785371</text:p>
              </table:table-cell>
              <table:table-cell office:value-type="float" office:value="0.826286">
                <text:p>0.826286</text:p>
              </table:table-cell>
              <table:table-cell office:value-type="float" office:value="0.847771">
                <text:p>0.847771</text:p>
              </table:table-cell>
              <table:table-cell office:value-type="float" office:value="0.875886">
                <text:p>0.875886</text:p>
              </table:table-cell>
              <table:table-cell office:value-type="float" office:value="0.896">
                <text:p>0.896</text:p>
              </table:table-cell>
              <table:table-cell office:value-type="float" office:value="0.686194">
                <text:p>0.68619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410514">
                <text:p>0.410514</text:p>
              </table:table-cell>
              <table:table-cell office:value-type="float" office:value="0.505143">
                <text:p>0.505143</text:p>
              </table:table-cell>
              <table:table-cell office:value-type="float" office:value="0.568686">
                <text:p>0.568686</text:p>
              </table:table-cell>
              <table:table-cell office:value-type="float" office:value="0.628343">
                <text:p>0.628343</text:p>
              </table:table-cell>
              <table:table-cell office:value-type="float" office:value="0.669029">
                <text:p>0.669029</text:p>
              </table:table-cell>
              <table:table-cell office:value-type="float" office:value="0.730057">
                <text:p>0.730057</text:p>
              </table:table-cell>
              <table:table-cell office:value-type="float" office:value="0.771886">
                <text:p>0.771886</text:p>
              </table:table-cell>
              <table:table-cell office:value-type="float" office:value="0.813943">
                <text:p>0.813943</text:p>
              </table:table-cell>
              <table:table-cell office:value-type="float" office:value="0.8448">
                <text:p>0.8448</text:p>
              </table:table-cell>
              <table:table-cell office:value-type="float" office:value="0.879543">
                <text:p>0.879543</text:p>
              </table:table-cell>
              <table:table-cell office:value-type="float" office:value="0.896">
                <text:p>0.896</text:p>
              </table:table-cell>
              <table:table-cell office:value-type="float" office:value="0.682194">
                <text:p>0.682194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400686">
                <text:p>0.400686</text:p>
              </table:table-cell>
              <table:table-cell office:value-type="float" office:value="0.504457">
                <text:p>0.504457</text:p>
              </table:table-cell>
              <table:table-cell office:value-type="float" office:value="0.570743">
                <text:p>0.570743</text:p>
              </table:table-cell>
              <table:table-cell office:value-type="float" office:value="0.625143">
                <text:p>0.625143</text:p>
              </table:table-cell>
              <table:table-cell office:value-type="float" office:value="0.648914">
                <text:p>0.648914</text:p>
              </table:table-cell>
              <table:table-cell office:value-type="float" office:value="0.716343">
                <text:p>0.716343</text:p>
              </table:table-cell>
              <table:table-cell office:value-type="float" office:value="0.769143">
                <text:p>0.769143</text:p>
              </table:table-cell>
              <table:table-cell office:value-type="float" office:value="0.808914">
                <text:p>0.808914</text:p>
              </table:table-cell>
              <table:table-cell office:value-type="float" office:value="0.842743">
                <text:p>0.842743</text:p>
              </table:table-cell>
              <table:table-cell office:value-type="float" office:value="0.874743">
                <text:p>0.874743</text:p>
              </table:table-cell>
              <table:table-cell office:value-type="float" office:value="0.896">
                <text:p>0.896</text:p>
              </table:table-cell>
              <table:table-cell office:value-type="float" office:value="0.676183">
                <text:p>0.67618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365714">
                <text:p>0.365714</text:p>
              </table:table-cell>
              <table:table-cell office:value-type="float" office:value="0.498057">
                <text:p>0.498057</text:p>
              </table:table-cell>
              <table:table-cell office:value-type="float" office:value="0.573714">
                <text:p>0.573714</text:p>
              </table:table-cell>
              <table:table-cell office:value-type="float" office:value="0.618286">
                <text:p>0.618286</text:p>
              </table:table-cell>
              <table:table-cell office:value-type="float" office:value="0.640914">
                <text:p>0.640914</text:p>
              </table:table-cell>
              <table:table-cell office:value-type="float" office:value="0.691886">
                <text:p>0.691886</text:p>
              </table:table-cell>
              <table:table-cell office:value-type="float" office:value="0.7472">
                <text:p>0.7472</text:p>
              </table:table-cell>
              <table:table-cell office:value-type="float" office:value="0.789714">
                <text:p>0.789714</text:p>
              </table:table-cell>
              <table:table-cell office:value-type="float" office:value="0.835429">
                <text:p>0.835429</text:p>
              </table:table-cell>
              <table:table-cell office:value-type="float" office:value="0.873143">
                <text:p>0.873143</text:p>
              </table:table-cell>
              <table:table-cell office:value-type="float" office:value="0.896">
                <text:p>0.896</text:p>
              </table:table-cell>
              <table:table-cell office:value-type="float" office:value="0.663406">
                <text:p>0.663406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423771">
                <text:p>0.423771</text:p>
              </table:table-cell>
              <table:table-cell office:value-type="float" office:value="0.515886">
                <text:p>0.515886</text:p>
              </table:table-cell>
              <table:table-cell office:value-type="float" office:value="0.593829">
                <text:p>0.593829</text:p>
              </table:table-cell>
              <table:table-cell office:value-type="float" office:value="0.6272">
                <text:p>0.6272</text:p>
              </table:table-cell>
              <table:table-cell office:value-type="float" office:value="0.652571">
                <text:p>0.652571</text:p>
              </table:table-cell>
              <table:table-cell office:value-type="float" office:value="0.702857">
                <text:p>0.702857</text:p>
              </table:table-cell>
              <table:table-cell office:value-type="float" office:value="0.747429">
                <text:p>0.747429</text:p>
              </table:table-cell>
              <table:table-cell office:value-type="float" office:value="0.795886">
                <text:p>0.795886</text:p>
              </table:table-cell>
              <table:table-cell office:value-type="float" office:value="0.839771">
                <text:p>0.839771</text:p>
              </table:table-cell>
              <table:table-cell office:value-type="float" office:value="0.872914">
                <text:p>0.872914</text:p>
              </table:table-cell>
              <table:table-cell office:value-type="float" office:value="0.896">
                <text:p>0.896</text:p>
              </table:table-cell>
              <table:table-cell office:value-type="float" office:value="0.677211">
                <text:p>0.67721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4016">
                <text:p>0.4016</text:p>
              </table:table-cell>
              <table:table-cell office:value-type="float" office:value="0.509714">
                <text:p>0.509714</text:p>
              </table:table-cell>
              <table:table-cell office:value-type="float" office:value="0.588571">
                <text:p>0.588571</text:p>
              </table:table-cell>
              <table:table-cell office:value-type="float" office:value="0.632">
                <text:p>0.632</text:p>
              </table:table-cell>
              <table:table-cell office:value-type="float" office:value="0.662857">
                <text:p>0.662857</text:p>
              </table:table-cell>
              <table:table-cell office:value-type="float" office:value="0.712229">
                <text:p>0.712229</text:p>
              </table:table-cell>
              <table:table-cell office:value-type="float" office:value="0.756571">
                <text:p>0.756571</text:p>
              </table:table-cell>
              <table:table-cell office:value-type="float" office:value="0.800229">
                <text:p>0.800229</text:p>
              </table:table-cell>
              <table:table-cell office:value-type="float" office:value="0.839771">
                <text:p>0.839771</text:p>
              </table:table-cell>
              <table:table-cell office:value-type="float" office:value="0.872229">
                <text:p>0.872229</text:p>
              </table:table-cell>
              <table:table-cell office:value-type="float" office:value="0.896">
                <text:p>0.896</text:p>
              </table:table-cell>
              <table:table-cell office:value-type="float" office:value="0.677577">
                <text:p>0.677577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3888">
                <text:p>0.3888</text:p>
              </table:table-cell>
              <table:table-cell office:value-type="float" office:value="0.509943">
                <text:p>0.509943</text:p>
              </table:table-cell>
              <table:table-cell office:value-type="float" office:value="0.589029">
                <text:p>0.589029</text:p>
              </table:table-cell>
              <table:table-cell office:value-type="float" office:value="0.632457">
                <text:p>0.632457</text:p>
              </table:table-cell>
              <table:table-cell office:value-type="float" office:value="0.671771">
                <text:p>0.671771</text:p>
              </table:table-cell>
              <table:table-cell office:value-type="float" office:value="0.723657">
                <text:p>0.723657</text:p>
              </table:table-cell>
              <table:table-cell office:value-type="float" office:value="0.773029">
                <text:p>0.773029</text:p>
              </table:table-cell>
              <table:table-cell office:value-type="float" office:value="0.810057">
                <text:p>0.810057</text:p>
              </table:table-cell>
              <table:table-cell office:value-type="float" office:value="0.845257">
                <text:p>0.845257</text:p>
              </table:table-cell>
              <table:table-cell office:value-type="float" office:value="0.874514">
                <text:p>0.874514</text:p>
              </table:table-cell>
              <table:table-cell office:value-type="float" office:value="0.896">
                <text:p>0.896</text:p>
              </table:table-cell>
              <table:table-cell office:value-type="float" office:value="0.681851">
                <text:p>0.68185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429257">
                <text:p>0.429257</text:p>
              </table:table-cell>
              <table:table-cell office:value-type="float" office:value="0.552914">
                <text:p>0.552914</text:p>
              </table:table-cell>
              <table:table-cell office:value-type="float" office:value="0.619657">
                <text:p>0.619657</text:p>
              </table:table-cell>
              <table:table-cell office:value-type="float" office:value="0.648229">
                <text:p>0.648229</text:p>
              </table:table-cell>
              <table:table-cell office:value-type="float" office:value="0.690514">
                <text:p>0.690514</text:p>
              </table:table-cell>
              <table:table-cell office:value-type="float" office:value="0.740571">
                <text:p>0.740571</text:p>
              </table:table-cell>
              <table:table-cell office:value-type="float" office:value="0.777143">
                <text:p>0.777143</text:p>
              </table:table-cell>
              <table:table-cell office:value-type="float" office:value="0.813257">
                <text:p>0.813257</text:p>
              </table:table-cell>
              <table:table-cell office:value-type="float" office:value="0.848457">
                <text:p>0.848457</text:p>
              </table:table-cell>
              <table:table-cell office:value-type="float" office:value="0.8768">
                <text:p>0.8768</text:p>
              </table:table-cell>
              <table:table-cell office:value-type="float" office:value="0.896">
                <text:p>0.896</text:p>
              </table:table-cell>
              <table:table-cell office:value-type="float" office:value="0.69968">
                <text:p>0.6996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416457">
                <text:p>0.416457</text:p>
              </table:table-cell>
              <table:table-cell office:value-type="float" office:value="0.531429">
                <text:p>0.531429</text:p>
              </table:table-cell>
              <table:table-cell office:value-type="float" office:value="0.608457">
                <text:p>0.608457</text:p>
              </table:table-cell>
              <table:table-cell office:value-type="float" office:value="0.643886">
                <text:p>0.643886</text:p>
              </table:table-cell>
              <table:table-cell office:value-type="float" office:value="0.699657">
                <text:p>0.699657</text:p>
              </table:table-cell>
              <table:table-cell office:value-type="float" office:value="0.744229">
                <text:p>0.744229</text:p>
              </table:table-cell>
              <table:table-cell office:value-type="float" office:value="0.781257">
                <text:p>0.781257</text:p>
              </table:table-cell>
              <table:table-cell office:value-type="float" office:value="0.812114">
                <text:p>0.812114</text:p>
              </table:table-cell>
              <table:table-cell office:value-type="float" office:value="0.843886">
                <text:p>0.843886</text:p>
              </table:table-cell>
              <table:table-cell office:value-type="float" office:value="0.877486">
                <text:p>0.877486</text:p>
              </table:table-cell>
              <table:table-cell office:value-type="float" office:value="0.896">
                <text:p>0.896</text:p>
              </table:table-cell>
              <table:table-cell office:value-type="float" office:value="0.695886">
                <text:p>0.69588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357257">
                <text:p>0.357257</text:p>
              </table:table-cell>
              <table:table-cell office:value-type="float" office:value="0.506971">
                <text:p>0.506971</text:p>
              </table:table-cell>
              <table:table-cell office:value-type="float" office:value="0.597257">
                <text:p>0.597257</text:p>
              </table:table-cell>
              <table:table-cell office:value-type="float" office:value="0.6368">
                <text:p>0.6368</text:p>
              </table:table-cell>
              <table:table-cell office:value-type="float" office:value="0.685943">
                <text:p>0.685943</text:p>
              </table:table-cell>
              <table:table-cell office:value-type="float" office:value="0.741486">
                <text:p>0.741486</text:p>
              </table:table-cell>
              <table:table-cell office:value-type="float" office:value="0.780114">
                <text:p>0.780114</text:p>
              </table:table-cell>
              <table:table-cell office:value-type="float" office:value="0.8144">
                <text:p>0.8144</text:p>
              </table:table-cell>
              <table:table-cell office:value-type="float" office:value="0.846171">
                <text:p>0.846171</text:p>
              </table:table-cell>
              <table:table-cell office:value-type="float" office:value="0.877257">
                <text:p>0.877257</text:p>
              </table:table-cell>
              <table:table-cell office:value-type="float" office:value="0.896">
                <text:p>0.896</text:p>
              </table:table-cell>
              <table:table-cell office:value-type="float" office:value="0.684366">
                <text:p>0.68436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449829">
                <text:p>0.449829</text:p>
              </table:table-cell>
              <table:table-cell office:value-type="float" office:value="0.542857">
                <text:p>0.542857</text:p>
              </table:table-cell>
              <table:table-cell office:value-type="float" office:value="0.618743">
                <text:p>0.618743</text:p>
              </table:table-cell>
              <table:table-cell office:value-type="float" office:value="0.653029">
                <text:p>0.653029</text:p>
              </table:table-cell>
              <table:table-cell office:value-type="float" office:value="0.706057">
                <text:p>0.706057</text:p>
              </table:table-cell>
              <table:table-cell office:value-type="float" office:value="0.748343">
                <text:p>0.748343</text:p>
              </table:table-cell>
              <table:table-cell office:value-type="float" office:value="0.785371">
                <text:p>0.785371</text:p>
              </table:table-cell>
              <table:table-cell office:value-type="float" office:value="0.814857">
                <text:p>0.814857</text:p>
              </table:table-cell>
              <table:table-cell office:value-type="float" office:value="0.845714">
                <text:p>0.845714</text:p>
              </table:table-cell>
              <table:table-cell office:value-type="float" office:value="0.875886">
                <text:p>0.875886</text:p>
              </table:table-cell>
              <table:table-cell office:value-type="float" office:value="0.896">
                <text:p>0.896</text:p>
              </table:table-cell>
              <table:table-cell office:value-type="float" office:value="0.704069">
                <text:p>0.704069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418971">
                <text:p>0.418971</text:p>
              </table:table-cell>
              <table:table-cell office:value-type="float" office:value="0.511314">
                <text:p>0.511314</text:p>
              </table:table-cell>
              <table:table-cell office:value-type="float" office:value="0.6016">
                <text:p>0.6016</text:p>
              </table:table-cell>
              <table:table-cell office:value-type="float" office:value="0.637257">
                <text:p>0.637257</text:p>
              </table:table-cell>
              <table:table-cell office:value-type="float" office:value="0.674286">
                <text:p>0.674286</text:p>
              </table:table-cell>
              <table:table-cell office:value-type="float" office:value="0.731657">
                <text:p>0.731657</text:p>
              </table:table-cell>
              <table:table-cell office:value-type="float" office:value="0.776457">
                <text:p>0.776457</text:p>
              </table:table-cell>
              <table:table-cell office:value-type="float" office:value="0.812343">
                <text:p>0.812343</text:p>
              </table:table-cell>
              <table:table-cell office:value-type="float" office:value="0.842286">
                <text:p>0.842286</text:p>
              </table:table-cell>
              <table:table-cell office:value-type="float" office:value="0.876343">
                <text:p>0.876343</text:p>
              </table:table-cell>
              <table:table-cell office:value-type="float" office:value="0.896">
                <text:p>0.896</text:p>
              </table:table-cell>
              <table:table-cell office:value-type="float" office:value="0.688251">
                <text:p>0.68825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4288">
                <text:p>0.4288</text:p>
              </table:table-cell>
              <table:table-cell office:value-type="float" office:value="0.541714">
                <text:p>0.541714</text:p>
              </table:table-cell>
              <table:table-cell office:value-type="float" office:value="0.614857">
                <text:p>0.614857</text:p>
              </table:table-cell>
              <table:table-cell office:value-type="float" office:value="0.639543">
                <text:p>0.639543</text:p>
              </table:table-cell>
              <table:table-cell office:value-type="float" office:value="0.6784">
                <text:p>0.6784</text:p>
              </table:table-cell>
              <table:table-cell office:value-type="float" office:value="0.734857">
                <text:p>0.734857</text:p>
              </table:table-cell>
              <table:table-cell office:value-type="float" office:value="0.777143">
                <text:p>0.777143</text:p>
              </table:table-cell>
              <table:table-cell office:value-type="float" office:value="0.805257">
                <text:p>0.805257</text:p>
              </table:table-cell>
              <table:table-cell office:value-type="float" office:value="0.84">
                <text:p>0.84</text:p>
              </table:table-cell>
              <table:table-cell office:value-type="float" office:value="0.875886">
                <text:p>0.875886</text:p>
              </table:table-cell>
              <table:table-cell office:value-type="float" office:value="0.896">
                <text:p>0.896</text:p>
              </table:table-cell>
              <table:table-cell office:value-type="float" office:value="0.693646">
                <text:p>0.69364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432229">
                <text:p>0.432229</text:p>
              </table:table-cell>
              <table:table-cell office:value-type="float" office:value="0.543314">
                <text:p>0.543314</text:p>
              </table:table-cell>
              <table:table-cell office:value-type="float" office:value="0.616">
                <text:p>0.616</text:p>
              </table:table-cell>
              <table:table-cell office:value-type="float" office:value="0.646171">
                <text:p>0.646171</text:p>
              </table:table-cell>
              <table:table-cell office:value-type="float" office:value="0.690971">
                <text:p>0.690971</text:p>
              </table:table-cell>
              <table:table-cell office:value-type="float" office:value="0.752457">
                <text:p>0.752457</text:p>
              </table:table-cell>
              <table:table-cell office:value-type="float" office:value="0.7888">
                <text:p>0.7888</text:p>
              </table:table-cell>
              <table:table-cell office:value-type="float" office:value="0.817371">
                <text:p>0.817371</text:p>
              </table:table-cell>
              <table:table-cell office:value-type="float" office:value="0.847086">
                <text:p>0.847086</text:p>
              </table:table-cell>
              <table:table-cell office:value-type="float" office:value="0.877486">
                <text:p>0.877486</text:p>
              </table:table-cell>
              <table:table-cell office:value-type="float" office:value="0.896">
                <text:p>0.896</text:p>
              </table:table-cell>
              <table:table-cell office:value-type="float" office:value="0.701189">
                <text:p>0.701189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447543">
                <text:p>0.447543</text:p>
              </table:table-cell>
              <table:table-cell office:value-type="float" office:value="0.579657">
                <text:p>0.579657</text:p>
              </table:table-cell>
              <table:table-cell office:value-type="float" office:value="0.621714">
                <text:p>0.621714</text:p>
              </table:table-cell>
              <table:table-cell office:value-type="float" office:value="0.643886">
                <text:p>0.643886</text:p>
              </table:table-cell>
              <table:table-cell office:value-type="float" office:value="0.6832">
                <text:p>0.6832</text:p>
              </table:table-cell>
              <table:table-cell office:value-type="float" office:value="0.7472">
                <text:p>0.7472</text:p>
              </table:table-cell>
              <table:table-cell office:value-type="float" office:value="0.791543">
                <text:p>0.791543</text:p>
              </table:table-cell>
              <table:table-cell office:value-type="float" office:value="0.821943">
                <text:p>0.821943</text:p>
              </table:table-cell>
              <table:table-cell office:value-type="float" office:value="0.842286">
                <text:p>0.842286</text:p>
              </table:table-cell>
              <table:table-cell office:value-type="float" office:value="0.8736">
                <text:p>0.8736</text:p>
              </table:table-cell>
              <table:table-cell office:value-type="float" office:value="0.896">
                <text:p>0.896</text:p>
              </table:table-cell>
              <table:table-cell office:value-type="float" office:value="0.705257">
                <text:p>0.70525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4608">
                <text:p>0.4608</text:p>
              </table:table-cell>
              <table:table-cell office:value-type="float" office:value="0.552457">
                <text:p>0.552457</text:p>
              </table:table-cell>
              <table:table-cell office:value-type="float" office:value="0.613943">
                <text:p>0.613943</text:p>
              </table:table-cell>
              <table:table-cell office:value-type="float" office:value="0.641143">
                <text:p>0.641143</text:p>
              </table:table-cell>
              <table:table-cell office:value-type="float" office:value="0.6752">
                <text:p>0.6752</text:p>
              </table:table-cell>
              <table:table-cell office:value-type="float" office:value="0.734629">
                <text:p>0.734629</text:p>
              </table:table-cell>
              <table:table-cell office:value-type="float" office:value="0.777829">
                <text:p>0.777829</text:p>
              </table:table-cell>
              <table:table-cell office:value-type="float" office:value="0.8144">
                <text:p>0.8144</text:p>
              </table:table-cell>
              <table:table-cell office:value-type="float" office:value="0.842057">
                <text:p>0.842057</text:p>
              </table:table-cell>
              <table:table-cell office:value-type="float" office:value="0.876343">
                <text:p>0.876343</text:p>
              </table:table-cell>
              <table:table-cell office:value-type="float" office:value="0.896">
                <text:p>0.896</text:p>
              </table:table-cell>
              <table:table-cell office:value-type="float" office:value="0.69888">
                <text:p>0.6988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418286">
                <text:p>0.418286</text:p>
              </table:table-cell>
              <table:table-cell office:value-type="float" office:value="0.528686">
                <text:p>0.528686</text:p>
              </table:table-cell>
              <table:table-cell office:value-type="float" office:value="0.6064">
                <text:p>0.6064</text:p>
              </table:table-cell>
              <table:table-cell office:value-type="float" office:value="0.634971">
                <text:p>0.634971</text:p>
              </table:table-cell>
              <table:table-cell office:value-type="float" office:value="0.680686">
                <text:p>0.680686</text:p>
              </table:table-cell>
              <table:table-cell office:value-type="float" office:value="0.742171">
                <text:p>0.742171</text:p>
              </table:table-cell>
              <table:table-cell office:value-type="float" office:value="0.785829">
                <text:p>0.785829</text:p>
              </table:table-cell>
              <table:table-cell office:value-type="float" office:value="0.818286">
                <text:p>0.818286</text:p>
              </table:table-cell>
              <table:table-cell office:value-type="float" office:value="0.846857">
                <text:p>0.846857</text:p>
              </table:table-cell>
              <table:table-cell office:value-type="float" office:value="0.877943">
                <text:p>0.877943</text:p>
              </table:table-cell>
              <table:table-cell office:value-type="float" office:value="0.896">
                <text:p>0.896</text:p>
              </table:table-cell>
              <table:table-cell office:value-type="float" office:value="0.694011">
                <text:p>0.69401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87429">
                <text:p>0.387429</text:p>
              </table:table-cell>
              <table:table-cell office:value-type="float" office:value="0.509029">
                <text:p>0.509029</text:p>
              </table:table-cell>
              <table:table-cell office:value-type="float" office:value="0.587657">
                <text:p>0.587657</text:p>
              </table:table-cell>
              <table:table-cell office:value-type="float" office:value="0.623771">
                <text:p>0.623771</text:p>
              </table:table-cell>
              <table:table-cell office:value-type="float" office:value="0.6624">
                <text:p>0.6624</text:p>
              </table:table-cell>
              <table:table-cell office:value-type="float" office:value="0.730514">
                <text:p>0.730514</text:p>
              </table:table-cell>
              <table:table-cell office:value-type="float" office:value="0.774629">
                <text:p>0.774629</text:p>
              </table:table-cell>
              <table:table-cell office:value-type="float" office:value="0.811886">
                <text:p>0.811886</text:p>
              </table:table-cell>
              <table:table-cell office:value-type="float" office:value="0.840457">
                <text:p>0.840457</text:p>
              </table:table-cell>
              <table:table-cell office:value-type="float" office:value="0.874286">
                <text:p>0.874286</text:p>
              </table:table-cell>
              <table:table-cell office:value-type="float" office:value="0.896">
                <text:p>0.896</text:p>
              </table:table-cell>
              <table:table-cell office:value-type="float" office:value="0.680206">
                <text:p>0.68020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429486">
                <text:p>0.429486</text:p>
              </table:table-cell>
              <table:table-cell office:value-type="float" office:value="0.537829">
                <text:p>0.537829</text:p>
              </table:table-cell>
              <table:table-cell office:value-type="float" office:value="0.612343">
                <text:p>0.612343</text:p>
              </table:table-cell>
              <table:table-cell office:value-type="float" office:value="0.645257">
                <text:p>0.645257</text:p>
              </table:table-cell>
              <table:table-cell office:value-type="float" office:value="0.696914">
                <text:p>0.696914</text:p>
              </table:table-cell>
              <table:table-cell office:value-type="float" office:value="0.749714">
                <text:p>0.749714</text:p>
              </table:table-cell>
              <table:table-cell office:value-type="float" office:value="0.788571">
                <text:p>0.788571</text:p>
              </table:table-cell>
              <table:table-cell office:value-type="float" office:value="0.827657">
                <text:p>0.827657</text:p>
              </table:table-cell>
              <table:table-cell office:value-type="float" office:value="0.846857">
                <text:p>0.846857</text:p>
              </table:table-cell>
              <table:table-cell office:value-type="float" office:value="0.875429">
                <text:p>0.875429</text:p>
              </table:table-cell>
              <table:table-cell office:value-type="float" office:value="0.896">
                <text:p>0.896</text:p>
              </table:table-cell>
              <table:table-cell office:value-type="float" office:value="0.701006">
                <text:p>0.70100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442514">
                <text:p>0.442514</text:p>
              </table:table-cell>
              <table:table-cell office:value-type="float" office:value="0.5536">
                <text:p>0.5536</text:p>
              </table:table-cell>
              <table:table-cell office:value-type="float" office:value="0.616686">
                <text:p>0.616686</text:p>
              </table:table-cell>
              <table:table-cell office:value-type="float" office:value="0.646171">
                <text:p>0.646171</text:p>
              </table:table-cell>
              <table:table-cell office:value-type="float" office:value="0.693029">
                <text:p>0.693029</text:p>
              </table:table-cell>
              <table:table-cell office:value-type="float" office:value="0.743543">
                <text:p>0.743543</text:p>
              </table:table-cell>
              <table:table-cell office:value-type="float" office:value="0.7936">
                <text:p>0.7936</text:p>
              </table:table-cell>
              <table:table-cell office:value-type="float" office:value="0.831543">
                <text:p>0.831543</text:p>
              </table:table-cell>
              <table:table-cell office:value-type="float" office:value="0.8512">
                <text:p>0.8512</text:p>
              </table:table-cell>
              <table:table-cell office:value-type="float" office:value="0.878171">
                <text:p>0.878171</text:p>
              </table:table-cell>
              <table:table-cell office:value-type="float" office:value="0.896">
                <text:p>0.896</text:p>
              </table:table-cell>
              <table:table-cell office:value-type="float" office:value="0.705006">
                <text:p>0.705006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432457">
                <text:p>0.432457</text:p>
              </table:table-cell>
              <table:table-cell office:value-type="float" office:value="0.538514">
                <text:p>0.538514</text:p>
              </table:table-cell>
              <table:table-cell office:value-type="float" office:value="0.608457">
                <text:p>0.608457</text:p>
              </table:table-cell>
              <table:table-cell office:value-type="float" office:value="0.646171">
                <text:p>0.646171</text:p>
              </table:table-cell>
              <table:table-cell office:value-type="float" office:value="0.695086">
                <text:p>0.695086</text:p>
              </table:table-cell>
              <table:table-cell office:value-type="float" office:value="0.738514">
                <text:p>0.738514</text:p>
              </table:table-cell>
              <table:table-cell office:value-type="float" office:value="0.784914">
                <text:p>0.784914</text:p>
              </table:table-cell>
              <table:table-cell office:value-type="float" office:value="0.822171">
                <text:p>0.822171</text:p>
              </table:table-cell>
              <table:table-cell office:value-type="float" office:value="0.847314">
                <text:p>0.847314</text:p>
              </table:table-cell>
              <table:table-cell office:value-type="float" office:value="0.873829">
                <text:p>0.873829</text:p>
              </table:table-cell>
              <table:table-cell office:value-type="float" office:value="0.896">
                <text:p>0.896</text:p>
              </table:table-cell>
              <table:table-cell office:value-type="float" office:value="0.698743">
                <text:p>0.698743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413943">
                <text:p>0.413943</text:p>
              </table:table-cell>
              <table:table-cell office:value-type="float" office:value="0.552914">
                <text:p>0.552914</text:p>
              </table:table-cell>
              <table:table-cell office:value-type="float" office:value="0.624229">
                <text:p>0.624229</text:p>
              </table:table-cell>
              <table:table-cell office:value-type="float" office:value="0.672686">
                <text:p>0.672686</text:p>
              </table:table-cell>
              <table:table-cell office:value-type="float" office:value="0.718171">
                <text:p>0.718171</text:p>
              </table:table-cell>
              <table:table-cell office:value-type="float" office:value="0.765029">
                <text:p>0.765029</text:p>
              </table:table-cell>
              <table:table-cell office:value-type="float" office:value="0.801143">
                <text:p>0.801143</text:p>
              </table:table-cell>
              <table:table-cell office:value-type="float" office:value="0.830171">
                <text:p>0.830171</text:p>
              </table:table-cell>
              <table:table-cell office:value-type="float" office:value="0.850057">
                <text:p>0.850057</text:p>
              </table:table-cell>
              <table:table-cell office:value-type="float" office:value="0.879771">
                <text:p>0.879771</text:p>
              </table:table-cell>
              <table:table-cell office:value-type="float" office:value="0.896">
                <text:p>0.896</text:p>
              </table:table-cell>
              <table:table-cell office:value-type="float" office:value="0.710811">
                <text:p>0.71081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455086">
                <text:p>0.455086</text:p>
              </table:table-cell>
              <table:table-cell office:value-type="float" office:value="0.552457">
                <text:p>0.552457</text:p>
              </table:table-cell>
              <table:table-cell office:value-type="float" office:value="0.619429">
                <text:p>0.619429</text:p>
              </table:table-cell>
              <table:table-cell office:value-type="float" office:value="0.654629">
                <text:p>0.654629</text:p>
              </table:table-cell>
              <table:table-cell office:value-type="float" office:value="0.706514">
                <text:p>0.706514</text:p>
              </table:table-cell>
              <table:table-cell office:value-type="float" office:value="0.748114">
                <text:p>0.748114</text:p>
              </table:table-cell>
              <table:table-cell office:value-type="float" office:value="0.792457">
                <text:p>0.792457</text:p>
              </table:table-cell>
              <table:table-cell office:value-type="float" office:value="0.8208">
                <text:p>0.8208</text:p>
              </table:table-cell>
              <table:table-cell office:value-type="float" office:value="0.844571">
                <text:p>0.844571</text:p>
              </table:table-cell>
              <table:table-cell office:value-type="float" office:value="0.869943">
                <text:p>0.869943</text:p>
              </table:table-cell>
              <table:table-cell office:value-type="float" office:value="0.896">
                <text:p>0.896</text:p>
              </table:table-cell>
              <table:table-cell office:value-type="float" office:value="0.7064">
                <text:p>0.7064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433143">
                <text:p>0.433143</text:p>
              </table:table-cell>
              <table:table-cell office:value-type="float" office:value="0.552">
                <text:p>0.552</text:p>
              </table:table-cell>
              <table:table-cell office:value-type="float" office:value="0.621943">
                <text:p>0.621943</text:p>
              </table:table-cell>
              <table:table-cell office:value-type="float" office:value="0.665371">
                <text:p>0.665371</text:p>
              </table:table-cell>
              <table:table-cell office:value-type="float" office:value="0.713371">
                <text:p>0.713371</text:p>
              </table:table-cell>
              <table:table-cell office:value-type="float" office:value="0.759543">
                <text:p>0.759543</text:p>
              </table:table-cell>
              <table:table-cell office:value-type="float" office:value="0.798857">
                <text:p>0.798857</text:p>
              </table:table-cell>
              <table:table-cell office:value-type="float" office:value="0.828343">
                <text:p>0.828343</text:p>
              </table:table-cell>
              <table:table-cell office:value-type="float" office:value="0.847771">
                <text:p>0.847771</text:p>
              </table:table-cell>
              <table:table-cell office:value-type="float" office:value="0.877257">
                <text:p>0.877257</text:p>
              </table:table-cell>
              <table:table-cell office:value-type="float" office:value="0.896">
                <text:p>0.896</text:p>
              </table:table-cell>
              <table:table-cell office:value-type="float" office:value="0.70976">
                <text:p>0.70976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425371">
                <text:p>0.425371</text:p>
              </table:table-cell>
              <table:table-cell office:value-type="float" office:value="0.534171">
                <text:p>0.534171</text:p>
              </table:table-cell>
              <table:table-cell office:value-type="float" office:value="0.610971">
                <text:p>0.610971</text:p>
              </table:table-cell>
              <table:table-cell office:value-type="float" office:value="0.648457">
                <text:p>0.648457</text:p>
              </table:table-cell>
              <table:table-cell office:value-type="float" office:value="0.7024">
                <text:p>0.7024</text:p>
              </table:table-cell>
              <table:table-cell office:value-type="float" office:value="0.762743">
                <text:p>0.762743</text:p>
              </table:table-cell>
              <table:table-cell office:value-type="float" office:value="0.804343">
                <text:p>0.804343</text:p>
              </table:table-cell>
              <table:table-cell office:value-type="float" office:value="0.832686">
                <text:p>0.832686</text:p>
              </table:table-cell>
              <table:table-cell office:value-type="float" office:value="0.848229">
                <text:p>0.848229</text:p>
              </table:table-cell>
              <table:table-cell office:value-type="float" office:value="0.879543">
                <text:p>0.879543</text:p>
              </table:table-cell>
              <table:table-cell office:value-type="float" office:value="0.896">
                <text:p>0.896</text:p>
              </table:table-cell>
              <table:table-cell office:value-type="float" office:value="0.704891">
                <text:p>0.70489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455314">
                <text:p>0.455314</text:p>
              </table:table-cell>
              <table:table-cell office:value-type="float" office:value="0.571886">
                <text:p>0.571886</text:p>
              </table:table-cell>
              <table:table-cell office:value-type="float" office:value="0.628343">
                <text:p>0.628343</text:p>
              </table:table-cell>
              <table:table-cell office:value-type="float" office:value="0.664229">
                <text:p>0.664229</text:p>
              </table:table-cell>
              <table:table-cell office:value-type="float" office:value="0.717486">
                <text:p>0.717486</text:p>
              </table:table-cell>
              <table:table-cell office:value-type="float" office:value="0.769143">
                <text:p>0.769143</text:p>
              </table:table-cell>
              <table:table-cell office:value-type="float" office:value="0.802971">
                <text:p>0.802971</text:p>
              </table:table-cell>
              <table:table-cell office:value-type="float" office:value="0.828571">
                <text:p>0.828571</text:p>
              </table:table-cell>
              <table:table-cell office:value-type="float" office:value="0.849371">
                <text:p>0.849371</text:p>
              </table:table-cell>
              <table:table-cell office:value-type="float" office:value="0.880457">
                <text:p>0.880457</text:p>
              </table:table-cell>
              <table:table-cell office:value-type="float" office:value="0.896">
                <text:p>0.896</text:p>
              </table:table-cell>
              <table:table-cell office:value-type="float" office:value="0.716777">
                <text:p>0.716777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458743">
                <text:p>0.458743</text:p>
              </table:table-cell>
              <table:table-cell office:value-type="float" office:value="0.557029">
                <text:p>0.557029</text:p>
              </table:table-cell>
              <table:table-cell office:value-type="float" office:value="0.624">
                <text:p>0.624</text:p>
              </table:table-cell>
              <table:table-cell office:value-type="float" office:value="0.6688">
                <text:p>0.6688</text:p>
              </table:table-cell>
              <table:table-cell office:value-type="float" office:value="0.726629">
                <text:p>0.726629</text:p>
              </table:table-cell>
              <table:table-cell office:value-type="float" office:value="0.775771">
                <text:p>0.775771</text:p>
              </table:table-cell>
              <table:table-cell office:value-type="float" office:value="0.812571">
                <text:p>0.812571</text:p>
              </table:table-cell>
              <table:table-cell office:value-type="float" office:value="0.834057">
                <text:p>0.834057</text:p>
              </table:table-cell>
              <table:table-cell office:value-type="float" office:value="0.853943">
                <text:p>0.853943</text:p>
              </table:table-cell>
              <table:table-cell office:value-type="float" office:value="0.883429">
                <text:p>0.883429</text:p>
              </table:table-cell>
              <table:table-cell office:value-type="float" office:value="0.896">
                <text:p>0.896</text:p>
              </table:table-cell>
              <table:table-cell office:value-type="float" office:value="0.719497">
                <text:p>0.71949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463314">
                <text:p>0.463314</text:p>
              </table:table-cell>
              <table:table-cell office:value-type="float" office:value="0.570743">
                <text:p>0.570743</text:p>
              </table:table-cell>
              <table:table-cell office:value-type="float" office:value="0.636114">
                <text:p>0.636114</text:p>
              </table:table-cell>
              <table:table-cell office:value-type="float" office:value="0.695314">
                <text:p>0.695314</text:p>
              </table:table-cell>
              <table:table-cell office:value-type="float" office:value="0.752">
                <text:p>0.752</text:p>
              </table:table-cell>
              <table:table-cell office:value-type="float" office:value="0.798171">
                <text:p>0.798171</text:p>
              </table:table-cell>
              <table:table-cell office:value-type="float" office:value="0.823314">
                <text:p>0.823314</text:p>
              </table:table-cell>
              <table:table-cell office:value-type="float" office:value="0.840686">
                <text:p>0.840686</text:p>
              </table:table-cell>
              <table:table-cell office:value-type="float" office:value="0.860571">
                <text:p>0.860571</text:p>
              </table:table-cell>
              <table:table-cell office:value-type="float" office:value="0.886171">
                <text:p>0.886171</text:p>
              </table:table-cell>
              <table:table-cell office:value-type="float" office:value="0.896">
                <text:p>0.896</text:p>
              </table:table-cell>
              <table:table-cell office:value-type="float" office:value="0.73264">
                <text:p>0.73264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473143">
                <text:p>0.473143</text:p>
              </table:table-cell>
              <table:table-cell office:value-type="float" office:value="0.575314">
                <text:p>0.575314</text:p>
              </table:table-cell>
              <table:table-cell office:value-type="float" office:value="0.636114">
                <text:p>0.636114</text:p>
              </table:table-cell>
              <table:table-cell office:value-type="float" office:value="0.684571">
                <text:p>0.684571</text:p>
              </table:table-cell>
              <table:table-cell office:value-type="float" office:value="0.741486">
                <text:p>0.741486</text:p>
              </table:table-cell>
              <table:table-cell office:value-type="float" office:value="0.789714">
                <text:p>0.789714</text:p>
              </table:table-cell>
              <table:table-cell office:value-type="float" office:value="0.821714">
                <text:p>0.821714</text:p>
              </table:table-cell>
              <table:table-cell office:value-type="float" office:value="0.841143">
                <text:p>0.841143</text:p>
              </table:table-cell>
              <table:table-cell office:value-type="float" office:value="0.859429">
                <text:p>0.859429</text:p>
              </table:table-cell>
              <table:table-cell office:value-type="float" office:value="0.885486">
                <text:p>0.885486</text:p>
              </table:table-cell>
              <table:table-cell office:value-type="float" office:value="0.896">
                <text:p>0.896</text:p>
              </table:table-cell>
              <table:table-cell office:value-type="float" office:value="0.730811">
                <text:p>0.730811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488">
                <text:p>0.488</text:p>
              </table:table-cell>
              <table:table-cell office:value-type="float" office:value="0.592457">
                <text:p>0.592457</text:p>
              </table:table-cell>
              <table:table-cell office:value-type="float" office:value="0.658057">
                <text:p>0.658057</text:p>
              </table:table-cell>
              <table:table-cell office:value-type="float" office:value="0.7264">
                <text:p>0.7264</text:p>
              </table:table-cell>
              <table:table-cell office:value-type="float" office:value="0.776229">
                <text:p>0.776229</text:p>
              </table:table-cell>
              <table:table-cell office:value-type="float" office:value="0.807543">
                <text:p>0.807543</text:p>
              </table:table-cell>
              <table:table-cell office:value-type="float" office:value="0.831771">
                <text:p>0.831771</text:p>
              </table:table-cell>
              <table:table-cell office:value-type="float" office:value="0.846857">
                <text:p>0.846857</text:p>
              </table:table-cell>
              <table:table-cell office:value-type="float" office:value="0.863543">
                <text:p>0.863543</text:p>
              </table:table-cell>
              <table:table-cell office:value-type="float" office:value="0.885029">
                <text:p>0.885029</text:p>
              </table:table-cell>
              <table:table-cell office:value-type="float" office:value="0.896">
                <text:p>0.896</text:p>
              </table:table-cell>
              <table:table-cell office:value-type="float" office:value="0.747589">
                <text:p>0.747589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492343">
                <text:p>0.492343</text:p>
              </table:table-cell>
              <table:table-cell office:value-type="float" office:value="0.608914">
                <text:p>0.608914</text:p>
              </table:table-cell>
              <table:table-cell office:value-type="float" office:value="0.671314">
                <text:p>0.671314</text:p>
              </table:table-cell>
              <table:table-cell office:value-type="float" office:value="0.729371">
                <text:p>0.729371</text:p>
              </table:table-cell>
              <table:table-cell office:value-type="float" office:value="0.776229">
                <text:p>0.776229</text:p>
              </table:table-cell>
              <table:table-cell office:value-type="float" office:value="0.806857">
                <text:p>0.806857</text:p>
              </table:table-cell>
              <table:table-cell office:value-type="float" office:value="0.833143">
                <text:p>0.833143</text:p>
              </table:table-cell>
              <table:table-cell office:value-type="float" office:value="0.847086">
                <text:p>0.847086</text:p>
              </table:table-cell>
              <table:table-cell office:value-type="float" office:value="0.864686">
                <text:p>0.864686</text:p>
              </table:table-cell>
              <table:table-cell office:value-type="float" office:value="0.885943">
                <text:p>0.885943</text:p>
              </table:table-cell>
              <table:table-cell office:value-type="float" office:value="0.896">
                <text:p>0.896</text:p>
              </table:table-cell>
              <table:table-cell office:value-type="float" office:value="0.751589">
                <text:p>0.75158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4944">
                <text:p>0.4944</text:p>
              </table:table-cell>
              <table:table-cell office:value-type="float" office:value="0.6224">
                <text:p>0.6224</text:p>
              </table:table-cell>
              <table:table-cell office:value-type="float" office:value="0.689371">
                <text:p>0.689371</text:p>
              </table:table-cell>
              <table:table-cell office:value-type="float" office:value="0.751086">
                <text:p>0.751086</text:p>
              </table:table-cell>
              <table:table-cell office:value-type="float" office:value="0.787429">
                <text:p>0.787429</text:p>
              </table:table-cell>
              <table:table-cell office:value-type="float" office:value="0.8112">
                <text:p>0.8112</text:p>
              </table:table-cell>
              <table:table-cell office:value-type="float" office:value="0.829029">
                <text:p>0.829029</text:p>
              </table:table-cell>
              <table:table-cell office:value-type="float" office:value="0.842514">
                <text:p>0.842514</text:p>
              </table:table-cell>
              <table:table-cell office:value-type="float" office:value="0.859657">
                <text:p>0.859657</text:p>
              </table:table-cell>
              <table:table-cell office:value-type="float" office:value="0.885714">
                <text:p>0.885714</text:p>
              </table:table-cell>
              <table:table-cell office:value-type="float" office:value="0.896">
                <text:p>0.896</text:p>
              </table:table-cell>
              <table:table-cell office:value-type="float" office:value="0.75728">
                <text:p>0.7572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497829">
                <text:p>0.497829</text:p>
              </table:table-cell>
              <table:table-cell office:value-type="float" office:value="0.6176">
                <text:p>0.6176</text:p>
              </table:table-cell>
              <table:table-cell office:value-type="float" office:value="0.660343">
                <text:p>0.660343</text:p>
              </table:table-cell>
              <table:table-cell office:value-type="float" office:value="0.715657">
                <text:p>0.715657</text:p>
              </table:table-cell>
              <table:table-cell office:value-type="float" office:value="0.765943">
                <text:p>0.765943</text:p>
              </table:table-cell>
              <table:table-cell office:value-type="float" office:value="0.799771">
                <text:p>0.799771</text:p>
              </table:table-cell>
              <table:table-cell office:value-type="float" office:value="0.823543">
                <text:p>0.823543</text:p>
              </table:table-cell>
              <table:table-cell office:value-type="float" office:value="0.838857">
                <text:p>0.838857</text:p>
              </table:table-cell>
              <table:table-cell office:value-type="float" office:value="0.856457">
                <text:p>0.856457</text:p>
              </table:table-cell>
              <table:table-cell office:value-type="float" office:value="0.881829">
                <text:p>0.881829</text:p>
              </table:table-cell>
              <table:table-cell office:value-type="float" office:value="0.896">
                <text:p>0.896</text:p>
              </table:table-cell>
              <table:table-cell office:value-type="float" office:value="0.745783">
                <text:p>0.74578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494857">
                <text:p>0.494857</text:p>
              </table:table-cell>
              <table:table-cell office:value-type="float" office:value="0.6224">
                <text:p>0.6224</text:p>
              </table:table-cell>
              <table:table-cell office:value-type="float" office:value="0.682057">
                <text:p>0.682057</text:p>
              </table:table-cell>
              <table:table-cell office:value-type="float" office:value="0.738514">
                <text:p>0.738514</text:p>
              </table:table-cell>
              <table:table-cell office:value-type="float" office:value="0.7776">
                <text:p>0.7776</text:p>
              </table:table-cell>
              <table:table-cell office:value-type="float" office:value="0.802743">
                <text:p>0.802743</text:p>
              </table:table-cell>
              <table:table-cell office:value-type="float" office:value="0.822857">
                <text:p>0.822857</text:p>
              </table:table-cell>
              <table:table-cell office:value-type="float" office:value="0.84">
                <text:p>0.84</text:p>
              </table:table-cell>
              <table:table-cell office:value-type="float" office:value="0.858743">
                <text:p>0.858743</text:p>
              </table:table-cell>
              <table:table-cell office:value-type="float" office:value="0.881371">
                <text:p>0.881371</text:p>
              </table:table-cell>
              <table:table-cell office:value-type="float" office:value="0.896">
                <text:p>0.896</text:p>
              </table:table-cell>
              <table:table-cell office:value-type="float" office:value="0.752114">
                <text:p>0.752114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503543">
                <text:p>0.503543</text:p>
              </table:table-cell>
              <table:table-cell office:value-type="float" office:value="0.624229">
                <text:p>0.624229</text:p>
              </table:table-cell>
              <table:table-cell office:value-type="float" office:value="0.695086">
                <text:p>0.695086</text:p>
              </table:table-cell>
              <table:table-cell office:value-type="float" office:value="0.752">
                <text:p>0.752</text:p>
              </table:table-cell>
              <table:table-cell office:value-type="float" office:value="0.7856">
                <text:p>0.7856</text:p>
              </table:table-cell>
              <table:table-cell office:value-type="float" office:value="0.809143">
                <text:p>0.809143</text:p>
              </table:table-cell>
              <table:table-cell office:value-type="float" office:value="0.830629">
                <text:p>0.830629</text:p>
              </table:table-cell>
              <table:table-cell office:value-type="float" office:value="0.846171">
                <text:p>0.846171</text:p>
              </table:table-cell>
              <table:table-cell office:value-type="float" office:value="0.861943">
                <text:p>0.861943</text:p>
              </table:table-cell>
              <table:table-cell office:value-type="float" office:value="0.8816">
                <text:p>0.8816</text:p>
              </table:table-cell>
              <table:table-cell office:value-type="float" office:value="0.896">
                <text:p>0.896</text:p>
              </table:table-cell>
              <table:table-cell office:value-type="float" office:value="0.758994">
                <text:p>0.758994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510857">
                <text:p>0.510857</text:p>
              </table:table-cell>
              <table:table-cell office:value-type="float" office:value="0.632229">
                <text:p>0.632229</text:p>
              </table:table-cell>
              <table:table-cell office:value-type="float" office:value="0.7072">
                <text:p>0.7072</text:p>
              </table:table-cell>
              <table:table-cell office:value-type="float" office:value="0.757029">
                <text:p>0.757029</text:p>
              </table:table-cell>
              <table:table-cell office:value-type="float" office:value="0.790171">
                <text:p>0.790171</text:p>
              </table:table-cell>
              <table:table-cell office:value-type="float" office:value="0.811657">
                <text:p>0.811657</text:p>
              </table:table-cell>
              <table:table-cell office:value-type="float" office:value="0.831543">
                <text:p>0.831543</text:p>
              </table:table-cell>
              <table:table-cell office:value-type="float" office:value="0.8448">
                <text:p>0.8448</text:p>
              </table:table-cell>
              <table:table-cell office:value-type="float" office:value="0.858514">
                <text:p>0.858514</text:p>
              </table:table-cell>
              <table:table-cell office:value-type="float" office:value="0.8816">
                <text:p>0.8816</text:p>
              </table:table-cell>
              <table:table-cell office:value-type="float" office:value="0.896">
                <text:p>0.896</text:p>
              </table:table-cell>
              <table:table-cell office:value-type="float" office:value="0.76256">
                <text:p>0.76256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512457">
                <text:p>0.512457</text:p>
              </table:table-cell>
              <table:table-cell office:value-type="float" office:value="0.635886">
                <text:p>0.635886</text:p>
              </table:table-cell>
              <table:table-cell office:value-type="float" office:value="0.709029">
                <text:p>0.709029</text:p>
              </table:table-cell>
              <table:table-cell office:value-type="float" office:value="0.755657">
                <text:p>0.755657</text:p>
              </table:table-cell>
              <table:table-cell office:value-type="float" office:value="0.786286">
                <text:p>0.786286</text:p>
              </table:table-cell>
              <table:table-cell office:value-type="float" office:value="0.8128">
                <text:p>0.8128</text:p>
              </table:table-cell>
              <table:table-cell office:value-type="float" office:value="0.829486">
                <text:p>0.829486</text:p>
              </table:table-cell>
              <table:table-cell office:value-type="float" office:value="0.843429">
                <text:p>0.843429</text:p>
              </table:table-cell>
              <table:table-cell office:value-type="float" office:value="0.858514">
                <text:p>0.858514</text:p>
              </table:table-cell>
              <table:table-cell office:value-type="float" office:value="0.881829">
                <text:p>0.881829</text:p>
              </table:table-cell>
              <table:table-cell office:value-type="float" office:value="0.896">
                <text:p>0.896</text:p>
              </table:table-cell>
              <table:table-cell office:value-type="float" office:value="0.762537">
                <text:p>0.76253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534629">
                <text:p>0.534629</text:p>
              </table:table-cell>
              <table:table-cell office:value-type="float" office:value="0.645257">
                <text:p>0.645257</text:p>
              </table:table-cell>
              <table:table-cell office:value-type="float" office:value="0.725943">
                <text:p>0.725943</text:p>
              </table:table-cell>
              <table:table-cell office:value-type="float" office:value="0.762286">
                <text:p>0.762286</text:p>
              </table:table-cell>
              <table:table-cell office:value-type="float" office:value="0.7888">
                <text:p>0.7888</text:p>
              </table:table-cell>
              <table:table-cell office:value-type="float" office:value="0.815771">
                <text:p>0.815771</text:p>
              </table:table-cell>
              <table:table-cell office:value-type="float" office:value="0.831314">
                <text:p>0.831314</text:p>
              </table:table-cell>
              <table:table-cell office:value-type="float" office:value="0.844343">
                <text:p>0.844343</text:p>
              </table:table-cell>
              <table:table-cell office:value-type="float" office:value="0.858514">
                <text:p>0.858514</text:p>
              </table:table-cell>
              <table:table-cell office:value-type="float" office:value="0.882743">
                <text:p>0.882743</text:p>
              </table:table-cell>
              <table:table-cell office:value-type="float" office:value="0.896">
                <text:p>0.896</text:p>
              </table:table-cell>
              <table:table-cell office:value-type="float" office:value="0.76896">
                <text:p>0.76896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549486">
                <text:p>0.549486</text:p>
              </table:table-cell>
              <table:table-cell office:value-type="float" office:value="0.656914">
                <text:p>0.656914</text:p>
              </table:table-cell>
              <table:table-cell office:value-type="float" office:value="0.720229">
                <text:p>0.720229</text:p>
              </table:table-cell>
              <table:table-cell office:value-type="float" office:value="0.759086">
                <text:p>0.759086</text:p>
              </table:table-cell>
              <table:table-cell office:value-type="float" office:value="0.786743">
                <text:p>0.786743</text:p>
              </table:table-cell>
              <table:table-cell office:value-type="float" office:value="0.812114">
                <text:p>0.812114</text:p>
              </table:table-cell>
              <table:table-cell office:value-type="float" office:value="0.831314">
                <text:p>0.831314</text:p>
              </table:table-cell>
              <table:table-cell office:value-type="float" office:value="0.845257">
                <text:p>0.845257</text:p>
              </table:table-cell>
              <table:table-cell office:value-type="float" office:value="0.8624">
                <text:p>0.8624</text:p>
              </table:table-cell>
              <table:table-cell office:value-type="float" office:value="0.885943">
                <text:p>0.885943</text:p>
              </table:table-cell>
              <table:table-cell office:value-type="float" office:value="0.896">
                <text:p>0.896</text:p>
              </table:table-cell>
              <table:table-cell office:value-type="float" office:value="0.770949">
                <text:p>0.77094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530057">
                <text:p>0.530057</text:p>
              </table:table-cell>
              <table:table-cell office:value-type="float" office:value="0.6512">
                <text:p>0.6512</text:p>
              </table:table-cell>
              <table:table-cell office:value-type="float" office:value="0.727086">
                <text:p>0.727086</text:p>
              </table:table-cell>
              <table:table-cell office:value-type="float" office:value="0.768686">
                <text:p>0.768686</text:p>
              </table:table-cell>
              <table:table-cell office:value-type="float" office:value="0.7984">
                <text:p>0.7984</text:p>
              </table:table-cell>
              <table:table-cell office:value-type="float" office:value="0.821257">
                <text:p>0.821257</text:p>
              </table:table-cell>
              <table:table-cell office:value-type="float" office:value="0.834971">
                <text:p>0.834971</text:p>
              </table:table-cell>
              <table:table-cell office:value-type="float" office:value="0.848457">
                <text:p>0.848457</text:p>
              </table:table-cell>
              <table:table-cell office:value-type="float" office:value="0.868114">
                <text:p>0.868114</text:p>
              </table:table-cell>
              <table:table-cell office:value-type="float" office:value="0.886629">
                <text:p>0.886629</text:p>
              </table:table-cell>
              <table:table-cell office:value-type="float" office:value="0.896">
                <text:p>0.896</text:p>
              </table:table-cell>
              <table:table-cell office:value-type="float" office:value="0.773486">
                <text:p>0.773486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509714">
                <text:p>0.509714</text:p>
              </table:table-cell>
              <table:table-cell office:value-type="float" office:value="0.648457">
                <text:p>0.648457</text:p>
              </table:table-cell>
              <table:table-cell office:value-type="float" office:value="0.714743">
                <text:p>0.714743</text:p>
              </table:table-cell>
              <table:table-cell office:value-type="float" office:value="0.761143">
                <text:p>0.761143</text:p>
              </table:table-cell>
              <table:table-cell office:value-type="float" office:value="0.796571">
                <text:p>0.796571</text:p>
              </table:table-cell>
              <table:table-cell office:value-type="float" office:value="0.8192">
                <text:p>0.8192</text:p>
              </table:table-cell>
              <table:table-cell office:value-type="float" office:value="0.832914">
                <text:p>0.832914</text:p>
              </table:table-cell>
              <table:table-cell office:value-type="float" office:value="0.845714">
                <text:p>0.845714</text:p>
              </table:table-cell>
              <table:table-cell office:value-type="float" office:value="0.861943">
                <text:p>0.861943</text:p>
              </table:table-cell>
              <table:table-cell office:value-type="float" office:value="0.885486">
                <text:p>0.885486</text:p>
              </table:table-cell>
              <table:table-cell office:value-type="float" office:value="0.896">
                <text:p>0.896</text:p>
              </table:table-cell>
              <table:table-cell office:value-type="float" office:value="0.767589">
                <text:p>0.767589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513829">
                <text:p>0.513829</text:p>
              </table:table-cell>
              <table:table-cell office:value-type="float" office:value="0.642971">
                <text:p>0.642971</text:p>
              </table:table-cell>
              <table:table-cell office:value-type="float" office:value="0.703086">
                <text:p>0.703086</text:p>
              </table:table-cell>
              <table:table-cell office:value-type="float" office:value="0.754514">
                <text:p>0.754514</text:p>
              </table:table-cell>
              <table:table-cell office:value-type="float" office:value="0.7968">
                <text:p>0.7968</text:p>
              </table:table-cell>
              <table:table-cell office:value-type="float" office:value="0.817829">
                <text:p>0.817829</text:p>
              </table:table-cell>
              <table:table-cell office:value-type="float" office:value="0.833143">
                <text:p>0.833143</text:p>
              </table:table-cell>
              <table:table-cell office:value-type="float" office:value="0.8464">
                <text:p>0.8464</text:p>
              </table:table-cell>
              <table:table-cell office:value-type="float" office:value="0.861943">
                <text:p>0.861943</text:p>
              </table:table-cell>
              <table:table-cell office:value-type="float" office:value="0.886857">
                <text:p>0.886857</text:p>
              </table:table-cell>
              <table:table-cell office:value-type="float" office:value="0.896">
                <text:p>0.896</text:p>
              </table:table-cell>
              <table:table-cell office:value-type="float" office:value="0.765737">
                <text:p>0.76573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474057">
                <text:p>0.474057</text:p>
              </table:table-cell>
              <table:table-cell office:value-type="float" office:value="0.607086">
                <text:p>0.607086</text:p>
              </table:table-cell>
              <table:table-cell office:value-type="float" office:value="0.691886">
                <text:p>0.691886</text:p>
              </table:table-cell>
              <table:table-cell office:value-type="float" office:value="0.750629">
                <text:p>0.750629</text:p>
              </table:table-cell>
              <table:table-cell office:value-type="float" office:value="0.794057">
                <text:p>0.794057</text:p>
              </table:table-cell>
              <table:table-cell office:value-type="float" office:value="0.817829">
                <text:p>0.817829</text:p>
              </table:table-cell>
              <table:table-cell office:value-type="float" office:value="0.832229">
                <text:p>0.832229</text:p>
              </table:table-cell>
              <table:table-cell office:value-type="float" office:value="0.845486">
                <text:p>0.845486</text:p>
              </table:table-cell>
              <table:table-cell office:value-type="float" office:value="0.862171">
                <text:p>0.862171</text:p>
              </table:table-cell>
              <table:table-cell office:value-type="float" office:value="0.886171">
                <text:p>0.886171</text:p>
              </table:table-cell>
              <table:table-cell office:value-type="float" office:value="0.896">
                <text:p>0.896</text:p>
              </table:table-cell>
              <table:table-cell office:value-type="float" office:value="0.75616">
                <text:p>0.75616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456229">
                <text:p>0.456229</text:p>
              </table:table-cell>
              <table:table-cell office:value-type="float" office:value="0.584229">
                <text:p>0.584229</text:p>
              </table:table-cell>
              <table:table-cell office:value-type="float" office:value="0.672229">
                <text:p>0.672229</text:p>
              </table:table-cell>
              <table:table-cell office:value-type="float" office:value="0.741486">
                <text:p>0.741486</text:p>
              </table:table-cell>
              <table:table-cell office:value-type="float" office:value="0.794743">
                <text:p>0.794743</text:p>
              </table:table-cell>
              <table:table-cell office:value-type="float" office:value="0.8176">
                <text:p>0.8176</text:p>
              </table:table-cell>
              <table:table-cell office:value-type="float" office:value="0.831771">
                <text:p>0.831771</text:p>
              </table:table-cell>
              <table:table-cell office:value-type="float" office:value="0.845486">
                <text:p>0.845486</text:p>
              </table:table-cell>
              <table:table-cell office:value-type="float" office:value="0.861257">
                <text:p>0.861257</text:p>
              </table:table-cell>
              <table:table-cell office:value-type="float" office:value="0.883886">
                <text:p>0.883886</text:p>
              </table:table-cell>
              <table:table-cell office:value-type="float" office:value="0.896">
                <text:p>0.896</text:p>
              </table:table-cell>
              <table:table-cell office:value-type="float" office:value="0.748891">
                <text:p>0.748891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509486">
                <text:p>0.509486</text:p>
              </table:table-cell>
              <table:table-cell office:value-type="float" office:value="0.630857">
                <text:p>0.630857</text:p>
              </table:table-cell>
              <table:table-cell office:value-type="float" office:value="0.698286">
                <text:p>0.698286</text:p>
              </table:table-cell>
              <table:table-cell office:value-type="float" office:value="0.767314">
                <text:p>0.767314</text:p>
              </table:table-cell>
              <table:table-cell office:value-type="float" office:value="0.800686">
                <text:p>0.800686</text:p>
              </table:table-cell>
              <table:table-cell office:value-type="float" office:value="0.819657">
                <text:p>0.819657</text:p>
              </table:table-cell>
              <table:table-cell office:value-type="float" office:value="0.831771">
                <text:p>0.831771</text:p>
              </table:table-cell>
              <table:table-cell office:value-type="float" office:value="0.847771">
                <text:p>0.847771</text:p>
              </table:table-cell>
              <table:table-cell office:value-type="float" office:value="0.861714">
                <text:p>0.861714</text:p>
              </table:table-cell>
              <table:table-cell office:value-type="float" office:value="0.8832">
                <text:p>0.8832</text:p>
              </table:table-cell>
              <table:table-cell office:value-type="float" office:value="0.896">
                <text:p>0.896</text:p>
              </table:table-cell>
              <table:table-cell office:value-type="float" office:value="0.765074">
                <text:p>0.765074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487771">
                <text:p>0.487771</text:p>
              </table:table-cell>
              <table:table-cell office:value-type="float" office:value="0.621714">
                <text:p>0.621714</text:p>
              </table:table-cell>
              <table:table-cell office:value-type="float" office:value="0.681829">
                <text:p>0.681829</text:p>
              </table:table-cell>
              <table:table-cell office:value-type="float" office:value="0.753143">
                <text:p>0.753143</text:p>
              </table:table-cell>
              <table:table-cell office:value-type="float" office:value="0.800914">
                <text:p>0.800914</text:p>
              </table:table-cell>
              <table:table-cell office:value-type="float" office:value="0.820571">
                <text:p>0.820571</text:p>
              </table:table-cell>
              <table:table-cell office:value-type="float" office:value="0.836114">
                <text:p>0.836114</text:p>
              </table:table-cell>
              <table:table-cell office:value-type="float" office:value="0.853029">
                <text:p>0.853029</text:p>
              </table:table-cell>
              <table:table-cell office:value-type="float" office:value="0.865371">
                <text:p>0.865371</text:p>
              </table:table-cell>
              <table:table-cell office:value-type="float" office:value="0.885486">
                <text:p>0.885486</text:p>
              </table:table-cell>
              <table:table-cell office:value-type="float" office:value="0.896">
                <text:p>0.896</text:p>
              </table:table-cell>
              <table:table-cell office:value-type="float" office:value="0.760594">
                <text:p>0.76059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514743">
                <text:p>0.514743</text:p>
              </table:table-cell>
              <table:table-cell office:value-type="float" office:value="0.627886">
                <text:p>0.627886</text:p>
              </table:table-cell>
              <table:table-cell office:value-type="float" office:value="0.6848">
                <text:p>0.6848</text:p>
              </table:table-cell>
              <table:table-cell office:value-type="float" office:value="0.7584">
                <text:p>0.7584</text:p>
              </table:table-cell>
              <table:table-cell office:value-type="float" office:value="0.797714">
                <text:p>0.797714</text:p>
              </table:table-cell>
              <table:table-cell office:value-type="float" office:value="0.820571">
                <text:p>0.820571</text:p>
              </table:table-cell>
              <table:table-cell office:value-type="float" office:value="0.8352">
                <text:p>0.8352</text:p>
              </table:table-cell>
              <table:table-cell office:value-type="float" office:value="0.847771">
                <text:p>0.847771</text:p>
              </table:table-cell>
              <table:table-cell office:value-type="float" office:value="0.862629">
                <text:p>0.862629</text:p>
              </table:table-cell>
              <table:table-cell office:value-type="float" office:value="0.883657">
                <text:p>0.883657</text:p>
              </table:table-cell>
              <table:table-cell office:value-type="float" office:value="0.896">
                <text:p>0.896</text:p>
              </table:table-cell>
              <table:table-cell office:value-type="float" office:value="0.763337">
                <text:p>0.76333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462857">
                <text:p>0.462857</text:p>
              </table:table-cell>
              <table:table-cell office:value-type="float" office:value="0.621029">
                <text:p>0.621029</text:p>
              </table:table-cell>
              <table:table-cell office:value-type="float" office:value="0.685943">
                <text:p>0.685943</text:p>
              </table:table-cell>
              <table:table-cell office:value-type="float" office:value="0.757029">
                <text:p>0.757029</text:p>
              </table:table-cell>
              <table:table-cell office:value-type="float" office:value="0.798629">
                <text:p>0.798629</text:p>
              </table:table-cell>
              <table:table-cell office:value-type="float" office:value="0.8224">
                <text:p>0.8224</text:p>
              </table:table-cell>
              <table:table-cell office:value-type="float" office:value="0.835886">
                <text:p>0.835886</text:p>
              </table:table-cell>
              <table:table-cell office:value-type="float" office:value="0.850057">
                <text:p>0.850057</text:p>
              </table:table-cell>
              <table:table-cell office:value-type="float" office:value="0.862171">
                <text:p>0.862171</text:p>
              </table:table-cell>
              <table:table-cell office:value-type="float" office:value="0.882286">
                <text:p>0.882286</text:p>
              </table:table-cell>
              <table:table-cell office:value-type="float" office:value="0.896">
                <text:p>0.896</text:p>
              </table:table-cell>
              <table:table-cell office:value-type="float" office:value="0.757829">
                <text:p>0.75782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432457">
                <text:p>0.432457</text:p>
              </table:table-cell>
              <table:table-cell office:value-type="float" office:value="0.583771">
                <text:p>0.583771</text:p>
              </table:table-cell>
              <table:table-cell office:value-type="float" office:value="0.6464">
                <text:p>0.6464</text:p>
              </table:table-cell>
              <table:table-cell office:value-type="float" office:value="0.731657">
                <text:p>0.731657</text:p>
              </table:table-cell>
              <table:table-cell office:value-type="float" office:value="0.786057">
                <text:p>0.786057</text:p>
              </table:table-cell>
              <table:table-cell office:value-type="float" office:value="0.818286">
                <text:p>0.818286</text:p>
              </table:table-cell>
              <table:table-cell office:value-type="float" office:value="0.834057">
                <text:p>0.834057</text:p>
              </table:table-cell>
              <table:table-cell office:value-type="float" office:value="0.848229">
                <text:p>0.848229</text:p>
              </table:table-cell>
              <table:table-cell office:value-type="float" office:value="0.866057">
                <text:p>0.866057</text:p>
              </table:table-cell>
              <table:table-cell office:value-type="float" office:value="0.884114">
                <text:p>0.884114</text:p>
              </table:table-cell>
              <table:table-cell office:value-type="float" office:value="0.896">
                <text:p>0.896</text:p>
              </table:table-cell>
              <table:table-cell office:value-type="float" office:value="0.743109">
                <text:p>0.74310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458057">
                <text:p>0.458057</text:p>
              </table:table-cell>
              <table:table-cell office:value-type="float" office:value="0.614629">
                <text:p>0.614629</text:p>
              </table:table-cell>
              <table:table-cell office:value-type="float" office:value="0.684343">
                <text:p>0.684343</text:p>
              </table:table-cell>
              <table:table-cell office:value-type="float" office:value="0.770743">
                <text:p>0.770743</text:p>
              </table:table-cell>
              <table:table-cell office:value-type="float" office:value="0.808914">
                <text:p>0.808914</text:p>
              </table:table-cell>
              <table:table-cell office:value-type="float" office:value="0.829486">
                <text:p>0.829486</text:p>
              </table:table-cell>
              <table:table-cell office:value-type="float" office:value="0.842971">
                <text:p>0.842971</text:p>
              </table:table-cell>
              <table:table-cell office:value-type="float" office:value="0.8576">
                <text:p>0.8576</text:p>
              </table:table-cell>
              <table:table-cell office:value-type="float" office:value="0.874057">
                <text:p>0.874057</text:p>
              </table:table-cell>
              <table:table-cell office:value-type="float" office:value="0.889371">
                <text:p>0.889371</text:p>
              </table:table-cell>
              <table:table-cell office:value-type="float" office:value="0.896">
                <text:p>0.896</text:p>
              </table:table-cell>
              <table:table-cell office:value-type="float" office:value="0.763017">
                <text:p>0.763017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479543">
                <text:p>0.479543</text:p>
              </table:table-cell>
              <table:table-cell office:value-type="float" office:value="0.624">
                <text:p>0.624</text:p>
              </table:table-cell>
              <table:table-cell office:value-type="float" office:value="0.706743">
                <text:p>0.706743</text:p>
              </table:table-cell>
              <table:table-cell office:value-type="float" office:value="0.7872">
                <text:p>0.7872</text:p>
              </table:table-cell>
              <table:table-cell office:value-type="float" office:value="0.817143">
                <text:p>0.817143</text:p>
              </table:table-cell>
              <table:table-cell office:value-type="float" office:value="0.834286">
                <text:p>0.834286</text:p>
              </table:table-cell>
              <table:table-cell office:value-type="float" office:value="0.845257">
                <text:p>0.845257</text:p>
              </table:table-cell>
              <table:table-cell office:value-type="float" office:value="0.858743">
                <text:p>0.858743</text:p>
              </table:table-cell>
              <table:table-cell office:value-type="float" office:value="0.871314">
                <text:p>0.871314</text:p>
              </table:table-cell>
              <table:table-cell office:value-type="float" office:value="0.888457">
                <text:p>0.888457</text:p>
              </table:table-cell>
              <table:table-cell office:value-type="float" office:value="0.896">
                <text:p>0.896</text:p>
              </table:table-cell>
              <table:table-cell office:value-type="float" office:value="0.771269">
                <text:p>0.77126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450514">
                <text:p>0.450514</text:p>
              </table:table-cell>
              <table:table-cell office:value-type="float" office:value="0.624229">
                <text:p>0.624229</text:p>
              </table:table-cell>
              <table:table-cell office:value-type="float" office:value="0.702857">
                <text:p>0.702857</text:p>
              </table:table-cell>
              <table:table-cell office:value-type="float" office:value="0.7776">
                <text:p>0.7776</text:p>
              </table:table-cell>
              <table:table-cell office:value-type="float" office:value="0.809143">
                <text:p>0.809143</text:p>
              </table:table-cell>
              <table:table-cell office:value-type="float" office:value="0.828114">
                <text:p>0.828114</text:p>
              </table:table-cell>
              <table:table-cell office:value-type="float" office:value="0.842514">
                <text:p>0.842514</text:p>
              </table:table-cell>
              <table:table-cell office:value-type="float" office:value="0.8544">
                <text:p>0.8544</text:p>
              </table:table-cell>
              <table:table-cell office:value-type="float" office:value="0.866743">
                <text:p>0.866743</text:p>
              </table:table-cell>
              <table:table-cell office:value-type="float" office:value="0.886629">
                <text:p>0.886629</text:p>
              </table:table-cell>
              <table:table-cell office:value-type="float" office:value="0.896">
                <text:p>0.896</text:p>
              </table:table-cell>
              <table:table-cell office:value-type="float" office:value="0.764274">
                <text:p>0.764274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474971">
                <text:p>0.474971</text:p>
              </table:table-cell>
              <table:table-cell office:value-type="float" office:value="0.6256">
                <text:p>0.6256</text:p>
              </table:table-cell>
              <table:table-cell office:value-type="float" office:value="0.701486">
                <text:p>0.701486</text:p>
              </table:table-cell>
              <table:table-cell office:value-type="float" office:value="0.761143">
                <text:p>0.761143</text:p>
              </table:table-cell>
              <table:table-cell office:value-type="float" office:value="0.800457">
                <text:p>0.800457</text:p>
              </table:table-cell>
              <table:table-cell office:value-type="float" office:value="0.824229">
                <text:p>0.824229</text:p>
              </table:table-cell>
              <table:table-cell office:value-type="float" office:value="0.840686">
                <text:p>0.840686</text:p>
              </table:table-cell>
              <table:table-cell office:value-type="float" office:value="0.853943">
                <text:p>0.853943</text:p>
              </table:table-cell>
              <table:table-cell office:value-type="float" office:value="0.8672">
                <text:p>0.8672</text:p>
              </table:table-cell>
              <table:table-cell office:value-type="float" office:value="0.887086">
                <text:p>0.887086</text:p>
              </table:table-cell>
              <table:table-cell office:value-type="float" office:value="0.896">
                <text:p>0.896</text:p>
              </table:table-cell>
              <table:table-cell office:value-type="float" office:value="0.76368">
                <text:p>0.76368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482286">
                <text:p>0.482286</text:p>
              </table:table-cell>
              <table:table-cell office:value-type="float" office:value="0.631543">
                <text:p>0.631543</text:p>
              </table:table-cell>
              <table:table-cell office:value-type="float" office:value="0.705371">
                <text:p>0.705371</text:p>
              </table:table-cell>
              <table:table-cell office:value-type="float" office:value="0.7584">
                <text:p>0.7584</text:p>
              </table:table-cell>
              <table:table-cell office:value-type="float" office:value="0.793143">
                <text:p>0.793143</text:p>
              </table:table-cell>
              <table:table-cell office:value-type="float" office:value="0.821486">
                <text:p>0.821486</text:p>
              </table:table-cell>
              <table:table-cell office:value-type="float" office:value="0.8384">
                <text:p>0.8384</text:p>
              </table:table-cell>
              <table:table-cell office:value-type="float" office:value="0.8512">
                <text:p>0.8512</text:p>
              </table:table-cell>
              <table:table-cell office:value-type="float" office:value="0.861943">
                <text:p>0.861943</text:p>
              </table:table-cell>
              <table:table-cell office:value-type="float" office:value="0.8864">
                <text:p>0.8864</text:p>
              </table:table-cell>
              <table:table-cell office:value-type="float" office:value="0.896">
                <text:p>0.896</text:p>
              </table:table-cell>
              <table:table-cell office:value-type="float" office:value="0.763017">
                <text:p>0.763017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4816">
                <text:p>0.4816</text:p>
              </table:table-cell>
              <table:table-cell office:value-type="float" office:value="0.635429">
                <text:p>0.635429</text:p>
              </table:table-cell>
              <table:table-cell office:value-type="float" office:value="0.718171">
                <text:p>0.718171</text:p>
              </table:table-cell>
              <table:table-cell office:value-type="float" office:value="0.771429">
                <text:p>0.771429</text:p>
              </table:table-cell>
              <table:table-cell office:value-type="float" office:value="0.800914">
                <text:p>0.800914</text:p>
              </table:table-cell>
              <table:table-cell office:value-type="float" office:value="0.823543">
                <text:p>0.823543</text:p>
              </table:table-cell>
              <table:table-cell office:value-type="float" office:value="0.841371">
                <text:p>0.841371</text:p>
              </table:table-cell>
              <table:table-cell office:value-type="float" office:value="0.8528">
                <text:p>0.8528</text:p>
              </table:table-cell>
              <table:table-cell office:value-type="float" office:value="0.8656">
                <text:p>0.8656</text:p>
              </table:table-cell>
              <table:table-cell office:value-type="float" office:value="0.886857">
                <text:p>0.886857</text:p>
              </table:table-cell>
              <table:table-cell office:value-type="float" office:value="0.896">
                <text:p>0.896</text:p>
              </table:table-cell>
              <table:table-cell office:value-type="float" office:value="0.767771">
                <text:p>0.767771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484343">
                <text:p>0.484343</text:p>
              </table:table-cell>
              <table:table-cell office:value-type="float" office:value="0.632457">
                <text:p>0.632457</text:p>
              </table:table-cell>
              <table:table-cell office:value-type="float" office:value="0.717714">
                <text:p>0.717714</text:p>
              </table:table-cell>
              <table:table-cell office:value-type="float" office:value="0.778286">
                <text:p>0.778286</text:p>
              </table:table-cell>
              <table:table-cell office:value-type="float" office:value="0.807543">
                <text:p>0.807543</text:p>
              </table:table-cell>
              <table:table-cell office:value-type="float" office:value="0.827657">
                <text:p>0.827657</text:p>
              </table:table-cell>
              <table:table-cell office:value-type="float" office:value="0.8448">
                <text:p>0.8448</text:p>
              </table:table-cell>
              <table:table-cell office:value-type="float" office:value="0.854171">
                <text:p>0.854171</text:p>
              </table:table-cell>
              <table:table-cell office:value-type="float" office:value="0.868114">
                <text:p>0.868114</text:p>
              </table:table-cell>
              <table:table-cell office:value-type="float" office:value="0.887543">
                <text:p>0.887543</text:p>
              </table:table-cell>
              <table:table-cell office:value-type="float" office:value="0.896">
                <text:p>0.896</text:p>
              </table:table-cell>
              <table:table-cell office:value-type="float" office:value="0.770263">
                <text:p>0.770263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507886">
                <text:p>0.507886</text:p>
              </table:table-cell>
              <table:table-cell office:value-type="float" office:value="0.6496">
                <text:p>0.6496</text:p>
              </table:table-cell>
              <table:table-cell office:value-type="float" office:value="0.724343">
                <text:p>0.724343</text:p>
              </table:table-cell>
              <table:table-cell office:value-type="float" office:value="0.771886">
                <text:p>0.771886</text:p>
              </table:table-cell>
              <table:table-cell office:value-type="float" office:value="0.8016">
                <text:p>0.8016</text:p>
              </table:table-cell>
              <table:table-cell office:value-type="float" office:value="0.823314">
                <text:p>0.823314</text:p>
              </table:table-cell>
              <table:table-cell office:value-type="float" office:value="0.84">
                <text:p>0.84</text:p>
              </table:table-cell>
              <table:table-cell office:value-type="float" office:value="0.853486">
                <text:p>0.853486</text:p>
              </table:table-cell>
              <table:table-cell office:value-type="float" office:value="0.868343">
                <text:p>0.868343</text:p>
              </table:table-cell>
              <table:table-cell office:value-type="float" office:value="0.890057">
                <text:p>0.890057</text:p>
              </table:table-cell>
              <table:table-cell office:value-type="float" office:value="0.896">
                <text:p>0.896</text:p>
              </table:table-cell>
              <table:table-cell office:value-type="float" office:value="0.773051">
                <text:p>0.77305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501714">
                <text:p>0.501714</text:p>
              </table:table-cell>
              <table:table-cell office:value-type="float" office:value="0.629943">
                <text:p>0.629943</text:p>
              </table:table-cell>
              <table:table-cell office:value-type="float" office:value="0.702857">
                <text:p>0.702857</text:p>
              </table:table-cell>
              <table:table-cell office:value-type="float" office:value="0.765714">
                <text:p>0.765714</text:p>
              </table:table-cell>
              <table:table-cell office:value-type="float" office:value="0.804343">
                <text:p>0.804343</text:p>
              </table:table-cell>
              <table:table-cell office:value-type="float" office:value="0.827429">
                <text:p>0.827429</text:p>
              </table:table-cell>
              <table:table-cell office:value-type="float" office:value="0.845257">
                <text:p>0.845257</text:p>
              </table:table-cell>
              <table:table-cell office:value-type="float" office:value="0.859429">
                <text:p>0.859429</text:p>
              </table:table-cell>
              <table:table-cell office:value-type="float" office:value="0.872229">
                <text:p>0.872229</text:p>
              </table:table-cell>
              <table:table-cell office:value-type="float" office:value="0.890286">
                <text:p>0.890286</text:p>
              </table:table-cell>
              <table:table-cell office:value-type="float" office:value="0.896">
                <text:p>0.896</text:p>
              </table:table-cell>
              <table:table-cell office:value-type="float" office:value="0.76992">
                <text:p>0.76992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514286">
                <text:p>0.514286</text:p>
              </table:table-cell>
              <table:table-cell office:value-type="float" office:value="0.629943">
                <text:p>0.629943</text:p>
              </table:table-cell>
              <table:table-cell office:value-type="float" office:value="0.704">
                <text:p>0.704</text:p>
              </table:table-cell>
              <table:table-cell office:value-type="float" office:value="0.768686">
                <text:p>0.768686</text:p>
              </table:table-cell>
              <table:table-cell office:value-type="float" office:value="0.8064">
                <text:p>0.8064</text:p>
              </table:table-cell>
              <table:table-cell office:value-type="float" office:value="0.829486">
                <text:p>0.829486</text:p>
              </table:table-cell>
              <table:table-cell office:value-type="float" office:value="0.845943">
                <text:p>0.845943</text:p>
              </table:table-cell>
              <table:table-cell office:value-type="float" office:value="0.860571">
                <text:p>0.860571</text:p>
              </table:table-cell>
              <table:table-cell office:value-type="float" office:value="0.874057">
                <text:p>0.874057</text:p>
              </table:table-cell>
              <table:table-cell office:value-type="float" office:value="0.8928">
                <text:p>0.8928</text:p>
              </table:table-cell>
              <table:table-cell office:value-type="float" office:value="0.896">
                <text:p>0.896</text:p>
              </table:table-cell>
              <table:table-cell office:value-type="float" office:value="0.772617">
                <text:p>0.772617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489371">
                <text:p>0.489371</text:p>
              </table:table-cell>
              <table:table-cell office:value-type="float" office:value="0.627886">
                <text:p>0.627886</text:p>
              </table:table-cell>
              <table:table-cell office:value-type="float" office:value="0.699429">
                <text:p>0.699429</text:p>
              </table:table-cell>
              <table:table-cell office:value-type="float" office:value="0.761143">
                <text:p>0.761143</text:p>
              </table:table-cell>
              <table:table-cell office:value-type="float" office:value="0.801143">
                <text:p>0.801143</text:p>
              </table:table-cell>
              <table:table-cell office:value-type="float" office:value="0.830171">
                <text:p>0.830171</text:p>
              </table:table-cell>
              <table:table-cell office:value-type="float" office:value="0.848229">
                <text:p>0.848229</text:p>
              </table:table-cell>
              <table:table-cell office:value-type="float" office:value="0.860571">
                <text:p>0.860571</text:p>
              </table:table-cell>
              <table:table-cell office:value-type="float" office:value="0.876114">
                <text:p>0.876114</text:p>
              </table:table-cell>
              <table:table-cell office:value-type="float" office:value="0.893029">
                <text:p>0.893029</text:p>
              </table:table-cell>
              <table:table-cell office:value-type="float" office:value="0.896">
                <text:p>0.896</text:p>
              </table:table-cell>
              <table:table-cell office:value-type="float" office:value="0.768709">
                <text:p>0.76870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510857">
                <text:p>0.510857</text:p>
              </table:table-cell>
              <table:table-cell office:value-type="float" office:value="0.632686">
                <text:p>0.632686</text:p>
              </table:table-cell>
              <table:table-cell office:value-type="float" office:value="0.693486">
                <text:p>0.693486</text:p>
              </table:table-cell>
              <table:table-cell office:value-type="float" office:value="0.755886">
                <text:p>0.755886</text:p>
              </table:table-cell>
              <table:table-cell office:value-type="float" office:value="0.797029">
                <text:p>0.797029</text:p>
              </table:table-cell>
              <table:table-cell office:value-type="float" office:value="0.825371">
                <text:p>0.825371</text:p>
              </table:table-cell>
              <table:table-cell office:value-type="float" office:value="0.844343">
                <text:p>0.844343</text:p>
              </table:table-cell>
              <table:table-cell office:value-type="float" office:value="0.857371">
                <text:p>0.857371</text:p>
              </table:table-cell>
              <table:table-cell office:value-type="float" office:value="0.870857">
                <text:p>0.870857</text:p>
              </table:table-cell>
              <table:table-cell office:value-type="float" office:value="0.8928">
                <text:p>0.8928</text:p>
              </table:table-cell>
              <table:table-cell office:value-type="float" office:value="0.896">
                <text:p>0.896</text:p>
              </table:table-cell>
              <table:table-cell office:value-type="float" office:value="0.768069">
                <text:p>0.768069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557486">
                <text:p>0.557486</text:p>
              </table:table-cell>
              <table:table-cell office:value-type="float" office:value="0.661486">
                <text:p>0.661486</text:p>
              </table:table-cell>
              <table:table-cell office:value-type="float" office:value="0.737143">
                <text:p>0.737143</text:p>
              </table:table-cell>
              <table:table-cell office:value-type="float" office:value="0.7808">
                <text:p>0.7808</text:p>
              </table:table-cell>
              <table:table-cell office:value-type="float" office:value="0.813486">
                <text:p>0.813486</text:p>
              </table:table-cell>
              <table:table-cell office:value-type="float" office:value="0.833371">
                <text:p>0.833371</text:p>
              </table:table-cell>
              <table:table-cell office:value-type="float" office:value="0.847314">
                <text:p>0.847314</text:p>
              </table:table-cell>
              <table:table-cell office:value-type="float" office:value="0.8592">
                <text:p>0.8592</text:p>
              </table:table-cell>
              <table:table-cell office:value-type="float" office:value="0.871314">
                <text:p>0.871314</text:p>
              </table:table-cell>
              <table:table-cell office:value-type="float" office:value="0.890743">
                <text:p>0.890743</text:p>
              </table:table-cell>
              <table:table-cell office:value-type="float" office:value="0.896">
                <text:p>0.896</text:p>
              </table:table-cell>
              <table:table-cell office:value-type="float" office:value="0.785234">
                <text:p>0.78523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563657">
                <text:p>0.563657</text:p>
              </table:table-cell>
              <table:table-cell office:value-type="float" office:value="0.661943">
                <text:p>0.661943</text:p>
              </table:table-cell>
              <table:table-cell office:value-type="float" office:value="0.723429">
                <text:p>0.723429</text:p>
              </table:table-cell>
              <table:table-cell office:value-type="float" office:value="0.777143">
                <text:p>0.777143</text:p>
              </table:table-cell>
              <table:table-cell office:value-type="float" office:value="0.814857">
                <text:p>0.814857</text:p>
              </table:table-cell>
              <table:table-cell office:value-type="float" office:value="0.834286">
                <text:p>0.834286</text:p>
              </table:table-cell>
              <table:table-cell office:value-type="float" office:value="0.845943">
                <text:p>0.845943</text:p>
              </table:table-cell>
              <table:table-cell office:value-type="float" office:value="0.857829">
                <text:p>0.857829</text:p>
              </table:table-cell>
              <table:table-cell office:value-type="float" office:value="0.8704">
                <text:p>0.8704</text:p>
              </table:table-cell>
              <table:table-cell office:value-type="float" office:value="0.890514">
                <text:p>0.890514</text:p>
              </table:table-cell>
              <table:table-cell office:value-type="float" office:value="0.896">
                <text:p>0.896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528686">
                <text:p>0.528686</text:p>
              </table:table-cell>
              <table:table-cell office:value-type="float" office:value="0.655543">
                <text:p>0.655543</text:p>
              </table:table-cell>
              <table:table-cell office:value-type="float" office:value="0.719314">
                <text:p>0.719314</text:p>
              </table:table-cell>
              <table:table-cell office:value-type="float" office:value="0.789257">
                <text:p>0.789257</text:p>
              </table:table-cell>
              <table:table-cell office:value-type="float" office:value="0.818057">
                <text:p>0.818057</text:p>
              </table:table-cell>
              <table:table-cell office:value-type="float" office:value="0.835657">
                <text:p>0.835657</text:p>
              </table:table-cell>
              <table:table-cell office:value-type="float" office:value="0.845943">
                <text:p>0.845943</text:p>
              </table:table-cell>
              <table:table-cell office:value-type="float" office:value="0.857829">
                <text:p>0.857829</text:p>
              </table:table-cell>
              <table:table-cell office:value-type="float" office:value="0.870171">
                <text:p>0.870171</text:p>
              </table:table-cell>
              <table:table-cell office:value-type="float" office:value="0.890057">
                <text:p>0.890057</text:p>
              </table:table-cell>
              <table:table-cell office:value-type="float" office:value="0.896">
                <text:p>0.896</text:p>
              </table:table-cell>
              <table:table-cell office:value-type="float" office:value="0.781051">
                <text:p>0.781051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549486">
                <text:p>0.549486</text:p>
              </table:table-cell>
              <table:table-cell office:value-type="float" office:value="0.660114">
                <text:p>0.660114</text:p>
              </table:table-cell>
              <table:table-cell office:value-type="float" office:value="0.733943">
                <text:p>0.733943</text:p>
              </table:table-cell>
              <table:table-cell office:value-type="float" office:value="0.7952">
                <text:p>0.7952</text:p>
              </table:table-cell>
              <table:table-cell office:value-type="float" office:value="0.823086">
                <text:p>0.823086</text:p>
              </table:table-cell>
              <table:table-cell office:value-type="float" office:value="0.839771">
                <text:p>0.839771</text:p>
              </table:table-cell>
              <table:table-cell office:value-type="float" office:value="0.8496">
                <text:p>0.8496</text:p>
              </table:table-cell>
              <table:table-cell office:value-type="float" office:value="0.859657">
                <text:p>0.859657</text:p>
              </table:table-cell>
              <table:table-cell office:value-type="float" office:value="0.871543">
                <text:p>0.871543</text:p>
              </table:table-cell>
              <table:table-cell office:value-type="float" office:value="0.889829">
                <text:p>0.889829</text:p>
              </table:table-cell>
              <table:table-cell office:value-type="float" office:value="0.896">
                <text:p>0.896</text:p>
              </table:table-cell>
              <table:table-cell office:value-type="float" office:value="0.787223">
                <text:p>0.787223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5328">
                <text:p>0.5328</text:p>
              </table:table-cell>
              <table:table-cell office:value-type="float" office:value="0.665371">
                <text:p>0.665371</text:p>
              </table:table-cell>
              <table:table-cell office:value-type="float" office:value="0.743314">
                <text:p>0.743314</text:p>
              </table:table-cell>
              <table:table-cell office:value-type="float" office:value="0.802971">
                <text:p>0.802971</text:p>
              </table:table-cell>
              <table:table-cell office:value-type="float" office:value="0.828114">
                <text:p>0.828114</text:p>
              </table:table-cell>
              <table:table-cell office:value-type="float" office:value="0.842514">
                <text:p>0.842514</text:p>
              </table:table-cell>
              <table:table-cell office:value-type="float" office:value="0.850743">
                <text:p>0.850743</text:p>
              </table:table-cell>
              <table:table-cell office:value-type="float" office:value="0.862171">
                <text:p>0.862171</text:p>
              </table:table-cell>
              <table:table-cell office:value-type="float" office:value="0.877029">
                <text:p>0.877029</text:p>
              </table:table-cell>
              <table:table-cell office:value-type="float" office:value="0.893486">
                <text:p>0.893486</text:p>
              </table:table-cell>
              <table:table-cell office:value-type="float" office:value="0.896">
                <text:p>0.896</text:p>
              </table:table-cell>
              <table:table-cell office:value-type="float" office:value="0.789851">
                <text:p>0.789851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5024">
                <text:p>0.5024</text:p>
              </table:table-cell>
              <table:table-cell office:value-type="float" office:value="0.6528">
                <text:p>0.6528</text:p>
              </table:table-cell>
              <table:table-cell office:value-type="float" office:value="0.753829">
                <text:p>0.753829</text:p>
              </table:table-cell>
              <table:table-cell office:value-type="float" office:value="0.809829">
                <text:p>0.809829</text:p>
              </table:table-cell>
              <table:table-cell office:value-type="float" office:value="0.832914">
                <text:p>0.832914</text:p>
              </table:table-cell>
              <table:table-cell office:value-type="float" office:value="0.844114">
                <text:p>0.844114</text:p>
              </table:table-cell>
              <table:table-cell office:value-type="float" office:value="0.854171">
                <text:p>0.854171</text:p>
              </table:table-cell>
              <table:table-cell office:value-type="float" office:value="0.864686">
                <text:p>0.864686</text:p>
              </table:table-cell>
              <table:table-cell office:value-type="float" office:value="0.876571">
                <text:p>0.876571</text:p>
              </table:table-cell>
              <table:table-cell office:value-type="float" office:value="0.891657">
                <text:p>0.891657</text:p>
              </table:table-cell>
              <table:table-cell office:value-type="float" office:value="0.896">
                <text:p>0.896</text:p>
              </table:table-cell>
              <table:table-cell office:value-type="float" office:value="0.788297">
                <text:p>0.78829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486171">
                <text:p>0.486171</text:p>
              </table:table-cell>
              <table:table-cell office:value-type="float" office:value="0.649143">
                <text:p>0.649143</text:p>
              </table:table-cell>
              <table:table-cell office:value-type="float" office:value="0.757257">
                <text:p>0.757257</text:p>
              </table:table-cell>
              <table:table-cell office:value-type="float" office:value="0.809143">
                <text:p>0.809143</text:p>
              </table:table-cell>
              <table:table-cell office:value-type="float" office:value="0.832914">
                <text:p>0.832914</text:p>
              </table:table-cell>
              <table:table-cell office:value-type="float" office:value="0.844571">
                <text:p>0.844571</text:p>
              </table:table-cell>
              <table:table-cell office:value-type="float" office:value="0.853029">
                <text:p>0.853029</text:p>
              </table:table-cell>
              <table:table-cell office:value-type="float" office:value="0.863543">
                <text:p>0.863543</text:p>
              </table:table-cell>
              <table:table-cell office:value-type="float" office:value="0.876571">
                <text:p>0.876571</text:p>
              </table:table-cell>
              <table:table-cell office:value-type="float" office:value="0.891657">
                <text:p>0.891657</text:p>
              </table:table-cell>
              <table:table-cell office:value-type="float" office:value="0.896">
                <text:p>0.896</text:p>
              </table:table-cell>
              <table:table-cell office:value-type="float" office:value="0.7864">
                <text:p>0.7864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4768">
                <text:p>0.4768</text:p>
              </table:table-cell>
              <table:table-cell office:value-type="float" office:value="0.639314">
                <text:p>0.639314</text:p>
              </table:table-cell>
              <table:table-cell office:value-type="float" office:value="0.756114">
                <text:p>0.756114</text:p>
              </table:table-cell>
              <table:table-cell office:value-type="float" office:value="0.799086">
                <text:p>0.799086</text:p>
              </table:table-cell>
              <table:table-cell office:value-type="float" office:value="0.823314">
                <text:p>0.823314</text:p>
              </table:table-cell>
              <table:table-cell office:value-type="float" office:value="0.836114">
                <text:p>0.836114</text:p>
              </table:table-cell>
              <table:table-cell office:value-type="float" office:value="0.848">
                <text:p>0.848</text:p>
              </table:table-cell>
              <table:table-cell office:value-type="float" office:value="0.859429">
                <text:p>0.859429</text:p>
              </table:table-cell>
              <table:table-cell office:value-type="float" office:value="0.869714">
                <text:p>0.869714</text:p>
              </table:table-cell>
              <table:table-cell office:value-type="float" office:value="0.888686">
                <text:p>0.888686</text:p>
              </table:table-cell>
              <table:table-cell office:value-type="float" office:value="0.896">
                <text:p>0.896</text:p>
              </table:table-cell>
              <table:table-cell office:value-type="float" office:value="0.779657">
                <text:p>0.779657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4848">
                <text:p>0.4848</text:p>
              </table:table-cell>
              <table:table-cell office:value-type="float" office:value="0.634743">
                <text:p>0.634743</text:p>
              </table:table-cell>
              <table:table-cell office:value-type="float" office:value="0.726629">
                <text:p>0.726629</text:p>
              </table:table-cell>
              <table:table-cell office:value-type="float" office:value="0.796571">
                <text:p>0.796571</text:p>
              </table:table-cell>
              <table:table-cell office:value-type="float" office:value="0.8256">
                <text:p>0.8256</text:p>
              </table:table-cell>
              <table:table-cell office:value-type="float" office:value="0.837486">
                <text:p>0.837486</text:p>
              </table:table-cell>
              <table:table-cell office:value-type="float" office:value="0.848">
                <text:p>0.848</text:p>
              </table:table-cell>
              <table:table-cell office:value-type="float" office:value="0.860114">
                <text:p>0.860114</text:p>
              </table:table-cell>
              <table:table-cell office:value-type="float" office:value="0.870629">
                <text:p>0.870629</text:p>
              </table:table-cell>
              <table:table-cell office:value-type="float" office:value="0.889829">
                <text:p>0.889829</text:p>
              </table:table-cell>
              <table:table-cell office:value-type="float" office:value="0.896">
                <text:p>0.896</text:p>
              </table:table-cell>
              <table:table-cell office:value-type="float" office:value="0.77744">
                <text:p>0.7774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553143">
                <text:p>0.553143</text:p>
              </table:table-cell>
              <table:table-cell office:value-type="float" office:value="0.661943">
                <text:p>0.661943</text:p>
              </table:table-cell>
              <table:table-cell office:value-type="float" office:value="0.766171">
                <text:p>0.766171</text:p>
              </table:table-cell>
              <table:table-cell office:value-type="float" office:value="0.816457">
                <text:p>0.816457</text:p>
              </table:table-cell>
              <table:table-cell office:value-type="float" office:value="0.832">
                <text:p>0.832</text:p>
              </table:table-cell>
              <table:table-cell office:value-type="float" office:value="0.845943">
                <text:p>0.845943</text:p>
              </table:table-cell>
              <table:table-cell office:value-type="float" office:value="0.854171">
                <text:p>0.854171</text:p>
              </table:table-cell>
              <table:table-cell office:value-type="float" office:value="0.863543">
                <text:p>0.863543</text:p>
              </table:table-cell>
              <table:table-cell office:value-type="float" office:value="0.872686">
                <text:p>0.872686</text:p>
              </table:table-cell>
              <table:table-cell office:value-type="float" office:value="0.890286">
                <text:p>0.890286</text:p>
              </table:table-cell>
              <table:table-cell office:value-type="float" office:value="0.896">
                <text:p>0.896</text:p>
              </table:table-cell>
              <table:table-cell office:value-type="float" office:value="0.795634">
                <text:p>0.795634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582171">
                <text:p>0.582171</text:p>
              </table:table-cell>
              <table:table-cell office:value-type="float" office:value="0.700571">
                <text:p>0.700571</text:p>
              </table:table-cell>
              <table:table-cell office:value-type="float" office:value="0.793143">
                <text:p>0.793143</text:p>
              </table:table-cell>
              <table:table-cell office:value-type="float" office:value="0.822857">
                <text:p>0.822857</text:p>
              </table:table-cell>
              <table:table-cell office:value-type="float" office:value="0.837029">
                <text:p>0.837029</text:p>
              </table:table-cell>
              <table:table-cell office:value-type="float" office:value="0.850057">
                <text:p>0.850057</text:p>
              </table:table-cell>
              <table:table-cell office:value-type="float" office:value="0.858286">
                <text:p>0.858286</text:p>
              </table:table-cell>
              <table:table-cell office:value-type="float" office:value="0.8688">
                <text:p>0.8688</text:p>
              </table:table-cell>
              <table:table-cell office:value-type="float" office:value="0.878629">
                <text:p>0.878629</text:p>
              </table:table-cell>
              <table:table-cell office:value-type="float" office:value="0.891657">
                <text:p>0.891657</text:p>
              </table:table-cell>
              <table:table-cell office:value-type="float" office:value="0.896">
                <text:p>0.896</text:p>
              </table:table-cell>
              <table:table-cell office:value-type="float" office:value="0.80832">
                <text:p>0.8083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616914">
                <text:p>0.616914</text:p>
              </table:table-cell>
              <table:table-cell office:value-type="float" office:value="0.719771">
                <text:p>0.719771</text:p>
              </table:table-cell>
              <table:table-cell office:value-type="float" office:value="0.7952">
                <text:p>0.7952</text:p>
              </table:table-cell>
              <table:table-cell office:value-type="float" office:value="0.821486">
                <text:p>0.821486</text:p>
              </table:table-cell>
              <table:table-cell office:value-type="float" office:value="0.8368">
                <text:p>0.8368</text:p>
              </table:table-cell>
              <table:table-cell office:value-type="float" office:value="0.848229">
                <text:p>0.848229</text:p>
              </table:table-cell>
              <table:table-cell office:value-type="float" office:value="0.856457">
                <text:p>0.856457</text:p>
              </table:table-cell>
              <table:table-cell office:value-type="float" office:value="0.8672">
                <text:p>0.8672</text:p>
              </table:table-cell>
              <table:table-cell office:value-type="float" office:value="0.876343">
                <text:p>0.876343</text:p>
              </table:table-cell>
              <table:table-cell office:value-type="float" office:value="0.890971">
                <text:p>0.890971</text:p>
              </table:table-cell>
              <table:table-cell office:value-type="float" office:value="0.896">
                <text:p>0.896</text:p>
              </table:table-cell>
              <table:table-cell office:value-type="float" office:value="0.812937">
                <text:p>0.812937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609143">
                <text:p>0.609143</text:p>
              </table:table-cell>
              <table:table-cell office:value-type="float" office:value="0.738514">
                <text:p>0.738514</text:p>
              </table:table-cell>
              <table:table-cell office:value-type="float" office:value="0.802286">
                <text:p>0.802286</text:p>
              </table:table-cell>
              <table:table-cell office:value-type="float" office:value="0.825829">
                <text:p>0.825829</text:p>
              </table:table-cell>
              <table:table-cell office:value-type="float" office:value="0.838171">
                <text:p>0.838171</text:p>
              </table:table-cell>
              <table:table-cell office:value-type="float" office:value="0.844571">
                <text:p>0.844571</text:p>
              </table:table-cell>
              <table:table-cell office:value-type="float" office:value="0.853943">
                <text:p>0.853943</text:p>
              </table:table-cell>
              <table:table-cell office:value-type="float" office:value="0.865829">
                <text:p>0.865829</text:p>
              </table:table-cell>
              <table:table-cell office:value-type="float" office:value="0.877257">
                <text:p>0.877257</text:p>
              </table:table-cell>
              <table:table-cell office:value-type="float" office:value="0.892343">
                <text:p>0.892343</text:p>
              </table:table-cell>
              <table:table-cell office:value-type="float" office:value="0.896">
                <text:p>0.896</text:p>
              </table:table-cell>
              <table:table-cell office:value-type="float" office:value="0.814789">
                <text:p>0.814789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606629">
                <text:p>0.606629</text:p>
              </table:table-cell>
              <table:table-cell office:value-type="float" office:value="0.7376">
                <text:p>0.7376</text:p>
              </table:table-cell>
              <table:table-cell office:value-type="float" office:value="0.790629">
                <text:p>0.790629</text:p>
              </table:table-cell>
              <table:table-cell office:value-type="float" office:value="0.816229">
                <text:p>0.816229</text:p>
              </table:table-cell>
              <table:table-cell office:value-type="float" office:value="0.835657">
                <text:p>0.835657</text:p>
              </table:table-cell>
              <table:table-cell office:value-type="float" office:value="0.843429">
                <text:p>0.843429</text:p>
              </table:table-cell>
              <table:table-cell office:value-type="float" office:value="0.855543">
                <text:p>0.855543</text:p>
              </table:table-cell>
              <table:table-cell office:value-type="float" office:value="0.866743">
                <text:p>0.866743</text:p>
              </table:table-cell>
              <table:table-cell office:value-type="float" office:value="0.878629">
                <text:p>0.878629</text:p>
              </table:table-cell>
              <table:table-cell office:value-type="float" office:value="0.8928">
                <text:p>0.8928</text:p>
              </table:table-cell>
              <table:table-cell office:value-type="float" office:value="0.896">
                <text:p>0.896</text:p>
              </table:table-cell>
              <table:table-cell office:value-type="float" office:value="0.812389">
                <text:p>0.812389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631771">
                <text:p>0.631771</text:p>
              </table:table-cell>
              <table:table-cell office:value-type="float" office:value="0.741257">
                <text:p>0.741257</text:p>
              </table:table-cell>
              <table:table-cell office:value-type="float" office:value="0.796571">
                <text:p>0.796571</text:p>
              </table:table-cell>
              <table:table-cell office:value-type="float" office:value="0.823086">
                <text:p>0.823086</text:p>
              </table:table-cell>
              <table:table-cell office:value-type="float" office:value="0.8352">
                <text:p>0.8352</text:p>
              </table:table-cell>
              <table:table-cell office:value-type="float" office:value="0.842971">
                <text:p>0.842971</text:p>
              </table:table-cell>
              <table:table-cell office:value-type="float" office:value="0.853257">
                <text:p>0.853257</text:p>
              </table:table-cell>
              <table:table-cell office:value-type="float" office:value="0.864686">
                <text:p>0.864686</text:p>
              </table:table-cell>
              <table:table-cell office:value-type="float" office:value="0.877257">
                <text:p>0.877257</text:p>
              </table:table-cell>
              <table:table-cell office:value-type="float" office:value="0.892571">
                <text:p>0.892571</text:p>
              </table:table-cell>
              <table:table-cell office:value-type="float" office:value="0.896">
                <text:p>0.896</text:p>
              </table:table-cell>
              <table:table-cell office:value-type="float" office:value="0.815863">
                <text:p>0.815863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600686">
                <text:p>0.600686</text:p>
              </table:table-cell>
              <table:table-cell office:value-type="float" office:value="0.738743">
                <text:p>0.738743</text:p>
              </table:table-cell>
              <table:table-cell office:value-type="float" office:value="0.794286">
                <text:p>0.794286</text:p>
              </table:table-cell>
              <table:table-cell office:value-type="float" office:value="0.819429">
                <text:p>0.819429</text:p>
              </table:table-cell>
              <table:table-cell office:value-type="float" office:value="0.831771">
                <text:p>0.831771</text:p>
              </table:table-cell>
              <table:table-cell office:value-type="float" office:value="0.841143">
                <text:p>0.841143</text:p>
              </table:table-cell>
              <table:table-cell office:value-type="float" office:value="0.850514">
                <text:p>0.850514</text:p>
              </table:table-cell>
              <table:table-cell office:value-type="float" office:value="0.861257">
                <text:p>0.861257</text:p>
              </table:table-cell>
              <table:table-cell office:value-type="float" office:value="0.874514">
                <text:p>0.874514</text:p>
              </table:table-cell>
              <table:table-cell office:value-type="float" office:value="0.892343">
                <text:p>0.892343</text:p>
              </table:table-cell>
              <table:table-cell office:value-type="float" office:value="0.896">
                <text:p>0.896</text:p>
              </table:table-cell>
              <table:table-cell office:value-type="float" office:value="0.810469">
                <text:p>0.81046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635429">
                <text:p>0.635429</text:p>
              </table:table-cell>
              <table:table-cell office:value-type="float" office:value="0.773029">
                <text:p>0.773029</text:p>
              </table:table-cell>
              <table:table-cell office:value-type="float" office:value="0.815314">
                <text:p>0.815314</text:p>
              </table:table-cell>
              <table:table-cell office:value-type="float" office:value="0.829486">
                <text:p>0.829486</text:p>
              </table:table-cell>
              <table:table-cell office:value-type="float" office:value="0.839314">
                <text:p>0.839314</text:p>
              </table:table-cell>
              <table:table-cell office:value-type="float" office:value="0.847543">
                <text:p>0.847543</text:p>
              </table:table-cell>
              <table:table-cell office:value-type="float" office:value="0.857829">
                <text:p>0.857829</text:p>
              </table:table-cell>
              <table:table-cell office:value-type="float" office:value="0.867429">
                <text:p>0.867429</text:p>
              </table:table-cell>
              <table:table-cell office:value-type="float" office:value="0.878171">
                <text:p>0.878171</text:p>
              </table:table-cell>
              <table:table-cell office:value-type="float" office:value="0.893486">
                <text:p>0.893486</text:p>
              </table:table-cell>
              <table:table-cell office:value-type="float" office:value="0.896">
                <text:p>0.896</text:p>
              </table:table-cell>
              <table:table-cell office:value-type="float" office:value="0.823703">
                <text:p>0.823703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664">
                <text:p>0.664</text:p>
              </table:table-cell>
              <table:table-cell office:value-type="float" office:value="0.789943">
                <text:p>0.789943</text:p>
              </table:table-cell>
              <table:table-cell office:value-type="float" office:value="0.818971">
                <text:p>0.818971</text:p>
              </table:table-cell>
              <table:table-cell office:value-type="float" office:value="0.830171">
                <text:p>0.830171</text:p>
              </table:table-cell>
              <table:table-cell office:value-type="float" office:value="0.839771">
                <text:p>0.839771</text:p>
              </table:table-cell>
              <table:table-cell office:value-type="float" office:value="0.846857">
                <text:p>0.846857</text:p>
              </table:table-cell>
              <table:table-cell office:value-type="float" office:value="0.855086">
                <text:p>0.855086</text:p>
              </table:table-cell>
              <table:table-cell office:value-type="float" office:value="0.866514">
                <text:p>0.866514</text:p>
              </table:table-cell>
              <table:table-cell office:value-type="float" office:value="0.880229">
                <text:p>0.880229</text:p>
              </table:table-cell>
              <table:table-cell office:value-type="float" office:value="0.893257">
                <text:p>0.893257</text:p>
              </table:table-cell>
              <table:table-cell office:value-type="float" office:value="0.896">
                <text:p>0.896</text:p>
              </table:table-cell>
              <table:table-cell office:value-type="float" office:value="0.82848">
                <text:p>0.82848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658971">
                <text:p>0.658971</text:p>
              </table:table-cell>
              <table:table-cell office:value-type="float" office:value="0.779886">
                <text:p>0.779886</text:p>
              </table:table-cell>
              <table:table-cell office:value-type="float" office:value="0.818971">
                <text:p>0.818971</text:p>
              </table:table-cell>
              <table:table-cell office:value-type="float" office:value="0.833143">
                <text:p>0.833143</text:p>
              </table:table-cell>
              <table:table-cell office:value-type="float" office:value="0.841371">
                <text:p>0.841371</text:p>
              </table:table-cell>
              <table:table-cell office:value-type="float" office:value="0.849143">
                <text:p>0.849143</text:p>
              </table:table-cell>
              <table:table-cell office:value-type="float" office:value="0.8576">
                <text:p>0.8576</text:p>
              </table:table-cell>
              <table:table-cell office:value-type="float" office:value="0.8672">
                <text:p>0.8672</text:p>
              </table:table-cell>
              <table:table-cell office:value-type="float" office:value="0.88">
                <text:p>0.88</text:p>
              </table:table-cell>
              <table:table-cell office:value-type="float" office:value="0.8928">
                <text:p>0.8928</text:p>
              </table:table-cell>
              <table:table-cell office:value-type="float" office:value="0.896">
                <text:p>0.896</text:p>
              </table:table-cell>
              <table:table-cell office:value-type="float" office:value="0.827909">
                <text:p>0.82790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663314">
                <text:p>0.663314</text:p>
              </table:table-cell>
              <table:table-cell office:value-type="float" office:value="0.7728">
                <text:p>0.7728</text:p>
              </table:table-cell>
              <table:table-cell office:value-type="float" office:value="0.815314">
                <text:p>0.815314</text:p>
              </table:table-cell>
              <table:table-cell office:value-type="float" office:value="0.831771">
                <text:p>0.831771</text:p>
              </table:table-cell>
              <table:table-cell office:value-type="float" office:value="0.842286">
                <text:p>0.842286</text:p>
              </table:table-cell>
              <table:table-cell office:value-type="float" office:value="0.848914">
                <text:p>0.848914</text:p>
              </table:table-cell>
              <table:table-cell office:value-type="float" office:value="0.856686">
                <text:p>0.856686</text:p>
              </table:table-cell>
              <table:table-cell office:value-type="float" office:value="0.865829">
                <text:p>0.865829</text:p>
              </table:table-cell>
              <table:table-cell office:value-type="float" office:value="0.877257">
                <text:p>0.877257</text:p>
              </table:table-cell>
              <table:table-cell office:value-type="float" office:value="0.8944">
                <text:p>0.8944</text:p>
              </table:table-cell>
              <table:table-cell office:value-type="float" office:value="0.896">
                <text:p>0.896</text:p>
              </table:table-cell>
              <table:table-cell office:value-type="float" office:value="0.826857">
                <text:p>0.826857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672229">
                <text:p>0.672229</text:p>
              </table:table-cell>
              <table:table-cell office:value-type="float" office:value="0.769829">
                <text:p>0.769829</text:p>
              </table:table-cell>
              <table:table-cell office:value-type="float" office:value="0.807543">
                <text:p>0.807543</text:p>
              </table:table-cell>
              <table:table-cell office:value-type="float" office:value="0.828571">
                <text:p>0.828571</text:p>
              </table:table-cell>
              <table:table-cell office:value-type="float" office:value="0.838171">
                <text:p>0.838171</text:p>
              </table:table-cell>
              <table:table-cell office:value-type="float" office:value="0.847543">
                <text:p>0.847543</text:p>
              </table:table-cell>
              <table:table-cell office:value-type="float" office:value="0.8544">
                <text:p>0.8544</text:p>
              </table:table-cell>
              <table:table-cell office:value-type="float" office:value="0.861943">
                <text:p>0.861943</text:p>
              </table:table-cell>
              <table:table-cell office:value-type="float" office:value="0.873371">
                <text:p>0.873371</text:p>
              </table:table-cell>
              <table:table-cell office:value-type="float" office:value="0.890057">
                <text:p>0.890057</text:p>
              </table:table-cell>
              <table:table-cell office:value-type="float" office:value="0.896">
                <text:p>0.896</text:p>
              </table:table-cell>
              <table:table-cell office:value-type="float" office:value="0.824366">
                <text:p>0.82436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6608">
                <text:p>0.6608</text:p>
              </table:table-cell>
              <table:table-cell office:value-type="float" office:value="0.767314">
                <text:p>0.767314</text:p>
              </table:table-cell>
              <table:table-cell office:value-type="float" office:value="0.803657">
                <text:p>0.803657</text:p>
              </table:table-cell>
              <table:table-cell office:value-type="float" office:value="0.822629">
                <text:p>0.822629</text:p>
              </table:table-cell>
              <table:table-cell office:value-type="float" office:value="0.834514">
                <text:p>0.834514</text:p>
              </table:table-cell>
              <table:table-cell office:value-type="float" office:value="0.843886">
                <text:p>0.843886</text:p>
              </table:table-cell>
              <table:table-cell office:value-type="float" office:value="0.851429">
                <text:p>0.851429</text:p>
              </table:table-cell>
              <table:table-cell office:value-type="float" office:value="0.860571">
                <text:p>0.860571</text:p>
              </table:table-cell>
              <table:table-cell office:value-type="float" office:value="0.872">
                <text:p>0.872</text:p>
              </table:table-cell>
              <table:table-cell office:value-type="float" office:value="0.891429">
                <text:p>0.891429</text:p>
              </table:table-cell>
              <table:table-cell office:value-type="float" office:value="0.896">
                <text:p>0.896</text:p>
              </table:table-cell>
              <table:table-cell office:value-type="float" office:value="0.820823">
                <text:p>0.820823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628343">
                <text:p>0.628343</text:p>
              </table:table-cell>
              <table:table-cell office:value-type="float" office:value="0.76">
                <text:p>0.76</text:p>
              </table:table-cell>
              <table:table-cell office:value-type="float" office:value="0.799314">
                <text:p>0.799314</text:p>
              </table:table-cell>
              <table:table-cell office:value-type="float" office:value="0.820571">
                <text:p>0.820571</text:p>
              </table:table-cell>
              <table:table-cell office:value-type="float" office:value="0.832686">
                <text:p>0.832686</text:p>
              </table:table-cell>
              <table:table-cell office:value-type="float" office:value="0.842743">
                <text:p>0.842743</text:p>
              </table:table-cell>
              <table:table-cell office:value-type="float" office:value="0.850057">
                <text:p>0.850057</text:p>
              </table:table-cell>
              <table:table-cell office:value-type="float" office:value="0.860114">
                <text:p>0.860114</text:p>
              </table:table-cell>
              <table:table-cell office:value-type="float" office:value="0.870857">
                <text:p>0.870857</text:p>
              </table:table-cell>
              <table:table-cell office:value-type="float" office:value="0.890286">
                <text:p>0.890286</text:p>
              </table:table-cell>
              <table:table-cell office:value-type="float" office:value="0.896">
                <text:p>0.896</text:p>
              </table:table-cell>
              <table:table-cell office:value-type="float" office:value="0.815497">
                <text:p>0.815497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6416">
                <text:p>0.6416</text:p>
              </table:table-cell>
              <table:table-cell office:value-type="float" office:value="0.754286">
                <text:p>0.754286</text:p>
              </table:table-cell>
              <table:table-cell office:value-type="float" office:value="0.799314">
                <text:p>0.799314</text:p>
              </table:table-cell>
              <table:table-cell office:value-type="float" office:value="0.822171">
                <text:p>0.822171</text:p>
              </table:table-cell>
              <table:table-cell office:value-type="float" office:value="0.835886">
                <text:p>0.835886</text:p>
              </table:table-cell>
              <table:table-cell office:value-type="float" office:value="0.844114">
                <text:p>0.844114</text:p>
              </table:table-cell>
              <table:table-cell office:value-type="float" office:value="0.851429">
                <text:p>0.851429</text:p>
              </table:table-cell>
              <table:table-cell office:value-type="float" office:value="0.8624">
                <text:p>0.8624</text:p>
              </table:table-cell>
              <table:table-cell office:value-type="float" office:value="0.874743">
                <text:p>0.874743</text:p>
              </table:table-cell>
              <table:table-cell office:value-type="float" office:value="0.892343">
                <text:p>0.892343</text:p>
              </table:table-cell>
              <table:table-cell office:value-type="float" office:value="0.896">
                <text:p>0.896</text:p>
              </table:table-cell>
              <table:table-cell office:value-type="float" office:value="0.817829">
                <text:p>0.81782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614171">
                <text:p>0.614171</text:p>
              </table:table-cell>
              <table:table-cell office:value-type="float" office:value="0.740114">
                <text:p>0.740114</text:p>
              </table:table-cell>
              <table:table-cell office:value-type="float" office:value="0.794514">
                <text:p>0.794514</text:p>
              </table:table-cell>
              <table:table-cell office:value-type="float" office:value="0.8192">
                <text:p>0.8192</text:p>
              </table:table-cell>
              <table:table-cell office:value-type="float" office:value="0.833143">
                <text:p>0.833143</text:p>
              </table:table-cell>
              <table:table-cell office:value-type="float" office:value="0.8432">
                <text:p>0.8432</text:p>
              </table:table-cell>
              <table:table-cell office:value-type="float" office:value="0.849829">
                <text:p>0.849829</text:p>
              </table:table-cell>
              <table:table-cell office:value-type="float" office:value="0.860571">
                <text:p>0.860571</text:p>
              </table:table-cell>
              <table:table-cell office:value-type="float" office:value="0.872">
                <text:p>0.872</text:p>
              </table:table-cell>
              <table:table-cell office:value-type="float" office:value="0.890743">
                <text:p>0.890743</text:p>
              </table:table-cell>
              <table:table-cell office:value-type="float" office:value="0.896">
                <text:p>0.896</text:p>
              </table:table-cell>
              <table:table-cell office:value-type="float" office:value="0.811749">
                <text:p>0.811749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614171">
                <text:p>0.614171</text:p>
              </table:table-cell>
              <table:table-cell office:value-type="float" office:value="0.741943">
                <text:p>0.741943</text:p>
              </table:table-cell>
              <table:table-cell office:value-type="float" office:value="0.798171">
                <text:p>0.798171</text:p>
              </table:table-cell>
              <table:table-cell office:value-type="float" office:value="0.822857">
                <text:p>0.822857</text:p>
              </table:table-cell>
              <table:table-cell office:value-type="float" office:value="0.8352">
                <text:p>0.8352</text:p>
              </table:table-cell>
              <table:table-cell office:value-type="float" office:value="0.844343">
                <text:p>0.844343</text:p>
              </table:table-cell>
              <table:table-cell office:value-type="float" office:value="0.852114">
                <text:p>0.852114</text:p>
              </table:table-cell>
              <table:table-cell office:value-type="float" office:value="0.861486">
                <text:p>0.861486</text:p>
              </table:table-cell>
              <table:table-cell office:value-type="float" office:value="0.874057">
                <text:p>0.874057</text:p>
              </table:table-cell>
              <table:table-cell office:value-type="float" office:value="0.890286">
                <text:p>0.890286</text:p>
              </table:table-cell>
              <table:table-cell office:value-type="float" office:value="0.896">
                <text:p>0.896</text:p>
              </table:table-cell>
              <table:table-cell office:value-type="float" office:value="0.813463">
                <text:p>0.81346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577829">
                <text:p>0.577829</text:p>
              </table:table-cell>
              <table:table-cell office:value-type="float" office:value="0.723886">
                <text:p>0.723886</text:p>
              </table:table-cell>
              <table:table-cell office:value-type="float" office:value="0.787429">
                <text:p>0.787429</text:p>
              </table:table-cell>
              <table:table-cell office:value-type="float" office:value="0.817143">
                <text:p>0.817143</text:p>
              </table:table-cell>
              <table:table-cell office:value-type="float" office:value="0.834971">
                <text:p>0.834971</text:p>
              </table:table-cell>
              <table:table-cell office:value-type="float" office:value="0.8448">
                <text:p>0.8448</text:p>
              </table:table-cell>
              <table:table-cell office:value-type="float" office:value="0.852114">
                <text:p>0.852114</text:p>
              </table:table-cell>
              <table:table-cell office:value-type="float" office:value="0.861714">
                <text:p>0.861714</text:p>
              </table:table-cell>
              <table:table-cell office:value-type="float" office:value="0.874971">
                <text:p>0.874971</text:p>
              </table:table-cell>
              <table:table-cell office:value-type="float" office:value="0.890971">
                <text:p>0.890971</text:p>
              </table:table-cell>
              <table:table-cell office:value-type="float" office:value="0.896">
                <text:p>0.896</text:p>
              </table:table-cell>
              <table:table-cell office:value-type="float" office:value="0.806583">
                <text:p>0.806583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616229">
                <text:p>0.616229</text:p>
              </table:table-cell>
              <table:table-cell office:value-type="float" office:value="0.759314">
                <text:p>0.759314</text:p>
              </table:table-cell>
              <table:table-cell office:value-type="float" office:value="0.805943">
                <text:p>0.805943</text:p>
              </table:table-cell>
              <table:table-cell office:value-type="float" office:value="0.823543">
                <text:p>0.823543</text:p>
              </table:table-cell>
              <table:table-cell office:value-type="float" office:value="0.836343">
                <text:p>0.836343</text:p>
              </table:table-cell>
              <table:table-cell office:value-type="float" office:value="0.845486">
                <text:p>0.845486</text:p>
              </table:table-cell>
              <table:table-cell office:value-type="float" office:value="0.8528">
                <text:p>0.8528</text:p>
              </table:table-cell>
              <table:table-cell office:value-type="float" office:value="0.862629">
                <text:p>0.862629</text:p>
              </table:table-cell>
              <table:table-cell office:value-type="float" office:value="0.876114">
                <text:p>0.876114</text:p>
              </table:table-cell>
              <table:table-cell office:value-type="float" office:value="0.892571">
                <text:p>0.892571</text:p>
              </table:table-cell>
              <table:table-cell office:value-type="float" office:value="0.896">
                <text:p>0.896</text:p>
              </table:table-cell>
              <table:table-cell office:value-type="float" office:value="0.817097">
                <text:p>0.81709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586286">
                <text:p>0.586286</text:p>
              </table:table-cell>
              <table:table-cell office:value-type="float" office:value="0.715429">
                <text:p>0.715429</text:p>
              </table:table-cell>
              <table:table-cell office:value-type="float" office:value="0.783543">
                <text:p>0.783543</text:p>
              </table:table-cell>
              <table:table-cell office:value-type="float" office:value="0.8128">
                <text:p>0.8128</text:p>
              </table:table-cell>
              <table:table-cell office:value-type="float" office:value="0.828343">
                <text:p>0.828343</text:p>
              </table:table-cell>
              <table:table-cell office:value-type="float" office:value="0.843429">
                <text:p>0.843429</text:p>
              </table:table-cell>
              <table:table-cell office:value-type="float" office:value="0.851886">
                <text:p>0.851886</text:p>
              </table:table-cell>
              <table:table-cell office:value-type="float" office:value="0.862857">
                <text:p>0.862857</text:p>
              </table:table-cell>
              <table:table-cell office:value-type="float" office:value="0.8752">
                <text:p>0.8752</text:p>
              </table:table-cell>
              <table:table-cell office:value-type="float" office:value="0.8912">
                <text:p>0.8912</text:p>
              </table:table-cell>
              <table:table-cell office:value-type="float" office:value="0.896">
                <text:p>0.896</text:p>
              </table:table-cell>
              <table:table-cell office:value-type="float" office:value="0.805097">
                <text:p>0.805097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572343">
                <text:p>0.572343</text:p>
              </table:table-cell>
              <table:table-cell office:value-type="float" office:value="0.722286">
                <text:p>0.722286</text:p>
              </table:table-cell>
              <table:table-cell office:value-type="float" office:value="0.789029">
                <text:p>0.789029</text:p>
              </table:table-cell>
              <table:table-cell office:value-type="float" office:value="0.814171">
                <text:p>0.814171</text:p>
              </table:table-cell>
              <table:table-cell office:value-type="float" office:value="0.829257">
                <text:p>0.829257</text:p>
              </table:table-cell>
              <table:table-cell office:value-type="float" office:value="0.841371">
                <text:p>0.841371</text:p>
              </table:table-cell>
              <table:table-cell office:value-type="float" office:value="0.850514">
                <text:p>0.850514</text:p>
              </table:table-cell>
              <table:table-cell office:value-type="float" office:value="0.8608">
                <text:p>0.8608</text:p>
              </table:table-cell>
              <table:table-cell office:value-type="float" office:value="0.8736">
                <text:p>0.8736</text:p>
              </table:table-cell>
              <table:table-cell office:value-type="float" office:value="0.888914">
                <text:p>0.888914</text:p>
              </table:table-cell>
              <table:table-cell office:value-type="float" office:value="0.896">
                <text:p>0.896</text:p>
              </table:table-cell>
              <table:table-cell office:value-type="float" office:value="0.804229">
                <text:p>0.80422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6032">
                <text:p>0.6032</text:p>
              </table:table-cell>
              <table:table-cell office:value-type="float" office:value="0.755429">
                <text:p>0.755429</text:p>
              </table:table-cell>
              <table:table-cell office:value-type="float" office:value="0.799771">
                <text:p>0.799771</text:p>
              </table:table-cell>
              <table:table-cell office:value-type="float" office:value="0.818057">
                <text:p>0.818057</text:p>
              </table:table-cell>
              <table:table-cell office:value-type="float" office:value="0.834286">
                <text:p>0.834286</text:p>
              </table:table-cell>
              <table:table-cell office:value-type="float" office:value="0.845029">
                <text:p>0.845029</text:p>
              </table:table-cell>
              <table:table-cell office:value-type="float" office:value="0.853257">
                <text:p>0.853257</text:p>
              </table:table-cell>
              <table:table-cell office:value-type="float" office:value="0.8656">
                <text:p>0.8656</text:p>
              </table:table-cell>
              <table:table-cell office:value-type="float" office:value="0.877486">
                <text:p>0.877486</text:p>
              </table:table-cell>
              <table:table-cell office:value-type="float" office:value="0.891657">
                <text:p>0.891657</text:p>
              </table:table-cell>
              <table:table-cell office:value-type="float" office:value="0.896">
                <text:p>0.896</text:p>
              </table:table-cell>
              <table:table-cell office:value-type="float" office:value="0.814377">
                <text:p>0.81437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6">
                <text:p>0.6</text:p>
              </table:table-cell>
              <table:table-cell office:value-type="float" office:value="0.748343">
                <text:p>0.748343</text:p>
              </table:table-cell>
              <table:table-cell office:value-type="float" office:value="0.7952">
                <text:p>0.7952</text:p>
              </table:table-cell>
              <table:table-cell office:value-type="float" office:value="0.821943">
                <text:p>0.821943</text:p>
              </table:table-cell>
              <table:table-cell office:value-type="float" office:value="0.835429">
                <text:p>0.835429</text:p>
              </table:table-cell>
              <table:table-cell office:value-type="float" office:value="0.843429">
                <text:p>0.843429</text:p>
              </table:table-cell>
              <table:table-cell office:value-type="float" office:value="0.849371">
                <text:p>0.849371</text:p>
              </table:table-cell>
              <table:table-cell office:value-type="float" office:value="0.861714">
                <text:p>0.861714</text:p>
              </table:table-cell>
              <table:table-cell office:value-type="float" office:value="0.877029">
                <text:p>0.877029</text:p>
              </table:table-cell>
              <table:table-cell office:value-type="float" office:value="0.890514">
                <text:p>0.890514</text:p>
              </table:table-cell>
              <table:table-cell office:value-type="float" office:value="0.896">
                <text:p>0.896</text:p>
              </table:table-cell>
              <table:table-cell office:value-type="float" office:value="0.812297">
                <text:p>0.812297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592">
                <text:p>0.592</text:p>
              </table:table-cell>
              <table:table-cell office:value-type="float" office:value="0.735086">
                <text:p>0.735086</text:p>
              </table:table-cell>
              <table:table-cell office:value-type="float" office:value="0.792457">
                <text:p>0.792457</text:p>
              </table:table-cell>
              <table:table-cell office:value-type="float" office:value="0.820571">
                <text:p>0.820571</text:p>
              </table:table-cell>
              <table:table-cell office:value-type="float" office:value="0.834514">
                <text:p>0.834514</text:p>
              </table:table-cell>
              <table:table-cell office:value-type="float" office:value="0.841143">
                <text:p>0.841143</text:p>
              </table:table-cell>
              <table:table-cell office:value-type="float" office:value="0.848">
                <text:p>0.848</text:p>
              </table:table-cell>
              <table:table-cell office:value-type="float" office:value="0.856686">
                <text:p>0.856686</text:p>
              </table:table-cell>
              <table:table-cell office:value-type="float" office:value="0.870857">
                <text:p>0.870857</text:p>
              </table:table-cell>
              <table:table-cell office:value-type="float" office:value="0.889829">
                <text:p>0.889829</text:p>
              </table:table-cell>
              <table:table-cell office:value-type="float" office:value="0.896">
                <text:p>0.896</text:p>
              </table:table-cell>
              <table:table-cell office:value-type="float" office:value="0.808114">
                <text:p>0.80811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577143">
                <text:p>0.577143</text:p>
              </table:table-cell>
              <table:table-cell office:value-type="float" office:value="0.721371">
                <text:p>0.721371</text:p>
              </table:table-cell>
              <table:table-cell office:value-type="float" office:value="0.781029">
                <text:p>0.781029</text:p>
              </table:table-cell>
              <table:table-cell office:value-type="float" office:value="0.815771">
                <text:p>0.815771</text:p>
              </table:table-cell>
              <table:table-cell office:value-type="float" office:value="0.832229">
                <text:p>0.832229</text:p>
              </table:table-cell>
              <table:table-cell office:value-type="float" office:value="0.841371">
                <text:p>0.841371</text:p>
              </table:table-cell>
              <table:table-cell office:value-type="float" office:value="0.848">
                <text:p>0.848</text:p>
              </table:table-cell>
              <table:table-cell office:value-type="float" office:value="0.854857">
                <text:p>0.854857</text:p>
              </table:table-cell>
              <table:table-cell office:value-type="float" office:value="0.868114">
                <text:p>0.868114</text:p>
              </table:table-cell>
              <table:table-cell office:value-type="float" office:value="0.8896">
                <text:p>0.8896</text:p>
              </table:table-cell>
              <table:table-cell office:value-type="float" office:value="0.896">
                <text:p>0.896</text:p>
              </table:table-cell>
              <table:table-cell office:value-type="float" office:value="0.802949">
                <text:p>0.802949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606171">
                <text:p>0.606171</text:p>
              </table:table-cell>
              <table:table-cell office:value-type="float" office:value="0.735086">
                <text:p>0.735086</text:p>
              </table:table-cell>
              <table:table-cell office:value-type="float" office:value="0.7904">
                <text:p>0.7904</text:p>
              </table:table-cell>
              <table:table-cell office:value-type="float" office:value="0.816457">
                <text:p>0.816457</text:p>
              </table:table-cell>
              <table:table-cell office:value-type="float" office:value="0.833143">
                <text:p>0.833143</text:p>
              </table:table-cell>
              <table:table-cell office:value-type="float" office:value="0.842743">
                <text:p>0.842743</text:p>
              </table:table-cell>
              <table:table-cell office:value-type="float" office:value="0.850286">
                <text:p>0.850286</text:p>
              </table:table-cell>
              <table:table-cell office:value-type="float" office:value="0.858743">
                <text:p>0.858743</text:p>
              </table:table-cell>
              <table:table-cell office:value-type="float" office:value="0.872914">
                <text:p>0.872914</text:p>
              </table:table-cell>
              <table:table-cell office:value-type="float" office:value="0.890971">
                <text:p>0.890971</text:p>
              </table:table-cell>
              <table:table-cell office:value-type="float" office:value="0.896">
                <text:p>0.896</text:p>
              </table:table-cell>
              <table:table-cell office:value-type="float" office:value="0.809691">
                <text:p>0.809691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617371">
                <text:p>0.617371</text:p>
              </table:table-cell>
              <table:table-cell office:value-type="float" office:value="0.746286">
                <text:p>0.746286</text:p>
              </table:table-cell>
              <table:table-cell office:value-type="float" office:value="0.791771">
                <text:p>0.791771</text:p>
              </table:table-cell>
              <table:table-cell office:value-type="float" office:value="0.815543">
                <text:p>0.815543</text:p>
              </table:table-cell>
              <table:table-cell office:value-type="float" office:value="0.831543">
                <text:p>0.831543</text:p>
              </table:table-cell>
              <table:table-cell office:value-type="float" office:value="0.8432">
                <text:p>0.8432</text:p>
              </table:table-cell>
              <table:table-cell office:value-type="float" office:value="0.849371">
                <text:p>0.849371</text:p>
              </table:table-cell>
              <table:table-cell office:value-type="float" office:value="0.858057">
                <text:p>0.858057</text:p>
              </table:table-cell>
              <table:table-cell office:value-type="float" office:value="0.872457">
                <text:p>0.872457</text:p>
              </table:table-cell>
              <table:table-cell office:value-type="float" office:value="0.892114">
                <text:p>0.892114</text:p>
              </table:table-cell>
              <table:table-cell office:value-type="float" office:value="0.896">
                <text:p>0.896</text:p>
              </table:table-cell>
              <table:table-cell office:value-type="float" office:value="0.811771">
                <text:p>0.81177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617371">
                <text:p>0.617371</text:p>
              </table:table-cell>
              <table:table-cell office:value-type="float" office:value="0.749943">
                <text:p>0.749943</text:p>
              </table:table-cell>
              <table:table-cell office:value-type="float" office:value="0.797257">
                <text:p>0.797257</text:p>
              </table:table-cell>
              <table:table-cell office:value-type="float" office:value="0.820114">
                <text:p>0.820114</text:p>
              </table:table-cell>
              <table:table-cell office:value-type="float" office:value="0.835657">
                <text:p>0.835657</text:p>
              </table:table-cell>
              <table:table-cell office:value-type="float" office:value="0.845029">
                <text:p>0.845029</text:p>
              </table:table-cell>
              <table:table-cell office:value-type="float" office:value="0.853257">
                <text:p>0.853257</text:p>
              </table:table-cell>
              <table:table-cell office:value-type="float" office:value="0.864">
                <text:p>0.864</text:p>
              </table:table-cell>
              <table:table-cell office:value-type="float" office:value="0.8816">
                <text:p>0.8816</text:p>
              </table:table-cell>
              <table:table-cell office:value-type="float" office:value="0.8944">
                <text:p>0.8944</text:p>
              </table:table-cell>
              <table:table-cell office:value-type="float" office:value="0.896">
                <text:p>0.896</text:p>
              </table:table-cell>
              <table:table-cell office:value-type="float" office:value="0.815863">
                <text:p>0.815863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655771">
                <text:p>0.655771</text:p>
              </table:table-cell>
              <table:table-cell office:value-type="float" office:value="0.767771">
                <text:p>0.767771</text:p>
              </table:table-cell>
              <table:table-cell office:value-type="float" office:value="0.805486">
                <text:p>0.805486</text:p>
              </table:table-cell>
              <table:table-cell office:value-type="float" office:value="0.824914">
                <text:p>0.824914</text:p>
              </table:table-cell>
              <table:table-cell office:value-type="float" office:value="0.837714">
                <text:p>0.837714</text:p>
              </table:table-cell>
              <table:table-cell office:value-type="float" office:value="0.847314">
                <text:p>0.847314</text:p>
              </table:table-cell>
              <table:table-cell office:value-type="float" office:value="0.855314">
                <text:p>0.855314</text:p>
              </table:table-cell>
              <table:table-cell office:value-type="float" office:value="0.864457">
                <text:p>0.864457</text:p>
              </table:table-cell>
              <table:table-cell office:value-type="float" office:value="0.877257">
                <text:p>0.877257</text:p>
              </table:table-cell>
              <table:table-cell office:value-type="float" office:value="0.893029">
                <text:p>0.893029</text:p>
              </table:table-cell>
              <table:table-cell office:value-type="float" office:value="0.896">
                <text:p>0.896</text:p>
              </table:table-cell>
              <table:table-cell office:value-type="float" office:value="0.822903">
                <text:p>0.822903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661029">
                <text:p>0.661029</text:p>
              </table:table-cell>
              <table:table-cell office:value-type="float" office:value="0.773714">
                <text:p>0.773714</text:p>
              </table:table-cell>
              <table:table-cell office:value-type="float" office:value="0.810971">
                <text:p>0.810971</text:p>
              </table:table-cell>
              <table:table-cell office:value-type="float" office:value="0.829486">
                <text:p>0.829486</text:p>
              </table:table-cell>
              <table:table-cell office:value-type="float" office:value="0.843886">
                <text:p>0.843886</text:p>
              </table:table-cell>
              <table:table-cell office:value-type="float" office:value="0.848229">
                <text:p>0.848229</text:p>
              </table:table-cell>
              <table:table-cell office:value-type="float" office:value="0.857371">
                <text:p>0.857371</text:p>
              </table:table-cell>
              <table:table-cell office:value-type="float" office:value="0.867657">
                <text:p>0.867657</text:p>
              </table:table-cell>
              <table:table-cell office:value-type="float" office:value="0.88">
                <text:p>0.88</text:p>
              </table:table-cell>
              <table:table-cell office:value-type="float" office:value="0.893029">
                <text:p>0.893029</text:p>
              </table:table-cell>
              <table:table-cell office:value-type="float" office:value="0.896">
                <text:p>0.896</text:p>
              </table:table-cell>
              <table:table-cell office:value-type="float" office:value="0.826537">
                <text:p>0.826537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6864">
                <text:p>0.6864</text:p>
              </table:table-cell>
              <table:table-cell office:value-type="float" office:value="0.784686">
                <text:p>0.784686</text:p>
              </table:table-cell>
              <table:table-cell office:value-type="float" office:value="0.817143">
                <text:p>0.817143</text:p>
              </table:table-cell>
              <table:table-cell office:value-type="float" office:value="0.834057">
                <text:p>0.834057</text:p>
              </table:table-cell>
              <table:table-cell office:value-type="float" office:value="0.844343">
                <text:p>0.844343</text:p>
              </table:table-cell>
              <table:table-cell office:value-type="float" office:value="0.851886">
                <text:p>0.851886</text:p>
              </table:table-cell>
              <table:table-cell office:value-type="float" office:value="0.860114">
                <text:p>0.860114</text:p>
              </table:table-cell>
              <table:table-cell office:value-type="float" office:value="0.872686">
                <text:p>0.872686</text:p>
              </table:table-cell>
              <table:table-cell office:value-type="float" office:value="0.883657">
                <text:p>0.883657</text:p>
              </table:table-cell>
              <table:table-cell office:value-type="float" office:value="0.894171">
                <text:p>0.894171</text:p>
              </table:table-cell>
              <table:table-cell office:value-type="float" office:value="0.896">
                <text:p>0.896</text:p>
              </table:table-cell>
              <table:table-cell office:value-type="float" office:value="0.832914">
                <text:p>0.832914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658971">
                <text:p>0.658971</text:p>
              </table:table-cell>
              <table:table-cell office:value-type="float" office:value="0.794743">
                <text:p>0.794743</text:p>
              </table:table-cell>
              <table:table-cell office:value-type="float" office:value="0.826971">
                <text:p>0.826971</text:p>
              </table:table-cell>
              <table:table-cell office:value-type="float" office:value="0.838857">
                <text:p>0.838857</text:p>
              </table:table-cell>
              <table:table-cell office:value-type="float" office:value="0.848914">
                <text:p>0.848914</text:p>
              </table:table-cell>
              <table:table-cell office:value-type="float" office:value="0.856">
                <text:p>0.856</text:p>
              </table:table-cell>
              <table:table-cell office:value-type="float" office:value="0.865371">
                <text:p>0.865371</text:p>
              </table:table-cell>
              <table:table-cell office:value-type="float" office:value="0.875657">
                <text:p>0.875657</text:p>
              </table:table-cell>
              <table:table-cell office:value-type="float" office:value="0.884571">
                <text:p>0.884571</text:p>
              </table:table-cell>
              <table:table-cell office:value-type="float" office:value="0.895086">
                <text:p>0.895086</text:p>
              </table:table-cell>
              <table:table-cell office:value-type="float" office:value="0.896">
                <text:p>0.896</text:p>
              </table:table-cell>
              <table:table-cell office:value-type="float" office:value="0.834514">
                <text:p>0.834514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681829">
                <text:p>0.681829</text:p>
              </table:table-cell>
              <table:table-cell office:value-type="float" office:value="0.789029">
                <text:p>0.789029</text:p>
              </table:table-cell>
              <table:table-cell office:value-type="float" office:value="0.825829">
                <text:p>0.825829</text:p>
              </table:table-cell>
              <table:table-cell office:value-type="float" office:value="0.839543">
                <text:p>0.839543</text:p>
              </table:table-cell>
              <table:table-cell office:value-type="float" office:value="0.851429">
                <text:p>0.851429</text:p>
              </table:table-cell>
              <table:table-cell office:value-type="float" office:value="0.857143">
                <text:p>0.857143</text:p>
              </table:table-cell>
              <table:table-cell office:value-type="float" office:value="0.867429">
                <text:p>0.867429</text:p>
              </table:table-cell>
              <table:table-cell office:value-type="float" office:value="0.877257">
                <text:p>0.877257</text:p>
              </table:table-cell>
              <table:table-cell office:value-type="float" office:value="0.8848">
                <text:p>0.8848</text:p>
              </table:table-cell>
              <table:table-cell office:value-type="float" office:value="0.895314">
                <text:p>0.895314</text:p>
              </table:table-cell>
              <table:table-cell office:value-type="float" office:value="0.896">
                <text:p>0.896</text:p>
              </table:table-cell>
              <table:table-cell office:value-type="float" office:value="0.83696">
                <text:p>0.83696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662857">
                <text:p>0.662857</text:p>
              </table:table-cell>
              <table:table-cell office:value-type="float" office:value="0.789486">
                <text:p>0.789486</text:p>
              </table:table-cell>
              <table:table-cell office:value-type="float" office:value="0.823086">
                <text:p>0.823086</text:p>
              </table:table-cell>
              <table:table-cell office:value-type="float" office:value="0.841829">
                <text:p>0.841829</text:p>
              </table:table-cell>
              <table:table-cell office:value-type="float" office:value="0.852114">
                <text:p>0.852114</text:p>
              </table:table-cell>
              <table:table-cell office:value-type="float" office:value="0.8576">
                <text:p>0.8576</text:p>
              </table:table-cell>
              <table:table-cell office:value-type="float" office:value="0.867886">
                <text:p>0.867886</text:p>
              </table:table-cell>
              <table:table-cell office:value-type="float" office:value="0.878629">
                <text:p>0.878629</text:p>
              </table:table-cell>
              <table:table-cell office:value-type="float" office:value="0.888229">
                <text:p>0.8882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35771">
                <text:p>0.835771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635429">
                <text:p>0.635429</text:p>
              </table:table-cell>
              <table:table-cell office:value-type="float" office:value="0.790171">
                <text:p>0.790171</text:p>
              </table:table-cell>
              <table:table-cell office:value-type="float" office:value="0.826971">
                <text:p>0.826971</text:p>
              </table:table-cell>
              <table:table-cell office:value-type="float" office:value="0.8432">
                <text:p>0.8432</text:p>
              </table:table-cell>
              <table:table-cell office:value-type="float" office:value="0.852343">
                <text:p>0.852343</text:p>
              </table:table-cell>
              <table:table-cell office:value-type="float" office:value="0.858743">
                <text:p>0.858743</text:p>
              </table:table-cell>
              <table:table-cell office:value-type="float" office:value="0.869486">
                <text:p>0.869486</text:p>
              </table:table-cell>
              <table:table-cell office:value-type="float" office:value="0.881143">
                <text:p>0.881143</text:p>
              </table:table-cell>
              <table:table-cell office:value-type="float" office:value="0.890057">
                <text:p>0.8900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34354">
                <text:p>0.834354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661714">
                <text:p>0.661714</text:p>
              </table:table-cell>
              <table:table-cell office:value-type="float" office:value="0.796114">
                <text:p>0.796114</text:p>
              </table:table-cell>
              <table:table-cell office:value-type="float" office:value="0.831314">
                <text:p>0.831314</text:p>
              </table:table-cell>
              <table:table-cell office:value-type="float" office:value="0.844571">
                <text:p>0.844571</text:p>
              </table:table-cell>
              <table:table-cell office:value-type="float" office:value="0.852571">
                <text:p>0.852571</text:p>
              </table:table-cell>
              <table:table-cell office:value-type="float" office:value="0.8576">
                <text:p>0.8576</text:p>
              </table:table-cell>
              <table:table-cell office:value-type="float" office:value="0.867657">
                <text:p>0.867657</text:p>
              </table:table-cell>
              <table:table-cell office:value-type="float" office:value="0.877486">
                <text:p>0.877486</text:p>
              </table:table-cell>
              <table:table-cell office:value-type="float" office:value="0.885943">
                <text:p>0.885943</text:p>
              </table:table-cell>
              <table:table-cell office:value-type="float" office:value="0.895543">
                <text:p>0.895543</text:p>
              </table:table-cell>
              <table:table-cell office:value-type="float" office:value="0.896">
                <text:p>0.896</text:p>
              </table:table-cell>
              <table:table-cell office:value-type="float" office:value="0.837051">
                <text:p>0.837051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639314">
                <text:p>0.639314</text:p>
              </table:table-cell>
              <table:table-cell office:value-type="float" office:value="0.781029">
                <text:p>0.781029</text:p>
              </table:table-cell>
              <table:table-cell office:value-type="float" office:value="0.824229">
                <text:p>0.824229</text:p>
              </table:table-cell>
              <table:table-cell office:value-type="float" office:value="0.837257">
                <text:p>0.837257</text:p>
              </table:table-cell>
              <table:table-cell office:value-type="float" office:value="0.847086">
                <text:p>0.847086</text:p>
              </table:table-cell>
              <table:table-cell office:value-type="float" office:value="0.856">
                <text:p>0.856</text:p>
              </table:table-cell>
              <table:table-cell office:value-type="float" office:value="0.862171">
                <text:p>0.862171</text:p>
              </table:table-cell>
              <table:table-cell office:value-type="float" office:value="0.873143">
                <text:p>0.873143</text:p>
              </table:table-cell>
              <table:table-cell office:value-type="float" office:value="0.885257">
                <text:p>0.8852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30149">
                <text:p>0.83014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588114">
                <text:p>0.588114</text:p>
              </table:table-cell>
              <table:table-cell office:value-type="float" office:value="0.773257">
                <text:p>0.773257</text:p>
              </table:table-cell>
              <table:table-cell office:value-type="float" office:value="0.822857">
                <text:p>0.822857</text:p>
              </table:table-cell>
              <table:table-cell office:value-type="float" office:value="0.837257">
                <text:p>0.837257</text:p>
              </table:table-cell>
              <table:table-cell office:value-type="float" office:value="0.845714">
                <text:p>0.845714</text:p>
              </table:table-cell>
              <table:table-cell office:value-type="float" office:value="0.854171">
                <text:p>0.854171</text:p>
              </table:table-cell>
              <table:table-cell office:value-type="float" office:value="0.860571">
                <text:p>0.860571</text:p>
              </table:table-cell>
              <table:table-cell office:value-type="float" office:value="0.870171">
                <text:p>0.870171</text:p>
              </table:table-cell>
              <table:table-cell office:value-type="float" office:value="0.883886">
                <text:p>0.883886</text:p>
              </table:table-cell>
              <table:table-cell office:value-type="float" office:value="0.8944">
                <text:p>0.8944</text:p>
              </table:table-cell>
              <table:table-cell office:value-type="float" office:value="0.896">
                <text:p>0.896</text:p>
              </table:table-cell>
              <table:table-cell office:value-type="float" office:value="0.82304">
                <text:p>0.82304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685486">
                <text:p>0.685486</text:p>
              </table:table-cell>
              <table:table-cell office:value-type="float" office:value="0.812114">
                <text:p>0.812114</text:p>
              </table:table-cell>
              <table:table-cell office:value-type="float" office:value="0.832">
                <text:p>0.832</text:p>
              </table:table-cell>
              <table:table-cell office:value-type="float" office:value="0.841143">
                <text:p>0.841143</text:p>
              </table:table-cell>
              <table:table-cell office:value-type="float" office:value="0.848457">
                <text:p>0.848457</text:p>
              </table:table-cell>
              <table:table-cell office:value-type="float" office:value="0.856">
                <text:p>0.856</text:p>
              </table:table-cell>
              <table:table-cell office:value-type="float" office:value="0.862171">
                <text:p>0.862171</text:p>
              </table:table-cell>
              <table:table-cell office:value-type="float" office:value="0.872914">
                <text:p>0.872914</text:p>
              </table:table-cell>
              <table:table-cell office:value-type="float" office:value="0.885029">
                <text:p>0.885029</text:p>
              </table:table-cell>
              <table:table-cell office:value-type="float" office:value="0.8944">
                <text:p>0.8944</text:p>
              </table:table-cell>
              <table:table-cell office:value-type="float" office:value="0.896">
                <text:p>0.896</text:p>
              </table:table-cell>
              <table:table-cell office:value-type="float" office:value="0.838971">
                <text:p>0.838971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6688">
                <text:p>0.6688</text:p>
              </table:table-cell>
              <table:table-cell office:value-type="float" office:value="0.8096">
                <text:p>0.8096</text:p>
              </table:table-cell>
              <table:table-cell office:value-type="float" office:value="0.831314">
                <text:p>0.831314</text:p>
              </table:table-cell>
              <table:table-cell office:value-type="float" office:value="0.841829">
                <text:p>0.841829</text:p>
              </table:table-cell>
              <table:table-cell office:value-type="float" office:value="0.849371">
                <text:p>0.849371</text:p>
              </table:table-cell>
              <table:table-cell office:value-type="float" office:value="0.857371">
                <text:p>0.857371</text:p>
              </table:table-cell>
              <table:table-cell office:value-type="float" office:value="0.864">
                <text:p>0.864</text:p>
              </table:table-cell>
              <table:table-cell office:value-type="float" office:value="0.874057">
                <text:p>0.874057</text:p>
              </table:table-cell>
              <table:table-cell office:value-type="float" office:value="0.886171">
                <text:p>0.886171</text:p>
              </table:table-cell>
              <table:table-cell office:value-type="float" office:value="0.895314">
                <text:p>0.895314</text:p>
              </table:table-cell>
              <table:table-cell office:value-type="float" office:value="0.896">
                <text:p>0.896</text:p>
              </table:table-cell>
              <table:table-cell office:value-type="float" office:value="0.837783">
                <text:p>0.837783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671543">
                <text:p>0.671543</text:p>
              </table:table-cell>
              <table:table-cell office:value-type="float" office:value="0.803886">
                <text:p>0.803886</text:p>
              </table:table-cell>
              <table:table-cell office:value-type="float" office:value="0.829029">
                <text:p>0.829029</text:p>
              </table:table-cell>
              <table:table-cell office:value-type="float" office:value="0.841143">
                <text:p>0.841143</text:p>
              </table:table-cell>
              <table:table-cell office:value-type="float" office:value="0.848686">
                <text:p>0.848686</text:p>
              </table:table-cell>
              <table:table-cell office:value-type="float" office:value="0.857371">
                <text:p>0.857371</text:p>
              </table:table-cell>
              <table:table-cell office:value-type="float" office:value="0.864">
                <text:p>0.864</text:p>
              </table:table-cell>
              <table:table-cell office:value-type="float" office:value="0.870629">
                <text:p>0.870629</text:p>
              </table:table-cell>
              <table:table-cell office:value-type="float" office:value="0.884571">
                <text:p>0.884571</text:p>
              </table:table-cell>
              <table:table-cell office:value-type="float" office:value="0.8944">
                <text:p>0.8944</text:p>
              </table:table-cell>
              <table:table-cell office:value-type="float" office:value="0.896">
                <text:p>0.896</text:p>
              </table:table-cell>
              <table:table-cell office:value-type="float" office:value="0.836526">
                <text:p>0.836526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628343">
                <text:p>0.628343</text:p>
              </table:table-cell>
              <table:table-cell office:value-type="float" office:value="0.799086">
                <text:p>0.799086</text:p>
              </table:table-cell>
              <table:table-cell office:value-type="float" office:value="0.8272">
                <text:p>0.8272</text:p>
              </table:table-cell>
              <table:table-cell office:value-type="float" office:value="0.841143">
                <text:p>0.841143</text:p>
              </table:table-cell>
              <table:table-cell office:value-type="float" office:value="0.850057">
                <text:p>0.850057</text:p>
              </table:table-cell>
              <table:table-cell office:value-type="float" office:value="0.857143">
                <text:p>0.857143</text:p>
              </table:table-cell>
              <table:table-cell office:value-type="float" office:value="0.864">
                <text:p>0.864</text:p>
              </table:table-cell>
              <table:table-cell office:value-type="float" office:value="0.873371">
                <text:p>0.873371</text:p>
              </table:table-cell>
              <table:table-cell office:value-type="float" office:value="0.885714">
                <text:p>0.885714</text:p>
              </table:table-cell>
              <table:table-cell office:value-type="float" office:value="0.895086">
                <text:p>0.895086</text:p>
              </table:table-cell>
              <table:table-cell office:value-type="float" office:value="0.896">
                <text:p>0.896</text:p>
              </table:table-cell>
              <table:table-cell office:value-type="float" office:value="0.832114">
                <text:p>0.832114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628571">
                <text:p>0.628571</text:p>
              </table:table-cell>
              <table:table-cell office:value-type="float" office:value="0.799314">
                <text:p>0.799314</text:p>
              </table:table-cell>
              <table:table-cell office:value-type="float" office:value="0.831543">
                <text:p>0.831543</text:p>
              </table:table-cell>
              <table:table-cell office:value-type="float" office:value="0.843886">
                <text:p>0.843886</text:p>
              </table:table-cell>
              <table:table-cell office:value-type="float" office:value="0.852114">
                <text:p>0.852114</text:p>
              </table:table-cell>
              <table:table-cell office:value-type="float" office:value="0.858971">
                <text:p>0.858971</text:p>
              </table:table-cell>
              <table:table-cell office:value-type="float" office:value="0.865829">
                <text:p>0.865829</text:p>
              </table:table-cell>
              <table:table-cell office:value-type="float" office:value="0.875657">
                <text:p>0.875657</text:p>
              </table:table-cell>
              <table:table-cell office:value-type="float" office:value="0.886171">
                <text:p>0.886171</text:p>
              </table:table-cell>
              <table:table-cell office:value-type="float" office:value="0.895543">
                <text:p>0.895543</text:p>
              </table:table-cell>
              <table:table-cell office:value-type="float" office:value="0.896">
                <text:p>0.896</text:p>
              </table:table-cell>
              <table:table-cell office:value-type="float" office:value="0.83376">
                <text:p>0.83376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616686">
                <text:p>0.616686</text:p>
              </table:table-cell>
              <table:table-cell office:value-type="float" office:value="0.805943">
                <text:p>0.805943</text:p>
              </table:table-cell>
              <table:table-cell office:value-type="float" office:value="0.835886">
                <text:p>0.835886</text:p>
              </table:table-cell>
              <table:table-cell office:value-type="float" office:value="0.847771">
                <text:p>0.847771</text:p>
              </table:table-cell>
              <table:table-cell office:value-type="float" office:value="0.855086">
                <text:p>0.855086</text:p>
              </table:table-cell>
              <table:table-cell office:value-type="float" office:value="0.859886">
                <text:p>0.859886</text:p>
              </table:table-cell>
              <table:table-cell office:value-type="float" office:value="0.867657">
                <text:p>0.867657</text:p>
              </table:table-cell>
              <table:table-cell office:value-type="float" office:value="0.8768">
                <text:p>0.8768</text:p>
              </table:table-cell>
              <table:table-cell office:value-type="float" office:value="0.8864">
                <text:p>0.8864</text:p>
              </table:table-cell>
              <table:table-cell office:value-type="float" office:value="0.8944">
                <text:p>0.8944</text:p>
              </table:table-cell>
              <table:table-cell office:value-type="float" office:value="0.896">
                <text:p>0.896</text:p>
              </table:table-cell>
              <table:table-cell office:value-type="float" office:value="0.834651">
                <text:p>0.834651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626971">
                <text:p>0.626971</text:p>
              </table:table-cell>
              <table:table-cell office:value-type="float" office:value="0.799543">
                <text:p>0.799543</text:p>
              </table:table-cell>
              <table:table-cell office:value-type="float" office:value="0.833371">
                <text:p>0.833371</text:p>
              </table:table-cell>
              <table:table-cell office:value-type="float" office:value="0.848">
                <text:p>0.848</text:p>
              </table:table-cell>
              <table:table-cell office:value-type="float" office:value="0.8544">
                <text:p>0.8544</text:p>
              </table:table-cell>
              <table:table-cell office:value-type="float" office:value="0.858286">
                <text:p>0.858286</text:p>
              </table:table-cell>
              <table:table-cell office:value-type="float" office:value="0.864">
                <text:p>0.864</text:p>
              </table:table-cell>
              <table:table-cell office:value-type="float" office:value="0.873371">
                <text:p>0.873371</text:p>
              </table:table-cell>
              <table:table-cell office:value-type="float" office:value="0.8832">
                <text:p>0.8832</text:p>
              </table:table-cell>
              <table:table-cell office:value-type="float" office:value="0.893714">
                <text:p>0.893714</text:p>
              </table:table-cell>
              <table:table-cell office:value-type="float" office:value="0.896">
                <text:p>0.896</text:p>
              </table:table-cell>
              <table:table-cell office:value-type="float" office:value="0.833486">
                <text:p>0.833486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666743">
                <text:p>0.666743</text:p>
              </table:table-cell>
              <table:table-cell office:value-type="float" office:value="0.8">
                <text:p>0.8</text:p>
              </table:table-cell>
              <table:table-cell office:value-type="float" office:value="0.829943">
                <text:p>0.829943</text:p>
              </table:table-cell>
              <table:table-cell office:value-type="float" office:value="0.845486">
                <text:p>0.845486</text:p>
              </table:table-cell>
              <table:table-cell office:value-type="float" office:value="0.8544">
                <text:p>0.8544</text:p>
              </table:table-cell>
              <table:table-cell office:value-type="float" office:value="0.859657">
                <text:p>0.859657</text:p>
              </table:table-cell>
              <table:table-cell office:value-type="float" office:value="0.866057">
                <text:p>0.866057</text:p>
              </table:table-cell>
              <table:table-cell office:value-type="float" office:value="0.874057">
                <text:p>0.874057</text:p>
              </table:table-cell>
              <table:table-cell office:value-type="float" office:value="0.884114">
                <text:p>0.884114</text:p>
              </table:table-cell>
              <table:table-cell office:value-type="float" office:value="0.894629">
                <text:p>0.894629</text:p>
              </table:table-cell>
              <table:table-cell office:value-type="float" office:value="0.896">
                <text:p>0.896</text:p>
              </table:table-cell>
              <table:table-cell office:value-type="float" office:value="0.837509">
                <text:p>0.83750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685486">
                <text:p>0.685486</text:p>
              </table:table-cell>
              <table:table-cell office:value-type="float" office:value="0.811429">
                <text:p>0.811429</text:p>
              </table:table-cell>
              <table:table-cell office:value-type="float" office:value="0.830629">
                <text:p>0.830629</text:p>
              </table:table-cell>
              <table:table-cell office:value-type="float" office:value="0.843886">
                <text:p>0.843886</text:p>
              </table:table-cell>
              <table:table-cell office:value-type="float" office:value="0.852114">
                <text:p>0.852114</text:p>
              </table:table-cell>
              <table:table-cell office:value-type="float" office:value="0.857143">
                <text:p>0.857143</text:p>
              </table:table-cell>
              <table:table-cell office:value-type="float" office:value="0.864">
                <text:p>0.864</text:p>
              </table:table-cell>
              <table:table-cell office:value-type="float" office:value="0.873829">
                <text:p>0.873829</text:p>
              </table:table-cell>
              <table:table-cell office:value-type="float" office:value="0.885714">
                <text:p>0.885714</text:p>
              </table:table-cell>
              <table:table-cell office:value-type="float" office:value="0.895086">
                <text:p>0.895086</text:p>
              </table:table-cell>
              <table:table-cell office:value-type="float" office:value="0.896">
                <text:p>0.896</text:p>
              </table:table-cell>
              <table:table-cell office:value-type="float" office:value="0.839931">
                <text:p>0.83993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679543">
                <text:p>0.679543</text:p>
              </table:table-cell>
              <table:table-cell office:value-type="float" office:value="0.813257">
                <text:p>0.813257</text:p>
              </table:table-cell>
              <table:table-cell office:value-type="float" office:value="0.831543">
                <text:p>0.831543</text:p>
              </table:table-cell>
              <table:table-cell office:value-type="float" office:value="0.841371">
                <text:p>0.841371</text:p>
              </table:table-cell>
              <table:table-cell office:value-type="float" office:value="0.848914">
                <text:p>0.848914</text:p>
              </table:table-cell>
              <table:table-cell office:value-type="float" office:value="0.856">
                <text:p>0.856</text:p>
              </table:table-cell>
              <table:table-cell office:value-type="float" office:value="0.864">
                <text:p>0.864</text:p>
              </table:table-cell>
              <table:table-cell office:value-type="float" office:value="0.872686">
                <text:p>0.872686</text:p>
              </table:table-cell>
              <table:table-cell office:value-type="float" office:value="0.884571">
                <text:p>0.884571</text:p>
              </table:table-cell>
              <table:table-cell office:value-type="float" office:value="0.8944">
                <text:p>0.8944</text:p>
              </table:table-cell>
              <table:table-cell office:value-type="float" office:value="0.896">
                <text:p>0.896</text:p>
              </table:table-cell>
              <table:table-cell office:value-type="float" office:value="0.838629">
                <text:p>0.838629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680229">
                <text:p>0.680229</text:p>
              </table:table-cell>
              <table:table-cell office:value-type="float" office:value="0.798857">
                <text:p>0.798857</text:p>
              </table:table-cell>
              <table:table-cell office:value-type="float" office:value="0.8272">
                <text:p>0.8272</text:p>
              </table:table-cell>
              <table:table-cell office:value-type="float" office:value="0.837714">
                <text:p>0.837714</text:p>
              </table:table-cell>
              <table:table-cell office:value-type="float" office:value="0.846857">
                <text:p>0.846857</text:p>
              </table:table-cell>
              <table:table-cell office:value-type="float" office:value="0.856229">
                <text:p>0.856229</text:p>
              </table:table-cell>
              <table:table-cell office:value-type="float" office:value="0.864914">
                <text:p>0.864914</text:p>
              </table:table-cell>
              <table:table-cell office:value-type="float" office:value="0.874514">
                <text:p>0.874514</text:p>
              </table:table-cell>
              <table:table-cell office:value-type="float" office:value="0.886171">
                <text:p>0.886171</text:p>
              </table:table-cell>
              <table:table-cell office:value-type="float" office:value="0.895086">
                <text:p>0.895086</text:p>
              </table:table-cell>
              <table:table-cell office:value-type="float" office:value="0.896">
                <text:p>0.896</text:p>
              </table:table-cell>
              <table:table-cell office:value-type="float" office:value="0.836777">
                <text:p>0.836777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709486">
                <text:p>0.709486</text:p>
              </table:table-cell>
              <table:table-cell office:value-type="float" office:value="0.812571">
                <text:p>0.812571</text:p>
              </table:table-cell>
              <table:table-cell office:value-type="float" office:value="0.831771">
                <text:p>0.831771</text:p>
              </table:table-cell>
              <table:table-cell office:value-type="float" office:value="0.839771">
                <text:p>0.839771</text:p>
              </table:table-cell>
              <table:table-cell office:value-type="float" office:value="0.8496">
                <text:p>0.8496</text:p>
              </table:table-cell>
              <table:table-cell office:value-type="float" office:value="0.856">
                <text:p>0.856</text:p>
              </table:table-cell>
              <table:table-cell office:value-type="float" office:value="0.864">
                <text:p>0.864</text:p>
              </table:table-cell>
              <table:table-cell office:value-type="float" office:value="0.875429">
                <text:p>0.875429</text:p>
              </table:table-cell>
              <table:table-cell office:value-type="float" office:value="0.886857">
                <text:p>0.886857</text:p>
              </table:table-cell>
              <table:table-cell office:value-type="float" office:value="0.895314">
                <text:p>0.895314</text:p>
              </table:table-cell>
              <table:table-cell office:value-type="float" office:value="0.896">
                <text:p>0.896</text:p>
              </table:table-cell>
              <table:table-cell office:value-type="float" office:value="0.84208">
                <text:p>0.84208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6848">
                <text:p>0.6848</text:p>
              </table:table-cell>
              <table:table-cell office:value-type="float" office:value="0.807543">
                <text:p>0.807543</text:p>
              </table:table-cell>
              <table:table-cell office:value-type="float" office:value="0.833143">
                <text:p>0.833143</text:p>
              </table:table-cell>
              <table:table-cell office:value-type="float" office:value="0.842743">
                <text:p>0.842743</text:p>
              </table:table-cell>
              <table:table-cell office:value-type="float" office:value="0.849371">
                <text:p>0.849371</text:p>
              </table:table-cell>
              <table:table-cell office:value-type="float" office:value="0.856">
                <text:p>0.856</text:p>
              </table:table-cell>
              <table:table-cell office:value-type="float" office:value="0.8624">
                <text:p>0.8624</text:p>
              </table:table-cell>
              <table:table-cell office:value-type="float" office:value="0.874971">
                <text:p>0.874971</text:p>
              </table:table-cell>
              <table:table-cell office:value-type="float" office:value="0.885486">
                <text:p>0.885486</text:p>
              </table:table-cell>
              <table:table-cell office:value-type="float" office:value="0.894171">
                <text:p>0.894171</text:p>
              </table:table-cell>
              <table:table-cell office:value-type="float" office:value="0.896">
                <text:p>0.896</text:p>
              </table:table-cell>
              <table:table-cell office:value-type="float" office:value="0.839063">
                <text:p>0.839063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703543">
                <text:p>0.703543</text:p>
              </table:table-cell>
              <table:table-cell office:value-type="float" office:value="0.811657">
                <text:p>0.811657</text:p>
              </table:table-cell>
              <table:table-cell office:value-type="float" office:value="0.834514">
                <text:p>0.834514</text:p>
              </table:table-cell>
              <table:table-cell office:value-type="float" office:value="0.842971">
                <text:p>0.842971</text:p>
              </table:table-cell>
              <table:table-cell office:value-type="float" office:value="0.848457">
                <text:p>0.848457</text:p>
              </table:table-cell>
              <table:table-cell office:value-type="float" office:value="0.856">
                <text:p>0.856</text:p>
              </table:table-cell>
              <table:table-cell office:value-type="float" office:value="0.862857">
                <text:p>0.862857</text:p>
              </table:table-cell>
              <table:table-cell office:value-type="float" office:value="0.8736">
                <text:p>0.8736</text:p>
              </table:table-cell>
              <table:table-cell office:value-type="float" office:value="0.885257">
                <text:p>0.885257</text:p>
              </table:table-cell>
              <table:table-cell office:value-type="float" office:value="0.893486">
                <text:p>0.893486</text:p>
              </table:table-cell>
              <table:table-cell office:value-type="float" office:value="0.896">
                <text:p>0.896</text:p>
              </table:table-cell>
              <table:table-cell office:value-type="float" office:value="0.841234">
                <text:p>0.841234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744229">
                <text:p>0.744229</text:p>
              </table:table-cell>
              <table:table-cell office:value-type="float" office:value="0.818286">
                <text:p>0.818286</text:p>
              </table:table-cell>
              <table:table-cell office:value-type="float" office:value="0.836571">
                <text:p>0.836571</text:p>
              </table:table-cell>
              <table:table-cell office:value-type="float" office:value="0.845943">
                <text:p>0.845943</text:p>
              </table:table-cell>
              <table:table-cell office:value-type="float" office:value="0.850971">
                <text:p>0.850971</text:p>
              </table:table-cell>
              <table:table-cell office:value-type="float" office:value="0.858971">
                <text:p>0.858971</text:p>
              </table:table-cell>
              <table:table-cell office:value-type="float" office:value="0.867429">
                <text:p>0.867429</text:p>
              </table:table-cell>
              <table:table-cell office:value-type="float" office:value="0.877943">
                <text:p>0.877943</text:p>
              </table:table-cell>
              <table:table-cell office:value-type="float" office:value="0.887086">
                <text:p>0.887086</text:p>
              </table:table-cell>
              <table:table-cell office:value-type="float" office:value="0.893714">
                <text:p>0.893714</text:p>
              </table:table-cell>
              <table:table-cell office:value-type="float" office:value="0.896">
                <text:p>0.896</text:p>
              </table:table-cell>
              <table:table-cell office:value-type="float" office:value="0.848114">
                <text:p>0.848114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706514">
                <text:p>0.706514</text:p>
              </table:table-cell>
              <table:table-cell office:value-type="float" office:value="0.818057">
                <text:p>0.818057</text:p>
              </table:table-cell>
              <table:table-cell office:value-type="float" office:value="0.835429">
                <text:p>0.835429</text:p>
              </table:table-cell>
              <table:table-cell office:value-type="float" office:value="0.844114">
                <text:p>0.844114</text:p>
              </table:table-cell>
              <table:table-cell office:value-type="float" office:value="0.850514">
                <text:p>0.850514</text:p>
              </table:table-cell>
              <table:table-cell office:value-type="float" office:value="0.856686">
                <text:p>0.856686</text:p>
              </table:table-cell>
              <table:table-cell office:value-type="float" office:value="0.864914">
                <text:p>0.864914</text:p>
              </table:table-cell>
              <table:table-cell office:value-type="float" office:value="0.874286">
                <text:p>0.874286</text:p>
              </table:table-cell>
              <table:table-cell office:value-type="float" office:value="0.884114">
                <text:p>0.884114</text:p>
              </table:table-cell>
              <table:table-cell office:value-type="float" office:value="0.8944">
                <text:p>0.8944</text:p>
              </table:table-cell>
              <table:table-cell office:value-type="float" office:value="0.896">
                <text:p>0.896</text:p>
              </table:table-cell>
              <table:table-cell office:value-type="float" office:value="0.842903">
                <text:p>0.842903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710857">
                <text:p>0.710857</text:p>
              </table:table-cell>
              <table:table-cell office:value-type="float" office:value="0.811886">
                <text:p>0.811886</text:p>
              </table:table-cell>
              <table:table-cell office:value-type="float" office:value="0.829486">
                <text:p>0.829486</text:p>
              </table:table-cell>
              <table:table-cell office:value-type="float" office:value="0.841371">
                <text:p>0.841371</text:p>
              </table:table-cell>
              <table:table-cell office:value-type="float" office:value="0.850971">
                <text:p>0.850971</text:p>
              </table:table-cell>
              <table:table-cell office:value-type="float" office:value="0.856686">
                <text:p>0.856686</text:p>
              </table:table-cell>
              <table:table-cell office:value-type="float" office:value="0.864686">
                <text:p>0.864686</text:p>
              </table:table-cell>
              <table:table-cell office:value-type="float" office:value="0.874743">
                <text:p>0.874743</text:p>
              </table:table-cell>
              <table:table-cell office:value-type="float" office:value="0.883429">
                <text:p>0.883429</text:p>
              </table:table-cell>
              <table:table-cell office:value-type="float" office:value="0.892343">
                <text:p>0.892343</text:p>
              </table:table-cell>
              <table:table-cell office:value-type="float" office:value="0.896">
                <text:p>0.896</text:p>
              </table:table-cell>
              <table:table-cell office:value-type="float" office:value="0.841646">
                <text:p>0.841646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713829">
                <text:p>0.713829</text:p>
              </table:table-cell>
              <table:table-cell office:value-type="float" office:value="0.811886">
                <text:p>0.811886</text:p>
              </table:table-cell>
              <table:table-cell office:value-type="float" office:value="0.832457">
                <text:p>0.832457</text:p>
              </table:table-cell>
              <table:table-cell office:value-type="float" office:value="0.840229">
                <text:p>0.840229</text:p>
              </table:table-cell>
              <table:table-cell office:value-type="float" office:value="0.848">
                <text:p>0.848</text:p>
              </table:table-cell>
              <table:table-cell office:value-type="float" office:value="0.854629">
                <text:p>0.854629</text:p>
              </table:table-cell>
              <table:table-cell office:value-type="float" office:value="0.860571">
                <text:p>0.860571</text:p>
              </table:table-cell>
              <table:table-cell office:value-type="float" office:value="0.870629">
                <text:p>0.870629</text:p>
              </table:table-cell>
              <table:table-cell office:value-type="float" office:value="0.882286">
                <text:p>0.882286</text:p>
              </table:table-cell>
              <table:table-cell office:value-type="float" office:value="0.892571">
                <text:p>0.892571</text:p>
              </table:table-cell>
              <table:table-cell office:value-type="float" office:value="0.896">
                <text:p>0.896</text:p>
              </table:table-cell>
              <table:table-cell office:value-type="float" office:value="0.840709">
                <text:p>0.840709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724114">
                <text:p>0.724114</text:p>
              </table:table-cell>
              <table:table-cell office:value-type="float" office:value="0.813029">
                <text:p>0.813029</text:p>
              </table:table-cell>
              <table:table-cell office:value-type="float" office:value="0.831314">
                <text:p>0.831314</text:p>
              </table:table-cell>
              <table:table-cell office:value-type="float" office:value="0.838857">
                <text:p>0.838857</text:p>
              </table:table-cell>
              <table:table-cell office:value-type="float" office:value="0.845486">
                <text:p>0.845486</text:p>
              </table:table-cell>
              <table:table-cell office:value-type="float" office:value="0.854857">
                <text:p>0.854857</text:p>
              </table:table-cell>
              <table:table-cell office:value-type="float" office:value="0.862171">
                <text:p>0.862171</text:p>
              </table:table-cell>
              <table:table-cell office:value-type="float" office:value="0.873829">
                <text:p>0.873829</text:p>
              </table:table-cell>
              <table:table-cell office:value-type="float" office:value="0.882514">
                <text:p>0.882514</text:p>
              </table:table-cell>
              <table:table-cell office:value-type="float" office:value="0.892343">
                <text:p>0.892343</text:p>
              </table:table-cell>
              <table:table-cell office:value-type="float" office:value="0.896">
                <text:p>0.896</text:p>
              </table:table-cell>
              <table:table-cell office:value-type="float" office:value="0.841851">
                <text:p>0.84185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50857">
                <text:p>0.750857</text:p>
              </table:table-cell>
              <table:table-cell office:value-type="float" office:value="0.820114">
                <text:p>0.820114</text:p>
              </table:table-cell>
              <table:table-cell office:value-type="float" office:value="0.837029">
                <text:p>0.837029</text:p>
              </table:table-cell>
              <table:table-cell office:value-type="float" office:value="0.845486">
                <text:p>0.845486</text:p>
              </table:table-cell>
              <table:table-cell office:value-type="float" office:value="0.8528">
                <text:p>0.8528</text:p>
              </table:table-cell>
              <table:table-cell office:value-type="float" office:value="0.858057">
                <text:p>0.858057</text:p>
              </table:table-cell>
              <table:table-cell office:value-type="float" office:value="0.865371">
                <text:p>0.865371</text:p>
              </table:table-cell>
              <table:table-cell office:value-type="float" office:value="0.8768">
                <text:p>0.8768</text:p>
              </table:table-cell>
              <table:table-cell office:value-type="float" office:value="0.885714">
                <text:p>0.885714</text:p>
              </table:table-cell>
              <table:table-cell office:value-type="float" office:value="0.8944">
                <text:p>0.8944</text:p>
              </table:table-cell>
              <table:table-cell office:value-type="float" office:value="0.896">
                <text:p>0.896</text:p>
              </table:table-cell>
              <table:table-cell office:value-type="float" office:value="0.848663">
                <text:p>0.848663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746743">
                <text:p>0.746743</text:p>
              </table:table-cell>
              <table:table-cell office:value-type="float" office:value="0.815771">
                <text:p>0.815771</text:p>
              </table:table-cell>
              <table:table-cell office:value-type="float" office:value="0.834971">
                <text:p>0.834971</text:p>
              </table:table-cell>
              <table:table-cell office:value-type="float" office:value="0.8432">
                <text:p>0.8432</text:p>
              </table:table-cell>
              <table:table-cell office:value-type="float" office:value="0.848">
                <text:p>0.848</text:p>
              </table:table-cell>
              <table:table-cell office:value-type="float" office:value="0.855314">
                <text:p>0.855314</text:p>
              </table:table-cell>
              <table:table-cell office:value-type="float" office:value="0.861714">
                <text:p>0.861714</text:p>
              </table:table-cell>
              <table:table-cell office:value-type="float" office:value="0.871314">
                <text:p>0.871314</text:p>
              </table:table-cell>
              <table:table-cell office:value-type="float" office:value="0.885029">
                <text:p>0.885029</text:p>
              </table:table-cell>
              <table:table-cell office:value-type="float" office:value="0.894857">
                <text:p>0.894857</text:p>
              </table:table-cell>
              <table:table-cell office:value-type="float" office:value="0.896">
                <text:p>0.896</text:p>
              </table:table-cell>
              <table:table-cell office:value-type="float" office:value="0.845691">
                <text:p>0.845691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735771">
                <text:p>0.735771</text:p>
              </table:table-cell>
              <table:table-cell office:value-type="float" office:value="0.822171">
                <text:p>0.822171</text:p>
              </table:table-cell>
              <table:table-cell office:value-type="float" office:value="0.836571">
                <text:p>0.836571</text:p>
              </table:table-cell>
              <table:table-cell office:value-type="float" office:value="0.842743">
                <text:p>0.842743</text:p>
              </table:table-cell>
              <table:table-cell office:value-type="float" office:value="0.848914">
                <text:p>0.848914</text:p>
              </table:table-cell>
              <table:table-cell office:value-type="float" office:value="0.856">
                <text:p>0.856</text:p>
              </table:table-cell>
              <table:table-cell office:value-type="float" office:value="0.861257">
                <text:p>0.861257</text:p>
              </table:table-cell>
              <table:table-cell office:value-type="float" office:value="0.869486">
                <text:p>0.869486</text:p>
              </table:table-cell>
              <table:table-cell office:value-type="float" office:value="0.8832">
                <text:p>0.8832</text:p>
              </table:table-cell>
              <table:table-cell office:value-type="float" office:value="0.894171">
                <text:p>0.894171</text:p>
              </table:table-cell>
              <table:table-cell office:value-type="float" office:value="0.896">
                <text:p>0.896</text:p>
              </table:table-cell>
              <table:table-cell office:value-type="float" office:value="0.845029">
                <text:p>0.845029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756343">
                <text:p>0.756343</text:p>
              </table:table-cell>
              <table:table-cell office:value-type="float" office:value="0.824">
                <text:p>0.824</text:p>
              </table:table-cell>
              <table:table-cell office:value-type="float" office:value="0.835657">
                <text:p>0.835657</text:p>
              </table:table-cell>
              <table:table-cell office:value-type="float" office:value="0.842057">
                <text:p>0.842057</text:p>
              </table:table-cell>
              <table:table-cell office:value-type="float" office:value="0.850514">
                <text:p>0.850514</text:p>
              </table:table-cell>
              <table:table-cell office:value-type="float" office:value="0.856229">
                <text:p>0.856229</text:p>
              </table:table-cell>
              <table:table-cell office:value-type="float" office:value="0.864457">
                <text:p>0.864457</text:p>
              </table:table-cell>
              <table:table-cell office:value-type="float" office:value="0.874286">
                <text:p>0.874286</text:p>
              </table:table-cell>
              <table:table-cell office:value-type="float" office:value="0.884114">
                <text:p>0.884114</text:p>
              </table:table-cell>
              <table:table-cell office:value-type="float" office:value="0.894629">
                <text:p>0.894629</text:p>
              </table:table-cell>
              <table:table-cell office:value-type="float" office:value="0.896">
                <text:p>0.896</text:p>
              </table:table-cell>
              <table:table-cell office:value-type="float" office:value="0.848229">
                <text:p>0.848229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751314">
                <text:p>0.751314</text:p>
              </table:table-cell>
              <table:table-cell office:value-type="float" office:value="0.825829">
                <text:p>0.825829</text:p>
              </table:table-cell>
              <table:table-cell office:value-type="float" office:value="0.838857">
                <text:p>0.838857</text:p>
              </table:table-cell>
              <table:table-cell office:value-type="float" office:value="0.845486">
                <text:p>0.845486</text:p>
              </table:table-cell>
              <table:table-cell office:value-type="float" office:value="0.853257">
                <text:p>0.853257</text:p>
              </table:table-cell>
              <table:table-cell office:value-type="float" office:value="0.858514">
                <text:p>0.858514</text:p>
              </table:table-cell>
              <table:table-cell office:value-type="float" office:value="0.8656">
                <text:p>0.8656</text:p>
              </table:table-cell>
              <table:table-cell office:value-type="float" office:value="0.874514">
                <text:p>0.874514</text:p>
              </table:table-cell>
              <table:table-cell office:value-type="float" office:value="0.883886">
                <text:p>0.883886</text:p>
              </table:table-cell>
              <table:table-cell office:value-type="float" office:value="0.893943">
                <text:p>0.893943</text:p>
              </table:table-cell>
              <table:table-cell office:value-type="float" office:value="0.896">
                <text:p>0.896</text:p>
              </table:table-cell>
              <table:table-cell office:value-type="float" office:value="0.84912">
                <text:p>0.84912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743543">
                <text:p>0.743543</text:p>
              </table:table-cell>
              <table:table-cell office:value-type="float" office:value="0.824">
                <text:p>0.824</text:p>
              </table:table-cell>
              <table:table-cell office:value-type="float" office:value="0.839086">
                <text:p>0.839086</text:p>
              </table:table-cell>
              <table:table-cell office:value-type="float" office:value="0.847314">
                <text:p>0.847314</text:p>
              </table:table-cell>
              <table:table-cell office:value-type="float" office:value="0.8544">
                <text:p>0.8544</text:p>
              </table:table-cell>
              <table:table-cell office:value-type="float" office:value="0.857371">
                <text:p>0.857371</text:p>
              </table:table-cell>
              <table:table-cell office:value-type="float" office:value="0.864">
                <text:p>0.864</text:p>
              </table:table-cell>
              <table:table-cell office:value-type="float" office:value="0.8704">
                <text:p>0.8704</text:p>
              </table:table-cell>
              <table:table-cell office:value-type="float" office:value="0.882286">
                <text:p>0.882286</text:p>
              </table:table-cell>
              <table:table-cell office:value-type="float" office:value="0.892114">
                <text:p>0.892114</text:p>
              </table:table-cell>
              <table:table-cell office:value-type="float" office:value="0.896">
                <text:p>0.896</text:p>
              </table:table-cell>
              <table:table-cell office:value-type="float" office:value="0.847451">
                <text:p>0.847451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745143">
                <text:p>0.745143</text:p>
              </table:table-cell>
              <table:table-cell office:value-type="float" office:value="0.819886">
                <text:p>0.819886</text:p>
              </table:table-cell>
              <table:table-cell office:value-type="float" office:value="0.837486">
                <text:p>0.837486</text:p>
              </table:table-cell>
              <table:table-cell office:value-type="float" office:value="0.843657">
                <text:p>0.843657</text:p>
              </table:table-cell>
              <table:table-cell office:value-type="float" office:value="0.848914">
                <text:p>0.848914</text:p>
              </table:table-cell>
              <table:table-cell office:value-type="float" office:value="0.856">
                <text:p>0.856</text:p>
              </table:table-cell>
              <table:table-cell office:value-type="float" office:value="0.861257">
                <text:p>0.861257</text:p>
              </table:table-cell>
              <table:table-cell office:value-type="float" office:value="0.8672">
                <text:p>0.8672</text:p>
              </table:table-cell>
              <table:table-cell office:value-type="float" office:value="0.879314">
                <text:p>0.879314</text:p>
              </table:table-cell>
              <table:table-cell office:value-type="float" office:value="0.891886">
                <text:p>0.891886</text:p>
              </table:table-cell>
              <table:table-cell office:value-type="float" office:value="0.896">
                <text:p>0.896</text:p>
              </table:table-cell>
              <table:table-cell office:value-type="float" office:value="0.845074">
                <text:p>0.845074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736457">
                <text:p>0.736457</text:p>
              </table:table-cell>
              <table:table-cell office:value-type="float" office:value="0.824686">
                <text:p>0.824686</text:p>
              </table:table-cell>
              <table:table-cell office:value-type="float" office:value="0.838857">
                <text:p>0.838857</text:p>
              </table:table-cell>
              <table:table-cell office:value-type="float" office:value="0.844343">
                <text:p>0.844343</text:p>
              </table:table-cell>
              <table:table-cell office:value-type="float" office:value="0.852114">
                <text:p>0.852114</text:p>
              </table:table-cell>
              <table:table-cell office:value-type="float" office:value="0.856">
                <text:p>0.856</text:p>
              </table:table-cell>
              <table:table-cell office:value-type="float" office:value="0.863771">
                <text:p>0.863771</text:p>
              </table:table-cell>
              <table:table-cell office:value-type="float" office:value="0.870857">
                <text:p>0.870857</text:p>
              </table:table-cell>
              <table:table-cell office:value-type="float" office:value="0.882514">
                <text:p>0.882514</text:p>
              </table:table-cell>
              <table:table-cell office:value-type="float" office:value="0.891657">
                <text:p>0.891657</text:p>
              </table:table-cell>
              <table:table-cell office:value-type="float" office:value="0.896">
                <text:p>0.896</text:p>
              </table:table-cell>
              <table:table-cell office:value-type="float" office:value="0.846126">
                <text:p>0.846126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738743">
                <text:p>0.738743</text:p>
              </table:table-cell>
              <table:table-cell office:value-type="float" office:value="0.822629">
                <text:p>0.822629</text:p>
              </table:table-cell>
              <table:table-cell office:value-type="float" office:value="0.8384">
                <text:p>0.8384</text:p>
              </table:table-cell>
              <table:table-cell office:value-type="float" office:value="0.8448">
                <text:p>0.8448</text:p>
              </table:table-cell>
              <table:table-cell office:value-type="float" office:value="0.851657">
                <text:p>0.851657</text:p>
              </table:table-cell>
              <table:table-cell office:value-type="float" office:value="0.856229">
                <text:p>0.856229</text:p>
              </table:table-cell>
              <table:table-cell office:value-type="float" office:value="0.864">
                <text:p>0.864</text:p>
              </table:table-cell>
              <table:table-cell office:value-type="float" office:value="0.869486">
                <text:p>0.869486</text:p>
              </table:table-cell>
              <table:table-cell office:value-type="float" office:value="0.8816">
                <text:p>0.8816</text:p>
              </table:table-cell>
              <table:table-cell office:value-type="float" office:value="0.893029">
                <text:p>0.893029</text:p>
              </table:table-cell>
              <table:table-cell office:value-type="float" office:value="0.896">
                <text:p>0.896</text:p>
              </table:table-cell>
              <table:table-cell office:value-type="float" office:value="0.846057">
                <text:p>0.846057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752229">
                <text:p>0.752229</text:p>
              </table:table-cell>
              <table:table-cell office:value-type="float" office:value="0.824229">
                <text:p>0.824229</text:p>
              </table:table-cell>
              <table:table-cell office:value-type="float" office:value="0.838629">
                <text:p>0.838629</text:p>
              </table:table-cell>
              <table:table-cell office:value-type="float" office:value="0.845029">
                <text:p>0.845029</text:p>
              </table:table-cell>
              <table:table-cell office:value-type="float" office:value="0.851429">
                <text:p>0.851429</text:p>
              </table:table-cell>
              <table:table-cell office:value-type="float" office:value="0.856914">
                <text:p>0.856914</text:p>
              </table:table-cell>
              <table:table-cell office:value-type="float" office:value="0.864">
                <text:p>0.864</text:p>
              </table:table-cell>
              <table:table-cell office:value-type="float" office:value="0.8704">
                <text:p>0.8704</text:p>
              </table:table-cell>
              <table:table-cell office:value-type="float" office:value="0.882514">
                <text:p>0.882514</text:p>
              </table:table-cell>
              <table:table-cell office:value-type="float" office:value="0.8944">
                <text:p>0.8944</text:p>
              </table:table-cell>
              <table:table-cell office:value-type="float" office:value="0.896">
                <text:p>0.896</text:p>
              </table:table-cell>
              <table:table-cell office:value-type="float" office:value="0.847977">
                <text:p>0.84797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36914">
                <text:p>0.736914</text:p>
              </table:table-cell>
              <table:table-cell office:value-type="float" office:value="0.815086">
                <text:p>0.815086</text:p>
              </table:table-cell>
              <table:table-cell office:value-type="float" office:value="0.837714">
                <text:p>0.837714</text:p>
              </table:table-cell>
              <table:table-cell office:value-type="float" office:value="0.845714">
                <text:p>0.845714</text:p>
              </table:table-cell>
              <table:table-cell office:value-type="float" office:value="0.853029">
                <text:p>0.853029</text:p>
              </table:table-cell>
              <table:table-cell office:value-type="float" office:value="0.858286">
                <text:p>0.858286</text:p>
              </table:table-cell>
              <table:table-cell office:value-type="float" office:value="0.864229">
                <text:p>0.864229</text:p>
              </table:table-cell>
              <table:table-cell office:value-type="float" office:value="0.872">
                <text:p>0.872</text:p>
              </table:table-cell>
              <table:table-cell office:value-type="float" office:value="0.881829">
                <text:p>0.881829</text:p>
              </table:table-cell>
              <table:table-cell office:value-type="float" office:value="0.893714">
                <text:p>0.893714</text:p>
              </table:table-cell>
              <table:table-cell office:value-type="float" office:value="0.896">
                <text:p>0.896</text:p>
              </table:table-cell>
              <table:table-cell office:value-type="float" office:value="0.845851">
                <text:p>0.845851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7424">
                <text:p>0.7424</text:p>
              </table:table-cell>
              <table:table-cell office:value-type="float" office:value="0.808229">
                <text:p>0.808229</text:p>
              </table:table-cell>
              <table:table-cell office:value-type="float" office:value="0.831314">
                <text:p>0.831314</text:p>
              </table:table-cell>
              <table:table-cell office:value-type="float" office:value="0.842514">
                <text:p>0.842514</text:p>
              </table:table-cell>
              <table:table-cell office:value-type="float" office:value="0.850514">
                <text:p>0.850514</text:p>
              </table:table-cell>
              <table:table-cell office:value-type="float" office:value="0.856686">
                <text:p>0.856686</text:p>
              </table:table-cell>
              <table:table-cell office:value-type="float" office:value="0.864">
                <text:p>0.864</text:p>
              </table:table-cell>
              <table:table-cell office:value-type="float" office:value="0.870171">
                <text:p>0.870171</text:p>
              </table:table-cell>
              <table:table-cell office:value-type="float" office:value="0.882514">
                <text:p>0.882514</text:p>
              </table:table-cell>
              <table:table-cell office:value-type="float" office:value="0.893486">
                <text:p>0.893486</text:p>
              </table:table-cell>
              <table:table-cell office:value-type="float" office:value="0.896">
                <text:p>0.896</text:p>
              </table:table-cell>
              <table:table-cell office:value-type="float" office:value="0.844183">
                <text:p>0.844183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782857">
                <text:p>0.782857</text:p>
              </table:table-cell>
              <table:table-cell office:value-type="float" office:value="0.830857">
                <text:p>0.830857</text:p>
              </table:table-cell>
              <table:table-cell office:value-type="float" office:value="0.841143">
                <text:p>0.841143</text:p>
              </table:table-cell>
              <table:table-cell office:value-type="float" office:value="0.848">
                <text:p>0.848</text:p>
              </table:table-cell>
              <table:table-cell office:value-type="float" office:value="0.855771">
                <text:p>0.855771</text:p>
              </table:table-cell>
              <table:table-cell office:value-type="float" office:value="0.861943">
                <text:p>0.861943</text:p>
              </table:table-cell>
              <table:table-cell office:value-type="float" office:value="0.866057">
                <text:p>0.866057</text:p>
              </table:table-cell>
              <table:table-cell office:value-type="float" office:value="0.8752">
                <text:p>0.8752</text:p>
              </table:table-cell>
              <table:table-cell office:value-type="float" office:value="0.885486">
                <text:p>0.885486</text:p>
              </table:table-cell>
              <table:table-cell office:value-type="float" office:value="0.8944">
                <text:p>0.8944</text:p>
              </table:table-cell>
              <table:table-cell office:value-type="float" office:value="0.896">
                <text:p>0.896</text:p>
              </table:table-cell>
              <table:table-cell office:value-type="float" office:value="0.854171">
                <text:p>0.854171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765257">
                <text:p>0.765257</text:p>
              </table:table-cell>
              <table:table-cell office:value-type="float" office:value="0.823086">
                <text:p>0.823086</text:p>
              </table:table-cell>
              <table:table-cell office:value-type="float" office:value="0.838629">
                <text:p>0.838629</text:p>
              </table:table-cell>
              <table:table-cell office:value-type="float" office:value="0.847314">
                <text:p>0.847314</text:p>
              </table:table-cell>
              <table:table-cell office:value-type="float" office:value="0.853943">
                <text:p>0.853943</text:p>
              </table:table-cell>
              <table:table-cell office:value-type="float" office:value="0.856914">
                <text:p>0.856914</text:p>
              </table:table-cell>
              <table:table-cell office:value-type="float" office:value="0.864229">
                <text:p>0.864229</text:p>
              </table:table-cell>
              <table:table-cell office:value-type="float" office:value="0.873829">
                <text:p>0.873829</text:p>
              </table:table-cell>
              <table:table-cell office:value-type="float" office:value="0.8832">
                <text:p>0.8832</text:p>
              </table:table-cell>
              <table:table-cell office:value-type="float" office:value="0.893714">
                <text:p>0.893714</text:p>
              </table:table-cell>
              <table:table-cell office:value-type="float" office:value="0.896">
                <text:p>0.896</text:p>
              </table:table-cell>
              <table:table-cell office:value-type="float" office:value="0.850011">
                <text:p>0.850011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750171">
                <text:p>0.750171</text:p>
              </table:table-cell>
              <table:table-cell office:value-type="float" office:value="0.8224">
                <text:p>0.8224</text:p>
              </table:table-cell>
              <table:table-cell office:value-type="float" office:value="0.837486">
                <text:p>0.837486</text:p>
              </table:table-cell>
              <table:table-cell office:value-type="float" office:value="0.846171">
                <text:p>0.846171</text:p>
              </table:table-cell>
              <table:table-cell office:value-type="float" office:value="0.853714">
                <text:p>0.853714</text:p>
              </table:table-cell>
              <table:table-cell office:value-type="float" office:value="0.858286">
                <text:p>0.858286</text:p>
              </table:table-cell>
              <table:table-cell office:value-type="float" office:value="0.864229">
                <text:p>0.864229</text:p>
              </table:table-cell>
              <table:table-cell office:value-type="float" office:value="0.874057">
                <text:p>0.874057</text:p>
              </table:table-cell>
              <table:table-cell office:value-type="float" office:value="0.883657">
                <text:p>0.8836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48617">
                <text:p>0.848617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757943">
                <text:p>0.757943</text:p>
              </table:table-cell>
              <table:table-cell office:value-type="float" office:value="0.828571">
                <text:p>0.828571</text:p>
              </table:table-cell>
              <table:table-cell office:value-type="float" office:value="0.838857">
                <text:p>0.838857</text:p>
              </table:table-cell>
              <table:table-cell office:value-type="float" office:value="0.848">
                <text:p>0.848</text:p>
              </table:table-cell>
              <table:table-cell office:value-type="float" office:value="0.853714">
                <text:p>0.853714</text:p>
              </table:table-cell>
              <table:table-cell office:value-type="float" office:value="0.858514">
                <text:p>0.858514</text:p>
              </table:table-cell>
              <table:table-cell office:value-type="float" office:value="0.865829">
                <text:p>0.865829</text:p>
              </table:table-cell>
              <table:table-cell office:value-type="float" office:value="0.874514">
                <text:p>0.874514</text:p>
              </table:table-cell>
              <table:table-cell office:value-type="float" office:value="0.885714">
                <text:p>0.8857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0766">
                <text:p>0.850766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760686">
                <text:p>0.760686</text:p>
              </table:table-cell>
              <table:table-cell office:value-type="float" office:value="0.827657">
                <text:p>0.827657</text:p>
              </table:table-cell>
              <table:table-cell office:value-type="float" office:value="0.839086">
                <text:p>0.839086</text:p>
              </table:table-cell>
              <table:table-cell office:value-type="float" office:value="0.847771">
                <text:p>0.847771</text:p>
              </table:table-cell>
              <table:table-cell office:value-type="float" office:value="0.851886">
                <text:p>0.851886</text:p>
              </table:table-cell>
              <table:table-cell office:value-type="float" office:value="0.859886">
                <text:p>0.859886</text:p>
              </table:table-cell>
              <table:table-cell office:value-type="float" office:value="0.866743">
                <text:p>0.866743</text:p>
              </table:table-cell>
              <table:table-cell office:value-type="float" office:value="0.875657">
                <text:p>0.875657</text:p>
              </table:table-cell>
              <table:table-cell office:value-type="float" office:value="0.885029">
                <text:p>0.8850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104">
                <text:p>0.85104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774171">
                <text:p>0.774171</text:p>
              </table:table-cell>
              <table:table-cell office:value-type="float" office:value="0.833371">
                <text:p>0.833371</text:p>
              </table:table-cell>
              <table:table-cell office:value-type="float" office:value="0.842514">
                <text:p>0.842514</text:p>
              </table:table-cell>
              <table:table-cell office:value-type="float" office:value="0.848">
                <text:p>0.848</text:p>
              </table:table-cell>
              <table:table-cell office:value-type="float" office:value="0.854629">
                <text:p>0.854629</text:p>
              </table:table-cell>
              <table:table-cell office:value-type="float" office:value="0.861257">
                <text:p>0.861257</text:p>
              </table:table-cell>
              <table:table-cell office:value-type="float" office:value="0.8672">
                <text:p>0.8672</text:p>
              </table:table-cell>
              <table:table-cell office:value-type="float" office:value="0.873371">
                <text:p>0.873371</text:p>
              </table:table-cell>
              <table:table-cell office:value-type="float" office:value="0.884114">
                <text:p>0.884114</text:p>
              </table:table-cell>
              <table:table-cell office:value-type="float" office:value="0.895771">
                <text:p>0.895771</text:p>
              </table:table-cell>
              <table:table-cell office:value-type="float" office:value="0.896">
                <text:p>0.896</text:p>
              </table:table-cell>
              <table:table-cell office:value-type="float" office:value="0.85344">
                <text:p>0.85344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751314">
                <text:p>0.751314</text:p>
              </table:table-cell>
              <table:table-cell office:value-type="float" office:value="0.827886">
                <text:p>0.827886</text:p>
              </table:table-cell>
              <table:table-cell office:value-type="float" office:value="0.839543">
                <text:p>0.839543</text:p>
              </table:table-cell>
              <table:table-cell office:value-type="float" office:value="0.848">
                <text:p>0.848</text:p>
              </table:table-cell>
              <table:table-cell office:value-type="float" office:value="0.853486">
                <text:p>0.853486</text:p>
              </table:table-cell>
              <table:table-cell office:value-type="float" office:value="0.860343">
                <text:p>0.860343</text:p>
              </table:table-cell>
              <table:table-cell office:value-type="float" office:value="0.865143">
                <text:p>0.865143</text:p>
              </table:table-cell>
              <table:table-cell office:value-type="float" office:value="0.874514">
                <text:p>0.874514</text:p>
              </table:table-cell>
              <table:table-cell office:value-type="float" office:value="0.886857">
                <text:p>0.8868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0309">
                <text:p>0.850309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7792">
                <text:p>0.7792</text:p>
              </table:table-cell>
              <table:table-cell office:value-type="float" office:value="0.829943">
                <text:p>0.829943</text:p>
              </table:table-cell>
              <table:table-cell office:value-type="float" office:value="0.841143">
                <text:p>0.841143</text:p>
              </table:table-cell>
              <table:table-cell office:value-type="float" office:value="0.848">
                <text:p>0.848</text:p>
              </table:table-cell>
              <table:table-cell office:value-type="float" office:value="0.855543">
                <text:p>0.855543</text:p>
              </table:table-cell>
              <table:table-cell office:value-type="float" office:value="0.860114">
                <text:p>0.860114</text:p>
              </table:table-cell>
              <table:table-cell office:value-type="float" office:value="0.866057">
                <text:p>0.866057</text:p>
              </table:table-cell>
              <table:table-cell office:value-type="float" office:value="0.875886">
                <text:p>0.875886</text:p>
              </table:table-cell>
              <table:table-cell office:value-type="float" office:value="0.885486">
                <text:p>0.8854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3737">
                <text:p>0.85373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4457">
                <text:p>0.784457</text:p>
              </table:table-cell>
              <table:table-cell office:value-type="float" office:value="0.833829">
                <text:p>0.833829</text:p>
              </table:table-cell>
              <table:table-cell office:value-type="float" office:value="0.842971">
                <text:p>0.842971</text:p>
              </table:table-cell>
              <table:table-cell office:value-type="float" office:value="0.848686">
                <text:p>0.848686</text:p>
              </table:table-cell>
              <table:table-cell office:value-type="float" office:value="0.856">
                <text:p>0.856</text:p>
              </table:table-cell>
              <table:table-cell office:value-type="float" office:value="0.860343">
                <text:p>0.860343</text:p>
              </table:table-cell>
              <table:table-cell office:value-type="float" office:value="0.865829">
                <text:p>0.865829</text:p>
              </table:table-cell>
              <table:table-cell office:value-type="float" office:value="0.8768">
                <text:p>0.8768</text:p>
              </table:table-cell>
              <table:table-cell office:value-type="float" office:value="0.887086">
                <text:p>0.8870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52">
                <text:p>0.8552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786971">
                <text:p>0.786971</text:p>
              </table:table-cell>
              <table:table-cell office:value-type="float" office:value="0.834743">
                <text:p>0.834743</text:p>
              </table:table-cell>
              <table:table-cell office:value-type="float" office:value="0.843429">
                <text:p>0.843429</text:p>
              </table:table-cell>
              <table:table-cell office:value-type="float" office:value="0.848914">
                <text:p>0.848914</text:p>
              </table:table-cell>
              <table:table-cell office:value-type="float" office:value="0.856">
                <text:p>0.856</text:p>
              </table:table-cell>
              <table:table-cell office:value-type="float" office:value="0.859429">
                <text:p>0.859429</text:p>
              </table:table-cell>
              <table:table-cell office:value-type="float" office:value="0.8656">
                <text:p>0.8656</text:p>
              </table:table-cell>
              <table:table-cell office:value-type="float" office:value="0.874971">
                <text:p>0.874971</text:p>
              </table:table-cell>
              <table:table-cell office:value-type="float" office:value="0.885943">
                <text:p>0.885943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52">
                <text:p>0.8552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733029">
                <text:p>0.733029</text:p>
              </table:table-cell>
              <table:table-cell office:value-type="float" office:value="0.834286">
                <text:p>0.834286</text:p>
              </table:table-cell>
              <table:table-cell office:value-type="float" office:value="0.843657">
                <text:p>0.843657</text:p>
              </table:table-cell>
              <table:table-cell office:value-type="float" office:value="0.848914">
                <text:p>0.848914</text:p>
              </table:table-cell>
              <table:table-cell office:value-type="float" office:value="0.856">
                <text:p>0.856</text:p>
              </table:table-cell>
              <table:table-cell office:value-type="float" office:value="0.858743">
                <text:p>0.858743</text:p>
              </table:table-cell>
              <table:table-cell office:value-type="float" office:value="0.864457">
                <text:p>0.864457</text:p>
              </table:table-cell>
              <table:table-cell office:value-type="float" office:value="0.873829">
                <text:p>0.873829</text:p>
              </table:table-cell>
              <table:table-cell office:value-type="float" office:value="0.884114">
                <text:p>0.884114</text:p>
              </table:table-cell>
              <table:table-cell office:value-type="float" office:value="0.894857">
                <text:p>0.894857</text:p>
              </table:table-cell>
              <table:table-cell office:value-type="float" office:value="0.896">
                <text:p>0.896</text:p>
              </table:table-cell>
              <table:table-cell office:value-type="float" office:value="0.849189">
                <text:p>0.849189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761371">
                <text:p>0.761371</text:p>
              </table:table-cell>
              <table:table-cell office:value-type="float" office:value="0.837486">
                <text:p>0.837486</text:p>
              </table:table-cell>
              <table:table-cell office:value-type="float" office:value="0.846171">
                <text:p>0.846171</text:p>
              </table:table-cell>
              <table:table-cell office:value-type="float" office:value="0.850286">
                <text:p>0.850286</text:p>
              </table:table-cell>
              <table:table-cell office:value-type="float" office:value="0.856">
                <text:p>0.856</text:p>
              </table:table-cell>
              <table:table-cell office:value-type="float" office:value="0.8608">
                <text:p>0.8608</text:p>
              </table:table-cell>
              <table:table-cell office:value-type="float" office:value="0.866514">
                <text:p>0.866514</text:p>
              </table:table-cell>
              <table:table-cell office:value-type="float" office:value="0.875657">
                <text:p>0.875657</text:p>
              </table:table-cell>
              <table:table-cell office:value-type="float" office:value="0.885714">
                <text:p>0.8857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36">
                <text:p>0.8536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727771">
                <text:p>0.727771</text:p>
              </table:table-cell>
              <table:table-cell office:value-type="float" office:value="0.835657">
                <text:p>0.835657</text:p>
              </table:table-cell>
              <table:table-cell office:value-type="float" office:value="0.844114">
                <text:p>0.844114</text:p>
              </table:table-cell>
              <table:table-cell office:value-type="float" office:value="0.850971">
                <text:p>0.850971</text:p>
              </table:table-cell>
              <table:table-cell office:value-type="float" office:value="0.856">
                <text:p>0.856</text:p>
              </table:table-cell>
              <table:table-cell office:value-type="float" office:value="0.859657">
                <text:p>0.859657</text:p>
              </table:table-cell>
              <table:table-cell office:value-type="float" office:value="0.866286">
                <text:p>0.866286</text:p>
              </table:table-cell>
              <table:table-cell office:value-type="float" office:value="0.8752">
                <text:p>0.8752</text:p>
              </table:table-cell>
              <table:table-cell office:value-type="float" office:value="0.886629">
                <text:p>0.8866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49829">
                <text:p>0.849829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720914">
                <text:p>0.720914</text:p>
              </table:table-cell>
              <table:table-cell office:value-type="float" office:value="0.834743">
                <text:p>0.834743</text:p>
              </table:table-cell>
              <table:table-cell office:value-type="float" office:value="0.844571">
                <text:p>0.844571</text:p>
              </table:table-cell>
              <table:table-cell office:value-type="float" office:value="0.851657">
                <text:p>0.851657</text:p>
              </table:table-cell>
              <table:table-cell office:value-type="float" office:value="0.856">
                <text:p>0.856</text:p>
              </table:table-cell>
              <table:table-cell office:value-type="float" office:value="0.862857">
                <text:p>0.862857</text:p>
              </table:table-cell>
              <table:table-cell office:value-type="float" office:value="0.866514">
                <text:p>0.866514</text:p>
              </table:table-cell>
              <table:table-cell office:value-type="float" office:value="0.876343">
                <text:p>0.876343</text:p>
              </table:table-cell>
              <table:table-cell office:value-type="float" office:value="0.888">
                <text:p>0.888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4976">
                <text:p>0.8497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760686">
                <text:p>0.760686</text:p>
              </table:table-cell>
              <table:table-cell office:value-type="float" office:value="0.8384">
                <text:p>0.8384</text:p>
              </table:table-cell>
              <table:table-cell office:value-type="float" office:value="0.848">
                <text:p>0.848</text:p>
              </table:table-cell>
              <table:table-cell office:value-type="float" office:value="0.854629">
                <text:p>0.854629</text:p>
              </table:table-cell>
              <table:table-cell office:value-type="float" office:value="0.858743">
                <text:p>0.858743</text:p>
              </table:table-cell>
              <table:table-cell office:value-type="float" office:value="0.864">
                <text:p>0.864</text:p>
              </table:table-cell>
              <table:table-cell office:value-type="float" office:value="0.870857">
                <text:p>0.870857</text:p>
              </table:table-cell>
              <table:table-cell office:value-type="float" office:value="0.881829">
                <text:p>0.881829</text:p>
              </table:table-cell>
              <table:table-cell office:value-type="float" office:value="0.889143">
                <text:p>0.889143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6229">
                <text:p>0.856229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794514">
                <text:p>0.794514</text:p>
              </table:table-cell>
              <table:table-cell office:value-type="float" office:value="0.843886">
                <text:p>0.843886</text:p>
              </table:table-cell>
              <table:table-cell office:value-type="float" office:value="0.848457">
                <text:p>0.848457</text:p>
              </table:table-cell>
              <table:table-cell office:value-type="float" office:value="0.856">
                <text:p>0.856</text:p>
              </table:table-cell>
              <table:table-cell office:value-type="float" office:value="0.857829">
                <text:p>0.857829</text:p>
              </table:table-cell>
              <table:table-cell office:value-type="float" office:value="0.864">
                <text:p>0.864</text:p>
              </table:table-cell>
              <table:table-cell office:value-type="float" office:value="0.870629">
                <text:p>0.870629</text:p>
              </table:table-cell>
              <table:table-cell office:value-type="float" office:value="0.880229">
                <text:p>0.880229</text:p>
              </table:table-cell>
              <table:table-cell office:value-type="float" office:value="0.888">
                <text:p>0.888</text:p>
              </table:table-cell>
              <table:table-cell office:value-type="float" office:value="0.895314">
                <text:p>0.895314</text:p>
              </table:table-cell>
              <table:table-cell office:value-type="float" office:value="0.896">
                <text:p>0.896</text:p>
              </table:table-cell>
              <table:table-cell office:value-type="float" office:value="0.859886">
                <text:p>0.859886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800914">
                <text:p>0.800914</text:p>
              </table:table-cell>
              <table:table-cell office:value-type="float" office:value="0.845257">
                <text:p>0.845257</text:p>
              </table:table-cell>
              <table:table-cell office:value-type="float" office:value="0.8496">
                <text:p>0.8496</text:p>
              </table:table-cell>
              <table:table-cell office:value-type="float" office:value="0.856">
                <text:p>0.856</text:p>
              </table:table-cell>
              <table:table-cell office:value-type="float" office:value="0.860343">
                <text:p>0.860343</text:p>
              </table:table-cell>
              <table:table-cell office:value-type="float" office:value="0.864">
                <text:p>0.864</text:p>
              </table:table-cell>
              <table:table-cell office:value-type="float" office:value="0.872">
                <text:p>0.872</text:p>
              </table:table-cell>
              <table:table-cell office:value-type="float" office:value="0.879314">
                <text:p>0.879314</text:p>
              </table:table-cell>
              <table:table-cell office:value-type="float" office:value="0.888914">
                <text:p>0.8889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1234">
                <text:p>0.861234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767771">
                <text:p>0.767771</text:p>
              </table:table-cell>
              <table:table-cell office:value-type="float" office:value="0.842971">
                <text:p>0.842971</text:p>
              </table:table-cell>
              <table:table-cell office:value-type="float" office:value="0.850286">
                <text:p>0.850286</text:p>
              </table:table-cell>
              <table:table-cell office:value-type="float" office:value="0.856">
                <text:p>0.856</text:p>
              </table:table-cell>
              <table:table-cell office:value-type="float" office:value="0.861943">
                <text:p>0.861943</text:p>
              </table:table-cell>
              <table:table-cell office:value-type="float" office:value="0.865829">
                <text:p>0.865829</text:p>
              </table:table-cell>
              <table:table-cell office:value-type="float" office:value="0.872">
                <text:p>0.872</text:p>
              </table:table-cell>
              <table:table-cell office:value-type="float" office:value="0.880686">
                <text:p>0.880686</text:p>
              </table:table-cell>
              <table:table-cell office:value-type="float" office:value="0.888686">
                <text:p>0.8886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8217">
                <text:p>0.85821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680229">
                <text:p>0.680229</text:p>
              </table:table-cell>
              <table:table-cell office:value-type="float" office:value="0.832686">
                <text:p>0.832686</text:p>
              </table:table-cell>
              <table:table-cell office:value-type="float" office:value="0.847543">
                <text:p>0.847543</text:p>
              </table:table-cell>
              <table:table-cell office:value-type="float" office:value="0.855086">
                <text:p>0.855086</text:p>
              </table:table-cell>
              <table:table-cell office:value-type="float" office:value="0.858286">
                <text:p>0.858286</text:p>
              </table:table-cell>
              <table:table-cell office:value-type="float" office:value="0.864">
                <text:p>0.864</text:p>
              </table:table-cell>
              <table:table-cell office:value-type="float" office:value="0.869943">
                <text:p>0.869943</text:p>
              </table:table-cell>
              <table:table-cell office:value-type="float" office:value="0.88">
                <text:p>0.88</text:p>
              </table:table-cell>
              <table:table-cell office:value-type="float" office:value="0.888914">
                <text:p>0.8889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47269">
                <text:p>0.847269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718171">
                <text:p>0.718171</text:p>
              </table:table-cell>
              <table:table-cell office:value-type="float" office:value="0.838171">
                <text:p>0.838171</text:p>
              </table:table-cell>
              <table:table-cell office:value-type="float" office:value="0.848">
                <text:p>0.848</text:p>
              </table:table-cell>
              <table:table-cell office:value-type="float" office:value="0.855771">
                <text:p>0.855771</text:p>
              </table:table-cell>
              <table:table-cell office:value-type="float" office:value="0.859657">
                <text:p>0.859657</text:p>
              </table:table-cell>
              <table:table-cell office:value-type="float" office:value="0.867657">
                <text:p>0.867657</text:p>
              </table:table-cell>
              <table:table-cell office:value-type="float" office:value="0.874286">
                <text:p>0.874286</text:p>
              </table:table-cell>
              <table:table-cell office:value-type="float" office:value="0.883886">
                <text:p>0.883886</text:p>
              </table:table-cell>
              <table:table-cell office:value-type="float" office:value="0.890743">
                <text:p>0.890743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3234">
                <text:p>0.853234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7216">
                <text:p>0.7216</text:p>
              </table:table-cell>
              <table:table-cell office:value-type="float" office:value="0.840914">
                <text:p>0.840914</text:p>
              </table:table-cell>
              <table:table-cell office:value-type="float" office:value="0.848">
                <text:p>0.848</text:p>
              </table:table-cell>
              <table:table-cell office:value-type="float" office:value="0.854629">
                <text:p>0.854629</text:p>
              </table:table-cell>
              <table:table-cell office:value-type="float" office:value="0.856914">
                <text:p>0.856914</text:p>
              </table:table-cell>
              <table:table-cell office:value-type="float" office:value="0.864">
                <text:p>0.864</text:p>
              </table:table-cell>
              <table:table-cell office:value-type="float" office:value="0.873371">
                <text:p>0.873371</text:p>
              </table:table-cell>
              <table:table-cell office:value-type="float" office:value="0.881829">
                <text:p>0.881829</text:p>
              </table:table-cell>
              <table:table-cell office:value-type="float" office:value="0.888">
                <text:p>0.888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2526">
                <text:p>0.852526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754514">
                <text:p>0.754514</text:p>
              </table:table-cell>
              <table:table-cell office:value-type="float" office:value="0.839314">
                <text:p>0.839314</text:p>
              </table:table-cell>
              <table:table-cell office:value-type="float" office:value="0.848">
                <text:p>0.848</text:p>
              </table:table-cell>
              <table:table-cell office:value-type="float" office:value="0.853486">
                <text:p>0.853486</text:p>
              </table:table-cell>
              <table:table-cell office:value-type="float" office:value="0.856">
                <text:p>0.856</text:p>
              </table:table-cell>
              <table:table-cell office:value-type="float" office:value="0.863543">
                <text:p>0.863543</text:p>
              </table:table-cell>
              <table:table-cell office:value-type="float" office:value="0.870629">
                <text:p>0.870629</text:p>
              </table:table-cell>
              <table:table-cell office:value-type="float" office:value="0.881371">
                <text:p>0.881371</text:p>
              </table:table-cell>
              <table:table-cell office:value-type="float" office:value="0.889829">
                <text:p>0.8898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5269">
                <text:p>0.855269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7888">
                <text:p>0.7888</text:p>
              </table:table-cell>
              <table:table-cell office:value-type="float" office:value="0.842057">
                <text:p>0.842057</text:p>
              </table:table-cell>
              <table:table-cell office:value-type="float" office:value="0.848229">
                <text:p>0.848229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3543">
                <text:p>0.863543</text:p>
              </table:table-cell>
              <table:table-cell office:value-type="float" office:value="0.871314">
                <text:p>0.871314</text:p>
              </table:table-cell>
              <table:table-cell office:value-type="float" office:value="0.881371">
                <text:p>0.881371</text:p>
              </table:table-cell>
              <table:table-cell office:value-type="float" office:value="0.890514">
                <text:p>0.8905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9383">
                <text:p>0.859383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776">
                <text:p>0.776</text:p>
              </table:table-cell>
              <table:table-cell office:value-type="float" office:value="0.842514">
                <text:p>0.842514</text:p>
              </table:table-cell>
              <table:table-cell office:value-type="float" office:value="0.848">
                <text:p>0.848</text:p>
              </table:table-cell>
              <table:table-cell office:value-type="float" office:value="0.855314">
                <text:p>0.855314</text:p>
              </table:table-cell>
              <table:table-cell office:value-type="float" office:value="0.857143">
                <text:p>0.857143</text:p>
              </table:table-cell>
              <table:table-cell office:value-type="float" office:value="0.864">
                <text:p>0.864</text:p>
              </table:table-cell>
              <table:table-cell office:value-type="float" office:value="0.873143">
                <text:p>0.873143</text:p>
              </table:table-cell>
              <table:table-cell office:value-type="float" office:value="0.882514">
                <text:p>0.882514</text:p>
              </table:table-cell>
              <table:table-cell office:value-type="float" office:value="0.8912">
                <text:p>0.8912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8583">
                <text:p>0.858583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801143">
                <text:p>0.801143</text:p>
              </table:table-cell>
              <table:table-cell office:value-type="float" office:value="0.838629">
                <text:p>0.838629</text:p>
              </table:table-cell>
              <table:table-cell office:value-type="float" office:value="0.846857">
                <text:p>0.846857</text:p>
              </table:table-cell>
              <table:table-cell office:value-type="float" office:value="0.852343">
                <text:p>0.852343</text:p>
              </table:table-cell>
              <table:table-cell office:value-type="float" office:value="0.856">
                <text:p>0.856</text:p>
              </table:table-cell>
              <table:table-cell office:value-type="float" office:value="0.864">
                <text:p>0.864</text:p>
              </table:table-cell>
              <table:table-cell office:value-type="float" office:value="0.872">
                <text:p>0.872</text:p>
              </table:table-cell>
              <table:table-cell office:value-type="float" office:value="0.882971">
                <text:p>0.882971</text:p>
              </table:table-cell>
              <table:table-cell office:value-type="float" office:value="0.891657">
                <text:p>0.8916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016">
                <text:p>0.86016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794971">
                <text:p>0.794971</text:p>
              </table:table-cell>
              <table:table-cell office:value-type="float" office:value="0.838857">
                <text:p>0.838857</text:p>
              </table:table-cell>
              <table:table-cell office:value-type="float" office:value="0.848">
                <text:p>0.848</text:p>
              </table:table-cell>
              <table:table-cell office:value-type="float" office:value="0.853714">
                <text:p>0.853714</text:p>
              </table:table-cell>
              <table:table-cell office:value-type="float" office:value="0.856686">
                <text:p>0.856686</text:p>
              </table:table-cell>
              <table:table-cell office:value-type="float" office:value="0.864">
                <text:p>0.864</text:p>
              </table:table-cell>
              <table:table-cell office:value-type="float" office:value="0.869943">
                <text:p>0.869943</text:p>
              </table:table-cell>
              <table:table-cell office:value-type="float" office:value="0.879314">
                <text:p>0.879314</text:p>
              </table:table-cell>
              <table:table-cell office:value-type="float" office:value="0.888">
                <text:p>0.888</text:p>
              </table:table-cell>
              <table:table-cell office:value-type="float" office:value="0.895771">
                <text:p>0.895771</text:p>
              </table:table-cell>
              <table:table-cell office:value-type="float" office:value="0.896">
                <text:p>0.896</text:p>
              </table:table-cell>
              <table:table-cell office:value-type="float" office:value="0.858926">
                <text:p>0.858926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779657">
                <text:p>0.779657</text:p>
              </table:table-cell>
              <table:table-cell office:value-type="float" office:value="0.837486">
                <text:p>0.837486</text:p>
              </table:table-cell>
              <table:table-cell office:value-type="float" office:value="0.848">
                <text:p>0.848</text:p>
              </table:table-cell>
              <table:table-cell office:value-type="float" office:value="0.851429">
                <text:p>0.851429</text:p>
              </table:table-cell>
              <table:table-cell office:value-type="float" office:value="0.856">
                <text:p>0.856</text:p>
              </table:table-cell>
              <table:table-cell office:value-type="float" office:value="0.861943">
                <text:p>0.861943</text:p>
              </table:table-cell>
              <table:table-cell office:value-type="float" office:value="0.869257">
                <text:p>0.869257</text:p>
              </table:table-cell>
              <table:table-cell office:value-type="float" office:value="0.880686">
                <text:p>0.880686</text:p>
              </table:table-cell>
              <table:table-cell office:value-type="float" office:value="0.888229">
                <text:p>0.8882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6869">
                <text:p>0.856869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788343">
                <text:p>0.788343</text:p>
              </table:table-cell>
              <table:table-cell office:value-type="float" office:value="0.8384">
                <text:p>0.8384</text:p>
              </table:table-cell>
              <table:table-cell office:value-type="float" office:value="0.847543">
                <text:p>0.847543</text:p>
              </table:table-cell>
              <table:table-cell office:value-type="float" office:value="0.853486">
                <text:p>0.853486</text:p>
              </table:table-cell>
              <table:table-cell office:value-type="float" office:value="0.856457">
                <text:p>0.856457</text:p>
              </table:table-cell>
              <table:table-cell office:value-type="float" office:value="0.864">
                <text:p>0.864</text:p>
              </table:table-cell>
              <table:table-cell office:value-type="float" office:value="0.8704">
                <text:p>0.8704</text:p>
              </table:table-cell>
              <table:table-cell office:value-type="float" office:value="0.881829">
                <text:p>0.881829</text:p>
              </table:table-cell>
              <table:table-cell office:value-type="float" office:value="0.888686">
                <text:p>0.8886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8514">
                <text:p>0.85851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29143">
                <text:p>0.729143</text:p>
              </table:table-cell>
              <table:table-cell office:value-type="float" office:value="0.835886">
                <text:p>0.835886</text:p>
              </table:table-cell>
              <table:table-cell office:value-type="float" office:value="0.845029">
                <text:p>0.845029</text:p>
              </table:table-cell>
              <table:table-cell office:value-type="float" office:value="0.852114">
                <text:p>0.852114</text:p>
              </table:table-cell>
              <table:table-cell office:value-type="float" office:value="0.856">
                <text:p>0.856</text:p>
              </table:table-cell>
              <table:table-cell office:value-type="float" office:value="0.863314">
                <text:p>0.863314</text:p>
              </table:table-cell>
              <table:table-cell office:value-type="float" office:value="0.868571">
                <text:p>0.868571</text:p>
              </table:table-cell>
              <table:table-cell office:value-type="float" office:value="0.879086">
                <text:p>0.879086</text:p>
              </table:table-cell>
              <table:table-cell office:value-type="float" office:value="0.888686">
                <text:p>0.8886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1383">
                <text:p>0.851383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789257">
                <text:p>0.789257</text:p>
              </table:table-cell>
              <table:table-cell office:value-type="float" office:value="0.836343">
                <text:p>0.836343</text:p>
              </table:table-cell>
              <table:table-cell office:value-type="float" office:value="0.846171">
                <text:p>0.846171</text:p>
              </table:table-cell>
              <table:table-cell office:value-type="float" office:value="0.851657">
                <text:p>0.851657</text:p>
              </table:table-cell>
              <table:table-cell office:value-type="float" office:value="0.856">
                <text:p>0.856</text:p>
              </table:table-cell>
              <table:table-cell office:value-type="float" office:value="0.863543">
                <text:p>0.863543</text:p>
              </table:table-cell>
              <table:table-cell office:value-type="float" office:value="0.867657">
                <text:p>0.867657</text:p>
              </table:table-cell>
              <table:table-cell office:value-type="float" office:value="0.880686">
                <text:p>0.880686</text:p>
              </table:table-cell>
              <table:table-cell office:value-type="float" office:value="0.888457">
                <text:p>0.8884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7577">
                <text:p>0.857577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8032">
                <text:p>0.8032</text:p>
              </table:table-cell>
              <table:table-cell office:value-type="float" office:value="0.836114">
                <text:p>0.836114</text:p>
              </table:table-cell>
              <table:table-cell office:value-type="float" office:value="0.8448">
                <text:p>0.8448</text:p>
              </table:table-cell>
              <table:table-cell office:value-type="float" office:value="0.8512">
                <text:p>0.8512</text:p>
              </table:table-cell>
              <table:table-cell office:value-type="float" office:value="0.856">
                <text:p>0.856</text:p>
              </table:table-cell>
              <table:table-cell office:value-type="float" office:value="0.863314">
                <text:p>0.863314</text:p>
              </table:table-cell>
              <table:table-cell office:value-type="float" office:value="0.869714">
                <text:p>0.869714</text:p>
              </table:table-cell>
              <table:table-cell office:value-type="float" office:value="0.882057">
                <text:p>0.882057</text:p>
              </table:table-cell>
              <table:table-cell office:value-type="float" office:value="0.890057">
                <text:p>0.8900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9246">
                <text:p>0.859246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762057">
                <text:p>0.762057</text:p>
              </table:table-cell>
              <table:table-cell office:value-type="float" office:value="0.8288">
                <text:p>0.8288</text:p>
              </table:table-cell>
              <table:table-cell office:value-type="float" office:value="0.840914">
                <text:p>0.840914</text:p>
              </table:table-cell>
              <table:table-cell office:value-type="float" office:value="0.848">
                <text:p>0.848</text:p>
              </table:table-cell>
              <table:table-cell office:value-type="float" office:value="0.8528">
                <text:p>0.8528</text:p>
              </table:table-cell>
              <table:table-cell office:value-type="float" office:value="0.857829">
                <text:p>0.857829</text:p>
              </table:table-cell>
              <table:table-cell office:value-type="float" office:value="0.865143">
                <text:p>0.865143</text:p>
              </table:table-cell>
              <table:table-cell office:value-type="float" office:value="0.874971">
                <text:p>0.874971</text:p>
              </table:table-cell>
              <table:table-cell office:value-type="float" office:value="0.887771">
                <text:p>0.887771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1429">
                <text:p>0.851429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694171">
                <text:p>0.694171</text:p>
              </table:table-cell>
              <table:table-cell office:value-type="float" office:value="0.828571">
                <text:p>0.828571</text:p>
              </table:table-cell>
              <table:table-cell office:value-type="float" office:value="0.838629">
                <text:p>0.838629</text:p>
              </table:table-cell>
              <table:table-cell office:value-type="float" office:value="0.847314">
                <text:p>0.847314</text:p>
              </table:table-cell>
              <table:table-cell office:value-type="float" office:value="0.8528">
                <text:p>0.8528</text:p>
              </table:table-cell>
              <table:table-cell office:value-type="float" office:value="0.858057">
                <text:p>0.858057</text:p>
              </table:table-cell>
              <table:table-cell office:value-type="float" office:value="0.864">
                <text:p>0.864</text:p>
              </table:table-cell>
              <table:table-cell office:value-type="float" office:value="0.873371">
                <text:p>0.873371</text:p>
              </table:table-cell>
              <table:table-cell office:value-type="float" office:value="0.887086">
                <text:p>0.887086</text:p>
              </table:table-cell>
              <table:table-cell office:value-type="float" office:value="0.894857">
                <text:p>0.894857</text:p>
              </table:table-cell>
              <table:table-cell office:value-type="float" office:value="0.896">
                <text:p>0.896</text:p>
              </table:table-cell>
              <table:table-cell office:value-type="float" office:value="0.843886">
                <text:p>0.843886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7408">
                <text:p>0.7408</text:p>
              </table:table-cell>
              <table:table-cell office:value-type="float" office:value="0.832686">
                <text:p>0.832686</text:p>
              </table:table-cell>
              <table:table-cell office:value-type="float" office:value="0.8416">
                <text:p>0.8416</text:p>
              </table:table-cell>
              <table:table-cell office:value-type="float" office:value="0.848">
                <text:p>0.848</text:p>
              </table:table-cell>
              <table:table-cell office:value-type="float" office:value="0.855314">
                <text:p>0.855314</text:p>
              </table:table-cell>
              <table:table-cell office:value-type="float" office:value="0.858514">
                <text:p>0.858514</text:p>
              </table:table-cell>
              <table:table-cell office:value-type="float" office:value="0.864">
                <text:p>0.864</text:p>
              </table:table-cell>
              <table:table-cell office:value-type="float" office:value="0.876114">
                <text:p>0.876114</text:p>
              </table:table-cell>
              <table:table-cell office:value-type="float" office:value="0.886857">
                <text:p>0.886857</text:p>
              </table:table-cell>
              <table:table-cell office:value-type="float" office:value="0.893943">
                <text:p>0.893943</text:p>
              </table:table-cell>
              <table:table-cell office:value-type="float" office:value="0.896">
                <text:p>0.896</text:p>
              </table:table-cell>
              <table:table-cell office:value-type="float" office:value="0.849783">
                <text:p>0.849783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744457">
                <text:p>0.744457</text:p>
              </table:table-cell>
              <table:table-cell office:value-type="float" office:value="0.8336">
                <text:p>0.8336</text:p>
              </table:table-cell>
              <table:table-cell office:value-type="float" office:value="0.842514">
                <text:p>0.842514</text:p>
              </table:table-cell>
              <table:table-cell office:value-type="float" office:value="0.848686">
                <text:p>0.848686</text:p>
              </table:table-cell>
              <table:table-cell office:value-type="float" office:value="0.856">
                <text:p>0.856</text:p>
              </table:table-cell>
              <table:table-cell office:value-type="float" office:value="0.859657">
                <text:p>0.859657</text:p>
              </table:table-cell>
              <table:table-cell office:value-type="float" office:value="0.865371">
                <text:p>0.865371</text:p>
              </table:table-cell>
              <table:table-cell office:value-type="float" office:value="0.875886">
                <text:p>0.875886</text:p>
              </table:table-cell>
              <table:table-cell office:value-type="float" office:value="0.886857">
                <text:p>0.886857</text:p>
              </table:table-cell>
              <table:table-cell office:value-type="float" office:value="0.894629">
                <text:p>0.894629</text:p>
              </table:table-cell>
              <table:table-cell office:value-type="float" office:value="0.896">
                <text:p>0.896</text:p>
              </table:table-cell>
              <table:table-cell office:value-type="float" office:value="0.850766">
                <text:p>0.850766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765714">
                <text:p>0.765714</text:p>
              </table:table-cell>
              <table:table-cell office:value-type="float" office:value="0.837714">
                <text:p>0.837714</text:p>
              </table:table-cell>
              <table:table-cell office:value-type="float" office:value="0.844343">
                <text:p>0.844343</text:p>
              </table:table-cell>
              <table:table-cell office:value-type="float" office:value="0.848">
                <text:p>0.848</text:p>
              </table:table-cell>
              <table:table-cell office:value-type="float" office:value="0.855543">
                <text:p>0.855543</text:p>
              </table:table-cell>
              <table:table-cell office:value-type="float" office:value="0.859657">
                <text:p>0.859657</text:p>
              </table:table-cell>
              <table:table-cell office:value-type="float" office:value="0.8656">
                <text:p>0.8656</text:p>
              </table:table-cell>
              <table:table-cell office:value-type="float" office:value="0.876343">
                <text:p>0.876343</text:p>
              </table:table-cell>
              <table:table-cell office:value-type="float" office:value="0.887314">
                <text:p>0.887314</text:p>
              </table:table-cell>
              <table:table-cell office:value-type="float" office:value="0.893943">
                <text:p>0.893943</text:p>
              </table:table-cell>
              <table:table-cell office:value-type="float" office:value="0.896">
                <text:p>0.896</text:p>
              </table:table-cell>
              <table:table-cell office:value-type="float" office:value="0.853417">
                <text:p>0.853417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773257">
                <text:p>0.773257</text:p>
              </table:table-cell>
              <table:table-cell office:value-type="float" office:value="0.8352">
                <text:p>0.8352</text:p>
              </table:table-cell>
              <table:table-cell office:value-type="float" office:value="0.842286">
                <text:p>0.842286</text:p>
              </table:table-cell>
              <table:table-cell office:value-type="float" office:value="0.848">
                <text:p>0.848</text:p>
              </table:table-cell>
              <table:table-cell office:value-type="float" office:value="0.854629">
                <text:p>0.854629</text:p>
              </table:table-cell>
              <table:table-cell office:value-type="float" office:value="0.858971">
                <text:p>0.858971</text:p>
              </table:table-cell>
              <table:table-cell office:value-type="float" office:value="0.864229">
                <text:p>0.864229</text:p>
              </table:table-cell>
              <table:table-cell office:value-type="float" office:value="0.874286">
                <text:p>0.874286</text:p>
              </table:table-cell>
              <table:table-cell office:value-type="float" office:value="0.8848">
                <text:p>0.8848</text:p>
              </table:table-cell>
              <table:table-cell office:value-type="float" office:value="0.893257">
                <text:p>0.893257</text:p>
              </table:table-cell>
              <table:table-cell office:value-type="float" office:value="0.896">
                <text:p>0.896</text:p>
              </table:table-cell>
              <table:table-cell office:value-type="float" office:value="0.852891">
                <text:p>0.852891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754514">
                <text:p>0.754514</text:p>
              </table:table-cell>
              <table:table-cell office:value-type="float" office:value="0.831314">
                <text:p>0.831314</text:p>
              </table:table-cell>
              <table:table-cell office:value-type="float" office:value="0.84">
                <text:p>0.84</text:p>
              </table:table-cell>
              <table:table-cell office:value-type="float" office:value="0.846857">
                <text:p>0.846857</text:p>
              </table:table-cell>
              <table:table-cell office:value-type="float" office:value="0.851657">
                <text:p>0.851657</text:p>
              </table:table-cell>
              <table:table-cell office:value-type="float" office:value="0.856914">
                <text:p>0.856914</text:p>
              </table:table-cell>
              <table:table-cell office:value-type="float" office:value="0.864">
                <text:p>0.864</text:p>
              </table:table-cell>
              <table:table-cell office:value-type="float" office:value="0.871086">
                <text:p>0.871086</text:p>
              </table:table-cell>
              <table:table-cell office:value-type="float" office:value="0.884114">
                <text:p>0.884114</text:p>
              </table:table-cell>
              <table:table-cell office:value-type="float" office:value="0.893714">
                <text:p>0.893714</text:p>
              </table:table-cell>
              <table:table-cell office:value-type="float" office:value="0.896">
                <text:p>0.896</text:p>
              </table:table-cell>
              <table:table-cell office:value-type="float" office:value="0.849417">
                <text:p>0.84941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08114">
                <text:p>0.708114</text:p>
              </table:table-cell>
              <table:table-cell office:value-type="float" office:value="0.832">
                <text:p>0.832</text:p>
              </table:table-cell>
              <table:table-cell office:value-type="float" office:value="0.84">
                <text:p>0.84</text:p>
              </table:table-cell>
              <table:table-cell office:value-type="float" office:value="0.847771">
                <text:p>0.847771</text:p>
              </table:table-cell>
              <table:table-cell office:value-type="float" office:value="0.853486">
                <text:p>0.853486</text:p>
              </table:table-cell>
              <table:table-cell office:value-type="float" office:value="0.858514">
                <text:p>0.858514</text:p>
              </table:table-cell>
              <table:table-cell office:value-type="float" office:value="0.865143">
                <text:p>0.865143</text:p>
              </table:table-cell>
              <table:table-cell office:value-type="float" office:value="0.874286">
                <text:p>0.874286</text:p>
              </table:table-cell>
              <table:table-cell office:value-type="float" office:value="0.8848">
                <text:p>0.8848</text:p>
              </table:table-cell>
              <table:table-cell office:value-type="float" office:value="0.893029">
                <text:p>0.893029</text:p>
              </table:table-cell>
              <table:table-cell office:value-type="float" office:value="0.896">
                <text:p>0.896</text:p>
              </table:table-cell>
              <table:table-cell office:value-type="float" office:value="0.845714">
                <text:p>0.845714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776457">
                <text:p>0.776457</text:p>
              </table:table-cell>
              <table:table-cell office:value-type="float" office:value="0.837029">
                <text:p>0.837029</text:p>
              </table:table-cell>
              <table:table-cell office:value-type="float" office:value="0.845486">
                <text:p>0.845486</text:p>
              </table:table-cell>
              <table:table-cell office:value-type="float" office:value="0.850514">
                <text:p>0.850514</text:p>
              </table:table-cell>
              <table:table-cell office:value-type="float" office:value="0.856">
                <text:p>0.856</text:p>
              </table:table-cell>
              <table:table-cell office:value-type="float" office:value="0.8592">
                <text:p>0.8592</text:p>
              </table:table-cell>
              <table:table-cell office:value-type="float" office:value="0.868114">
                <text:p>0.868114</text:p>
              </table:table-cell>
              <table:table-cell office:value-type="float" office:value="0.876571">
                <text:p>0.876571</text:p>
              </table:table-cell>
              <table:table-cell office:value-type="float" office:value="0.886171">
                <text:p>0.886171</text:p>
              </table:table-cell>
              <table:table-cell office:value-type="float" office:value="0.893714">
                <text:p>0.893714</text:p>
              </table:table-cell>
              <table:table-cell office:value-type="float" office:value="0.896">
                <text:p>0.896</text:p>
              </table:table-cell>
              <table:table-cell office:value-type="float" office:value="0.854926">
                <text:p>0.854926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757714">
                <text:p>0.757714</text:p>
              </table:table-cell>
              <table:table-cell office:value-type="float" office:value="0.835657">
                <text:p>0.835657</text:p>
              </table:table-cell>
              <table:table-cell office:value-type="float" office:value="0.843657">
                <text:p>0.843657</text:p>
              </table:table-cell>
              <table:table-cell office:value-type="float" office:value="0.848686">
                <text:p>0.848686</text:p>
              </table:table-cell>
              <table:table-cell office:value-type="float" office:value="0.856">
                <text:p>0.856</text:p>
              </table:table-cell>
              <table:table-cell office:value-type="float" office:value="0.858057">
                <text:p>0.858057</text:p>
              </table:table-cell>
              <table:table-cell office:value-type="float" office:value="0.866286">
                <text:p>0.866286</text:p>
              </table:table-cell>
              <table:table-cell office:value-type="float" office:value="0.873829">
                <text:p>0.873829</text:p>
              </table:table-cell>
              <table:table-cell office:value-type="float" office:value="0.884343">
                <text:p>0.884343</text:p>
              </table:table-cell>
              <table:table-cell office:value-type="float" office:value="0.893257">
                <text:p>0.893257</text:p>
              </table:table-cell>
              <table:table-cell office:value-type="float" office:value="0.896">
                <text:p>0.896</text:p>
              </table:table-cell>
              <table:table-cell office:value-type="float" office:value="0.851749">
                <text:p>0.851749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756114">
                <text:p>0.756114</text:p>
              </table:table-cell>
              <table:table-cell office:value-type="float" office:value="0.836114">
                <text:p>0.836114</text:p>
              </table:table-cell>
              <table:table-cell office:value-type="float" office:value="0.845257">
                <text:p>0.845257</text:p>
              </table:table-cell>
              <table:table-cell office:value-type="float" office:value="0.850743">
                <text:p>0.850743</text:p>
              </table:table-cell>
              <table:table-cell office:value-type="float" office:value="0.856">
                <text:p>0.856</text:p>
              </table:table-cell>
              <table:table-cell office:value-type="float" office:value="0.859429">
                <text:p>0.859429</text:p>
              </table:table-cell>
              <table:table-cell office:value-type="float" office:value="0.865829">
                <text:p>0.865829</text:p>
              </table:table-cell>
              <table:table-cell office:value-type="float" office:value="0.873143">
                <text:p>0.873143</text:p>
              </table:table-cell>
              <table:table-cell office:value-type="float" office:value="0.884114">
                <text:p>0.884114</text:p>
              </table:table-cell>
              <table:table-cell office:value-type="float" office:value="0.894629">
                <text:p>0.894629</text:p>
              </table:table-cell>
              <table:table-cell office:value-type="float" office:value="0.896">
                <text:p>0.896</text:p>
              </table:table-cell>
              <table:table-cell office:value-type="float" office:value="0.852137">
                <text:p>0.852137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743771">
                <text:p>0.743771</text:p>
              </table:table-cell>
              <table:table-cell office:value-type="float" office:value="0.840914">
                <text:p>0.840914</text:p>
              </table:table-cell>
              <table:table-cell office:value-type="float" office:value="0.848686">
                <text:p>0.848686</text:p>
              </table:table-cell>
              <table:table-cell office:value-type="float" office:value="0.856">
                <text:p>0.856</text:p>
              </table:table-cell>
              <table:table-cell office:value-type="float" office:value="0.858743">
                <text:p>0.858743</text:p>
              </table:table-cell>
              <table:table-cell office:value-type="float" office:value="0.864229">
                <text:p>0.864229</text:p>
              </table:table-cell>
              <table:table-cell office:value-type="float" office:value="0.872">
                <text:p>0.872</text:p>
              </table:table-cell>
              <table:table-cell office:value-type="float" office:value="0.882057">
                <text:p>0.882057</text:p>
              </table:table-cell>
              <table:table-cell office:value-type="float" office:value="0.889371">
                <text:p>0.889371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5177">
                <text:p>0.855177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758629">
                <text:p>0.758629</text:p>
              </table:table-cell>
              <table:table-cell office:value-type="float" office:value="0.840686">
                <text:p>0.840686</text:p>
              </table:table-cell>
              <table:table-cell office:value-type="float" office:value="0.848457">
                <text:p>0.848457</text:p>
              </table:table-cell>
              <table:table-cell office:value-type="float" office:value="0.856">
                <text:p>0.856</text:p>
              </table:table-cell>
              <table:table-cell office:value-type="float" office:value="0.858286">
                <text:p>0.858286</text:p>
              </table:table-cell>
              <table:table-cell office:value-type="float" office:value="0.864">
                <text:p>0.864</text:p>
              </table:table-cell>
              <table:table-cell office:value-type="float" office:value="0.871314">
                <text:p>0.871314</text:p>
              </table:table-cell>
              <table:table-cell office:value-type="float" office:value="0.881143">
                <text:p>0.881143</text:p>
              </table:table-cell>
              <table:table-cell office:value-type="float" office:value="0.888457">
                <text:p>0.8884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6297">
                <text:p>0.856297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761371">
                <text:p>0.761371</text:p>
              </table:table-cell>
              <table:table-cell office:value-type="float" office:value="0.842743">
                <text:p>0.842743</text:p>
              </table:table-cell>
              <table:table-cell office:value-type="float" office:value="0.848914">
                <text:p>0.848914</text:p>
              </table:table-cell>
              <table:table-cell office:value-type="float" office:value="0.856">
                <text:p>0.856</text:p>
              </table:table-cell>
              <table:table-cell office:value-type="float" office:value="0.858057">
                <text:p>0.858057</text:p>
              </table:table-cell>
              <table:table-cell office:value-type="float" office:value="0.864">
                <text:p>0.864</text:p>
              </table:table-cell>
              <table:table-cell office:value-type="float" office:value="0.870171">
                <text:p>0.870171</text:p>
              </table:table-cell>
              <table:table-cell office:value-type="float" office:value="0.881143">
                <text:p>0.881143</text:p>
              </table:table-cell>
              <table:table-cell office:value-type="float" office:value="0.888457">
                <text:p>0.8884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6686">
                <text:p>0.856686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743086">
                <text:p>0.743086</text:p>
              </table:table-cell>
              <table:table-cell office:value-type="float" office:value="0.842514">
                <text:p>0.842514</text:p>
              </table:table-cell>
              <table:table-cell office:value-type="float" office:value="0.849829">
                <text:p>0.849829</text:p>
              </table:table-cell>
              <table:table-cell office:value-type="float" office:value="0.856">
                <text:p>0.856</text:p>
              </table:table-cell>
              <table:table-cell office:value-type="float" office:value="0.862171">
                <text:p>0.862171</text:p>
              </table:table-cell>
              <table:table-cell office:value-type="float" office:value="0.865829">
                <text:p>0.865829</text:p>
              </table:table-cell>
              <table:table-cell office:value-type="float" office:value="0.873143">
                <text:p>0.873143</text:p>
              </table:table-cell>
              <table:table-cell office:value-type="float" office:value="0.883429">
                <text:p>0.883429</text:p>
              </table:table-cell>
              <table:table-cell office:value-type="float" office:value="0.890057">
                <text:p>0.8900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6206">
                <text:p>0.856206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737371">
                <text:p>0.737371</text:p>
              </table:table-cell>
              <table:table-cell office:value-type="float" office:value="0.840229">
                <text:p>0.840229</text:p>
              </table:table-cell>
              <table:table-cell office:value-type="float" office:value="0.848914">
                <text:p>0.848914</text:p>
              </table:table-cell>
              <table:table-cell office:value-type="float" office:value="0.856">
                <text:p>0.856</text:p>
              </table:table-cell>
              <table:table-cell office:value-type="float" office:value="0.859657">
                <text:p>0.859657</text:p>
              </table:table-cell>
              <table:table-cell office:value-type="float" office:value="0.865371">
                <text:p>0.865371</text:p>
              </table:table-cell>
              <table:table-cell office:value-type="float" office:value="0.8736">
                <text:p>0.8736</text:p>
              </table:table-cell>
              <table:table-cell office:value-type="float" office:value="0.883429">
                <text:p>0.883429</text:p>
              </table:table-cell>
              <table:table-cell office:value-type="float" office:value="0.888">
                <text:p>0.888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4857">
                <text:p>0.854857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757257">
                <text:p>0.757257</text:p>
              </table:table-cell>
              <table:table-cell office:value-type="float" office:value="0.837943">
                <text:p>0.837943</text:p>
              </table:table-cell>
              <table:table-cell office:value-type="float" office:value="0.847314">
                <text:p>0.847314</text:p>
              </table:table-cell>
              <table:table-cell office:value-type="float" office:value="0.855086">
                <text:p>0.855086</text:p>
              </table:table-cell>
              <table:table-cell office:value-type="float" office:value="0.860571">
                <text:p>0.860571</text:p>
              </table:table-cell>
              <table:table-cell office:value-type="float" office:value="0.865143">
                <text:p>0.865143</text:p>
              </table:table-cell>
              <table:table-cell office:value-type="float" office:value="0.874743">
                <text:p>0.874743</text:p>
              </table:table-cell>
              <table:table-cell office:value-type="float" office:value="0.884571">
                <text:p>0.884571</text:p>
              </table:table-cell>
              <table:table-cell office:value-type="float" office:value="0.890286">
                <text:p>0.8902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6891">
                <text:p>0.85689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29371">
                <text:p>0.729371</text:p>
              </table:table-cell>
              <table:table-cell office:value-type="float" office:value="0.837714">
                <text:p>0.837714</text:p>
              </table:table-cell>
              <table:table-cell office:value-type="float" office:value="0.847086">
                <text:p>0.847086</text:p>
              </table:table-cell>
              <table:table-cell office:value-type="float" office:value="0.853714">
                <text:p>0.853714</text:p>
              </table:table-cell>
              <table:table-cell office:value-type="float" office:value="0.860114">
                <text:p>0.860114</text:p>
              </table:table-cell>
              <table:table-cell office:value-type="float" office:value="0.865143">
                <text:p>0.865143</text:p>
              </table:table-cell>
              <table:table-cell office:value-type="float" office:value="0.8736">
                <text:p>0.8736</text:p>
              </table:table-cell>
              <table:table-cell office:value-type="float" office:value="0.882286">
                <text:p>0.882286</text:p>
              </table:table-cell>
              <table:table-cell office:value-type="float" office:value="0.8896">
                <text:p>0.8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3463">
                <text:p>0.853463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733943">
                <text:p>0.733943</text:p>
              </table:table-cell>
              <table:table-cell office:value-type="float" office:value="0.839086">
                <text:p>0.839086</text:p>
              </table:table-cell>
              <table:table-cell office:value-type="float" office:value="0.848">
                <text:p>0.848</text:p>
              </table:table-cell>
              <table:table-cell office:value-type="float" office:value="0.854171">
                <text:p>0.854171</text:p>
              </table:table-cell>
              <table:table-cell office:value-type="float" office:value="0.8624">
                <text:p>0.8624</text:p>
              </table:table-cell>
              <table:table-cell office:value-type="float" office:value="0.868343">
                <text:p>0.868343</text:p>
              </table:table-cell>
              <table:table-cell office:value-type="float" office:value="0.878629">
                <text:p>0.878629</text:p>
              </table:table-cell>
              <table:table-cell office:value-type="float" office:value="0.884114">
                <text:p>0.884114</text:p>
              </table:table-cell>
              <table:table-cell office:value-type="float" office:value="0.8896">
                <text:p>0.8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5429">
                <text:p>0.855429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751314">
                <text:p>0.751314</text:p>
              </table:table-cell>
              <table:table-cell office:value-type="float" office:value="0.839543">
                <text:p>0.839543</text:p>
              </table:table-cell>
              <table:table-cell office:value-type="float" office:value="0.848457">
                <text:p>0.848457</text:p>
              </table:table-cell>
              <table:table-cell office:value-type="float" office:value="0.856">
                <text:p>0.856</text:p>
              </table:table-cell>
              <table:table-cell office:value-type="float" office:value="0.862629">
                <text:p>0.862629</text:p>
              </table:table-cell>
              <table:table-cell office:value-type="float" office:value="0.869714">
                <text:p>0.869714</text:p>
              </table:table-cell>
              <table:table-cell office:value-type="float" office:value="0.877714">
                <text:p>0.877714</text:p>
              </table:table-cell>
              <table:table-cell office:value-type="float" office:value="0.884114">
                <text:p>0.884114</text:p>
              </table:table-cell>
              <table:table-cell office:value-type="float" office:value="0.890514">
                <text:p>0.8905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76">
                <text:p>0.8576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743086">
                <text:p>0.743086</text:p>
              </table:table-cell>
              <table:table-cell office:value-type="float" office:value="0.837943">
                <text:p>0.837943</text:p>
              </table:table-cell>
              <table:table-cell office:value-type="float" office:value="0.847086">
                <text:p>0.847086</text:p>
              </table:table-cell>
              <table:table-cell office:value-type="float" office:value="0.853029">
                <text:p>0.853029</text:p>
              </table:table-cell>
              <table:table-cell office:value-type="float" office:value="0.860114">
                <text:p>0.860114</text:p>
              </table:table-cell>
              <table:table-cell office:value-type="float" office:value="0.865143">
                <text:p>0.865143</text:p>
              </table:table-cell>
              <table:table-cell office:value-type="float" office:value="0.872229">
                <text:p>0.872229</text:p>
              </table:table-cell>
              <table:table-cell office:value-type="float" office:value="0.88">
                <text:p>0.88</text:p>
              </table:table-cell>
              <table:table-cell office:value-type="float" office:value="0.889143">
                <text:p>0.889143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4377">
                <text:p>0.854377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738971">
                <text:p>0.738971</text:p>
              </table:table-cell>
              <table:table-cell office:value-type="float" office:value="0.835657">
                <text:p>0.835657</text:p>
              </table:table-cell>
              <table:table-cell office:value-type="float" office:value="0.846171">
                <text:p>0.846171</text:p>
              </table:table-cell>
              <table:table-cell office:value-type="float" office:value="0.8544">
                <text:p>0.8544</text:p>
              </table:table-cell>
              <table:table-cell office:value-type="float" office:value="0.860114">
                <text:p>0.860114</text:p>
              </table:table-cell>
              <table:table-cell office:value-type="float" office:value="0.866286">
                <text:p>0.866286</text:p>
              </table:table-cell>
              <table:table-cell office:value-type="float" office:value="0.873371">
                <text:p>0.873371</text:p>
              </table:table-cell>
              <table:table-cell office:value-type="float" office:value="0.8816">
                <text:p>0.8816</text:p>
              </table:table-cell>
              <table:table-cell office:value-type="float" office:value="0.891429">
                <text:p>0.8914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44">
                <text:p>0.8544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778057">
                <text:p>0.778057</text:p>
              </table:table-cell>
              <table:table-cell office:value-type="float" office:value="0.837943">
                <text:p>0.837943</text:p>
              </table:table-cell>
              <table:table-cell office:value-type="float" office:value="0.847543">
                <text:p>0.847543</text:p>
              </table:table-cell>
              <table:table-cell office:value-type="float" office:value="0.854857">
                <text:p>0.854857</text:p>
              </table:table-cell>
              <table:table-cell office:value-type="float" office:value="0.859429">
                <text:p>0.859429</text:p>
              </table:table-cell>
              <table:table-cell office:value-type="float" office:value="0.864686">
                <text:p>0.864686</text:p>
              </table:table-cell>
              <table:table-cell office:value-type="float" office:value="0.872">
                <text:p>0.872</text:p>
              </table:table-cell>
              <table:table-cell office:value-type="float" office:value="0.880914">
                <text:p>0.880914</text:p>
              </table:table-cell>
              <table:table-cell office:value-type="float" office:value="0.890514">
                <text:p>0.8905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8194">
                <text:p>0.858194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822629">
                <text:p>0.822629</text:p>
              </table:table-cell>
              <table:table-cell office:value-type="float" office:value="0.843429">
                <text:p>0.843429</text:p>
              </table:table-cell>
              <table:table-cell office:value-type="float" office:value="0.8512">
                <text:p>0.8512</text:p>
              </table:table-cell>
              <table:table-cell office:value-type="float" office:value="0.856">
                <text:p>0.856</text:p>
              </table:table-cell>
              <table:table-cell office:value-type="float" office:value="0.862629">
                <text:p>0.862629</text:p>
              </table:table-cell>
              <table:table-cell office:value-type="float" office:value="0.867886">
                <text:p>0.867886</text:p>
              </table:table-cell>
              <table:table-cell office:value-type="float" office:value="0.874971">
                <text:p>0.874971</text:p>
              </table:table-cell>
              <table:table-cell office:value-type="float" office:value="0.8848">
                <text:p>0.8848</text:p>
              </table:table-cell>
              <table:table-cell office:value-type="float" office:value="0.8912">
                <text:p>0.8912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5074">
                <text:p>0.865074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813029">
                <text:p>0.813029</text:p>
              </table:table-cell>
              <table:table-cell office:value-type="float" office:value="0.843429">
                <text:p>0.843429</text:p>
              </table:table-cell>
              <table:table-cell office:value-type="float" office:value="0.848914">
                <text:p>0.848914</text:p>
              </table:table-cell>
              <table:table-cell office:value-type="float" office:value="0.856">
                <text:p>0.856</text:p>
              </table:table-cell>
              <table:table-cell office:value-type="float" office:value="0.861257">
                <text:p>0.861257</text:p>
              </table:table-cell>
              <table:table-cell office:value-type="float" office:value="0.867886">
                <text:p>0.867886</text:p>
              </table:table-cell>
              <table:table-cell office:value-type="float" office:value="0.874971">
                <text:p>0.874971</text:p>
              </table:table-cell>
              <table:table-cell office:value-type="float" office:value="0.883657">
                <text:p>0.883657</text:p>
              </table:table-cell>
              <table:table-cell office:value-type="float" office:value="0.8912">
                <text:p>0.8912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3634">
                <text:p>0.863634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827886">
                <text:p>0.827886</text:p>
              </table:table-cell>
              <table:table-cell office:value-type="float" office:value="0.846629">
                <text:p>0.846629</text:p>
              </table:table-cell>
              <table:table-cell office:value-type="float" office:value="0.852114">
                <text:p>0.852114</text:p>
              </table:table-cell>
              <table:table-cell office:value-type="float" office:value="0.857143">
                <text:p>0.857143</text:p>
              </table:table-cell>
              <table:table-cell office:value-type="float" office:value="0.864">
                <text:p>0.864</text:p>
              </table:table-cell>
              <table:table-cell office:value-type="float" office:value="0.871314">
                <text:p>0.871314</text:p>
              </table:table-cell>
              <table:table-cell office:value-type="float" office:value="0.876343">
                <text:p>0.876343</text:p>
              </table:table-cell>
              <table:table-cell office:value-type="float" office:value="0.885257">
                <text:p>0.885257</text:p>
              </table:table-cell>
              <table:table-cell office:value-type="float" office:value="0.891429">
                <text:p>0.8914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6811">
                <text:p>0.866811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802971">
                <text:p>0.802971</text:p>
              </table:table-cell>
              <table:table-cell office:value-type="float" office:value="0.843657">
                <text:p>0.843657</text:p>
              </table:table-cell>
              <table:table-cell office:value-type="float" office:value="0.852571">
                <text:p>0.852571</text:p>
              </table:table-cell>
              <table:table-cell office:value-type="float" office:value="0.858286">
                <text:p>0.858286</text:p>
              </table:table-cell>
              <table:table-cell office:value-type="float" office:value="0.864">
                <text:p>0.864</text:p>
              </table:table-cell>
              <table:table-cell office:value-type="float" office:value="0.869943">
                <text:p>0.869943</text:p>
              </table:table-cell>
              <table:table-cell office:value-type="float" office:value="0.873829">
                <text:p>0.873829</text:p>
              </table:table-cell>
              <table:table-cell office:value-type="float" office:value="0.883429">
                <text:p>0.883429</text:p>
              </table:table-cell>
              <table:table-cell office:value-type="float" office:value="0.888686">
                <text:p>0.8886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3337">
                <text:p>0.86333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91086">
                <text:p>0.791086</text:p>
              </table:table-cell>
              <table:table-cell office:value-type="float" office:value="0.843429">
                <text:p>0.843429</text:p>
              </table:table-cell>
              <table:table-cell office:value-type="float" office:value="0.850514">
                <text:p>0.850514</text:p>
              </table:table-cell>
              <table:table-cell office:value-type="float" office:value="0.856">
                <text:p>0.856</text:p>
              </table:table-cell>
              <table:table-cell office:value-type="float" office:value="0.864">
                <text:p>0.864</text:p>
              </table:table-cell>
              <table:table-cell office:value-type="float" office:value="0.868571">
                <text:p>0.868571</text:p>
              </table:table-cell>
              <table:table-cell office:value-type="float" office:value="0.874286">
                <text:p>0.874286</text:p>
              </table:table-cell>
              <table:table-cell office:value-type="float" office:value="0.8832">
                <text:p>0.8832</text:p>
              </table:table-cell>
              <table:table-cell office:value-type="float" office:value="0.888">
                <text:p>0.888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1509">
                <text:p>0.861509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784457">
                <text:p>0.784457</text:p>
              </table:table-cell>
              <table:table-cell office:value-type="float" office:value="0.843657">
                <text:p>0.843657</text:p>
              </table:table-cell>
              <table:table-cell office:value-type="float" office:value="0.848914">
                <text:p>0.848914</text:p>
              </table:table-cell>
              <table:table-cell office:value-type="float" office:value="0.856">
                <text:p>0.856</text:p>
              </table:table-cell>
              <table:table-cell office:value-type="float" office:value="0.859429">
                <text:p>0.859429</text:p>
              </table:table-cell>
              <table:table-cell office:value-type="float" office:value="0.867886">
                <text:p>0.867886</text:p>
              </table:table-cell>
              <table:table-cell office:value-type="float" office:value="0.873829">
                <text:p>0.873829</text:p>
              </table:table-cell>
              <table:table-cell office:value-type="float" office:value="0.881371">
                <text:p>0.881371</text:p>
              </table:table-cell>
              <table:table-cell office:value-type="float" office:value="0.888">
                <text:p>0.888</text:p>
              </table:table-cell>
              <table:table-cell office:value-type="float" office:value="0.895543">
                <text:p>0.895543</text:p>
              </table:table-cell>
              <table:table-cell office:value-type="float" office:value="0.896">
                <text:p>0.896</text:p>
              </table:table-cell>
              <table:table-cell office:value-type="float" office:value="0.859909">
                <text:p>0.859909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824457">
                <text:p>0.824457</text:p>
              </table:table-cell>
              <table:table-cell office:value-type="float" office:value="0.844343">
                <text:p>0.844343</text:p>
              </table:table-cell>
              <table:table-cell office:value-type="float" office:value="0.848914">
                <text:p>0.848914</text:p>
              </table:table-cell>
              <table:table-cell office:value-type="float" office:value="0.856">
                <text:p>0.856</text:p>
              </table:table-cell>
              <table:table-cell office:value-type="float" office:value="0.8624">
                <text:p>0.8624</text:p>
              </table:table-cell>
              <table:table-cell office:value-type="float" office:value="0.867429">
                <text:p>0.867429</text:p>
              </table:table-cell>
              <table:table-cell office:value-type="float" office:value="0.873371">
                <text:p>0.873371</text:p>
              </table:table-cell>
              <table:table-cell office:value-type="float" office:value="0.881829">
                <text:p>0.881829</text:p>
              </table:table-cell>
              <table:table-cell office:value-type="float" office:value="0.888457">
                <text:p>0.8884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432">
                <text:p>0.86432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829943">
                <text:p>0.829943</text:p>
              </table:table-cell>
              <table:table-cell office:value-type="float" office:value="0.847086">
                <text:p>0.847086</text:p>
              </table:table-cell>
              <table:table-cell office:value-type="float" office:value="0.849829">
                <text:p>0.849829</text:p>
              </table:table-cell>
              <table:table-cell office:value-type="float" office:value="0.856">
                <text:p>0.856</text:p>
              </table:table-cell>
              <table:table-cell office:value-type="float" office:value="0.863771">
                <text:p>0.863771</text:p>
              </table:table-cell>
              <table:table-cell office:value-type="float" office:value="0.8704">
                <text:p>0.8704</text:p>
              </table:table-cell>
              <table:table-cell office:value-type="float" office:value="0.877714">
                <text:p>0.877714</text:p>
              </table:table-cell>
              <table:table-cell office:value-type="float" office:value="0.884343">
                <text:p>0.884343</text:p>
              </table:table-cell>
              <table:table-cell office:value-type="float" office:value="0.890057">
                <text:p>0.8900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6514">
                <text:p>0.866514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824">
                <text:p>0.824</text:p>
              </table:table-cell>
              <table:table-cell office:value-type="float" office:value="0.845257">
                <text:p>0.845257</text:p>
              </table:table-cell>
              <table:table-cell office:value-type="float" office:value="0.849829">
                <text:p>0.849829</text:p>
              </table:table-cell>
              <table:table-cell office:value-type="float" office:value="0.856">
                <text:p>0.856</text:p>
              </table:table-cell>
              <table:table-cell office:value-type="float" office:value="0.863086">
                <text:p>0.863086</text:p>
              </table:table-cell>
              <table:table-cell office:value-type="float" office:value="0.869486">
                <text:p>0.869486</text:p>
              </table:table-cell>
              <table:table-cell office:value-type="float" office:value="0.874514">
                <text:p>0.874514</text:p>
              </table:table-cell>
              <table:table-cell office:value-type="float" office:value="0.882743">
                <text:p>0.882743</text:p>
              </table:table-cell>
              <table:table-cell office:value-type="float" office:value="0.890286">
                <text:p>0.8902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512">
                <text:p>0.86512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834971">
                <text:p>0.834971</text:p>
              </table:table-cell>
              <table:table-cell office:value-type="float" office:value="0.848">
                <text:p>0.848</text:p>
              </table:table-cell>
              <table:table-cell office:value-type="float" office:value="0.855543">
                <text:p>0.855543</text:p>
              </table:table-cell>
              <table:table-cell office:value-type="float" office:value="0.858514">
                <text:p>0.858514</text:p>
              </table:table-cell>
              <table:table-cell office:value-type="float" office:value="0.864">
                <text:p>0.864</text:p>
              </table:table-cell>
              <table:table-cell office:value-type="float" office:value="0.871771">
                <text:p>0.871771</text:p>
              </table:table-cell>
              <table:table-cell office:value-type="float" office:value="0.876343">
                <text:p>0.876343</text:p>
              </table:table-cell>
              <table:table-cell office:value-type="float" office:value="0.885029">
                <text:p>0.885029</text:p>
              </table:table-cell>
              <table:table-cell office:value-type="float" office:value="0.891429">
                <text:p>0.8914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816">
                <text:p>0.86816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8256">
                <text:p>0.8256</text:p>
              </table:table-cell>
              <table:table-cell office:value-type="float" office:value="0.847543">
                <text:p>0.847543</text:p>
              </table:table-cell>
              <table:table-cell office:value-type="float" office:value="0.850971">
                <text:p>0.850971</text:p>
              </table:table-cell>
              <table:table-cell office:value-type="float" office:value="0.856">
                <text:p>0.856</text:p>
              </table:table-cell>
              <table:table-cell office:value-type="float" office:value="0.862857">
                <text:p>0.862857</text:p>
              </table:table-cell>
              <table:table-cell office:value-type="float" office:value="0.868343">
                <text:p>0.868343</text:p>
              </table:table-cell>
              <table:table-cell office:value-type="float" office:value="0.875429">
                <text:p>0.875429</text:p>
              </table:table-cell>
              <table:table-cell office:value-type="float" office:value="0.882514">
                <text:p>0.882514</text:p>
              </table:table-cell>
              <table:table-cell office:value-type="float" office:value="0.890286">
                <text:p>0.8902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5554">
                <text:p>0.865554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805257">
                <text:p>0.805257</text:p>
              </table:table-cell>
              <table:table-cell office:value-type="float" office:value="0.846171">
                <text:p>0.846171</text:p>
              </table:table-cell>
              <table:table-cell office:value-type="float" office:value="0.848914">
                <text:p>0.848914</text:p>
              </table:table-cell>
              <table:table-cell office:value-type="float" office:value="0.856">
                <text:p>0.856</text:p>
              </table:table-cell>
              <table:table-cell office:value-type="float" office:value="0.860343">
                <text:p>0.860343</text:p>
              </table:table-cell>
              <table:table-cell office:value-type="float" office:value="0.8688">
                <text:p>0.8688</text:p>
              </table:table-cell>
              <table:table-cell office:value-type="float" office:value="0.877257">
                <text:p>0.877257</text:p>
              </table:table-cell>
              <table:table-cell office:value-type="float" office:value="0.884571">
                <text:p>0.884571</text:p>
              </table:table-cell>
              <table:table-cell office:value-type="float" office:value="0.889143">
                <text:p>0.889143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3246">
                <text:p>0.863246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812343">
                <text:p>0.812343</text:p>
              </table:table-cell>
              <table:table-cell office:value-type="float" office:value="0.845486">
                <text:p>0.845486</text:p>
              </table:table-cell>
              <table:table-cell office:value-type="float" office:value="0.850286">
                <text:p>0.850286</text:p>
              </table:table-cell>
              <table:table-cell office:value-type="float" office:value="0.856">
                <text:p>0.856</text:p>
              </table:table-cell>
              <table:table-cell office:value-type="float" office:value="0.863543">
                <text:p>0.863543</text:p>
              </table:table-cell>
              <table:table-cell office:value-type="float" office:value="0.871771">
                <text:p>0.871771</text:p>
              </table:table-cell>
              <table:table-cell office:value-type="float" office:value="0.878171">
                <text:p>0.878171</text:p>
              </table:table-cell>
              <table:table-cell office:value-type="float" office:value="0.885257">
                <text:p>0.885257</text:p>
              </table:table-cell>
              <table:table-cell office:value-type="float" office:value="0.8896">
                <text:p>0.8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4846">
                <text:p>0.864846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838857">
                <text:p>0.838857</text:p>
              </table:table-cell>
              <table:table-cell office:value-type="float" office:value="0.848">
                <text:p>0.848</text:p>
              </table:table-cell>
              <table:table-cell office:value-type="float" office:value="0.855543">
                <text:p>0.855543</text:p>
              </table:table-cell>
              <table:table-cell office:value-type="float" office:value="0.861257">
                <text:p>0.861257</text:p>
              </table:table-cell>
              <table:table-cell office:value-type="float" office:value="0.867657">
                <text:p>0.867657</text:p>
              </table:table-cell>
              <table:table-cell office:value-type="float" office:value="0.872">
                <text:p>0.872</text:p>
              </table:table-cell>
              <table:table-cell office:value-type="float" office:value="0.88">
                <text:p>0.88</text:p>
              </table:table-cell>
              <table:table-cell office:value-type="float" office:value="0.886857">
                <text:p>0.886857</text:p>
              </table:table-cell>
              <table:table-cell office:value-type="float" office:value="0.890286">
                <text:p>0.8902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9646">
                <text:p>0.86964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8288">
                <text:p>0.8288</text:p>
              </table:table-cell>
              <table:table-cell office:value-type="float" office:value="0.848">
                <text:p>0.848</text:p>
              </table:table-cell>
              <table:table-cell office:value-type="float" office:value="0.856">
                <text:p>0.856</text:p>
              </table:table-cell>
              <table:table-cell office:value-type="float" office:value="0.8608">
                <text:p>0.8608</text:p>
              </table:table-cell>
              <table:table-cell office:value-type="float" office:value="0.866514">
                <text:p>0.866514</text:p>
              </table:table-cell>
              <table:table-cell office:value-type="float" office:value="0.874971">
                <text:p>0.874971</text:p>
              </table:table-cell>
              <table:table-cell office:value-type="float" office:value="0.881371">
                <text:p>0.881371</text:p>
              </table:table-cell>
              <table:table-cell office:value-type="float" office:value="0.888">
                <text:p>0.888</text:p>
              </table:table-cell>
              <table:table-cell office:value-type="float" office:value="0.891886">
                <text:p>0.8918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9234">
                <text:p>0.869234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818971">
                <text:p>0.818971</text:p>
              </table:table-cell>
              <table:table-cell office:value-type="float" office:value="0.846629">
                <text:p>0.846629</text:p>
              </table:table-cell>
              <table:table-cell office:value-type="float" office:value="0.852343">
                <text:p>0.852343</text:p>
              </table:table-cell>
              <table:table-cell office:value-type="float" office:value="0.858743">
                <text:p>0.858743</text:p>
              </table:table-cell>
              <table:table-cell office:value-type="float" office:value="0.868114">
                <text:p>0.868114</text:p>
              </table:table-cell>
              <table:table-cell office:value-type="float" office:value="0.8768">
                <text:p>0.8768</text:p>
              </table:table-cell>
              <table:table-cell office:value-type="float" office:value="0.882286">
                <text:p>0.882286</text:p>
              </table:table-cell>
              <table:table-cell office:value-type="float" office:value="0.888">
                <text:p>0.888</text:p>
              </table:table-cell>
              <table:table-cell office:value-type="float" office:value="0.894629">
                <text:p>0.8946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8251">
                <text:p>0.868251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789029">
                <text:p>0.789029</text:p>
              </table:table-cell>
              <table:table-cell office:value-type="float" office:value="0.845029">
                <text:p>0.845029</text:p>
              </table:table-cell>
              <table:table-cell office:value-type="float" office:value="0.853714">
                <text:p>0.853714</text:p>
              </table:table-cell>
              <table:table-cell office:value-type="float" office:value="0.858971">
                <text:p>0.858971</text:p>
              </table:table-cell>
              <table:table-cell office:value-type="float" office:value="0.867886">
                <text:p>0.867886</text:p>
              </table:table-cell>
              <table:table-cell office:value-type="float" office:value="0.874971">
                <text:p>0.874971</text:p>
              </table:table-cell>
              <table:table-cell office:value-type="float" office:value="0.88">
                <text:p>0.88</text:p>
              </table:table-cell>
              <table:table-cell office:value-type="float" office:value="0.887314">
                <text:p>0.887314</text:p>
              </table:table-cell>
              <table:table-cell office:value-type="float" office:value="0.892571">
                <text:p>0.892571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4549">
                <text:p>0.864549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787657">
                <text:p>0.787657</text:p>
              </table:table-cell>
              <table:table-cell office:value-type="float" office:value="0.843429">
                <text:p>0.843429</text:p>
              </table:table-cell>
              <table:table-cell office:value-type="float" office:value="0.853714">
                <text:p>0.853714</text:p>
              </table:table-cell>
              <table:table-cell office:value-type="float" office:value="0.860343">
                <text:p>0.860343</text:p>
              </table:table-cell>
              <table:table-cell office:value-type="float" office:value="0.867886">
                <text:p>0.867886</text:p>
              </table:table-cell>
              <table:table-cell office:value-type="float" office:value="0.874743">
                <text:p>0.874743</text:p>
              </table:table-cell>
              <table:table-cell office:value-type="float" office:value="0.880686">
                <text:p>0.880686</text:p>
              </table:table-cell>
              <table:table-cell office:value-type="float" office:value="0.888">
                <text:p>0.888</text:p>
              </table:table-cell>
              <table:table-cell office:value-type="float" office:value="0.8912">
                <text:p>0.8912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4366">
                <text:p>0.864366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813029">
                <text:p>0.813029</text:p>
              </table:table-cell>
              <table:table-cell office:value-type="float" office:value="0.844571">
                <text:p>0.844571</text:p>
              </table:table-cell>
              <table:table-cell office:value-type="float" office:value="0.856">
                <text:p>0.856</text:p>
              </table:table-cell>
              <table:table-cell office:value-type="float" office:value="0.860571">
                <text:p>0.860571</text:p>
              </table:table-cell>
              <table:table-cell office:value-type="float" office:value="0.867657">
                <text:p>0.867657</text:p>
              </table:table-cell>
              <table:table-cell office:value-type="float" office:value="0.874057">
                <text:p>0.874057</text:p>
              </table:table-cell>
              <table:table-cell office:value-type="float" office:value="0.881143">
                <text:p>0.881143</text:p>
              </table:table-cell>
              <table:table-cell office:value-type="float" office:value="0.888">
                <text:p>0.888</text:p>
              </table:table-cell>
              <table:table-cell office:value-type="float" office:value="0.893486">
                <text:p>0.8934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7451">
                <text:p>0.867451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765029">
                <text:p>0.765029</text:p>
              </table:table-cell>
              <table:table-cell office:value-type="float" office:value="0.846629">
                <text:p>0.846629</text:p>
              </table:table-cell>
              <table:table-cell office:value-type="float" office:value="0.856">
                <text:p>0.856</text:p>
              </table:table-cell>
              <table:table-cell office:value-type="float" office:value="0.864">
                <text:p>0.864</text:p>
              </table:table-cell>
              <table:table-cell office:value-type="float" office:value="0.870857">
                <text:p>0.870857</text:p>
              </table:table-cell>
              <table:table-cell office:value-type="float" office:value="0.875657">
                <text:p>0.875657</text:p>
              </table:table-cell>
              <table:table-cell office:value-type="float" office:value="0.881829">
                <text:p>0.881829</text:p>
              </table:table-cell>
              <table:table-cell office:value-type="float" office:value="0.888">
                <text:p>0.888</text:p>
              </table:table-cell>
              <table:table-cell office:value-type="float" office:value="0.8944">
                <text:p>0.894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384">
                <text:p>0.86384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796571">
                <text:p>0.796571</text:p>
              </table:table-cell>
              <table:table-cell office:value-type="float" office:value="0.849143">
                <text:p>0.849143</text:p>
              </table:table-cell>
              <table:table-cell office:value-type="float" office:value="0.858057">
                <text:p>0.858057</text:p>
              </table:table-cell>
              <table:table-cell office:value-type="float" office:value="0.864686">
                <text:p>0.864686</text:p>
              </table:table-cell>
              <table:table-cell office:value-type="float" office:value="0.872">
                <text:p>0.872</text:p>
              </table:table-cell>
              <table:table-cell office:value-type="float" office:value="0.878857">
                <text:p>0.878857</text:p>
              </table:table-cell>
              <table:table-cell office:value-type="float" office:value="0.884343">
                <text:p>0.884343</text:p>
              </table:table-cell>
              <table:table-cell office:value-type="float" office:value="0.889829">
                <text:p>0.8898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8549">
                <text:p>0.868549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777829">
                <text:p>0.777829</text:p>
              </table:table-cell>
              <table:table-cell office:value-type="float" office:value="0.850514">
                <text:p>0.850514</text:p>
              </table:table-cell>
              <table:table-cell office:value-type="float" office:value="0.8576">
                <text:p>0.8576</text:p>
              </table:table-cell>
              <table:table-cell office:value-type="float" office:value="0.864">
                <text:p>0.864</text:p>
              </table:table-cell>
              <table:table-cell office:value-type="float" office:value="0.871771">
                <text:p>0.871771</text:p>
              </table:table-cell>
              <table:table-cell office:value-type="float" office:value="0.876571">
                <text:p>0.876571</text:p>
              </table:table-cell>
              <table:table-cell office:value-type="float" office:value="0.882743">
                <text:p>0.882743</text:p>
              </table:table-cell>
              <table:table-cell office:value-type="float" office:value="0.890286">
                <text:p>0.8902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6331">
                <text:p>0.866331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781943">
                <text:p>0.781943</text:p>
              </table:table-cell>
              <table:table-cell office:value-type="float" office:value="0.850743">
                <text:p>0.850743</text:p>
              </table:table-cell>
              <table:table-cell office:value-type="float" office:value="0.858514">
                <text:p>0.858514</text:p>
              </table:table-cell>
              <table:table-cell office:value-type="float" office:value="0.8656">
                <text:p>0.8656</text:p>
              </table:table-cell>
              <table:table-cell office:value-type="float" office:value="0.872">
                <text:p>0.872</text:p>
              </table:table-cell>
              <table:table-cell office:value-type="float" office:value="0.877257">
                <text:p>0.877257</text:p>
              </table:table-cell>
              <table:table-cell office:value-type="float" office:value="0.883429">
                <text:p>0.883429</text:p>
              </table:table-cell>
              <table:table-cell office:value-type="float" office:value="0.891429">
                <text:p>0.8914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7291">
                <text:p>0.867291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812343">
                <text:p>0.812343</text:p>
              </table:table-cell>
              <table:table-cell office:value-type="float" office:value="0.847543">
                <text:p>0.847543</text:p>
              </table:table-cell>
              <table:table-cell office:value-type="float" office:value="0.856">
                <text:p>0.856</text:p>
              </table:table-cell>
              <table:table-cell office:value-type="float" office:value="0.8624">
                <text:p>0.8624</text:p>
              </table:table-cell>
              <table:table-cell office:value-type="float" office:value="0.869714">
                <text:p>0.869714</text:p>
              </table:table-cell>
              <table:table-cell office:value-type="float" office:value="0.875657">
                <text:p>0.875657</text:p>
              </table:table-cell>
              <table:table-cell office:value-type="float" office:value="0.882971">
                <text:p>0.882971</text:p>
              </table:table-cell>
              <table:table-cell office:value-type="float" office:value="0.891657">
                <text:p>0.8916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9029">
                <text:p>0.86902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71429">
                <text:p>0.771429</text:p>
              </table:table-cell>
              <table:table-cell office:value-type="float" office:value="0.846171">
                <text:p>0.846171</text:p>
              </table:table-cell>
              <table:table-cell office:value-type="float" office:value="0.855314">
                <text:p>0.855314</text:p>
              </table:table-cell>
              <table:table-cell office:value-type="float" office:value="0.861257">
                <text:p>0.861257</text:p>
              </table:table-cell>
              <table:table-cell office:value-type="float" office:value="0.867429">
                <text:p>0.867429</text:p>
              </table:table-cell>
              <table:table-cell office:value-type="float" office:value="0.874971">
                <text:p>0.874971</text:p>
              </table:table-cell>
              <table:table-cell office:value-type="float" office:value="0.881143">
                <text:p>0.881143</text:p>
              </table:table-cell>
              <table:table-cell office:value-type="float" office:value="0.889371">
                <text:p>0.889371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3909">
                <text:p>0.863909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774857">
                <text:p>0.774857</text:p>
              </table:table-cell>
              <table:table-cell office:value-type="float" office:value="0.847314">
                <text:p>0.847314</text:p>
              </table:table-cell>
              <table:table-cell office:value-type="float" office:value="0.856">
                <text:p>0.856</text:p>
              </table:table-cell>
              <table:table-cell office:value-type="float" office:value="0.862857">
                <text:p>0.862857</text:p>
              </table:table-cell>
              <table:table-cell office:value-type="float" office:value="0.867657">
                <text:p>0.867657</text:p>
              </table:table-cell>
              <table:table-cell office:value-type="float" office:value="0.873829">
                <text:p>0.873829</text:p>
              </table:table-cell>
              <table:table-cell office:value-type="float" office:value="0.882286">
                <text:p>0.882286</text:p>
              </table:table-cell>
              <table:table-cell office:value-type="float" office:value="0.889371">
                <text:p>0.889371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4617">
                <text:p>0.864617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778286">
                <text:p>0.778286</text:p>
              </table:table-cell>
              <table:table-cell office:value-type="float" office:value="0.849143">
                <text:p>0.849143</text:p>
              </table:table-cell>
              <table:table-cell office:value-type="float" office:value="0.856">
                <text:p>0.856</text:p>
              </table:table-cell>
              <table:table-cell office:value-type="float" office:value="0.863314">
                <text:p>0.863314</text:p>
              </table:table-cell>
              <table:table-cell office:value-type="float" office:value="0.867429">
                <text:p>0.867429</text:p>
              </table:table-cell>
              <table:table-cell office:value-type="float" office:value="0.874057">
                <text:p>0.874057</text:p>
              </table:table-cell>
              <table:table-cell office:value-type="float" office:value="0.881371">
                <text:p>0.881371</text:p>
              </table:table-cell>
              <table:table-cell office:value-type="float" office:value="0.890286">
                <text:p>0.8902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5189">
                <text:p>0.865189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800229">
                <text:p>0.800229</text:p>
              </table:table-cell>
              <table:table-cell office:value-type="float" office:value="0.850286">
                <text:p>0.850286</text:p>
              </table:table-cell>
              <table:table-cell office:value-type="float" office:value="0.856914">
                <text:p>0.856914</text:p>
              </table:table-cell>
              <table:table-cell office:value-type="float" office:value="0.864">
                <text:p>0.864</text:p>
              </table:table-cell>
              <table:table-cell office:value-type="float" office:value="0.870857">
                <text:p>0.870857</text:p>
              </table:table-cell>
              <table:table-cell office:value-type="float" office:value="0.877029">
                <text:p>0.877029</text:p>
              </table:table-cell>
              <table:table-cell office:value-type="float" office:value="0.8832">
                <text:p>0.8832</text:p>
              </table:table-cell>
              <table:table-cell office:value-type="float" office:value="0.893714">
                <text:p>0.8937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8823">
                <text:p>0.868823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8">
                <text:p>0.8</text:p>
              </table:table-cell>
              <table:table-cell office:value-type="float" office:value="0.851657">
                <text:p>0.851657</text:p>
              </table:table-cell>
              <table:table-cell office:value-type="float" office:value="0.860343">
                <text:p>0.860343</text:p>
              </table:table-cell>
              <table:table-cell office:value-type="float" office:value="0.867429">
                <text:p>0.867429</text:p>
              </table:table-cell>
              <table:table-cell office:value-type="float" office:value="0.872457">
                <text:p>0.872457</text:p>
              </table:table-cell>
              <table:table-cell office:value-type="float" office:value="0.88">
                <text:p>0.88</text:p>
              </table:table-cell>
              <table:table-cell office:value-type="float" office:value="0.885257">
                <text:p>0.885257</text:p>
              </table:table-cell>
              <table:table-cell office:value-type="float" office:value="0.893486">
                <text:p>0.8934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0263">
                <text:p>0.870263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807086">
                <text:p>0.807086</text:p>
              </table:table-cell>
              <table:table-cell office:value-type="float" office:value="0.853714">
                <text:p>0.853714</text:p>
              </table:table-cell>
              <table:table-cell office:value-type="float" office:value="0.8624">
                <text:p>0.8624</text:p>
              </table:table-cell>
              <table:table-cell office:value-type="float" office:value="0.870171">
                <text:p>0.870171</text:p>
              </table:table-cell>
              <table:table-cell office:value-type="float" office:value="0.875657">
                <text:p>0.875657</text:p>
              </table:table-cell>
              <table:table-cell office:value-type="float" office:value="0.880457">
                <text:p>0.880457</text:p>
              </table:table-cell>
              <table:table-cell office:value-type="float" office:value="0.888">
                <text:p>0.888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2549">
                <text:p>0.872549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8272">
                <text:p>0.8272</text:p>
              </table:table-cell>
              <table:table-cell office:value-type="float" office:value="0.854171">
                <text:p>0.854171</text:p>
              </table:table-cell>
              <table:table-cell office:value-type="float" office:value="0.862171">
                <text:p>0.862171</text:p>
              </table:table-cell>
              <table:table-cell office:value-type="float" office:value="0.868114">
                <text:p>0.868114</text:p>
              </table:table-cell>
              <table:table-cell office:value-type="float" office:value="0.877257">
                <text:p>0.877257</text:p>
              </table:table-cell>
              <table:table-cell office:value-type="float" office:value="0.880229">
                <text:p>0.880229</text:p>
              </table:table-cell>
              <table:table-cell office:value-type="float" office:value="0.8896">
                <text:p>0.8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4674">
                <text:p>0.874674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824914">
                <text:p>0.824914</text:p>
              </table:table-cell>
              <table:table-cell office:value-type="float" office:value="0.856">
                <text:p>0.856</text:p>
              </table:table-cell>
              <table:table-cell office:value-type="float" office:value="0.864">
                <text:p>0.864</text:p>
              </table:table-cell>
              <table:table-cell office:value-type="float" office:value="0.871771">
                <text:p>0.871771</text:p>
              </table:table-cell>
              <table:table-cell office:value-type="float" office:value="0.8784">
                <text:p>0.8784</text:p>
              </table:table-cell>
              <table:table-cell office:value-type="float" office:value="0.882971">
                <text:p>0.882971</text:p>
              </table:table-cell>
              <table:table-cell office:value-type="float" office:value="0.890286">
                <text:p>0.8902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5634">
                <text:p>0.875634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828343">
                <text:p>0.828343</text:p>
              </table:table-cell>
              <table:table-cell office:value-type="float" office:value="0.856">
                <text:p>0.856</text:p>
              </table:table-cell>
              <table:table-cell office:value-type="float" office:value="0.864">
                <text:p>0.864</text:p>
              </table:table-cell>
              <table:table-cell office:value-type="float" office:value="0.869943">
                <text:p>0.869943</text:p>
              </table:table-cell>
              <table:table-cell office:value-type="float" office:value="0.875429">
                <text:p>0.875429</text:p>
              </table:table-cell>
              <table:table-cell office:value-type="float" office:value="0.88">
                <text:p>0.88</text:p>
              </table:table-cell>
              <table:table-cell office:value-type="float" office:value="0.888229">
                <text:p>0.8882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4994">
                <text:p>0.874994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842286">
                <text:p>0.842286</text:p>
              </table:table-cell>
              <table:table-cell office:value-type="float" office:value="0.854857">
                <text:p>0.854857</text:p>
              </table:table-cell>
              <table:table-cell office:value-type="float" office:value="0.862171">
                <text:p>0.862171</text:p>
              </table:table-cell>
              <table:table-cell office:value-type="float" office:value="0.868343">
                <text:p>0.868343</text:p>
              </table:table-cell>
              <table:table-cell office:value-type="float" office:value="0.874514">
                <text:p>0.874514</text:p>
              </table:table-cell>
              <table:table-cell office:value-type="float" office:value="0.880686">
                <text:p>0.880686</text:p>
              </table:table-cell>
              <table:table-cell office:value-type="float" office:value="0.888914">
                <text:p>0.8889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5977">
                <text:p>0.87597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838629">
                <text:p>0.838629</text:p>
              </table:table-cell>
              <table:table-cell office:value-type="float" office:value="0.853943">
                <text:p>0.853943</text:p>
              </table:table-cell>
              <table:table-cell office:value-type="float" office:value="0.861714">
                <text:p>0.861714</text:p>
              </table:table-cell>
              <table:table-cell office:value-type="float" office:value="0.8672">
                <text:p>0.8672</text:p>
              </table:table-cell>
              <table:table-cell office:value-type="float" office:value="0.8736">
                <text:p>0.8736</text:p>
              </table:table-cell>
              <table:table-cell office:value-type="float" office:value="0.88">
                <text:p>0.88</text:p>
              </table:table-cell>
              <table:table-cell office:value-type="float" office:value="0.885257">
                <text:p>0.885257</text:p>
              </table:table-cell>
              <table:table-cell office:value-type="float" office:value="0.8944">
                <text:p>0.894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4674">
                <text:p>0.874674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840229">
                <text:p>0.840229</text:p>
              </table:table-cell>
              <table:table-cell office:value-type="float" office:value="0.854171">
                <text:p>0.854171</text:p>
              </table:table-cell>
              <table:table-cell office:value-type="float" office:value="0.863771">
                <text:p>0.863771</text:p>
              </table:table-cell>
              <table:table-cell office:value-type="float" office:value="0.869714">
                <text:p>0.869714</text:p>
              </table:table-cell>
              <table:table-cell office:value-type="float" office:value="0.876114">
                <text:p>0.876114</text:p>
              </table:table-cell>
              <table:table-cell office:value-type="float" office:value="0.88">
                <text:p>0.88</text:p>
              </table:table-cell>
              <table:table-cell office:value-type="float" office:value="0.8864">
                <text:p>0.8864</text:p>
              </table:table-cell>
              <table:table-cell office:value-type="float" office:value="0.895314">
                <text:p>0.8953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5771">
                <text:p>0.875771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832686">
                <text:p>0.832686</text:p>
              </table:table-cell>
              <table:table-cell office:value-type="float" office:value="0.853943">
                <text:p>0.853943</text:p>
              </table:table-cell>
              <table:table-cell office:value-type="float" office:value="0.863314">
                <text:p>0.863314</text:p>
              </table:table-cell>
              <table:table-cell office:value-type="float" office:value="0.868571">
                <text:p>0.868571</text:p>
              </table:table-cell>
              <table:table-cell office:value-type="float" office:value="0.874514">
                <text:p>0.874514</text:p>
              </table:table-cell>
              <table:table-cell office:value-type="float" office:value="0.88">
                <text:p>0.88</text:p>
              </table:table-cell>
              <table:table-cell office:value-type="float" office:value="0.887086">
                <text:p>0.887086</text:p>
              </table:table-cell>
              <table:table-cell office:value-type="float" office:value="0.893943">
                <text:p>0.893943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4606">
                <text:p>0.874606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835429">
                <text:p>0.835429</text:p>
              </table:table-cell>
              <table:table-cell office:value-type="float" office:value="0.855314">
                <text:p>0.855314</text:p>
              </table:table-cell>
              <table:table-cell office:value-type="float" office:value="0.863314">
                <text:p>0.863314</text:p>
              </table:table-cell>
              <table:table-cell office:value-type="float" office:value="0.8688">
                <text:p>0.8688</text:p>
              </table:table-cell>
              <table:table-cell office:value-type="float" office:value="0.872686">
                <text:p>0.872686</text:p>
              </table:table-cell>
              <table:table-cell office:value-type="float" office:value="0.88">
                <text:p>0.88</text:p>
              </table:table-cell>
              <table:table-cell office:value-type="float" office:value="0.886857">
                <text:p>0.886857</text:p>
              </table:table-cell>
              <table:table-cell office:value-type="float" office:value="0.893486">
                <text:p>0.8934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4789">
                <text:p>0.874789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807314">
                <text:p>0.807314</text:p>
              </table:table-cell>
              <table:table-cell office:value-type="float" office:value="0.8528">
                <text:p>0.8528</text:p>
              </table:table-cell>
              <table:table-cell office:value-type="float" office:value="0.860114">
                <text:p>0.860114</text:p>
              </table:table-cell>
              <table:table-cell office:value-type="float" office:value="0.866743">
                <text:p>0.866743</text:p>
              </table:table-cell>
              <table:table-cell office:value-type="float" office:value="0.872">
                <text:p>0.872</text:p>
              </table:table-cell>
              <table:table-cell office:value-type="float" office:value="0.879314">
                <text:p>0.879314</text:p>
              </table:table-cell>
              <table:table-cell office:value-type="float" office:value="0.885714">
                <text:p>0.885714</text:p>
              </table:table-cell>
              <table:table-cell office:value-type="float" office:value="0.894171">
                <text:p>0.894171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1017">
                <text:p>0.871017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819429">
                <text:p>0.819429</text:p>
              </table:table-cell>
              <table:table-cell office:value-type="float" office:value="0.850514">
                <text:p>0.850514</text:p>
              </table:table-cell>
              <table:table-cell office:value-type="float" office:value="0.857371">
                <text:p>0.857371</text:p>
              </table:table-cell>
              <table:table-cell office:value-type="float" office:value="0.864">
                <text:p>0.864</text:p>
              </table:table-cell>
              <table:table-cell office:value-type="float" office:value="0.8704">
                <text:p>0.8704</text:p>
              </table:table-cell>
              <table:table-cell office:value-type="float" office:value="0.877486">
                <text:p>0.877486</text:p>
              </table:table-cell>
              <table:table-cell office:value-type="float" office:value="0.883886">
                <text:p>0.883886</text:p>
              </table:table-cell>
              <table:table-cell office:value-type="float" office:value="0.892343">
                <text:p>0.892343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0743">
                <text:p>0.870743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813714">
                <text:p>0.813714</text:p>
              </table:table-cell>
              <table:table-cell office:value-type="float" office:value="0.8512">
                <text:p>0.8512</text:p>
              </table:table-cell>
              <table:table-cell office:value-type="float" office:value="0.858743">
                <text:p>0.858743</text:p>
              </table:table-cell>
              <table:table-cell office:value-type="float" office:value="0.864914">
                <text:p>0.864914</text:p>
              </table:table-cell>
              <table:table-cell office:value-type="float" office:value="0.872">
                <text:p>0.872</text:p>
              </table:table-cell>
              <table:table-cell office:value-type="float" office:value="0.879314">
                <text:p>0.879314</text:p>
              </table:table-cell>
              <table:table-cell office:value-type="float" office:value="0.885486">
                <text:p>0.885486</text:p>
              </table:table-cell>
              <table:table-cell office:value-type="float" office:value="0.893943">
                <text:p>0.893943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1131">
                <text:p>0.871131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824229">
                <text:p>0.824229</text:p>
              </table:table-cell>
              <table:table-cell office:value-type="float" office:value="0.851429">
                <text:p>0.851429</text:p>
              </table:table-cell>
              <table:table-cell office:value-type="float" office:value="0.859886">
                <text:p>0.859886</text:p>
              </table:table-cell>
              <table:table-cell office:value-type="float" office:value="0.867886">
                <text:p>0.867886</text:p>
              </table:table-cell>
              <table:table-cell office:value-type="float" office:value="0.874514">
                <text:p>0.874514</text:p>
              </table:table-cell>
              <table:table-cell office:value-type="float" office:value="0.88">
                <text:p>0.88</text:p>
              </table:table-cell>
              <table:table-cell office:value-type="float" office:value="0.886857">
                <text:p>0.886857</text:p>
              </table:table-cell>
              <table:table-cell office:value-type="float" office:value="0.895086">
                <text:p>0.8950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3189">
                <text:p>0.873189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800457">
                <text:p>0.800457</text:p>
              </table:table-cell>
              <table:table-cell office:value-type="float" office:value="0.851886">
                <text:p>0.851886</text:p>
              </table:table-cell>
              <table:table-cell office:value-type="float" office:value="0.8592">
                <text:p>0.8592</text:p>
              </table:table-cell>
              <table:table-cell office:value-type="float" office:value="0.866286">
                <text:p>0.866286</text:p>
              </table:table-cell>
              <table:table-cell office:value-type="float" office:value="0.872914">
                <text:p>0.872914</text:p>
              </table:table-cell>
              <table:table-cell office:value-type="float" office:value="0.88">
                <text:p>0.88</text:p>
              </table:table-cell>
              <table:table-cell office:value-type="float" office:value="0.885029">
                <text:p>0.885029</text:p>
              </table:table-cell>
              <table:table-cell office:value-type="float" office:value="0.891657">
                <text:p>0.8916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9943">
                <text:p>0.869943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826057">
                <text:p>0.826057</text:p>
              </table:table-cell>
              <table:table-cell office:value-type="float" office:value="0.854171">
                <text:p>0.854171</text:p>
              </table:table-cell>
              <table:table-cell office:value-type="float" office:value="0.859657">
                <text:p>0.859657</text:p>
              </table:table-cell>
              <table:table-cell office:value-type="float" office:value="0.867657">
                <text:p>0.867657</text:p>
              </table:table-cell>
              <table:table-cell office:value-type="float" office:value="0.875429">
                <text:p>0.875429</text:p>
              </table:table-cell>
              <table:table-cell office:value-type="float" office:value="0.88">
                <text:p>0.88</text:p>
              </table:table-cell>
              <table:table-cell office:value-type="float" office:value="0.885257">
                <text:p>0.885257</text:p>
              </table:table-cell>
              <table:table-cell office:value-type="float" office:value="0.890286">
                <text:p>0.8902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3051">
                <text:p>0.87305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819886">
                <text:p>0.819886</text:p>
              </table:table-cell>
              <table:table-cell office:value-type="float" office:value="0.853943">
                <text:p>0.853943</text:p>
              </table:table-cell>
              <table:table-cell office:value-type="float" office:value="0.858514">
                <text:p>0.858514</text:p>
              </table:table-cell>
              <table:table-cell office:value-type="float" office:value="0.865829">
                <text:p>0.865829</text:p>
              </table:table-cell>
              <table:table-cell office:value-type="float" office:value="0.872686">
                <text:p>0.872686</text:p>
              </table:table-cell>
              <table:table-cell office:value-type="float" office:value="0.88">
                <text:p>0.88</text:p>
              </table:table-cell>
              <table:table-cell office:value-type="float" office:value="0.886171">
                <text:p>0.886171</text:p>
              </table:table-cell>
              <table:table-cell office:value-type="float" office:value="0.891657">
                <text:p>0.8916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2069">
                <text:p>0.872069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777143">
                <text:p>0.777143</text:p>
              </table:table-cell>
              <table:table-cell office:value-type="float" office:value="0.850743">
                <text:p>0.850743</text:p>
              </table:table-cell>
              <table:table-cell office:value-type="float" office:value="0.857371">
                <text:p>0.857371</text:p>
              </table:table-cell>
              <table:table-cell office:value-type="float" office:value="0.864229">
                <text:p>0.864229</text:p>
              </table:table-cell>
              <table:table-cell office:value-type="float" office:value="0.872">
                <text:p>0.872</text:p>
              </table:table-cell>
              <table:table-cell office:value-type="float" office:value="0.8784">
                <text:p>0.8784</text:p>
              </table:table-cell>
              <table:table-cell office:value-type="float" office:value="0.885257">
                <text:p>0.885257</text:p>
              </table:table-cell>
              <table:table-cell office:value-type="float" office:value="0.891429">
                <text:p>0.8914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6857">
                <text:p>0.866857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781714">
                <text:p>0.781714</text:p>
              </table:table-cell>
              <table:table-cell office:value-type="float" office:value="0.848686">
                <text:p>0.848686</text:p>
              </table:table-cell>
              <table:table-cell office:value-type="float" office:value="0.856">
                <text:p>0.856</text:p>
              </table:table-cell>
              <table:table-cell office:value-type="float" office:value="0.860343">
                <text:p>0.860343</text:p>
              </table:table-cell>
              <table:table-cell office:value-type="float" office:value="0.866286">
                <text:p>0.866286</text:p>
              </table:table-cell>
              <table:table-cell office:value-type="float" office:value="0.872">
                <text:p>0.872</text:p>
              </table:table-cell>
              <table:table-cell office:value-type="float" office:value="0.879771">
                <text:p>0.879771</text:p>
              </table:table-cell>
              <table:table-cell office:value-type="float" office:value="0.887086">
                <text:p>0.8870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4389">
                <text:p>0.864389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802514">
                <text:p>0.802514</text:p>
              </table:table-cell>
              <table:table-cell office:value-type="float" office:value="0.851657">
                <text:p>0.851657</text:p>
              </table:table-cell>
              <table:table-cell office:value-type="float" office:value="0.856457">
                <text:p>0.856457</text:p>
              </table:table-cell>
              <table:table-cell office:value-type="float" office:value="0.864">
                <text:p>0.864</text:p>
              </table:table-cell>
              <table:table-cell office:value-type="float" office:value="0.868343">
                <text:p>0.868343</text:p>
              </table:table-cell>
              <table:table-cell office:value-type="float" office:value="0.873371">
                <text:p>0.873371</text:p>
              </table:table-cell>
              <table:table-cell office:value-type="float" office:value="0.88">
                <text:p>0.88</text:p>
              </table:table-cell>
              <table:table-cell office:value-type="float" office:value="0.886171">
                <text:p>0.886171</text:p>
              </table:table-cell>
              <table:table-cell office:value-type="float" office:value="0.895771">
                <text:p>0.895771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7429">
                <text:p>0.867429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811429">
                <text:p>0.811429</text:p>
              </table:table-cell>
              <table:table-cell office:value-type="float" office:value="0.853714">
                <text:p>0.853714</text:p>
              </table:table-cell>
              <table:table-cell office:value-type="float" office:value="0.8592">
                <text:p>0.8592</text:p>
              </table:table-cell>
              <table:table-cell office:value-type="float" office:value="0.864">
                <text:p>0.864</text:p>
              </table:table-cell>
              <table:table-cell office:value-type="float" office:value="0.8704">
                <text:p>0.8704</text:p>
              </table:table-cell>
              <table:table-cell office:value-type="float" office:value="0.876343">
                <text:p>0.876343</text:p>
              </table:table-cell>
              <table:table-cell office:value-type="float" office:value="0.88">
                <text:p>0.88</text:p>
              </table:table-cell>
              <table:table-cell office:value-type="float" office:value="0.888914">
                <text:p>0.8889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795429">
                <text:p>0.795429</text:p>
              </table:table-cell>
              <table:table-cell office:value-type="float" office:value="0.8512">
                <text:p>0.8512</text:p>
              </table:table-cell>
              <table:table-cell office:value-type="float" office:value="0.858057">
                <text:p>0.858057</text:p>
              </table:table-cell>
              <table:table-cell office:value-type="float" office:value="0.864">
                <text:p>0.864</text:p>
              </table:table-cell>
              <table:table-cell office:value-type="float" office:value="0.8688">
                <text:p>0.8688</text:p>
              </table:table-cell>
              <table:table-cell office:value-type="float" office:value="0.877029">
                <text:p>0.877029</text:p>
              </table:table-cell>
              <table:table-cell office:value-type="float" office:value="0.880457">
                <text:p>0.880457</text:p>
              </table:table-cell>
              <table:table-cell office:value-type="float" office:value="0.890286">
                <text:p>0.8902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7726">
                <text:p>0.867726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780343">
                <text:p>0.780343</text:p>
              </table:table-cell>
              <table:table-cell office:value-type="float" office:value="0.847771">
                <text:p>0.847771</text:p>
              </table:table-cell>
              <table:table-cell office:value-type="float" office:value="0.856">
                <text:p>0.856</text:p>
              </table:table-cell>
              <table:table-cell office:value-type="float" office:value="0.861943">
                <text:p>0.861943</text:p>
              </table:table-cell>
              <table:table-cell office:value-type="float" office:value="0.866514">
                <text:p>0.866514</text:p>
              </table:table-cell>
              <table:table-cell office:value-type="float" office:value="0.874514">
                <text:p>0.874514</text:p>
              </table:table-cell>
              <table:table-cell office:value-type="float" office:value="0.88">
                <text:p>0.88</text:p>
              </table:table-cell>
              <table:table-cell office:value-type="float" office:value="0.887086">
                <text:p>0.8870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4617">
                <text:p>0.864617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774629">
                <text:p>0.774629</text:p>
              </table:table-cell>
              <table:table-cell office:value-type="float" office:value="0.848914">
                <text:p>0.848914</text:p>
              </table:table-cell>
              <table:table-cell office:value-type="float" office:value="0.856">
                <text:p>0.856</text:p>
              </table:table-cell>
              <table:table-cell office:value-type="float" office:value="0.862629">
                <text:p>0.862629</text:p>
              </table:table-cell>
              <table:table-cell office:value-type="float" office:value="0.867886">
                <text:p>0.867886</text:p>
              </table:table-cell>
              <table:table-cell office:value-type="float" office:value="0.8752">
                <text:p>0.8752</text:p>
              </table:table-cell>
              <table:table-cell office:value-type="float" office:value="0.88">
                <text:p>0.88</text:p>
              </table:table-cell>
              <table:table-cell office:value-type="float" office:value="0.887771">
                <text:p>0.887771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4503">
                <text:p>0.864503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793143">
                <text:p>0.793143</text:p>
              </table:table-cell>
              <table:table-cell office:value-type="float" office:value="0.848">
                <text:p>0.848</text:p>
              </table:table-cell>
              <table:table-cell office:value-type="float" office:value="0.854629">
                <text:p>0.854629</text:p>
              </table:table-cell>
              <table:table-cell office:value-type="float" office:value="0.8608">
                <text:p>0.8608</text:p>
              </table:table-cell>
              <table:table-cell office:value-type="float" office:value="0.866514">
                <text:p>0.866514</text:p>
              </table:table-cell>
              <table:table-cell office:value-type="float" office:value="0.872">
                <text:p>0.872</text:p>
              </table:table-cell>
              <table:table-cell office:value-type="float" office:value="0.88">
                <text:p>0.88</text:p>
              </table:table-cell>
              <table:table-cell office:value-type="float" office:value="0.886629">
                <text:p>0.8866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5371">
                <text:p>0.865371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828343">
                <text:p>0.828343</text:p>
              </table:table-cell>
              <table:table-cell office:value-type="float" office:value="0.848">
                <text:p>0.848</text:p>
              </table:table-cell>
              <table:table-cell office:value-type="float" office:value="0.854857">
                <text:p>0.854857</text:p>
              </table:table-cell>
              <table:table-cell office:value-type="float" office:value="0.8592">
                <text:p>0.8592</text:p>
              </table:table-cell>
              <table:table-cell office:value-type="float" office:value="0.864">
                <text:p>0.864</text:p>
              </table:table-cell>
              <table:table-cell office:value-type="float" office:value="0.871086">
                <text:p>0.871086</text:p>
              </table:table-cell>
              <table:table-cell office:value-type="float" office:value="0.879543">
                <text:p>0.879543</text:p>
              </table:table-cell>
              <table:table-cell office:value-type="float" office:value="0.886857">
                <text:p>0.886857</text:p>
              </table:table-cell>
              <table:table-cell office:value-type="float" office:value="0.895543">
                <text:p>0.895543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8343">
                <text:p>0.86834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48571">
                <text:p>0.748571</text:p>
              </table:table-cell>
              <table:table-cell office:value-type="float" office:value="0.845029">
                <text:p>0.845029</text:p>
              </table:table-cell>
              <table:table-cell office:value-type="float" office:value="0.8544">
                <text:p>0.8544</text:p>
              </table:table-cell>
              <table:table-cell office:value-type="float" office:value="0.861029">
                <text:p>0.861029</text:p>
              </table:table-cell>
              <table:table-cell office:value-type="float" office:value="0.864686">
                <text:p>0.864686</text:p>
              </table:table-cell>
              <table:table-cell office:value-type="float" office:value="0.872">
                <text:p>0.872</text:p>
              </table:table-cell>
              <table:table-cell office:value-type="float" office:value="0.878171">
                <text:p>0.878171</text:p>
              </table:table-cell>
              <table:table-cell office:value-type="float" office:value="0.885257">
                <text:p>0.885257</text:p>
              </table:table-cell>
              <table:table-cell office:value-type="float" office:value="0.8944">
                <text:p>0.894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9954">
                <text:p>0.859954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724571">
                <text:p>0.724571</text:p>
              </table:table-cell>
              <table:table-cell office:value-type="float" office:value="0.8416">
                <text:p>0.8416</text:p>
              </table:table-cell>
              <table:table-cell office:value-type="float" office:value="0.852571">
                <text:p>0.852571</text:p>
              </table:table-cell>
              <table:table-cell office:value-type="float" office:value="0.858514">
                <text:p>0.858514</text:p>
              </table:table-cell>
              <table:table-cell office:value-type="float" office:value="0.864">
                <text:p>0.864</text:p>
              </table:table-cell>
              <table:table-cell office:value-type="float" office:value="0.869486">
                <text:p>0.869486</text:p>
              </table:table-cell>
              <table:table-cell office:value-type="float" office:value="0.875886">
                <text:p>0.875886</text:p>
              </table:table-cell>
              <table:table-cell office:value-type="float" office:value="0.885029">
                <text:p>0.885029</text:p>
              </table:table-cell>
              <table:table-cell office:value-type="float" office:value="0.895086">
                <text:p>0.8950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6274">
                <text:p>0.856274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770057">
                <text:p>0.770057</text:p>
              </table:table-cell>
              <table:table-cell office:value-type="float" office:value="0.841829">
                <text:p>0.841829</text:p>
              </table:table-cell>
              <table:table-cell office:value-type="float" office:value="0.852343">
                <text:p>0.852343</text:p>
              </table:table-cell>
              <table:table-cell office:value-type="float" office:value="0.858971">
                <text:p>0.858971</text:p>
              </table:table-cell>
              <table:table-cell office:value-type="float" office:value="0.865143">
                <text:p>0.865143</text:p>
              </table:table-cell>
              <table:table-cell office:value-type="float" office:value="0.872">
                <text:p>0.872</text:p>
              </table:table-cell>
              <table:table-cell office:value-type="float" office:value="0.877943">
                <text:p>0.877943</text:p>
              </table:table-cell>
              <table:table-cell office:value-type="float" office:value="0.884114">
                <text:p>0.884114</text:p>
              </table:table-cell>
              <table:table-cell office:value-type="float" office:value="0.893257">
                <text:p>0.8932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1166">
                <text:p>0.861166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721371">
                <text:p>0.721371</text:p>
              </table:table-cell>
              <table:table-cell office:value-type="float" office:value="0.836571">
                <text:p>0.836571</text:p>
              </table:table-cell>
              <table:table-cell office:value-type="float" office:value="0.849829">
                <text:p>0.849829</text:p>
              </table:table-cell>
              <table:table-cell office:value-type="float" office:value="0.8576">
                <text:p>0.8576</text:p>
              </table:table-cell>
              <table:table-cell office:value-type="float" office:value="0.864">
                <text:p>0.864</text:p>
              </table:table-cell>
              <table:table-cell office:value-type="float" office:value="0.871086">
                <text:p>0.871086</text:p>
              </table:table-cell>
              <table:table-cell office:value-type="float" office:value="0.876343">
                <text:p>0.876343</text:p>
              </table:table-cell>
              <table:table-cell office:value-type="float" office:value="0.885029">
                <text:p>0.885029</text:p>
              </table:table-cell>
              <table:table-cell office:value-type="float" office:value="0.893486">
                <text:p>0.8934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5131">
                <text:p>0.855131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72">
                <text:p>0.72</text:p>
              </table:table-cell>
              <table:table-cell office:value-type="float" office:value="0.840457">
                <text:p>0.840457</text:p>
              </table:table-cell>
              <table:table-cell office:value-type="float" office:value="0.8528">
                <text:p>0.8528</text:p>
              </table:table-cell>
              <table:table-cell office:value-type="float" office:value="0.861714">
                <text:p>0.861714</text:p>
              </table:table-cell>
              <table:table-cell office:value-type="float" office:value="0.866057">
                <text:p>0.866057</text:p>
              </table:table-cell>
              <table:table-cell office:value-type="float" office:value="0.872457">
                <text:p>0.872457</text:p>
              </table:table-cell>
              <table:table-cell office:value-type="float" office:value="0.88">
                <text:p>0.88</text:p>
              </table:table-cell>
              <table:table-cell office:value-type="float" office:value="0.887314">
                <text:p>0.8873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728">
                <text:p>0.85728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753371">
                <text:p>0.753371</text:p>
              </table:table-cell>
              <table:table-cell office:value-type="float" office:value="0.843657">
                <text:p>0.843657</text:p>
              </table:table-cell>
              <table:table-cell office:value-type="float" office:value="0.854857">
                <text:p>0.854857</text:p>
              </table:table-cell>
              <table:table-cell office:value-type="float" office:value="0.861714">
                <text:p>0.861714</text:p>
              </table:table-cell>
              <table:table-cell office:value-type="float" office:value="0.864">
                <text:p>0.864</text:p>
              </table:table-cell>
              <table:table-cell office:value-type="float" office:value="0.871771">
                <text:p>0.871771</text:p>
              </table:table-cell>
              <table:table-cell office:value-type="float" office:value="0.877943">
                <text:p>0.877943</text:p>
              </table:table-cell>
              <table:table-cell office:value-type="float" office:value="0.885714">
                <text:p>0.885714</text:p>
              </table:table-cell>
              <table:table-cell office:value-type="float" office:value="0.895086">
                <text:p>0.8950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0411">
                <text:p>0.860411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750857">
                <text:p>0.750857</text:p>
              </table:table-cell>
              <table:table-cell office:value-type="float" office:value="0.847086">
                <text:p>0.847086</text:p>
              </table:table-cell>
              <table:table-cell office:value-type="float" office:value="0.856">
                <text:p>0.856</text:p>
              </table:table-cell>
              <table:table-cell office:value-type="float" office:value="0.863771">
                <text:p>0.863771</text:p>
              </table:table-cell>
              <table:table-cell office:value-type="float" office:value="0.865143">
                <text:p>0.865143</text:p>
              </table:table-cell>
              <table:table-cell office:value-type="float" office:value="0.872457">
                <text:p>0.872457</text:p>
              </table:table-cell>
              <table:table-cell office:value-type="float" office:value="0.88">
                <text:p>0.88</text:p>
              </table:table-cell>
              <table:table-cell office:value-type="float" office:value="0.888229">
                <text:p>0.8882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1554">
                <text:p>0.861554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755429">
                <text:p>0.755429</text:p>
              </table:table-cell>
              <table:table-cell office:value-type="float" office:value="0.845943">
                <text:p>0.845943</text:p>
              </table:table-cell>
              <table:table-cell office:value-type="float" office:value="0.856">
                <text:p>0.856</text:p>
              </table:table-cell>
              <table:table-cell office:value-type="float" office:value="0.8624">
                <text:p>0.8624</text:p>
              </table:table-cell>
              <table:table-cell office:value-type="float" office:value="0.866286">
                <text:p>0.866286</text:p>
              </table:table-cell>
              <table:table-cell office:value-type="float" office:value="0.874514">
                <text:p>0.874514</text:p>
              </table:table-cell>
              <table:table-cell office:value-type="float" office:value="0.88">
                <text:p>0.88</text:p>
              </table:table-cell>
              <table:table-cell office:value-type="float" office:value="0.888686">
                <text:p>0.8886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2126">
                <text:p>0.862126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751314">
                <text:p>0.751314</text:p>
              </table:table-cell>
              <table:table-cell office:value-type="float" office:value="0.845943">
                <text:p>0.845943</text:p>
              </table:table-cell>
              <table:table-cell office:value-type="float" office:value="0.856">
                <text:p>0.856</text:p>
              </table:table-cell>
              <table:table-cell office:value-type="float" office:value="0.8624">
                <text:p>0.8624</text:p>
              </table:table-cell>
              <table:table-cell office:value-type="float" office:value="0.866743">
                <text:p>0.866743</text:p>
              </table:table-cell>
              <table:table-cell office:value-type="float" office:value="0.872457">
                <text:p>0.872457</text:p>
              </table:table-cell>
              <table:table-cell office:value-type="float" office:value="0.88">
                <text:p>0.88</text:p>
              </table:table-cell>
              <table:table-cell office:value-type="float" office:value="0.884114">
                <text:p>0.8841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1097">
                <text:p>0.861097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636343">
                <text:p>0.636343</text:p>
              </table:table-cell>
              <table:table-cell office:value-type="float" office:value="0.841371">
                <text:p>0.841371</text:p>
              </table:table-cell>
              <table:table-cell office:value-type="float" office:value="0.854857">
                <text:p>0.854857</text:p>
              </table:table-cell>
              <table:table-cell office:value-type="float" office:value="0.860571">
                <text:p>0.860571</text:p>
              </table:table-cell>
              <table:table-cell office:value-type="float" office:value="0.866057">
                <text:p>0.866057</text:p>
              </table:table-cell>
              <table:table-cell office:value-type="float" office:value="0.874971">
                <text:p>0.874971</text:p>
              </table:table-cell>
              <table:table-cell office:value-type="float" office:value="0.88">
                <text:p>0.88</text:p>
              </table:table-cell>
              <table:table-cell office:value-type="float" office:value="0.8896">
                <text:p>0.8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49577">
                <text:p>0.84957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5952">
                <text:p>0.5952</text:p>
              </table:table-cell>
              <table:table-cell office:value-type="float" office:value="0.814857">
                <text:p>0.814857</text:p>
              </table:table-cell>
              <table:table-cell office:value-type="float" office:value="0.851429">
                <text:p>0.851429</text:p>
              </table:table-cell>
              <table:table-cell office:value-type="float" office:value="0.857829">
                <text:p>0.857829</text:p>
              </table:table-cell>
              <table:table-cell office:value-type="float" office:value="0.864">
                <text:p>0.864</text:p>
              </table:table-cell>
              <table:table-cell office:value-type="float" office:value="0.872">
                <text:p>0.872</text:p>
              </table:table-cell>
              <table:table-cell office:value-type="float" office:value="0.879086">
                <text:p>0.879086</text:p>
              </table:table-cell>
              <table:table-cell office:value-type="float" office:value="0.885029">
                <text:p>0.885029</text:p>
              </table:table-cell>
              <table:table-cell office:value-type="float" office:value="0.895314">
                <text:p>0.8953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41074">
                <text:p>0.841074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567543">
                <text:p>0.567543</text:p>
              </table:table-cell>
              <table:table-cell office:value-type="float" office:value="0.797029">
                <text:p>0.797029</text:p>
              </table:table-cell>
              <table:table-cell office:value-type="float" office:value="0.851429">
                <text:p>0.851429</text:p>
              </table:table-cell>
              <table:table-cell office:value-type="float" office:value="0.858743">
                <text:p>0.858743</text:p>
              </table:table-cell>
              <table:table-cell office:value-type="float" office:value="0.866971">
                <text:p>0.866971</text:p>
              </table:table-cell>
              <table:table-cell office:value-type="float" office:value="0.873143">
                <text:p>0.873143</text:p>
              </table:table-cell>
              <table:table-cell office:value-type="float" office:value="0.88">
                <text:p>0.88</text:p>
              </table:table-cell>
              <table:table-cell office:value-type="float" office:value="0.887314">
                <text:p>0.8873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37417">
                <text:p>0.837417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697829">
                <text:p>0.697829</text:p>
              </table:table-cell>
              <table:table-cell office:value-type="float" office:value="0.846629">
                <text:p>0.846629</text:p>
              </table:table-cell>
              <table:table-cell office:value-type="float" office:value="0.856914">
                <text:p>0.856914</text:p>
              </table:table-cell>
              <table:table-cell office:value-type="float" office:value="0.864">
                <text:p>0.864</text:p>
              </table:table-cell>
              <table:table-cell office:value-type="float" office:value="0.871314">
                <text:p>0.871314</text:p>
              </table:table-cell>
              <table:table-cell office:value-type="float" office:value="0.8768">
                <text:p>0.8768</text:p>
              </table:table-cell>
              <table:table-cell office:value-type="float" office:value="0.882057">
                <text:p>0.882057</text:p>
              </table:table-cell>
              <table:table-cell office:value-type="float" office:value="0.8928">
                <text:p>0.8928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8034">
                <text:p>0.858034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797486">
                <text:p>0.797486</text:p>
              </table:table-cell>
              <table:table-cell office:value-type="float" office:value="0.8512">
                <text:p>0.8512</text:p>
              </table:table-cell>
              <table:table-cell office:value-type="float" office:value="0.856">
                <text:p>0.856</text:p>
              </table:table-cell>
              <table:table-cell office:value-type="float" office:value="0.863543">
                <text:p>0.863543</text:p>
              </table:table-cell>
              <table:table-cell office:value-type="float" office:value="0.869257">
                <text:p>0.869257</text:p>
              </table:table-cell>
              <table:table-cell office:value-type="float" office:value="0.873371">
                <text:p>0.873371</text:p>
              </table:table-cell>
              <table:table-cell office:value-type="float" office:value="0.88">
                <text:p>0.88</text:p>
              </table:table-cell>
              <table:table-cell office:value-type="float" office:value="0.888229">
                <text:p>0.8882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7109">
                <text:p>0.867109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789486">
                <text:p>0.789486</text:p>
              </table:table-cell>
              <table:table-cell office:value-type="float" office:value="0.851886">
                <text:p>0.851886</text:p>
              </table:table-cell>
              <table:table-cell office:value-type="float" office:value="0.856">
                <text:p>0.856</text:p>
              </table:table-cell>
              <table:table-cell office:value-type="float" office:value="0.862629">
                <text:p>0.862629</text:p>
              </table:table-cell>
              <table:table-cell office:value-type="float" office:value="0.8688">
                <text:p>0.8688</text:p>
              </table:table-cell>
              <table:table-cell office:value-type="float" office:value="0.873143">
                <text:p>0.873143</text:p>
              </table:table-cell>
              <table:table-cell office:value-type="float" office:value="0.88">
                <text:p>0.88</text:p>
              </table:table-cell>
              <table:table-cell office:value-type="float" office:value="0.886171">
                <text:p>0.886171</text:p>
              </table:table-cell>
              <table:table-cell office:value-type="float" office:value="0.895314">
                <text:p>0.8953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5943">
                <text:p>0.865943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758857">
                <text:p>0.758857</text:p>
              </table:table-cell>
              <table:table-cell office:value-type="float" office:value="0.8496">
                <text:p>0.8496</text:p>
              </table:table-cell>
              <table:table-cell office:value-type="float" office:value="0.856">
                <text:p>0.856</text:p>
              </table:table-cell>
              <table:table-cell office:value-type="float" office:value="0.863314">
                <text:p>0.863314</text:p>
              </table:table-cell>
              <table:table-cell office:value-type="float" office:value="0.869486">
                <text:p>0.869486</text:p>
              </table:table-cell>
              <table:table-cell office:value-type="float" office:value="0.873143">
                <text:p>0.873143</text:p>
              </table:table-cell>
              <table:table-cell office:value-type="float" office:value="0.88">
                <text:p>0.88</text:p>
              </table:table-cell>
              <table:table-cell office:value-type="float" office:value="0.888">
                <text:p>0.888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304">
                <text:p>0.86304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793371">
                <text:p>0.793371</text:p>
              </table:table-cell>
              <table:table-cell office:value-type="float" office:value="0.852343">
                <text:p>0.852343</text:p>
              </table:table-cell>
              <table:table-cell office:value-type="float" office:value="0.8592">
                <text:p>0.8592</text:p>
              </table:table-cell>
              <table:table-cell office:value-type="float" office:value="0.864">
                <text:p>0.864</text:p>
              </table:table-cell>
              <table:table-cell office:value-type="float" office:value="0.871771">
                <text:p>0.871771</text:p>
              </table:table-cell>
              <table:table-cell office:value-type="float" office:value="0.872914">
                <text:p>0.872914</text:p>
              </table:table-cell>
              <table:table-cell office:value-type="float" office:value="0.880457">
                <text:p>0.880457</text:p>
              </table:table-cell>
              <table:table-cell office:value-type="float" office:value="0.8912">
                <text:p>0.8912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7726">
                <text:p>0.867726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7968">
                <text:p>0.7968</text:p>
              </table:table-cell>
              <table:table-cell office:value-type="float" office:value="0.850743">
                <text:p>0.850743</text:p>
              </table:table-cell>
              <table:table-cell office:value-type="float" office:value="0.857829">
                <text:p>0.857829</text:p>
              </table:table-cell>
              <table:table-cell office:value-type="float" office:value="0.864">
                <text:p>0.864</text:p>
              </table:table-cell>
              <table:table-cell office:value-type="float" office:value="0.869714">
                <text:p>0.869714</text:p>
              </table:table-cell>
              <table:table-cell office:value-type="float" office:value="0.872">
                <text:p>0.872</text:p>
              </table:table-cell>
              <table:table-cell office:value-type="float" office:value="0.880914">
                <text:p>0.880914</text:p>
              </table:table-cell>
              <table:table-cell office:value-type="float" office:value="0.891886">
                <text:p>0.8918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7589">
                <text:p>0.867589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825371">
                <text:p>0.825371</text:p>
              </table:table-cell>
              <table:table-cell office:value-type="float" office:value="0.853257">
                <text:p>0.853257</text:p>
              </table:table-cell>
              <table:table-cell office:value-type="float" office:value="0.858971">
                <text:p>0.858971</text:p>
              </table:table-cell>
              <table:table-cell office:value-type="float" office:value="0.864">
                <text:p>0.864</text:p>
              </table:table-cell>
              <table:table-cell office:value-type="float" office:value="0.871314">
                <text:p>0.871314</text:p>
              </table:table-cell>
              <table:table-cell office:value-type="float" office:value="0.8752">
                <text:p>0.8752</text:p>
              </table:table-cell>
              <table:table-cell office:value-type="float" office:value="0.882286">
                <text:p>0.882286</text:p>
              </table:table-cell>
              <table:table-cell office:value-type="float" office:value="0.893029">
                <text:p>0.8930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1543">
                <text:p>0.871543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832686">
                <text:p>0.832686</text:p>
              </table:table-cell>
              <table:table-cell office:value-type="float" office:value="0.854629">
                <text:p>0.854629</text:p>
              </table:table-cell>
              <table:table-cell office:value-type="float" office:value="0.861486">
                <text:p>0.861486</text:p>
              </table:table-cell>
              <table:table-cell office:value-type="float" office:value="0.866971">
                <text:p>0.866971</text:p>
              </table:table-cell>
              <table:table-cell office:value-type="float" office:value="0.872">
                <text:p>0.872</text:p>
              </table:table-cell>
              <table:table-cell office:value-type="float" office:value="0.879771">
                <text:p>0.879771</text:p>
              </table:table-cell>
              <table:table-cell office:value-type="float" office:value="0.885486">
                <text:p>0.885486</text:p>
              </table:table-cell>
              <table:table-cell office:value-type="float" office:value="0.895086">
                <text:p>0.8950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4011">
                <text:p>0.87401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8192">
                <text:p>0.8192</text:p>
              </table:table-cell>
              <table:table-cell office:value-type="float" office:value="0.856">
                <text:p>0.856</text:p>
              </table:table-cell>
              <table:table-cell office:value-type="float" office:value="0.863771">
                <text:p>0.863771</text:p>
              </table:table-cell>
              <table:table-cell office:value-type="float" office:value="0.8672">
                <text:p>0.8672</text:p>
              </table:table-cell>
              <table:table-cell office:value-type="float" office:value="0.872">
                <text:p>0.872</text:p>
              </table:table-cell>
              <table:table-cell office:value-type="float" office:value="0.88">
                <text:p>0.88</text:p>
              </table:table-cell>
              <table:table-cell office:value-type="float" office:value="0.885714">
                <text:p>0.885714</text:p>
              </table:table-cell>
              <table:table-cell office:value-type="float" office:value="0.895543">
                <text:p>0.895543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3143">
                <text:p>0.873143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822857">
                <text:p>0.822857</text:p>
              </table:table-cell>
              <table:table-cell office:value-type="float" office:value="0.856">
                <text:p>0.856</text:p>
              </table:table-cell>
              <table:table-cell office:value-type="float" office:value="0.863314">
                <text:p>0.863314</text:p>
              </table:table-cell>
              <table:table-cell office:value-type="float" office:value="0.867429">
                <text:p>0.867429</text:p>
              </table:table-cell>
              <table:table-cell office:value-type="float" office:value="0.872">
                <text:p>0.872</text:p>
              </table:table-cell>
              <table:table-cell office:value-type="float" office:value="0.877943">
                <text:p>0.877943</text:p>
              </table:table-cell>
              <table:table-cell office:value-type="float" office:value="0.883886">
                <text:p>0.883886</text:p>
              </table:table-cell>
              <table:table-cell office:value-type="float" office:value="0.894629">
                <text:p>0.8946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3006">
                <text:p>0.873006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815543">
                <text:p>0.815543</text:p>
              </table:table-cell>
              <table:table-cell office:value-type="float" office:value="0.856">
                <text:p>0.856</text:p>
              </table:table-cell>
              <table:table-cell office:value-type="float" office:value="0.8624">
                <text:p>0.8624</text:p>
              </table:table-cell>
              <table:table-cell office:value-type="float" office:value="0.865143">
                <text:p>0.865143</text:p>
              </table:table-cell>
              <table:table-cell office:value-type="float" office:value="0.872">
                <text:p>0.872</text:p>
              </table:table-cell>
              <table:table-cell office:value-type="float" office:value="0.8752">
                <text:p>0.8752</text:p>
              </table:table-cell>
              <table:table-cell office:value-type="float" office:value="0.882514">
                <text:p>0.882514</text:p>
              </table:table-cell>
              <table:table-cell office:value-type="float" office:value="0.8912">
                <text:p>0.8912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12">
                <text:p>0.8712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824457">
                <text:p>0.824457</text:p>
              </table:table-cell>
              <table:table-cell office:value-type="float" office:value="0.8544">
                <text:p>0.8544</text:p>
              </table:table-cell>
              <table:table-cell office:value-type="float" office:value="0.863314">
                <text:p>0.863314</text:p>
              </table:table-cell>
              <table:table-cell office:value-type="float" office:value="0.866057">
                <text:p>0.866057</text:p>
              </table:table-cell>
              <table:table-cell office:value-type="float" office:value="0.872">
                <text:p>0.872</text:p>
              </table:table-cell>
              <table:table-cell office:value-type="float" office:value="0.877029">
                <text:p>0.877029</text:p>
              </table:table-cell>
              <table:table-cell office:value-type="float" office:value="0.882286">
                <text:p>0.882286</text:p>
              </table:table-cell>
              <table:table-cell office:value-type="float" office:value="0.892114">
                <text:p>0.8921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2366">
                <text:p>0.872366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822629">
                <text:p>0.822629</text:p>
              </table:table-cell>
              <table:table-cell office:value-type="float" office:value="0.855086">
                <text:p>0.855086</text:p>
              </table:table-cell>
              <table:table-cell office:value-type="float" office:value="0.863771">
                <text:p>0.863771</text:p>
              </table:table-cell>
              <table:table-cell office:value-type="float" office:value="0.869257">
                <text:p>0.869257</text:p>
              </table:table-cell>
              <table:table-cell office:value-type="float" office:value="0.872">
                <text:p>0.872</text:p>
              </table:table-cell>
              <table:table-cell office:value-type="float" office:value="0.878629">
                <text:p>0.878629</text:p>
              </table:table-cell>
              <table:table-cell office:value-type="float" office:value="0.882514">
                <text:p>0.882514</text:p>
              </table:table-cell>
              <table:table-cell office:value-type="float" office:value="0.891657">
                <text:p>0.8916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2754">
                <text:p>0.872754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815086">
                <text:p>0.815086</text:p>
              </table:table-cell>
              <table:table-cell office:value-type="float" office:value="0.8544">
                <text:p>0.8544</text:p>
              </table:table-cell>
              <table:table-cell office:value-type="float" office:value="0.8624">
                <text:p>0.8624</text:p>
              </table:table-cell>
              <table:table-cell office:value-type="float" office:value="0.868114">
                <text:p>0.868114</text:p>
              </table:table-cell>
              <table:table-cell office:value-type="float" office:value="0.872">
                <text:p>0.872</text:p>
              </table:table-cell>
              <table:table-cell office:value-type="float" office:value="0.879314">
                <text:p>0.879314</text:p>
              </table:table-cell>
              <table:table-cell office:value-type="float" office:value="0.884114">
                <text:p>0.884114</text:p>
              </table:table-cell>
              <table:table-cell office:value-type="float" office:value="0.8944">
                <text:p>0.894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2183">
                <text:p>0.872183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812571">
                <text:p>0.812571</text:p>
              </table:table-cell>
              <table:table-cell office:value-type="float" office:value="0.852114">
                <text:p>0.852114</text:p>
              </table:table-cell>
              <table:table-cell office:value-type="float" office:value="0.861257">
                <text:p>0.861257</text:p>
              </table:table-cell>
              <table:table-cell office:value-type="float" office:value="0.866286">
                <text:p>0.866286</text:p>
              </table:table-cell>
              <table:table-cell office:value-type="float" office:value="0.872">
                <text:p>0.872</text:p>
              </table:table-cell>
              <table:table-cell office:value-type="float" office:value="0.875429">
                <text:p>0.875429</text:p>
              </table:table-cell>
              <table:table-cell office:value-type="float" office:value="0.880457">
                <text:p>0.880457</text:p>
              </table:table-cell>
              <table:table-cell office:value-type="float" office:value="0.8896">
                <text:p>0.8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0171">
                <text:p>0.870171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813257">
                <text:p>0.813257</text:p>
              </table:table-cell>
              <table:table-cell office:value-type="float" office:value="0.850286">
                <text:p>0.850286</text:p>
              </table:table-cell>
              <table:table-cell office:value-type="float" office:value="0.859886">
                <text:p>0.859886</text:p>
              </table:table-cell>
              <table:table-cell office:value-type="float" office:value="0.8656">
                <text:p>0.8656</text:p>
              </table:table-cell>
              <table:table-cell office:value-type="float" office:value="0.872">
                <text:p>0.872</text:p>
              </table:table-cell>
              <table:table-cell office:value-type="float" office:value="0.875429">
                <text:p>0.875429</text:p>
              </table:table-cell>
              <table:table-cell office:value-type="float" office:value="0.882057">
                <text:p>0.882057</text:p>
              </table:table-cell>
              <table:table-cell office:value-type="float" office:value="0.890971">
                <text:p>0.890971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0149">
                <text:p>0.870149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7792">
                <text:p>0.7792</text:p>
              </table:table-cell>
              <table:table-cell office:value-type="float" office:value="0.850286">
                <text:p>0.850286</text:p>
              </table:table-cell>
              <table:table-cell office:value-type="float" office:value="0.8592">
                <text:p>0.8592</text:p>
              </table:table-cell>
              <table:table-cell office:value-type="float" office:value="0.864">
                <text:p>0.864</text:p>
              </table:table-cell>
              <table:table-cell office:value-type="float" office:value="0.869029">
                <text:p>0.869029</text:p>
              </table:table-cell>
              <table:table-cell office:value-type="float" office:value="0.874514">
                <text:p>0.874514</text:p>
              </table:table-cell>
              <table:table-cell office:value-type="float" office:value="0.881143">
                <text:p>0.881143</text:p>
              </table:table-cell>
              <table:table-cell office:value-type="float" office:value="0.890743">
                <text:p>0.890743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6011">
                <text:p>0.866011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805714">
                <text:p>0.805714</text:p>
              </table:table-cell>
              <table:table-cell office:value-type="float" office:value="0.853714">
                <text:p>0.853714</text:p>
              </table:table-cell>
              <table:table-cell office:value-type="float" office:value="0.8624">
                <text:p>0.8624</text:p>
              </table:table-cell>
              <table:table-cell office:value-type="float" office:value="0.864914">
                <text:p>0.864914</text:p>
              </table:table-cell>
              <table:table-cell office:value-type="float" office:value="0.872">
                <text:p>0.872</text:p>
              </table:table-cell>
              <table:table-cell office:value-type="float" office:value="0.8752">
                <text:p>0.8752</text:p>
              </table:table-cell>
              <table:table-cell office:value-type="float" office:value="0.8816">
                <text:p>0.8816</text:p>
              </table:table-cell>
              <table:table-cell office:value-type="float" office:value="0.8912">
                <text:p>0.8912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9874">
                <text:p>0.86987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6057">
                <text:p>0.786057</text:p>
              </table:table-cell>
              <table:table-cell office:value-type="float" office:value="0.854629">
                <text:p>0.854629</text:p>
              </table:table-cell>
              <table:table-cell office:value-type="float" office:value="0.862629">
                <text:p>0.862629</text:p>
              </table:table-cell>
              <table:table-cell office:value-type="float" office:value="0.866057">
                <text:p>0.866057</text:p>
              </table:table-cell>
              <table:table-cell office:value-type="float" office:value="0.872457">
                <text:p>0.872457</text:p>
              </table:table-cell>
              <table:table-cell office:value-type="float" office:value="0.88">
                <text:p>0.88</text:p>
              </table:table-cell>
              <table:table-cell office:value-type="float" office:value="0.885029">
                <text:p>0.885029</text:p>
              </table:table-cell>
              <table:table-cell office:value-type="float" office:value="0.893714">
                <text:p>0.8937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9257">
                <text:p>0.869257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8272">
                <text:p>0.8272</text:p>
              </table:table-cell>
              <table:table-cell office:value-type="float" office:value="0.858286">
                <text:p>0.858286</text:p>
              </table:table-cell>
              <table:table-cell office:value-type="float" office:value="0.865143">
                <text:p>0.865143</text:p>
              </table:table-cell>
              <table:table-cell office:value-type="float" office:value="0.872">
                <text:p>0.872</text:p>
              </table:table-cell>
              <table:table-cell office:value-type="float" office:value="0.879086">
                <text:p>0.879086</text:p>
              </table:table-cell>
              <table:table-cell office:value-type="float" office:value="0.88">
                <text:p>0.88</text:p>
              </table:table-cell>
              <table:table-cell office:value-type="float" office:value="0.888">
                <text:p>0.888</text:p>
              </table:table-cell>
              <table:table-cell office:value-type="float" office:value="0.894629">
                <text:p>0.8946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5634">
                <text:p>0.875634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820343">
                <text:p>0.820343</text:p>
              </table:table-cell>
              <table:table-cell office:value-type="float" office:value="0.855314">
                <text:p>0.855314</text:p>
              </table:table-cell>
              <table:table-cell office:value-type="float" office:value="0.863314">
                <text:p>0.863314</text:p>
              </table:table-cell>
              <table:table-cell office:value-type="float" office:value="0.870171">
                <text:p>0.870171</text:p>
              </table:table-cell>
              <table:table-cell office:value-type="float" office:value="0.874971">
                <text:p>0.874971</text:p>
              </table:table-cell>
              <table:table-cell office:value-type="float" office:value="0.88">
                <text:p>0.88</text:p>
              </table:table-cell>
              <table:table-cell office:value-type="float" office:value="0.885029">
                <text:p>0.885029</text:p>
              </table:table-cell>
              <table:table-cell office:value-type="float" office:value="0.891429">
                <text:p>0.8914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3257">
                <text:p>0.873257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795657">
                <text:p>0.795657</text:p>
              </table:table-cell>
              <table:table-cell office:value-type="float" office:value="0.857371">
                <text:p>0.857371</text:p>
              </table:table-cell>
              <table:table-cell office:value-type="float" office:value="0.864">
                <text:p>0.864</text:p>
              </table:table-cell>
              <table:table-cell office:value-type="float" office:value="0.870629">
                <text:p>0.870629</text:p>
              </table:table-cell>
              <table:table-cell office:value-type="float" office:value="0.8736">
                <text:p>0.8736</text:p>
              </table:table-cell>
              <table:table-cell office:value-type="float" office:value="0.88">
                <text:p>0.88</text:p>
              </table:table-cell>
              <table:table-cell office:value-type="float" office:value="0.885257">
                <text:p>0.885257</text:p>
              </table:table-cell>
              <table:table-cell office:value-type="float" office:value="0.891886">
                <text:p>0.8918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104">
                <text:p>0.87104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808686">
                <text:p>0.808686</text:p>
              </table:table-cell>
              <table:table-cell office:value-type="float" office:value="0.858057">
                <text:p>0.858057</text:p>
              </table:table-cell>
              <table:table-cell office:value-type="float" office:value="0.864">
                <text:p>0.864</text:p>
              </table:table-cell>
              <table:table-cell office:value-type="float" office:value="0.869943">
                <text:p>0.869943</text:p>
              </table:table-cell>
              <table:table-cell office:value-type="float" office:value="0.874743">
                <text:p>0.874743</text:p>
              </table:table-cell>
              <table:table-cell office:value-type="float" office:value="0.88">
                <text:p>0.88</text:p>
              </table:table-cell>
              <table:table-cell office:value-type="float" office:value="0.885486">
                <text:p>0.885486</text:p>
              </table:table-cell>
              <table:table-cell office:value-type="float" office:value="0.891429">
                <text:p>0.8914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2434">
                <text:p>0.872434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796114">
                <text:p>0.796114</text:p>
              </table:table-cell>
              <table:table-cell office:value-type="float" office:value="0.858286">
                <text:p>0.858286</text:p>
              </table:table-cell>
              <table:table-cell office:value-type="float" office:value="0.864">
                <text:p>0.864</text:p>
              </table:table-cell>
              <table:table-cell office:value-type="float" office:value="0.871771">
                <text:p>0.871771</text:p>
              </table:table-cell>
              <table:table-cell office:value-type="float" office:value="0.875657">
                <text:p>0.875657</text:p>
              </table:table-cell>
              <table:table-cell office:value-type="float" office:value="0.88">
                <text:p>0.88</text:p>
              </table:table-cell>
              <table:table-cell office:value-type="float" office:value="0.887314">
                <text:p>0.887314</text:p>
              </table:table-cell>
              <table:table-cell office:value-type="float" office:value="0.894857">
                <text:p>0.8948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816686">
                <text:p>0.816686</text:p>
              </table:table-cell>
              <table:table-cell office:value-type="float" office:value="0.8576">
                <text:p>0.8576</text:p>
              </table:table-cell>
              <table:table-cell office:value-type="float" office:value="0.864">
                <text:p>0.864</text:p>
              </table:table-cell>
              <table:table-cell office:value-type="float" office:value="0.8704">
                <text:p>0.8704</text:p>
              </table:table-cell>
              <table:table-cell office:value-type="float" office:value="0.876571">
                <text:p>0.876571</text:p>
              </table:table-cell>
              <table:table-cell office:value-type="float" office:value="0.88">
                <text:p>0.88</text:p>
              </table:table-cell>
              <table:table-cell office:value-type="float" office:value="0.8896">
                <text:p>0.8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4286">
                <text:p>0.874286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783771">
                <text:p>0.783771</text:p>
              </table:table-cell>
              <table:table-cell office:value-type="float" office:value="0.855314">
                <text:p>0.855314</text:p>
              </table:table-cell>
              <table:table-cell office:value-type="float" office:value="0.864">
                <text:p>0.864</text:p>
              </table:table-cell>
              <table:table-cell office:value-type="float" office:value="0.869029">
                <text:p>0.869029</text:p>
              </table:table-cell>
              <table:table-cell office:value-type="float" office:value="0.874971">
                <text:p>0.874971</text:p>
              </table:table-cell>
              <table:table-cell office:value-type="float" office:value="0.88">
                <text:p>0.88</text:p>
              </table:table-cell>
              <table:table-cell office:value-type="float" office:value="0.888">
                <text:p>0.888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0309">
                <text:p>0.870309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720914">
                <text:p>0.720914</text:p>
              </table:table-cell>
              <table:table-cell office:value-type="float" office:value="0.858057">
                <text:p>0.858057</text:p>
              </table:table-cell>
              <table:table-cell office:value-type="float" office:value="0.864">
                <text:p>0.864</text:p>
              </table:table-cell>
              <table:table-cell office:value-type="float" office:value="0.870171">
                <text:p>0.870171</text:p>
              </table:table-cell>
              <table:table-cell office:value-type="float" office:value="0.8752">
                <text:p>0.8752</text:p>
              </table:table-cell>
              <table:table-cell office:value-type="float" office:value="0.88">
                <text:p>0.88</text:p>
              </table:table-cell>
              <table:table-cell office:value-type="float" office:value="0.888">
                <text:p>0.888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4434">
                <text:p>0.864434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6112">
                <text:p>0.6112</text:p>
              </table:table-cell>
              <table:table-cell office:value-type="float" office:value="0.8464">
                <text:p>0.8464</text:p>
              </table:table-cell>
              <table:table-cell office:value-type="float" office:value="0.859657">
                <text:p>0.859657</text:p>
              </table:table-cell>
              <table:table-cell office:value-type="float" office:value="0.864457">
                <text:p>0.864457</text:p>
              </table:table-cell>
              <table:table-cell office:value-type="float" office:value="0.872914">
                <text:p>0.872914</text:p>
              </table:table-cell>
              <table:table-cell office:value-type="float" office:value="0.88">
                <text:p>0.88</text:p>
              </table:table-cell>
              <table:table-cell office:value-type="float" office:value="0.8864">
                <text:p>0.886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0903">
                <text:p>0.85090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672229">
                <text:p>0.672229</text:p>
              </table:table-cell>
              <table:table-cell office:value-type="float" office:value="0.853029">
                <text:p>0.853029</text:p>
              </table:table-cell>
              <table:table-cell office:value-type="float" office:value="0.8608">
                <text:p>0.8608</text:p>
              </table:table-cell>
              <table:table-cell office:value-type="float" office:value="0.864457">
                <text:p>0.864457</text:p>
              </table:table-cell>
              <table:table-cell office:value-type="float" office:value="0.873829">
                <text:p>0.873829</text:p>
              </table:table-cell>
              <table:table-cell office:value-type="float" office:value="0.88">
                <text:p>0.88</text:p>
              </table:table-cell>
              <table:table-cell office:value-type="float" office:value="0.8864">
                <text:p>0.886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7874">
                <text:p>0.857874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64">
                <text:p>0.64</text:p>
              </table:table-cell>
              <table:table-cell office:value-type="float" office:value="0.849371">
                <text:p>0.849371</text:p>
              </table:table-cell>
              <table:table-cell office:value-type="float" office:value="0.859657">
                <text:p>0.859657</text:p>
              </table:table-cell>
              <table:table-cell office:value-type="float" office:value="0.864914">
                <text:p>0.864914</text:p>
              </table:table-cell>
              <table:table-cell office:value-type="float" office:value="0.872457">
                <text:p>0.872457</text:p>
              </table:table-cell>
              <table:table-cell office:value-type="float" office:value="0.88">
                <text:p>0.88</text:p>
              </table:table-cell>
              <table:table-cell office:value-type="float" office:value="0.885257">
                <text:p>0.885257</text:p>
              </table:table-cell>
              <table:table-cell office:value-type="float" office:value="0.895314">
                <text:p>0.8953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3897">
                <text:p>0.853897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630857">
                <text:p>0.630857</text:p>
              </table:table-cell>
              <table:table-cell office:value-type="float" office:value="0.838857">
                <text:p>0.838857</text:p>
              </table:table-cell>
              <table:table-cell office:value-type="float" office:value="0.858971">
                <text:p>0.858971</text:p>
              </table:table-cell>
              <table:table-cell office:value-type="float" office:value="0.864229">
                <text:p>0.864229</text:p>
              </table:table-cell>
              <table:table-cell office:value-type="float" office:value="0.872457">
                <text:p>0.872457</text:p>
              </table:table-cell>
              <table:table-cell office:value-type="float" office:value="0.88">
                <text:p>0.88</text:p>
              </table:table-cell>
              <table:table-cell office:value-type="float" office:value="0.886171">
                <text:p>0.886171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1954">
                <text:p>0.851954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652343">
                <text:p>0.652343</text:p>
              </table:table-cell>
              <table:table-cell office:value-type="float" office:value="0.832914">
                <text:p>0.832914</text:p>
              </table:table-cell>
              <table:table-cell office:value-type="float" office:value="0.856">
                <text:p>0.856</text:p>
              </table:table-cell>
              <table:table-cell office:value-type="float" office:value="0.864">
                <text:p>0.864</text:p>
              </table:table-cell>
              <table:table-cell office:value-type="float" office:value="0.867886">
                <text:p>0.867886</text:p>
              </table:table-cell>
              <table:table-cell office:value-type="float" office:value="0.874514">
                <text:p>0.874514</text:p>
              </table:table-cell>
              <table:table-cell office:value-type="float" office:value="0.881371">
                <text:p>0.881371</text:p>
              </table:table-cell>
              <table:table-cell office:value-type="float" office:value="0.891657">
                <text:p>0.8916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1269">
                <text:p>0.851269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665371">
                <text:p>0.665371</text:p>
              </table:table-cell>
              <table:table-cell office:value-type="float" office:value="0.844571">
                <text:p>0.844571</text:p>
              </table:table-cell>
              <table:table-cell office:value-type="float" office:value="0.857829">
                <text:p>0.857829</text:p>
              </table:table-cell>
              <table:table-cell office:value-type="float" office:value="0.864">
                <text:p>0.864</text:p>
              </table:table-cell>
              <table:table-cell office:value-type="float" office:value="0.870629">
                <text:p>0.870629</text:p>
              </table:table-cell>
              <table:table-cell office:value-type="float" office:value="0.878171">
                <text:p>0.878171</text:p>
              </table:table-cell>
              <table:table-cell office:value-type="float" office:value="0.883886">
                <text:p>0.883886</text:p>
              </table:table-cell>
              <table:table-cell office:value-type="float" office:value="0.894171">
                <text:p>0.894171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5063">
                <text:p>0.855063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631771">
                <text:p>0.631771</text:p>
              </table:table-cell>
              <table:table-cell office:value-type="float" office:value="0.813943">
                <text:p>0.813943</text:p>
              </table:table-cell>
              <table:table-cell office:value-type="float" office:value="0.855314">
                <text:p>0.855314</text:p>
              </table:table-cell>
              <table:table-cell office:value-type="float" office:value="0.861714">
                <text:p>0.861714</text:p>
              </table:table-cell>
              <table:table-cell office:value-type="float" office:value="0.866057">
                <text:p>0.866057</text:p>
              </table:table-cell>
              <table:table-cell office:value-type="float" office:value="0.874971">
                <text:p>0.874971</text:p>
              </table:table-cell>
              <table:table-cell office:value-type="float" office:value="0.881143">
                <text:p>0.881143</text:p>
              </table:table-cell>
              <table:table-cell office:value-type="float" office:value="0.890971">
                <text:p>0.890971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46789">
                <text:p>0.846789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661029">
                <text:p>0.661029</text:p>
              </table:table-cell>
              <table:table-cell office:value-type="float" office:value="0.823314">
                <text:p>0.823314</text:p>
              </table:table-cell>
              <table:table-cell office:value-type="float" office:value="0.855771">
                <text:p>0.855771</text:p>
              </table:table-cell>
              <table:table-cell office:value-type="float" office:value="0.862857">
                <text:p>0.862857</text:p>
              </table:table-cell>
              <table:table-cell office:value-type="float" office:value="0.8672">
                <text:p>0.8672</text:p>
              </table:table-cell>
              <table:table-cell office:value-type="float" office:value="0.874057">
                <text:p>0.874057</text:p>
              </table:table-cell>
              <table:table-cell office:value-type="float" office:value="0.88">
                <text:p>0.88</text:p>
              </table:table-cell>
              <table:table-cell office:value-type="float" office:value="0.890057">
                <text:p>0.8900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0629">
                <text:p>0.850629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667886">
                <text:p>0.667886</text:p>
              </table:table-cell>
              <table:table-cell office:value-type="float" office:value="0.8336">
                <text:p>0.8336</text:p>
              </table:table-cell>
              <table:table-cell office:value-type="float" office:value="0.856">
                <text:p>0.856</text:p>
              </table:table-cell>
              <table:table-cell office:value-type="float" office:value="0.864">
                <text:p>0.864</text:p>
              </table:table-cell>
              <table:table-cell office:value-type="float" office:value="0.869943">
                <text:p>0.869943</text:p>
              </table:table-cell>
              <table:table-cell office:value-type="float" office:value="0.879086">
                <text:p>0.879086</text:p>
              </table:table-cell>
              <table:table-cell office:value-type="float" office:value="0.884343">
                <text:p>0.884343</text:p>
              </table:table-cell>
              <table:table-cell office:value-type="float" office:value="0.894171">
                <text:p>0.894171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4103">
                <text:p>0.854103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683886">
                <text:p>0.683886</text:p>
              </table:table-cell>
              <table:table-cell office:value-type="float" office:value="0.831543">
                <text:p>0.831543</text:p>
              </table:table-cell>
              <table:table-cell office:value-type="float" office:value="0.853257">
                <text:p>0.853257</text:p>
              </table:table-cell>
              <table:table-cell office:value-type="float" office:value="0.862857">
                <text:p>0.862857</text:p>
              </table:table-cell>
              <table:table-cell office:value-type="float" office:value="0.8704">
                <text:p>0.8704</text:p>
              </table:table-cell>
              <table:table-cell office:value-type="float" office:value="0.878857">
                <text:p>0.878857</text:p>
              </table:table-cell>
              <table:table-cell office:value-type="float" office:value="0.882514">
                <text:p>0.882514</text:p>
              </table:table-cell>
              <table:table-cell office:value-type="float" office:value="0.892114">
                <text:p>0.8921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4743">
                <text:p>0.854743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737143">
                <text:p>0.737143</text:p>
              </table:table-cell>
              <table:table-cell office:value-type="float" office:value="0.836114">
                <text:p>0.836114</text:p>
              </table:table-cell>
              <table:table-cell office:value-type="float" office:value="0.858286">
                <text:p>0.858286</text:p>
              </table:table-cell>
              <table:table-cell office:value-type="float" office:value="0.865143">
                <text:p>0.865143</text:p>
              </table:table-cell>
              <table:table-cell office:value-type="float" office:value="0.8736">
                <text:p>0.8736</text:p>
              </table:table-cell>
              <table:table-cell office:value-type="float" office:value="0.88">
                <text:p>0.88</text:p>
              </table:table-cell>
              <table:table-cell office:value-type="float" office:value="0.8864">
                <text:p>0.8864</text:p>
              </table:table-cell>
              <table:table-cell office:value-type="float" office:value="0.895771">
                <text:p>0.895771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2446">
                <text:p>0.86244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46971">
                <text:p>0.746971</text:p>
              </table:table-cell>
              <table:table-cell office:value-type="float" office:value="0.8448">
                <text:p>0.8448</text:p>
              </table:table-cell>
              <table:table-cell office:value-type="float" office:value="0.859886">
                <text:p>0.859886</text:p>
              </table:table-cell>
              <table:table-cell office:value-type="float" office:value="0.866743">
                <text:p>0.866743</text:p>
              </table:table-cell>
              <table:table-cell office:value-type="float" office:value="0.874286">
                <text:p>0.874286</text:p>
              </table:table-cell>
              <table:table-cell office:value-type="float" office:value="0.88">
                <text:p>0.88</text:p>
              </table:table-cell>
              <table:table-cell office:value-type="float" office:value="0.888457">
                <text:p>0.8884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4914">
                <text:p>0.864914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743771">
                <text:p>0.743771</text:p>
              </table:table-cell>
              <table:table-cell office:value-type="float" office:value="0.849143">
                <text:p>0.849143</text:p>
              </table:table-cell>
              <table:table-cell office:value-type="float" office:value="0.859429">
                <text:p>0.859429</text:p>
              </table:table-cell>
              <table:table-cell office:value-type="float" office:value="0.866057">
                <text:p>0.866057</text:p>
              </table:table-cell>
              <table:table-cell office:value-type="float" office:value="0.874057">
                <text:p>0.874057</text:p>
              </table:table-cell>
              <table:table-cell office:value-type="float" office:value="0.880914">
                <text:p>0.880914</text:p>
              </table:table-cell>
              <table:table-cell office:value-type="float" office:value="0.890286">
                <text:p>0.8902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5166">
                <text:p>0.865166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0.663086">
                <text:p>0.663086</text:p>
              </table:table-cell>
              <table:table-cell office:value-type="float" office:value="0.842514">
                <text:p>0.842514</text:p>
              </table:table-cell>
              <table:table-cell office:value-type="float" office:value="0.859657">
                <text:p>0.859657</text:p>
              </table:table-cell>
              <table:table-cell office:value-type="float" office:value="0.866286">
                <text:p>0.866286</text:p>
              </table:table-cell>
              <table:table-cell office:value-type="float" office:value="0.872686">
                <text:p>0.872686</text:p>
              </table:table-cell>
              <table:table-cell office:value-type="float" office:value="0.88">
                <text:p>0.88</text:p>
              </table:table-cell>
              <table:table-cell office:value-type="float" office:value="0.888457">
                <text:p>0.8884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6069">
                <text:p>0.856069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0.690057">
                <text:p>0.690057</text:p>
              </table:table-cell>
              <table:table-cell office:value-type="float" office:value="0.840457">
                <text:p>0.840457</text:p>
              </table:table-cell>
              <table:table-cell office:value-type="float" office:value="0.856">
                <text:p>0.856</text:p>
              </table:table-cell>
              <table:table-cell office:value-type="float" office:value="0.867429">
                <text:p>0.867429</text:p>
              </table:table-cell>
              <table:table-cell office:value-type="float" office:value="0.876114">
                <text:p>0.876114</text:p>
              </table:table-cell>
              <table:table-cell office:value-type="float" office:value="0.8816">
                <text:p>0.8816</text:p>
              </table:table-cell>
              <table:table-cell office:value-type="float" office:value="0.892571">
                <text:p>0.892571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9223">
                <text:p>0.859223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.630857">
                <text:p>0.630857</text:p>
              </table:table-cell>
              <table:table-cell office:value-type="float" office:value="0.8352">
                <text:p>0.8352</text:p>
              </table:table-cell>
              <table:table-cell office:value-type="float" office:value="0.8544">
                <text:p>0.8544</text:p>
              </table:table-cell>
              <table:table-cell office:value-type="float" office:value="0.866286">
                <text:p>0.866286</text:p>
              </table:table-cell>
              <table:table-cell office:value-type="float" office:value="0.873371">
                <text:p>0.873371</text:p>
              </table:table-cell>
              <table:table-cell office:value-type="float" office:value="0.88">
                <text:p>0.88</text:p>
              </table:table-cell>
              <table:table-cell office:value-type="float" office:value="0.886629">
                <text:p>0.8866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1474">
                <text:p>0.851474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5568">
                <text:p>0.5568</text:p>
              </table:table-cell>
              <table:table-cell office:value-type="float" office:value="0.802743">
                <text:p>0.802743</text:p>
              </table:table-cell>
              <table:table-cell office:value-type="float" office:value="0.848457">
                <text:p>0.848457</text:p>
              </table:table-cell>
              <table:table-cell office:value-type="float" office:value="0.862171">
                <text:p>0.862171</text:p>
              </table:table-cell>
              <table:table-cell office:value-type="float" office:value="0.872">
                <text:p>0.872</text:p>
              </table:table-cell>
              <table:table-cell office:value-type="float" office:value="0.878857">
                <text:p>0.878857</text:p>
              </table:table-cell>
              <table:table-cell office:value-type="float" office:value="0.882743">
                <text:p>0.882743</text:p>
              </table:table-cell>
              <table:table-cell office:value-type="float" office:value="0.894171">
                <text:p>0.894171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38994">
                <text:p>0.838994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0.558629">
                <text:p>0.558629</text:p>
              </table:table-cell>
              <table:table-cell office:value-type="float" office:value="0.822857">
                <text:p>0.822857</text:p>
              </table:table-cell>
              <table:table-cell office:value-type="float" office:value="0.849371">
                <text:p>0.849371</text:p>
              </table:table-cell>
              <table:table-cell office:value-type="float" office:value="0.862171">
                <text:p>0.862171</text:p>
              </table:table-cell>
              <table:table-cell office:value-type="float" office:value="0.871086">
                <text:p>0.871086</text:p>
              </table:table-cell>
              <table:table-cell office:value-type="float" office:value="0.8784">
                <text:p>0.8784</text:p>
              </table:table-cell>
              <table:table-cell office:value-type="float" office:value="0.882286">
                <text:p>0.882286</text:p>
              </table:table-cell>
              <table:table-cell office:value-type="float" office:value="0.894171">
                <text:p>0.894171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41097">
                <text:p>0.841097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0.557486">
                <text:p>0.557486</text:p>
              </table:table-cell>
              <table:table-cell office:value-type="float" office:value="0.820114">
                <text:p>0.820114</text:p>
              </table:table-cell>
              <table:table-cell office:value-type="float" office:value="0.850514">
                <text:p>0.850514</text:p>
              </table:table-cell>
              <table:table-cell office:value-type="float" office:value="0.862629">
                <text:p>0.862629</text:p>
              </table:table-cell>
              <table:table-cell office:value-type="float" office:value="0.870171">
                <text:p>0.870171</text:p>
              </table:table-cell>
              <table:table-cell office:value-type="float" office:value="0.8768">
                <text:p>0.8768</text:p>
              </table:table-cell>
              <table:table-cell office:value-type="float" office:value="0.884114">
                <text:p>0.8841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40983">
                <text:p>0.840983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0.593143">
                <text:p>0.593143</text:p>
              </table:table-cell>
              <table:table-cell office:value-type="float" office:value="0.829486">
                <text:p>0.829486</text:p>
              </table:table-cell>
              <table:table-cell office:value-type="float" office:value="0.8528">
                <text:p>0.8528</text:p>
              </table:table-cell>
              <table:table-cell office:value-type="float" office:value="0.862857">
                <text:p>0.862857</text:p>
              </table:table-cell>
              <table:table-cell office:value-type="float" office:value="0.870857">
                <text:p>0.870857</text:p>
              </table:table-cell>
              <table:table-cell office:value-type="float" office:value="0.877486">
                <text:p>0.877486</text:p>
              </table:table-cell>
              <table:table-cell office:value-type="float" office:value="0.883429">
                <text:p>0.883429</text:p>
              </table:table-cell>
              <table:table-cell office:value-type="float" office:value="0.895314">
                <text:p>0.8953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45737">
                <text:p>0.845737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.6464">
                <text:p>0.6464</text:p>
              </table:table-cell>
              <table:table-cell office:value-type="float" office:value="0.839314">
                <text:p>0.839314</text:p>
              </table:table-cell>
              <table:table-cell office:value-type="float" office:value="0.856229">
                <text:p>0.856229</text:p>
              </table:table-cell>
              <table:table-cell office:value-type="float" office:value="0.864">
                <text:p>0.864</text:p>
              </table:table-cell>
              <table:table-cell office:value-type="float" office:value="0.871086">
                <text:p>0.871086</text:p>
              </table:table-cell>
              <table:table-cell office:value-type="float" office:value="0.879771">
                <text:p>0.879771</text:p>
              </table:table-cell>
              <table:table-cell office:value-type="float" office:value="0.886857">
                <text:p>0.8868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3166">
                <text:p>0.85316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662629">
                <text:p>0.662629</text:p>
              </table:table-cell>
              <table:table-cell office:value-type="float" office:value="0.837029">
                <text:p>0.837029</text:p>
              </table:table-cell>
              <table:table-cell office:value-type="float" office:value="0.856686">
                <text:p>0.856686</text:p>
              </table:table-cell>
              <table:table-cell office:value-type="float" office:value="0.864">
                <text:p>0.864</text:p>
              </table:table-cell>
              <table:table-cell office:value-type="float" office:value="0.870629">
                <text:p>0.870629</text:p>
              </table:table-cell>
              <table:table-cell office:value-type="float" office:value="0.879543">
                <text:p>0.879543</text:p>
              </table:table-cell>
              <table:table-cell office:value-type="float" office:value="0.886629">
                <text:p>0.8866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4514">
                <text:p>0.854514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.684114">
                <text:p>0.684114</text:p>
              </table:table-cell>
              <table:table-cell office:value-type="float" office:value="0.848">
                <text:p>0.848</text:p>
              </table:table-cell>
              <table:table-cell office:value-type="float" office:value="0.861029">
                <text:p>0.861029</text:p>
              </table:table-cell>
              <table:table-cell office:value-type="float" office:value="0.868571">
                <text:p>0.868571</text:p>
              </table:table-cell>
              <table:table-cell office:value-type="float" office:value="0.876343">
                <text:p>0.876343</text:p>
              </table:table-cell>
              <table:table-cell office:value-type="float" office:value="0.88">
                <text:p>0.88</text:p>
              </table:table-cell>
              <table:table-cell office:value-type="float" office:value="0.887543">
                <text:p>0.887543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936">
                <text:p>0.85936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0.703543">
                <text:p>0.703543</text:p>
              </table:table-cell>
              <table:table-cell office:value-type="float" office:value="0.850286">
                <text:p>0.850286</text:p>
              </table:table-cell>
              <table:table-cell office:value-type="float" office:value="0.860571">
                <text:p>0.860571</text:p>
              </table:table-cell>
              <table:table-cell office:value-type="float" office:value="0.870171">
                <text:p>0.870171</text:p>
              </table:table-cell>
              <table:table-cell office:value-type="float" office:value="0.875886">
                <text:p>0.875886</text:p>
              </table:table-cell>
              <table:table-cell office:value-type="float" office:value="0.88">
                <text:p>0.88</text:p>
              </table:table-cell>
              <table:table-cell office:value-type="float" office:value="0.888914">
                <text:p>0.8889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1737">
                <text:p>0.861737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0.710171">
                <text:p>0.710171</text:p>
              </table:table-cell>
              <table:table-cell office:value-type="float" office:value="0.850971">
                <text:p>0.850971</text:p>
              </table:table-cell>
              <table:table-cell office:value-type="float" office:value="0.861029">
                <text:p>0.861029</text:p>
              </table:table-cell>
              <table:table-cell office:value-type="float" office:value="0.871771">
                <text:p>0.871771</text:p>
              </table:table-cell>
              <table:table-cell office:value-type="float" office:value="0.877943">
                <text:p>0.877943</text:p>
              </table:table-cell>
              <table:table-cell office:value-type="float" office:value="0.882743">
                <text:p>0.882743</text:p>
              </table:table-cell>
              <table:table-cell office:value-type="float" office:value="0.890286">
                <text:p>0.8902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3291">
                <text:p>0.863291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.729143">
                <text:p>0.729143</text:p>
              </table:table-cell>
              <table:table-cell office:value-type="float" office:value="0.852114">
                <text:p>0.852114</text:p>
              </table:table-cell>
              <table:table-cell office:value-type="float" office:value="0.8592">
                <text:p>0.8592</text:p>
              </table:table-cell>
              <table:table-cell office:value-type="float" office:value="0.869943">
                <text:p>0.869943</text:p>
              </table:table-cell>
              <table:table-cell office:value-type="float" office:value="0.877486">
                <text:p>0.877486</text:p>
              </table:table-cell>
              <table:table-cell office:value-type="float" office:value="0.881829">
                <text:p>0.881829</text:p>
              </table:table-cell>
              <table:table-cell office:value-type="float" office:value="0.891657">
                <text:p>0.8916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4937">
                <text:p>0.864937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731657">
                <text:p>0.731657</text:p>
              </table:table-cell>
              <table:table-cell office:value-type="float" office:value="0.851886">
                <text:p>0.851886</text:p>
              </table:table-cell>
              <table:table-cell office:value-type="float" office:value="0.858743">
                <text:p>0.858743</text:p>
              </table:table-cell>
              <table:table-cell office:value-type="float" office:value="0.8688">
                <text:p>0.8688</text:p>
              </table:table-cell>
              <table:table-cell office:value-type="float" office:value="0.876343">
                <text:p>0.876343</text:p>
              </table:table-cell>
              <table:table-cell office:value-type="float" office:value="0.880914">
                <text:p>0.880914</text:p>
              </table:table-cell>
              <table:table-cell office:value-type="float" office:value="0.888">
                <text:p>0.888</text:p>
              </table:table-cell>
              <table:table-cell office:value-type="float" office:value="0.895543">
                <text:p>0.895543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4389">
                <text:p>0.864389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.746971">
                <text:p>0.746971</text:p>
              </table:table-cell>
              <table:table-cell office:value-type="float" office:value="0.853257">
                <text:p>0.853257</text:p>
              </table:table-cell>
              <table:table-cell office:value-type="float" office:value="0.861943">
                <text:p>0.861943</text:p>
              </table:table-cell>
              <table:table-cell office:value-type="float" office:value="0.8704">
                <text:p>0.8704</text:p>
              </table:table-cell>
              <table:table-cell office:value-type="float" office:value="0.877257">
                <text:p>0.877257</text:p>
              </table:table-cell>
              <table:table-cell office:value-type="float" office:value="0.882286">
                <text:p>0.882286</text:p>
              </table:table-cell>
              <table:table-cell office:value-type="float" office:value="0.888914">
                <text:p>0.8889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6903">
                <text:p>0.866903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.691657">
                <text:p>0.691657</text:p>
              </table:table-cell>
              <table:table-cell office:value-type="float" office:value="0.848229">
                <text:p>0.848229</text:p>
              </table:table-cell>
              <table:table-cell office:value-type="float" office:value="0.860343">
                <text:p>0.860343</text:p>
              </table:table-cell>
              <table:table-cell office:value-type="float" office:value="0.867429">
                <text:p>0.867429</text:p>
              </table:table-cell>
              <table:table-cell office:value-type="float" office:value="0.874286">
                <text:p>0.874286</text:p>
              </table:table-cell>
              <table:table-cell office:value-type="float" office:value="0.88">
                <text:p>0.88</text:p>
              </table:table-cell>
              <table:table-cell office:value-type="float" office:value="0.887543">
                <text:p>0.887543</text:p>
              </table:table-cell>
              <table:table-cell office:value-type="float" office:value="0.895771">
                <text:p>0.895771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9726">
                <text:p>0.859726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0.735086">
                <text:p>0.735086</text:p>
              </table:table-cell>
              <table:table-cell office:value-type="float" office:value="0.850514">
                <text:p>0.850514</text:p>
              </table:table-cell>
              <table:table-cell office:value-type="float" office:value="0.859886">
                <text:p>0.859886</text:p>
              </table:table-cell>
              <table:table-cell office:value-type="float" office:value="0.867886">
                <text:p>0.867886</text:p>
              </table:table-cell>
              <table:table-cell office:value-type="float" office:value="0.874286">
                <text:p>0.874286</text:p>
              </table:table-cell>
              <table:table-cell office:value-type="float" office:value="0.88">
                <text:p>0.88</text:p>
              </table:table-cell>
              <table:table-cell office:value-type="float" office:value="0.886171">
                <text:p>0.886171</text:p>
              </table:table-cell>
              <table:table-cell office:value-type="float" office:value="0.895543">
                <text:p>0.895543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4137">
                <text:p>0.864137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0.719086">
                <text:p>0.719086</text:p>
              </table:table-cell>
              <table:table-cell office:value-type="float" office:value="0.852114">
                <text:p>0.852114</text:p>
              </table:table-cell>
              <table:table-cell office:value-type="float" office:value="0.861714">
                <text:p>0.861714</text:p>
              </table:table-cell>
              <table:table-cell office:value-type="float" office:value="0.868343">
                <text:p>0.868343</text:p>
              </table:table-cell>
              <table:table-cell office:value-type="float" office:value="0.873371">
                <text:p>0.873371</text:p>
              </table:table-cell>
              <table:table-cell office:value-type="float" office:value="0.88">
                <text:p>0.88</text:p>
              </table:table-cell>
              <table:table-cell office:value-type="float" office:value="0.887771">
                <text:p>0.887771</text:p>
              </table:table-cell>
              <table:table-cell office:value-type="float" office:value="0.895314">
                <text:p>0.8953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2971">
                <text:p>0.86297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693029">
                <text:p>0.693029</text:p>
              </table:table-cell>
              <table:table-cell office:value-type="float" office:value="0.844343">
                <text:p>0.844343</text:p>
              </table:table-cell>
              <table:table-cell office:value-type="float" office:value="0.857371">
                <text:p>0.857371</text:p>
              </table:table-cell>
              <table:table-cell office:value-type="float" office:value="0.864">
                <text:p>0.864</text:p>
              </table:table-cell>
              <table:table-cell office:value-type="float" office:value="0.871543">
                <text:p>0.871543</text:p>
              </table:table-cell>
              <table:table-cell office:value-type="float" office:value="0.878629">
                <text:p>0.878629</text:p>
              </table:table-cell>
              <table:table-cell office:value-type="float" office:value="0.8832">
                <text:p>0.8832</text:p>
              </table:table-cell>
              <table:table-cell office:value-type="float" office:value="0.892114">
                <text:p>0.8921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7623">
                <text:p>0.857623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.697143">
                <text:p>0.697143</text:p>
              </table:table-cell>
              <table:table-cell office:value-type="float" office:value="0.847086">
                <text:p>0.847086</text:p>
              </table:table-cell>
              <table:table-cell office:value-type="float" office:value="0.858743">
                <text:p>0.858743</text:p>
              </table:table-cell>
              <table:table-cell office:value-type="float" office:value="0.866057">
                <text:p>0.866057</text:p>
              </table:table-cell>
              <table:table-cell office:value-type="float" office:value="0.8736">
                <text:p>0.8736</text:p>
              </table:table-cell>
              <table:table-cell office:value-type="float" office:value="0.88">
                <text:p>0.88</text:p>
              </table:table-cell>
              <table:table-cell office:value-type="float" office:value="0.8848">
                <text:p>0.8848</text:p>
              </table:table-cell>
              <table:table-cell office:value-type="float" office:value="0.893029">
                <text:p>0.8930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9246">
                <text:p>0.859246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.681143">
                <text:p>0.681143</text:p>
              </table:table-cell>
              <table:table-cell office:value-type="float" office:value="0.839314">
                <text:p>0.839314</text:p>
              </table:table-cell>
              <table:table-cell office:value-type="float" office:value="0.855543">
                <text:p>0.855543</text:p>
              </table:table-cell>
              <table:table-cell office:value-type="float" office:value="0.863543">
                <text:p>0.863543</text:p>
              </table:table-cell>
              <table:table-cell office:value-type="float" office:value="0.871314">
                <text:p>0.871314</text:p>
              </table:table-cell>
              <table:table-cell office:value-type="float" office:value="0.878857">
                <text:p>0.878857</text:p>
              </table:table-cell>
              <table:table-cell office:value-type="float" office:value="0.883657">
                <text:p>0.883657</text:p>
              </table:table-cell>
              <table:table-cell office:value-type="float" office:value="0.892114">
                <text:p>0.8921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5749">
                <text:p>0.855749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0.756571">
                <text:p>0.756571</text:p>
              </table:table-cell>
              <table:table-cell office:value-type="float" office:value="0.844571">
                <text:p>0.844571</text:p>
              </table:table-cell>
              <table:table-cell office:value-type="float" office:value="0.858286">
                <text:p>0.858286</text:p>
              </table:table-cell>
              <table:table-cell office:value-type="float" office:value="0.865371">
                <text:p>0.865371</text:p>
              </table:table-cell>
              <table:table-cell office:value-type="float" office:value="0.872">
                <text:p>0.872</text:p>
              </table:table-cell>
              <table:table-cell office:value-type="float" office:value="0.879086">
                <text:p>0.879086</text:p>
              </table:table-cell>
              <table:table-cell office:value-type="float" office:value="0.886171">
                <text:p>0.886171</text:p>
              </table:table-cell>
              <table:table-cell office:value-type="float" office:value="0.895314">
                <text:p>0.8953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4937">
                <text:p>0.864937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0.782857">
                <text:p>0.782857</text:p>
              </table:table-cell>
              <table:table-cell office:value-type="float" office:value="0.846857">
                <text:p>0.846857</text:p>
              </table:table-cell>
              <table:table-cell office:value-type="float" office:value="0.8576">
                <text:p>0.8576</text:p>
              </table:table-cell>
              <table:table-cell office:value-type="float" office:value="0.864229">
                <text:p>0.864229</text:p>
              </table:table-cell>
              <table:table-cell office:value-type="float" office:value="0.872457">
                <text:p>0.872457</text:p>
              </table:table-cell>
              <table:table-cell office:value-type="float" office:value="0.88">
                <text:p>0.88</text:p>
              </table:table-cell>
              <table:table-cell office:value-type="float" office:value="0.885486">
                <text:p>0.885486</text:p>
              </table:table-cell>
              <table:table-cell office:value-type="float" office:value="0.894857">
                <text:p>0.8948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7634">
                <text:p>0.867634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782857">
                <text:p>0.782857</text:p>
              </table:table-cell>
              <table:table-cell office:value-type="float" office:value="0.848686">
                <text:p>0.848686</text:p>
              </table:table-cell>
              <table:table-cell office:value-type="float" office:value="0.861029">
                <text:p>0.861029</text:p>
              </table:table-cell>
              <table:table-cell office:value-type="float" office:value="0.866057">
                <text:p>0.866057</text:p>
              </table:table-cell>
              <table:table-cell office:value-type="float" office:value="0.874971">
                <text:p>0.874971</text:p>
              </table:table-cell>
              <table:table-cell office:value-type="float" office:value="0.88">
                <text:p>0.88</text:p>
              </table:table-cell>
              <table:table-cell office:value-type="float" office:value="0.885714">
                <text:p>0.885714</text:p>
              </table:table-cell>
              <table:table-cell office:value-type="float" office:value="0.895543">
                <text:p>0.895543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8686">
                <text:p>0.868686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0.791086">
                <text:p>0.791086</text:p>
              </table:table-cell>
              <table:table-cell office:value-type="float" office:value="0.849829">
                <text:p>0.849829</text:p>
              </table:table-cell>
              <table:table-cell office:value-type="float" office:value="0.861257">
                <text:p>0.861257</text:p>
              </table:table-cell>
              <table:table-cell office:value-type="float" office:value="0.865829">
                <text:p>0.865829</text:p>
              </table:table-cell>
              <table:table-cell office:value-type="float" office:value="0.872457">
                <text:p>0.872457</text:p>
              </table:table-cell>
              <table:table-cell office:value-type="float" office:value="0.88">
                <text:p>0.88</text:p>
              </table:table-cell>
              <table:table-cell office:value-type="float" office:value="0.882971">
                <text:p>0.882971</text:p>
              </table:table-cell>
              <table:table-cell office:value-type="float" office:value="0.893257">
                <text:p>0.8932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8869">
                <text:p>0.868869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.816229">
                <text:p>0.816229</text:p>
              </table:table-cell>
              <table:table-cell office:value-type="float" office:value="0.853029">
                <text:p>0.853029</text:p>
              </table:table-cell>
              <table:table-cell office:value-type="float" office:value="0.863771">
                <text:p>0.863771</text:p>
              </table:table-cell>
              <table:table-cell office:value-type="float" office:value="0.869029">
                <text:p>0.869029</text:p>
              </table:table-cell>
              <table:table-cell office:value-type="float" office:value="0.873371">
                <text:p>0.873371</text:p>
              </table:table-cell>
              <table:table-cell office:value-type="float" office:value="0.88">
                <text:p>0.88</text:p>
              </table:table-cell>
              <table:table-cell office:value-type="float" office:value="0.885029">
                <text:p>0.885029</text:p>
              </table:table-cell>
              <table:table-cell office:value-type="float" office:value="0.893029">
                <text:p>0.8930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2549">
                <text:p>0.872549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.8032">
                <text:p>0.8032</text:p>
              </table:table-cell>
              <table:table-cell office:value-type="float" office:value="0.848457">
                <text:p>0.848457</text:p>
              </table:table-cell>
              <table:table-cell office:value-type="float" office:value="0.858743">
                <text:p>0.858743</text:p>
              </table:table-cell>
              <table:table-cell office:value-type="float" office:value="0.864">
                <text:p>0.864</text:p>
              </table:table-cell>
              <table:table-cell office:value-type="float" office:value="0.869943">
                <text:p>0.869943</text:p>
              </table:table-cell>
              <table:table-cell office:value-type="float" office:value="0.8752">
                <text:p>0.8752</text:p>
              </table:table-cell>
              <table:table-cell office:value-type="float" office:value="0.88">
                <text:p>0.88</text:p>
              </table:table-cell>
              <table:table-cell office:value-type="float" office:value="0.885486">
                <text:p>0.885486</text:p>
              </table:table-cell>
              <table:table-cell office:value-type="float" office:value="0.8944">
                <text:p>0.894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7543">
                <text:p>0.867543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.7888">
                <text:p>0.7888</text:p>
              </table:table-cell>
              <table:table-cell office:value-type="float" office:value="0.845029">
                <text:p>0.845029</text:p>
              </table:table-cell>
              <table:table-cell office:value-type="float" office:value="0.855086">
                <text:p>0.855086</text:p>
              </table:table-cell>
              <table:table-cell office:value-type="float" office:value="0.862857">
                <text:p>0.862857</text:p>
              </table:table-cell>
              <table:table-cell office:value-type="float" office:value="0.868571">
                <text:p>0.868571</text:p>
              </table:table-cell>
              <table:table-cell office:value-type="float" office:value="0.874743">
                <text:p>0.874743</text:p>
              </table:table-cell>
              <table:table-cell office:value-type="float" office:value="0.880914">
                <text:p>0.880914</text:p>
              </table:table-cell>
              <table:table-cell office:value-type="float" office:value="0.890286">
                <text:p>0.8902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5829">
                <text:p>0.865829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794743">
                <text:p>0.794743</text:p>
              </table:table-cell>
              <table:table-cell office:value-type="float" office:value="0.848229">
                <text:p>0.848229</text:p>
              </table:table-cell>
              <table:table-cell office:value-type="float" office:value="0.856">
                <text:p>0.856</text:p>
              </table:table-cell>
              <table:table-cell office:value-type="float" office:value="0.862629">
                <text:p>0.862629</text:p>
              </table:table-cell>
              <table:table-cell office:value-type="float" office:value="0.866971">
                <text:p>0.866971</text:p>
              </table:table-cell>
              <table:table-cell office:value-type="float" office:value="0.874514">
                <text:p>0.874514</text:p>
              </table:table-cell>
              <table:table-cell office:value-type="float" office:value="0.882514">
                <text:p>0.882514</text:p>
              </table:table-cell>
              <table:table-cell office:value-type="float" office:value="0.891886">
                <text:p>0.8918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6949">
                <text:p>0.866949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.804571">
                <text:p>0.804571</text:p>
              </table:table-cell>
              <table:table-cell office:value-type="float" office:value="0.8496">
                <text:p>0.8496</text:p>
              </table:table-cell>
              <table:table-cell office:value-type="float" office:value="0.856686">
                <text:p>0.856686</text:p>
              </table:table-cell>
              <table:table-cell office:value-type="float" office:value="0.864">
                <text:p>0.864</text:p>
              </table:table-cell>
              <table:table-cell office:value-type="float" office:value="0.869714">
                <text:p>0.869714</text:p>
              </table:table-cell>
              <table:table-cell office:value-type="float" office:value="0.873829">
                <text:p>0.873829</text:p>
              </table:table-cell>
              <table:table-cell office:value-type="float" office:value="0.881143">
                <text:p>0.881143</text:p>
              </table:table-cell>
              <table:table-cell office:value-type="float" office:value="0.890514">
                <text:p>0.8905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8206">
                <text:p>0.868206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.794286">
                <text:p>0.794286</text:p>
              </table:table-cell>
              <table:table-cell office:value-type="float" office:value="0.847314">
                <text:p>0.847314</text:p>
              </table:table-cell>
              <table:table-cell office:value-type="float" office:value="0.857143">
                <text:p>0.857143</text:p>
              </table:table-cell>
              <table:table-cell office:value-type="float" office:value="0.864">
                <text:p>0.864</text:p>
              </table:table-cell>
              <table:table-cell office:value-type="float" office:value="0.871314">
                <text:p>0.871314</text:p>
              </table:table-cell>
              <table:table-cell office:value-type="float" office:value="0.8752">
                <text:p>0.8752</text:p>
              </table:table-cell>
              <table:table-cell office:value-type="float" office:value="0.882514">
                <text:p>0.882514</text:p>
              </table:table-cell>
              <table:table-cell office:value-type="float" office:value="0.892114">
                <text:p>0.8921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7589">
                <text:p>0.867589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.792229">
                <text:p>0.792229</text:p>
              </table:table-cell>
              <table:table-cell office:value-type="float" office:value="0.845943">
                <text:p>0.845943</text:p>
              </table:table-cell>
              <table:table-cell office:value-type="float" office:value="0.855543">
                <text:p>0.855543</text:p>
              </table:table-cell>
              <table:table-cell office:value-type="float" office:value="0.863543">
                <text:p>0.863543</text:p>
              </table:table-cell>
              <table:table-cell office:value-type="float" office:value="0.868343">
                <text:p>0.868343</text:p>
              </table:table-cell>
              <table:table-cell office:value-type="float" office:value="0.872229">
                <text:p>0.872229</text:p>
              </table:table-cell>
              <table:table-cell office:value-type="float" office:value="0.880914">
                <text:p>0.880914</text:p>
              </table:table-cell>
              <table:table-cell office:value-type="float" office:value="0.889371">
                <text:p>0.889371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6011">
                <text:p>0.866011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.768914">
                <text:p>0.768914</text:p>
              </table:table-cell>
              <table:table-cell office:value-type="float" office:value="0.849371">
                <text:p>0.849371</text:p>
              </table:table-cell>
              <table:table-cell office:value-type="float" office:value="0.856686">
                <text:p>0.856686</text:p>
              </table:table-cell>
              <table:table-cell office:value-type="float" office:value="0.864">
                <text:p>0.864</text:p>
              </table:table-cell>
              <table:table-cell office:value-type="float" office:value="0.869714">
                <text:p>0.869714</text:p>
              </table:table-cell>
              <table:table-cell office:value-type="float" office:value="0.874057">
                <text:p>0.874057</text:p>
              </table:table-cell>
              <table:table-cell office:value-type="float" office:value="0.88">
                <text:p>0.88</text:p>
              </table:table-cell>
              <table:table-cell office:value-type="float" office:value="0.889371">
                <text:p>0.889371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4411">
                <text:p>0.864411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776229">
                <text:p>0.776229</text:p>
              </table:table-cell>
              <table:table-cell office:value-type="float" office:value="0.849371">
                <text:p>0.849371</text:p>
              </table:table-cell>
              <table:table-cell office:value-type="float" office:value="0.859429">
                <text:p>0.859429</text:p>
              </table:table-cell>
              <table:table-cell office:value-type="float" office:value="0.864">
                <text:p>0.864</text:p>
              </table:table-cell>
              <table:table-cell office:value-type="float" office:value="0.871771">
                <text:p>0.871771</text:p>
              </table:table-cell>
              <table:table-cell office:value-type="float" office:value="0.876343">
                <text:p>0.876343</text:p>
              </table:table-cell>
              <table:table-cell office:value-type="float" office:value="0.8816">
                <text:p>0.8816</text:p>
              </table:table-cell>
              <table:table-cell office:value-type="float" office:value="0.8912">
                <text:p>0.8912</text:p>
              </table:table-cell>
              <table:table-cell office:value-type="float" office:value="0.896">
                <text:p>0.896</text:p>
              </table:table-cell>
              <table:table-cell office:value-type="float" office:value="0.896229">
                <text:p>0.896229</text:p>
              </table:table-cell>
              <table:table-cell office:value-type="float" office:value="0.904">
                <text:p>0.904</text:p>
              </table:table-cell>
              <table:table-cell office:value-type="float" office:value="0.866217">
                <text:p>0.866217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0.822171">
                <text:p>0.822171</text:p>
              </table:table-cell>
              <table:table-cell office:value-type="float" office:value="0.856229">
                <text:p>0.856229</text:p>
              </table:table-cell>
              <table:table-cell office:value-type="float" office:value="0.864">
                <text:p>0.864</text:p>
              </table:table-cell>
              <table:table-cell office:value-type="float" office:value="0.869943">
                <text:p>0.869943</text:p>
              </table:table-cell>
              <table:table-cell office:value-type="float" office:value="0.872229">
                <text:p>0.872229</text:p>
              </table:table-cell>
              <table:table-cell office:value-type="float" office:value="0.88">
                <text:p>0.88</text:p>
              </table:table-cell>
              <table:table-cell office:value-type="float" office:value="0.884343">
                <text:p>0.884343</text:p>
              </table:table-cell>
              <table:table-cell office:value-type="float" office:value="0.893714">
                <text:p>0.893714</text:p>
              </table:table-cell>
              <table:table-cell office:value-type="float" office:value="0.896">
                <text:p>0.896</text:p>
              </table:table-cell>
              <table:table-cell office:value-type="float" office:value="0.896229">
                <text:p>0.896229</text:p>
              </table:table-cell>
              <table:table-cell office:value-type="float" office:value="0.904">
                <text:p>0.904</text:p>
              </table:table-cell>
              <table:table-cell office:value-type="float" office:value="0.873486">
                <text:p>0.873486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.819886">
                <text:p>0.819886</text:p>
              </table:table-cell>
              <table:table-cell office:value-type="float" office:value="0.858971">
                <text:p>0.858971</text:p>
              </table:table-cell>
              <table:table-cell office:value-type="float" office:value="0.864">
                <text:p>0.864</text:p>
              </table:table-cell>
              <table:table-cell office:value-type="float" office:value="0.867429">
                <text:p>0.867429</text:p>
              </table:table-cell>
              <table:table-cell office:value-type="float" office:value="0.872">
                <text:p>0.872</text:p>
              </table:table-cell>
              <table:table-cell office:value-type="float" office:value="0.877486">
                <text:p>0.877486</text:p>
              </table:table-cell>
              <table:table-cell office:value-type="float" office:value="0.880686">
                <text:p>0.880686</text:p>
              </table:table-cell>
              <table:table-cell office:value-type="float" office:value="0.8912">
                <text:p>0.8912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2366">
                <text:p>0.872366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0.8272">
                <text:p>0.8272</text:p>
              </table:table-cell>
              <table:table-cell office:value-type="float" office:value="0.855543">
                <text:p>0.855543</text:p>
              </table:table-cell>
              <table:table-cell office:value-type="float" office:value="0.862857">
                <text:p>0.862857</text:p>
              </table:table-cell>
              <table:table-cell office:value-type="float" office:value="0.864686">
                <text:p>0.864686</text:p>
              </table:table-cell>
              <table:table-cell office:value-type="float" office:value="0.872">
                <text:p>0.872</text:p>
              </table:table-cell>
              <table:table-cell office:value-type="float" office:value="0.877943">
                <text:p>0.877943</text:p>
              </table:table-cell>
              <table:table-cell office:value-type="float" office:value="0.88">
                <text:p>0.88</text:p>
              </table:table-cell>
              <table:table-cell office:value-type="float" office:value="0.890743">
                <text:p>0.890743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2297">
                <text:p>0.872297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0.819886">
                <text:p>0.819886</text:p>
              </table:table-cell>
              <table:table-cell office:value-type="float" office:value="0.856">
                <text:p>0.856</text:p>
              </table:table-cell>
              <table:table-cell office:value-type="float" office:value="0.864">
                <text:p>0.864</text:p>
              </table:table-cell>
              <table:table-cell office:value-type="float" office:value="0.866514">
                <text:p>0.866514</text:p>
              </table:table-cell>
              <table:table-cell office:value-type="float" office:value="0.872">
                <text:p>0.872</text:p>
              </table:table-cell>
              <table:table-cell office:value-type="float" office:value="0.879543">
                <text:p>0.879543</text:p>
              </table:table-cell>
              <table:table-cell office:value-type="float" office:value="0.882286">
                <text:p>0.882286</text:p>
              </table:table-cell>
              <table:table-cell office:value-type="float" office:value="0.891429">
                <text:p>0.8914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2366">
                <text:p>0.872366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831543">
                <text:p>0.831543</text:p>
              </table:table-cell>
              <table:table-cell office:value-type="float" office:value="0.857143">
                <text:p>0.857143</text:p>
              </table:table-cell>
              <table:table-cell office:value-type="float" office:value="0.864">
                <text:p>0.864</text:p>
              </table:table-cell>
              <table:table-cell office:value-type="float" office:value="0.872">
                <text:p>0.872</text:p>
              </table:table-cell>
              <table:table-cell office:value-type="float" office:value="0.874286">
                <text:p>0.874286</text:p>
              </table:table-cell>
              <table:table-cell office:value-type="float" office:value="0.88">
                <text:p>0.88</text:p>
              </table:table-cell>
              <table:table-cell office:value-type="float" office:value="0.888">
                <text:p>0.888</text:p>
              </table:table-cell>
              <table:table-cell office:value-type="float" office:value="0.8944">
                <text:p>0.894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5337">
                <text:p>0.875337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.808457">
                <text:p>0.808457</text:p>
              </table:table-cell>
              <table:table-cell office:value-type="float" office:value="0.8576">
                <text:p>0.8576</text:p>
              </table:table-cell>
              <table:table-cell office:value-type="float" office:value="0.866286">
                <text:p>0.866286</text:p>
              </table:table-cell>
              <table:table-cell office:value-type="float" office:value="0.872">
                <text:p>0.872</text:p>
              </table:table-cell>
              <table:table-cell office:value-type="float" office:value="0.878171">
                <text:p>0.878171</text:p>
              </table:table-cell>
              <table:table-cell office:value-type="float" office:value="0.882514">
                <text:p>0.882514</text:p>
              </table:table-cell>
              <table:table-cell office:value-type="float" office:value="0.8896">
                <text:p>0.8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4263">
                <text:p>0.874263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0.820343">
                <text:p>0.820343</text:p>
              </table:table-cell>
              <table:table-cell office:value-type="float" office:value="0.856457">
                <text:p>0.856457</text:p>
              </table:table-cell>
              <table:table-cell office:value-type="float" office:value="0.864">
                <text:p>0.864</text:p>
              </table:table-cell>
              <table:table-cell office:value-type="float" office:value="0.871771">
                <text:p>0.871771</text:p>
              </table:table-cell>
              <table:table-cell office:value-type="float" office:value="0.877943">
                <text:p>0.877943</text:p>
              </table:table-cell>
              <table:table-cell office:value-type="float" office:value="0.882286">
                <text:p>0.882286</text:p>
              </table:table-cell>
              <table:table-cell office:value-type="float" office:value="0.889143">
                <text:p>0.889143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4994">
                <text:p>0.874994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0.802971">
                <text:p>0.802971</text:p>
              </table:table-cell>
              <table:table-cell office:value-type="float" office:value="0.855771">
                <text:p>0.855771</text:p>
              </table:table-cell>
              <table:table-cell office:value-type="float" office:value="0.864">
                <text:p>0.864</text:p>
              </table:table-cell>
              <table:table-cell office:value-type="float" office:value="0.873143">
                <text:p>0.873143</text:p>
              </table:table-cell>
              <table:table-cell office:value-type="float" office:value="0.88">
                <text:p>0.88</text:p>
              </table:table-cell>
              <table:table-cell office:value-type="float" office:value="0.886629">
                <text:p>0.886629</text:p>
              </table:table-cell>
              <table:table-cell office:value-type="float" office:value="0.8928">
                <text:p>0.8928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4331">
                <text:p>0.874331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0.770286">
                <text:p>0.770286</text:p>
              </table:table-cell>
              <table:table-cell office:value-type="float" office:value="0.858743">
                <text:p>0.858743</text:p>
              </table:table-cell>
              <table:table-cell office:value-type="float" office:value="0.867886">
                <text:p>0.867886</text:p>
              </table:table-cell>
              <table:table-cell office:value-type="float" office:value="0.873143">
                <text:p>0.873143</text:p>
              </table:table-cell>
              <table:table-cell office:value-type="float" office:value="0.88">
                <text:p>0.88</text:p>
              </table:table-cell>
              <table:table-cell office:value-type="float" office:value="0.887771">
                <text:p>0.887771</text:p>
              </table:table-cell>
              <table:table-cell office:value-type="float" office:value="0.895314">
                <text:p>0.8953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2114">
                <text:p>0.872114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805029">
                <text:p>0.805029</text:p>
              </table:table-cell>
              <table:table-cell office:value-type="float" office:value="0.858743">
                <text:p>0.858743</text:p>
              </table:table-cell>
              <table:table-cell office:value-type="float" office:value="0.866743">
                <text:p>0.866743</text:p>
              </table:table-cell>
              <table:table-cell office:value-type="float" office:value="0.872229">
                <text:p>0.872229</text:p>
              </table:table-cell>
              <table:table-cell office:value-type="float" office:value="0.88">
                <text:p>0.88</text:p>
              </table:table-cell>
              <table:table-cell office:value-type="float" office:value="0.887086">
                <text:p>0.887086</text:p>
              </table:table-cell>
              <table:table-cell office:value-type="float" office:value="0.895086">
                <text:p>0.8950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5291">
                <text:p>0.875291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0.778286">
                <text:p>0.778286</text:p>
              </table:table-cell>
              <table:table-cell office:value-type="float" office:value="0.859886">
                <text:p>0.859886</text:p>
              </table:table-cell>
              <table:table-cell office:value-type="float" office:value="0.867657">
                <text:p>0.867657</text:p>
              </table:table-cell>
              <table:table-cell office:value-type="float" office:value="0.872">
                <text:p>0.872</text:p>
              </table:table-cell>
              <table:table-cell office:value-type="float" office:value="0.877486">
                <text:p>0.877486</text:p>
              </table:table-cell>
              <table:table-cell office:value-type="float" office:value="0.885029">
                <text:p>0.885029</text:p>
              </table:table-cell>
              <table:table-cell office:value-type="float" office:value="0.893486">
                <text:p>0.8934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2183">
                <text:p>0.872183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0.748571">
                <text:p>0.748571</text:p>
              </table:table-cell>
              <table:table-cell office:value-type="float" office:value="0.858057">
                <text:p>0.858057</text:p>
              </table:table-cell>
              <table:table-cell office:value-type="float" office:value="0.867657">
                <text:p>0.867657</text:p>
              </table:table-cell>
              <table:table-cell office:value-type="float" office:value="0.872">
                <text:p>0.872</text:p>
              </table:table-cell>
              <table:table-cell office:value-type="float" office:value="0.878857">
                <text:p>0.878857</text:p>
              </table:table-cell>
              <table:table-cell office:value-type="float" office:value="0.885257">
                <text:p>0.885257</text:p>
              </table:table-cell>
              <table:table-cell office:value-type="float" office:value="0.892343">
                <text:p>0.892343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9074">
                <text:p>0.869074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7408">
                <text:p>0.7408</text:p>
              </table:table-cell>
              <table:table-cell office:value-type="float" office:value="0.856914">
                <text:p>0.856914</text:p>
              </table:table-cell>
              <table:table-cell office:value-type="float" office:value="0.8656">
                <text:p>0.8656</text:p>
              </table:table-cell>
              <table:table-cell office:value-type="float" office:value="0.872">
                <text:p>0.872</text:p>
              </table:table-cell>
              <table:table-cell office:value-type="float" office:value="0.877486">
                <text:p>0.877486</text:p>
              </table:table-cell>
              <table:table-cell office:value-type="float" office:value="0.885029">
                <text:p>0.885029</text:p>
              </table:table-cell>
              <table:table-cell office:value-type="float" office:value="0.888686">
                <text:p>0.8886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7451">
                <text:p>0.867451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0.768229">
                <text:p>0.768229</text:p>
              </table:table-cell>
              <table:table-cell office:value-type="float" office:value="0.858057">
                <text:p>0.858057</text:p>
              </table:table-cell>
              <table:table-cell office:value-type="float" office:value="0.866514">
                <text:p>0.866514</text:p>
              </table:table-cell>
              <table:table-cell office:value-type="float" office:value="0.872">
                <text:p>0.872</text:p>
              </table:table-cell>
              <table:table-cell office:value-type="float" office:value="0.877943">
                <text:p>0.877943</text:p>
              </table:table-cell>
              <table:table-cell office:value-type="float" office:value="0.8832">
                <text:p>0.8832</text:p>
              </table:table-cell>
              <table:table-cell office:value-type="float" office:value="0.888">
                <text:p>0.888</text:p>
              </table:table-cell>
              <table:table-cell office:value-type="float" office:value="0.895086">
                <text:p>0.8950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0103">
                <text:p>0.8701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MacOSX_AARCH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